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87cm"/>
    </style:style>
    <style:style style:name="co3" style:family="table-column">
      <style:table-column-properties fo:break-before="auto" style:column-width="4.246cm"/>
    </style:style>
    <style:style style:name="co4" style:family="table-column">
      <style:table-column-properties fo:break-before="auto" style:column-width="2.346cm"/>
    </style:style>
    <style:style style:name="co5" style:family="table-column">
      <style:table-column-properties fo:break-before="auto" style:column-width="2.813cm"/>
    </style:style>
    <style:style style:name="co6" style:family="table-column">
      <style:table-column-properties fo:break-before="auto" style:column-width="4.31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8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 style:data-style-name="N107">
      <style:table-cell-properties fo:border="none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 style:data-style-name="N107"/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7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18" style:family="table-cell" style:parent-style-name="Default" style:data-style-name="N2"/>
    <style:style style:name="ce19" style:family="table-cell" style:parent-style-name="Default" style:data-style-name="N107">
      <style:table-cell-properties fo:border="0.06pt solid #000000"/>
      <style:text-properties fo:font-weight="bold" style:font-weight-asian="bold" style:font-weight-complex="bold"/>
    </style:style>
    <style:style style:name="ce20" style:family="table-cell" style:parent-style-name="Default" style:data-style-name="N107">
      <style:table-cell-properties fo:border="0.06pt solid #000000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 style:data-style-name="N107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1">
      <style:table-cell-properties fo:border="0.06pt solid #000000"/>
    </style:style>
    <style:style style:name="ce24" style:family="table-cell" style:parent-style-name="Default" style:data-style-name="N4">
      <style:table-cell-properties fo:border="0.06pt solid #000000"/>
    </style:style>
    <style:style style:name="ce25" style:family="table-cell" style:parent-style-name="Default" style:data-style-name="N2">
      <style:table-cell-properties fo:border="0.06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style:font-name="Liberation Sans" style:font-name-asian="Droid Sans Fallback" style:font-name-complex="FreeSans"/>
    </style:style>
    <style:style style:name="ce28" style:family="table-cell" style:parent-style-name="Default" style:data-style-name="N4"/>
    <style:style style:name="ce29" style:family="table-cell" style:parent-style-name="Default" style:data-style-name="N61"/>
    <style:style style:name="ce30" style:family="table-cell" style:parent-style-name="Default" style:data-style-name="N4">
      <style:table-cell-properties fo:border-bottom="none" fo:border-left="none" fo:border-right="0.06pt solid #000000" fo:border-top="none"/>
    </style:style>
    <style:style style:name="ce31" style:family="table-cell" style:parent-style-name="Default" style:data-style-name="N60"/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weight="normal" style:font-weight-asian="normal" style:font-weight-complex="normal"/>
    </style:style>
    <style:style style:name="ce34" style:family="table-cell" style:parent-style-name="Default" style:data-style-name="N60"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font-name="Liberation Sans" style:font-name-asian="Droid Sans Fallback" style:font-name-complex="FreeSans"/>
    </style:style>
    <style:style style:name="ce36" style:family="table-cell" style:parent-style-name="Default" style:data-style-name="N1">
      <style:table-cell-properties fo:border="0.06pt solid #000000"/>
      <style:text-properties fo:font-weight="bold" style:font-weight-asian="bold" style:font-weight-complex="bold"/>
    </style:style>
    <style:style style:name="ce37" style:family="table-cell" style:parent-style-name="Default" style:data-style-name="N1">
      <style:table-cell-properties fo:border="0.06pt solid #000000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 style:data-style-name="N2">
      <style:table-cell-properties fo:border="0.06pt solid #000000"/>
    </style:style>
    <style:style style:name="ce39" style:family="table-cell" style:parent-style-name="Default" style:data-style-name="N1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style:paragraph-properties fo:text-align="center"/>
    </style:style>
  </office:automatic-styles>
  <office:body>
    <office:spreadsheet>
      <table:table table:name="CEC17" table:style-name="ta1">
        <table:shapes>
          <draw:frame draw:z-index="0" draw:style-name="gr1" draw:text-style-name="P1" svg:width="15.999cm" svg:height="8.999cm" svg:x="5.249cm" svg:y="89.986cm">
            <draw:object draw:notify-on-update-of-ranges="CEC17.B197:CEC17.M197 CEC17.A198:CEC17.A198 CEC17.B198:CEC17.M19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5" table:default-cell-style-name="ce10"/>
        <table:table-column table:style-name="co1" table:default-cell-style-name="ce12"/>
        <table:table-column table:style-name="co1" table:default-cell-style-name="ce2"/>
        <table:table-column table:style-name="co1" table:number-columns-repeated="5" table:default-cell-style-name="ce10"/>
        <table:table-column table:style-name="co1" table:default-cell-style-name="ce12"/>
        <table:table-column table:style-name="co1" table:default-cell-style-name="ce2"/>
        <table:table-column table:style-name="co1" table:number-columns-repeated="5" table:default-cell-style-name="ce10"/>
        <table:table-column table:style-name="co1" table:default-cell-style-name="ce12"/>
        <table:table-column table:style-name="co1" table:default-cell-style-name="ce2"/>
        <table:table-column table:style-name="co1" table:number-columns-repeated="5" table:default-cell-style-name="ce10"/>
        <table:table-column table:style-name="co1" table:default-cell-style-name="ce12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4" table:default-cell-style-name="Default"/>
        <table:table-column table:style-name="co4" table:default-cell-style-name="Default"/>
        <table:table-column table:style-name="co1" table:number-columns-repeated="20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Case 1 Distance factor = 0.1, population=50</text:p>
          </table:table-cell>
          <table:covered-table-cell table:number-columns-repeated="5" table:style-name="ce6"/>
          <table:table-cell table:style-name="ce11"/>
          <table:table-cell table:style-name="ce1" office:value-type="string" calcext:value-type="string" table:number-columns-spanned="6" table:number-rows-spanned="1">
            <text:p>Case 2 Distance factor = 0.1, population=250</text:p>
          </table:table-cell>
          <table:covered-table-cell table:number-columns-repeated="5" table:style-name="ce6"/>
          <table:table-cell table:style-name="ce11"/>
          <table:table-cell table:style-name="ce1" office:value-type="string" calcext:value-type="string" table:number-columns-spanned="6" table:number-rows-spanned="1">
            <text:p>Case 3 Distance factor = 0.1, population=500</text:p>
          </table:table-cell>
          <table:covered-table-cell table:number-columns-repeated="5" table:style-name="ce6"/>
          <table:table-cell table:style-name="ce11"/>
          <table:table-cell table:style-name="ce1" office:value-type="string" calcext:value-type="string" table:number-columns-spanned="6" table:number-rows-spanned="1">
            <text:p>Case 4 Distance factor = 0.1, population=1000</text:p>
          </table:table-cell>
          <table:covered-table-cell table:number-columns-repeated="5" table:style-name="ce6"/>
          <table:table-cell table:style-name="ce11"/>
          <table:table-cell/>
          <table:table-cell table:style-name="ce17" office:value-type="string" calcext:value-type="string" table:number-columns-spanned="6" table:number-rows-spanned="1">
            <text:p>EBOwithCMAR 1th</text:p>
          </table:table-cell>
          <table:covered-table-cell table:number-columns-repeated="5"/>
          <table:table-cell table:style-name="ce17" table:number-columns-repeated="3"/>
          <table:table-cell table:style-name="ce17" office:value-type="string" calcext:value-type="string" table:number-columns-spanned="7" table:number-rows-spanned="1">
            <text:p>JSO 2th</text:p>
          </table:table-cell>
          <table:covered-table-cell table:number-columns-repeated="6"/>
          <table:table-cell table:number-columns-repeated="2"/>
          <table:table-cell table:style-name="ce5" office:value-type="string" calcext:value-type="string" table:number-columns-spanned="6" table:number-rows-spanned="1">
            <text:p>Distance factor = 0.3, population=250</text:p>
          </table:table-cell>
          <table:covered-table-cell table:number-columns-repeated="5"/>
          <table:table-cell table:style-name="ce12"/>
          <table:table-cell table:number-columns-repeated="2"/>
          <table:table-cell table:style-name="ce17" office:value-type="string" calcext:value-type="string" table:number-columns-spanned="6" table:number-rows-spanned="1">
            <text:p>UMOEAs-II</text:p>
          </table:table-cell>
          <table:covered-table-cell table:number-columns-repeated="5"/>
          <table:table-cell table:style-name="ce17" table:number-columns-repeated="3"/>
          <table:table-cell table:style-name="ce17" office:value-type="string" calcext:value-type="string" table:number-columns-spanned="7" table:number-rows-spanned="1">
            <text:p>L-SHADE-Epsilon</text:p>
          </table:table-cell>
          <table:covered-table-cell table:number-columns-repeated="6"/>
          <table:table-cell table:number-columns-repeated="16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/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12" office:value-type="string" calcext:value-type="string">
            <text:p>Rank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12" office:value-type="string" calcext:value-type="string">
            <text:p>Rank</text:p>
          </table:table-cell>
          <table:table-cell table:style-name="ce2"/>
          <table:table-cell table:style-name="ce7" office:value-type="string" calcext:value-type="string">
            <text:p>Best</text:p>
          </table:table-cell>
          <table:table-cell table:style-name="ce7" office:value-type="string" calcext:value-type="string">
            <text:p>Worst</text:p>
          </table:table-cell>
          <table:table-cell table:style-name="ce7" office:value-type="string" calcext:value-type="string">
            <text:p>Median</text:p>
          </table:table-cell>
          <table:table-cell table:style-name="ce7" office:value-type="string" calcext:value-type="string">
            <text:p>Mean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12" office:value-type="string" calcext:value-type="string">
            <text:p>Rank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12" office:value-type="string" calcext:value-type="string">
            <text:p>Rank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12" office:value-type="string" calcext:value-type="string">
            <text:p>Rank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3];([.AH3]~[.AQ3]~[.AZ3]~[.BI3]~[.BR3])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AQ3];([.AH3]~[.AQ3]~[.AZ3]~[.BI3]~[.BR3]);1)" office:value-type="float" office:value="1" calcext:value-type="float">
            <text:p>1</text:p>
          </table:table-cell>
          <table:table-cell table:style-name="ce2" office:value-type="string" calcext:value-type="string">
            <text:p>$f_1$</text:p>
          </table:table-cell>
          <table:table-cell table:number-columns-repeated="5" table:style-name="ce28" office:value-type="float" office:value="0" calcext:value-type="float">
            <text:p>0.00</text:p>
          </table:table-cell>
          <table:table-cell table:style-name="ce30" office:value-type="float" office:value="1" calcext:value-type="float">
            <text:p>1.00</text:p>
          </table:table-cell>
          <table:table-cell table:style-name="ce10" office:value-type="float" office:value="0" calcext:value-type="float">
            <text:p>0.0000</text:p>
          </table:table-cell>
          <table:table-cell table:formula="of:=RANK([.AZ3];([.AH3]~[.AQ3]~[.AZ3]~[.BI3]~[.BR3])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BI3];([.AH3]~[.AQ3]~[.AZ3]~[.BI3]~[.BR3])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R3];([.AQ3]~[.AZ3]~[.BI3]~[.BR3]~[.CA3]);1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4];([.AH4]~[.AQ4]~[.AZ4]~[.BI4]~[.BR4]);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AQ4];([.AH4]~[.AQ4]~[.AZ4]~[.BI4]~[.BR4]);1)" office:value-type="float" office:value="1" calcext:value-type="float">
            <text:p>1</text:p>
          </table:table-cell>
          <table:table-cell table:style-name="ce2" office:value-type="string" calcext:value-type="string">
            <text:p>$f_2$</text:p>
          </table:table-cell>
          <table:table-cell table:number-columns-repeated="5" table:style-name="ce28" office:value-type="float" office:value="0" calcext:value-type="float">
            <text:p>0.00</text:p>
          </table:table-cell>
          <table:table-cell table:style-name="ce30" office:value-type="float" office:value="1" calcext:value-type="float">
            <text:p>1.00</text:p>
          </table:table-cell>
          <table:table-cell table:style-name="ce10" office:value-type="float" office:value="0" calcext:value-type="float">
            <text:p>0.0000</text:p>
          </table:table-cell>
          <table:table-cell table:formula="of:=RANK([.AZ4];([.AH4]~[.AQ4]~[.AZ4]~[.BI4]~[.BR4]);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BI4];([.AH4]~[.AQ4]~[.AZ4]~[.BI4]~[.BR4]);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R4];([.AQ4]~[.AZ4]~[.BI4]~[.BR4]~[.CA4]);1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5];([.AH5]~[.AQ5]~[.AZ5]~[.BI5]~[.BR5]);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AQ5];([.AH5]~[.AQ5]~[.AZ5]~[.BI5]~[.BR5]);1)" office:value-type="float" office:value="1" calcext:value-type="float">
            <text:p>1</text:p>
          </table:table-cell>
          <table:table-cell table:style-name="ce2" office:value-type="string" calcext:value-type="string">
            <text:p>$f_3$</text:p>
          </table:table-cell>
          <table:table-cell table:number-columns-repeated="5" table:style-name="ce28" office:value-type="float" office:value="0" calcext:value-type="float">
            <text:p>0.00</text:p>
          </table:table-cell>
          <table:table-cell table:style-name="ce30" office:value-type="float" office:value="1" calcext:value-type="float">
            <text:p>1.00</text:p>
          </table:table-cell>
          <table:table-cell table:style-name="ce10" office:value-type="float" office:value="0" calcext:value-type="float">
            <text:p>0.0000</text:p>
          </table:table-cell>
          <table:table-cell table:formula="of:=RANK([.AZ5];([.AH5]~[.AQ5]~[.AZ5]~[.BI5]~[.BR5]);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BI5];([.AH5]~[.AQ5]~[.AZ5]~[.BI5]~[.BR5]);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R5];([.AQ5]~[.AZ5]~[.BI5]~[.BR5]~[.CA5]);1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6];([.AH6]~[.AQ6]~[.AZ6]~[.BI6]~[.BR6]);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AQ6];([.AH6]~[.AQ6]~[.AZ6]~[.BI6]~[.BR6]);1)" office:value-type="float" office:value="1" calcext:value-type="float">
            <text:p>1</text:p>
          </table:table-cell>
          <table:table-cell table:style-name="ce2" office:value-type="string" calcext:value-type="string">
            <text:p>$f_4$</text:p>
          </table:table-cell>
          <table:table-cell table:number-columns-repeated="5" table:style-name="ce28" office:value-type="float" office:value="0" calcext:value-type="float">
            <text:p>0.00</text:p>
          </table:table-cell>
          <table:table-cell table:style-name="ce30" office:value-type="float" office:value="1" calcext:value-type="float">
            <text:p>1.00</text:p>
          </table:table-cell>
          <table:table-cell table:style-name="ce10" office:value-type="float" office:value="0" calcext:value-type="float">
            <text:p>0.0000</text:p>
          </table:table-cell>
          <table:table-cell table:formula="of:=RANK([.AZ6];([.AH6]~[.AQ6]~[.AZ6]~[.BI6]~[.BR6]);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BI6];([.AH6]~[.AQ6]~[.AZ6]~[.BI6]~[.BR6]);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R6];([.AQ6]~[.AZ6]~[.BI6]~[.BR6]~[.CA6]);1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7];([.AH7]~[.AQ7]~[.AZ7]~[.BI7]~[.BR7]);1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.98992" calcext:value-type="float">
            <text:p>1.99</text:p>
          </table:table-cell>
          <table:table-cell table:style-name="ce18" office:value-type="float" office:value="0.994959" calcext:value-type="float">
            <text:p>0.99</text:p>
          </table:table-cell>
          <table:table-cell table:style-name="ce18" office:value-type="float" office:value="0.975450470588236" calcext:value-type="float">
            <text:p>0.98</text:p>
          </table:table-cell>
          <table:table-cell table:style-name="ce18" office:value-type="float" office:value="1.24270505803063" calcext:value-type="float">
            <text:p>1.24</text:p>
          </table:table-cell>
          <table:table-cell table:style-name="ce18" office:value-type="float" office:value="0.254901960784314" calcext:value-type="float">
            <text:p>0.25</text:p>
          </table:table-cell>
          <table:table-cell table:style-name="ce18" office:value-type="float" office:value="49.747974" calcext:value-type="float">
            <text:p>49.75</text:p>
          </table:table-cell>
          <table:table-cell table:formula="of:=RANK([.AQ7];([.AH7]~[.AQ7]~[.AZ7]~[.BI7]~[.BR7]);1)" office:value-type="float" office:value="4" calcext:value-type="float">
            <text:p>4</text:p>
          </table:table-cell>
          <table:table-cell table:style-name="ce2" office:value-type="string" calcext:value-type="string">
            <text:p>$f_5$</text:p>
          </table:table-cell>
          <table:table-cell table:number-columns-repeated="5" table:style-name="ce28" office:value-type="float" office:value="0" calcext:value-type="float">
            <text:p>0.00</text:p>
          </table:table-cell>
          <table:table-cell table:style-name="ce30" office:value-type="float" office:value="1" calcext:value-type="float">
            <text:p>1.00</text:p>
          </table:table-cell>
          <table:table-cell table:style-name="ce10" office:value-type="float" office:value="0" calcext:value-type="float">
            <text:p>0.0000</text:p>
          </table:table-cell>
          <table:table-cell table:formula="of:=RANK([.AZ7];([.AH7]~[.AQ7]~[.AZ7]~[.BI7]~[.BR7]);1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BI7];([.AH7]~[.AQ7]~[.AZ7]~[.BI7]~[.BR7]);1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.9899181" calcext:value-type="float">
            <text:p>1.99</text:p>
          </table:table-cell>
          <table:table-cell table:style-name="ce18" office:value-type="float" office:value="0.99495906" calcext:value-type="float">
            <text:p>0.99</text:p>
          </table:table-cell>
          <table:table-cell table:style-name="ce18" office:value-type="float" office:value="1.30710307098039" calcext:value-type="float">
            <text:p>1.31</text:p>
          </table:table-cell>
          <table:table-cell table:style-name="ce18" office:value-type="float" office:value="0.689327845801383" calcext:value-type="float">
            <text:p>0.69</text:p>
          </table:table-cell>
          <table:table-cell table:style-name="ce18" office:value-type="float" office:value="0.0784313725490196" calcext:value-type="float">
            <text:p>0.08</text:p>
          </table:table-cell>
          <table:table-cell table:style-name="ce18" office:value-type="float" office:value="49.747974" calcext:value-type="float">
            <text:p>49.75</text:p>
          </table:table-cell>
          <table:table-cell table:formula="of:=RANK([.BR7];([.AQ7]~[.AZ7]~[.BI7]~[.BR7]~[.CA7]);1)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8];([.AH8]~[.AQ8]~[.AZ8]~[.BI8]~[.BR8]);1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AQ8];([.AH8]~[.AQ8]~[.AZ8]~[.BI8]~[.BR8]);1)" office:value-type="float" office:value="1" calcext:value-type="float">
            <text:p>1</text:p>
          </table:table-cell>
          <table:table-cell table:style-name="ce2" office:value-type="string" calcext:value-type="string">
            <text:p>$f_6$</text:p>
          </table:table-cell>
          <table:table-cell table:number-columns-repeated="5" table:style-name="ce28" office:value-type="float" office:value="0" calcext:value-type="float">
            <text:p>0.00</text:p>
          </table:table-cell>
          <table:table-cell table:style-name="ce30" office:value-type="float" office:value="1" calcext:value-type="float">
            <text:p>1.00</text:p>
          </table:table-cell>
          <table:table-cell table:style-name="ce10" office:value-type="float" office:value="0" calcext:value-type="float">
            <text:p>0.0000</text:p>
          </table:table-cell>
          <table:table-cell table:formula="of:=RANK([.AZ8];([.AH8]~[.AQ8]~[.AZ8]~[.BI8]~[.BR8]);1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BI8];([.AH8]~[.AQ8]~[.AZ8]~[.BI8]~[.BR8]);1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R8];([.AQ8]~[.AZ8]~[.BI8]~[.BR8]~[.CA8]);1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 table:style-name="ce18" office:value-type="float" office:value="10.366921" calcext:value-type="float">
            <text:p>10.37</text:p>
          </table:table-cell>
          <table:table-cell table:style-name="ce18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528.712971" calcext:value-type="float">
            <text:p>528.712971</text:p>
          </table:table-cell>
          <table:table-cell table:formula="of:=RANK([.AH9];([.AH9]~[.AQ9]~[.AZ9]~[.BI9]~[.BR9]);1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8" office:value-type="float" office:value="10.7274" calcext:value-type="float">
            <text:p>10.73</text:p>
          </table:table-cell>
          <table:table-cell table:style-name="ce18" office:value-type="float" office:value="12.4819" calcext:value-type="float">
            <text:p>12.48</text:p>
          </table:table-cell>
          <table:table-cell table:style-name="ce18" office:value-type="float" office:value="11.5976" calcext:value-type="float">
            <text:p>11.60</text:p>
          </table:table-cell>
          <table:table-cell table:style-name="ce18" office:value-type="float" office:value="11.6172862745098" calcext:value-type="float">
            <text:p>11.62</text:p>
          </table:table-cell>
          <table:table-cell table:style-name="ce18" office:value-type="float" office:value="0.455419587852785" calcext:value-type="float">
            <text:p>0.46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592.4816" calcext:value-type="float">
            <text:p>592.48</text:p>
          </table:table-cell>
          <table:table-cell table:formula="of:=RANK([.AQ9];([.AH9]~[.AQ9]~[.AZ9]~[.BI9]~[.BR9]);1)" office:value-type="float" office:value="5" calcext:value-type="float">
            <text:p>5</text:p>
          </table:table-cell>
          <table:table-cell table:style-name="ce2" office:value-type="string" calcext:value-type="string">
            <text:p>$f_7$</text:p>
          </table:table-cell>
          <table:table-cell table:number-columns-repeated="5" table:style-name="ce28" office:value-type="float" office:value="0" calcext:value-type="float">
            <text:p>0.00</text:p>
          </table:table-cell>
          <table:table-cell table:style-name="ce30" office:value-type="float" office:value="1" calcext:value-type="float">
            <text:p>1.00</text:p>
          </table:table-cell>
          <table:table-cell table:style-name="ce10" office:value-type="float" office:value="0" calcext:value-type="float">
            <text:p>0.0000</text:p>
          </table:table-cell>
          <table:table-cell table:formula="of:=RANK([.AZ9];([.AH9]~[.AQ9]~[.AZ9]~[.BI9]~[.BR9]);1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18" office:value-type="float" office:value="10.366921" calcext:value-type="float">
            <text:p>10.37</text:p>
          </table:table-cell>
          <table:table-cell table:style-name="ce18" office:value-type="float" office:value="11.682939" calcext:value-type="float">
            <text:p>11.68</text:p>
          </table:table-cell>
          <table:table-cell table:style-name="ce18" office:value-type="float" office:value="10.366921" calcext:value-type="float">
            <text:p>10.37</text:p>
          </table:table-cell>
          <table:table-cell table:style-name="ce18" office:value-type="float" office:value="10.3972812156863" calcext:value-type="float">
            <text:p>10.40</text:p>
          </table:table-cell>
          <table:table-cell table:style-name="ce18" office:value-type="float" office:value="0.187100572851234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530.261342" calcext:value-type="float">
            <text:p>530.261342</text:p>
          </table:table-cell>
          <table:table-cell table:formula="of:=RANK([.BI9];([.AH9]~[.AQ9]~[.AZ9]~[.BI9]~[.BR9]);1)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18" office:value-type="float" office:value="10.503304" calcext:value-type="float">
            <text:p>10.50</text:p>
          </table:table-cell>
          <table:table-cell table:style-name="ce18" office:value-type="float" office:value="12.623244" calcext:value-type="float">
            <text:p>12.62</text:p>
          </table:table-cell>
          <table:table-cell table:style-name="ce18" office:value-type="float" office:value="11.550356" calcext:value-type="float">
            <text:p>11.55</text:p>
          </table:table-cell>
          <table:table-cell table:style-name="ce18" office:value-type="float" office:value="11.5850246862745" calcext:value-type="float">
            <text:p>11.59</text:p>
          </table:table-cell>
          <table:table-cell table:style-name="ce18" office:value-type="float" office:value="0.710386125963212" calcext:value-type="float">
            <text:p>0.7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592.4816" calcext:value-type="float">
            <text:p>592.48</text:p>
          </table:table-cell>
          <table:table-cell table:formula="of:=RANK([.BR9];([.AQ9]~[.AZ9]~[.BI9]~[.BR9]~[.CA9]);1)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10];([.AH10]~[.AQ10]~[.AZ10]~[.BI10]~[.BR10]);1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.98992" calcext:value-type="float">
            <text:p>1.99</text:p>
          </table:table-cell>
          <table:table-cell table:style-name="ce18" office:value-type="float" office:value="0.994959" calcext:value-type="float">
            <text:p>0.99</text:p>
          </table:table-cell>
          <table:table-cell table:style-name="ce18" office:value-type="float" office:value="1.13152254901961" calcext:value-type="float">
            <text:p>1.13</text:p>
          </table:table-cell>
          <table:table-cell table:style-name="ce18" office:value-type="float" office:value="0.644807992553768" calcext:value-type="float">
            <text:p>0.64</text:p>
          </table:table-cell>
          <table:table-cell table:style-name="ce18" office:value-type="float" office:value="0.137254901960784" calcext:value-type="float">
            <text:p>0.14</text:p>
          </table:table-cell>
          <table:table-cell table:style-name="ce18" office:value-type="float" office:value="57.70765" calcext:value-type="float">
            <text:p>57.71</text:p>
          </table:table-cell>
          <table:table-cell table:formula="of:=RANK([.AQ10];([.AH10]~[.AQ10]~[.AZ10]~[.BI10]~[.BR10]);1)" office:value-type="float" office:value="4" calcext:value-type="float">
            <text:p>4</text:p>
          </table:table-cell>
          <table:table-cell table:style-name="ce2" office:value-type="string" calcext:value-type="string">
            <text:p>$f_8$</text:p>
          </table:table-cell>
          <table:table-cell table:number-columns-repeated="5" table:style-name="ce28" office:value-type="float" office:value="0" calcext:value-type="float">
            <text:p>0.00</text:p>
          </table:table-cell>
          <table:table-cell table:style-name="ce30" office:value-type="float" office:value="1" calcext:value-type="float">
            <text:p>1.00</text:p>
          </table:table-cell>
          <table:table-cell table:style-name="ce10" office:value-type="float" office:value="0" calcext:value-type="float">
            <text:p>0.0000</text:p>
          </table:table-cell>
          <table:table-cell table:formula="of:=RANK([.AZ10];([.AH10]~[.AQ10]~[.AZ10]~[.BI10]~[.BR10]);1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99495906" calcext:value-type="float">
            <text:p>0.9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585270035294118" calcext:value-type="float">
            <text:p>0.06</text:p>
          </table:table-cell>
          <table:table-cell table:style-name="ce18" office:value-type="float" office:value="0.243714201195919" calcext:value-type="float">
            <text:p>0.24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2.98487718" calcext:value-type="float">
            <text:p>2.98487718</text:p>
          </table:table-cell>
          <table:table-cell table:formula="of:=RANK([.BI10];([.AH10]~[.AQ10]~[.AZ10]~[.BI10]~[.BR10]);1)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.9848772" calcext:value-type="float">
            <text:p>2.98</text:p>
          </table:table-cell>
          <table:table-cell table:style-name="ce18" office:value-type="float" office:value="1.9899181" calcext:value-type="float">
            <text:p>1.99</text:p>
          </table:table-cell>
          <table:table-cell table:style-name="ce18" office:value-type="float" office:value="1.58022908745098" calcext:value-type="float">
            <text:p>1.58</text:p>
          </table:table-cell>
          <table:table-cell table:style-name="ce18" office:value-type="float" office:value="0.911895034183449" calcext:value-type="float">
            <text:p>0.91</text:p>
          </table:table-cell>
          <table:table-cell table:style-name="ce18" office:value-type="float" office:value="0.0392156862745098" calcext:value-type="float">
            <text:p>0.04</text:p>
          </table:table-cell>
          <table:table-cell table:style-name="ce18" office:value-type="float" office:value="57.70765" calcext:value-type="float">
            <text:p>57.71</text:p>
          </table:table-cell>
          <table:table-cell table:formula="of:=RANK([.BR10];([.AQ10]~[.AZ10]~[.BI10]~[.BR10]~[.CA10]);1)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11];([.AH11]~[.AQ11]~[.AZ11]~[.BI11]~[.BR11]);1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AQ11];([.AH11]~[.AQ11]~[.AZ11]~[.BI11]~[.BR11]);1)" office:value-type="float" office:value="1" calcext:value-type="float">
            <text:p>1</text:p>
          </table:table-cell>
          <table:table-cell table:style-name="ce2" office:value-type="string" calcext:value-type="string">
            <text:p>$f_9$</text:p>
          </table:table-cell>
          <table:table-cell table:number-columns-repeated="5" table:style-name="ce28" office:value-type="float" office:value="0" calcext:value-type="float">
            <text:p>0.00</text:p>
          </table:table-cell>
          <table:table-cell table:style-name="ce30" office:value-type="float" office:value="1" calcext:value-type="float">
            <text:p>1.00</text:p>
          </table:table-cell>
          <table:table-cell table:style-name="ce10" office:value-type="float" office:value="0" calcext:value-type="float">
            <text:p>0.0000</text:p>
          </table:table-cell>
          <table:table-cell table:formula="of:=RANK([.AZ11];([.AH11]~[.AQ11]~[.AZ11]~[.BI11]~[.BR11]);1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BI11];([.AH11]~[.AQ11]~[.AZ11]~[.BI11]~[.BR11]);1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R11];([.AQ11]~[.AZ11]~[.BI11]~[.BR11]~[.CA11]);1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125.21" calcext:value-type="float">
            <text:p>125.2100</text:p>
          </table:table-cell>
          <table:table-cell table:style-name="ce8" office:value-type="float" office:value="0.120000000000005" calcext:value-type="float">
            <text:p>0.1200</text:p>
          </table:table-cell>
          <table:table-cell table:style-name="ce8" office:value-type="float" office:value="7.98941176470588" calcext:value-type="float">
            <text:p>7.9894</text:p>
          </table:table-cell>
          <table:table-cell table:style-name="ce8" office:value-type="float" office:value="30.2257780710439" calcext:value-type="float">
            <text:p>30.2258</text:p>
          </table:table-cell>
          <table:table-cell office:value-type="float" office:value="0.156862745098039" calcext:value-type="float">
            <text:p>0.156862745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0.148431372549025" calcext:value-type="float">
            <text:p>0.1484</text:p>
          </table:table-cell>
          <table:table-cell office:value-type="float" office:value="0.114271606272137" calcext:value-type="float">
            <text:p>0.1143</text:p>
          </table:table-cell>
          <table:table-cell office:value-type="float" office:value="0.0196078431372549" calcext:value-type="float">
            <text:p>0.0196078431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8" office:value-type="float" office:value="0.18736332" calcext:value-type="float">
            <text:p>0.19</text:p>
          </table:table-cell>
          <table:table-cell table:style-name="ce18" office:value-type="float" office:value="122.10311" calcext:value-type="float">
            <text:p>122.10</text:p>
          </table:table-cell>
          <table:table-cell table:style-name="ce18" office:value-type="float" office:value="3.602324" calcext:value-type="float">
            <text:p>3.60</text:p>
          </table:table-cell>
          <table:table-cell table:style-name="ce18" office:value-type="float" office:value="9.64394709784314" calcext:value-type="float">
            <text:p>9.64</text:p>
          </table:table-cell>
          <table:table-cell table:style-name="ce18" office:value-type="float" office:value="23.1610387001373" calcext:value-type="float">
            <text:p>23.16</text:p>
          </table:table-cell>
          <table:table-cell office:value-type="float" office:value="0" calcext:value-type="float">
            <text:p>0</text:p>
          </table:table-cell>
          <table:table-cell office:value-type="float" office:value="491.84130199" calcext:value-type="float">
            <text:p>491.84130199</text:p>
          </table:table-cell>
          <table:table-cell table:formula="of:=RANK([.AH12];([.AH12]~[.AQ12]~[.AZ12]~[.BI12]~[.BR12]);1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22.103" calcext:value-type="float">
            <text:p>122.10</text:p>
          </table:table-cell>
          <table:table-cell table:style-name="ce18" office:value-type="float" office:value="3.41496" calcext:value-type="float">
            <text:p>3.41</text:p>
          </table:table-cell>
          <table:table-cell table:style-name="ce18" office:value-type="float" office:value="5.47935031372549" calcext:value-type="float">
            <text:p>5.48</text:p>
          </table:table-cell>
          <table:table-cell table:style-name="ce18" office:value-type="float" office:value="17.9128770662709" calcext:value-type="float">
            <text:p>17.91</text:p>
          </table:table-cell>
          <table:table-cell table:style-name="ce18" office:value-type="float" office:value="0.0196078431372549" calcext:value-type="float">
            <text:p>0.02</text:p>
          </table:table-cell>
          <table:table-cell table:style-name="ce18" office:value-type="float" office:value="279.446866" calcext:value-type="float">
            <text:p>279.45</text:p>
          </table:table-cell>
          <table:table-cell table:formula="of:=RANK([.AQ12];([.AH12]~[.AQ12]~[.AZ12]~[.BI12]~[.BR12]);1)" office:value-type="float" office:value="3" calcext:value-type="float">
            <text:p>3</text:p>
          </table:table-cell>
          <table:table-cell table:style-name="ce2" office:value-type="string" calcext:value-type="string">
            <text:p>$f_{10}$</text:p>
          </table:table-cell>
          <table:table-cell table:style-name="ce28" office:value-type="float" office:value="0" calcext:value-type="float">
            <text:p>0.00</text:p>
          </table:table-cell>
          <table:table-cell table:style-name="ce28" office:value-type="float" office:value="0.120000000000005" calcext:value-type="float">
            <text:p>0.12</text:p>
          </table:table-cell>
          <table:table-cell table:style-name="ce28" office:value-type="float" office:value="0" calcext:value-type="float">
            <text:p>0.00</text:p>
          </table:table-cell>
          <table:table-cell table:style-name="ce28" office:value-type="float" office:value="0.0164705882352814" calcext:value-type="float">
            <text:p>0.02</text:p>
          </table:table-cell>
          <table:table-cell table:style-name="ce28" office:value-type="float" office:value="0.0339411254969314" calcext:value-type="float">
            <text:p>0.03</text:p>
          </table:table-cell>
          <table:table-cell table:style-name="ce30" office:value-type="float" office:value="0.745098039215686" calcext:value-type="float">
            <text:p>0.75</text:p>
          </table:table-cell>
          <table:table-cell table:style-name="ce10" office:value-type="float" office:value="0.83999999999935" calcext:value-type="float">
            <text:p>0.8400</text:p>
          </table:table-cell>
          <table:table-cell table:formula="of:=RANK([.AZ12];([.AH12]~[.AQ12]~[.AZ12]~[.BI12]~[.BR12]);1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18" office:value-type="float" office:value="0.12490888" calcext:value-type="float">
            <text:p>0.12</text:p>
          </table:table-cell>
          <table:table-cell table:style-name="ce18" office:value-type="float" office:value="15.369395" calcext:value-type="float">
            <text:p>15.37</text:p>
          </table:table-cell>
          <table:table-cell table:style-name="ce18" office:value-type="float" office:value="3.602324" calcext:value-type="float">
            <text:p>3.60</text:p>
          </table:table-cell>
          <table:table-cell table:style-name="ce18" office:value-type="float" office:value="2.95607246352941" calcext:value-type="float">
            <text:p>2.96</text:p>
          </table:table-cell>
          <table:table-cell table:style-name="ce18" office:value-type="float" office:value="2.984972769163" calcext:value-type="float">
            <text:p>2.98</text:p>
          </table:table-cell>
          <table:table-cell office:value-type="float" office:value="0" calcext:value-type="float">
            <text:p>0</text:p>
          </table:table-cell>
          <table:table-cell office:value-type="float" office:value="150.75969564" calcext:value-type="float">
            <text:p>150.75969564</text:p>
          </table:table-cell>
          <table:table-cell table:formula="of:=RANK([.BI12];([.AH12]~[.AQ12]~[.AZ12]~[.BI12]~[.BR12]);1)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8" office:value-type="float" office:value="0.18736337" calcext:value-type="float">
            <text:p>0.19</text:p>
          </table:table-cell>
          <table:table-cell table:style-name="ce18" office:value-type="float" office:value="128.74569" calcext:value-type="float">
            <text:p>128.75</text:p>
          </table:table-cell>
          <table:table-cell table:style-name="ce18" office:value-type="float" office:value="3.602324" calcext:value-type="float">
            <text:p>3.60</text:p>
          </table:table-cell>
          <table:table-cell table:style-name="ce18" office:value-type="float" office:value="7.80136890960785" calcext:value-type="float">
            <text:p>7.80</text:p>
          </table:table-cell>
          <table:table-cell table:style-name="ce18" office:value-type="float" office:value="19.6288164785658" calcext:value-type="float">
            <text:p>19.63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79.446866" calcext:value-type="float">
            <text:p>279.45</text:p>
          </table:table-cell>
          <table:table-cell table:formula="of:=RANK([.BR12];([.AQ12]~[.AZ12]~[.BI12]~[.BR12]~[.CA12]);1)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13];([.AH13]~[.AQ13]~[.AZ13]~[.BI13]~[.BR13]);1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AQ13];([.AH13]~[.AQ13]~[.AZ13]~[.BI13]~[.BR13]);1)" office:value-type="float" office:value="1" calcext:value-type="float">
            <text:p>1</text:p>
          </table:table-cell>
          <table:table-cell table:style-name="ce2" office:value-type="string" calcext:value-type="string">
            <text:p>$f_{11}$</text:p>
          </table:table-cell>
          <table:table-cell table:number-columns-repeated="5" table:style-name="ce28" office:value-type="float" office:value="0" calcext:value-type="float">
            <text:p>0.00</text:p>
          </table:table-cell>
          <table:table-cell table:style-name="ce30" office:value-type="float" office:value="1" calcext:value-type="float">
            <text:p>1.00</text:p>
          </table:table-cell>
          <table:table-cell table:style-name="ce10" office:value-type="float" office:value="0" calcext:value-type="float">
            <text:p>0.0000</text:p>
          </table:table-cell>
          <table:table-cell table:formula="of:=RANK([.AZ13];([.AH13]~[.AQ13]~[.AZ13]~[.BI13]~[.BR13]);1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BI13];([.AH13]~[.AQ13]~[.AZ13]~[.BI13]~[.BR13]);1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R13];([.AQ13]~[.AZ13]~[.BI13]~[.BR13]~[.CA13]);1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11764705882424" calcext:value-type="float">
            <text:p>0.0041</text:p>
          </table:table-cell>
          <table:table-cell office:value-type="float" office:value="0.0296984848098401" calcext:value-type="float">
            <text:p>0.0297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494117647058909" calcext:value-type="float">
            <text:p>0.0494</text:p>
          </table:table-cell>
          <table:table-cell office:value-type="float" office:value="0.102878569196911" calcext:value-type="float">
            <text:p>0.1029</text:p>
          </table:table-cell>
          <table:table-cell office:value-type="float" office:value="0.764705882352941" calcext:value-type="float">
            <text:p>0.7647058824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49.34916" calcext:value-type="float">
            <text:p>249.35</text:p>
          </table:table-cell>
          <table:table-cell table:style-name="ce18" office:value-type="float" office:value="0.20814298" calcext:value-type="float">
            <text:p>0.21</text:p>
          </table:table-cell>
          <table:table-cell table:style-name="ce18" office:value-type="float" office:value="54.6669249935294" calcext:value-type="float">
            <text:p>54.67</text:p>
          </table:table-cell>
          <table:table-cell table:style-name="ce18" office:value-type="float" office:value="88.7499822842157" calcext:value-type="float">
            <text:p>88.75</text:p>
          </table:table-cell>
          <table:table-cell office:value-type="float" office:value="0.274509803921569" calcext:value-type="float">
            <text:p>0.2745098039</text:p>
          </table:table-cell>
          <table:table-cell office:value-type="float" office:value="2788.01317467" calcext:value-type="float">
            <text:p>2788.01317467</text:p>
          </table:table-cell>
          <table:table-cell table:formula="of:=RANK([.AH14];([.AH14]~[.AQ14]~[.AZ14]~[.BI14]~[.BR14]);1)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208143" calcext:value-type="float">
            <text:p>0.2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204061764705882" calcext:value-type="float">
            <text:p>0.02</text:p>
          </table:table-cell>
          <table:table-cell table:style-name="ce18" office:value-type="float" office:value="0.0658205959020427" calcext:value-type="float">
            <text:p>0.07</text:p>
          </table:table-cell>
          <table:table-cell table:style-name="ce18" office:value-type="float" office:value="0.901960784313726" calcext:value-type="float">
            <text:p>0.90</text:p>
          </table:table-cell>
          <table:table-cell table:style-name="ce18" office:value-type="float" office:value="1.040715" calcext:value-type="float">
            <text:p>1.04</text:p>
          </table:table-cell>
          <table:table-cell table:formula="of:=RANK([.AQ14];([.AH14]~[.AQ14]~[.AZ14]~[.BI14]~[.BR14]);1)" office:value-type="float" office:value="1" calcext:value-type="float">
            <text:p>1</text:p>
          </table:table-cell>
          <table:table-cell table:style-name="ce2" office:value-type="string" calcext:value-type="string">
            <text:p>$f_{12}$</text:p>
          </table:table-cell>
          <table:table-cell table:style-name="ce28" office:value-type="float" office:value="0" calcext:value-type="float">
            <text:p>0.00</text:p>
          </table:table-cell>
          <table:table-cell table:style-name="ce28" office:value-type="float" office:value="0.220000000000027" calcext:value-type="float">
            <text:p>0.22</text:p>
          </table:table-cell>
          <table:table-cell table:style-name="ce28" office:value-type="float" office:value="0" calcext:value-type="float">
            <text:p>0.00</text:p>
          </table:table-cell>
          <table:table-cell table:style-name="ce28" office:value-type="float" office:value="0.0637254901960874" calcext:value-type="float">
            <text:p>0.06</text:p>
          </table:table-cell>
          <table:table-cell table:style-name="ce28" office:value-type="float" office:value="0.176363261480421" calcext:value-type="float">
            <text:p>0.18</text:p>
          </table:table-cell>
          <table:table-cell table:style-name="ce30" office:value-type="float" office:value="0.666666666666667" calcext:value-type="float">
            <text:p>0.67</text:p>
          </table:table-cell>
          <table:table-cell table:style-name="ce10" office:value-type="float" office:value="3.25000000000045" calcext:value-type="float">
            <text:p>3.2500</text:p>
          </table:table-cell>
          <table:table-cell table:formula="of:=RANK([.AZ14];([.AH14]~[.AQ14]~[.AZ14]~[.BI14]~[.BR14]);1)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19.73787" calcext:value-type="float">
            <text:p>119.74</text:p>
          </table:table-cell>
          <table:table-cell table:style-name="ce18" office:value-type="float" office:value="0.20814298" calcext:value-type="float">
            <text:p>0.21</text:p>
          </table:table-cell>
          <table:table-cell table:style-name="ce18" office:value-type="float" office:value="2.49880706568628" calcext:value-type="float">
            <text:p>2.50</text:p>
          </table:table-cell>
          <table:table-cell table:style-name="ce18" office:value-type="float" office:value="16.9350013869047" calcext:value-type="float">
            <text:p>16.94</text:p>
          </table:table-cell>
          <table:table-cell office:value-type="float" office:value="0.450980392156863" calcext:value-type="float">
            <text:p>0.4509803922</text:p>
          </table:table-cell>
          <table:table-cell office:value-type="float" office:value="127.43916035" calcext:value-type="float">
            <text:p>127.43916035</text:p>
          </table:table-cell>
          <table:table-cell table:formula="of:=RANK([.BI14];([.AH14]~[.AQ14]~[.AZ14]~[.BI14]~[.BR14]);1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38.38435" calcext:value-type="float">
            <text:p>238.38</text:p>
          </table:table-cell>
          <table:table-cell table:style-name="ce18" office:value-type="float" office:value="118.64648" calcext:value-type="float">
            <text:p>118.65</text:p>
          </table:table-cell>
          <table:table-cell table:style-name="ce18" office:value-type="float" office:value="85.2919363666667" calcext:value-type="float">
            <text:p>85.29</text:p>
          </table:table-cell>
          <table:table-cell table:style-name="ce18" office:value-type="float" office:value="78.4218720935377" calcext:value-type="float">
            <text:p>78.42</text:p>
          </table:table-cell>
          <table:table-cell table:style-name="ce18" office:value-type="float" office:value="0.0784313725490196" calcext:value-type="float">
            <text:p>0.08</text:p>
          </table:table-cell>
          <table:table-cell table:style-name="ce18" office:value-type="float" office:value="1.040715" calcext:value-type="float">
            <text:p>1.04</text:p>
          </table:table-cell>
          <table:table-cell table:formula="of:=RANK([.BR14];([.AQ14]~[.AZ14]~[.BI14]~[.BR14]~[.CA14]);1)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2.98000000000002" calcext:value-type="float">
            <text:p>2.9800</text:p>
          </table:table-cell>
          <table:table-cell table:style-name="ce8" office:value-type="float" office:value="0.990000000000009" calcext:value-type="float">
            <text:p>0.9900</text:p>
          </table:table-cell>
          <table:table-cell table:style-name="ce8" office:value-type="float" office:value="0.641176470588241" calcext:value-type="float">
            <text:p>0.6412</text:p>
          </table:table-cell>
          <table:table-cell table:style-name="ce8" office:value-type="float" office:value="0.919599913005658" calcext:value-type="float">
            <text:p>0.9196</text:p>
          </table:table-cell>
          <table:table-cell office:value-type="float" office:value="0.431372549019608" calcext:value-type="float">
            <text:p>0.431372549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4.8371369" calcext:value-type="float">
            <text:p>4.84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.80347682748425" calcext:value-type="float">
            <text:p>1.80</text:p>
          </table:table-cell>
          <table:table-cell table:style-name="ce18" office:value-type="float" office:value="2.98182017669539" calcext:value-type="float">
            <text:p>2.98</text:p>
          </table:table-cell>
          <table:table-cell office:value-type="float" office:value="0.568627450980392" calcext:value-type="float">
            <text:p>0.568627451</text:p>
          </table:table-cell>
          <table:table-cell office:value-type="float" office:value="91.977318201697" calcext:value-type="float">
            <text:p>91.9773182017</text:p>
          </table:table-cell>
          <table:table-cell table:formula="of:=RANK([.AH15];([.AH15]~[.AQ15]~[.AZ15]~[.BI15]~[.BR15]);1)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4.83714" calcext:value-type="float">
            <text:p>4.84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.15765958823529" calcext:value-type="float">
            <text:p>1.16</text:p>
          </table:table-cell>
          <table:table-cell table:style-name="ce18" office:value-type="float" office:value="4.25178419786696" calcext:value-type="float">
            <text:p>4.25</text:p>
          </table:table-cell>
          <table:table-cell table:style-name="ce18" office:value-type="float" office:value="0.745098039215686" calcext:value-type="float">
            <text:p>0.75</text:p>
          </table:table-cell>
          <table:table-cell table:style-name="ce18" office:value-type="float" office:value="59.040639" calcext:value-type="float">
            <text:p>59.04</text:p>
          </table:table-cell>
          <table:table-cell table:formula="of:=RANK([.AQ15];([.AH15]~[.AQ15]~[.AZ15]~[.BI15]~[.BR15]);1)" office:value-type="float" office:value="2" calcext:value-type="float">
            <text:p>2</text:p>
          </table:table-cell>
          <table:table-cell table:style-name="ce2" office:value-type="string" calcext:value-type="string">
            <text:p>$f_{13}$</text:p>
          </table:table-cell>
          <table:table-cell table:number-columns-repeated="5" table:style-name="ce28" office:value-type="float" office:value="0" calcext:value-type="float">
            <text:p>0.00</text:p>
          </table:table-cell>
          <table:table-cell table:style-name="ce30" office:value-type="float" office:value="1" calcext:value-type="float">
            <text:p>1.00</text:p>
          </table:table-cell>
          <table:table-cell table:style-name="ce10" office:value-type="float" office:value="0" calcext:value-type="float">
            <text:p>0.0000</text:p>
          </table:table-cell>
          <table:table-cell table:formula="of:=RANK([.AZ15];([.AH15]~[.AQ15]~[.AZ15]~[.BI15]~[.BR15]);1)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5.2041263" calcext:value-type="float">
            <text:p>5.2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.38553761568628" calcext:value-type="float">
            <text:p>2.39</text:p>
          </table:table-cell>
          <table:table-cell table:style-name="ce18" office:value-type="float" office:value="3.48888116897838" calcext:value-type="float">
            <text:p>3.49</text:p>
          </table:table-cell>
          <table:table-cell office:value-type="float" office:value="0.509803921568627" calcext:value-type="float">
            <text:p>0.5098039216</text:p>
          </table:table-cell>
          <table:table-cell office:value-type="float" office:value="121.6624184" calcext:value-type="float">
            <text:p>121.6624184</text:p>
          </table:table-cell>
          <table:table-cell table:formula="of:=RANK([.BI15];([.AH15]~[.AQ15]~[.AZ15]~[.BI15]~[.BR15]);1)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7.9509562" calcext:value-type="float">
            <text:p>7.95</text:p>
          </table:table-cell>
          <table:table-cell table:style-name="ce18" office:value-type="float" office:value="4.8371369" calcext:value-type="float">
            <text:p>4.84</text:p>
          </table:table-cell>
          <table:table-cell table:style-name="ce18" office:value-type="float" office:value="3.37413323333333" calcext:value-type="float">
            <text:p>3.37</text:p>
          </table:table-cell>
          <table:table-cell table:style-name="ce18" office:value-type="float" office:value="3.03297070061799" calcext:value-type="float">
            <text:p>3.03</text:p>
          </table:table-cell>
          <table:table-cell table:style-name="ce18" office:value-type="float" office:value="0.352941176470588" calcext:value-type="float">
            <text:p>0.35</text:p>
          </table:table-cell>
          <table:table-cell table:style-name="ce18" office:value-type="float" office:value="59.040639" calcext:value-type="float">
            <text:p>59.04</text:p>
          </table:table-cell>
          <table:table-cell table:formula="of:=RANK([.BR15];([.AQ15]~[.AZ15]~[.BI15]~[.BR15]~[.CA15]);1)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1.99000000000001" calcext:value-type="float">
            <text:p>1.9900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34980392156863" calcext:value-type="float">
            <text:p>0.3498</text:p>
          </table:table-cell>
          <table:table-cell table:style-name="ce8" office:value-type="float" office:value="0.657899688402424" calcext:value-type="float">
            <text:p>0.6579</text:p>
          </table:table-cell>
          <table:table-cell office:value-type="float" office:value="0.686274509803922" calcext:value-type="float">
            <text:p>0.6862745098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16];([.AH16]~[.AQ16]~[.AZ16]~[.BI16]~[.BR16]);1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AQ16];([.AH16]~[.AQ16]~[.AZ16]~[.BI16]~[.BR16]);1)" office:value-type="float" office:value="1" calcext:value-type="float">
            <text:p>1</text:p>
          </table:table-cell>
          <table:table-cell table:style-name="ce2" office:value-type="string" calcext:value-type="string">
            <text:p>$f_{14}$</text:p>
          </table:table-cell>
          <table:table-cell table:number-columns-repeated="5" table:style-name="ce28" office:value-type="float" office:value="0" calcext:value-type="float">
            <text:p>0.00</text:p>
          </table:table-cell>
          <table:table-cell table:style-name="ce30" office:value-type="float" office:value="1" calcext:value-type="float">
            <text:p>1.00</text:p>
          </table:table-cell>
          <table:table-cell table:style-name="ce10" office:value-type="float" office:value="0" calcext:value-type="float">
            <text:p>0.0000</text:p>
          </table:table-cell>
          <table:table-cell table:formula="of:=RANK([.AZ16];([.AH16]~[.AQ16]~[.AZ16]~[.BI16]~[.BR16]);1)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10709961" calcext:value-type="float">
            <text:p>0.1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0216000402230047" calcext:value-type="float">
            <text:p>0.00</text:p>
          </table:table-cell>
          <table:table-cell table:style-name="ce18" office:value-type="float" office:value="0.0151522370628534" calcext:value-type="float">
            <text:p>0.02</text:p>
          </table:table-cell>
          <table:table-cell office:value-type="float" office:value="0.901960784313726" calcext:value-type="float">
            <text:p>0.9019607843</text:p>
          </table:table-cell>
          <table:table-cell office:value-type="float" office:value="0.110160205137324" calcext:value-type="float">
            <text:p>0.1101602051</text:p>
          </table:table-cell>
          <table:table-cell table:formula="of:=RANK([.BI16];([.AH16]~[.AQ16]~[.AZ16]~[.BI16]~[.BR16]);1)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R16];([.AQ16]~[.AZ16]~[.BI16]~[.BR16]~[.CA16]);1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8" office:value-type="float" office:value="0.0000050572701" calcext:value-type="float">
            <text:p>0.00</text:p>
          </table:table-cell>
          <table:table-cell table:style-name="ce18" office:value-type="float" office:value="0.24218567" calcext:value-type="float">
            <text:p>0.24</text:p>
          </table:table-cell>
          <table:table-cell table:style-name="ce18" office:value-type="float" office:value="0.0027067424" calcext:value-type="float">
            <text:p>0.00</text:p>
          </table:table-cell>
          <table:table-cell table:style-name="ce18" office:value-type="float" office:value="0.0428600026346059" calcext:value-type="float">
            <text:p>0.04</text:p>
          </table:table-cell>
          <table:table-cell table:style-name="ce18" office:value-type="float" office:value="0.0826065931051177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2.1858601343649" calcext:value-type="float">
            <text:p>2.1858601344</text:p>
          </table:table-cell>
          <table:table-cell table:formula="of:=RANK([.AH17];([.AH17]~[.AQ17]~[.AZ17]~[.BI17]~[.BR17]);1)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381756" calcext:value-type="float">
            <text:p>0.38</text:p>
          </table:table-cell>
          <table:table-cell table:style-name="ce18" office:value-type="float" office:value="0.000000234898" calcext:value-type="float">
            <text:p>0.00</text:p>
          </table:table-cell>
          <table:table-cell table:style-name="ce18" office:value-type="float" office:value="0.0271439570959118" calcext:value-type="float">
            <text:p>0.03</text:p>
          </table:table-cell>
          <table:table-cell table:style-name="ce18" office:value-type="float" office:value="0.0767267055472543" calcext:value-type="float">
            <text:p>0.08</text:p>
          </table:table-cell>
          <table:table-cell table:style-name="ce18" office:value-type="float" office:value="0.156862745098039" calcext:value-type="float">
            <text:p>0.16</text:p>
          </table:table-cell>
          <table:table-cell table:style-name="ce18" office:value-type="float" office:value="1.3843418118915" calcext:value-type="float">
            <text:p>1.38</text:p>
          </table:table-cell>
          <table:table-cell table:formula="of:=RANK([.AQ17];([.AH17]~[.AQ17]~[.AZ17]~[.BI17]~[.BR17]);1)" office:value-type="float" office:value="3" calcext:value-type="float">
            <text:p>3</text:p>
          </table:table-cell>
          <table:table-cell table:style-name="ce2" office:value-type="string" calcext:value-type="string">
            <text:p>$f_{15}$</text:p>
          </table:table-cell>
          <table:table-cell table:number-columns-repeated="5" table:style-name="ce28" office:value-type="float" office:value="0" calcext:value-type="float">
            <text:p>0.00</text:p>
          </table:table-cell>
          <table:table-cell table:style-name="ce30" office:value-type="float" office:value="1" calcext:value-type="float">
            <text:p>1.00</text:p>
          </table:table-cell>
          <table:table-cell table:style-name="ce10" office:value-type="float" office:value="0" calcext:value-type="float">
            <text:p>0.0000</text:p>
          </table:table-cell>
          <table:table-cell table:formula="of:=RANK([.AZ17];([.AH17]~[.AQ17]~[.AZ17]~[.BI17]~[.BR17]);1)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42810598" calcext:value-type="float">
            <text:p>0.04</text:p>
          </table:table-cell>
          <table:table-cell table:style-name="ce18" office:value-type="float" office:value="0.000050845374" calcext:value-type="float">
            <text:p>0.00</text:p>
          </table:table-cell>
          <table:table-cell table:style-name="ce18" office:value-type="float" office:value="0.00143550943428631" calcext:value-type="float">
            <text:p>0.00</text:p>
          </table:table-cell>
          <table:table-cell table:style-name="ce18" office:value-type="float" office:value="0.00645393571650494" calcext:value-type="float">
            <text:p>0.01</text:p>
          </table:table-cell>
          <table:table-cell office:value-type="float" office:value="0.0392156862745098" calcext:value-type="float">
            <text:p>0.0392156863</text:p>
          </table:table-cell>
          <table:table-cell office:value-type="float" office:value="0.073210981148602" calcext:value-type="float">
            <text:p>0.0732109811</text:p>
          </table:table-cell>
          <table:table-cell table:formula="of:=RANK([.BI17];([.AH17]~[.AQ17]~[.AZ17]~[.BI17]~[.BR17]);1)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0.000022737622" calcext:value-type="float">
            <text:p>0.00</text:p>
          </table:table-cell>
          <table:table-cell table:style-name="ce18" office:value-type="float" office:value="0.49996542" calcext:value-type="float">
            <text:p>0.50</text:p>
          </table:table-cell>
          <table:table-cell table:style-name="ce18" office:value-type="float" office:value="0.099234325" calcext:value-type="float">
            <text:p>0.10</text:p>
          </table:table-cell>
          <table:table-cell table:style-name="ce18" office:value-type="float" office:value="0.196998185586706" calcext:value-type="float">
            <text:p>0.20</text:p>
          </table:table-cell>
          <table:table-cell table:style-name="ce18" office:value-type="float" office:value="0.287163107111606" calcext:value-type="float">
            <text:p>0.2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.3843418118915" calcext:value-type="float">
            <text:p>1.38</text:p>
          </table:table-cell>
          <table:table-cell table:formula="of:=RANK([.BR17];([.AQ17]~[.AZ17]~[.BI17]~[.BR17]~[.CA17]);1)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11.1800000000001" calcext:value-type="float">
            <text:p>11.1800</text:p>
          </table:table-cell>
          <table:table-cell table:style-name="ce8" office:value-type="float" office:value="0.210000000000036" calcext:value-type="float">
            <text:p>0.2100</text:p>
          </table:table-cell>
          <table:table-cell table:style-name="ce8" office:value-type="float" office:value="0.396078431372577" calcext:value-type="float">
            <text:p>0.3961</text:p>
          </table:table-cell>
          <table:table-cell table:style-name="ce8" office:value-type="float" office:value="1.59848803561367" calcext:value-type="float">
            <text:p>1.5985</text:p>
          </table:table-cell>
          <table:table-cell office:value-type="float" office:value="0.313725490196078" calcext:value-type="float">
            <text:p>0.313725490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741176470588364" calcext:value-type="float">
            <text:p>0.0741</text:p>
          </table:table-cell>
          <table:table-cell office:value-type="float" office:value="0.170604806497385" calcext:value-type="float">
            <text:p>0.1706</text:p>
          </table:table-cell>
          <table:table-cell office:value-type="float" office:value="0.647058823529412" calcext:value-type="float">
            <text:p>0.647058823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370588235294182" calcext:value-type="float">
            <text:p>0.0371</text:p>
          </table:table-cell>
          <table:table-cell office:value-type="float" office:value="0.192468179188179" calcext:value-type="float">
            <text:p>0.1925</text:p>
          </table:table-cell>
          <table:table-cell office:value-type="float" office:value="0.823529411764706" calcext:value-type="float">
            <text:p>0.823529411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11764705882424" calcext:value-type="float">
            <text:p>0.0041</text:p>
          </table:table-cell>
          <table:table-cell office:value-type="float" office:value="0.0296984848098401" calcext:value-type="float">
            <text:p>0.0297</text:p>
          </table:table-cell>
          <table:table-cell office:value-type="float" office:value="0.980392156862745" calcext:value-type="float">
            <text:p>0.9803921569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8" office:value-type="float" office:value="0.0011096577" calcext:value-type="float">
            <text:p>0.00</text:p>
          </table:table-cell>
          <table:table-cell table:style-name="ce18" office:value-type="float" office:value="0.22457627" calcext:value-type="float">
            <text:p>0.22</text:p>
          </table:table-cell>
          <table:table-cell table:style-name="ce18" office:value-type="float" office:value="0.0062445907" calcext:value-type="float">
            <text:p>0.01</text:p>
          </table:table-cell>
          <table:table-cell table:style-name="ce18" office:value-type="float" office:value="0.0155119171156863" calcext:value-type="float">
            <text:p>0.02</text:p>
          </table:table-cell>
          <table:table-cell table:style-name="ce18" office:value-type="float" office:value="0.0401480067676907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7911077729" calcext:value-type="float">
            <text:p>0.7911077729</text:p>
          </table:table-cell>
          <table:table-cell table:formula="of:=RANK([.AH18];([.AH18]~[.AQ18]~[.AZ18]~[.BI18]~[.BR18]);1)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18" office:value-type="float" office:value="0.000000966563" calcext:value-type="float">
            <text:p>0.00</text:p>
          </table:table-cell>
          <table:table-cell table:style-name="ce18" office:value-type="float" office:value="0.499986" calcext:value-type="float">
            <text:p>0.50</text:p>
          </table:table-cell>
          <table:table-cell table:style-name="ce18" office:value-type="float" office:value="0.00141919" calcext:value-type="float">
            <text:p>0.00</text:p>
          </table:table-cell>
          <table:table-cell table:style-name="ce18" office:value-type="float" office:value="0.171269600369863" calcext:value-type="float">
            <text:p>0.17</text:p>
          </table:table-cell>
          <table:table-cell table:style-name="ce18" office:value-type="float" office:value="0.267883110280078" calcext:value-type="float">
            <text:p>0.27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8.734749618863" calcext:value-type="float">
            <text:p>8.73</text:p>
          </table:table-cell>
          <table:table-cell table:formula="of:=RANK([.AQ18];([.AH18]~[.AQ18]~[.AZ18]~[.BI18]~[.BR18]);1)" office:value-type="float" office:value="5" calcext:value-type="float">
            <text:p>5</text:p>
          </table:table-cell>
          <table:table-cell table:style-name="ce2" office:value-type="string" calcext:value-type="string">
            <text:p>$f_{16}$</text:p>
          </table:table-cell>
          <table:table-cell table:style-name="ce28" office:value-type="float" office:value="0" calcext:value-type="float">
            <text:p>0.00</text:p>
          </table:table-cell>
          <table:table-cell table:style-name="ce28" office:value-type="float" office:value="0.210000000000036" calcext:value-type="float">
            <text:p>0.21</text:p>
          </table:table-cell>
          <table:table-cell table:style-name="ce28" office:value-type="float" office:value="0" calcext:value-type="float">
            <text:p>0.00</text:p>
          </table:table-cell>
          <table:table-cell table:style-name="ce28" office:value-type="float" office:value="0.0247058823529455" calcext:value-type="float">
            <text:p>0.02</text:p>
          </table:table-cell>
          <table:table-cell table:style-name="ce28" office:value-type="float" office:value="0.0727461339179055" calcext:value-type="float">
            <text:p>0.07</text:p>
          </table:table-cell>
          <table:table-cell table:style-name="ce30" office:value-type="float" office:value="0.882352941176471" calcext:value-type="float">
            <text:p>0.88</text:p>
          </table:table-cell>
          <table:table-cell table:style-name="ce10" office:value-type="float" office:value="1.26000000000022" calcext:value-type="float">
            <text:p>1.2600</text:p>
          </table:table-cell>
          <table:table-cell table:formula="of:=RANK([.AZ18];([.AH18]~[.AQ18]~[.AZ18]~[.BI18]~[.BR18]);1)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style-name="ce18" office:value-type="float" office:value="0.0000012963478" calcext:value-type="float">
            <text:p>0.00</text:p>
          </table:table-cell>
          <table:table-cell table:style-name="ce18" office:value-type="float" office:value="0.20860547" calcext:value-type="float">
            <text:p>0.21</text:p>
          </table:table-cell>
          <table:table-cell table:style-name="ce18" office:value-type="float" office:value="0.0012574564" calcext:value-type="float">
            <text:p>0.00</text:p>
          </table:table-cell>
          <table:table-cell table:style-name="ce18" office:value-type="float" office:value="0.00567813655660981" calcext:value-type="float">
            <text:p>0.01</text:p>
          </table:table-cell>
          <table:table-cell table:style-name="ce18" office:value-type="float" office:value="0.0294768522871269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2895849643871" calcext:value-type="float">
            <text:p>0.2895849644</text:p>
          </table:table-cell>
          <table:table-cell table:formula="of:=RANK([.BI18];([.AH18]~[.AQ18]~[.AZ18]~[.BI18]~[.BR18]);1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18" office:value-type="float" office:value="0.000085180464" calcext:value-type="float">
            <text:p>0.00</text:p>
          </table:table-cell>
          <table:table-cell table:style-name="ce18" office:value-type="float" office:value="0.70814032" calcext:value-type="float">
            <text:p>0.71</text:p>
          </table:table-cell>
          <table:table-cell table:style-name="ce18" office:value-type="float" office:value="0.02152933" calcext:value-type="float">
            <text:p>0.02</text:p>
          </table:table-cell>
          <table:table-cell table:style-name="ce18" office:value-type="float" office:value="0.158263772531451" calcext:value-type="float">
            <text:p>0.16</text:p>
          </table:table-cell>
          <table:table-cell table:style-name="ce18" office:value-type="float" office:value="0.406779276211077" calcext:value-type="float">
            <text:p>0.4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8.734749618863" calcext:value-type="float">
            <text:p>8.73</text:p>
          </table:table-cell>
          <table:table-cell table:formula="of:=RANK([.BR18];([.AQ18]~[.AZ18]~[.BI18]~[.BR18]~[.CA18]);1)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16.76" calcext:value-type="float">
            <text:p>16.7600</text:p>
          </table:table-cell>
          <table:table-cell table:style-name="ce8" office:value-type="float" office:value="0.309999999999945" calcext:value-type="float">
            <text:p>0.3100</text:p>
          </table:table-cell>
          <table:table-cell table:style-name="ce8" office:value-type="float" office:value="1.15137254901958" calcext:value-type="float">
            <text:p>1.1514</text:p>
          </table:table-cell>
          <table:table-cell table:style-name="ce8" office:value-type="float" office:value="4.11536486839259" calcext:value-type="float">
            <text:p>4.1154</text:p>
          </table:table-cell>
          <table:table-cell office:value-type="float" office:value="0.490196078431373" calcext:value-type="float">
            <text:p>0.4901960784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33190378" calcext:value-type="float">
            <text:p>0.33</text:p>
          </table:table-cell>
          <table:table-cell table:style-name="ce18" office:value-type="float" office:value="0.019729344" calcext:value-type="float">
            <text:p>0.02</text:p>
          </table:table-cell>
          <table:table-cell table:style-name="ce18" office:value-type="float" office:value="0.0349426849803921" calcext:value-type="float">
            <text:p>0.03</text:p>
          </table:table-cell>
          <table:table-cell table:style-name="ce18" office:value-type="float" office:value="0.0787812672317095" calcext:value-type="float">
            <text:p>0.08</text:p>
          </table:table-cell>
          <table:table-cell office:value-type="float" office:value="0.0784313725490196" calcext:value-type="float">
            <text:p>0.0784313725</text:p>
          </table:table-cell>
          <table:table-cell office:value-type="float" office:value="1.782076934" calcext:value-type="float">
            <text:p>1.782076934</text:p>
          </table:table-cell>
          <table:table-cell table:formula="of:=RANK([.AH19];([.AH19]~[.AQ19]~[.AZ19]~[.BI19]~[.BR19]);1)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style-name="ce18" office:value-type="float" office:value="0" calcext:value-type="float">
            <text:p>0.00</text:p>
          </table:table-cell>
          <table:table-cell table:number-columns-repeated="2" table:style-name="ce18" office:value-type="float" office:value="0.0197293" calcext:value-type="float">
            <text:p>0.02</text:p>
          </table:table-cell>
          <table:table-cell table:style-name="ce18" office:value-type="float" office:value="0.01083396" calcext:value-type="float">
            <text:p>0.01</text:p>
          </table:table-cell>
          <table:table-cell table:style-name="ce18" office:value-type="float" office:value="0.0146331489311083" calcext:value-type="float">
            <text:p>0.01</text:p>
          </table:table-cell>
          <table:table-cell table:style-name="ce18" office:value-type="float" office:value="0.431372549019608" calcext:value-type="float">
            <text:p>0.43</text:p>
          </table:table-cell>
          <table:table-cell table:style-name="ce18" office:value-type="float" office:value="0.55253196" calcext:value-type="float">
            <text:p>0.55</text:p>
          </table:table-cell>
          <table:table-cell table:formula="of:=RANK([.AQ19];([.AH19]~[.AQ19]~[.AZ19]~[.BI19]~[.BR19]);1)" office:value-type="float" office:value="2" calcext:value-type="float">
            <text:p>2</text:p>
          </table:table-cell>
          <table:table-cell table:style-name="ce2" office:value-type="string" calcext:value-type="string">
            <text:p>$f_{17}$</text:p>
          </table:table-cell>
          <table:table-cell table:number-columns-repeated="5" table:style-name="ce28" office:value-type="float" office:value="0" calcext:value-type="float">
            <text:p>0.00</text:p>
          </table:table-cell>
          <table:table-cell table:style-name="ce30" office:value-type="float" office:value="1" calcext:value-type="float">
            <text:p>1.00</text:p>
          </table:table-cell>
          <table:table-cell table:style-name="ce10" office:value-type="float" office:value="0" calcext:value-type="float">
            <text:p>0.0000</text:p>
          </table:table-cell>
          <table:table-cell table:formula="of:=RANK([.AZ19];([.AH19]~[.AQ19]~[.AZ19]~[.BI19]~[.BR19]);1)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32278536" calcext:value-type="float">
            <text:p>0.3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182784073078431" calcext:value-type="float">
            <text:p>0.02</text:p>
          </table:table-cell>
          <table:table-cell table:style-name="ce18" office:value-type="float" office:value="0.0631577154846933" calcext:value-type="float">
            <text:p>0.06</text:p>
          </table:table-cell>
          <table:table-cell office:value-type="float" office:value="0.588235294117647" calcext:value-type="float">
            <text:p>0.5882352941</text:p>
          </table:table-cell>
          <table:table-cell office:value-type="float" office:value="0.9321987727" calcext:value-type="float">
            <text:p>0.9321987727</text:p>
          </table:table-cell>
          <table:table-cell table:formula="of:=RANK([.BI19];([.AH19]~[.AQ19]~[.AZ19]~[.BI19]~[.BR19]);1)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20923872" calcext:value-type="float">
            <text:p>0.02</text:p>
          </table:table-cell>
          <table:table-cell table:style-name="ce18" office:value-type="float" office:value="0.019729344" calcext:value-type="float">
            <text:p>0.02</text:p>
          </table:table-cell>
          <table:table-cell table:style-name="ce18" office:value-type="float" office:value="0.0133964241568627" calcext:value-type="float">
            <text:p>0.01</text:p>
          </table:table-cell>
          <table:table-cell table:style-name="ce18" office:value-type="float" office:value="0.0105087160519414" calcext:value-type="float">
            <text:p>0.01</text:p>
          </table:table-cell>
          <table:table-cell table:style-name="ce18" office:value-type="float" office:value="0.235294117647059" calcext:value-type="float">
            <text:p>0.24</text:p>
          </table:table-cell>
          <table:table-cell table:style-name="ce18" office:value-type="float" office:value="0.55253196" calcext:value-type="float">
            <text:p>0.55</text:p>
          </table:table-cell>
          <table:table-cell table:formula="of:=RANK([.BR19];([.AQ19]~[.AZ19]~[.BI19]~[.BR19]~[.CA19]);1)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92156862744741" calcext:value-type="float">
            <text:p>0.0004</text:p>
          </table:table-cell>
          <table:table-cell office:value-type="float" office:value="0.00199999999999818" calcext:value-type="float">
            <text:p>0.0020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9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8" office:value-type="float" office:value="0.000010040927" calcext:value-type="float">
            <text:p>0.00</text:p>
          </table:table-cell>
          <table:table-cell table:style-name="ce18" office:value-type="float" office:value="0.31835015" calcext:value-type="float">
            <text:p>0.32</text:p>
          </table:table-cell>
          <table:table-cell table:style-name="ce18" office:value-type="float" office:value="0.0022772925" calcext:value-type="float">
            <text:p>0.00</text:p>
          </table:table-cell>
          <table:table-cell table:style-name="ce18" office:value-type="float" office:value="0.0375467616959216" calcext:value-type="float">
            <text:p>0.04</text:p>
          </table:table-cell>
          <table:table-cell table:style-name="ce18" office:value-type="float" office:value="0.0873574126062922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1.914884846492" calcext:value-type="float">
            <text:p>1.9148848465</text:p>
          </table:table-cell>
          <table:table-cell table:formula="of:=RANK([.AH20];([.AH20]~[.AQ20]~[.AZ20]~[.BI20]~[.BR20]);1)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333868" calcext:value-type="float">
            <text:p>0.33</text:p>
          </table:table-cell>
          <table:table-cell table:style-name="ce18" office:value-type="float" office:value="0.0000000716175" calcext:value-type="float">
            <text:p>0.00</text:p>
          </table:table-cell>
          <table:table-cell table:style-name="ce18" office:value-type="float" office:value="0.0383209377904981" calcext:value-type="float">
            <text:p>0.04</text:p>
          </table:table-cell>
          <table:table-cell table:style-name="ce18" office:value-type="float" office:value="0.105607865724504" calcext:value-type="float">
            <text:p>0.11</text:p>
          </table:table-cell>
          <table:table-cell table:style-name="ce18" office:value-type="float" office:value="0.196078431372549" calcext:value-type="float">
            <text:p>0.20</text:p>
          </table:table-cell>
          <table:table-cell table:style-name="ce18" office:value-type="float" office:value="1.9543678273154" calcext:value-type="float">
            <text:p>1.95</text:p>
          </table:table-cell>
          <table:table-cell table:formula="of:=RANK([.AQ20];([.AH20]~[.AQ20]~[.AZ20]~[.BI20]~[.BR20]);1)" office:value-type="float" office:value="4" calcext:value-type="float">
            <text:p>4</text:p>
          </table:table-cell>
          <table:table-cell table:style-name="ce2" office:value-type="string" calcext:value-type="string">
            <text:p>$f_{18}$</text:p>
          </table:table-cell>
          <table:table-cell table:style-name="ce28" office:value-type="float" office:value="0" calcext:value-type="float">
            <text:p>0.00</text:p>
          </table:table-cell>
          <table:table-cell table:style-name="ce28" office:value-type="float" office:value="0.00999999999999091" calcext:value-type="float">
            <text:p>0.01</text:p>
          </table:table-cell>
          <table:table-cell table:style-name="ce28" office:value-type="float" office:value="0" calcext:value-type="float">
            <text:p>0.00</text:p>
          </table:table-cell>
          <table:table-cell table:style-name="ce28" office:value-type="float" office:value="0.00196078431372371" calcext:value-type="float">
            <text:p>0.00</text:p>
          </table:table-cell>
          <table:table-cell table:style-name="ce28" office:value-type="float" office:value="0.00447213595499551" calcext:value-type="float">
            <text:p>0.00</text:p>
          </table:table-cell>
          <table:table-cell table:style-name="ce30" office:value-type="float" office:value="0.803921568627451" calcext:value-type="float">
            <text:p>0.80</text:p>
          </table:table-cell>
          <table:table-cell table:style-name="ce10" office:value-type="float" office:value="0.0999999999999091" calcext:value-type="float">
            <text:p>0.1000</text:p>
          </table:table-cell>
          <table:table-cell table:formula="of:=RANK([.AZ20];([.AH20]~[.AQ20]~[.AZ20]~[.BI20]~[.BR20]);1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25444305" calcext:value-type="float">
            <text:p>0.25</text:p>
          </table:table-cell>
          <table:table-cell table:style-name="ce18" office:value-type="float" office:value="0.000095487541" calcext:value-type="float">
            <text:p>0.00</text:p>
          </table:table-cell>
          <table:table-cell table:style-name="ce18" office:value-type="float" office:value="0.0109854097618557" calcext:value-type="float">
            <text:p>0.01</text:p>
          </table:table-cell>
          <table:table-cell table:style-name="ce18" office:value-type="float" office:value="0.0431638226249943" calcext:value-type="float">
            <text:p>0.04</text:p>
          </table:table-cell>
          <table:table-cell office:value-type="float" office:value="0.0392156862745098" calcext:value-type="float">
            <text:p>0.0392156863</text:p>
          </table:table-cell>
          <table:table-cell office:value-type="float" office:value="0.56025589785464" calcext:value-type="float">
            <text:p>0.5602558979</text:p>
          </table:table-cell>
          <table:table-cell table:formula="of:=RANK([.BI20];([.AH20]~[.AQ20]~[.AZ20]~[.BI20]~[.BR20]);1)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style-name="ce18" office:value-type="float" office:value="0.000021277953" calcext:value-type="float">
            <text:p>0.00</text:p>
          </table:table-cell>
          <table:table-cell table:style-name="ce18" office:value-type="float" office:value="20.431038" calcext:value-type="float">
            <text:p>20.43</text:p>
          </table:table-cell>
          <table:table-cell table:style-name="ce18" office:value-type="float" office:value="0.3585566" calcext:value-type="float">
            <text:p>0.36</text:p>
          </table:table-cell>
          <table:table-cell table:style-name="ce18" office:value-type="float" office:value="1.07987449397908" calcext:value-type="float">
            <text:p>1.08</text:p>
          </table:table-cell>
          <table:table-cell table:style-name="ce18" office:value-type="float" office:value="4.03526476447211" calcext:value-type="float">
            <text:p>4.04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.9543678273154" calcext:value-type="float">
            <text:p>1.95</text:p>
          </table:table-cell>
          <table:table-cell table:formula="of:=RANK([.BR20];([.AQ20]~[.AZ20]~[.BI20]~[.BR20]~[.CA20]);1)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0199999999999818" calcext:value-type="float">
            <text:p>0.0200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00196078431372371" calcext:value-type="float">
            <text:p>0.0020</text:p>
          </table:table-cell>
          <table:table-cell table:style-name="ce8" office:value-type="float" office:value="0.00599999999999454" calcext:value-type="float">
            <text:p>0.0060</text:p>
          </table:table-cell>
          <table:table-cell office:value-type="float" office:value="0.882352941176471" calcext:value-type="float">
            <text:p>0.8823529412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19729344" calcext:value-type="float">
            <text:p>0.0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0155184146577843" calcext:value-type="float">
            <text:p>0.00</text:p>
          </table:table-cell>
          <table:table-cell table:style-name="ce18" office:value-type="float" office:value="0.00961356933326819" calcext:value-type="float">
            <text:p>0.01</text:p>
          </table:table-cell>
          <table:table-cell office:value-type="float" office:value="0.862745098039216" calcext:value-type="float">
            <text:p>0.862745098</text:p>
          </table:table-cell>
          <table:table-cell office:value-type="float" office:value="0.0791439147547" calcext:value-type="float">
            <text:p>0.0791439148</text:p>
          </table:table-cell>
          <table:table-cell table:formula="of:=RANK([.AH21];([.AH21]~[.AQ21]~[.AZ21]~[.BI21]~[.BR21]);1)"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197293" calcext:value-type="float">
            <text:p>0.0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00386849019607843" calcext:value-type="float">
            <text:p>0.00</text:p>
          </table:table-cell>
          <table:table-cell table:style-name="ce18" office:value-type="float" office:value="0.00279014436361275" calcext:value-type="float">
            <text:p>0.00</text:p>
          </table:table-cell>
          <table:table-cell table:style-name="ce18" office:value-type="float" office:value="0.980392156862745" calcext:value-type="float">
            <text:p>0.98</text:p>
          </table:table-cell>
          <table:table-cell table:style-name="ce18" office:value-type="float" office:value="0.0197293" calcext:value-type="float">
            <text:p>0.02</text:p>
          </table:table-cell>
          <table:table-cell table:formula="of:=RANK([.AQ21];([.AH21]~[.AQ21]~[.AZ21]~[.BI21]~[.BR21]);1)" office:value-type="float" office:value="2" calcext:value-type="float">
            <text:p>2</text:p>
          </table:table-cell>
          <table:table-cell table:style-name="ce2" office:value-type="string" calcext:value-type="string">
            <text:p>$f_{19}$</text:p>
          </table:table-cell>
          <table:table-cell table:number-columns-repeated="5" table:style-name="ce28" office:value-type="float" office:value="0" calcext:value-type="float">
            <text:p>0.00</text:p>
          </table:table-cell>
          <table:table-cell table:style-name="ce30" office:value-type="float" office:value="1" calcext:value-type="float">
            <text:p>1.00</text:p>
          </table:table-cell>
          <table:table-cell table:style-name="ce10" office:value-type="float" office:value="0" calcext:value-type="float">
            <text:p>0.0000</text:p>
          </table:table-cell>
          <table:table-cell table:formula="of:=RANK([.AZ21];([.AH21]~[.AQ21]~[.AZ21]~[.BI21]~[.BR21]);1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12560662" calcext:value-type="float">
            <text:p>0.0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0139378205755629" calcext:value-type="float">
            <text:p>0.00</text:p>
          </table:table-cell>
          <table:table-cell table:style-name="ce18" office:value-type="float" office:value="0.00312487395102738" calcext:value-type="float">
            <text:p>0.00</text:p>
          </table:table-cell>
          <table:table-cell office:value-type="float" office:value="0.529411764705882" calcext:value-type="float">
            <text:p>0.5294117647</text:p>
          </table:table-cell>
          <table:table-cell office:value-type="float" office:value="0.071082884935371" calcext:value-type="float">
            <text:p>0.0710828849</text:p>
          </table:table-cell>
          <table:table-cell table:formula="of:=RANK([.BI21];([.AH21]~[.AQ21]~[.AZ21]~[.BI21]~[.BR21]);1)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.5" calcext:value-type="float">
            <text:p>1.50</text:p>
          </table:table-cell>
          <table:table-cell table:style-name="ce18" office:value-type="float" office:value="0.0098783151" calcext:value-type="float">
            <text:p>0.01</text:p>
          </table:table-cell>
          <table:table-cell table:style-name="ce18" office:value-type="float" office:value="0.0360048809235294" calcext:value-type="float">
            <text:p>0.04</text:p>
          </table:table-cell>
          <table:table-cell table:style-name="ce18" office:value-type="float" office:value="0.212371232963484" calcext:value-type="float">
            <text:p>0.21</text:p>
          </table:table-cell>
          <table:table-cell table:style-name="ce18" office:value-type="float" office:value="0.490196078431373" calcext:value-type="float">
            <text:p>0.49</text:p>
          </table:table-cell>
          <table:table-cell table:style-name="ce18" office:value-type="float" office:value="0.0197293" calcext:value-type="float">
            <text:p>0.02</text:p>
          </table:table-cell>
          <table:table-cell table:formula="of:=RANK([.BR21];([.AQ21]~[.AZ21]~[.BI21]~[.BR21]~[.CA21]);1)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16.76" calcext:value-type="float">
            <text:p>16.7600</text:p>
          </table:table-cell>
          <table:table-cell table:style-name="ce8" office:value-type="float" office:value="0.309999999999945" calcext:value-type="float">
            <text:p>0.3100</text:p>
          </table:table-cell>
          <table:table-cell table:style-name="ce8" office:value-type="float" office:value="0.716862745097985" calcext:value-type="float">
            <text:p>0.7169</text:p>
          </table:table-cell>
          <table:table-cell table:style-name="ce8" office:value-type="float" office:value="2.43610837197361" calcext:value-type="float">
            <text:p>2.4361</text:p>
          </table:table-cell>
          <table:table-cell office:value-type="float" office:value="0.235294117647059" calcext:value-type="float">
            <text:p>0.235294117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" calcext:value-type="float">
            <text:p>0.0000</text:p>
          </table:table-cell>
          <table:table-cell office:value-type="float" office:value="0.0668627450980274" calcext:value-type="float">
            <text:p>0.0669</text:p>
          </table:table-cell>
          <table:table-cell office:value-type="float" office:value="0.158069604921348" calcext:value-type="float">
            <text:p>0.1581</text:p>
          </table:table-cell>
          <table:table-cell office:value-type="float" office:value="0.803921568627451" calcext:value-type="float">
            <text:p>0.8039215686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22];([.AH22]~[.AQ22]~[.AZ22]~[.BI22]~[.BR22]);1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312173" calcext:value-type="float">
            <text:p>0.3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306051960784314" calcext:value-type="float">
            <text:p>0.03</text:p>
          </table:table-cell>
          <table:table-cell table:style-name="ce18" office:value-type="float" office:value="0.0987177704007743" calcext:value-type="float">
            <text:p>0.10</text:p>
          </table:table-cell>
          <table:table-cell table:style-name="ce18" office:value-type="float" office:value="0.901960784313726" calcext:value-type="float">
            <text:p>0.90</text:p>
          </table:table-cell>
          <table:table-cell table:style-name="ce18" office:value-type="float" office:value="1.560865" calcext:value-type="float">
            <text:p>1.56</text:p>
          </table:table-cell>
          <table:table-cell table:formula="of:=RANK([.AQ22];([.AH22]~[.AQ22]~[.AZ22]~[.BI22]~[.BR22]);1)" office:value-type="float" office:value="5" calcext:value-type="float">
            <text:p>5</text:p>
          </table:table-cell>
          <table:table-cell table:style-name="ce2" office:value-type="string" calcext:value-type="string">
            <text:p>$f_{20}$</text:p>
          </table:table-cell>
          <table:table-cell table:number-columns-repeated="5" table:style-name="ce28" office:value-type="float" office:value="0" calcext:value-type="float">
            <text:p>0.00</text:p>
          </table:table-cell>
          <table:table-cell table:style-name="ce30" office:value-type="float" office:value="1" calcext:value-type="float">
            <text:p>1.00</text:p>
          </table:table-cell>
          <table:table-cell table:style-name="ce10" office:value-type="float" office:value="0" calcext:value-type="float">
            <text:p>0.0000</text:p>
          </table:table-cell>
          <table:table-cell table:formula="of:=RANK([.AZ22];([.AH22]~[.AQ22]~[.AZ22]~[.BI22]~[.BR22]);1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BI22];([.AH22]~[.AQ22]~[.AZ22]~[.BI22]~[.BR22]);1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31217326" calcext:value-type="float">
            <text:p>0.3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0612104431372549" calcext:value-type="float">
            <text:p>0.01</text:p>
          </table:table-cell>
          <table:table-cell table:style-name="ce18" office:value-type="float" office:value="0.0441479658102222" calcext:value-type="float">
            <text:p>0.04</text:p>
          </table:table-cell>
          <table:table-cell table:style-name="ce18" office:value-type="float" office:value="0.980392156862745" calcext:value-type="float">
            <text:p>0.98</text:p>
          </table:table-cell>
          <table:table-cell table:style-name="ce18" office:value-type="float" office:value="1.560865" calcext:value-type="float">
            <text:p>1.56</text:p>
          </table:table-cell>
          <table:table-cell table:formula="of:=RANK([.BR22];([.AQ22]~[.AZ22]~[.BI22]~[.BR22]~[.CA22]);1)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8" office:value-type="float" office:value="100" calcext:value-type="float">
            <text:p>100.0000</text:p>
          </table:table-cell>
          <table:table-cell table:style-name="ce8" office:value-type="float" office:value="200" calcext:value-type="float">
            <text:p>200.0000</text:p>
          </table:table-cell>
          <table:table-cell table:style-name="ce8" office:value-type="float" office:value="100" calcext:value-type="float">
            <text:p>100.0000</text:p>
          </table:table-cell>
          <table:table-cell table:style-name="ce8" office:value-type="float" office:value="149.019607843137" calcext:value-type="float">
            <text:p>149.0196</text:p>
          </table:table-cell>
          <table:table-cell table:style-name="ce8" office:value-type="float" office:value="72.1110255092798" calcext:value-type="float">
            <text:p>72.111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.0000</text:p>
          </table:table-cell>
          <table:table-cell office:value-type="float" office:value="200" calcext:value-type="float">
            <text:p>20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09.803921568627" calcext:value-type="float">
            <text:p>109.8039</text:p>
          </table:table-cell>
          <table:table-cell office:value-type="float" office:value="31.6227766016838" calcext:value-type="float">
            <text:p>31.622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98.0392156862745" calcext:value-type="float">
            <text:p>98.0392</text:p>
          </table:table-cell>
          <table:table-cell office:value-type="float" office:value="14.142135623731" calcext:value-type="float">
            <text:p>14.1421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98.0392156862745" calcext:value-type="float">
            <text:p>98.0392</text:p>
          </table:table-cell>
          <table:table-cell office:value-type="float" office:value="14.142135623731" calcext:value-type="float">
            <text:p>14.1421</text:p>
          </table:table-cell>
          <table:table-cell office:value-type="float" office:value="0.0196078431372549" calcext:value-type="float">
            <text:p>0.0196078431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200" calcext:value-type="float">
            <text:p>200.00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111.764705882353" calcext:value-type="float">
            <text:p>111.76</text:p>
          </table:table-cell>
          <table:table-cell table:style-name="ce18" office:value-type="float" office:value="34.6410161513775" calcext:value-type="float">
            <text:p>34.64</text:p>
          </table:table-cell>
          <table:table-cell office:value-type="float" office:value="0" calcext:value-type="float">
            <text:p>0</text:p>
          </table:table-cell>
          <table:table-cell office:value-type="float" office:value="5700" calcext:value-type="float">
            <text:p>5700</text:p>
          </table:table-cell>
          <table:table-cell table:formula="of:=RANK([.AH23];([.AH23]~[.AQ23]~[.AZ23]~[.BI23]~[.BR23]);1)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204.833" calcext:value-type="float">
            <text:p>204.83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132.329921568627" calcext:value-type="float">
            <text:p>132.33</text:p>
          </table:table-cell>
          <table:table-cell table:style-name="ce18" office:value-type="float" office:value="58.2961053162216" calcext:value-type="float">
            <text:p>58.3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6748.826" calcext:value-type="float">
            <text:p>6748.83</text:p>
          </table:table-cell>
          <table:table-cell table:formula="of:=RANK([.AQ23];([.AH23]~[.AQ23]~[.AZ23]~[.BI23]~[.BR23]);1)" office:value-type="float" office:value="5" calcext:value-type="float">
            <text:p>5</text:p>
          </table:table-cell>
          <table:table-cell table:style-name="ce2" office:value-type="string" calcext:value-type="string">
            <text:p>$f_{21}$</text:p>
          </table:table-cell>
          <table:table-cell table:number-columns-repeated="5" table:style-name="ce28" office:value-type="float" office:value="0" calcext:value-type="float">
            <text:p>0.00</text:p>
          </table:table-cell>
          <table:table-cell table:style-name="ce30" office:value-type="float" office:value="1" calcext:value-type="float">
            <text:p>1.00</text:p>
          </table:table-cell>
          <table:table-cell table:style-name="ce10" office:value-type="float" office:value="0" calcext:value-type="float">
            <text:p>0.0000</text:p>
          </table:table-cell>
          <table:table-cell table:formula="of:=RANK([.AZ23];([.AH23]~[.AQ23]~[.AZ23]~[.BI23]~[.BR23]);1)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201.95692" calcext:value-type="float">
            <text:p>201.96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115.724645490196" calcext:value-type="float">
            <text:p>115.72</text:p>
          </table:table-cell>
          <table:table-cell table:style-name="ce18" office:value-type="float" office:value="40.098681658101" calcext:value-type="float">
            <text:p>40.10</text:p>
          </table:table-cell>
          <table:table-cell office:value-type="float" office:value="0" calcext:value-type="float">
            <text:p>0</text:p>
          </table:table-cell>
          <table:table-cell office:value-type="float" office:value="5901.95692" calcext:value-type="float">
            <text:p>5901.95692</text:p>
          </table:table-cell>
          <table:table-cell table:formula="of:=RANK([.BI23];([.AH23]~[.AQ23]~[.AZ23]~[.BI23]~[.BR23]);1)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203.88917" calcext:value-type="float">
            <text:p>203.89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122.882298627451" calcext:value-type="float">
            <text:p>122.88</text:p>
          </table:table-cell>
          <table:table-cell table:style-name="ce18" office:value-type="float" office:value="47.9934769146185" calcext:value-type="float">
            <text:p>47.9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6748.826" calcext:value-type="float">
            <text:p>6748.83</text:p>
          </table:table-cell>
          <table:table-cell table:formula="of:=RANK([.BR23];([.AQ23]~[.AZ23]~[.BI23]~[.BR23]~[.CA23]);1)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100.35" calcext:value-type="float">
            <text:p>100.3500</text:p>
          </table:table-cell>
          <table:table-cell table:style-name="ce8" office:value-type="float" office:value="100" calcext:value-type="float">
            <text:p>100.0000</text:p>
          </table:table-cell>
          <table:table-cell table:style-name="ce8" office:value-type="float" office:value="86.2813725490196" calcext:value-type="float">
            <text:p>86.2814</text:p>
          </table:table-cell>
          <table:table-cell table:style-name="ce8" office:value-type="float" office:value="37.4166066072272" calcext:value-type="float">
            <text:p>37.4166</text:p>
          </table:table-cell>
          <table:table-cell office:value-type="float" office:value="0.137254901960784" calcext:value-type="float">
            <text:p>0.13725490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7.2549019607843" calcext:value-type="float">
            <text:p>37.2549</text:p>
          </table:table-cell>
          <table:table-cell office:value-type="float" office:value="61.6441400296898" calcext:value-type="float">
            <text:p>61.6441</text:p>
          </table:table-cell>
          <table:table-cell office:value-type="float" office:value="0.627450980392157" calcext:value-type="float">
            <text:p>0.627450980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101.16" calcext:value-type="float">
            <text:p>101.1600</text:p>
          </table:table-cell>
          <table:table-cell office:value-type="float" office:value="0" calcext:value-type="float">
            <text:p>0.0000</text:p>
          </table:table-cell>
          <table:table-cell office:value-type="float" office:value="15.8105882352941" calcext:value-type="float">
            <text:p>15.8106</text:p>
          </table:table-cell>
          <table:table-cell office:value-type="float" office:value="40.3171288164224" calcext:value-type="float">
            <text:p>40.3171</text:p>
          </table:table-cell>
          <table:table-cell office:value-type="float" office:value="0.843137254901961" calcext:value-type="float">
            <text:p>0.843137254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100.76" calcext:value-type="float">
            <text:p>100.7600</text:p>
          </table:table-cell>
          <table:table-cell office:value-type="float" office:value="0" calcext:value-type="float">
            <text:p>0.0000</text:p>
          </table:table-cell>
          <table:table-cell office:value-type="float" office:value="1.97568627450981" calcext:value-type="float">
            <text:p>1.9757</text:p>
          </table:table-cell>
          <table:table-cell office:value-type="float" office:value="14.2496158544713" calcext:value-type="float">
            <text:p>14.2496</text:p>
          </table:table-cell>
          <table:table-cell office:value-type="float" office:value="0.980392156862745" calcext:value-type="float">
            <text:p>0.9803921569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4" table:style-name="ce18" office:value-type="float" office:value="100" calcext:value-type="float">
            <text:p>100.00</text:p>
          </table:table-cell>
          <table:table-cell table:style-name="ce18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5100" calcext:value-type="float">
            <text:p>5100</text:p>
          </table:table-cell>
          <table:table-cell table:formula="of:=RANK([.AH24];([.AH24]~[.AQ24]~[.AZ24]~[.BI24]~[.BR24]);1)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style-name="ce18" office:value-type="float" office:value="25.162" calcext:value-type="float">
            <text:p>25.16</text:p>
          </table:table-cell>
          <table:table-cell table:number-columns-repeated="2" table:style-name="ce18" office:value-type="float" office:value="100" calcext:value-type="float">
            <text:p>100.00</text:p>
          </table:table-cell>
          <table:table-cell table:style-name="ce18" office:value-type="float" office:value="96.7141980392157" calcext:value-type="float">
            <text:p>96.71</text:p>
          </table:table-cell>
          <table:table-cell table:style-name="ce18" office:value-type="float" office:value="14.0725023750931" calcext:value-type="float">
            <text:p>14.07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4932.4241" calcext:value-type="float">
            <text:p>4932.42</text:p>
          </table:table-cell>
          <table:table-cell table:formula="of:=RANK([.AQ24];([.AH24]~[.AQ24]~[.AZ24]~[.BI24]~[.BR24]);1)" office:value-type="float" office:value="2" calcext:value-type="float">
            <text:p>2</text:p>
          </table:table-cell>
          <table:table-cell table:style-name="ce2" office:value-type="string" calcext:value-type="string">
            <text:p>$f_{22}$</text:p>
          </table:table-cell>
          <table:table-cell table:number-columns-repeated="5" table:style-name="ce28" office:value-type="float" office:value="0" calcext:value-type="float">
            <text:p>0.00</text:p>
          </table:table-cell>
          <table:table-cell table:style-name="ce30" office:value-type="float" office:value="1" calcext:value-type="float">
            <text:p>1.00</text:p>
          </table:table-cell>
          <table:table-cell table:style-name="ce10" office:value-type="float" office:value="0" calcext:value-type="float">
            <text:p>0.0000</text:p>
          </table:table-cell>
          <table:table-cell table:formula="of:=RANK([.AZ24];([.AH24]~[.AQ24]~[.AZ24]~[.BI24]~[.BR24]);1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4" table:style-name="ce18" office:value-type="float" office:value="100" calcext:value-type="float">
            <text:p>100.00</text:p>
          </table:table-cell>
          <table:table-cell table:style-name="ce18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5100" calcext:value-type="float">
            <text:p>5100</text:p>
          </table:table-cell>
          <table:table-cell table:formula="of:=RANK([.BI24];([.AH24]~[.AQ24]~[.AZ24]~[.BI24]~[.BR24]);1)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4" table:style-name="ce18" office:value-type="float" office:value="100" calcext:value-type="float">
            <text:p>100.00</text:p>
          </table:table-cell>
          <table:table-cell table:number-columns-repeated="2" table:style-name="ce18" office:value-type="float" office:value="0" calcext:value-type="float">
            <text:p>0.00</text:p>
          </table:table-cell>
          <table:table-cell table:style-name="ce18" office:value-type="float" office:value="4932.4241" calcext:value-type="float">
            <text:p>4932.42</text:p>
          </table:table-cell>
          <table:table-cell table:formula="of:=RANK([.BR24];([.AQ24]~[.AZ24]~[.BI24]~[.BR24]~[.CA24]);1)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 table:style-name="ce8" office:value-type="float" office:value="300" calcext:value-type="float">
            <text:p>300.0000</text:p>
          </table:table-cell>
          <table:table-cell table:style-name="ce8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94.117647058824" calcext:value-type="float">
            <text:p>294.1176</text:p>
          </table:table-cell>
          <table:table-cell office:value-type="float" office:value="42.4264068711929" calcext:value-type="float">
            <text:p>42.4264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4" table:style-name="ce18" office:value-type="float" office:value="300" calcext:value-type="float">
            <text:p>300.00</text:p>
          </table:table-cell>
          <table:table-cell table:style-name="ce18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5300" calcext:value-type="float">
            <text:p>15300</text:p>
          </table:table-cell>
          <table:table-cell table:formula="of:=RANK([.AH25];([.AH25]~[.AQ25]~[.AZ25]~[.BI25]~[.BR25]);1)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4" table:style-name="ce18" office:value-type="float" office:value="300" calcext:value-type="float">
            <text:p>300.00</text:p>
          </table:table-cell>
          <table:table-cell table:number-columns-repeated="2" table:style-name="ce18" office:value-type="float" office:value="0" calcext:value-type="float">
            <text:p>0.00</text:p>
          </table:table-cell>
          <table:table-cell table:style-name="ce18" office:value-type="float" office:value="15300" calcext:value-type="float">
            <text:p>15300.00</text:p>
          </table:table-cell>
          <table:table-cell table:formula="of:=RANK([.AQ25];([.AH25]~[.AQ25]~[.AZ25]~[.BI25]~[.BR25]);1)" office:value-type="float" office:value="2" calcext:value-type="float">
            <text:p>2</text:p>
          </table:table-cell>
          <table:table-cell table:style-name="ce2" office:value-type="string" calcext:value-type="string">
            <text:p>$f_{23}$</text:p>
          </table:table-cell>
          <table:table-cell table:style-name="ce28" office:value-type="float" office:value="0" calcext:value-type="float">
            <text:p>0.00</text:p>
          </table:table-cell>
          <table:table-cell table:style-name="ce28" office:value-type="float" office:value="300" calcext:value-type="float">
            <text:p>300.00</text:p>
          </table:table-cell>
          <table:table-cell table:style-name="ce28" office:value-type="float" office:value="0" calcext:value-type="float">
            <text:p>0.00</text:p>
          </table:table-cell>
          <table:table-cell table:style-name="ce28" office:value-type="float" office:value="34.9007843137255" calcext:value-type="float">
            <text:p>34.90</text:p>
          </table:table-cell>
          <table:table-cell table:style-name="ce28" office:value-type="float" office:value="102.797510047666" calcext:value-type="float">
            <text:p>102.80</text:p>
          </table:table-cell>
          <table:table-cell table:style-name="ce30" office:value-type="float" office:value="0.882352941176471" calcext:value-type="float">
            <text:p>0.88</text:p>
          </table:table-cell>
          <table:table-cell table:style-name="ce10" office:value-type="float" office:value="1779.94" calcext:value-type="float">
            <text:p>1779.9400</text:p>
          </table:table-cell>
          <table:table-cell table:formula="of:=RANK([.AZ25];([.AH25]~[.AQ25]~[.AZ25]~[.BI25]~[.BR25]);1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4" table:style-name="ce18" office:value-type="float" office:value="300" calcext:value-type="float">
            <text:p>300.00</text:p>
          </table:table-cell>
          <table:table-cell table:style-name="ce18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5300" calcext:value-type="float">
            <text:p>15300</text:p>
          </table:table-cell>
          <table:table-cell table:formula="of:=RANK([.BI25];([.AH25]~[.AQ25]~[.AZ25]~[.BI25]~[.BR25]);1)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style-name="ce18" office:value-type="float" office:value="300" calcext:value-type="float">
            <text:p>300.00</text:p>
          </table:table-cell>
          <table:table-cell table:style-name="ce18" office:value-type="float" office:value="303.7983" calcext:value-type="float">
            <text:p>303.80</text:p>
          </table:table-cell>
          <table:table-cell table:style-name="ce18" office:value-type="float" office:value="300" calcext:value-type="float">
            <text:p>300.00</text:p>
          </table:table-cell>
          <table:table-cell table:style-name="ce18" office:value-type="float" office:value="301.079291764706" calcext:value-type="float">
            <text:p>301.08</text:p>
          </table:table-cell>
          <table:table-cell table:style-name="ce18" office:value-type="float" office:value="1.79541020286396" calcext:value-type="float">
            <text:p>1.8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5300" calcext:value-type="float">
            <text:p>15300.00</text:p>
          </table:table-cell>
          <table:table-cell table:formula="of:=RANK([.BR25];([.AQ25]~[.AZ25]~[.BI25]~[.BR25]~[.CA25]);1)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8" office:value-type="float" office:value="0" calcext:value-type="float">
            <text:p>0.0000</text:p>
          </table:table-cell>
          <table:table-cell table:number-columns-repeated="2" table:style-name="ce8" office:value-type="float" office:value="300" calcext:value-type="float">
            <text:p>300.0000</text:p>
          </table:table-cell>
          <table:table-cell table:style-name="ce8" office:value-type="float" office:value="223.529411764706" calcext:value-type="float">
            <text:p>223.5294</text:p>
          </table:table-cell>
          <table:table-cell table:style-name="ce8" office:value-type="float" office:value="160.62378404209" calcext:value-type="float">
            <text:p>160.6238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31.372549019608" calcext:value-type="float">
            <text:p>131.3725</text:p>
          </table:table-cell>
          <table:table-cell office:value-type="float" office:value="82.4621125123532" calcext:value-type="float">
            <text:p>82.4621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94.1176470588235" calcext:value-type="float">
            <text:p>94.1176</text:p>
          </table:table-cell>
          <table:table-cell office:value-type="float" office:value="42.4264068711929" calcext:value-type="float">
            <text:p>42.4264</text:p>
          </table:table-cell>
          <table:table-cell office:value-type="float" office:value="0.0980392156862745" calcext:value-type="float">
            <text:p>0.098039215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90.1960784313726" calcext:value-type="float">
            <text:p>90.1961</text:p>
          </table:table-cell>
          <table:table-cell office:value-type="float" office:value="31.6227766016838" calcext:value-type="float">
            <text:p>31.6228</text:p>
          </table:table-cell>
          <table:table-cell office:value-type="float" office:value="0.0980392156862745" calcext:value-type="float">
            <text:p>0.0980392157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18" office:value-type="float" office:value="0.000011656549" calcext:value-type="float">
            <text:p>0.00</text:p>
          </table:table-cell>
          <table:table-cell table:style-name="ce18" office:value-type="float" office:value="329.54432" calcext:value-type="float">
            <text:p>329.54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128.899273365815" calcext:value-type="float">
            <text:p>128.90</text:p>
          </table:table-cell>
          <table:table-cell table:style-name="ce18" office:value-type="float" office:value="82.8484636084458" calcext:value-type="float">
            <text:p>82.85</text:p>
          </table:table-cell>
          <table:table-cell office:value-type="float" office:value="0" calcext:value-type="float">
            <text:p>0</text:p>
          </table:table-cell>
          <table:table-cell office:value-type="float" office:value="6573.86294165655" calcext:value-type="float">
            <text:p>6573.8629416566</text:p>
          </table:table-cell>
          <table:table-cell table:formula="of:=RANK([.AH26];([.AH26]~[.AQ26]~[.AZ26]~[.BI26]~[.BR26]);1)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330.941" calcext:value-type="float">
            <text:p>330.94</text:p>
          </table:table-cell>
          <table:table-cell table:style-name="ce18" office:value-type="float" office:value="326.056" calcext:value-type="float">
            <text:p>326.06</text:p>
          </table:table-cell>
          <table:table-cell table:style-name="ce18" office:value-type="float" office:value="250.888058823529" calcext:value-type="float">
            <text:p>250.89</text:p>
          </table:table-cell>
          <table:table-cell table:style-name="ce18" office:value-type="float" office:value="187.087704220935" calcext:value-type="float">
            <text:p>187.09</text:p>
          </table:table-cell>
          <table:table-cell table:style-name="ce18" office:value-type="float" office:value="0.0196078431372549" calcext:value-type="float">
            <text:p>0.02</text:p>
          </table:table-cell>
          <table:table-cell table:style-name="ce18" office:value-type="float" office:value="12795.291" calcext:value-type="float">
            <text:p>12795.29</text:p>
          </table:table-cell>
          <table:table-cell table:formula="of:=RANK([.AQ26];([.AH26]~[.AQ26]~[.AZ26]~[.BI26]~[.BR26]);1)" office:value-type="float" office:value="5" calcext:value-type="float">
            <text:p>5</text:p>
          </table:table-cell>
          <table:table-cell table:style-name="ce2" office:value-type="string" calcext:value-type="string">
            <text:p>$f_{24}$</text:p>
          </table:table-cell>
          <table:table-cell table:number-columns-repeated="5" table:style-name="ce28" office:value-type="float" office:value="0" calcext:value-type="float">
            <text:p>0.00</text:p>
          </table:table-cell>
          <table:table-cell table:style-name="ce30" office:value-type="float" office:value="1" calcext:value-type="float">
            <text:p>1.00</text:p>
          </table:table-cell>
          <table:table-cell table:style-name="ce10" office:value-type="float" office:value="0" calcext:value-type="float">
            <text:p>0.0000</text:p>
          </table:table-cell>
          <table:table-cell table:formula="of:=RANK([.AZ26];([.AH26]~[.AQ26]~[.AZ26]~[.BI26]~[.BR26]);1)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329.54432" calcext:value-type="float">
            <text:p>329.54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147.516031176471" calcext:value-type="float">
            <text:p>147.52</text:p>
          </table:table-cell>
          <table:table-cell table:style-name="ce18" office:value-type="float" office:value="99.4966539611327" calcext:value-type="float">
            <text:p>99.50</text:p>
          </table:table-cell>
          <table:table-cell office:value-type="float" office:value="0" calcext:value-type="float">
            <text:p>0</text:p>
          </table:table-cell>
          <table:table-cell office:value-type="float" office:value="7523.31759" calcext:value-type="float">
            <text:p>7523.31759</text:p>
          </table:table-cell>
          <table:table-cell table:formula="of:=RANK([.BI26];([.AH26]~[.AQ26]~[.AZ26]~[.BI26]~[.BR26]);1)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331.13796" calcext:value-type="float">
            <text:p>331.14</text:p>
          </table:table-cell>
          <table:table-cell table:style-name="ce18" office:value-type="float" office:value="273.99792" calcext:value-type="float">
            <text:p>274.00</text:p>
          </table:table-cell>
          <table:table-cell table:style-name="ce18" office:value-type="float" office:value="235.923699019608" calcext:value-type="float">
            <text:p>235.92</text:p>
          </table:table-cell>
          <table:table-cell table:style-name="ce18" office:value-type="float" office:value="136.059259904001" calcext:value-type="float">
            <text:p>136.06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2795.291" calcext:value-type="float">
            <text:p>12795.29</text:p>
          </table:table-cell>
          <table:table-cell table:formula="of:=RANK([.BR26];([.AQ26]~[.AZ26]~[.BI26]~[.BR26]~[.CA26]);1)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8" office:value-type="float" office:value="100.03" calcext:value-type="float">
            <text:p>100.0300</text:p>
          </table:table-cell>
          <table:table-cell table:number-columns-repeated="2" table:style-name="ce8" office:value-type="float" office:value="397.74" calcext:value-type="float">
            <text:p>397.7400</text:p>
          </table:table-cell>
          <table:table-cell table:style-name="ce8" office:value-type="float" office:value="368.554901960784" calcext:value-type="float">
            <text:p>368.5549</text:p>
          </table:table-cell>
          <table:table-cell table:style-name="ce8" office:value-type="float" office:value="94.1372113672377" calcext:value-type="float">
            <text:p>94.137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.0000</text:p>
          </table:table-cell>
          <table:table-cell office:value-type="float" office:value="397.74" calcext:value-type="float">
            <text:p>397.74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29.200784313726" calcext:value-type="float">
            <text:p>129.2008</text:p>
          </table:table-cell>
          <table:table-cell office:value-type="float" office:value="94.1536559672538" calcext:value-type="float">
            <text:p>94.153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18" office:value-type="float" office:value="397.74287" calcext:value-type="float">
            <text:p>397.74</text:p>
          </table:table-cell>
          <table:table-cell table:style-name="ce18" office:value-type="float" office:value="443.36511" calcext:value-type="float">
            <text:p>443.37</text:p>
          </table:table-cell>
          <table:table-cell table:style-name="ce18" office:value-type="float" office:value="400.34261" calcext:value-type="float">
            <text:p>400.34</text:p>
          </table:table-cell>
          <table:table-cell table:style-name="ce18" office:value-type="float" office:value="419.498358431372" calcext:value-type="float">
            <text:p>419.50</text:p>
          </table:table-cell>
          <table:table-cell table:style-name="ce18" office:value-type="float" office:value="28.8852975357906" calcext:value-type="float">
            <text:p>28.89</text:p>
          </table:table-cell>
          <table:table-cell office:value-type="float" office:value="0" calcext:value-type="float">
            <text:p>0</text:p>
          </table:table-cell>
          <table:table-cell office:value-type="float" office:value="21394.41628" calcext:value-type="float">
            <text:p>21394.41628</text:p>
          </table:table-cell>
          <table:table-cell table:formula="of:=RANK([.AH27];([.AH27]~[.AQ27]~[.AZ27]~[.BI27]~[.BR27]);1)"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style-name="ce18" office:value-type="float" office:value="397.743" calcext:value-type="float">
            <text:p>397.74</text:p>
          </table:table-cell>
          <table:table-cell table:style-name="ce18" office:value-type="float" office:value="443.33" calcext:value-type="float">
            <text:p>443.33</text:p>
          </table:table-cell>
          <table:table-cell table:style-name="ce18" office:value-type="float" office:value="398.009" calcext:value-type="float">
            <text:p>398.01</text:p>
          </table:table-cell>
          <table:table-cell table:style-name="ce18" office:value-type="float" office:value="404.166941176471" calcext:value-type="float">
            <text:p>404.17</text:p>
          </table:table-cell>
          <table:table-cell table:style-name="ce18" office:value-type="float" office:value="17.0584208970233" calcext:value-type="float">
            <text:p>17.06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0612.514" calcext:value-type="float">
            <text:p>20612.51</text:p>
          </table:table-cell>
          <table:table-cell table:formula="of:=RANK([.AQ27];([.AH27]~[.AQ27]~[.AZ27]~[.BI27]~[.BR27]);1)" office:value-type="float" office:value="2" calcext:value-type="float">
            <text:p>2</text:p>
          </table:table-cell>
          <table:table-cell table:style-name="ce2" office:value-type="string" calcext:value-type="string">
            <text:p>$f_{25}$</text:p>
          </table:table-cell>
          <table:table-cell table:style-name="ce28" office:value-type="float" office:value="0" calcext:value-type="float">
            <text:p>0.00</text:p>
          </table:table-cell>
          <table:table-cell table:style-name="ce28" office:value-type="float" office:value="100.04" calcext:value-type="float">
            <text:p>100.04</text:p>
          </table:table-cell>
          <table:table-cell table:style-name="ce28" office:value-type="float" office:value="0" calcext:value-type="float">
            <text:p>0.00</text:p>
          </table:table-cell>
          <table:table-cell table:style-name="ce28" office:value-type="float" office:value="3.92254901960785" calcext:value-type="float">
            <text:p>3.92</text:p>
          </table:table-cell>
          <table:table-cell table:style-name="ce28" office:value-type="float" office:value="20.0050002249438" calcext:value-type="float">
            <text:p>20.01</text:p>
          </table:table-cell>
          <table:table-cell table:style-name="ce30" office:value-type="float" office:value="0.96078431372549" calcext:value-type="float">
            <text:p>0.96</text:p>
          </table:table-cell>
          <table:table-cell table:style-name="ce10" office:value-type="float" office:value="200.05" calcext:value-type="float">
            <text:p>200.0500</text:p>
          </table:table-cell>
          <table:table-cell table:formula="of:=RANK([.AZ27];([.AH27]~[.AQ27]~[.AZ27]~[.BI27]~[.BR27]);1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18" office:value-type="float" office:value="397.74287" calcext:value-type="float">
            <text:p>397.74</text:p>
          </table:table-cell>
          <table:table-cell table:style-name="ce18" office:value-type="float" office:value="443.33391" calcext:value-type="float">
            <text:p>443.33</text:p>
          </table:table-cell>
          <table:table-cell table:style-name="ce18" office:value-type="float" office:value="398.00899" calcext:value-type="float">
            <text:p>398.01</text:p>
          </table:table-cell>
          <table:table-cell table:style-name="ce18" office:value-type="float" office:value="406.910310980392" calcext:value-type="float">
            <text:p>406.91</text:p>
          </table:table-cell>
          <table:table-cell table:style-name="ce18" office:value-type="float" office:value="20.2698590454042" calcext:value-type="float">
            <text:p>20.27</text:p>
          </table:table-cell>
          <table:table-cell office:value-type="float" office:value="0" calcext:value-type="float">
            <text:p>0</text:p>
          </table:table-cell>
          <table:table-cell office:value-type="float" office:value="20752.42586" calcext:value-type="float">
            <text:p>20752.42586</text:p>
          </table:table-cell>
          <table:table-cell table:formula="of:=RANK([.BI27];([.AH27]~[.AQ27]~[.AZ27]~[.BI27]~[.BR27]);1)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style-name="ce18" office:value-type="float" office:value="397.74287" calcext:value-type="float">
            <text:p>397.74</text:p>
          </table:table-cell>
          <table:table-cell table:style-name="ce18" office:value-type="float" office:value="445.77756" calcext:value-type="float">
            <text:p>445.78</text:p>
          </table:table-cell>
          <table:table-cell table:style-name="ce18" office:value-type="float" office:value="443.32995" calcext:value-type="float">
            <text:p>443.33</text:p>
          </table:table-cell>
          <table:table-cell table:style-name="ce18" office:value-type="float" office:value="424.720330784314" calcext:value-type="float">
            <text:p>424.72</text:p>
          </table:table-cell>
          <table:table-cell table:style-name="ce18" office:value-type="float" office:value="35.1736961190679" calcext:value-type="float">
            <text:p>35.17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0612.514" calcext:value-type="float">
            <text:p>20612.51</text:p>
          </table:table-cell>
          <table:table-cell table:formula="of:=RANK([.BR27];([.AQ27]~[.AZ27]~[.BI27]~[.BR27]~[.CA27]);1)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8" office:value-type="float" office:value="0" calcext:value-type="float">
            <text:p>0.0000</text:p>
          </table:table-cell>
          <table:table-cell table:number-columns-repeated="2" table:style-name="ce8" office:value-type="float" office:value="300" calcext:value-type="float">
            <text:p>300.0000</text:p>
          </table:table-cell>
          <table:table-cell table:style-name="ce8" office:value-type="float" office:value="264.705882352941" calcext:value-type="float">
            <text:p>264.7059</text:p>
          </table:table-cell>
          <table:table-cell table:style-name="ce8" office:value-type="float" office:value="97.9795897113271" calcext:value-type="float">
            <text:p>97.9796</text:p>
          </table:table-cell>
          <table:table-cell office:value-type="float" office:value="0.0980392156862745" calcext:value-type="float">
            <text:p>0.098039215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07.843137254902" calcext:value-type="float">
            <text:p>107.8431</text:p>
          </table:table-cell>
          <table:table-cell office:value-type="float" office:value="235.796522451032" calcext:value-type="float">
            <text:p>235.7965</text:p>
          </table:table-cell>
          <table:table-cell office:value-type="float" office:value="0.588235294117647" calcext:value-type="float">
            <text:p>0.588235294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18" office:value-type="float" office:value="200" calcext:value-type="float">
            <text:p>200.00</text:p>
          </table:table-cell>
          <table:table-cell table:number-columns-repeated="2" table:style-name="ce18" office:value-type="float" office:value="300" calcext:value-type="float">
            <text:p>300.00</text:p>
          </table:table-cell>
          <table:table-cell table:style-name="ce18" office:value-type="float" office:value="286.274510392157" calcext:value-type="float">
            <text:p>286.27</text:p>
          </table:table-cell>
          <table:table-cell table:style-name="ce18" office:value-type="float" office:value="37.416572264172" calcext:value-type="float">
            <text:p>37.42</text:p>
          </table:table-cell>
          <table:table-cell office:value-type="float" office:value="0" calcext:value-type="float">
            <text:p>0</text:p>
          </table:table-cell>
          <table:table-cell office:value-type="float" office:value="14600.00003" calcext:value-type="float">
            <text:p>14600.00003</text:p>
          </table:table-cell>
          <table:table-cell table:formula="of:=RANK([.AH28];([.AH28]~[.AQ28]~[.AZ28]~[.BI28]~[.BR28]);1)"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4" table:style-name="ce18" office:value-type="float" office:value="300" calcext:value-type="float">
            <text:p>300.00</text:p>
          </table:table-cell>
          <table:table-cell table:number-columns-repeated="2" table:style-name="ce18" office:value-type="float" office:value="0" calcext:value-type="float">
            <text:p>0.00</text:p>
          </table:table-cell>
          <table:table-cell table:style-name="ce18" office:value-type="float" office:value="15300" calcext:value-type="float">
            <text:p>15300.00</text:p>
          </table:table-cell>
          <table:table-cell table:formula="of:=RANK([.AQ28];([.AH28]~[.AQ28]~[.AZ28]~[.BI28]~[.BR28]);1)" office:value-type="float" office:value="4" calcext:value-type="float">
            <text:p>4</text:p>
          </table:table-cell>
          <table:table-cell table:style-name="ce2" office:value-type="string" calcext:value-type="string">
            <text:p>$f_{26}$</text:p>
          </table:table-cell>
          <table:table-cell table:number-columns-repeated="5" table:style-name="ce28" office:value-type="float" office:value="0" calcext:value-type="float">
            <text:p>0.00</text:p>
          </table:table-cell>
          <table:table-cell table:style-name="ce30" office:value-type="float" office:value="1" calcext:value-type="float">
            <text:p>1.00</text:p>
          </table:table-cell>
          <table:table-cell table:style-name="ce10" office:value-type="float" office:value="0" calcext:value-type="float">
            <text:p>0.0000</text:p>
          </table:table-cell>
          <table:table-cell table:formula="of:=RANK([.AZ28];([.AH28]~[.AQ28]~[.AZ28]~[.BI28]~[.BR28]);1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style-name="ce18" office:value-type="float" office:value="0" calcext:value-type="float">
            <text:p>0.00</text:p>
          </table:table-cell>
          <table:table-cell table:number-columns-repeated="2" table:style-name="ce18" office:value-type="float" office:value="300" calcext:value-type="float">
            <text:p>300.00</text:p>
          </table:table-cell>
          <table:table-cell table:style-name="ce18" office:value-type="float" office:value="261.091527254902" calcext:value-type="float">
            <text:p>261.09</text:p>
          </table:table-cell>
          <table:table-cell table:style-name="ce18" office:value-type="float" office:value="86.0517847318755" calcext:value-type="float">
            <text:p>86.05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13315.66789" calcext:value-type="float">
            <text:p>13315.66789</text:p>
          </table:table-cell>
          <table:table-cell table:formula="of:=RANK([.BI28];([.AH28]~[.AQ28]~[.AZ28]~[.BI28]~[.BR28]);1)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4" table:style-name="ce18" office:value-type="float" office:value="300" calcext:value-type="float">
            <text:p>300.00</text:p>
          </table:table-cell>
          <table:table-cell table:number-columns-repeated="2" table:style-name="ce18" office:value-type="float" office:value="0" calcext:value-type="float">
            <text:p>0.00</text:p>
          </table:table-cell>
          <table:table-cell table:style-name="ce18" office:value-type="float" office:value="15300" calcext:value-type="float">
            <text:p>15300.00</text:p>
          </table:table-cell>
          <table:table-cell table:formula="of:=RANK([.BR28];([.AQ28]~[.AZ28]~[.BI28]~[.BR28]~[.CA28]);1)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 table:style-name="ce8" office:value-type="float" office:value="386.89" calcext:value-type="float">
            <text:p>386.8900</text:p>
          </table:table-cell>
          <table:table-cell table:style-name="ce8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18" office:value-type="float" office:value="389.00553" calcext:value-type="float">
            <text:p>389.01</text:p>
          </table:table-cell>
          <table:table-cell table:style-name="ce18" office:value-type="float" office:value="395.98477" calcext:value-type="float">
            <text:p>395.98</text:p>
          </table:table-cell>
          <table:table-cell table:style-name="ce18" office:value-type="float" office:value="390.7519" calcext:value-type="float">
            <text:p>390.75</text:p>
          </table:table-cell>
          <table:table-cell table:style-name="ce18" office:value-type="float" office:value="391.526004901961" calcext:value-type="float">
            <text:p>391.53</text:p>
          </table:table-cell>
          <table:table-cell table:style-name="ce18" office:value-type="float" office:value="3.06809143715273" calcext:value-type="float">
            <text:p>3.07</text:p>
          </table:table-cell>
          <table:table-cell office:value-type="float" office:value="0" calcext:value-type="float">
            <text:p>0</text:p>
          </table:table-cell>
          <table:table-cell office:value-type="float" office:value="19967.82625" calcext:value-type="float">
            <text:p>19967.82625</text:p>
          </table:table-cell>
          <table:table-cell table:formula="of:=RANK([.AH29];([.AH29]~[.AQ29]~[.AZ29]~[.BI29]~[.BR29]);1)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style-name="ce18" office:value-type="float" office:value="389.006" calcext:value-type="float">
            <text:p>389.01</text:p>
          </table:table-cell>
          <table:table-cell table:number-columns-repeated="2" table:style-name="ce18" office:value-type="float" office:value="389.518" calcext:value-type="float">
            <text:p>389.52</text:p>
          </table:table-cell>
          <table:table-cell table:style-name="ce18" office:value-type="float" office:value="389.347333333333" calcext:value-type="float">
            <text:p>389.35</text:p>
          </table:table-cell>
          <table:table-cell table:style-name="ce18" office:value-type="float" office:value="0.29854473701608" calcext:value-type="float">
            <text:p>0.3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9856.714" calcext:value-type="float">
            <text:p>19856.71</text:p>
          </table:table-cell>
          <table:table-cell table:formula="of:=RANK([.AQ29];([.AH29]~[.AQ29]~[.AZ29]~[.BI29]~[.BR29]);1)" office:value-type="float" office:value="2" calcext:value-type="float">
            <text:p>2</text:p>
          </table:table-cell>
          <table:table-cell table:style-name="ce2" office:value-type="string" calcext:value-type="string">
            <text:p>$f_{27}$</text:p>
          </table:table-cell>
          <table:table-cell table:style-name="ce28" office:value-type="float" office:value="0" calcext:value-type="float">
            <text:p>0.00</text:p>
          </table:table-cell>
          <table:table-cell table:number-columns-repeated="2" table:style-name="ce28" office:value-type="float" office:value="386.89" calcext:value-type="float">
            <text:p>386.89</text:p>
          </table:table-cell>
          <table:table-cell table:style-name="ce28" office:value-type="float" office:value="204.657450980392" calcext:value-type="float">
            <text:p>204.66</text:p>
          </table:table-cell>
          <table:table-cell table:style-name="ce28" office:value-type="float" office:value="268.018067435761" calcext:value-type="float">
            <text:p>268.02</text:p>
          </table:table-cell>
          <table:table-cell table:style-name="ce30" office:value-type="float" office:value="0.0196078431372549" calcext:value-type="float">
            <text:p>0.02</text:p>
          </table:table-cell>
          <table:table-cell table:style-name="ce10" office:value-type="float" office:value="10437.53" calcext:value-type="float">
            <text:p>10437.5300</text:p>
          </table:table-cell>
          <table:table-cell table:formula="of:=RANK([.AZ29];([.AH29]~[.AQ29]~[.AZ29]~[.BI29]~[.BR29]);1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style-name="ce18" office:value-type="float" office:value="388.28342" calcext:value-type="float">
            <text:p>388.28</text:p>
          </table:table-cell>
          <table:table-cell table:number-columns-repeated="2" table:style-name="ce18" office:value-type="float" office:value="389.51799" calcext:value-type="float">
            <text:p>389.52</text:p>
          </table:table-cell>
          <table:table-cell table:style-name="ce18" office:value-type="float" office:value="389.383252156863" calcext:value-type="float">
            <text:p>389.38</text:p>
          </table:table-cell>
          <table:table-cell table:style-name="ce18" office:value-type="float" office:value="0.297083518644161" calcext:value-type="float">
            <text:p>0.30</text:p>
          </table:table-cell>
          <table:table-cell office:value-type="float" office:value="0" calcext:value-type="float">
            <text:p>0</text:p>
          </table:table-cell>
          <table:table-cell office:value-type="float" office:value="19858.54586" calcext:value-type="float">
            <text:p>19858.54586</text:p>
          </table:table-cell>
          <table:table-cell table:formula="of:=RANK([.BI29];([.AH29]~[.AQ29]~[.AZ29]~[.BI29]~[.BR29]);1)"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style-name="ce18" office:value-type="float" office:value="389.00553" calcext:value-type="float">
            <text:p>389.01</text:p>
          </table:table-cell>
          <table:table-cell table:style-name="ce18" office:value-type="float" office:value="395.07456" calcext:value-type="float">
            <text:p>395.07</text:p>
          </table:table-cell>
          <table:table-cell table:style-name="ce18" office:value-type="float" office:value="389.01317" calcext:value-type="float">
            <text:p>389.01</text:p>
          </table:table-cell>
          <table:table-cell table:style-name="ce18" office:value-type="float" office:value="389.378716470588" calcext:value-type="float">
            <text:p>389.38</text:p>
          </table:table-cell>
          <table:table-cell table:style-name="ce18" office:value-type="float" office:value="0.922722282105511" calcext:value-type="float">
            <text:p>0.9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9856.714" calcext:value-type="float">
            <text:p>19856.71</text:p>
          </table:table-cell>
          <table:table-cell table:formula="of:=RANK([.BR29];([.AQ29]~[.AZ29]~[.BI29]~[.BR29]~[.CA29]);1)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8" office:value-type="float" office:value="0" calcext:value-type="float">
            <text:p>0.0000</text:p>
          </table:table-cell>
          <table:table-cell table:number-columns-repeated="2" table:style-name="ce8" office:value-type="float" office:value="300" calcext:value-type="float">
            <text:p>300.0000</text:p>
          </table:table-cell>
          <table:table-cell table:style-name="ce8" office:value-type="float" office:value="288.235294117647" calcext:value-type="float">
            <text:p>288.2353</text:p>
          </table:table-cell>
          <table:table-cell table:style-name="ce8" office:value-type="float" office:value="60" calcext:value-type="float">
            <text:p>60.0000</text:p>
          </table:table-cell>
          <table:table-cell office:value-type="float" office:value="0.0392156862745098" calcext:value-type="float">
            <text:p>0.039215686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176.470588235294" calcext:value-type="float">
            <text:p>176.4706</text:p>
          </table:table-cell>
          <table:table-cell office:value-type="float" office:value="232.379000772445" calcext:value-type="float">
            <text:p>232.3790</text:p>
          </table:table-cell>
          <table:table-cell office:value-type="float" office:value="0.411764705882353" calcext:value-type="float">
            <text:p>0.4117647059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4" table:style-name="ce18" office:value-type="float" office:value="300" calcext:value-type="float">
            <text:p>300.00</text:p>
          </table:table-cell>
          <table:table-cell table:style-name="ce18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5300" calcext:value-type="float">
            <text:p>15300</text:p>
          </table:table-cell>
          <table:table-cell table:formula="of:=RANK([.AH30];([.AH30]~[.AQ30]~[.AZ30]~[.BI30]~[.BR30]);1)"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style-name="ce18" office:value-type="float" office:value="300" calcext:value-type="float">
            <text:p>300.00</text:p>
          </table:table-cell>
          <table:table-cell table:style-name="ce18" office:value-type="float" office:value="583.745" calcext:value-type="float">
            <text:p>583.75</text:p>
          </table:table-cell>
          <table:table-cell table:style-name="ce18" office:value-type="float" office:value="300" calcext:value-type="float">
            <text:p>300.00</text:p>
          </table:table-cell>
          <table:table-cell table:style-name="ce18" office:value-type="float" office:value="315.720705882353" calcext:value-type="float">
            <text:p>315.72</text:p>
          </table:table-cell>
          <table:table-cell table:style-name="ce18" office:value-type="float" office:value="61.3943064405813" calcext:value-type="float">
            <text:p>61.3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6101.756" calcext:value-type="float">
            <text:p>16101.76</text:p>
          </table:table-cell>
          <table:table-cell table:formula="of:=RANK([.AQ30];([.AH30]~[.AQ30]~[.AZ30]~[.BI30]~[.BR30]);1)" office:value-type="float" office:value="4" calcext:value-type="float">
            <text:p>4</text:p>
          </table:table-cell>
          <table:table-cell table:style-name="ce2" office:value-type="string" calcext:value-type="string">
            <text:p>$f_{28}$</text:p>
          </table:table-cell>
          <table:table-cell table:number-columns-repeated="5" table:style-name="ce28" office:value-type="float" office:value="0" calcext:value-type="float">
            <text:p>0.00</text:p>
          </table:table-cell>
          <table:table-cell table:style-name="ce30" office:value-type="float" office:value="1" calcext:value-type="float">
            <text:p>1.00</text:p>
          </table:table-cell>
          <table:table-cell table:style-name="ce10" office:value-type="float" office:value="0" calcext:value-type="float">
            <text:p>0.0000</text:p>
          </table:table-cell>
          <table:table-cell table:formula="of:=RANK([.AZ30];([.AH30]~[.AQ30]~[.AZ30]~[.BI30]~[.BR30]);1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style-name="ce18" office:value-type="float" office:value="300" calcext:value-type="float">
            <text:p>300.00</text:p>
          </table:table-cell>
          <table:table-cell table:style-name="ce18" office:value-type="float" office:value="418.54923" calcext:value-type="float">
            <text:p>418.55</text:p>
          </table:table-cell>
          <table:table-cell table:style-name="ce18" office:value-type="float" office:value="300" calcext:value-type="float">
            <text:p>300.00</text:p>
          </table:table-cell>
          <table:table-cell table:style-name="ce18" office:value-type="float" office:value="302.324494705882" calcext:value-type="float">
            <text:p>302.32</text:p>
          </table:table-cell>
          <table:table-cell table:style-name="ce18" office:value-type="float" office:value="16.7653928874887" calcext:value-type="float">
            <text:p>16.77</text:p>
          </table:table-cell>
          <table:table-cell office:value-type="float" office:value="0" calcext:value-type="float">
            <text:p>0</text:p>
          </table:table-cell>
          <table:table-cell office:value-type="float" office:value="15418.54923" calcext:value-type="float">
            <text:p>15418.54923</text:p>
          </table:table-cell>
          <table:table-cell table:formula="of:=RANK([.BI30];([.AH30]~[.AQ30]~[.AZ30]~[.BI30]~[.BR30]);1)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style-name="ce18" office:value-type="float" office:value="300" calcext:value-type="float">
            <text:p>300.00</text:p>
          </table:table-cell>
          <table:table-cell table:style-name="ce18" office:value-type="float" office:value="611.82181" calcext:value-type="float">
            <text:p>611.82</text:p>
          </table:table-cell>
          <table:table-cell table:style-name="ce18" office:value-type="float" office:value="300" calcext:value-type="float">
            <text:p>300.00</text:p>
          </table:table-cell>
          <table:table-cell table:style-name="ce18" office:value-type="float" office:value="369.337800392157" calcext:value-type="float">
            <text:p>369.34</text:p>
          </table:table-cell>
          <table:table-cell table:style-name="ce18" office:value-type="float" office:value="139.465856280649" calcext:value-type="float">
            <text:p>139.47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6101.756" calcext:value-type="float">
            <text:p>16101.76</text:p>
          </table:table-cell>
          <table:table-cell table:formula="of:=RANK([.BR30];([.AQ30]~[.AZ30]~[.BI30]~[.BR30]~[.CA30]);1)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" office:value-type="float" office:value="200" calcext:value-type="float">
            <text:p>200.0000</text:p>
          </table:table-cell>
          <table:table-cell table:style-name="ce8" office:value-type="float" office:value="225.8" calcext:value-type="float">
            <text:p>225.8000</text:p>
          </table:table-cell>
          <table:table-cell table:style-name="ce8" office:value-type="float" office:value="224.17" calcext:value-type="float">
            <text:p>224.1700</text:p>
          </table:table-cell>
          <table:table-cell table:style-name="ce8" office:value-type="float" office:value="220.676862745098" calcext:value-type="float">
            <text:p>220.6769</text:p>
          </table:table-cell>
          <table:table-cell table:style-name="ce8" office:value-type="float" office:value="7.14934472521776" calcext:value-type="float">
            <text:p>7.149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00" calcext:value-type="float">
            <text:p>200.0000</text:p>
          </table:table-cell>
          <table:table-cell office:value-type="float" office:value="225.43" calcext:value-type="float">
            <text:p>225.4300</text:p>
          </table:table-cell>
          <table:table-cell office:value-type="float" office:value="224.19" calcext:value-type="float">
            <text:p>224.1900</text:p>
          </table:table-cell>
          <table:table-cell office:value-type="float" office:value="221.205098039216" calcext:value-type="float">
            <text:p>221.2051</text:p>
          </table:table-cell>
          <table:table-cell office:value-type="float" office:value="4.73799409032978" calcext:value-type="float">
            <text:p>4.738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6.02" calcext:value-type="float">
            <text:p>226.0200</text:p>
          </table:table-cell>
          <table:table-cell office:value-type="float" office:value="224.49" calcext:value-type="float">
            <text:p>224.4900</text:p>
          </table:table-cell>
          <table:table-cell office:value-type="float" office:value="220.992156862745" calcext:value-type="float">
            <text:p>220.9922</text:p>
          </table:table-cell>
          <table:table-cell office:value-type="float" office:value="13.1006405186922" calcext:value-type="float">
            <text:p>13.100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7.52" calcext:value-type="float">
            <text:p>227.5200</text:p>
          </table:table-cell>
          <table:table-cell office:value-type="float" office:value="225.7" calcext:value-type="float">
            <text:p>225.7000</text:p>
          </table:table-cell>
          <table:table-cell office:value-type="float" office:value="219.104901960784" calcext:value-type="float">
            <text:p>219.1049</text:p>
          </table:table-cell>
          <table:table-cell office:value-type="float" office:value="20.133497609705" calcext:value-type="float">
            <text:p>20.13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18" office:value-type="float" office:value="225.42502" calcext:value-type="float">
            <text:p>225.43</text:p>
          </table:table-cell>
          <table:table-cell table:style-name="ce18" office:value-type="float" office:value="238.92174" calcext:value-type="float">
            <text:p>238.92</text:p>
          </table:table-cell>
          <table:table-cell table:style-name="ce18" office:value-type="float" office:value="227.058" calcext:value-type="float">
            <text:p>227.06</text:p>
          </table:table-cell>
          <table:table-cell table:style-name="ce18" office:value-type="float" office:value="227.322821568627" calcext:value-type="float">
            <text:p>227.32</text:p>
          </table:table-cell>
          <table:table-cell table:style-name="ce18" office:value-type="float" office:value="2.09387223671551" calcext:value-type="float">
            <text:p>2.09</text:p>
          </table:table-cell>
          <table:table-cell office:value-type="float" office:value="0" calcext:value-type="float">
            <text:p>0</text:p>
          </table:table-cell>
          <table:table-cell office:value-type="float" office:value="11593.4639" calcext:value-type="float">
            <text:p>11593.4639</text:p>
          </table:table-cell>
          <table:table-cell table:formula="of:=RANK([.AH31];([.AH31]~[.AQ31]~[.AZ31]~[.BI31]~[.BR31]);1)"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style-name="ce18" office:value-type="float" office:value="223.562" calcext:value-type="float">
            <text:p>223.56</text:p>
          </table:table-cell>
          <table:table-cell table:style-name="ce18" office:value-type="float" office:value="231.58" calcext:value-type="float">
            <text:p>231.58</text:p>
          </table:table-cell>
          <table:table-cell table:style-name="ce18" office:value-type="float" office:value="227.974" calcext:value-type="float">
            <text:p>227.97</text:p>
          </table:table-cell>
          <table:table-cell table:style-name="ce18" office:value-type="float" office:value="228.109588235294" calcext:value-type="float">
            <text:p>228.11</text:p>
          </table:table-cell>
          <table:table-cell table:style-name="ce18" office:value-type="float" office:value="1.43751438253675" calcext:value-type="float">
            <text:p>1.44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1633.589" calcext:value-type="float">
            <text:p>11633.59</text:p>
          </table:table-cell>
          <table:table-cell table:formula="of:=RANK([.AQ31];([.AH31]~[.AQ31]~[.AZ31]~[.BI31]~[.BR31]);1)" office:value-type="float" office:value="4" calcext:value-type="float">
            <text:p>4</text:p>
          </table:table-cell>
          <table:table-cell table:style-name="ce2" office:value-type="string" calcext:value-type="string">
            <text:p>$f_{29}$</text:p>
          </table:table-cell>
          <table:table-cell table:style-name="ce28" office:value-type="float" office:value="145.49" calcext:value-type="float">
            <text:p>145.49</text:p>
          </table:table-cell>
          <table:table-cell table:style-name="ce28" office:value-type="float" office:value="226.44" calcext:value-type="float">
            <text:p>226.44</text:p>
          </table:table-cell>
          <table:table-cell table:style-name="ce28" office:value-type="float" office:value="217.92" calcext:value-type="float">
            <text:p>217.92</text:p>
          </table:table-cell>
          <table:table-cell table:style-name="ce28" office:value-type="float" office:value="199.180392156863" calcext:value-type="float">
            <text:p>199.18</text:p>
          </table:table-cell>
          <table:table-cell table:style-name="ce28" office:value-type="float" office:value="42.122724389574" calcext:value-type="float">
            <text:p>42.12</text:p>
          </table:table-cell>
          <table:table-cell table:style-name="ce30" office:value-type="float" office:value="0" calcext:value-type="float">
            <text:p>0.00</text:p>
          </table:table-cell>
          <table:table-cell table:style-name="ce10" office:value-type="float" office:value="10158.2" calcext:value-type="float">
            <text:p>10158.2000</text:p>
          </table:table-cell>
          <table:table-cell table:formula="of:=RANK([.AZ31];([.AH31]~[.AQ31]~[.AZ31]~[.BI31]~[.BR31]);1)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style-name="ce18" office:value-type="float" office:value="226.11474" calcext:value-type="float">
            <text:p>226.11</text:p>
          </table:table-cell>
          <table:table-cell table:style-name="ce18" office:value-type="float" office:value="233.46528" calcext:value-type="float">
            <text:p>233.47</text:p>
          </table:table-cell>
          <table:table-cell table:style-name="ce18" office:value-type="float" office:value="228.70481" calcext:value-type="float">
            <text:p>228.70</text:p>
          </table:table-cell>
          <table:table-cell table:style-name="ce18" office:value-type="float" office:value="228.993464313726" calcext:value-type="float">
            <text:p>228.99</text:p>
          </table:table-cell>
          <table:table-cell table:style-name="ce18" office:value-type="float" office:value="1.56415472167941" calcext:value-type="float">
            <text:p>1.56</text:p>
          </table:table-cell>
          <table:table-cell office:value-type="float" office:value="0" calcext:value-type="float">
            <text:p>0</text:p>
          </table:table-cell>
          <table:table-cell office:value-type="float" office:value="11678.66668" calcext:value-type="float">
            <text:p>11678.66668</text:p>
          </table:table-cell>
          <table:table-cell table:formula="of:=RANK([.BI31];([.AH31]~[.AQ31]~[.AZ31]~[.BI31]~[.BR31]);1)"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style-name="ce18" office:value-type="float" office:value="225.42502" calcext:value-type="float">
            <text:p>225.43</text:p>
          </table:table-cell>
          <table:table-cell table:style-name="ce18" office:value-type="float" office:value="229.00537" calcext:value-type="float">
            <text:p>229.01</text:p>
          </table:table-cell>
          <table:table-cell table:style-name="ce18" office:value-type="float" office:value="227.07085" calcext:value-type="float">
            <text:p>227.07</text:p>
          </table:table-cell>
          <table:table-cell table:style-name="ce18" office:value-type="float" office:value="227.151554117647" calcext:value-type="float">
            <text:p>227.15</text:p>
          </table:table-cell>
          <table:table-cell table:style-name="ce18" office:value-type="float" office:value="0.985177718823359" calcext:value-type="float">
            <text:p>0.9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1633.589" calcext:value-type="float">
            <text:p>11633.59</text:p>
          </table:table-cell>
          <table:table-cell table:formula="of:=RANK([.BR31];([.AQ31]~[.AZ31]~[.BI31]~[.BR31]~[.CA31]);1)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" office:value-type="float" office:value="394.5" calcext:value-type="float">
            <text:p>394.5000</text:p>
          </table:table-cell>
          <table:table-cell table:style-name="ce8" office:value-type="float" office:value="394.51" calcext:value-type="float">
            <text:p>394.5100</text:p>
          </table:table-cell>
          <table:table-cell table:style-name="ce8" office:value-type="float" office:value="394.5" calcext:value-type="float">
            <text:p>394.5000</text:p>
          </table:table-cell>
          <table:table-cell table:style-name="ce8" office:value-type="float" office:value="394.500588235294" calcext:value-type="float">
            <text:p>394.5006</text:p>
          </table:table-cell>
          <table:table-cell table:style-name="ce8" office:value-type="float" office:value="0.00244948974283665" calcext:value-type="float">
            <text:p>0.002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72" calcext:value-type="float">
            <text:p>394.7200</text:p>
          </table:table-cell>
          <table:table-cell office:value-type="float" office:value="394.52" calcext:value-type="float">
            <text:p>394.5200</text:p>
          </table:table-cell>
          <table:table-cell office:value-type="float" office:value="394.553529411765" calcext:value-type="float">
            <text:p>394.5535</text:p>
          </table:table-cell>
          <table:table-cell office:value-type="float" office:value="0.0931235738146199" calcext:value-type="float">
            <text:p>0.093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75" calcext:value-type="float">
            <text:p>394.7500</text:p>
          </table:table-cell>
          <table:table-cell office:value-type="float" office:value="394.57" calcext:value-type="float">
            <text:p>394.5700</text:p>
          </table:table-cell>
          <table:table-cell office:value-type="float" office:value="394.581568627451" calcext:value-type="float">
            <text:p>394.5816</text:p>
          </table:table-cell>
          <table:table-cell office:value-type="float" office:value="0.07572318007058" calcext:value-type="float">
            <text:p>0.075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78" calcext:value-type="float">
            <text:p>394.7800</text:p>
          </table:table-cell>
          <table:table-cell office:value-type="float" office:value="394.53" calcext:value-type="float">
            <text:p>394.5300</text:p>
          </table:table-cell>
          <table:table-cell office:value-type="float" office:value="394.574509803922" calcext:value-type="float">
            <text:p>394.5745</text:p>
          </table:table-cell>
          <table:table-cell office:value-type="float" office:value="0.11157060544786" calcext:value-type="float">
            <text:p>0.11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18" office:value-type="float" office:value="394.50077" calcext:value-type="float">
            <text:p>394.50</text:p>
          </table:table-cell>
          <table:table-cell table:style-name="ce18" office:value-type="float" office:value="817578.06" calcext:value-type="float">
            <text:p>817578.06</text:p>
          </table:table-cell>
          <table:table-cell table:style-name="ce18" office:value-type="float" office:value="394.51484" calcext:value-type="float">
            <text:p>394.51</text:p>
          </table:table-cell>
          <table:table-cell table:style-name="ce18" office:value-type="float" office:value="16426.9199101961" calcext:value-type="float">
            <text:p>16426.92</text:p>
          </table:table-cell>
          <table:table-cell table:style-name="ce18" office:value-type="float" office:value="115565.375557667" calcext:value-type="float">
            <text:p>115565.38</text:p>
          </table:table-cell>
          <table:table-cell office:value-type="float" office:value="0" calcext:value-type="float">
            <text:p>0</text:p>
          </table:table-cell>
          <table:table-cell office:value-type="float" office:value="837772.91542" calcext:value-type="float">
            <text:p>837772.91542</text:p>
          </table:table-cell>
          <table:table-cell table:formula="of:=RANK([.AH32];([.AH32]~[.AQ32]~[.AZ32]~[.BI32]~[.BR32]);1)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style-name="ce18" office:value-type="float" office:value="394.501" calcext:value-type="float">
            <text:p>394.50</text:p>
          </table:table-cell>
          <table:table-cell table:style-name="ce18" office:value-type="float" office:value="394.665" calcext:value-type="float">
            <text:p>394.67</text:p>
          </table:table-cell>
          <table:table-cell table:style-name="ce18" office:value-type="float" office:value="394.501" calcext:value-type="float">
            <text:p>394.50</text:p>
          </table:table-cell>
          <table:table-cell table:style-name="ce18" office:value-type="float" office:value="394.50831372549" calcext:value-type="float">
            <text:p>394.51</text:p>
          </table:table-cell>
          <table:table-cell table:style-name="ce18" office:value-type="float" office:value="0.0243421445234506" calcext:value-type="float">
            <text:p>0.0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0119.924" calcext:value-type="float">
            <text:p>20119.92</text:p>
          </table:table-cell>
          <table:table-cell table:formula="of:=RANK([.AQ32];([.AH32]~[.AQ32]~[.AZ32]~[.BI32]~[.BR32]);1)" office:value-type="float" office:value="2" calcext:value-type="float">
            <text:p>2</text:p>
          </table:table-cell>
          <table:table-cell table:style-name="ce2" office:value-type="string" calcext:value-type="string">
            <text:p>$f_{30}$</text:p>
          </table:table-cell>
          <table:table-cell table:style-name="ce28" office:value-type="float" office:value="394.5" calcext:value-type="float">
            <text:p>394.50</text:p>
          </table:table-cell>
          <table:table-cell table:style-name="ce28" office:value-type="float" office:value="395.04" calcext:value-type="float">
            <text:p>395.04</text:p>
          </table:table-cell>
          <table:table-cell table:style-name="ce28" office:value-type="float" office:value="394.65" calcext:value-type="float">
            <text:p>394.65</text:p>
          </table:table-cell>
          <table:table-cell table:style-name="ce28" office:value-type="float" office:value="394.673529411765" calcext:value-type="float">
            <text:p>394.67</text:p>
          </table:table-cell>
          <table:table-cell table:style-name="ce28" office:value-type="float" office:value="0.209623471968195" calcext:value-type="float">
            <text:p>0.21</text:p>
          </table:table-cell>
          <table:table-cell table:style-name="ce30" office:value-type="float" office:value="0" calcext:value-type="float">
            <text:p>0.00</text:p>
          </table:table-cell>
          <table:table-cell table:style-name="ce10" office:value-type="float" office:value="20128.35" calcext:value-type="float">
            <text:p>20128.3500</text:p>
          </table:table-cell>
          <table:table-cell table:formula="of:=RANK([.AZ32];([.AH32]~[.AQ32]~[.AZ32]~[.BI32]~[.BR32]);1)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4" table:style-name="ce18" office:value-type="float" office:value="394.50077" calcext:value-type="float">
            <text:p>394.50</text:p>
          </table:table-cell>
          <table:table-cell table:style-name="ce18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20119.53927" calcext:value-type="float">
            <text:p>20119.53927</text:p>
          </table:table-cell>
          <table:table-cell table:formula="of:=RANK([.BI32];([.AH32]~[.AQ32]~[.AZ32]~[.BI32]~[.BR32]);1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18" office:value-type="float" office:value="394.50077" calcext:value-type="float">
            <text:p>394.50</text:p>
          </table:table-cell>
          <table:table-cell table:style-name="ce18" office:value-type="float" office:value="817578.06" calcext:value-type="float">
            <text:p>817578.06</text:p>
          </table:table-cell>
          <table:table-cell table:style-name="ce18" office:value-type="float" office:value="394.5017" calcext:value-type="float">
            <text:p>394.50</text:p>
          </table:table-cell>
          <table:table-cell table:style-name="ce18" office:value-type="float" office:value="16925.4491082353" calcext:value-type="float">
            <text:p>16925.45</text:p>
          </table:table-cell>
          <table:table-cell table:style-name="ce18" office:value-type="float" office:value="115613.087852713" calcext:value-type="float">
            <text:p>115613.0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0119.924" calcext:value-type="float">
            <text:p>20119.92</text:p>
          </table:table-cell>
          <table:table-cell table:formula="of:=RANK([.BR32];([.AQ32]~[.AZ32]~[.BI32]~[.BR32]~[.CA32]);1)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/>
          <table:table-cell table:style-name="ce7" table:formula="of:=AVERAGE([.B3:.B32])" office:value-type="float" office:value="49.3806666666667" calcext:value-type="float">
            <text:p>49.3806666667</text:p>
          </table:table-cell>
          <table:table-cell table:style-name="ce7" table:formula="of:=AVERAGE([.C3:.C32])" office:value-type="float" office:value="102.673" calcext:value-type="float">
            <text:p>102.673</text:p>
          </table:table-cell>
          <table:table-cell table:style-name="ce7" table:formula="of:=AVERAGE([.D3:.D32])" office:value-type="float" office:value="93.508" calcext:value-type="float">
            <text:p>93.508</text:p>
          </table:table-cell>
          <table:table-cell table:style-name="ce7" table:formula="of:=AVERAGE([.E3:.E32])" office:value-type="float" office:value="89.7880196078431" calcext:value-type="float">
            <text:p>89.7880196078</text:p>
          </table:table-cell>
          <table:table-cell table:style-name="ce7" table:formula="of:=AVERAGE([.F3:.F32])" office:value-type="float" office:value="18.9793083466851" calcext:value-type="float">
            <text:p>18.9793083467</text:p>
          </table:table-cell>
          <table:table-cell table:style-name="ce7" table:formula="of:=AVERAGE([.G3:.G32])" office:value-type="float" office:value="0.549673202614379" calcext:value-type="float">
            <text:p>0.5496732026</text:p>
          </table:table-cell>
          <table:table-cell/>
          <table:table-cell table:style-name="Default" table:formula="of:=AVERAGE([.I3:.I32])" office:value-type="float" office:value="39.3796666666667" calcext:value-type="float">
            <text:p>39.3796666667</text:p>
          </table:table-cell>
          <table:table-cell table:style-name="Default" table:formula="of:=AVERAGE([.J3:.J32])" office:value-type="float" office:value="96.854" calcext:value-type="float">
            <text:p>96.854</text:p>
          </table:table-cell>
          <table:table-cell table:style-name="Default" table:formula="of:=AVERAGE([.K3:.K32])" office:value-type="float" office:value="63.5203333333333" calcext:value-type="float">
            <text:p>63.5203333333</text:p>
          </table:table-cell>
          <table:table-cell table:style-name="Default" table:formula="of:=AVERAGE([.L3:.L32])" office:value-type="float" office:value="66.2951176470588" calcext:value-type="float">
            <text:p>66.2951176471</text:p>
          </table:table-cell>
          <table:table-cell table:style-name="Default" table:formula="of:=AVERAGE([.M3:.M32])" office:value-type="float" office:value="26.1882135760405" calcext:value-type="float">
            <text:p>26.188213576</text:p>
          </table:table-cell>
          <table:table-cell table:style-name="Default" table:formula="of:=AVERAGE([.N3:.N32])" office:value-type="float" office:value="0.702614379084967" calcext:value-type="float">
            <text:p>0.7026143791</text:p>
          </table:table-cell>
          <table:table-cell/>
          <table:table-cell table:style-name="Default" table:formula="of:=AVERAGE([.P3:.P32])" office:value-type="float" office:value="44.2293333333333" calcext:value-type="float">
            <text:p>44.2293333333</text:p>
          </table:table-cell>
          <table:table-cell table:style-name="Default" table:formula="of:=AVERAGE([.Q3:.Q32])" office:value-type="float" office:value="63.6416666666667" calcext:value-type="float">
            <text:p>63.6416666667</text:p>
          </table:table-cell>
          <table:table-cell table:style-name="Default" table:formula="of:=AVERAGE([.R3:.R32])" office:value-type="float" office:value="53.5316666666667" calcext:value-type="float">
            <text:p>53.5316666667</text:p>
          </table:table-cell>
          <table:table-cell table:style-name="Default" table:formula="of:=AVERAGE([.S3:.S32])" office:value-type="float" office:value="53.6824183006536" calcext:value-type="float">
            <text:p>53.6824183007</text:p>
          </table:table-cell>
          <table:table-cell table:style-name="Default" table:formula="of:=AVERAGE([.T3:.T32])" office:value-type="float" office:value="3.67618719625565" calcext:value-type="float">
            <text:p>3.6761871963</text:p>
          </table:table-cell>
          <table:table-cell table:style-name="Default" table:formula="of:=AVERAGE([.U3:.U32])" office:value-type="float" office:value="0.758169934640523" calcext:value-type="float">
            <text:p>0.7581699346</text:p>
          </table:table-cell>
          <table:table-cell/>
          <table:table-cell table:style-name="Default" table:formula="of:=AVERAGE([.W3:.W32])" office:value-type="float" office:value="44.2293333333333" calcext:value-type="float">
            <text:p>44.2293333333</text:p>
          </table:table-cell>
          <table:table-cell table:style-name="Default" table:formula="of:=AVERAGE([.X3:.X32])" office:value-type="float" office:value="57.023" calcext:value-type="float">
            <text:p>57.023</text:p>
          </table:table-cell>
          <table:table-cell table:style-name="Default" table:formula="of:=AVERAGE([.Y3:.Y32])" office:value-type="float" office:value="53.5746666666667" calcext:value-type="float">
            <text:p>53.5746666667</text:p>
          </table:table-cell>
          <table:table-cell table:style-name="Default" table:formula="of:=AVERAGE([.Z3:.Z32])" office:value-type="float" office:value="53.0327516339869" calcext:value-type="float">
            <text:p>53.032751634</text:p>
          </table:table-cell>
          <table:table-cell table:style-name="Default" table:formula="of:=AVERAGE([.AA3:.AA32])" office:value-type="float" office:value="2.68359530562934" calcext:value-type="float">
            <text:p>2.6835953056</text:p>
          </table:table-cell>
          <table:table-cell table:style-name="Default" table:formula="of:=AVERAGE([.AB3:.AB32])" office:value-type="float" office:value="0.728104575163399" calcext:value-type="float">
            <text:p>0.7281045752</text:p>
          </table:table-cell>
          <table:table-cell/>
          <table:table-cell office:value-type="string" calcext:value-type="string">
            <text:p>AVERAGE</text:p>
          </table:table-cell>
          <table:table-cell table:style-name="ce18" table:formula="of:=AVERAGE([.AE3:.AE32])" office:value-type="float" office:value="80.5743203577482" calcext:value-type="float">
            <text:p>80.57</text:p>
          </table:table-cell>
          <table:table-cell table:style-name="ce18" table:formula="of:=AVERAGE([.AF3:.AF32])" office:value-type="float" office:value="27352.4556337705" calcext:value-type="float">
            <text:p>27352.46</text:p>
          </table:table-cell>
          <table:table-cell table:style-name="ce18" table:formula="of:=AVERAGE([.AG3:.AG32])" office:value-type="float" office:value="87.56252319832" calcext:value-type="float">
            <text:p>87.56</text:p>
          </table:table-cell>
          <table:table-cell table:style-name="ce18" table:formula="of:=AVERAGE([.AH3:.AH32])" office:value-type="float" office:value="625.627308928838" calcext:value-type="float">
            <text:p>625.63</text:p>
          </table:table-cell>
          <table:table-cell table:style-name="ce18" table:formula="of:=AVERAGE([.AI3:.AI32])" office:value-type="float" office:value="3862.31734063036" calcext:value-type="float">
            <text:p>3862.32</text:p>
          </table:table-cell>
          <table:table-cell table:number-columns-repeated="4"/>
          <table:table-cell table:style-name="ce18" table:formula="of:=AVERAGE([.AN3:.AN32])" office:value-type="float" office:value="81.3567133655521" calcext:value-type="float">
            <text:p>81.36</text:p>
          </table:table-cell>
          <table:table-cell table:style-name="ce18" table:formula="of:=AVERAGE([.AO3:.AO32])" office:value-type="float" office:value="114.12630882" calcext:value-type="float">
            <text:p>114.13</text:p>
          </table:table-cell>
          <table:table-cell table:style-name="ce18" table:formula="of:=AVERAGE([.AP3:.AP32])" office:value-type="float" office:value="95.1027208932172" calcext:value-type="float">
            <text:p>95.10</text:p>
          </table:table-cell>
          <table:table-cell table:style-name="ce18" table:formula="of:=AVERAGE([.AQ3:.AQ32])" office:value-type="float" office:value="94.4148432219072" calcext:value-type="float">
            <text:p>94.41</text:p>
          </table:table-cell>
          <table:table-cell table:style-name="ce18" table:formula="of:=AVERAGE([.AR3:.AR32])" office:value-type="float" office:value="12.1603071252552" calcext:value-type="float">
            <text:p>12.16</text:p>
          </table:table-cell>
          <table:table-cell table:style-name="ce18" table:formula="of:=AVERAGE([.AS3:.AS32])" office:value-type="float" office:value="0.42483660130719" calcext:value-type="float">
            <text:p>0.42</text:p>
          </table:table-cell>
          <table:table-cell table:style-name="ce18" table:number-columns-repeated="2"/>
          <table:table-cell/>
          <table:table-cell table:style-name="ce18" table:formula="of:=AVERAGE([.AW3:.AW32])" office:value-type="float" office:value="17.9996666666667" calcext:value-type="float">
            <text:p>18.00</text:p>
          </table:table-cell>
          <table:table-cell table:style-name="ce18" table:formula="of:=AVERAGE([.AX3:.AX32])" office:value-type="float" office:value="46.9656666666667" calcext:value-type="float">
            <text:p>46.97</text:p>
          </table:table-cell>
          <table:table-cell table:style-name="ce18" table:formula="of:=AVERAGE([.AY3:.AY32])" office:value-type="float" office:value="33.3153333333333" calcext:value-type="float">
            <text:p>33.32</text:p>
          </table:table-cell>
          <table:table-cell table:style-name="ce18" table:formula="of:=AVERAGE([.AZ3:.AZ32])" office:value-type="float" office:value="27.9147189542484" calcext:value-type="float">
            <text:p>27.91</text:p>
          </table:table-cell>
          <table:table-cell table:style-name="ce18" table:formula="of:=AVERAGE([.BA3:.BA32])" office:value-type="float" office:value="14.4480149408921" calcext:value-type="float">
            <text:p>14.45</text:p>
          </table:table-cell>
          <table:table-cell table:style-name="ce18" table:formula="of:=AVERAGE([.BB3:.BB32])" office:value-type="float" office:value="0.865359477124183" calcext:value-type="float">
            <text:p>0.87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style-name="ce18" table:formula="of:=AVERAGE([.BF3:.BF32])" office:value-type="float" office:value="77.2377877058783" calcext:value-type="float">
            <text:p>77.24</text:p>
          </table:table-cell>
          <table:table-cell table:style-name="ce18" table:formula="of:=AVERAGE([.BG3:.BG32])" office:value-type="float" office:value="108.826867137" calcext:value-type="float">
            <text:p>108.83</text:p>
          </table:table-cell>
          <table:table-cell table:style-name="ce18" table:formula="of:=AVERAGE([.BH3:.BH32])" office:value-type="float" office:value="87.4970450589772" calcext:value-type="float">
            <text:p>87.50</text:p>
          </table:table-cell>
          <table:table-cell table:style-name="ce18" table:formula="of:=AVERAGE([.BI3:.BI32])" office:value-type="float" office:value="88.8260217563897" calcext:value-type="float">
            <text:p>88.83</text:p>
          </table:table-cell>
          <table:table-cell table:style-name="ce18" table:formula="of:=AVERAGE([.BJ3:.BJ32])" office:value-type="float" office:value="9.6181270020182" calcext:value-type="float">
            <text:p>9.62</text:p>
          </table:table-cell>
          <table:table-cell table:number-columns-repeated="4"/>
          <table:table-cell table:style-name="ce18" table:formula="of:=AVERAGE([.BO3:.BO32])" office:value-type="float" office:value="87.2454995522013" calcext:value-type="float">
            <text:p>87.25</text:p>
          </table:table-cell>
          <table:table-cell table:style-name="ce18" table:formula="of:=AVERAGE([.BP3:.BP32])" office:value-type="float" office:value="27363.8238668791" calcext:value-type="float">
            <text:p>27363.82</text:p>
          </table:table-cell>
          <table:table-cell table:style-name="ce18" table:formula="of:=AVERAGE([.BQ3:.BQ32])" office:value-type="float" office:value="99.0014563991367" calcext:value-type="float">
            <text:p>99.00</text:p>
          </table:table-cell>
          <table:table-cell table:style-name="ce18" table:formula="of:=AVERAGE([.BR3:.BR32])" office:value-type="float" office:value="650.278441785586" calcext:value-type="float">
            <text:p>650.28</text:p>
          </table:table-cell>
          <table:table-cell table:style-name="ce18" table:formula="of:=AVERAGE([.BS3:.BS32])" office:value-type="float" office:value="3869.46249851588" calcext:value-type="float">
            <text:p>3869.46</text:p>
          </table:table-cell>
          <table:table-cell table:style-name="ce18" table:formula="of:=AVERAGE([.BT3:.BT32])" office:value-type="float" office:value="0.341830065359477" calcext:value-type="float">
            <text:p>0.34</text:p>
          </table:table-cell>
          <table:table-cell table:style-name="ce18"/>
          <table:table-cell table:number-columns-repeated="15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E3:.E33];&quot;0&quot;)" office:value-type="float" office:value="13" calcext:value-type="float">
            <text:p>13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L3:.L33];&quot;0&quot;)" office:value-type="float" office:value="17" calcext:value-type="float">
            <text:p>17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S3:.S33];&quot;0&quot;)" office:value-type="float" office:value="19" calcext:value-type="float">
            <text:p>19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Z3:.Z33];&quot;0&quot;)" office:value-type="float" office:value="18" calcext:value-type="float">
            <text:p>18</text:p>
          </table:table-cell>
          <table:table-cell table:style-name="ce9" table:number-columns-repeated="2"/>
          <table:table-cell table:style-name="ce13"/>
          <table:table-cell table:number-columns-repeated="3"/>
          <table:table-cell table:style-name="ce9" office:value-type="string" calcext:value-type="string">
            <text:p>Solved</text:p>
          </table:table-cell>
          <table:table-cell table:style-name="ce9" table:formula="of:=COUNTIF([.AH3:.AH33];&quot;0&quot;)" office:value-type="float" office:value="11" calcext:value-type="float">
            <text:p>11</text:p>
          </table:table-cell>
          <table:table-cell table:number-columns-repeated="7"/>
          <table:table-cell table:style-name="ce9" office:value-type="string" calcext:value-type="string">
            <text:p>Solved</text:p>
          </table:table-cell>
          <table:table-cell table:style-name="ce9" table:formula="of:=COUNTIF([.AQ3:.AQ33];&quot;0&quot;)" office:value-type="float" office:value="8" calcext:value-type="float">
            <text:p>8</text:p>
          </table:table-cell>
          <table:table-cell table:number-columns-repeated="5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AZ3:.AZ33];&quot;0&quot;)" office:value-type="float" office:value="21" calcext:value-type="float">
            <text:p>21</text:p>
          </table:table-cell>
          <table:table-cell table:style-name="ce9" table:number-columns-repeated="2"/>
          <table:table-cell table:style-name="ce13"/>
          <table:table-cell table:number-columns-repeated="4"/>
          <table:table-cell table:style-name="ce9" office:value-type="string" calcext:value-type="string">
            <text:p>Solved</text:p>
          </table:table-cell>
          <table:table-cell table:style-name="ce9" table:formula="of:=COUNTIF([.BI3:.BI33];&quot;0&quot;)" office:value-type="float" office:value="9" calcext:value-type="float">
            <text:p>9</text:p>
          </table:table-cell>
          <table:table-cell table:number-columns-repeated="7"/>
          <table:table-cell table:style-name="ce9" office:value-type="string" calcext:value-type="string">
            <text:p>Solved</text:p>
          </table:table-cell>
          <table:table-cell table:style-name="ce9" table:formula="of:=COUNTIF([.BR3:.BR33];&quot;0&quot;)"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table:style-name="ce4"/>
          <table:table-cell table:style-name="ce6" table:number-columns-repeated="5"/>
          <table:table-cell table:style-name="ce11"/>
          <table:table-cell table:style-name="ce4"/>
          <table:table-cell table:style-name="ce6" table:number-columns-repeated="5"/>
          <table:table-cell table:style-name="ce11"/>
          <table:table-cell table:style-name="ce4"/>
          <table:table-cell table:style-name="ce6" table:number-columns-repeated="5"/>
          <table:table-cell table:style-name="ce11"/>
          <table:table-cell table:style-name="ce4"/>
          <table:table-cell table:style-name="ce6" table:number-columns-repeated="5"/>
          <table:table-cell table:style-name="ce11"/>
          <table:table-cell/>
          <table:table-cell office:value-type="string" calcext:value-type="string">
            <text:p>SUM</text:p>
          </table:table-cell>
          <table:table-cell table:formula="of:=SUM([.AE3:.AE32])" office:value-type="float" office:value="2417.22961073245" calcext:value-type="float">
            <text:p>2417.2296107325</text:p>
          </table:table-cell>
          <table:table-cell table:formula="of:=SUM([.AF3:.AF32])" office:value-type="float" office:value="820573.669013114" calcext:value-type="float">
            <text:p>820573.669013114</text:p>
          </table:table-cell>
          <table:table-cell table:formula="of:=SUM([.AG3:.AG32])" office:value-type="float" office:value="2626.8756959496" calcext:value-type="float">
            <text:p>2626.8756959496</text:p>
          </table:table-cell>
          <table:table-cell table:formula="of:=SUM([.AH3:.AH32])" office:value-type="float" office:value="18768.8192678651" calcext:value-type="float">
            <text:p>18768.8192678651</text:p>
          </table:table-cell>
          <table:table-cell table:formula="of:=SUM([.AI3:.AI32])" office:value-type="float" office:value="115869.520218911" calcext:value-type="float">
            <text:p>115869.520218911</text:p>
          </table:table-cell>
          <table:table-cell table:formula="of:=SUM([.AJ3:.AJ32])" office:value-type="float" office:value="12.7843137254902" calcext:value-type="float">
            <text:p>12.7843137255</text:p>
          </table:table-cell>
          <table:table-cell table:formula="of:=SUM([.AK3:.AK32])" office:value-type="float" office:value="957209.782661121" calcext:value-type="float">
            <text:p>957209.782661121</text:p>
          </table:table-cell>
          <table:table-cell table:formula="of:=SUM([.AL3:.AL32])" office:value-type="float" office:value="73" calcext:value-type="float">
            <text:p>73</text:p>
          </table:table-cell>
          <table:table-cell/>
          <table:table-cell table:formula="of:=SUM([.AN3:.AN32])" office:value-type="float" office:value="2440.70140096656" calcext:value-type="float">
            <text:p>2440.7014009666</text:p>
          </table:table-cell>
          <table:table-cell table:formula="of:=SUM([.AO3:.AO32])" office:value-type="float" office:value="3423.7892646" calcext:value-type="float">
            <text:p>3423.7892646</text:p>
          </table:table-cell>
          <table:table-cell table:formula="of:=SUM([.AP3:.AP32])" office:value-type="float" office:value="2853.08162679652" calcext:value-type="float">
            <text:p>2853.0816267965</text:p>
          </table:table-cell>
          <table:table-cell table:formula="of:=SUM([.AQ3:.AQ32])" office:value-type="float" office:value="2832.44529665722" calcext:value-type="float">
            <text:p>2832.4452966572</text:p>
          </table:table-cell>
          <table:table-cell table:formula="of:=SUM([.AR3:.AR32])" office:value-type="float" office:value="364.809213757655" calcext:value-type="float">
            <text:p>364.8092137577</text:p>
          </table:table-cell>
          <table:table-cell table:formula="of:=SUM([.AS3:.AS32])" office:value-type="float" office:value="12.7450980392157" calcext:value-type="float">
            <text:p>12.7450980392</text:p>
          </table:table-cell>
          <table:table-cell table:formula="of:=SUM([.AT3:.AT32])" office:value-type="float" office:value="144454.710129518" calcext:value-type="float">
            <text:p>144454.710129518</text:p>
          </table:table-cell>
          <table:table-cell table:formula="of:=SUM([.AU3:.AU32])" office:value-type="float" office:value="80" calcext:value-type="float">
            <text:p>80</text:p>
          </table:table-cell>
          <table:table-cell/>
          <table:table-cell table:style-name="ce29" table:formula="of:=SUM([.AW3:.AW32])" office:value-type="float" office:value="539.99" calcext:value-type="float">
            <text:p>5.40E+02</text:p>
          </table:table-cell>
          <table:table-cell table:style-name="ce29" table:formula="of:=SUM([.AX3:.AX32])" office:value-type="float" office:value="1408.97" calcext:value-type="float">
            <text:p>1.41E+03</text:p>
          </table:table-cell>
          <table:table-cell table:style-name="ce29" table:formula="of:=SUM([.AY3:.AY32])" office:value-type="float" office:value="999.46" calcext:value-type="float">
            <text:p>9.99E+02</text:p>
          </table:table-cell>
          <table:table-cell table:style-name="ce29" table:formula="of:=SUM([.AZ3:.AZ32])" office:value-type="float" office:value="837.441568627451" calcext:value-type="float">
            <text:p>8.37E+02</text:p>
          </table:table-cell>
          <table:table-cell table:style-name="ce29" table:formula="of:=SUM([.BA3:.BA32])" office:value-type="float" office:value="433.440448226763" calcext:value-type="float">
            <text:p>4.33E+02</text:p>
          </table:table-cell>
          <table:table-cell table:style-name="ce29" table:formula="of:=SUM([.BB3:.BB32])" office:value-type="float" office:value="25.9607843137255" calcext:value-type="float">
            <text:p>2.60E+01</text:p>
          </table:table-cell>
          <table:table-cell table:formula="of:=SUM([.BC3:.BC32])" office:value-type="float" office:value="42709.52" calcext:value-type="float">
            <text:p>42709.52</text:p>
          </table:table-cell>
          <table:table-cell table:formula="of:=SUM([.BD3:.BD32])" office:value-type="float" office:value="35" calcext:value-type="float">
            <text:p>35</text:p>
          </table:table-cell>
          <table:table-cell office:value-type="string" calcext:value-type="string">
            <text:p>SUM</text:p>
          </table:table-cell>
          <table:table-cell table:formula="of:=SUM([.BF3:.BF32])" office:value-type="float" office:value="2317.13363117635" calcext:value-type="float">
            <text:p>2317.1336311764</text:p>
          </table:table-cell>
          <table:table-cell table:formula="of:=SUM([.BG3:.BG32])" office:value-type="float" office:value="3264.80601411" calcext:value-type="float">
            <text:p>3264.80601411</text:p>
          </table:table-cell>
          <table:table-cell table:formula="of:=SUM([.BH3:.BH32])" office:value-type="float" office:value="2624.91135176932" calcext:value-type="float">
            <text:p>2624.9113517693</text:p>
          </table:table-cell>
          <table:table-cell table:formula="of:=SUM([.BI3:.BI32])" office:value-type="float" office:value="2664.78065269169" calcext:value-type="float">
            <text:p>2664.7806526917</text:p>
          </table:table-cell>
          <table:table-cell table:formula="of:=SUM([.BJ3:.BJ32])" office:value-type="float" office:value="288.543810060546" calcext:value-type="float">
            <text:p>288.5438100605</text:p>
          </table:table-cell>
          <table:table-cell table:formula="of:=SUM([.BK3:.BK32])" office:value-type="float" office:value="13.0196078431373" calcext:value-type="float">
            <text:p>13.0196078431</text:p>
          </table:table-cell>
          <table:table-cell table:formula="of:=SUM([.BL3:.BL32])" office:value-type="float" office:value="135903.813287276" calcext:value-type="float">
            <text:p>135903.813287276</text:p>
          </table:table-cell>
          <table:table-cell table:formula="of:=SUM([.BM3:.BM32])" office:value-type="float" office:value="70" calcext:value-type="float">
            <text:p>70</text:p>
          </table:table-cell>
          <table:table-cell/>
          <table:table-cell table:formula="of:=SUM([.BO3:.BO32])" office:value-type="float" office:value="2617.36498656604" calcext:value-type="float">
            <text:p>2617.364986566</text:p>
          </table:table-cell>
          <table:table-cell table:formula="of:=SUM([.BP3:.BP32])" office:value-type="float" office:value="820914.716006372" calcext:value-type="float">
            <text:p>820914.716006372</text:p>
          </table:table-cell>
          <table:table-cell table:formula="of:=SUM([.BQ3:.BQ32])" office:value-type="float" office:value="2970.0436919741" calcext:value-type="float">
            <text:p>2970.0436919741</text:p>
          </table:table-cell>
          <table:table-cell table:formula="of:=SUM([.BR3:.BR32])" office:value-type="float" office:value="19508.3532535676" calcext:value-type="float">
            <text:p>19508.3532535676</text:p>
          </table:table-cell>
          <table:table-cell table:formula="of:=SUM([.BS3:.BS32])" office:value-type="float" office:value="116083.874955476" calcext:value-type="float">
            <text:p>116083.874955476</text:p>
          </table:table-cell>
          <table:table-cell table:formula="of:=SUM([.BT3:.BT32])" office:value-type="float" office:value="10.2549019607843" calcext:value-type="float">
            <text:p>10.2549019608</text:p>
          </table:table-cell>
          <table:table-cell table:formula="of:=SUM([.BU3:.BU32])" office:value-type="float" office:value="144454.710129518" calcext:value-type="float">
            <text:p>144454.710129518</text:p>
          </table:table-cell>
          <table:table-cell table:formula="of:=SUM([.BV3:.BV32])" office:value-type="float" office:value="85" calcext:value-type="float">
            <text:p>85</text:p>
          </table:table-cell>
          <table:table-cell table:number-columns-repeated="14"/>
        </table:table-row>
        <table:table-row table:style-name="ro1">
          <table:table-cell table:style-name="ce5" office:value-type="string" calcext:value-type="string" table:number-columns-spanned="6" table:number-rows-spanned="1">
            <text:p>Case 5 Distance factor = 0.4, population=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6 Distance factor = 0.4, population=2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7 Distance factor = 0.4, population=50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8 Distance factor = 0.4, population=1000</text:p>
          </table:table-cell>
          <table:covered-table-cell table:number-columns-repeated="5" table:style-name="Default"/>
          <table:table-cell table:number-columns-repeated="4"/>
          <table:table-cell office:value-type="string" calcext:value-type="string">
            <text:p>One-time-solved</text:p>
          </table:table-cell>
          <table:table-cell table:style-name="ce9" table:formula="of:=COUNTIF([.AE3:.AE32];&quot;0&quot;)" office:value-type="float" office:value="15" calcext:value-type="float">
            <text:p>15</text:p>
          </table:table-cell>
          <table:table-cell table:number-columns-repeated="7"/>
          <table:table-cell office:value-type="string" calcext:value-type="string">
            <text:p>One-time-solved</text:p>
          </table:table-cell>
          <table:table-cell table:style-name="ce9" table:formula="of:=COUNTIF([.AN3:.AN32];&quot;0&quot;)" office:value-type="float" office:value="19" calcext:value-type="float">
            <text:p>19</text:p>
          </table:table-cell>
          <table:table-cell table:number-columns-repeated="7"/>
          <table:table-cell office:value-type="string" calcext:value-type="string">
            <text:p>One-time-solved</text:p>
          </table:table-cell>
          <table:table-cell table:style-name="ce9" table:formula="of:=COUNTIF([.AW3:.AW32];&quot;0&quot;)" office:value-type="float" office:value="28" calcext:value-type="float">
            <text:p>28</text:p>
          </table:table-cell>
          <table:table-cell table:number-columns-repeated="7"/>
          <table:table-cell office:value-type="string" calcext:value-type="string">
            <text:p>One-time-solved</text:p>
          </table:table-cell>
          <table:table-cell table:style-name="ce9" table:formula="of:=COUNTIF([.BF3:.BF32];&quot;0&quot;)" office:value-type="float" office:value="18" calcext:value-type="float">
            <text:p>18</text:p>
          </table:table-cell>
          <table:table-cell table:number-columns-repeated="7"/>
          <table:table-cell office:value-type="string" calcext:value-type="string">
            <text:p>One-time-solved</text:p>
          </table:table-cell>
          <table:table-cell table:style-name="ce9" table:formula="of:=COUNTIF([.BO3:.BO32];&quot;0&quot;)" office:value-type="float" office:value="15" calcext:value-type="float">
            <text:p>1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0196078431373485" calcext:value-type="float">
            <text:p>0.0000</text:p>
          </table:table-cell>
          <table:table-cell office:value-type="float" office:value="0.000141421356237985" calcext:value-type="float">
            <text:p>0.0001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2"/>
          <table:table-cell table:style-name="ce10" office:value-type="string" calcext:value-type="string">
            <text:p>Minimum Sum Error</text:p>
          </table:table-cell>
          <table:table-cell table:style-name="ce10" table:formula="of:=MIN([.AK35];[.AT35];[.BC35];[.BL35];[.BU35])" office:value-type="float" office:value="42709.52" calcext:value-type="float">
            <text:p>42709.5200</text:p>
          </table:table-cell>
          <table:table-cell table:style-name="ce10"/>
          <table:table-cell table:number-columns-repeated="54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2"/>
          <table:table-cell table:style-name="ce10" office:value-type="string" calcext:value-type="string">
            <text:p>Minimum Sum SR</text:p>
          </table:table-cell>
          <table:table-cell table:style-name="ce10" table:formula="of:=MIN([.AL35];[.AU35];[.BD35];[.BM35];[.BV35])" office:value-type="float" office:value="35" calcext:value-type="float">
            <text:p>35.0000</text:p>
          </table:table-cell>
          <table:table-cell table:style-name="ce10"/>
          <table:table-cell table:number-columns-repeated="5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table:number-columns-repeated="5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office:value-type="string" calcext:value-type="string">
            <text:p>Score1</text:p>
          </table:table-cell>
          <table:table-cell table:number-columns-repeated="5"/>
          <table:table-cell office:value-type="string" calcext:value-type="string">
            <text:p>Score2</text:p>
          </table:table-cell>
          <table:table-cell table:number-columns-repeated="4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office:value-type="string" calcext:value-type="string">
            <text:p>EBOwithCMAR</text:p>
          </table:table-cell>
          <table:table-cell office:value-type="string" calcext:value-type="string">
            <text:p>UMOEAs-II</text:p>
          </table:table-cell>
          <table:table-cell office:value-type="string" calcext:value-type="string">
            <text:p>JSO</text:p>
          </table:table-cell>
          <table:table-cell office:value-type="string" calcext:value-type="string">
            <text:p>L-SHADE-Epsilon</text:p>
          </table:table-cell>
          <table:table-cell office:value-type="string" calcext:value-type="string">
            <text:p>Diversity</text:p>
          </table:table-cell>
          <table:table-cell/>
          <table:table-cell office:value-type="string" calcext:value-type="string">
            <text:p>EBOwithCMAR</text:p>
          </table:table-cell>
          <table:table-cell office:value-type="string" calcext:value-type="string">
            <text:p>UMOEAs-II</text:p>
          </table:table-cell>
          <table:table-cell office:value-type="string" calcext:value-type="string">
            <text:p>JSO</text:p>
          </table:table-cell>
          <table:table-cell office:value-type="string" calcext:value-type="string">
            <text:p>L-SHADE-Epsilon</text:p>
          </table:table-cell>
          <table:table-cell office:value-type="string" calcext:value-type="string">
            <text:p>Diversity</text:p>
          </table:table-cell>
          <table:table-cell table:number-columns-repeated="4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2.01400000000001" calcext:value-type="float">
            <text:p>2.014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1.11617647058824" calcext:value-type="float">
            <text:p>1.1162</text:p>
          </table:table-cell>
          <table:table-cell office:value-type="float" office:value="0.604232405618895" calcext:value-type="float">
            <text:p>0.6042</text:p>
          </table:table-cell>
          <table:table-cell office:value-type="float" office:value="0.117647058823529" calcext:value-type="float">
            <text:p>0.117647058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3.94000000000005" calcext:value-type="float">
            <text:p>3.94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1.94719607843138" calcext:value-type="float">
            <text:p>1.9472</text:p>
          </table:table-cell>
          <table:table-cell office:value-type="float" office:value="0.745797130592504" calcext:value-type="float">
            <text:p>0.7458</text:p>
          </table:table-cell>
          <table:table-cell office:value-type="float" office:value="0.0196078431372549" calcext:value-type="float">
            <text:p>0.0196078431</text:p>
          </table:table-cell>
          <table:table-cell/>
          <table:table-cell table:style-name="ce10" table:number-columns-repeated="5"/>
          <table:table-cell table:formula="of:=(1-(([.AK35]-[.AG39])/[.AK35]))*50" office:value-type="float" office:value="2.23093833627902" calcext:value-type="float">
            <text:p>2.2309383363</text:p>
          </table:table-cell>
          <table:table-cell table:formula="of:=(1-(([.BL35]-[.AG39])/[.BL35]))*50" office:value-type="float" office:value="15.7131426142252" calcext:value-type="float">
            <text:p>15.7131426142</text:p>
          </table:table-cell>
          <table:table-cell table:formula="of:=(1-(([.AT35]-[.AG39])/[.AT35]))*50" office:value-type="float" office:value="14.7830139846969" calcext:value-type="float">
            <text:p>14.7830139847</text:p>
          </table:table-cell>
          <table:table-cell table:formula="of:=(1-(([.BU35]-[.AG39])/[.BU35]))*50" office:value-type="float" office:value="14.7830139846969" calcext:value-type="float">
            <text:p>14.7830139847</text:p>
          </table:table-cell>
          <table:table-cell table:formula="of:=(1-(([.BC35]-[.AG39])/[.BC35]))*50" office:value-type="float" office:value="50" calcext:value-type="float">
            <text:p>50</text:p>
          </table:table-cell>
          <table:table-cell/>
          <table:table-cell table:formula="of:=(1-(([.AL35]-[.AG40])/[.AL35]))*50" office:value-type="float" office:value="23.972602739726" calcext:value-type="float">
            <text:p>23.9726027397</text:p>
          </table:table-cell>
          <table:table-cell table:style-name="ce27" table:formula="of:=(1-(([.BM35]-[.AG40])/[.BM35]))*50" office:value-type="float" office:value="25" calcext:value-type="float">
            <text:p>25</text:p>
          </table:table-cell>
          <table:table-cell table:style-name="ce27" table:formula="of:=(1-(([.AU35]-[.AG40])/[.AU35]))*50" office:value-type="float" office:value="21.875" calcext:value-type="float">
            <text:p>21.875</text:p>
          </table:table-cell>
          <table:table-cell table:style-name="ce27" table:formula="of:=(1-(([.BV35]-[.AG40])/[.BV35]))*50" office:value-type="float" office:value="20.5882352941176" calcext:value-type="float">
            <text:p>20.5882352941</text:p>
          </table:table-cell>
          <table:table-cell table:style-name="ce27" table:formula="of:=(1-(([.BD35]-[.AG40])/[.BD35]))*50" office:value-type="float" office:value="50" calcext:value-type="float">
            <text:p>50</text:p>
          </table:table-cell>
          <table:table-cell table:number-columns-repeated="4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table:number-columns-repeated="5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table:number-columns-repeated="5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11.64" calcext:value-type="float">
            <text:p>11.6400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1.38705882352941" calcext:value-type="float">
            <text:p>1.3871</text:p>
          </table:table-cell>
          <table:table-cell office:value-type="float" office:value="2.69865596177062" calcext:value-type="float">
            <text:p>2.6987</text:p>
          </table:table-cell>
          <table:table-cell office:value-type="float" office:value="0.156862745098039" calcext:value-type="float">
            <text:p>0.156862745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0" calcext:value-type="float">
            <text:p>0.0000</text:p>
          </table:table-cell>
          <table:table-cell office:value-type="float" office:value="0.0201960784313653" calcext:value-type="float">
            <text:p>0.0202</text:p>
          </table:table-cell>
          <table:table-cell office:value-type="float" office:value="0.0579827560572614" calcext:value-type="float">
            <text:p>0.0580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10" calcext:value-type="float">
            <text:p>1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3.65999999999997" calcext:value-type="float">
            <text:p>3.6600</text:p>
          </table:table-cell>
          <table:table-cell office:value-type="float" office:value="0.25" calcext:value-type="float">
            <text:p>0.2500</text:p>
          </table:table-cell>
          <table:table-cell office:value-type="float" office:value="0.484313725490201" calcext:value-type="float">
            <text:p>0.4843</text:p>
          </table:table-cell>
          <table:table-cell office:value-type="float" office:value="0.822290702853917" calcext:value-type="float">
            <text:p>0.822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10.37" calcext:value-type="float">
            <text:p>10.3700</text:p>
          </table:table-cell>
          <table:table-cell office:value-type="float" office:value="3.53999999999996" calcext:value-type="float">
            <text:p>3.5400</text:p>
          </table:table-cell>
          <table:table-cell office:value-type="float" office:value="2.64117647058823" calcext:value-type="float">
            <text:p>2.6412</text:p>
          </table:table-cell>
          <table:table-cell office:value-type="float" office:value="3.15921984040364" calcext:value-type="float">
            <text:p>3.159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 table:number-columns-repeated="5"/>
          <table:table-cell table:number-columns-repeated="2"/>
          <table:table-cell office:value-type="string" calcext:value-type="string">
            <text:p>Total score</text:p>
          </table:table-cell>
          <table:table-cell table:number-columns-repeated="51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table:number-columns-repeated="2"/>
          <table:table-cell office:value-type="string" calcext:value-type="string">
            <text:p>EBOwithCMAR</text:p>
          </table:table-cell>
          <table:table-cell office:value-type="string" calcext:value-type="string">
            <text:p>UMOEAs-II</text:p>
          </table:table-cell>
          <table:table-cell office:value-type="string" calcext:value-type="string">
            <text:p>JSO</text:p>
          </table:table-cell>
          <table:table-cell office:value-type="string" calcext:value-type="string">
            <text:p>L-SHADE-Epsilon</text:p>
          </table:table-cell>
          <table:table-cell office:value-type="string" calcext:value-type="string">
            <text:p>Diversity</text:p>
          </table:table-cell>
          <table:table-cell table:number-columns-repeated="4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430000000000064" calcext:value-type="float">
            <text:p>0.43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31372549019627" calcext:value-type="float">
            <text:p>0.1314</text:p>
          </table:table-cell>
          <table:table-cell office:value-type="float" office:value="0.160031246948868" calcext:value-type="float">
            <text:p>0.1600</text:p>
          </table:table-cell>
          <table:table-cell office:value-type="float" office:value="0.450980392156863" calcext:value-type="float">
            <text:p>0.450980392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89215686274538" calcext:value-type="float">
            <text:p>0.1892</text:p>
          </table:table-cell>
          <table:table-cell office:value-type="float" office:value="0.175225568910496" calcext:value-type="float">
            <text:p>0.1752</text:p>
          </table:table-cell>
          <table:table-cell office:value-type="float" office:value="0.372549019607843" calcext:value-type="float">
            <text:p>0.372549019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68823529411794" calcext:value-type="float">
            <text:p>0.1688</text:p>
          </table:table-cell>
          <table:table-cell office:value-type="float" office:value="0.145492267835811" calcext:value-type="float">
            <text:p>0.1455</text:p>
          </table:table-cell>
          <table:table-cell office:value-type="float" office:value="0.333333333333333" calcext:value-type="float">
            <text:p>0.3333333333</text:p>
          </table:table-cell>
          <table:table-cell/>
          <table:table-cell table:style-name="ce10" table:number-columns-repeated="5"/>
          <table:table-cell table:number-columns-repeated="2"/>
          <table:table-cell table:formula="of:=[.AI44]+[.AO44]" office:value-type="float" office:value="26.203541076005" calcext:value-type="float">
            <text:p>26.203541076</text:p>
          </table:table-cell>
          <table:table-cell table:formula="of:=[.AJ44]+[.AP44]" office:value-type="float" office:value="40.7131426142252" calcext:value-type="float">
            <text:p>40.7131426142</text:p>
          </table:table-cell>
          <table:table-cell table:formula="of:=[.AK44]+[.AQ44]" office:value-type="float" office:value="36.6580139846969" calcext:value-type="float">
            <text:p>36.6580139847</text:p>
          </table:table-cell>
          <table:table-cell table:formula="of:=[.AL44]+[.AR44]" office:value-type="float" office:value="35.3712492788145" calcext:value-type="float">
            <text:p>35.3712492788</text:p>
          </table:table-cell>
          <table:table-cell table:formula="of:=[.AM44]+[.AS44]" office:value-type="float" office:value="100" calcext:value-type="float">
            <text:p>100</text:p>
          </table:table-cell>
          <table:table-cell table:number-columns-repeated="4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.583137254901965" calcext:value-type="float">
            <text:p>0.5831</text:p>
          </table:table-cell>
          <table:table-cell office:value-type="float" office:value="0.864899994218991" calcext:value-type="float">
            <text:p>0.8649</text:p>
          </table:table-cell>
          <table:table-cell office:value-type="float" office:value="0.490196078431373" calcext:value-type="float">
            <text:p>0.4901960784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table:number-columns-repeated="5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0776470588235301" calcext:value-type="float">
            <text:p>0.0776</text:p>
          </table:table-cell>
          <table:table-cell office:value-type="float" office:value="0.280014285349875" calcext:value-type="float">
            <text:p>0.2800</text:p>
          </table:table-cell>
          <table:table-cell office:value-type="float" office:value="0.92156862745098" calcext:value-type="float">
            <text:p>0.9215686275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table:number-columns-repeated="5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table:number-columns-repeated="2"/>
          <table:table-cell table:style-name="ce7"/>
          <table:table-cell table:number-columns-repeated="5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" calcext:value-type="float">
            <text:p>0.0000</text:p>
          </table:table-cell>
          <table:table-cell office:value-type="float" office:value="0.111176470588255" calcext:value-type="float">
            <text:p>0.1112</text:p>
          </table:table-cell>
          <table:table-cell office:value-type="float" office:value="0.170604806497385" calcext:value-type="float">
            <text:p>0.1706</text:p>
          </table:table-cell>
          <table:table-cell office:value-type="float" office:value="0.529411764705882" calcext:value-type="float">
            <text:p>0.529411764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584313725490289" calcext:value-type="float">
            <text:p>0.0584</text:p>
          </table:table-cell>
          <table:table-cell office:value-type="float" office:value="0.111157545852741" calcext:value-type="float">
            <text:p>0.1112</text:p>
          </table:table-cell>
          <table:table-cell office:value-type="float" office:value="0.647058823529412" calcext:value-type="float">
            <text:p>0.647058823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30000000000018" calcext:value-type="float">
            <text:p>0.2300</text:p>
          </table:table-cell>
          <table:table-cell office:value-type="float" office:value="0" calcext:value-type="float">
            <text:p>0.0000</text:p>
          </table:table-cell>
          <table:table-cell office:value-type="float" office:value="0.030588235294121" calcext:value-type="float">
            <text:p>0.0306</text:p>
          </table:table-cell>
          <table:table-cell office:value-type="float" office:value="0.0764852927039067" calcext:value-type="float">
            <text:p>0.0765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117647058823467" calcext:value-type="float">
            <text:p>0.0118</text:p>
          </table:table-cell>
          <table:table-cell office:value-type="float" office:value="0.0307896086366813" calcext:value-type="float">
            <text:p>0.0308</text:p>
          </table:table-cell>
          <table:table-cell office:value-type="float" office:value="0.509803921568627" calcext:value-type="float">
            <text:p>0.5098039216</text:p>
          </table:table-cell>
          <table:table-cell/>
          <table:table-cell table:style-name="ce10" table:number-columns-repeated="5"/>
          <table:table-cell table:style-name="ce18" table:number-columns-repeated="2"/>
          <table:table-cell table:style-name="ce10"/>
          <table:table-cell table:number-columns-repeated="51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table:style-name="ce18" table:number-columns-repeated="2"/>
          <table:table-cell table:style-name="ce10"/>
          <table:table-cell table:number-columns-repeated="5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92156862744741" calcext:value-type="float">
            <text:p>0.0004</text:p>
          </table:table-cell>
          <table:table-cell office:value-type="float" office:value="0.00199999999999818" calcext:value-type="float">
            <text:p>0.0020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15686274509608" calcext:value-type="float">
            <text:p>0.0022</text:p>
          </table:table-cell>
          <table:table-cell office:value-type="float" office:value="0.00547722557504668" calcext:value-type="float">
            <text:p>0.0055</text:p>
          </table:table-cell>
          <table:table-cell office:value-type="float" office:value="0.823529411764706" calcext:value-type="float">
            <text:p>0.823529411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588235294117112" calcext:value-type="float">
            <text:p>0.0006</text:p>
          </table:table-cell>
          <table:table-cell office:value-type="float" office:value="0.00244948974278095" calcext:value-type="float">
            <text:p>0.0024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80392156861853" calcext:value-type="float">
            <text:p>0.0010</text:p>
          </table:table-cell>
          <table:table-cell office:value-type="float" office:value="0.0031622776601655" calcext:value-type="float">
            <text:p>0.0032</text:p>
          </table:table-cell>
          <table:table-cell office:value-type="float" office:value="0.901960784313726" calcext:value-type="float">
            <text:p>0.9019607843</text:p>
          </table:table-cell>
          <table:table-cell/>
          <table:table-cell table:style-name="ce10"/>
          <table:table-cell table:style-name="ce19" office:value-type="string" calcext:value-type="string" table:number-columns-spanned="1" table:number-rows-spanned="2">
            <text:p>Algorithm</text:p>
          </table:table-cell>
          <table:table-cell table:style-name="ce21" office:value-type="string" calcext:value-type="string" table:number-columns-spanned="1" table:number-rows-spanned="2">
            <text:p>Always Solved</text:p>
          </table:table-cell>
          <table:table-cell table:style-name="ce21" office:value-type="string" calcext:value-type="string" table:number-columns-spanned="1" table:number-rows-spanned="2">
            <text:p>At least one time solved</text:p>
          </table:table-cell>
          <table:table-cell table:style-name="ce21" office:value-type="string" calcext:value-type="string" table:number-columns-spanned="1" table:number-rows-spanned="2">
            <text:p>Score</text:p>
          </table:table-cell>
          <table:table-cell table:style-name="ce25" office:value-type="string" calcext:value-type="string" table:number-columns-spanned="3" table:number-rows-spanned="1">
            <text:p>Statistical tests</text:p>
          </table:table-cell>
          <table:covered-table-cell table:style-name="ce25"/>
          <table:covered-table-cell table:style-name="ce19"/>
          <table:table-cell table:number-columns-repeated="51"/>
        </table:table-row>
        <table:table-row table:style-name="ro3"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94117647058556" calcext:value-type="float">
            <text:p>0.0029</text:p>
          </table:table-cell>
          <table:table-cell office:value-type="float" office:value="0.00761577310585698" calcext:value-type="float">
            <text:p>0.0076</text:p>
          </table:table-cell>
          <table:table-cell office:value-type="float" office:value="0.843137254901961" calcext:value-type="float">
            <text:p>0.843137254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823529411763957" calcext:value-type="float">
            <text:p>0.0082</text:p>
          </table:table-cell>
          <table:table-cell office:value-type="float" office:value="0.0154919333848156" calcext:value-type="float">
            <text:p>0.0155</text:p>
          </table:table-cell>
          <table:table-cell office:value-type="float" office:value="0.588235294117647" calcext:value-type="float">
            <text:p>0.5882352941</text:p>
          </table:table-cell>
          <table:table-cell/>
          <table:table-cell table:style-name="ce10"/>
          <table:covered-table-cell table:style-name="ce19"/>
          <table:covered-table-cell table:number-columns-repeated="3" table:style-name="ce22"/>
          <table:table-cell table:style-name="ce26" office:value-type="string" calcext:value-type="string">
            <text:p>$\uparrow$</text:p>
          </table:table-cell>
          <table:table-cell table:style-name="ce26" office:value-type="string" calcext:value-type="string">
            <text:p>$\downarrow$</text:p>
          </table:table-cell>
          <table:table-cell table:style-name="ce26" office:value-type="string" calcext:value-type="string">
            <text:p>$\longleftrightarrow$</text:p>
          </table:table-cell>
          <table:table-cell table:number-columns-repeated="51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/>
          <table:table-cell table:style-name="ce19" office:value-type="string" calcext:value-type="string">
            <text:p>EBOwithCMAR</text:p>
          </table:table-cell>
          <table:table-cell table:style-name="ce23" table:formula="of:=[.AG34]" office:value-type="float" office:value="11" calcext:value-type="float">
            <text:p>11</text:p>
          </table:table-cell>
          <table:table-cell table:style-name="ce23" table:formula="of:=[.AG36]" office:value-type="float" office:value="15" calcext:value-type="float">
            <text:p>15</text:p>
          </table:table-cell>
          <table:table-cell table:style-name="ce24" table:formula="of:=[.AK49]" office:value-type="float" office:value="26.203541076005" calcext:value-type="float">
            <text:p>26.20</text:p>
          </table:table-cell>
          <table:table-cell table:style-name="ce23" table:formula="of:=[.AI95]" office:value-type="float" office:value="28" calcext:value-type="float">
            <text:p>28</text:p>
          </table:table-cell>
          <table:table-cell table:style-name="ce23" table:formula="of:=[.AJ95]" office:value-type="float" office:value="36" calcext:value-type="float">
            <text:p>36</text:p>
          </table:table-cell>
          <table:table-cell table:style-name="ce23" table:formula="of:=[.AK95]" office:value-type="float" office:value="56" calcext:value-type="float">
            <text:p>56</text:p>
          </table:table-cell>
          <table:table-cell table:number-columns-repeated="5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.92156862745098" calcext:value-type="float">
            <text:p>3.9216</text:p>
          </table:table-cell>
          <table:table-cell office:value-type="float" office:value="20" calcext:value-type="float">
            <text:p>20.0000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/>
          <table:table-cell table:style-name="ce19" office:value-type="string" calcext:value-type="string">
            <text:p>jSO</text:p>
          </table:table-cell>
          <table:table-cell table:style-name="ce23" table:formula="of:=[.AP34]" office:value-type="float" office:value="8" calcext:value-type="float">
            <text:p>8</text:p>
          </table:table-cell>
          <table:table-cell table:style-name="ce23" table:formula="of:=[.AP36]" office:value-type="float" office:value="19" calcext:value-type="float">
            <text:p>19</text:p>
          </table:table-cell>
          <table:table-cell table:style-name="ce24" table:formula="of:=[.AM49]" office:value-type="float" office:value="36.6580139846969" calcext:value-type="float">
            <text:p>36.66</text:p>
          </table:table-cell>
          <table:table-cell table:style-name="ce23" table:formula="of:=[.AL95]" office:value-type="float" office:value="27" calcext:value-type="float">
            <text:p>27</text:p>
          </table:table-cell>
          <table:table-cell table:style-name="ce23" table:formula="of:=[.AM95]" office:value-type="float" office:value="39" calcext:value-type="float">
            <text:p>39</text:p>
          </table:table-cell>
          <table:table-cell table:style-name="ce23" table:formula="of:=[.AN95]" office:value-type="float" office:value="54" calcext:value-type="float">
            <text:p>54</text:p>
          </table:table-cell>
          <table:table-cell table:number-columns-repeated="51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/>
          <table:table-cell table:style-name="ce20" office:value-type="string" calcext:value-type="string">
            <text:p>UMOEAs-II</text:p>
          </table:table-cell>
          <table:table-cell table:style-name="ce23" table:formula="of:=[.BH34]" office:value-type="float" office:value="9" calcext:value-type="float">
            <text:p>9</text:p>
          </table:table-cell>
          <table:table-cell table:style-name="ce23" table:formula="of:=[.BH36]" office:value-type="float" office:value="18" calcext:value-type="float">
            <text:p>18</text:p>
          </table:table-cell>
          <table:table-cell table:style-name="ce24" table:formula="of:=[.AL49]" office:value-type="float" office:value="40.7131426142252" calcext:value-type="float">
            <text:p>40.71</text:p>
          </table:table-cell>
          <table:table-cell table:style-name="ce23" table:formula="of:=[.AR95]" office:value-type="float" office:value="37" calcext:value-type="float">
            <text:p>37</text:p>
          </table:table-cell>
          <table:table-cell table:style-name="ce23" table:formula="of:=[.AS95]" office:value-type="float" office:value="30" calcext:value-type="float">
            <text:p>30</text:p>
          </table:table-cell>
          <table:table-cell table:style-name="ce23" table:formula="of:=[.AT95]" office:value-type="float" office:value="53" calcext:value-type="float">
            <text:p>53</text:p>
          </table:table-cell>
          <table:table-cell table:number-columns-repeated="5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25.490392156863" calcext:value-type="float">
            <text:p>225.4904</text:p>
          </table:table-cell>
          <table:table-cell office:value-type="float" office:value="149.666028216159" calcext:value-type="float">
            <text:p>149.6660</text:p>
          </table:table-cell>
          <table:table-cell office:value-type="float" office:value="0.235294117647059" calcext:value-type="float">
            <text:p>0.235294117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41.1764705882353" calcext:value-type="float">
            <text:p>41.1765</text:p>
          </table:table-cell>
          <table:table-cell office:value-type="float" office:value="112.249721603218" calcext:value-type="float">
            <text:p>112.2497</text:p>
          </table:table-cell>
          <table:table-cell office:value-type="float" office:value="0.862745098039216" calcext:value-type="float">
            <text:p>0.86274509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.7647058823529" calcext:value-type="float">
            <text:p>11.7647</text:p>
          </table:table-cell>
          <table:table-cell office:value-type="float" office:value="60" calcext:value-type="float">
            <text:p>60.0000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/>
          <table:table-cell table:style-name="ce19" office:value-type="string" calcext:value-type="string">
            <text:p>L-SHADE-Epsilon</text:p>
          </table:table-cell>
          <table:table-cell table:style-name="ce23" table:formula="of:=[.BQ34]" office:value-type="float" office:value="8" calcext:value-type="float">
            <text:p>8</text:p>
          </table:table-cell>
          <table:table-cell table:style-name="ce23" table:formula="of:=[.BQ36]" office:value-type="float" office:value="15" calcext:value-type="float">
            <text:p>15</text:p>
          </table:table-cell>
          <table:table-cell table:style-name="ce24" table:formula="of:=[.AN49]" office:value-type="float" office:value="35.3712492788145" calcext:value-type="float">
            <text:p>35.37</text:p>
          </table:table-cell>
          <table:table-cell table:style-name="ce23" table:formula="of:=[.AO95]" office:value-type="float" office:value="7" calcext:value-type="float">
            <text:p>7</text:p>
          </table:table-cell>
          <table:table-cell table:style-name="ce23" table:formula="of:=[.AP95]" office:value-type="float" office:value="62" calcext:value-type="float">
            <text:p>62</text:p>
          </table:table-cell>
          <table:table-cell table:style-name="ce23" table:formula="of:=[.AQ95]" office:value-type="float" office:value="51" calcext:value-type="float">
            <text:p>51</text:p>
          </table:table-cell>
          <table:table-cell table:number-columns-repeated="5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64.7072549019608" calcext:value-type="float">
            <text:p>64.7073</text:p>
          </table:table-cell>
          <table:table-cell office:value-type="float" office:value="81.232260143369" calcext:value-type="float">
            <text:p>81.2323</text:p>
          </table:table-cell>
          <table:table-cell office:value-type="float" office:value="0.215686274509804" calcext:value-type="float">
            <text:p>0.2156862745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/>
          <table:table-cell table:style-name="ce19" office:value-type="string" calcext:value-type="string">
            <text:p>Proposal</text:p>
          </table:table-cell>
          <table:table-cell table:style-name="ce23" table:formula="of:=COUNTIF([.AZ3:.AZ32];&quot;0&quot;)" office:value-type="float" office:value="21" calcext:value-type="float">
            <text:p>21</text:p>
          </table:table-cell>
          <table:table-cell table:style-name="ce23" table:formula="of:=[.AY36]" office:value-type="float" office:value="28" calcext:value-type="float">
            <text:p>28</text:p>
          </table:table-cell>
          <table:table-cell table:style-name="ce24" table:formula="of:=[.AO49]" office:value-type="float" office:value="100" calcext:value-type="float">
            <text:p>100.00</text:p>
          </table:table-cell>
          <table:table-cell table:style-name="ce23" table:formula="of:=[.AF95]" office:value-type="float" office:value="73" calcext:value-type="float">
            <text:p>73</text:p>
          </table:table-cell>
          <table:table-cell table:style-name="ce23" table:formula="of:=[.AG95]" office:value-type="float" office:value="5" calcext:value-type="float">
            <text:p>5</text:p>
          </table:table-cell>
          <table:table-cell table:style-name="ce23" table:formula="of:=[.AH95]" office:value-type="float" office:value="42" calcext:value-type="float">
            <text:p>42</text:p>
          </table:table-cell>
          <table:table-cell table:number-columns-repeated="3"/>
          <table:table-cell table:style-name="ce16" table:number-columns-spanned="3" table:number-rows-spanned="1"/>
          <table:covered-table-cell table:number-columns-repeated="2"/>
          <table:table-cell table:number-columns-repeated="4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9" calcext:value-type="float">
            <text:p>100.09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5.89647058823538" calcext:value-type="float">
            <text:p>5.8965</text:p>
          </table:table-cell>
          <table:table-cell office:value-type="float" office:value="24.5079659702718" calcext:value-type="float">
            <text:p>24.5080</text:p>
          </table:table-cell>
          <table:table-cell office:value-type="float" office:value="0.333333333333333" calcext:value-type="float">
            <text:p>0.333333333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0" calcext:value-type="float">
            <text:p>0.0000</text:p>
          </table:table-cell>
          <table:table-cell office:value-type="float" office:value="5.88372549019609" calcext:value-type="float">
            <text:p>5.8837</text:p>
          </table:table-cell>
          <table:table-cell office:value-type="float" office:value="24.5006130127391" calcext:value-type="float">
            <text:p>24.5006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.7647058823529" calcext:value-type="float">
            <text:p>11.7647</text:p>
          </table:table-cell>
          <table:table-cell office:value-type="float" office:value="34.6410161513775" calcext:value-type="float">
            <text:p>34.6410</text:p>
          </table:table-cell>
          <table:table-cell office:value-type="float" office:value="0.882352941176471" calcext:value-type="float">
            <text:p>0.882352941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3.7254901960784" calcext:value-type="float">
            <text:p>13.7255</text:p>
          </table:table-cell>
          <table:table-cell office:value-type="float" office:value="93.8083151964686" calcext:value-type="float">
            <text:p>93.8083</text:p>
          </table:table-cell>
          <table:table-cell office:value-type="float" office:value="0.862745098039216" calcext:value-type="float">
            <text:p>0.862745098</text:p>
          </table:table-cell>
          <table:table-cell/>
          <table:table-cell table:style-name="ce10" table:number-columns-repeated="5"/>
          <table:table-cell table:style-name="ce18" table:number-columns-repeated="2"/>
          <table:table-cell table:style-name="ce10"/>
          <table:table-cell table:number-columns-repeated="5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0980392157708" calcext:value-type="float">
            <text:p>0.0051</text:p>
          </table:table-cell>
          <table:table-cell office:value-type="float" office:value="0.00848528137434876" calcext:value-type="float">
            <text:p>0.0085</text:p>
          </table:table-cell>
          <table:table-cell office:value-type="float" office:value="0.568627450980392" calcext:value-type="float">
            <text:p>0.56862745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/>
          <table:table-cell table:style-name="ce15"/>
          <table:table-cell table:style-name="ce16" office:value-type="string" calcext:value-type="string" table:number-columns-spanned="3" table:number-rows-spanned="1">
            <text:p>Diversity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EBOwithCMAR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JSO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L-SHADE-Epsilon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UMOEAs-II</text:p>
          </table:table-cell>
          <table:covered-table-cell table:number-columns-repeated="2" table:style-name="ce16"/>
          <table:table-cell table:number-columns-repeated="4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300000000002001" calcext:value-type="float">
            <text:p>0.03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379.304509803921" calcext:value-type="float">
            <text:p>379.3045</text:p>
          </table:table-cell>
          <table:table-cell office:value-type="float" office:value="54.7102658739655" calcext:value-type="float">
            <text:p>54.710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95.5639215686275" calcext:value-type="float">
            <text:p>95.5639</text:p>
          </table:table-cell>
          <table:table-cell office:value-type="float" office:value="337.577568351334" calcext:value-type="float">
            <text:p>337.5776</text:p>
          </table:table-cell>
          <table:table-cell office:value-type="float" office:value="0.0980392156862745" calcext:value-type="float">
            <text:p>0.098039215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37.4176470588235" calcext:value-type="float">
            <text:p>37.4176</text:p>
          </table:table-cell>
          <table:table-cell office:value-type="float" office:value="120.736807643734" calcext:value-type="float">
            <text:p>120.7368</text:p>
          </table:table-cell>
          <table:table-cell office:value-type="float" office:value="0.901960784313726" calcext:value-type="float">
            <text:p>0.9019607843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/>
          <table:table-cell table:style-name="ce15" office:value-type="string" calcext:value-type="string">
            <text:p>Función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number-columns-repeated="4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0568627450990129" calcext:value-type="float">
            <text:p>0.0057</text:p>
          </table:table-cell>
          <table:table-cell office:value-type="float" office:value="0.00748331477367477" calcext:value-type="float">
            <text:p>0.0075</text:p>
          </table:table-cell>
          <table:table-cell office:value-type="float" office:value="0.490196078431373" calcext:value-type="float">
            <text:p>0.4901960784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/>
          <table:table-cell table:style-name="ce1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5.99" calcext:value-type="float">
            <text:p>225.9900</text:p>
          </table:table-cell>
          <table:table-cell office:value-type="float" office:value="215.61" calcext:value-type="float">
            <text:p>215.6100</text:p>
          </table:table-cell>
          <table:table-cell office:value-type="float" office:value="200.957450980392" calcext:value-type="float">
            <text:p>200.9575</text:p>
          </table:table-cell>
          <table:table-cell office:value-type="float" office:value="62.6409957775259" calcext:value-type="float">
            <text:p>62.641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7.56" calcext:value-type="float">
            <text:p>227.5600</text:p>
          </table:table-cell>
          <table:table-cell office:value-type="float" office:value="216.07" calcext:value-type="float">
            <text:p>216.0700</text:p>
          </table:table-cell>
          <table:table-cell office:value-type="float" office:value="203.060196078431" calcext:value-type="float">
            <text:p>203.0602</text:p>
          </table:table-cell>
          <table:table-cell office:value-type="float" office:value="38.2742222651224" calcext:value-type="float">
            <text:p>38.274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9.81" calcext:value-type="float">
            <text:p>229.8100</text:p>
          </table:table-cell>
          <table:table-cell office:value-type="float" office:value="201.29" calcext:value-type="float">
            <text:p>201.2900</text:p>
          </table:table-cell>
          <table:table-cell office:value-type="float" office:value="187.031764705882" calcext:value-type="float">
            <text:p>187.0318</text:p>
          </table:table-cell>
          <table:table-cell office:value-type="float" office:value="37.5039934940269" calcext:value-type="float">
            <text:p>37.504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8.94" calcext:value-type="float">
            <text:p>228.9400</text:p>
          </table:table-cell>
          <table:table-cell office:value-type="float" office:value="152.34" calcext:value-type="float">
            <text:p>152.3400</text:p>
          </table:table-cell>
          <table:table-cell office:value-type="float" office:value="176.461176470588" calcext:value-type="float">
            <text:p>176.4612</text:p>
          </table:table-cell>
          <table:table-cell office:value-type="float" office:value="41.3993681352748" calcext:value-type="float">
            <text:p>41.399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/>
          <table:table-cell table:style-name="ce15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4.52" calcext:value-type="float">
            <text:p>394.5200</text:p>
          </table:table-cell>
          <table:table-cell office:value-type="float" office:value="394.72" calcext:value-type="float">
            <text:p>394.7200</text:p>
          </table:table-cell>
          <table:table-cell office:value-type="float" office:value="394.56" calcext:value-type="float">
            <text:p>394.5600</text:p>
          </table:table-cell>
          <table:table-cell office:value-type="float" office:value="394.579215686275" calcext:value-type="float">
            <text:p>394.5792</text:p>
          </table:table-cell>
          <table:table-cell office:value-type="float" office:value="0.0697567201062232" calcext:value-type="float">
            <text:p>0.069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25" calcext:value-type="float">
            <text:p>395.2500</text:p>
          </table:table-cell>
          <table:table-cell office:value-type="float" office:value="394.7" calcext:value-type="float">
            <text:p>394.7000</text:p>
          </table:table-cell>
          <table:table-cell office:value-type="float" office:value="394.740196078431" calcext:value-type="float">
            <text:p>394.7402</text:p>
          </table:table-cell>
          <table:table-cell office:value-type="float" office:value="0.160978259401735" calcext:value-type="float">
            <text:p>0.16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" calcext:value-type="float">
            <text:p>395.0000</text:p>
          </table:table-cell>
          <table:table-cell office:value-type="float" office:value="394.67" calcext:value-type="float">
            <text:p>394.6700</text:p>
          </table:table-cell>
          <table:table-cell office:value-type="float" office:value="394.662745098039" calcext:value-type="float">
            <text:p>394.6627</text:p>
          </table:table-cell>
          <table:table-cell office:value-type="float" office:value="0.134067147355316" calcext:value-type="float">
            <text:p>0.134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97" calcext:value-type="float">
            <text:p>394.9700</text:p>
          </table:table-cell>
          <table:table-cell office:value-type="float" office:value="394.67" calcext:value-type="float">
            <text:p>394.6700</text:p>
          </table:table-cell>
          <table:table-cell office:value-type="float" office:value="394.659411764706" calcext:value-type="float">
            <text:p>394.6594</text:p>
          </table:table-cell>
          <table:table-cell office:value-type="float" office:value="0.332818268729105" calcext:value-type="float">
            <text:p>0.3328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/>
          <table:table-cell table:style-name="ce1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2"/>
        </table:table-row>
        <table:table-row table:style-name="ro1">
          <table:table-cell/>
          <table:table-cell table:style-name="Default" table:formula="of:=AVERAGE([.B38:.B67])" office:value-type="float" office:value="18.0013333333333" calcext:value-type="float">
            <text:p>18.0013333333</text:p>
          </table:table-cell>
          <table:table-cell table:style-name="Default" table:formula="of:=AVERAGE([.C38:.C67])" office:value-type="float" office:value="54.0930333333333" calcext:value-type="float">
            <text:p>54.0930333333</text:p>
          </table:table-cell>
          <table:table-cell table:style-name="Default" table:formula="of:=AVERAGE([.D38:.D67])" office:value-type="float" office:value="46.6086666666667" calcext:value-type="float">
            <text:p>46.6086666667</text:p>
          </table:table-cell>
          <table:table-cell table:style-name="Default" table:formula="of:=AVERAGE([.E38:.E67])" office:value-type="float" office:value="42.5675692810458" calcext:value-type="float">
            <text:p>42.567569281</text:p>
          </table:table-cell>
          <table:table-cell table:style-name="Default" table:formula="of:=AVERAGE([.F38:.F67])" office:value-type="float" office:value="13.228651925558" calcext:value-type="float">
            <text:p>13.2286519256</text:p>
          </table:table-cell>
          <table:table-cell table:style-name="Default" table:formula="of:=AVERAGE([.G38:.G67])" office:value-type="float" office:value="0.728104575163399" calcext:value-type="float">
            <text:p>0.7281045752</text:p>
          </table:table-cell>
          <table:table-cell table:style-name="Default" table:formula="of:=AVERAGE([.H38:.H67])" office:value-type="float" office:value="15.5" calcext:value-type="float">
            <text:p>15.5</text:p>
          </table:table-cell>
          <table:table-cell table:style-name="Default" table:formula="of:=AVERAGE([.I38:.I67])" office:value-type="float" office:value="17.9996666666667" calcext:value-type="float">
            <text:p>17.9996666667</text:p>
          </table:table-cell>
          <table:table-cell table:style-name="Default" table:formula="of:=AVERAGE([.J38:.J67])" office:value-type="float" office:value="47.0193333333333" calcext:value-type="float">
            <text:p>47.0193333333</text:p>
          </table:table-cell>
          <table:table-cell table:style-name="Default" table:formula="of:=AVERAGE([.K38:.K67])" office:value-type="float" office:value="20.3673333333333" calcext:value-type="float">
            <text:p>20.3673333333</text:p>
          </table:table-cell>
          <table:table-cell table:style-name="Default" table:formula="of:=AVERAGE([.L38:.L67])" office:value-type="float" office:value="24.6878888888889" calcext:value-type="float">
            <text:p>24.6878888889</text:p>
          </table:table-cell>
          <table:table-cell table:style-name="Default" table:formula="of:=AVERAGE([.M38:.M67])" office:value-type="float" office:value="17.103258408875" calcext:value-type="float">
            <text:p>17.1032584089</text:p>
          </table:table-cell>
          <table:table-cell table:style-name="Default" table:formula="of:=AVERAGE([.N38:.N67])" office:value-type="float" office:value="0.852941176470588" calcext:value-type="float">
            <text:p>0.8529411765</text:p>
          </table:table-cell>
          <table:table-cell table:style-name="Default" table:formula="of:=AVERAGE([.O38:.O67])" office:value-type="float" office:value="15.5" calcext:value-type="float">
            <text:p>15.5</text:p>
          </table:table-cell>
          <table:table-cell table:style-name="Default" table:formula="of:=AVERAGE([.P38:.P67])" office:value-type="float" office:value="18.0016666666667" calcext:value-type="float">
            <text:p>18.0016666667</text:p>
          </table:table-cell>
          <table:table-cell table:style-name="Default" table:formula="of:=AVERAGE([.Q38:.Q67])" office:value-type="float" office:value="47.2754666666667" calcext:value-type="float">
            <text:p>47.2754666667</text:p>
          </table:table-cell>
          <table:table-cell table:style-name="Default" table:formula="of:=AVERAGE([.R38:.R67])" office:value-type="float" office:value="19.9138333333333" calcext:value-type="float">
            <text:p>19.9138333333</text:p>
          </table:table-cell>
          <table:table-cell table:style-name="Default" table:formula="of:=AVERAGE([.S38:.S67])" office:value-type="float" office:value="21.4821862745098" calcext:value-type="float">
            <text:p>21.4821862745</text:p>
          </table:table-cell>
          <table:table-cell table:style-name="Default" table:formula="of:=AVERAGE([.T38:.T67])" office:value-type="float" office:value="8.49018659609973" calcext:value-type="float">
            <text:p>8.4901865961</text:p>
          </table:table-cell>
          <table:table-cell table:style-name="Default" table:formula="of:=AVERAGE([.U38:.U67])" office:value-type="float" office:value="0.825490196078431" calcext:value-type="float">
            <text:p>0.8254901961</text:p>
          </table:table-cell>
          <table:table-cell table:style-name="Default" table:formula="of:=AVERAGE([.V38:.V67])" office:value-type="float" office:value="15.5" calcext:value-type="float">
            <text:p>15.5</text:p>
          </table:table-cell>
          <table:table-cell table:style-name="Default" table:formula="of:=AVERAGE([.W38:.W67])" office:value-type="float" office:value="18.0036666666667" calcext:value-type="float">
            <text:p>18.0036666667</text:p>
          </table:table-cell>
          <table:table-cell table:style-name="Default" table:formula="of:=AVERAGE([.X38:.X67])" office:value-type="float" office:value="24.6293333333333" calcext:value-type="float">
            <text:p>24.6293333333</text:p>
          </table:table-cell>
          <table:table-cell table:style-name="Default" table:formula="of:=AVERAGE([.Y38:.Y67])" office:value-type="float" office:value="18.425" calcext:value-type="float">
            <text:p>18.425</text:p>
          </table:table-cell>
          <table:table-cell table:style-name="Default" table:formula="of:=AVERAGE([.Z38:.Z67])" office:value-type="float" office:value="19.6541418300654" calcext:value-type="float">
            <text:p>19.6541418301</text:p>
          </table:table-cell>
          <table:table-cell table:style-name="Default" table:formula="of:=AVERAGE([.AA38:.AA67])" office:value-type="float" office:value="4.6546818219662" calcext:value-type="float">
            <text:p>4.654681822</text:p>
          </table:table-cell>
          <table:table-cell table:style-name="Default" table:formula="of:=AVERAGE([.AB38:.AB67])" office:value-type="float" office:value="0.80718954248366" calcext:value-type="float">
            <text:p>0.8071895425</text:p>
          </table:table-cell>
          <table:table-cell/>
          <table:table-cell table:style-name="ce10"/>
          <table:table-cell table:style-name="ce15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2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E38:.E68];&quot;0&quot;)" office:value-type="float" office:value="15" calcext:value-type="float">
            <text:p>15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L38:.L68];&quot;0&quot;)" office:value-type="float" office:value="21" calcext:value-type="float">
            <text:p>21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S38:.S68];&quot;0&quot;)" office:value-type="float" office:value="18" calcext:value-type="float">
            <text:p>18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Z38:.Z68];&quot;0&quot;)" office:value-type="float" office:value="21" calcext:value-type="float">
            <text:p>21</text:p>
          </table:table-cell>
          <table:table-cell table:style-name="ce9" table:number-columns-repeated="2"/>
          <table:table-cell table:style-name="ce13"/>
          <table:table-cell table:number-columns-repeated="2"/>
          <table:table-cell table:style-name="ce15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table:style-name="ce4"/>
          <table:table-cell table:style-name="ce6" table:number-columns-repeated="5"/>
          <table:table-cell table:style-name="ce11"/>
          <table:table-cell table:style-name="ce4"/>
          <table:table-cell table:style-name="ce6" table:number-columns-repeated="5"/>
          <table:table-cell table:style-name="ce11"/>
          <table:table-cell table:style-name="ce4"/>
          <table:table-cell table:style-name="ce6" table:number-columns-repeated="5"/>
          <table:table-cell table:style-name="ce11"/>
          <table:table-cell table:style-name="ce4"/>
          <table:table-cell table:style-name="ce6" table:number-columns-repeated="5"/>
          <table:table-cell table:style-name="ce11"/>
          <table:table-cell table:number-columns-repeated="2"/>
          <table:table-cell table:style-name="ce15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2"/>
        </table:table-row>
        <table:table-row table:style-name="ro1">
          <table:table-cell table:style-name="ce5" office:value-type="string" calcext:value-type="string" table:number-columns-spanned="6" table:number-rows-spanned="1">
            <text:p>Case 9 Distance factor = 0.7, population=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10 Distance factor = 0.7, population=2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11 Distance factor = 0.7, population=50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12 Distance factor = 0.7, population=1000</text:p>
          </table:table-cell>
          <table:covered-table-cell table:number-columns-repeated="5" table:style-name="Default"/>
          <table:table-cell table:number-columns-repeated="3"/>
          <table:table-cell table:style-name="ce15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number-columns-repeated="2"/>
          <table:table-cell table:style-name="ce15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0392156862746971" calcext:value-type="float">
            <text:p>0.0000</text:p>
          </table:table-cell>
          <table:table-cell office:value-type="float" office:value="0.000200000000000955" calcext:value-type="float">
            <text:p>0.0002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253627450980393" calcext:value-type="float">
            <text:p>0.2536</text:p>
          </table:table-cell>
          <table:table-cell office:value-type="float" office:value="0.507352441602484" calcext:value-type="float">
            <text:p>0.5074</text:p>
          </table:table-cell>
          <table:table-cell office:value-type="float" office:value="0.745098039215686" calcext:value-type="float">
            <text:p>0.7450980392</text:p>
          </table:table-cell>
          <table:table-cell table:number-columns-repeated="2"/>
          <table:table-cell table:style-name="ce15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2.49900000000002" calcext:value-type="float">
            <text:p>2.499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.996352941176472" calcext:value-type="float">
            <text:p>0.9964</text:p>
          </table:table-cell>
          <table:table-cell office:value-type="float" office:value="1.17012583938652" calcext:value-type="float">
            <text:p>1.1701</text:p>
          </table:table-cell>
          <table:table-cell office:value-type="float" office:value="0.0980392156862745" calcext:value-type="float">
            <text:p>0.0980392157</text:p>
          </table:table-cell>
          <table:table-cell office:value-type="float" office:value="7" calcext:value-type="float">
            <text:p>7</text:p>
          </table:table-cell>
          <table:table-cell office:value-type="float" office:value="0.611999999999966" calcext:value-type="float">
            <text:p>0.6120</text:p>
          </table:table-cell>
          <table:table-cell office:value-type="float" office:value="3.60199999999998" calcext:value-type="float">
            <text:p>3.6020</text:p>
          </table:table-cell>
          <table:table-cell office:value-type="float" office:value="2.49900000000002" calcext:value-type="float">
            <text:p>2.4990</text:p>
          </table:table-cell>
          <table:table-cell office:value-type="float" office:value="2.27178431372549" calcext:value-type="float">
            <text:p>2.2718</text:p>
          </table:table-cell>
          <table:table-cell office:value-type="float" office:value="0.86059587496106" calcext:value-type="float">
            <text:p>0.860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611999999999966" calcext:value-type="float">
            <text:p>0.6120</text:p>
          </table:table-cell>
          <table:table-cell office:value-type="float" office:value="5.59199999999998" calcext:value-type="float">
            <text:p>5.5920</text:p>
          </table:table-cell>
          <table:table-cell office:value-type="float" office:value="2.60199999999998" calcext:value-type="float">
            <text:p>2.6020</text:p>
          </table:table-cell>
          <table:table-cell office:value-type="float" office:value="2.55274509803922" calcext:value-type="float">
            <text:p>2.5527</text:p>
          </table:table-cell>
          <table:table-cell office:value-type="float" office:value="2.0211788292974" calcext:value-type="float">
            <text:p>2.02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5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273137254901962" calcext:value-type="float">
            <text:p>0.2731</text:p>
          </table:table-cell>
          <table:table-cell office:value-type="float" office:value="0.526504510901856" calcext:value-type="float">
            <text:p>0.5265</text:p>
          </table:table-cell>
          <table:table-cell office:value-type="float" office:value="0.725490196078431" calcext:value-type="float">
            <text:p>0.7254901961</text:p>
          </table:table-cell>
          <table:table-cell table:number-columns-repeated="2"/>
          <table:table-cell table:style-name="ce15"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118.75" calcext:value-type="float">
            <text:p>118.7500</text:p>
          </table:table-cell>
          <table:table-cell office:value-type="float" office:value="3.48000000000002" calcext:value-type="float">
            <text:p>3.4800</text:p>
          </table:table-cell>
          <table:table-cell office:value-type="float" office:value="7.7907843137255" calcext:value-type="float">
            <text:p>7.7908</text:p>
          </table:table-cell>
          <table:table-cell office:value-type="float" office:value="24.2554797932343" calcext:value-type="float">
            <text:p>24.2555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3.40999999999997" calcext:value-type="float">
            <text:p>3.410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0.190784313725488" calcext:value-type="float">
            <text:p>0.1908</text:p>
          </table:table-cell>
          <table:table-cell office:value-type="float" office:value="0.466844727934244" calcext:value-type="float">
            <text:p>0.4668</text:p>
          </table:table-cell>
          <table:table-cell office:value-type="float" office:value="0.117647058823529" calcext:value-type="float">
            <text:p>0.1176470588</text:p>
          </table:table-cell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7.01999999999998" calcext:value-type="float">
            <text:p>7.0200</text:p>
          </table:table-cell>
          <table:table-cell office:value-type="float" office:value="3.35000000000002" calcext:value-type="float">
            <text:p>3.3500</text:p>
          </table:table-cell>
          <table:table-cell office:value-type="float" office:value="2.40333333333333" calcext:value-type="float">
            <text:p>2.4033</text:p>
          </table:table-cell>
          <table:table-cell office:value-type="float" office:value="3.03039238383411" calcext:value-type="float">
            <text:p>3.030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11.77" calcext:value-type="float">
            <text:p>11.7700</text:p>
          </table:table-cell>
          <table:table-cell office:value-type="float" office:value="3.73000000000002" calcext:value-type="float">
            <text:p>3.7300</text:p>
          </table:table-cell>
          <table:table-cell office:value-type="float" office:value="4.51490196078431" calcext:value-type="float">
            <text:p>4.5149</text:p>
          </table:table-cell>
          <table:table-cell office:value-type="float" office:value="5.23016538935429" calcext:value-type="float">
            <text:p>5.230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5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14313725490229" calcext:value-type="float">
            <text:p>0.2143</text:p>
          </table:table-cell>
          <table:table-cell office:value-type="float" office:value="0.439624840062397" calcext:value-type="float">
            <text:p>0.4396</text:p>
          </table:table-cell>
          <table:table-cell office:value-type="float" office:value="0.254901960784314" calcext:value-type="float">
            <text:p>0.254901960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50196078431395" calcext:value-type="float">
            <text:p>0.2502</text:p>
          </table:table-cell>
          <table:table-cell office:value-type="float" office:value="0.180792698967612" calcext:value-type="float">
            <text:p>0.1808</text:p>
          </table:table-cell>
          <table:table-cell office:value-type="float" office:value="0.176470588235294" calcext:value-type="float">
            <text:p>0.176470588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97450980392187" calcext:value-type="float">
            <text:p>0.1975</text:p>
          </table:table-cell>
          <table:table-cell office:value-type="float" office:value="0.15941141740793" calcext:value-type="float">
            <text:p>0.1594</text:p>
          </table:table-cell>
          <table:table-cell office:value-type="float" office:value="0.294117647058824" calcext:value-type="float">
            <text:p>0.2941176471</text:p>
          </table:table-cell>
          <table:table-cell table:number-columns-repeated="2"/>
          <table:table-cell table:style-name="ce15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505490196078435" calcext:value-type="float">
            <text:p>0.5055</text:p>
          </table:table-cell>
          <table:table-cell office:value-type="float" office:value="0.805268899188346" calcext:value-type="float">
            <text:p>0.8053</text:p>
          </table:table-cell>
          <table:table-cell office:value-type="float" office:value="0.568627450980392" calcext:value-type="float">
            <text:p>0.56862745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349411764705886" calcext:value-type="float">
            <text:p>0.3494</text:p>
          </table:table-cell>
          <table:table-cell office:value-type="float" office:value="0.594000000000005" calcext:value-type="float">
            <text:p>0.5940</text:p>
          </table:table-cell>
          <table:table-cell office:value-type="float" office:value="0.647058823529412" calcext:value-type="float">
            <text:p>0.6470588235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588235294117112" calcext:value-type="float">
            <text:p>0.0006</text:p>
          </table:table-cell>
          <table:table-cell office:value-type="float" office:value="0.00244948974278095" calcext:value-type="float">
            <text:p>0.0024</text:p>
          </table:table-cell>
          <table:table-cell office:value-type="float" office:value="0.941176470588235" calcext:value-type="float">
            <text:p>0.9411764706</text:p>
          </table:table-cell>
          <table:table-cell table:number-columns-repeated="2"/>
          <table:table-cell table:style-name="ce15"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40392156862769" calcext:value-type="float">
            <text:p>0.1404</text:p>
          </table:table-cell>
          <table:table-cell office:value-type="float" office:value="0.154058430473663" calcext:value-type="float">
            <text:p>0.1541</text:p>
          </table:table-cell>
          <table:table-cell office:value-type="float" office:value="0.411764705882353" calcext:value-type="float">
            <text:p>0.411764705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40000000000009" calcext:value-type="float">
            <text:p>0.24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72549019607943" calcext:value-type="float">
            <text:p>0.0773</text:p>
          </table:table-cell>
          <table:table-cell office:value-type="float" office:value="0.168053562889963" calcext:value-type="float">
            <text:p>0.1681</text:p>
          </table:table-cell>
          <table:table-cell office:value-type="float" office:value="0.490196078431373" calcext:value-type="float">
            <text:p>0.490196078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30000000000018" calcext:value-type="float">
            <text:p>0.2300</text:p>
          </table:table-cell>
          <table:table-cell office:value-type="float" office:value="0" calcext:value-type="float">
            <text:p>0.0000</text:p>
          </table:table-cell>
          <table:table-cell office:value-type="float" office:value="0.0405882352941164" calcext:value-type="float">
            <text:p>0.0406</text:p>
          </table:table-cell>
          <table:table-cell office:value-type="float" office:value="0.080932070281209" calcext:value-type="float">
            <text:p>0.0809</text:p>
          </table:table-cell>
          <table:table-cell office:value-type="float" office:value="0.509803921568627" calcext:value-type="float">
            <text:p>0.509803921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30000000000018" calcext:value-type="float">
            <text:p>0.23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27450980392084" calcext:value-type="float">
            <text:p>0.0227</text:p>
          </table:table-cell>
          <table:table-cell office:value-type="float" office:value="0.0550272659687941" calcext:value-type="float">
            <text:p>0.0550</text:p>
          </table:table-cell>
          <table:table-cell office:value-type="float" office:value="0.431372549019608" calcext:value-type="float">
            <text:p>0.431372549</text:p>
          </table:table-cell>
          <table:table-cell table:number-columns-repeated="2"/>
          <table:table-cell table:style-name="ce15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243137254901918" calcext:value-type="float">
            <text:p>0.0243</text:p>
          </table:table-cell>
          <table:table-cell office:value-type="float" office:value="0.0876812408671165" calcext:value-type="float">
            <text:p>0.0877</text:p>
          </table:table-cell>
          <table:table-cell office:value-type="float" office:value="0.92156862745098" calcext:value-type="float">
            <text:p>0.9215686275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37254901960659" calcext:value-type="float">
            <text:p>0.0014</text:p>
          </table:table-cell>
          <table:table-cell office:value-type="float" office:value="0.00374165738677054" calcext:value-type="float">
            <text:p>0.0037</text:p>
          </table:table-cell>
          <table:table-cell office:value-type="float" office:value="0.862745098039216" calcext:value-type="float">
            <text:p>0.86274509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372549019607504" calcext:value-type="float">
            <text:p>0.0037</text:p>
          </table:table-cell>
          <table:table-cell office:value-type="float" office:value="0.00734846922834285" calcext:value-type="float">
            <text:p>0.0073</text:p>
          </table:table-cell>
          <table:table-cell office:value-type="float" office:value="0.705882352941177" calcext:value-type="float">
            <text:p>0.705882352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37254901960659" calcext:value-type="float">
            <text:p>0.0014</text:p>
          </table:table-cell>
          <table:table-cell office:value-type="float" office:value="0.00374165738677054" calcext:value-type="float">
            <text:p>0.0037</text:p>
          </table:table-cell>
          <table:table-cell office:value-type="float" office:value="0.862745098039216" calcext:value-type="float">
            <text:p>0.86274509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17647058823422" calcext:value-type="float">
            <text:p>0.0012</text:p>
          </table:table-cell>
          <table:table-cell office:value-type="float" office:value="0.0034641016151346" calcext:value-type="float">
            <text:p>0.0035</text:p>
          </table:table-cell>
          <table:table-cell office:value-type="float" office:value="0.882352941176471" calcext:value-type="float">
            <text:p>0.8823529412</text:p>
          </table:table-cell>
          <table:table-cell table:number-columns-repeated="2"/>
          <table:table-cell table:style-name="ce15"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76470588235134" calcext:value-type="float">
            <text:p>0.0018</text:p>
          </table:table-cell>
          <table:table-cell office:value-type="float" office:value="0.00583095189484" calcext:value-type="float">
            <text:p>0.0058</text:p>
          </table:table-cell>
          <table:table-cell office:value-type="float" office:value="0.901960784313726" calcext:value-type="float">
            <text:p>0.901960784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980392156861853" calcext:value-type="float">
            <text:p>0.0098</text:p>
          </table:table-cell>
          <table:table-cell office:value-type="float" office:value="0.0141421356237181" calcext:value-type="float">
            <text:p>0.0141</text:p>
          </table:table-cell>
          <table:table-cell office:value-type="float" office:value="0.509803921568627" calcext:value-type="float">
            <text:p>0.509803921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901960784312905" calcext:value-type="float">
            <text:p>0.0090</text:p>
          </table:table-cell>
          <table:table-cell office:value-type="float" office:value="0.0149666295470822" calcext:value-type="float">
            <text:p>0.0150</text:p>
          </table:table-cell>
          <table:table-cell office:value-type="float" office:value="0.549019607843137" calcext:value-type="float">
            <text:p>0.5490196078</text:p>
          </table:table-cell>
          <table:table-cell table:number-columns-repeated="2"/>
          <table:table-cell table:style-name="ce15"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.92156862745098" calcext:value-type="float">
            <text:p>3.9216</text:p>
          </table:table-cell>
          <table:table-cell office:value-type="float" office:value="20" calcext:value-type="float">
            <text:p>20.0000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64.705882352941" calcext:value-type="float">
            <text:p>264.7059</text:p>
          </table:table-cell>
          <table:table-cell office:value-type="float" office:value="103.923048454133" calcext:value-type="float">
            <text:p>103.9230</text:p>
          </table:table-cell>
          <table:table-cell office:value-type="float" office:value="0.117647058823529" calcext:value-type="float">
            <text:p>0.117647058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1.764705882353" calcext:value-type="float">
            <text:p>111.7647</text:p>
          </table:table-cell>
          <table:table-cell office:value-type="float" office:value="240" calcext:value-type="float">
            <text:p>240.0000</text:p>
          </table:table-cell>
          <table:table-cell office:value-type="float" office:value="0.627450980392157" calcext:value-type="float">
            <text:p>0.627450980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.7647058823529" calcext:value-type="float">
            <text:p>11.7647</text:p>
          </table:table-cell>
          <table:table-cell office:value-type="float" office:value="60" calcext:value-type="float">
            <text:p>60.0000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/>
          <table:table-cell table:style-name="ce15" table:formula="of:=SUM([.AF65:.AF94])" office:value-type="float" office:value="73" calcext:value-type="float">
            <text:p>73</text:p>
          </table:table-cell>
          <table:table-cell table:style-name="ce15" table:formula="of:=SUM([.AG65:.AG94])" office:value-type="float" office:value="5" calcext:value-type="float">
            <text:p>5</text:p>
          </table:table-cell>
          <table:table-cell table:style-name="ce15" table:formula="of:=SUM([.AH65:.AH94])" office:value-type="float" office:value="42" calcext:value-type="float">
            <text:p>42</text:p>
          </table:table-cell>
          <table:table-cell table:style-name="ce15" table:formula="of:=SUM([.AI65:.AI94])" office:value-type="float" office:value="28" calcext:value-type="float">
            <text:p>28</text:p>
          </table:table-cell>
          <table:table-cell table:style-name="ce15" table:formula="of:=SUM([.AJ65:.AJ94])" office:value-type="float" office:value="36" calcext:value-type="float">
            <text:p>36</text:p>
          </table:table-cell>
          <table:table-cell table:style-name="ce15" table:formula="of:=SUM([.AK65:.AK94])" office:value-type="float" office:value="56" calcext:value-type="float">
            <text:p>56</text:p>
          </table:table-cell>
          <table:table-cell table:style-name="ce15" table:formula="of:=SUM([.AL65:.AL94])" office:value-type="float" office:value="27" calcext:value-type="float">
            <text:p>27</text:p>
          </table:table-cell>
          <table:table-cell table:style-name="ce15" table:formula="of:=SUM([.AM65:.AM94])" office:value-type="float" office:value="39" calcext:value-type="float">
            <text:p>39</text:p>
          </table:table-cell>
          <table:table-cell table:style-name="ce15" table:formula="of:=SUM([.AN65:.AN94])" office:value-type="float" office:value="54" calcext:value-type="float">
            <text:p>54</text:p>
          </table:table-cell>
          <table:table-cell table:style-name="ce15" table:formula="of:=SUM([.AO65:.AO94])" office:value-type="float" office:value="7" calcext:value-type="float">
            <text:p>7</text:p>
          </table:table-cell>
          <table:table-cell table:style-name="ce15" table:formula="of:=SUM([.AP65:.AP94])" office:value-type="float" office:value="62" calcext:value-type="float">
            <text:p>62</text:p>
          </table:table-cell>
          <table:table-cell table:style-name="ce15" table:formula="of:=SUM([.AQ65:.AQ94])" office:value-type="float" office:value="51" calcext:value-type="float">
            <text:p>51</text:p>
          </table:table-cell>
          <table:table-cell table:style-name="ce15" table:formula="of:=SUM([.AR65:.AR94])" office:value-type="float" office:value="37" calcext:value-type="float">
            <text:p>37</text:p>
          </table:table-cell>
          <table:table-cell table:style-name="ce15" table:formula="of:=SUM([.AS65:.AS94])" office:value-type="float" office:value="30" calcext:value-type="float">
            <text:p>30</text:p>
          </table:table-cell>
          <table:table-cell table:style-name="ce15" table:formula="of:=SUM([.AT65:.AT94])" office:value-type="float" office:value="53" calcext:value-type="float">
            <text:p>53</text:p>
          </table:table-cell>
          <table:table-cell table:number-columns-repeated="4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78.434705882353" calcext:value-type="float">
            <text:p>78.4347</text:p>
          </table:table-cell>
          <table:table-cell office:value-type="float" office:value="46.8969092158534" calcext:value-type="float">
            <text:p>46.8969</text:p>
          </table:table-cell>
          <table:table-cell office:value-type="float" office:value="0.0588235294117647" calcext:value-type="float">
            <text:p>0.0588235294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16" calcext:value-type="float">
            <text:p>100.16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3.93921568627457" calcext:value-type="float">
            <text:p>3.9392</text:p>
          </table:table-cell>
          <table:table-cell office:value-type="float" office:value="20.0260127833775" calcext:value-type="float">
            <text:p>20.0260</text:p>
          </table:table-cell>
          <table:table-cell office:value-type="float" office:value="0.431372549019608" calcext:value-type="float">
            <text:p>0.43137254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2" calcext:value-type="float">
            <text:p>100.0200</text:p>
          </table:table-cell>
          <table:table-cell office:value-type="float" office:value="0" calcext:value-type="float">
            <text:p>0.0000</text:p>
          </table:table-cell>
          <table:table-cell office:value-type="float" office:value="19.6103921568628" calcext:value-type="float">
            <text:p>19.6104</text:p>
          </table:table-cell>
          <table:table-cell office:value-type="float" office:value="44.7271734184042" calcext:value-type="float">
            <text:p>44.7272</text:p>
          </table:table-cell>
          <table:table-cell office:value-type="float" office:value="0.803921568627451" calcext:value-type="float">
            <text:p>0.803921568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3.3333333333333" calcext:value-type="float">
            <text:p>33.3333</text:p>
          </table:table-cell>
          <table:table-cell office:value-type="float" office:value="82.4621125123532" calcext:value-type="float">
            <text:p>82.4621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9.2156862745098" calcext:value-type="float">
            <text:p>39.2157</text:p>
          </table:table-cell>
          <table:table-cell office:value-type="float" office:value="78.7400787401181" calcext:value-type="float">
            <text:p>78.7401</text:p>
          </table:table-cell>
          <table:table-cell office:value-type="float" office:value="0.607843137254902" calcext:value-type="float">
            <text:p>0.6078431373</text:p>
          </table:table-cell>
          <table:table-cell table:number-columns-repeated="6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70588235300823" calcext:value-type="float">
            <text:p>0.0047</text:p>
          </table:table-cell>
          <table:table-cell office:value-type="float" office:value="0.00800000000008367" calcext:value-type="float">
            <text:p>0.0080</text:p>
          </table:table-cell>
          <table:table-cell office:value-type="float" office:value="0.607843137254902" calcext:value-type="float">
            <text:p>0.6078431373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89999999999964" calcext:value-type="float">
            <text:p>0.29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348.995490196078" calcext:value-type="float">
            <text:p>348.9955</text:p>
          </table:table-cell>
          <table:table-cell office:value-type="float" office:value="370.717777723162" calcext:value-type="float">
            <text:p>370.717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113.057843137255" calcext:value-type="float">
            <text:p>113.0578</text:p>
          </table:table-cell>
          <table:table-cell office:value-type="float" office:value="210.537180844619" calcext:value-type="float">
            <text:p>210.5372</text:p>
          </table:table-cell>
          <table:table-cell office:value-type="float" office:value="0.0980392156862745" calcext:value-type="float">
            <text:p>0.098039215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98.6190196078431" calcext:value-type="float">
            <text:p>98.6190</text:p>
          </table:table-cell>
          <table:table-cell office:value-type="float" office:value="337.28288245329" calcext:value-type="float">
            <text:p>337.2829</text:p>
          </table:table-cell>
          <table:table-cell office:value-type="float" office:value="0.745098039215686" calcext:value-type="float">
            <text:p>0.745098039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75.3062745098039" calcext:value-type="float">
            <text:p>75.3063</text:p>
          </table:table-cell>
          <table:table-cell office:value-type="float" office:value="171.799649650399" calcext:value-type="float">
            <text:p>171.7996</text:p>
          </table:table-cell>
          <table:table-cell office:value-type="float" office:value="0.803921568627451" calcext:value-type="float">
            <text:p>0.8039215686</text:p>
          </table:table-cell>
          <table:table-cell table:number-columns-repeated="6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0.0500000000001819" calcext:value-type="float">
            <text:p>0.05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111764705883277" calcext:value-type="float">
            <text:p>0.0112</text:p>
          </table:table-cell>
          <table:table-cell office:value-type="float" office:value="0.0126491106406764" calcext:value-type="float">
            <text:p>0.0126</text:p>
          </table:table-cell>
          <table:table-cell office:value-type="float" office:value="0.372549019607843" calcext:value-type="float">
            <text:p>0.3725490196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6.21" calcext:value-type="float">
            <text:p>226.2100</text:p>
          </table:table-cell>
          <table:table-cell office:value-type="float" office:value="215.61" calcext:value-type="float">
            <text:p>215.6100</text:p>
          </table:table-cell>
          <table:table-cell office:value-type="float" office:value="204.231176470588" calcext:value-type="float">
            <text:p>204.2312</text:p>
          </table:table-cell>
          <table:table-cell office:value-type="float" office:value="35.0070635729418" calcext:value-type="float">
            <text:p>35.007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7.57" calcext:value-type="float">
            <text:p>227.5700</text:p>
          </table:table-cell>
          <table:table-cell office:value-type="float" office:value="201.32" calcext:value-type="float">
            <text:p>201.3200</text:p>
          </table:table-cell>
          <table:table-cell office:value-type="float" office:value="195.673333333333" calcext:value-type="float">
            <text:p>195.6733</text:p>
          </table:table-cell>
          <table:table-cell office:value-type="float" office:value="32.9557734547378" calcext:value-type="float">
            <text:p>32.955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31.47" calcext:value-type="float">
            <text:p>231.4700</text:p>
          </table:table-cell>
          <table:table-cell office:value-type="float" office:value="225.95" calcext:value-type="float">
            <text:p>225.9500</text:p>
          </table:table-cell>
          <table:table-cell office:value-type="float" office:value="207.156862745098" calcext:value-type="float">
            <text:p>207.1569</text:p>
          </table:table-cell>
          <table:table-cell office:value-type="float" office:value="37.729081727495" calcext:value-type="float">
            <text:p>37.729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32.07" calcext:value-type="float">
            <text:p>232.0700</text:p>
          </table:table-cell>
          <table:table-cell office:value-type="float" office:value="201.3" calcext:value-type="float">
            <text:p>201.3000</text:p>
          </table:table-cell>
          <table:table-cell office:value-type="float" office:value="195.406274509804" calcext:value-type="float">
            <text:p>195.4063</text:p>
          </table:table-cell>
          <table:table-cell office:value-type="float" office:value="35.9064351057022" calcext:value-type="float">
            <text:p>35.9064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4.58" calcext:value-type="float">
            <text:p>394.5800</text:p>
          </table:table-cell>
          <table:table-cell office:value-type="float" office:value="394.97" calcext:value-type="float">
            <text:p>394.9700</text:p>
          </table:table-cell>
          <table:table-cell office:value-type="float" office:value="394.75" calcext:value-type="float">
            <text:p>394.7500</text:p>
          </table:table-cell>
          <table:table-cell office:value-type="float" office:value="394.765294117647" calcext:value-type="float">
            <text:p>394.7653</text:p>
          </table:table-cell>
          <table:table-cell office:value-type="float" office:value="0.0969742233792334" calcext:value-type="float">
            <text:p>0.09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17" calcext:value-type="float">
            <text:p>395.1700</text:p>
          </table:table-cell>
          <table:table-cell office:value-type="float" office:value="394.86" calcext:value-type="float">
            <text:p>394.8600</text:p>
          </table:table-cell>
          <table:table-cell office:value-type="float" office:value="394.848431372549" calcext:value-type="float">
            <text:p>394.8484</text:p>
          </table:table-cell>
          <table:table-cell office:value-type="float" office:value="0.158612735932568" calcext:value-type="float">
            <text:p>0.158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6.32" calcext:value-type="float">
            <text:p>396.3200</text:p>
          </table:table-cell>
          <table:table-cell office:value-type="float" office:value="394.7" calcext:value-type="float">
            <text:p>394.7000</text:p>
          </table:table-cell>
          <table:table-cell office:value-type="float" office:value="394.793333333333" calcext:value-type="float">
            <text:p>394.7933</text:p>
          </table:table-cell>
          <table:table-cell office:value-type="float" office:value="0.32204658048176" calcext:value-type="float">
            <text:p>0.322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07" calcext:value-type="float">
            <text:p>395.0700</text:p>
          </table:table-cell>
          <table:table-cell office:value-type="float" office:value="394.67" calcext:value-type="float">
            <text:p>394.6700</text:p>
          </table:table-cell>
          <table:table-cell office:value-type="float" office:value="394.679607843137" calcext:value-type="float">
            <text:p>394.6796</text:p>
          </table:table-cell>
          <table:table-cell office:value-type="float" office:value="0.144630563851453" calcext:value-type="float">
            <text:p>0.1446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/>
          <table:table-cell table:style-name="Default" table:formula="of:=AVERAGE([.B73:.B102])" office:value-type="float" office:value="18.012" calcext:value-type="float">
            <text:p>18.012</text:p>
          </table:table-cell>
          <table:table-cell table:style-name="Default" table:formula="of:=AVERAGE([.C73:.C102])" office:value-type="float" office:value="57.6923666666667" calcext:value-type="float">
            <text:p>57.6923666667</text:p>
          </table:table-cell>
          <table:table-cell table:style-name="Default" table:formula="of:=AVERAGE([.D73:.D102])" office:value-type="float" office:value="46.6986666666667" calcext:value-type="float">
            <text:p>46.6986666667</text:p>
          </table:table-cell>
          <table:table-cell table:style-name="Default" table:formula="of:=AVERAGE([.E73:.E102])" office:value-type="float" office:value="43.5940339869281" calcext:value-type="float">
            <text:p>43.5940339869</text:p>
          </table:table-cell>
          <table:table-cell table:style-name="Default" table:formula="of:=AVERAGE([.F73:.F102])" office:value-type="float" office:value="20.7529621701546" calcext:value-type="float">
            <text:p>20.7529621702</text:p>
          </table:table-cell>
          <table:table-cell table:style-name="Default" table:formula="of:=AVERAGE([.G73:.G102])" office:value-type="float" office:value="0.698039215686274" calcext:value-type="float">
            <text:p>0.6980392157</text:p>
          </table:table-cell>
          <table:table-cell table:style-name="Default" table:formula="of:=AVERAGE([.H73:.H102])" office:value-type="float" office:value="15.5" calcext:value-type="float">
            <text:p>15.5</text:p>
          </table:table-cell>
          <table:table-cell table:style-name="Default" table:formula="of:=AVERAGE([.I73:.I102])" office:value-type="float" office:value="17.9996666666667" calcext:value-type="float">
            <text:p>17.9996666667</text:p>
          </table:table-cell>
          <table:table-cell table:style-name="Default" table:formula="of:=AVERAGE([.J73:.J102])" office:value-type="float" office:value="47.2153" calcext:value-type="float">
            <text:p>47.2153</text:p>
          </table:table-cell>
          <table:table-cell table:style-name="Default" table:formula="of:=AVERAGE([.K73:.K102])" office:value-type="float" office:value="19.9185" calcext:value-type="float">
            <text:p>19.9185</text:p>
          </table:table-cell>
          <table:table-cell table:style-name="Default" table:formula="of:=AVERAGE([.L73:.L102])" office:value-type="float" office:value="27.8812967320261" calcext:value-type="float">
            <text:p>27.881296732</text:p>
          </table:table-cell>
          <table:table-cell table:style-name="Default" table:formula="of:=AVERAGE([.M73:.M102])" office:value-type="float" office:value="17.6878856281697" calcext:value-type="float">
            <text:p>17.6878856282</text:p>
          </table:table-cell>
          <table:table-cell table:style-name="Default" table:formula="of:=AVERAGE([.N73:.N102])" office:value-type="float" office:value="0.769934640522876" calcext:value-type="float">
            <text:p>0.7699346405</text:p>
          </table:table-cell>
          <table:table-cell table:style-name="Default" table:formula="of:=AVERAGE([.O73:.O102])" office:value-type="float" office:value="15.5" calcext:value-type="float">
            <text:p>15.5</text:p>
          </table:table-cell>
          <table:table-cell table:style-name="Default" table:formula="of:=AVERAGE([.P73:.P102])" office:value-type="float" office:value="18.0240666666667" calcext:value-type="float">
            <text:p>18.0240666667</text:p>
          </table:table-cell>
          <table:table-cell table:style-name="Default" table:formula="of:=AVERAGE([.Q73:.Q102])" office:value-type="float" office:value="47.5397333333333" calcext:value-type="float">
            <text:p>47.5397333333</text:p>
          </table:table-cell>
          <table:table-cell table:style-name="Default" table:formula="of:=AVERAGE([.R73:.R102])" office:value-type="float" office:value="20.8903" calcext:value-type="float">
            <text:p>20.8903</text:p>
          </table:table-cell>
          <table:table-cell table:style-name="Default" table:formula="of:=AVERAGE([.S73:.S102])" office:value-type="float" office:value="25.0214843137255" calcext:value-type="float">
            <text:p>25.0214843137</text:p>
          </table:table-cell>
          <table:table-cell table:style-name="Default" table:formula="of:=AVERAGE([.T73:.T102])" office:value-type="float" office:value="17.3989378102746" calcext:value-type="float">
            <text:p>17.3989378103</text:p>
          </table:table-cell>
          <table:table-cell table:style-name="Default" table:formula="of:=AVERAGE([.U73:.U102])" office:value-type="float" office:value="0.780392156862745" calcext:value-type="float">
            <text:p>0.7803921569</text:p>
          </table:table-cell>
          <table:table-cell table:style-name="Default" table:formula="of:=AVERAGE([.V73:.V102])" office:value-type="float" office:value="15.5" calcext:value-type="float">
            <text:p>15.5</text:p>
          </table:table-cell>
          <table:table-cell table:style-name="Default" table:formula="of:=AVERAGE([.W73:.W102])" office:value-type="float" office:value="18.0240666666667" calcext:value-type="float">
            <text:p>18.0240666667</text:p>
          </table:table-cell>
          <table:table-cell table:style-name="Default" table:formula="of:=AVERAGE([.X73:.X102])" office:value-type="float" office:value="37.8090666666667" calcext:value-type="float">
            <text:p>37.8090666667</text:p>
          </table:table-cell>
          <table:table-cell table:style-name="Default" table:formula="of:=AVERAGE([.Y73:.Y102])" office:value-type="float" office:value="20.0844" calcext:value-type="float">
            <text:p>20.0844</text:p>
          </table:table-cell>
          <table:table-cell table:style-name="Default" table:formula="of:=AVERAGE([.Z73:.Z102])" office:value-type="float" office:value="23.7477745098039" calcext:value-type="float">
            <text:p>23.7477745098</text:p>
          </table:table-cell>
          <table:table-cell table:style-name="Default" table:formula="of:=AVERAGE([.AA73:.AA102])" office:value-type="float" office:value="9.83704380451695" calcext:value-type="float">
            <text:p>9.8370438045</text:p>
          </table:table-cell>
          <table:table-cell table:style-name="Default" table:formula="of:=AVERAGE([.AB73:.AB102])" office:value-type="float" office:value="0.766013071895425" calcext:value-type="float">
            <text:p>0.7660130719</text:p>
          </table:table-cell>
          <table:table-cell table:number-columns-repeated="60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E73:.E103];&quot;0&quot;)" office:value-type="float" office:value="14" calcext:value-type="float">
            <text:p>14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L73:.L103];&quot;0&quot;)" office:value-type="float" office:value="19" calcext:value-type="float">
            <text:p>19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S73:.S103];&quot;0&quot;)" office:value-type="float" office:value="18" calcext:value-type="float">
            <text:p>18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Z73:.Z103];&quot;0&quot;)" office:value-type="float" office:value="17" calcext:value-type="float">
            <text:p>17</text:p>
          </table:table-cell>
          <table:table-cell table:style-name="ce9" table:number-columns-repeated="2"/>
          <table:table-cell table:style-name="ce13"/>
          <table:table-cell table:number-columns-repeated="60"/>
        </table:table-row>
        <table:table-row table:style-name="ro1">
          <table:table-cell table:style-name="ce1" office:value-type="string" calcext:value-type="string" table:number-columns-spanned="6" table:number-rows-spanned="1">
            <text:p>Case 13 Distance factor = 1.0, population=50</text:p>
          </table:table-cell>
          <table:covered-table-cell table:number-columns-repeated="5" table:style-name="ce6"/>
          <table:table-cell table:style-name="ce11"/>
          <table:table-cell table:style-name="ce1" office:value-type="string" calcext:value-type="string" table:number-columns-spanned="6" table:number-rows-spanned="1">
            <text:p>Case 14 Distance factor = 1.0, population=250</text:p>
          </table:table-cell>
          <table:covered-table-cell table:number-columns-repeated="5" table:style-name="ce6"/>
          <table:table-cell table:style-name="ce11"/>
          <table:table-cell table:style-name="ce1" office:value-type="string" calcext:value-type="string" table:number-columns-spanned="6" table:number-rows-spanned="1">
            <text:p>Case 15 Distance factor = 1.0, population=500</text:p>
          </table:table-cell>
          <table:covered-table-cell table:number-columns-repeated="5" table:style-name="ce6"/>
          <table:table-cell table:style-name="ce11"/>
          <table:table-cell table:style-name="ce1" office:value-type="string" calcext:value-type="string" table:number-columns-spanned="6" table:number-rows-spanned="1">
            <text:p>Case 16 Distance factor = 1.0, population=1000</text:p>
          </table:table-cell>
          <table:covered-table-cell table:number-columns-repeated="5" table:style-name="ce6"/>
          <table:table-cell table:style-name="ce11"/>
          <table:table-cell table:number-columns-repeated="60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76470588236137" calcext:value-type="float">
            <text:p>0.0002</text:p>
          </table:table-cell>
          <table:table-cell office:value-type="float" office:value="0.000916515138995544" calcext:value-type="float">
            <text:p>0.0009</text:p>
          </table:table-cell>
          <table:table-cell office:value-type="float" office:value="0.823529411764706" calcext:value-type="float">
            <text:p>0.82352941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220000000000056" calcext:value-type="float">
            <text:p>0.0220</text:p>
          </table:table-cell>
          <table:table-cell office:value-type="float" office:value="0" calcext:value-type="float">
            <text:p>0.0000</text:p>
          </table:table-cell>
          <table:table-cell office:value-type="float" office:value="0.000431372549019717" calcext:value-type="float">
            <text:p>0.0004</text:p>
          </table:table-cell>
          <table:table-cell office:value-type="float" office:value="0.0031112698372216" calcext:value-type="float">
            <text:p>0.0031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0195098039215687" calcext:value-type="float">
            <text:p>0.0195</text:p>
          </table:table-cell>
          <table:table-cell office:value-type="float" office:value="0.140714249456124" calcext:value-type="float">
            <text:p>0.1407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.91696078431373" calcext:value-type="float">
            <text:p>0.9170</text:p>
          </table:table-cell>
          <table:table-cell office:value-type="float" office:value="0.562856997824494" calcext:value-type="float">
            <text:p>0.5629</text:p>
          </table:table-cell>
          <table:table-cell office:value-type="float" office:value="0.196078431372549" calcext:value-type="float">
            <text:p>0.1960784314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629000000000019" calcext:value-type="float">
            <text:p>0.6290</text:p>
          </table:table-cell>
          <table:table-cell office:value-type="float" office:value="3.82100000000003" calcext:value-type="float">
            <text:p>3.821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2.02401960784314" calcext:value-type="float">
            <text:p>2.0240</text:p>
          </table:table-cell>
          <table:table-cell office:value-type="float" office:value="0.937996492530736" calcext:value-type="float">
            <text:p>0.938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4.75599999999997" calcext:value-type="float">
            <text:p>4.7560</text:p>
          </table:table-cell>
          <table:table-cell office:value-type="float" office:value="2.71199999999999" calcext:value-type="float">
            <text:p>2.7120</text:p>
          </table:table-cell>
          <table:table-cell office:value-type="float" office:value="3.02107843137255" calcext:value-type="float">
            <text:p>3.0211</text:p>
          </table:table-cell>
          <table:table-cell office:value-type="float" office:value="1.10158815353109" calcext:value-type="float">
            <text:p>1.1016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7" calcext:value-type="float">
            <text:p>7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5.97000000000003" calcext:value-type="float">
            <text:p>5.9700</text:p>
          </table:table-cell>
          <table:table-cell office:value-type="float" office:value="3.60199999999998" calcext:value-type="float">
            <text:p>3.6020</text:p>
          </table:table-cell>
          <table:table-cell office:value-type="float" office:value="3.62317647058824" calcext:value-type="float">
            <text:p>3.6232</text:p>
          </table:table-cell>
          <table:table-cell office:value-type="float" office:value="1.1706115495757" calcext:value-type="float">
            <text:p>1.1706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0195098039215687" calcext:value-type="float">
            <text:p>0.0195</text:p>
          </table:table-cell>
          <table:table-cell office:value-type="float" office:value="0.140714249456124" calcext:value-type="float">
            <text:p>0.1407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.877941176470592" calcext:value-type="float">
            <text:p>0.8779</text:p>
          </table:table-cell>
          <table:table-cell office:value-type="float" office:value="1.32749557438058" calcext:value-type="float">
            <text:p>1.3275</text:p>
          </table:table-cell>
          <table:table-cell office:value-type="float" office:value="0.313725490196078" calcext:value-type="float">
            <text:p>0.3137254902</text:p>
          </table:table-cell>
          <table:table-cell table:number-columns-repeated="6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135.27" calcext:value-type="float">
            <text:p>135.2700</text:p>
          </table:table-cell>
          <table:table-cell office:value-type="float" office:value="3.48000000000002" calcext:value-type="float">
            <text:p>3.4800</text:p>
          </table:table-cell>
          <table:table-cell office:value-type="float" office:value="29.0678431372549" calcext:value-type="float">
            <text:p>29.0678</text:p>
          </table:table-cell>
          <table:table-cell office:value-type="float" office:value="102.984668179297" calcext:value-type="float">
            <text:p>102.984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0.470000000000027" calcext:value-type="float">
            <text:p>0.4700</text:p>
          </table:table-cell>
          <table:table-cell office:value-type="float" office:value="0.25" calcext:value-type="float">
            <text:p>0.2500</text:p>
          </table:table-cell>
          <table:table-cell office:value-type="float" office:value="0.274901960784313" calcext:value-type="float">
            <text:p>0.2749</text:p>
          </table:table-cell>
          <table:table-cell office:value-type="float" office:value="0.175385290147141" calcext:value-type="float">
            <text:p>0.175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15.0599999999999" calcext:value-type="float">
            <text:p>15.0600</text:p>
          </table:table-cell>
          <table:table-cell office:value-type="float" office:value="3.65999999999997" calcext:value-type="float">
            <text:p>3.6600</text:p>
          </table:table-cell>
          <table:table-cell office:value-type="float" office:value="4.61117647058823" calcext:value-type="float">
            <text:p>4.6112</text:p>
          </table:table-cell>
          <table:table-cell office:value-type="float" office:value="3.42729397630258" calcext:value-type="float">
            <text:p>3.427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15.24" calcext:value-type="float">
            <text:p>15.2400</text:p>
          </table:table-cell>
          <table:table-cell office:value-type="float" office:value="3.65999999999997" calcext:value-type="float">
            <text:p>3.6600</text:p>
          </table:table-cell>
          <table:table-cell office:value-type="float" office:value="5.45921568627451" calcext:value-type="float">
            <text:p>5.4592</text:p>
          </table:table-cell>
          <table:table-cell office:value-type="float" office:value="4.3617902287937" calcext:value-type="float">
            <text:p>4.3618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759999999999991" calcext:value-type="float">
            <text:p>0.76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61960784313755" calcext:value-type="float">
            <text:p>0.2620</text:p>
          </table:table-cell>
          <table:table-cell office:value-type="float" office:value="0.319167667535447" calcext:value-type="float">
            <text:p>0.3192</text:p>
          </table:table-cell>
          <table:table-cell office:value-type="float" office:value="0.176470588235294" calcext:value-type="float">
            <text:p>0.176470588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46862745098078" calcext:value-type="float">
            <text:p>0.2469</text:p>
          </table:table-cell>
          <table:table-cell office:value-type="float" office:value="0.170117606378665" calcext:value-type="float">
            <text:p>0.1701</text:p>
          </table:table-cell>
          <table:table-cell office:value-type="float" office:value="0.215686274509804" calcext:value-type="float">
            <text:p>0.215686274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242549019607877" calcext:value-type="float">
            <text:p>0.2425</text:p>
          </table:table-cell>
          <table:table-cell office:value-type="float" office:value="0.156089717790767" calcext:value-type="float">
            <text:p>0.1561</text:p>
          </table:table-cell>
          <table:table-cell office:value-type="float" office:value="0.156862745098039" calcext:value-type="float">
            <text:p>0.1568627451</text:p>
          </table:table-cell>
          <table:table-cell table:number-columns-repeated="6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.0000</text:p>
          </table:table-cell>
          <table:table-cell office:value-type="float" office:value="2.98000000000002" calcext:value-type="float">
            <text:p>2.9800</text:p>
          </table:table-cell>
          <table:table-cell office:value-type="float" office:value="0" calcext:value-type="float">
            <text:p>0.0000</text:p>
          </table:table-cell>
          <table:table-cell office:value-type="float" office:value="0.38901960784314" calcext:value-type="float">
            <text:p>0.3890</text:p>
          </table:table-cell>
          <table:table-cell office:value-type="float" office:value="0.794251849226685" calcext:value-type="float">
            <text:p>0.7943</text:p>
          </table:table-cell>
          <table:table-cell office:value-type="float" office:value="0.705882352941177" calcext:value-type="float">
            <text:p>0.7058823529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.00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0194117647058825" calcext:value-type="float">
            <text:p>0.0194</text:p>
          </table:table-cell>
          <table:table-cell office:value-type="float" office:value="0.140007142674938" calcext:value-type="float">
            <text:p>0.1400</text:p>
          </table:table-cell>
          <table:table-cell office:value-type="float" office:value="0.980392156862745" calcext:value-type="float">
            <text:p>0.9803921569</text:p>
          </table:table-cell>
          <table:table-cell table:number-columns-repeated="6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" calcext:value-type="float">
            <text:p>0.0000</text:p>
          </table:table-cell>
          <table:table-cell office:value-type="float" office:value="0.29137254901961" calcext:value-type="float">
            <text:p>0.2914</text:p>
          </table:table-cell>
          <table:table-cell office:value-type="float" office:value="0.57795155506323" calcext:value-type="float">
            <text:p>0.5780</text:p>
          </table:table-cell>
          <table:table-cell office:value-type="float" office:value="0.725490196078431" calcext:value-type="float">
            <text:p>0.725490196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17647058823422" calcext:value-type="float">
            <text:p>0.0012</text:p>
          </table:table-cell>
          <table:table-cell office:value-type="float" office:value="0.0034641016151346" calcext:value-type="float">
            <text:p>0.0035</text:p>
          </table:table-cell>
          <table:table-cell office:value-type="float" office:value="0.882352941176471" calcext:value-type="float">
            <text:p>0.882352941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9</text:p>
          </table:table-cell>
          <table:table-cell table:number-columns-repeated="6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36470588235317" calcext:value-type="float">
            <text:p>0.1365</text:p>
          </table:table-cell>
          <table:table-cell office:value-type="float" office:value="0.19944924166317" calcext:value-type="float">
            <text:p>0.1994</text:p>
          </table:table-cell>
          <table:table-cell office:value-type="float" office:value="0.431372549019608" calcext:value-type="float">
            <text:p>0.43137254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40000000000055" calcext:value-type="float">
            <text:p>0.44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815686274509865" calcext:value-type="float">
            <text:p>0.0816</text:p>
          </table:table-cell>
          <table:table-cell office:value-type="float" office:value="0.139842768851323" calcext:value-type="float">
            <text:p>0.1398</text:p>
          </table:table-cell>
          <table:table-cell office:value-type="float" office:value="0.450980392156863" calcext:value-type="float">
            <text:p>0.450980392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358823529411706" calcext:value-type="float">
            <text:p>0.0359</text:p>
          </table:table-cell>
          <table:table-cell office:value-type="float" office:value="0.082012194215266" calcext:value-type="float">
            <text:p>0.0820</text:p>
          </table:table-cell>
          <table:table-cell office:value-type="float" office:value="0.352941176470588" calcext:value-type="float">
            <text:p>0.352941176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30000000000018" calcext:value-type="float">
            <text:p>0.23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52941176470492" calcext:value-type="float">
            <text:p>0.0253</text:p>
          </table:table-cell>
          <table:table-cell office:value-type="float" office:value="0.0495782210249712" calcext:value-type="float">
            <text:p>0.0496</text:p>
          </table:table-cell>
          <table:table-cell office:value-type="float" office:value="0.294117647058824" calcext:value-type="float">
            <text:p>0.2941176471</text:p>
          </table:table-cell>
          <table:table-cell table:number-columns-repeated="6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182352941176438" calcext:value-type="float">
            <text:p>0.0182</text:p>
          </table:table-cell>
          <table:table-cell office:value-type="float" office:value="0.0759341820262652" calcext:value-type="float">
            <text:p>0.0759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56862745097897" calcext:value-type="float">
            <text:p>0.0016</text:p>
          </table:table-cell>
          <table:table-cell office:value-type="float" office:value="0.00447213595499551" calcext:value-type="float">
            <text:p>0.0045</text:p>
          </table:table-cell>
          <table:table-cell office:value-type="float" office:value="0.862745098039216" calcext:value-type="float">
            <text:p>0.862745098</text:p>
          </table:table-cell>
          <table:table-cell table:number-columns-repeated="6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54901960784082" calcext:value-type="float">
            <text:p>0.0025</text:p>
          </table:table-cell>
          <table:table-cell office:value-type="float" office:value="0.00509901951358815" calcext:value-type="float">
            <text:p>0.0051</text:p>
          </table:table-cell>
          <table:table-cell office:value-type="float" office:value="0.745098039215686" calcext:value-type="float">
            <text:p>0.745098039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94117647058556" calcext:value-type="float">
            <text:p>0.0029</text:p>
          </table:table-cell>
          <table:table-cell office:value-type="float" office:value="0.00616441400296337" calcext:value-type="float">
            <text:p>0.0062</text:p>
          </table:table-cell>
          <table:table-cell office:value-type="float" office:value="0.745098039215686" calcext:value-type="float">
            <text:p>0.745098039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76470588235134" calcext:value-type="float">
            <text:p>0.0018</text:p>
          </table:table-cell>
          <table:table-cell office:value-type="float" office:value="0.00469041575981916" calcext:value-type="float">
            <text:p>0.0047</text:p>
          </table:table-cell>
          <table:table-cell office:value-type="float" office:value="0.843137254901961" calcext:value-type="float">
            <text:p>0.843137254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80392156861853" calcext:value-type="float">
            <text:p>0.0010</text:p>
          </table:table-cell>
          <table:table-cell office:value-type="float" office:value="0.0031622776601655" calcext:value-type="float">
            <text:p>0.0032</text:p>
          </table:table-cell>
          <table:table-cell office:value-type="float" office:value="0.901960784313726" calcext:value-type="float">
            <text:p>0.9019607843</text:p>
          </table:table-cell>
          <table:table-cell table:number-columns-repeated="60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686274509803297" calcext:value-type="float">
            <text:p>0.0069</text:p>
          </table:table-cell>
          <table:table-cell office:value-type="float" office:value="0.0163095064302853" calcext:value-type="float">
            <text:p>0.0163</text:p>
          </table:table-cell>
          <table:table-cell office:value-type="float" office:value="0.647058823529412" calcext:value-type="float">
            <text:p>0.647058823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199999999999818" calcext:value-type="float">
            <text:p>0.0200</text:p>
          </table:table-cell>
          <table:table-cell office:value-type="float" office:value="0.0127450980392041" calcext:value-type="float">
            <text:p>0.0127</text:p>
          </table:table-cell>
          <table:table-cell office:value-type="float" office:value="0.0119163752878021" calcext:value-type="float">
            <text:p>0.0119</text:p>
          </table:table-cell>
          <table:table-cell office:value-type="float" office:value="0.333333333333333" calcext:value-type="float">
            <text:p>0.333333333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199999999999818" calcext:value-type="float">
            <text:p>0.0200</text:p>
          </table:table-cell>
          <table:table-cell office:value-type="float" office:value="0.0101960784313633" calcext:value-type="float">
            <text:p>0.0102</text:p>
          </table:table-cell>
          <table:table-cell office:value-type="float" office:value="0.0144222051018428" calcext:value-type="float">
            <text:p>0.0144</text:p>
          </table:table-cell>
          <table:table-cell office:value-type="float" office:value="0.490196078431373" calcext:value-type="float">
            <text:p>0.4901960784</text:p>
          </table:table-cell>
          <table:table-cell table:number-columns-repeated="6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.7647058823529" calcext:value-type="float">
            <text:p>11.7647</text:p>
          </table:table-cell>
          <table:table-cell office:value-type="float" office:value="34.6410161513775" calcext:value-type="float">
            <text:p>34.6410</text:p>
          </table:table-cell>
          <table:table-cell office:value-type="float" office:value="0.882352941176471" calcext:value-type="float">
            <text:p>0.8823529412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64.705882352941" calcext:value-type="float">
            <text:p>264.7059</text:p>
          </table:table-cell>
          <table:table-cell office:value-type="float" office:value="103.923048454133" calcext:value-type="float">
            <text:p>103.9230</text:p>
          </table:table-cell>
          <table:table-cell office:value-type="float" office:value="0.117647058823529" calcext:value-type="float">
            <text:p>0.117647058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41.176470588235" calcext:value-type="float">
            <text:p>141.1765</text:p>
          </table:table-cell>
          <table:table-cell office:value-type="float" office:value="207.846096908265" calcext:value-type="float">
            <text:p>207.8461</text:p>
          </table:table-cell>
          <table:table-cell office:value-type="float" office:value="0.529411764705882" calcext:value-type="float">
            <text:p>0.529411764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23.5294117647059" calcext:value-type="float">
            <text:p>23.5294</text:p>
          </table:table-cell>
          <table:table-cell office:value-type="float" office:value="84.8528137423857" calcext:value-type="float">
            <text:p>84.8528</text:p>
          </table:table-cell>
          <table:table-cell office:value-type="float" office:value="0.92156862745098" calcext:value-type="float">
            <text:p>0.9215686275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72.5507843137255" calcext:value-type="float">
            <text:p>72.5508</text:p>
          </table:table-cell>
          <table:table-cell office:value-type="float" office:value="52.9116248285762" calcext:value-type="float">
            <text:p>52.9116</text:p>
          </table:table-cell>
          <table:table-cell office:value-type="float" office:value="0.156862745098039" calcext:value-type="float">
            <text:p>0.156862745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2" calcext:value-type="float">
            <text:p>100.2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15.7284313725491" calcext:value-type="float">
            <text:p>15.7284</text:p>
          </table:table-cell>
          <table:table-cell office:value-type="float" office:value="40.0480255942787" calcext:value-type="float">
            <text:p>40.0480</text:p>
          </table:table-cell>
          <table:table-cell office:value-type="float" office:value="0.294117647058824" calcext:value-type="float">
            <text:p>0.294117647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2" calcext:value-type="float">
            <text:p>100.0200</text:p>
          </table:table-cell>
          <table:table-cell office:value-type="float" office:value="0" calcext:value-type="float">
            <text:p>0.0000</text:p>
          </table:table-cell>
          <table:table-cell office:value-type="float" office:value="21.5709803921569" calcext:value-type="float">
            <text:p>21.5710</text:p>
          </table:table-cell>
          <table:table-cell office:value-type="float" office:value="46.9092744774422" calcext:value-type="float">
            <text:p>46.9093</text:p>
          </table:table-cell>
          <table:table-cell office:value-type="float" office:value="0.784313725490196" calcext:value-type="float">
            <text:p>0.784313725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0" calcext:value-type="float">
            <text:p>0.0000</text:p>
          </table:table-cell>
          <table:table-cell office:value-type="float" office:value="43.1376470588235" calcext:value-type="float">
            <text:p>43.1376</text:p>
          </table:table-cell>
          <table:table-cell office:value-type="float" office:value="66.333098857207" calcext:value-type="float">
            <text:p>66.3331</text:p>
          </table:table-cell>
          <table:table-cell office:value-type="float" office:value="0.568627450980392" calcext:value-type="float">
            <text:p>0.56862745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52.9411764705882" calcext:value-type="float">
            <text:p>52.9412</text:p>
          </table:table-cell>
          <table:table-cell office:value-type="float" office:value="73.4846922834953" calcext:value-type="float">
            <text:p>73.4847</text:p>
          </table:table-cell>
          <table:table-cell office:value-type="float" office:value="0.470588235294118" calcext:value-type="float">
            <text:p>0.4705882353</text:p>
          </table:table-cell>
          <table:table-cell table:number-columns-repeated="6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131372549020335" calcext:value-type="float">
            <text:p>0.0131</text:p>
          </table:table-cell>
          <table:table-cell office:value-type="float" office:value="0.0308220700147505" calcext:value-type="float">
            <text:p>0.0308</text:p>
          </table:table-cell>
          <table:table-cell office:value-type="float" office:value="0.372549019607843" calcext:value-type="float">
            <text:p>0.3725490196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5" calcext:value-type="float">
            <text:p>0.25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371.732156862745" calcext:value-type="float">
            <text:p>371.7322</text:p>
          </table:table-cell>
          <table:table-cell office:value-type="float" office:value="77.3050034215121" calcext:value-type="float">
            <text:p>77.305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218.906078431372" calcext:value-type="float">
            <text:p>218.9061</text:p>
          </table:table-cell>
          <table:table-cell office:value-type="float" office:value="256.668454906324" calcext:value-type="float">
            <text:p>256.6685</text:p>
          </table:table-cell>
          <table:table-cell office:value-type="float" office:value="0.0392156862745098" calcext:value-type="float">
            <text:p>0.039215686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166.532549019608" calcext:value-type="float">
            <text:p>166.5325</text:p>
          </table:table-cell>
          <table:table-cell office:value-type="float" office:value="294.65259262053" calcext:value-type="float">
            <text:p>294.6526</text:p>
          </table:table-cell>
          <table:table-cell office:value-type="float" office:value="0.568627450980392" calcext:value-type="float">
            <text:p>0.56862745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67.9801960784313" calcext:value-type="float">
            <text:p>67.9802</text:p>
          </table:table-cell>
          <table:table-cell office:value-type="float" office:value="163.447745392832" calcext:value-type="float">
            <text:p>163.4477</text:p>
          </table:table-cell>
          <table:table-cell office:value-type="float" office:value="0.823529411764706" calcext:value-type="float">
            <text:p>0.8235294118</text:p>
          </table:table-cell>
          <table:table-cell table:number-columns-repeated="6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0.0700000000001637" calcext:value-type="float">
            <text:p>0.07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170588235295166" calcext:value-type="float">
            <text:p>0.0171</text:p>
          </table:table-cell>
          <table:table-cell office:value-type="float" office:value="0.0215406592285818" calcext:value-type="float">
            <text:p>0.0215</text:p>
          </table:table-cell>
          <table:table-cell office:value-type="float" office:value="0.235294117647059" calcext:value-type="float">
            <text:p>0.2352941176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.5" calcext:value-type="float">
            <text:p>145.5000</text:p>
          </table:table-cell>
          <table:table-cell office:value-type="float" office:value="227.45" calcext:value-type="float">
            <text:p>227.4500</text:p>
          </table:table-cell>
          <table:table-cell office:value-type="float" office:value="201.32" calcext:value-type="float">
            <text:p>201.3200</text:p>
          </table:table-cell>
          <table:table-cell office:value-type="float" office:value="202.920196078431" calcext:value-type="float">
            <text:p>202.9202</text:p>
          </table:table-cell>
          <table:table-cell office:value-type="float" office:value="26.7597322109172" calcext:value-type="float">
            <text:p>26.759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5" calcext:value-type="float">
            <text:p>145.5000</text:p>
          </table:table-cell>
          <table:table-cell office:value-type="float" office:value="230.47" calcext:value-type="float">
            <text:p>230.4700</text:p>
          </table:table-cell>
          <table:table-cell office:value-type="float" office:value="211.34" calcext:value-type="float">
            <text:p>211.3400</text:p>
          </table:table-cell>
          <table:table-cell office:value-type="float" office:value="200.392549019608" calcext:value-type="float">
            <text:p>200.3925</text:p>
          </table:table-cell>
          <table:table-cell office:value-type="float" office:value="33.7236818274636" calcext:value-type="float">
            <text:p>33.723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5" calcext:value-type="float">
            <text:p>145.5000</text:p>
          </table:table-cell>
          <table:table-cell office:value-type="float" office:value="231.53" calcext:value-type="float">
            <text:p>231.5300</text:p>
          </table:table-cell>
          <table:table-cell office:value-type="float" office:value="201.3" calcext:value-type="float">
            <text:p>201.3000</text:p>
          </table:table-cell>
          <table:table-cell office:value-type="float" office:value="189.413333333333" calcext:value-type="float">
            <text:p>189.4133</text:p>
          </table:table-cell>
          <table:table-cell office:value-type="float" office:value="53.3571729948278" calcext:value-type="float">
            <text:p>53.357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32.85" calcext:value-type="float">
            <text:p>232.8500</text:p>
          </table:table-cell>
          <table:table-cell office:value-type="float" office:value="222.61" calcext:value-type="float">
            <text:p>222.6100</text:p>
          </table:table-cell>
          <table:table-cell office:value-type="float" office:value="196.733921568627" calcext:value-type="float">
            <text:p>196.7339</text:p>
          </table:table-cell>
          <table:table-cell office:value-type="float" office:value="57.0194242868166" calcext:value-type="float">
            <text:p>57.0194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4.6" calcext:value-type="float">
            <text:p>394.6000</text:p>
          </table:table-cell>
          <table:table-cell office:value-type="float" office:value="395.29" calcext:value-type="float">
            <text:p>395.2900</text:p>
          </table:table-cell>
          <table:table-cell office:value-type="float" office:value="394.9" calcext:value-type="float">
            <text:p>394.9000</text:p>
          </table:table-cell>
          <table:table-cell office:value-type="float" office:value="394.910392156863" calcext:value-type="float">
            <text:p>394.9104</text:p>
          </table:table-cell>
          <table:table-cell office:value-type="float" office:value="0.187333926452203" calcext:value-type="float">
            <text:p>0.187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9" calcext:value-type="float">
            <text:p>394.5900</text:p>
          </table:table-cell>
          <table:table-cell office:value-type="float" office:value="395.42" calcext:value-type="float">
            <text:p>395.4200</text:p>
          </table:table-cell>
          <table:table-cell office:value-type="float" office:value="394.84" calcext:value-type="float">
            <text:p>394.8400</text:p>
          </table:table-cell>
          <table:table-cell office:value-type="float" office:value="394.880196078431" calcext:value-type="float">
            <text:p>394.8802</text:p>
          </table:table-cell>
          <table:table-cell office:value-type="float" office:value="0.263457776503309" calcext:value-type="float">
            <text:p>0.263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39" calcext:value-type="float">
            <text:p>395.3900</text:p>
          </table:table-cell>
          <table:table-cell office:value-type="float" office:value="394.69" calcext:value-type="float">
            <text:p>394.6900</text:p>
          </table:table-cell>
          <table:table-cell office:value-type="float" office:value="394.753529411765" calcext:value-type="float">
            <text:p>394.7535</text:p>
          </table:table-cell>
          <table:table-cell office:value-type="float" office:value="0.235282808551747" calcext:value-type="float">
            <text:p>0.235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26" calcext:value-type="float">
            <text:p>395.2600</text:p>
          </table:table-cell>
          <table:table-cell office:value-type="float" office:value="394.68" calcext:value-type="float">
            <text:p>394.6800</text:p>
          </table:table-cell>
          <table:table-cell office:value-type="float" office:value="394.687058823529" calcext:value-type="float">
            <text:p>394.6871</text:p>
          </table:table-cell>
          <table:table-cell office:value-type="float" office:value="0.547200146198602" calcext:value-type="float">
            <text:p>0.5472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/>
          <table:table-cell table:style-name="Default" table:formula="of:=AVERAGE([.B107:.B136])" office:value-type="float" office:value="18.0136666666667" calcext:value-type="float">
            <text:p>18.0136666667</text:p>
          </table:table-cell>
          <table:table-cell table:style-name="Default" table:formula="of:=AVERAGE([.C107:.C136])" office:value-type="float" office:value="58.3650333333333" calcext:value-type="float">
            <text:p>58.3650333333</text:p>
          </table:table-cell>
          <table:table-cell table:style-name="Default" table:formula="of:=AVERAGE([.D107:.D136])" office:value-type="float" office:value="46.2283333333334" calcext:value-type="float">
            <text:p>46.2283333333</text:p>
          </table:table-cell>
          <table:table-cell table:style-name="Default" table:formula="of:=AVERAGE([.E107:.E136])" office:value-type="float" office:value="45.4749535947712" calcext:value-type="float">
            <text:p>45.4749535948</text:p>
          </table:table-cell>
          <table:table-cell table:style-name="Default" table:formula="of:=AVERAGE([.F107:.F136])" office:value-type="float" office:value="14.6822610690661" calcext:value-type="float">
            <text:p>14.6822610691</text:p>
          </table:table-cell>
          <table:table-cell table:style-name="Default" table:formula="of:=AVERAGE([.G107:.G136])" office:value-type="float" office:value="0.680392156862745" calcext:value-type="float">
            <text:p>0.6803921569</text:p>
          </table:table-cell>
          <table:table-cell table:style-name="Default" table:formula="of:=AVERAGE([.H107:.H136])" office:value-type="float" office:value="15.5" calcext:value-type="float">
            <text:p>15.5</text:p>
          </table:table-cell>
          <table:table-cell table:style-name="Default" table:formula="of:=AVERAGE([.I107:.I136])" office:value-type="float" office:value="18.0279666666667" calcext:value-type="float">
            <text:p>18.0279666667</text:p>
          </table:table-cell>
          <table:table-cell table:style-name="Default" table:formula="of:=AVERAGE([.J107:.J136])" office:value-type="float" office:value="47.2787666666667" calcext:value-type="float">
            <text:p>47.2787666667</text:p>
          </table:table-cell>
          <table:table-cell table:style-name="Default" table:formula="of:=AVERAGE([.K107:.K136])" office:value-type="float" office:value="33.1843333333333" calcext:value-type="float">
            <text:p>33.1843333333</text:p>
          </table:table-cell>
          <table:table-cell table:style-name="Default" table:formula="of:=AVERAGE([.L107:.L136])" office:value-type="float" office:value="32.65267124183" calcext:value-type="float">
            <text:p>32.6526712418</text:p>
          </table:table-cell>
          <table:table-cell table:style-name="Default" table:formula="of:=AVERAGE([.M107:.M136])" office:value-type="float" office:value="18.2337469135649" calcext:value-type="float">
            <text:p>18.2337469136</text:p>
          </table:table-cell>
          <table:table-cell table:style-name="Default" table:formula="of:=AVERAGE([.N107:.N136])" office:value-type="float" office:value="0.741176470588235" calcext:value-type="float">
            <text:p>0.7411764706</text:p>
          </table:table-cell>
          <table:table-cell table:style-name="Default" table:formula="of:=AVERAGE([.O107:.O136])" office:value-type="float" office:value="15.5" calcext:value-type="float">
            <text:p>15.5</text:p>
          </table:table-cell>
          <table:table-cell table:style-name="Default" table:formula="of:=AVERAGE([.P107:.P136])" office:value-type="float" office:value="18.004" calcext:value-type="float">
            <text:p>18.004</text:p>
          </table:table-cell>
          <table:table-cell table:style-name="Default" table:formula="of:=AVERAGE([.Q107:.Q136])" office:value-type="float" office:value="47.8905333333333" calcext:value-type="float">
            <text:p>47.8905333333</text:p>
          </table:table-cell>
          <table:table-cell table:style-name="Default" table:formula="of:=AVERAGE([.R107:.R136])" office:value-type="float" office:value="20.0870666666667" calcext:value-type="float">
            <text:p>20.0870666667</text:p>
          </table:table-cell>
          <table:table-cell table:style-name="Default" table:formula="of:=AVERAGE([.S107:.S136])" office:value-type="float" office:value="27.5111732026144" calcext:value-type="float">
            <text:p>27.5111732026</text:p>
          </table:table-cell>
          <table:table-cell table:style-name="Default" table:formula="of:=AVERAGE([.T107:.T136])" office:value-type="float" office:value="16.8170474152484" calcext:value-type="float">
            <text:p>16.8170474152</text:p>
          </table:table-cell>
          <table:table-cell table:style-name="Default" table:formula="of:=AVERAGE([.U107:.U136])" office:value-type="float" office:value="0.758823529411765" calcext:value-type="float">
            <text:p>0.7588235294</text:p>
          </table:table-cell>
          <table:table-cell table:style-name="Default" table:formula="of:=AVERAGE([.V107:.V136])" office:value-type="float" office:value="15.5" calcext:value-type="float">
            <text:p>15.5</text:p>
          </table:table-cell>
          <table:table-cell table:style-name="Default" table:formula="of:=AVERAGE([.W107:.W136])" office:value-type="float" office:value="18.0368333333333" calcext:value-type="float">
            <text:p>18.0368333333</text:p>
          </table:table-cell>
          <table:table-cell table:style-name="Default" table:formula="of:=AVERAGE([.X107:.X136])" office:value-type="float" office:value="38.0696666666667" calcext:value-type="float">
            <text:p>38.0696666667</text:p>
          </table:table-cell>
          <table:table-cell table:style-name="Default" table:formula="of:=AVERAGE([.Y107:.Y136])" office:value-type="float" office:value="24.2264" calcext:value-type="float">
            <text:p>24.2264</text:p>
          </table:table-cell>
          <table:table-cell table:style-name="Default" table:formula="of:=AVERAGE([.Z107:.Z136])" office:value-type="float" office:value="24.1173281045751" calcext:value-type="float">
            <text:p>24.1173281046</text:p>
          </table:table-cell>
          <table:table-cell table:style-name="Default" table:formula="of:=AVERAGE([.AA107:.AA136])" office:value-type="float" office:value="10.0763654124562" calcext:value-type="float">
            <text:p>10.0763654125</text:p>
          </table:table-cell>
          <table:table-cell table:style-name="Default" table:formula="of:=AVERAGE([.AB107:.AB136])" office:value-type="float" office:value="0.715686274509804" calcext:value-type="float">
            <text:p>0.7156862745</text:p>
          </table:table-cell>
          <table:table-cell table:number-columns-repeated="60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E107:.E137];&quot;0&quot;)" office:value-type="float" office:value="13" calcext:value-type="float">
            <text:p>13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L107:.L137];&quot;0&quot;)" office:value-type="float" office:value="17" calcext:value-type="float">
            <text:p>17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S107:.S137];&quot;0&quot;)" office:value-type="float" office:value="16" calcext:value-type="float">
            <text:p>16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Z107:.Z137];&quot;0&quot;)" office:value-type="float" office:value="15" calcext:value-type="float">
            <text:p>15</text:p>
          </table:table-cell>
          <table:table-cell table:style-name="ce9" table:number-columns-repeated="2"/>
          <table:table-cell table:style-name="ce13"/>
          <table:table-cell table:number-columns-repeated="60"/>
        </table:table-row>
        <table:table-row table:style-name="ro1" table:number-rows-repeated="8">
          <table:table-cell table:style-name="Default" table:number-columns-repeated="28"/>
          <table:table-cell table:number-columns-repeated="60"/>
        </table:table-row>
        <table:table-row table:style-name="ro1">
          <table:table-cell/>
          <table:table-cell table:style-name="ce7"/>
          <table:table-cell table:style-name="Default" table:number-columns-repeated="26"/>
          <table:table-cell table:number-columns-repeated="60"/>
        </table:table-row>
        <table:table-row table:style-name="ro1" table:number-rows-repeated="8">
          <table:table-cell/>
          <table:table-cell table:style-name="ce8"/>
          <table:table-cell table:number-columns-repeated="4"/>
          <table:table-cell table:style-name="ce10" table:number-columns-repeated="2"/>
          <table:table-cell table:number-columns-repeated="5"/>
          <table:table-cell table:style-name="ce10" table:number-columns-repeated="2"/>
          <table:table-cell/>
          <table:table-cell table:style-name="Default" table:number-columns-repeated="12"/>
          <table:table-cell table:number-columns-repeated="60"/>
        </table:table-row>
        <table:table-row table:style-name="ro1">
          <table:table-cell table:style-name="ce1" office:value-type="string" calcext:value-type="string" table:number-columns-spanned="6" table:number-rows-spanned="1">
            <text:p>Distance factor = 0.0, population=250</text:p>
          </table:table-cell>
          <table:covered-table-cell table:number-columns-repeated="5" table:style-name="ce6"/>
          <table:table-cell table:style-name="ce11"/>
          <table:table-cell table:style-name="ce1" office:value-type="string" calcext:value-type="string" table:number-columns-spanned="6" table:number-rows-spanned="1">
            <text:p>Distance factor = 0.1, population=250</text:p>
          </table:table-cell>
          <table:covered-table-cell table:number-columns-repeated="5" table:style-name="ce6"/>
          <table:table-cell table:style-name="ce11"/>
          <table:table-cell table:style-name="ce5" office:value-type="string" calcext:value-type="string" table:number-columns-spanned="6" table:number-rows-spanned="1">
            <text:p>Distance factor = 0.2, population=2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Distance factor = 0.3, population=2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Distance factor = 0.4, population=250</text:p>
          </table:table-cell>
          <table:covered-table-cell table:number-columns-repeated="5"/>
          <table:table-cell table:style-name="ce12"/>
          <table:table-cell table:style-name="ce5" office:value-type="string" calcext:value-type="string" table:number-columns-spanned="8" table:number-rows-spanned="1">
            <text:p>Distance factor = 0.5, population=250</text:p>
          </table:table-cell>
          <table:covered-table-cell table:number-columns-repeated="2" table:style-name="ce5"/>
          <table:covered-table-cell table:number-columns-repeated="5"/>
          <table:table-cell table:style-name="ce12"/>
          <table:table-cell table:style-name="ce5" office:value-type="string" calcext:value-type="string" table:number-columns-spanned="8" table:number-rows-spanned="1">
            <text:p>Distance factor = 0.6, population=250</text:p>
          </table:table-cell>
          <table:covered-table-cell table:number-columns-repeated="2" table:style-name="ce5"/>
          <table:covered-table-cell table:number-columns-repeated="5"/>
          <table:table-cell table:style-name="ce12"/>
          <table:table-cell table:style-name="ce5" office:value-type="string" calcext:value-type="string" table:number-columns-spanned="6" table:number-rows-spanned="1">
            <text:p>Distance factor = 0.7, population=250</text:p>
          </table:table-cell>
          <table:covered-table-cell table:number-columns-repeated="5"/>
          <table:table-cell table:style-name="ce12"/>
          <table:table-cell table:style-name="ce1" office:value-type="string" calcext:value-type="string" table:number-columns-spanned="6" table:number-rows-spanned="1">
            <text:p>Distance factor = 0.8, population=250</text:p>
          </table:table-cell>
          <table:covered-table-cell table:number-columns-repeated="5" table:style-name="ce6"/>
          <table:table-cell table:style-name="ce11"/>
          <table:table-cell table:style-name="ce1" office:value-type="string" calcext:value-type="string" table:number-columns-spanned="6" table:number-rows-spanned="1">
            <text:p>Distance factor = 0.9, population=250</text:p>
          </table:table-cell>
          <table:covered-table-cell table:number-columns-repeated="5" table:style-name="ce6"/>
          <table:table-cell table:style-name="ce11"/>
          <table:table-cell table:style-name="ce1" office:value-type="string" calcext:value-type="string" table:number-columns-spanned="6" table:number-rows-spanned="1">
            <text:p>Distance factor = 1.0, population=250</text:p>
          </table:table-cell>
          <table:covered-table-cell table:number-columns-repeated="5" table:style-name="ce6"/>
          <table:table-cell table:style-name="ce11"/>
          <table:table-cell table:style-name="ce1" office:value-type="string" calcext:value-type="string" table:number-columns-spanned="6" table:number-rows-spanned="1">
            <text:p>Distance factor = 1.1, population=250</text:p>
          </table:table-cell>
          <table:covered-table-cell table:number-columns-repeated="5" table:style-name="ce6"/>
          <table:table-cell table:style-name="ce11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style-name="ce2"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table:style-name="ce2" office:value-type="string" calcext:value-type="string">
            <text:p>Función</text:p>
          </table:table-cell>
          <table:table-cell table:style-name="ce2" table:number-columns-repeated="2"/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table:style-name="ce2" office:value-type="string" calcext:value-type="string">
            <text:p>Función</text:p>
          </table:table-cell>
          <table:table-cell table:style-name="ce2" table:number-columns-repeated="2"/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table:style-name="ce2"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table:style-name="ce2"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table:style-name="ce2"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table:style-name="ce2"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table:style-name="ce2"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</table:table-row>
        <table:table-row table:style-name="ro1">
          <table:table-cell office:value-type="string" calcext:value-type="string">
            <text:p>Función</text:p>
          </table:table-cell>
          <table:table-cell office:value-type="float" office:value="0" calcext:value-type="float">
            <text:p>0.0000</text:p>
          </table:table-cell>
          <table:table-cell office:value-type="float" office:value="6324.14" calcext:value-type="float">
            <text:p>6324.1400</text:p>
          </table:table-cell>
          <table:table-cell office:value-type="float" office:value="286.223" calcext:value-type="float">
            <text:p>286.2230</text:p>
          </table:table-cell>
          <table:table-cell office:value-type="float" office:value="1193.15580392157" calcext:value-type="float">
            <text:p>1193.1558</text:p>
          </table:table-cell>
          <table:table-cell office:value-type="float" office:value="2282.26609948624" calcext:value-type="float">
            <text:p>2282.2661</text:p>
          </table:table-cell>
          <table:table-cell office:value-type="float" office:value="0.176470588235294" calcext:value-type="float">
            <text:p>0.176470588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220000000000056" calcext:value-type="float">
            <text:p>0.022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431372549019717" calcext:value-type="float">
            <text:p>0.0004</text:p>
          </table:table-cell>
          <table:table-cell table:style-name="ce10" office:value-type="float" office:value="0.0031112698372216" calcext:value-type="float">
            <text:p>0.0031</text:p>
          </table:table-cell>
          <table:table-cell table:style-name="ce12" office:value-type="float" office:value="0.980392156862745" calcext:value-type="float">
            <text:p>0.9803921569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300000000000011" calcext:value-type="float">
            <text:p>0.003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0588235294117669" calcext:value-type="float">
            <text:p>0.0001</text:p>
          </table:table-cell>
          <table:table-cell table:style-name="ce10" office:value-type="float" office:value="0.000424264068711945" calcext:value-type="float">
            <text:p>0.0004</text:p>
          </table:table-cell>
          <table:table-cell table:style-name="ce12" office:value-type="float" office:value="0.980392156862745" calcext:value-type="float">
            <text:p>0.98039215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00</text:p>
          </table:table-cell>
          <table:table-cell office:value-type="float" office:value="50486.8" calcext:value-type="float">
            <text:p>50486.8000</text:p>
          </table:table-cell>
          <table:table-cell office:value-type="float" office:value="93.739" calcext:value-type="float">
            <text:p>93.7390</text:p>
          </table:table-cell>
          <table:table-cell office:value-type="float" office:value="2995.66543137255" calcext:value-type="float">
            <text:p>2995.6654</text:p>
          </table:table-cell>
          <table:table-cell office:value-type="float" office:value="8779.7784515843" calcext:value-type="float">
            <text:p>8779.7785</text:p>
          </table:table-cell>
          <table:table-cell office:value-type="float" office:value="0.235294117647059" calcext:value-type="float">
            <text:p>0.235294117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.0000</text:p>
          </table:table-cell>
          <table:table-cell office:value-type="float" office:value="0.12299999999999" calcext:value-type="float">
            <text:p>0.1230</text:p>
          </table:table-cell>
          <table:table-cell office:value-type="float" office:value="0" calcext:value-type="float">
            <text:p>0.0000</text:p>
          </table:table-cell>
          <table:table-cell office:value-type="float" office:value="0.00243137254901896" calcext:value-type="float">
            <text:p>0.0024</text:p>
          </table:table-cell>
          <table:table-cell office:value-type="float" office:value="0.0173954016912502" calcext:value-type="float">
            <text:p>0.0174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.0000</text:p>
          </table:table-cell>
          <table:table-cell office:value-type="float" office:value="7.48200000000003" calcext:value-type="float">
            <text:p>7.4820</text:p>
          </table:table-cell>
          <table:table-cell office:value-type="float" office:value="0" calcext:value-type="float">
            <text:p>0.0000</text:p>
          </table:table-cell>
          <table:table-cell office:value-type="float" office:value="1.69327450980392" calcext:value-type="float">
            <text:p>1.6933</text:p>
          </table:table-cell>
          <table:table-cell office:value-type="float" office:value="3.18939430299861" calcext:value-type="float">
            <text:p>3.1894</text:p>
          </table:table-cell>
          <table:table-cell office:value-type="float" office:value="0.647058823529412" calcext:value-type="float">
            <text:p>0.647058823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98000000000002" calcext:value-type="float">
            <text:p>3.9800</text:p>
          </table:table-cell>
          <table:table-cell office:value-type="float" office:value="23.888" calcext:value-type="float">
            <text:p>23.8880</text:p>
          </table:table-cell>
          <table:table-cell office:value-type="float" office:value="11.946" calcext:value-type="float">
            <text:p>11.9460</text:p>
          </table:table-cell>
          <table:table-cell office:value-type="float" office:value="11.7723529411765" calcext:value-type="float">
            <text:p>11.7724</text:p>
          </table:table-cell>
          <table:table-cell office:value-type="float" office:value="13.1305787656143" calcext:value-type="float">
            <text:p>13.130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734000000000037" calcext:value-type="float">
            <text:p>0.7340</text:p>
          </table:table-cell>
          <table:table-cell office:value-type="float" office:value="0" calcext:value-type="float">
            <text:p>0.0000</text:p>
          </table:table-cell>
          <table:table-cell office:value-type="float" office:value="0.0272941176470532" calcext:value-type="float">
            <text:p>0.0273</text:p>
          </table:table-cell>
          <table:table-cell office:value-type="float" office:value="0.110821478062698" calcext:value-type="float">
            <text:p>0.1108</text:p>
          </table:table-cell>
          <table:table-cell office:value-type="float" office:value="0.529411764705882" calcext:value-type="float">
            <text:p>0.5294117647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59799999999996" calcext:value-type="float">
            <text:p>5.5980</text:p>
          </table:table-cell>
          <table:table-cell office:value-type="float" office:value="38.588" calcext:value-type="float">
            <text:p>38.5880</text:p>
          </table:table-cell>
          <table:table-cell office:value-type="float" office:value="21.581" calcext:value-type="float">
            <text:p>21.5810</text:p>
          </table:table-cell>
          <table:table-cell office:value-type="float" office:value="21.6508431372549" calcext:value-type="float">
            <text:p>21.6508</text:p>
          </table:table-cell>
          <table:table-cell office:value-type="float" office:value="6.23868589848854" calcext:value-type="float">
            <text:p>6.238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618000000000052" calcext:value-type="float">
            <text:p>0.618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881568627450999" calcext:value-type="float">
            <text:p>0.0882</text:p>
          </table:table-cell>
          <table:table-cell table:style-name="ce10" office:value-type="float" office:value="0.225799025684351" calcext:value-type="float">
            <text:p>0.2258</text:p>
          </table:table-cell>
          <table:table-cell table:style-name="ce12" office:value-type="float" office:value="0.843137254901961" calcext:value-type="float">
            <text:p>0.8431372549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.61199999999997" calcext:value-type="float">
            <text:p>1.6120</text:p>
          </table:table-cell>
          <table:table-cell table:style-name="ce10" office:value-type="float" office:value="0.509000000000015" calcext:value-type="float">
            <text:p>0.5090</text:p>
          </table:table-cell>
          <table:table-cell table:style-name="ce10" office:value-type="float" office:value="0.422843137254903" calcext:value-type="float">
            <text:p>0.4228</text:p>
          </table:table-cell>
          <table:table-cell table:style-name="ce10" office:value-type="float" office:value="0.733231750540035" calcext:value-type="float">
            <text:p>0.7332</text:p>
          </table:table-cell>
          <table:table-cell table:style-name="ce12" office:value-type="float" office:value="0.411764705882353" calcext:value-type="float">
            <text:p>0.4117647059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2.49900000000002" calcext:value-type="float">
            <text:p>2.4990</text:p>
          </table:table-cell>
          <table:table-cell table:style-name="ce10" office:value-type="float" office:value="0.995000000000005" calcext:value-type="float">
            <text:p>0.9950</text:p>
          </table:table-cell>
          <table:table-cell table:style-name="ce10" office:value-type="float" office:value="0.996352941176472" calcext:value-type="float">
            <text:p>0.9964</text:p>
          </table:table-cell>
          <table:table-cell table:style-name="ce10" office:value-type="float" office:value="1.17012583938652" calcext:value-type="float">
            <text:p>1.1701</text:p>
          </table:table-cell>
          <table:table-cell table:style-name="ce12" office:value-type="float" office:value="0.0980392156862745" calcext:value-type="float">
            <text:p>0.0980392157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2.49900000000002" calcext:value-type="float">
            <text:p>2.4990</text:p>
          </table:table-cell>
          <table:table-cell table:style-name="ce10" office:value-type="float" office:value="1.25800000000004" calcext:value-type="float">
            <text:p>1.2580</text:p>
          </table:table-cell>
          <table:table-cell table:style-name="ce10" office:value-type="float" office:value="1.21415686274511" calcext:value-type="float">
            <text:p>1.2142</text:p>
          </table:table-cell>
          <table:table-cell table:style-name="ce10" office:value-type="float" office:value="0.655959770107894" calcext:value-type="float">
            <text:p>0.6560</text:p>
          </table:table-cell>
          <table:table-cell table:style-name="ce12" office:value-type="float" office:value="0.0784313725490196" calcext:value-type="float">
            <text:p>0.0784313725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2.98500000000001" calcext:value-type="float">
            <text:p>2.9850</text:p>
          </table:table-cell>
          <table:table-cell table:style-name="ce10" office:value-type="float" office:value="1.62599999999998" calcext:value-type="float">
            <text:p>1.6260</text:p>
          </table:table-cell>
          <table:table-cell table:style-name="ce10" office:value-type="float" office:value="1.7406274509804" calcext:value-type="float">
            <text:p>1.7406</text:p>
          </table:table-cell>
          <table:table-cell table:style-name="ce10" office:value-type="float" office:value="0.636667762651767" calcext:value-type="float">
            <text:p>0.6367</text:p>
          </table:table-cell>
          <table:table-cell table:style-name="ce12" office:value-type="float" office:value="0.0196078431372549" calcext:value-type="float">
            <text:p>0.0196078431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float" office:value="0.629000000000019" calcext:value-type="float">
            <text:p>0.6290</text:p>
          </table:table-cell>
          <table:table-cell table:style-name="ce10" office:value-type="float" office:value="3.82100000000003" calcext:value-type="float">
            <text:p>3.8210</text:p>
          </table:table-cell>
          <table:table-cell table:style-name="ce10" office:value-type="float" office:value="1.99000000000001" calcext:value-type="float">
            <text:p>1.9900</text:p>
          </table:table-cell>
          <table:table-cell table:style-name="ce10" office:value-type="float" office:value="2.02401960784314" calcext:value-type="float">
            <text:p>2.0240</text:p>
          </table:table-cell>
          <table:table-cell table:style-name="ce10" office:value-type="float" office:value="0.937996492530736" calcext:value-type="float">
            <text:p>0.938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float" office:value="0.72199999999998" calcext:value-type="float">
            <text:p>0.7220</text:p>
          </table:table-cell>
          <table:table-cell table:style-name="ce10" office:value-type="float" office:value="3.49400000000003" calcext:value-type="float">
            <text:p>3.4940</text:p>
          </table:table-cell>
          <table:table-cell table:style-name="ce10" office:value-type="float" office:value="2.25300000000004" calcext:value-type="float">
            <text:p>2.2530</text:p>
          </table:table-cell>
          <table:table-cell table:style-name="ce10" office:value-type="float" office:value="2.16152941176471" calcext:value-type="float">
            <text:p>2.1615</text:p>
          </table:table-cell>
          <table:table-cell table:style-name="ce10" office:value-type="float" office:value="1.16907610530705" calcext:value-type="float">
            <text:p>1.1691</text:p>
          </table:table-cell>
          <table:table-cell table:style-name="ce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10799999999995" calcext:value-type="float">
            <text:p>2.1080</text:p>
          </table:table-cell>
          <table:table-cell office:value-type="float" office:value="28.575" calcext:value-type="float">
            <text:p>28.5750</text:p>
          </table:table-cell>
          <table:table-cell office:value-type="float" office:value="11.939" calcext:value-type="float">
            <text:p>11.9390</text:p>
          </table:table-cell>
          <table:table-cell office:value-type="float" office:value="12.9760196078431" calcext:value-type="float">
            <text:p>12.9760</text:p>
          </table:table-cell>
          <table:table-cell office:value-type="float" office:value="7.46672240008959" calcext:value-type="float">
            <text:p>7.466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.0000</text:p>
          </table:table-cell>
          <table:table-cell office:value-type="float" office:value="2.81799999999998" calcext:value-type="float">
            <text:p>2.8180</text:p>
          </table:table-cell>
          <table:table-cell office:value-type="float" office:value="0" calcext:value-type="float">
            <text:p>0.0000</text:p>
          </table:table-cell>
          <table:table-cell office:value-type="float" office:value="0.26525490196078" calcext:value-type="float">
            <text:p>0.2653</text:p>
          </table:table-cell>
          <table:table-cell office:value-type="float" office:value="0.640574523377249" calcext:value-type="float">
            <text:p>0.6406</text:p>
          </table:table-cell>
          <table:table-cell office:value-type="float" office:value="0.549019607843137" calcext:value-type="float">
            <text:p>0.5490196078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7.28" calcext:value-type="float">
            <text:p>147.2800</text:p>
          </table:table-cell>
          <table:table-cell office:value-type="float" office:value="1036.36" calcext:value-type="float">
            <text:p>1036.3600</text:p>
          </table:table-cell>
          <table:table-cell office:value-type="float" office:value="504.65" calcext:value-type="float">
            <text:p>504.6500</text:p>
          </table:table-cell>
          <table:table-cell office:value-type="float" office:value="529.618823529412" calcext:value-type="float">
            <text:p>529.6188</text:p>
          </table:table-cell>
          <table:table-cell office:value-type="float" office:value="239.985277402594" calcext:value-type="float">
            <text:p>239.985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000</text:p>
          </table:table-cell>
          <table:table-cell office:value-type="float" office:value="0.120000000000005" calcext:value-type="float">
            <text:p>0.1200</text:p>
          </table:table-cell>
          <table:table-cell office:value-type="float" office:value="0" calcext:value-type="float">
            <text:p>0.0000</text:p>
          </table:table-cell>
          <table:table-cell office:value-type="float" office:value="0.0164705882352814" calcext:value-type="float">
            <text:p>0.0165</text:p>
          </table:table-cell>
          <table:table-cell office:value-type="float" office:value="0.0339411254969314" calcext:value-type="float">
            <text:p>0.0339</text:p>
          </table:table-cell>
          <table:table-cell office:value-type="float" office:value="0.745098039215686" calcext:value-type="float">
            <text:p>0.7450980392</text:p>
          </table:table-cell>
          <table:table-cell table:style-name="ce2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190000000000055" calcext:value-type="float">
            <text:p>0.19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201960784313653" calcext:value-type="float">
            <text:p>0.0202</text:p>
          </table:table-cell>
          <table:table-cell table:style-name="ce10" office:value-type="float" office:value="0.0579827560572614" calcext:value-type="float">
            <text:p>0.0580</text:p>
          </table:table-cell>
          <table:table-cell table:style-name="ce12" office:value-type="float" office:value="0.764705882352941" calcext:value-type="float">
            <text:p>0.7647058824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25" calcext:value-type="float">
            <text:p>0.2500</text:p>
          </table:table-cell>
          <table:table-cell table:style-name="ce10" office:value-type="float" office:value="0.0599999999999454" calcext:value-type="float">
            <text:p>0.0600</text:p>
          </table:table-cell>
          <table:table-cell table:style-name="ce10" office:value-type="float" office:value="0.0415686274509604" calcext:value-type="float">
            <text:p>0.0416</text:p>
          </table:table-cell>
          <table:table-cell table:style-name="ce10" office:value-type="float" office:value="0.0675573830162025" calcext:value-type="float">
            <text:p>0.0676</text:p>
          </table:table-cell>
          <table:table-cell table:style-name="ce12" office:value-type="float" office:value="0.490196078431373" calcext:value-type="float">
            <text:p>0.4901960784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25" calcext:value-type="float">
            <text:p>0.2500</text:p>
          </table:table-cell>
          <table:table-cell table:style-name="ce10" office:value-type="float" office:value="0.0599999999999454" calcext:value-type="float">
            <text:p>0.0600</text:p>
          </table:table-cell>
          <table:table-cell table:style-name="ce10" office:value-type="float" office:value="0.0613725490195899" calcext:value-type="float">
            <text:p>0.0614</text:p>
          </table:table-cell>
          <table:table-cell table:style-name="ce10" office:value-type="float" office:value="0.0795864310043043" calcext:value-type="float">
            <text:p>0.0796</text:p>
          </table:table-cell>
          <table:table-cell table:style-name="ce12" office:value-type="float" office:value="0.294117647058824" calcext:value-type="float">
            <text:p>0.2941176471</text:p>
          </table:table-cell>
          <table:table-cell table:style-name="ce2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.40999999999997" calcext:value-type="float">
            <text:p>3.4100</text:p>
          </table:table-cell>
          <table:table-cell table:style-name="ce10" office:value-type="float" office:value="0.120000000000005" calcext:value-type="float">
            <text:p>0.1200</text:p>
          </table:table-cell>
          <table:table-cell table:style-name="ce10" office:value-type="float" office:value="0.190784313725488" calcext:value-type="float">
            <text:p>0.1908</text:p>
          </table:table-cell>
          <table:table-cell table:style-name="ce10" office:value-type="float" office:value="0.466844727934244" calcext:value-type="float">
            <text:p>0.4668</text:p>
          </table:table-cell>
          <table:table-cell table:style-name="ce12" office:value-type="float" office:value="0.117647058823529" calcext:value-type="float">
            <text:p>0.1176470588</text:p>
          </table:table-cell>
          <table:table-cell table:style-name="ce2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.40999999999997" calcext:value-type="float">
            <text:p>3.4100</text:p>
          </table:table-cell>
          <table:table-cell table:style-name="ce10" office:value-type="float" office:value="0.159999999999968" calcext:value-type="float">
            <text:p>0.1600</text:p>
          </table:table-cell>
          <table:table-cell table:style-name="ce10" office:value-type="float" office:value="0.297254901960773" calcext:value-type="float">
            <text:p>0.2973</text:p>
          </table:table-cell>
          <table:table-cell table:style-name="ce10" office:value-type="float" office:value="0.642337917298982" calcext:value-type="float">
            <text:p>0.6423</text:p>
          </table:table-cell>
          <table:table-cell table:style-name="ce12" office:value-type="float" office:value="0.0196078431372549" calcext:value-type="float">
            <text:p>0.0196078431</text:p>
          </table:table-cell>
          <table:table-cell table:style-name="ce2" office:value-type="float" office:value="10" calcext:value-type="float">
            <text:p>10</text:p>
          </table:table-cell>
          <table:table-cell table:style-name="ce10" office:value-type="float" office:value="0.120000000000005" calcext:value-type="float">
            <text:p>0.1200</text:p>
          </table:table-cell>
          <table:table-cell table:style-name="ce10" office:value-type="float" office:value="118.56" calcext:value-type="float">
            <text:p>118.5600</text:p>
          </table:table-cell>
          <table:table-cell table:style-name="ce10" office:value-type="float" office:value="0.25" calcext:value-type="float">
            <text:p>0.2500</text:p>
          </table:table-cell>
          <table:table-cell table:style-name="ce10" office:value-type="float" office:value="2.88254901960785" calcext:value-type="float">
            <text:p>2.8825</text:p>
          </table:table-cell>
          <table:table-cell table:style-name="ce10" office:value-type="float" office:value="16.7727488504419" calcext:value-type="float">
            <text:p>16.7727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10" office:value-type="float" office:value="0.120000000000005" calcext:value-type="float">
            <text:p>0.1200</text:p>
          </table:table-cell>
          <table:table-cell table:style-name="ce10" office:value-type="float" office:value="0.470000000000027" calcext:value-type="float">
            <text:p>0.4700</text:p>
          </table:table-cell>
          <table:table-cell table:style-name="ce10" office:value-type="float" office:value="0.25" calcext:value-type="float">
            <text:p>0.2500</text:p>
          </table:table-cell>
          <table:table-cell table:style-name="ce10" office:value-type="float" office:value="0.274901960784313" calcext:value-type="float">
            <text:p>0.2749</text:p>
          </table:table-cell>
          <table:table-cell table:style-name="ce10" office:value-type="float" office:value="0.175385290147141" calcext:value-type="float">
            <text:p>0.1754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10" office:value-type="float" office:value="0.0599999999999454" calcext:value-type="float">
            <text:p>0.0600</text:p>
          </table:table-cell>
          <table:table-cell table:style-name="ce10" office:value-type="float" office:value="119.18" calcext:value-type="float">
            <text:p>119.1800</text:p>
          </table:table-cell>
          <table:table-cell table:style-name="ce10" office:value-type="float" office:value="0.309999999999945" calcext:value-type="float">
            <text:p>0.3100</text:p>
          </table:table-cell>
          <table:table-cell table:style-name="ce10" office:value-type="float" office:value="3.24254901960785" calcext:value-type="float">
            <text:p>3.2425</text:p>
          </table:table-cell>
          <table:table-cell table:style-name="ce10" office:value-type="float" office:value="16.9700746610025" calcext:value-type="float">
            <text:p>16.9701</text:p>
          </table:table-cell>
          <table:table-cell table:style-name="ce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15.4200000000001" calcext:value-type="float">
            <text:p>15.4200</text:p>
          </table:table-cell>
          <table:table-cell office:value-type="float" office:value="4.61999999999989" calcext:value-type="float">
            <text:p>4.6200</text:p>
          </table:table-cell>
          <table:table-cell office:value-type="float" office:value="5.61333333333334" calcext:value-type="float">
            <text:p>5.6133</text:p>
          </table:table-cell>
          <table:table-cell office:value-type="float" office:value="3.43868434143062" calcext:value-type="float">
            <text:p>3.4387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.02999999999997" calcext:value-type="float">
            <text:p>7.0300</text:p>
          </table:table-cell>
          <table:table-cell office:value-type="float" office:value="14098.9" calcext:value-type="float">
            <text:p>14098.9000</text:p>
          </table:table-cell>
          <table:table-cell office:value-type="float" office:value="301.39" calcext:value-type="float">
            <text:p>301.3900</text:p>
          </table:table-cell>
          <table:table-cell office:value-type="float" office:value="924.964705882353" calcext:value-type="float">
            <text:p>924.9647</text:p>
          </table:table-cell>
          <table:table-cell office:value-type="float" office:value="2131.58057999598" calcext:value-type="float">
            <text:p>2131.580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220000000000027" calcext:value-type="float">
            <text:p>0.2200</text:p>
          </table:table-cell>
          <table:table-cell office:value-type="float" office:value="0" calcext:value-type="float">
            <text:p>0.0000</text:p>
          </table:table-cell>
          <table:table-cell office:value-type="float" office:value="0.0637254901960874" calcext:value-type="float">
            <text:p>0.0637</text:p>
          </table:table-cell>
          <table:table-cell office:value-type="float" office:value="0.176363261480421" calcext:value-type="float">
            <text:p>0.1764</text:p>
          </table:table-cell>
          <table:table-cell office:value-type="float" office:value="0.666666666666667" calcext:value-type="float">
            <text:p>0.6666666667</text:p>
          </table:table-cell>
          <table:table-cell table:style-name="ce2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430000000000064" calcext:value-type="float">
            <text:p>0.4300</text:p>
          </table:table-cell>
          <table:table-cell table:style-name="ce10" office:value-type="float" office:value="0.210000000000036" calcext:value-type="float">
            <text:p>0.2100</text:p>
          </table:table-cell>
          <table:table-cell table:style-name="ce10" office:value-type="float" office:value="0.131372549019627" calcext:value-type="float">
            <text:p>0.1314</text:p>
          </table:table-cell>
          <table:table-cell table:style-name="ce10" office:value-type="float" office:value="0.160031246948868" calcext:value-type="float">
            <text:p>0.1600</text:p>
          </table:table-cell>
          <table:table-cell table:style-name="ce12" office:value-type="float" office:value="0.450980392156863" calcext:value-type="float">
            <text:p>0.4509803922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420000000000073" calcext:value-type="float">
            <text:p>0.4200</text:p>
          </table:table-cell>
          <table:table-cell table:style-name="ce10" office:value-type="float" office:value="0.210000000000036" calcext:value-type="float">
            <text:p>0.2100</text:p>
          </table:table-cell>
          <table:table-cell table:style-name="ce10" office:value-type="float" office:value="0.148431372549045" calcext:value-type="float">
            <text:p>0.1484</text:p>
          </table:table-cell>
          <table:table-cell table:style-name="ce10" office:value-type="float" office:value="0.201429888546894" calcext:value-type="float">
            <text:p>0.2014</text:p>
          </table:table-cell>
          <table:table-cell table:style-name="ce12" office:value-type="float" office:value="0.372549019607843" calcext:value-type="float">
            <text:p>0.3725490196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619999999999891" calcext:value-type="float">
            <text:p>0.6200</text:p>
          </table:table-cell>
          <table:table-cell table:style-name="ce10" office:value-type="float" office:value="0.210000000000036" calcext:value-type="float">
            <text:p>0.2100</text:p>
          </table:table-cell>
          <table:table-cell table:style-name="ce10" office:value-type="float" office:value="0.219607843137287" calcext:value-type="float">
            <text:p>0.2196</text:p>
          </table:table-cell>
          <table:table-cell table:style-name="ce10" office:value-type="float" office:value="0.156006410124729" calcext:value-type="float">
            <text:p>0.1560</text:p>
          </table:table-cell>
          <table:table-cell table:style-name="ce12" office:value-type="float" office:value="0.196078431372549" calcext:value-type="float">
            <text:p>0.1960784314</text:p>
          </table:table-cell>
          <table:table-cell table:style-name="ce2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619999999999891" calcext:value-type="float">
            <text:p>0.6200</text:p>
          </table:table-cell>
          <table:table-cell table:style-name="ce10" office:value-type="float" office:value="0.210000000000036" calcext:value-type="float">
            <text:p>0.2100</text:p>
          </table:table-cell>
          <table:table-cell table:style-name="ce10" office:value-type="float" office:value="0.214313725490229" calcext:value-type="float">
            <text:p>0.2143</text:p>
          </table:table-cell>
          <table:table-cell table:style-name="ce10" office:value-type="float" office:value="0.439624840062397" calcext:value-type="float">
            <text:p>0.4396</text:p>
          </table:table-cell>
          <table:table-cell table:style-name="ce12" office:value-type="float" office:value="0.254901960784314" calcext:value-type="float">
            <text:p>0.2549019608</text:p>
          </table:table-cell>
          <table:table-cell table:style-name="ce2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619999999999891" calcext:value-type="float">
            <text:p>0.6200</text:p>
          </table:table-cell>
          <table:table-cell table:style-name="ce10" office:value-type="float" office:value="0.210000000000036" calcext:value-type="float">
            <text:p>0.2100</text:p>
          </table:table-cell>
          <table:table-cell table:style-name="ce10" office:value-type="float" office:value="0.215098039215718" calcext:value-type="float">
            <text:p>0.2151</text:p>
          </table:table-cell>
          <table:table-cell table:style-name="ce10" office:value-type="float" office:value="0.262819329578359" calcext:value-type="float">
            <text:p>0.2628</text:p>
          </table:table-cell>
          <table:table-cell table:style-name="ce12" office:value-type="float" office:value="0.215686274509804" calcext:value-type="float">
            <text:p>0.2156862745</text:p>
          </table:table-cell>
          <table:table-cell table:style-name="ce2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619999999999891" calcext:value-type="float">
            <text:p>0.6200</text:p>
          </table:table-cell>
          <table:table-cell table:style-name="ce10" office:value-type="float" office:value="0.210000000000036" calcext:value-type="float">
            <text:p>0.2100</text:p>
          </table:table-cell>
          <table:table-cell table:style-name="ce10" office:value-type="float" office:value="0.230196078431404" calcext:value-type="float">
            <text:p>0.2302</text:p>
          </table:table-cell>
          <table:table-cell table:style-name="ce10" office:value-type="float" office:value="0.171470114014096" calcext:value-type="float">
            <text:p>0.1715</text:p>
          </table:table-cell>
          <table:table-cell table:style-name="ce12" office:value-type="float" office:value="0.235294117647059" calcext:value-type="float">
            <text:p>0.2352941176</text:p>
          </table:table-cell>
          <table:table-cell table:style-name="ce2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759999999999991" calcext:value-type="float">
            <text:p>0.7600</text:p>
          </table:table-cell>
          <table:table-cell table:style-name="ce10" office:value-type="float" office:value="0.210000000000036" calcext:value-type="float">
            <text:p>0.2100</text:p>
          </table:table-cell>
          <table:table-cell table:style-name="ce10" office:value-type="float" office:value="0.261960784313755" calcext:value-type="float">
            <text:p>0.2620</text:p>
          </table:table-cell>
          <table:table-cell table:style-name="ce10" office:value-type="float" office:value="0.319167667535447" calcext:value-type="float">
            <text:p>0.3192</text:p>
          </table:table-cell>
          <table:table-cell table:style-name="ce12" office:value-type="float" office:value="0.176470588235294" calcext:value-type="float">
            <text:p>0.1764705882</text:p>
          </table:table-cell>
          <table:table-cell table:style-name="ce2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619999999999891" calcext:value-type="float">
            <text:p>0.6200</text:p>
          </table:table-cell>
          <table:table-cell table:style-name="ce10" office:value-type="float" office:value="0.210000000000036" calcext:value-type="float">
            <text:p>0.2100</text:p>
          </table:table-cell>
          <table:table-cell table:style-name="ce10" office:value-type="float" office:value="0.256470588235328" calcext:value-type="float">
            <text:p>0.2565</text:p>
          </table:table-cell>
          <table:table-cell table:style-name="ce10" office:value-type="float" office:value="0.221042982245567" calcext:value-type="float">
            <text:p>0.2210</text:p>
          </table:table-cell>
          <table:table-cell table:style-name="ce12" office:value-type="float" office:value="0.0980392156862745" calcext:value-type="float">
            <text:p>0.098039215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03999999999996" calcext:value-type="float">
            <text:p>1.0400</text:p>
          </table:table-cell>
          <table:table-cell office:value-type="float" office:value="109.32" calcext:value-type="float">
            <text:p>109.3200</text:p>
          </table:table-cell>
          <table:table-cell office:value-type="float" office:value="12.1400000000001" calcext:value-type="float">
            <text:p>12.1400</text:p>
          </table:table-cell>
          <table:table-cell office:value-type="float" office:value="16.5674509803921" calcext:value-type="float">
            <text:p>16.5675</text:p>
          </table:table-cell>
          <table:table-cell office:value-type="float" office:value="18.5601907317786" calcext:value-type="float">
            <text:p>18.560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.0000</text:p>
          </table:table-cell>
          <table:table-cell office:value-type="float" office:value="29.27" calcext:value-type="float">
            <text:p>29.2700</text:p>
          </table:table-cell>
          <table:table-cell office:value-type="float" office:value="6.41000000000008" calcext:value-type="float">
            <text:p>6.4100</text:p>
          </table:table-cell>
          <table:table-cell office:value-type="float" office:value="10.6025490196079" calcext:value-type="float">
            <text:p>10.6025</text:p>
          </table:table-cell>
          <table:table-cell office:value-type="float" office:value="12.6879846311382" calcext:value-type="float">
            <text:p>12.688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15.6500000000001" calcext:value-type="float">
            <text:p>15.6500</text:p>
          </table:table-cell>
          <table:table-cell office:value-type="float" office:value="2.19000000000005" calcext:value-type="float">
            <text:p>2.1900</text:p>
          </table:table-cell>
          <table:table-cell office:value-type="float" office:value="3.08392156862746" calcext:value-type="float">
            <text:p>3.0839</text:p>
          </table:table-cell>
          <table:table-cell office:value-type="float" office:value="3.33042970200548" calcext:value-type="float">
            <text:p>3.330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392156862744741" calcext:value-type="float">
            <text:p>0.0004</text:p>
          </table:table-cell>
          <table:table-cell table:style-name="ce10" office:value-type="float" office:value="0.00199999999999818" calcext:value-type="float">
            <text:p>0.0020</text:p>
          </table:table-cell>
          <table:table-cell table:style-name="ce12" office:value-type="float" office:value="0.96078431372549" calcext:value-type="float">
            <text:p>0.9607843137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number-columns-repeated="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392156862744741" calcext:value-type="float">
            <text:p>0.0004</text:p>
          </table:table-cell>
          <table:table-cell table:style-name="ce10" office:value-type="float" office:value="0.00199999999999818" calcext:value-type="float">
            <text:p>0.0020</text:p>
          </table:table-cell>
          <table:table-cell table:style-name="ce12" office:value-type="float" office:value="0.96078431372549" calcext:value-type="float">
            <text:p>0.9607843137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588235294117112" calcext:value-type="float">
            <text:p>0.0006</text:p>
          </table:table-cell>
          <table:table-cell table:style-name="ce10" office:value-type="float" office:value="0.00244948974278095" calcext:value-type="float">
            <text:p>0.0024</text:p>
          </table:table-cell>
          <table:table-cell table:style-name="ce12" office:value-type="float" office:value="0.941176470588235" calcext:value-type="float">
            <text:p>0.9411764706</text:p>
          </table:table-cell>
          <table:table-cell table:style-name="ce2" office:value-type="float" office:value="15" calcext:value-type="float">
            <text:p>1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196078431372371" calcext:value-type="float">
            <text:p>0.0002</text:p>
          </table:table-cell>
          <table:table-cell table:style-name="ce10" office:value-type="float" office:value="0.00141421356237181" calcext:value-type="float">
            <text:p>0.0014</text:p>
          </table:table-cell>
          <table:table-cell table:style-name="ce12" office:value-type="float" office:value="0.980392156862745" calcext:value-type="float">
            <text:p>0.9803921569</text:p>
          </table:table-cell>
          <table:table-cell table:style-name="ce2" office:value-type="float" office:value="15" calcext:value-type="float">
            <text:p>1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117647058823422" calcext:value-type="float">
            <text:p>0.0012</text:p>
          </table:table-cell>
          <table:table-cell table:style-name="ce10" office:value-type="float" office:value="0.0034641016151346" calcext:value-type="float">
            <text:p>0.0035</text:p>
          </table:table-cell>
          <table:table-cell table:style-name="ce12" office:value-type="float" office:value="0.882352941176471" calcext:value-type="float">
            <text:p>0.8823529412</text:p>
          </table:table-cell>
          <table:table-cell table:style-name="ce2" office:value-type="float" office:value="15" calcext:value-type="float">
            <text:p>1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980392156861853" calcext:value-type="float">
            <text:p>0.0010</text:p>
          </table:table-cell>
          <table:table-cell table:style-name="ce10" office:value-type="float" office:value="0.0031622776601655" calcext:value-type="float">
            <text:p>0.0032</text:p>
          </table:table-cell>
          <table:table-cell table:style-name="ce12" office:value-type="float" office:value="0.901960784313726" calcext:value-type="float">
            <text:p>0.90196078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90000000000009" calcext:value-type="float">
            <text:p>0.4900</text:p>
          </table:table-cell>
          <table:table-cell office:value-type="float" office:value="317" calcext:value-type="float">
            <text:p>317.0000</text:p>
          </table:table-cell>
          <table:table-cell office:value-type="float" office:value="12.3399999999999" calcext:value-type="float">
            <text:p>12.3400</text:p>
          </table:table-cell>
          <table:table-cell office:value-type="float" office:value="42.6956862745098" calcext:value-type="float">
            <text:p>42.6957</text:p>
          </table:table-cell>
          <table:table-cell office:value-type="float" office:value="83.086028368192" calcext:value-type="float">
            <text:p>83.086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741176470588364" calcext:value-type="float">
            <text:p>0.0741</text:p>
          </table:table-cell>
          <table:table-cell office:value-type="float" office:value="0.170604806497385" calcext:value-type="float">
            <text:p>0.1706</text:p>
          </table:table-cell>
          <table:table-cell office:value-type="float" office:value="0.647058823529412" calcext:value-type="float">
            <text:p>0.647058823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494117647058909" calcext:value-type="float">
            <text:p>0.0494</text:p>
          </table:table-cell>
          <table:table-cell office:value-type="float" office:value="0.102878569196911" calcext:value-type="float">
            <text:p>0.1029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247058823529455" calcext:value-type="float">
            <text:p>0.0247</text:p>
          </table:table-cell>
          <table:table-cell office:value-type="float" office:value="0.0727461339179055" calcext:value-type="float">
            <text:p>0.0727</text:p>
          </table:table-cell>
          <table:table-cell office:value-type="float" office:value="0.882352941176471" calcext:value-type="float">
            <text:p>0.8823529412</text:p>
          </table:table-cell>
          <table:table-cell table:style-name="ce2" office:value-type="float" office:value="16" calcext:value-type="float">
            <text:p>16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210000000000036" calcext:value-type="float">
            <text:p>0.2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584313725490289" calcext:value-type="float">
            <text:p>0.0584</text:p>
          </table:table-cell>
          <table:table-cell table:style-name="ce10" office:value-type="float" office:value="0.111157545852741" calcext:value-type="float">
            <text:p>0.1112</text:p>
          </table:table-cell>
          <table:table-cell table:style-name="ce12" office:value-type="float" office:value="0.647058823529412" calcext:value-type="float">
            <text:p>0.6470588235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220000000000027" calcext:value-type="float">
            <text:p>0.2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505882352941251" calcext:value-type="float">
            <text:p>0.0506</text:p>
          </table:table-cell>
          <table:table-cell table:style-name="ce10" office:value-type="float" office:value="0.103363436475398" calcext:value-type="float">
            <text:p>0.1034</text:p>
          </table:table-cell>
          <table:table-cell table:style-name="ce12" office:value-type="float" office:value="0.686274509803922" calcext:value-type="float">
            <text:p>0.6862745098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420000000000073" calcext:value-type="float">
            <text:p>0.4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54509803921577" calcext:value-type="float">
            <text:p>0.0545</text:p>
          </table:table-cell>
          <table:table-cell table:style-name="ce10" office:value-type="float" office:value="0.187419315973601" calcext:value-type="float">
            <text:p>0.1874</text:p>
          </table:table-cell>
          <table:table-cell table:style-name="ce12" office:value-type="float" office:value="0.725490196078431" calcext:value-type="float">
            <text:p>0.7254901961</text:p>
          </table:table-cell>
          <table:table-cell table:style-name="ce2" office:value-type="float" office:value="16" calcext:value-type="float">
            <text:p>16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240000000000009" calcext:value-type="float">
            <text:p>0.24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772549019607943" calcext:value-type="float">
            <text:p>0.0773</text:p>
          </table:table-cell>
          <table:table-cell table:style-name="ce10" office:value-type="float" office:value="0.168053562889963" calcext:value-type="float">
            <text:p>0.1681</text:p>
          </table:table-cell>
          <table:table-cell table:style-name="ce12" office:value-type="float" office:value="0.490196078431373" calcext:value-type="float">
            <text:p>0.4901960784</text:p>
          </table:table-cell>
          <table:table-cell table:style-name="ce2" office:value-type="float" office:value="16" calcext:value-type="float">
            <text:p>16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230000000000018" calcext:value-type="float">
            <text:p>0.23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400000000000037" calcext:value-type="float">
            <text:p>0.0400</text:p>
          </table:table-cell>
          <table:table-cell table:style-name="ce10" office:value-type="float" office:value="0.0833066623986528" calcext:value-type="float">
            <text:p>0.0833</text:p>
          </table:table-cell>
          <table:table-cell table:style-name="ce12" office:value-type="float" office:value="0.686274509803922" calcext:value-type="float">
            <text:p>0.6862745098</text:p>
          </table:table-cell>
          <table:table-cell table:style-name="ce2" office:value-type="float" office:value="16" calcext:value-type="float">
            <text:p>16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420000000000073" calcext:value-type="float">
            <text:p>0.4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521568627451041" calcext:value-type="float">
            <text:p>0.0522</text:p>
          </table:table-cell>
          <table:table-cell table:style-name="ce10" office:value-type="float" office:value="0.112089250153635" calcext:value-type="float">
            <text:p>0.1121</text:p>
          </table:table-cell>
          <table:table-cell table:style-name="ce12" office:value-type="float" office:value="0.627450980392157" calcext:value-type="float">
            <text:p>0.6274509804</text:p>
          </table:table-cell>
          <table:table-cell table:style-name="ce2" office:value-type="float" office:value="16" calcext:value-type="float">
            <text:p>16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440000000000055" calcext:value-type="float">
            <text:p>0.44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815686274509865" calcext:value-type="float">
            <text:p>0.0816</text:p>
          </table:table-cell>
          <table:table-cell table:style-name="ce10" office:value-type="float" office:value="0.139842768851323" calcext:value-type="float">
            <text:p>0.1398</text:p>
          </table:table-cell>
          <table:table-cell table:style-name="ce12" office:value-type="float" office:value="0.450980392156863" calcext:value-type="float">
            <text:p>0.4509803922</text:p>
          </table:table-cell>
          <table:table-cell table:style-name="ce2" office:value-type="float" office:value="16" calcext:value-type="float">
            <text:p>16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240000000000009" calcext:value-type="float">
            <text:p>0.24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621568627450995" calcext:value-type="float">
            <text:p>0.0622</text:p>
          </table:table-cell>
          <table:table-cell table:style-name="ce10" office:value-type="float" office:value="0.112915897906375" calcext:value-type="float">
            <text:p>0.1129</text:p>
          </table:table-cell>
          <table:table-cell table:style-name="ce12" office:value-type="float" office:value="0.431372549019608" calcext:value-type="float">
            <text:p>0.43137254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79999999999995" calcext:value-type="float">
            <text:p>1.8000</text:p>
          </table:table-cell>
          <table:table-cell office:value-type="float" office:value="149.64" calcext:value-type="float">
            <text:p>149.6400</text:p>
          </table:table-cell>
          <table:table-cell office:value-type="float" office:value="29.26" calcext:value-type="float">
            <text:p>29.2600</text:p>
          </table:table-cell>
          <table:table-cell office:value-type="float" office:value="34.4862745098039" calcext:value-type="float">
            <text:p>34.4863</text:p>
          </table:table-cell>
          <table:table-cell office:value-type="float" office:value="41.0564609531801" calcext:value-type="float">
            <text:p>41.056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6194.14" calcext:value-type="float">
            <text:p>6194.1400</text:p>
          </table:table-cell>
          <table:table-cell office:value-type="float" office:value="9.38000000000011" calcext:value-type="float">
            <text:p>9.3800</text:p>
          </table:table-cell>
          <table:table-cell office:value-type="float" office:value="134.691960784314" calcext:value-type="float">
            <text:p>134.6920</text:p>
          </table:table-cell>
          <table:table-cell office:value-type="float" office:value="876.105291665334" calcext:value-type="float">
            <text:p>876.1053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92156862744741" calcext:value-type="float">
            <text:p>0.0004</text:p>
          </table:table-cell>
          <table:table-cell office:value-type="float" office:value="0.00199999999999818" calcext:value-type="float">
            <text:p>0.0020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784313725489483" calcext:value-type="float">
            <text:p>0.0008</text:p>
          </table:table-cell>
          <table:table-cell office:value-type="float" office:value="0.00282842712474362" calcext:value-type="float">
            <text:p>0.0028</text:p>
          </table:table-cell>
          <table:table-cell office:value-type="float" office:value="0.92156862745098" calcext:value-type="float">
            <text:p>0.921568627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96078431372371" calcext:value-type="float">
            <text:p>0.0020</text:p>
          </table:table-cell>
          <table:table-cell office:value-type="float" office:value="0.00447213595499551" calcext:value-type="float">
            <text:p>0.0045</text:p>
          </table:table-cell>
          <table:table-cell office:value-type="float" office:value="0.803921568627451" calcext:value-type="float">
            <text:p>0.8039215686</text:p>
          </table:table-cell>
          <table:table-cell table:style-name="ce2" office:value-type="float" office:value="18" calcext:value-type="float">
            <text:p>1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215686274509608" calcext:value-type="float">
            <text:p>0.0022</text:p>
          </table:table-cell>
          <table:table-cell table:style-name="ce10" office:value-type="float" office:value="0.00547722557504668" calcext:value-type="float">
            <text:p>0.0055</text:p>
          </table:table-cell>
          <table:table-cell table:style-name="ce12" office:value-type="float" office:value="0.823529411764706" calcext:value-type="float">
            <text:p>0.8235294118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number-columns-repeated="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176470588235134" calcext:value-type="float">
            <text:p>0.0018</text:p>
          </table:table-cell>
          <table:table-cell table:style-name="ce10" office:value-type="float" office:value="0.00424264068711543" calcext:value-type="float">
            <text:p>0.0042</text:p>
          </table:table-cell>
          <table:table-cell table:style-name="ce12" office:value-type="float" office:value="0.823529411764706" calcext:value-type="float">
            <text:p>0.8235294118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number-columns-repeated="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274509803921319" calcext:value-type="float">
            <text:p>0.0027</text:p>
          </table:table-cell>
          <table:table-cell table:style-name="ce10" office:value-type="float" office:value="0.00905538513812918" calcext:value-type="float">
            <text:p>0.0091</text:p>
          </table:table-cell>
          <table:table-cell table:style-name="ce12" office:value-type="float" office:value="0.764705882352941" calcext:value-type="float">
            <text:p>0.7647058824</text:p>
          </table:table-cell>
          <table:table-cell table:style-name="ce2" office:value-type="float" office:value="18" calcext:value-type="float">
            <text:p>1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372549019607504" calcext:value-type="float">
            <text:p>0.0037</text:p>
          </table:table-cell>
          <table:table-cell table:style-name="ce10" office:value-type="float" office:value="0.00734846922834285" calcext:value-type="float">
            <text:p>0.0073</text:p>
          </table:table-cell>
          <table:table-cell table:style-name="ce12" office:value-type="float" office:value="0.705882352941177" calcext:value-type="float">
            <text:p>0.7058823529</text:p>
          </table:table-cell>
          <table:table-cell table:style-name="ce2" office:value-type="float" office:value="18" calcext:value-type="float">
            <text:p>1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254901960784082" calcext:value-type="float">
            <text:p>0.0025</text:p>
          </table:table-cell>
          <table:table-cell table:style-name="ce10" office:value-type="float" office:value="0.00547722557504668" calcext:value-type="float">
            <text:p>0.0055</text:p>
          </table:table-cell>
          <table:table-cell table:style-name="ce12" office:value-type="float" office:value="0.764705882352941" calcext:value-type="float">
            <text:p>0.7647058824</text:p>
          </table:table-cell>
          <table:table-cell table:style-name="ce2" office:value-type="float" office:value="18" calcext:value-type="float">
            <text:p>1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274509803921319" calcext:value-type="float">
            <text:p>0.0027</text:p>
          </table:table-cell>
          <table:table-cell table:style-name="ce10" office:value-type="float" office:value="0.00599999999999454" calcext:value-type="float">
            <text:p>0.0060</text:p>
          </table:table-cell>
          <table:table-cell table:style-name="ce12" office:value-type="float" office:value="0.764705882352941" calcext:value-type="float">
            <text:p>0.7647058824</text:p>
          </table:table-cell>
          <table:table-cell table:style-name="ce2" office:value-type="float" office:value="18" calcext:value-type="float">
            <text:p>1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294117647058556" calcext:value-type="float">
            <text:p>0.0029</text:p>
          </table:table-cell>
          <table:table-cell table:style-name="ce10" office:value-type="float" office:value="0.00616441400296337" calcext:value-type="float">
            <text:p>0.0062</text:p>
          </table:table-cell>
          <table:table-cell table:style-name="ce12" office:value-type="float" office:value="0.745098039215686" calcext:value-type="float">
            <text:p>0.7450980392</text:p>
          </table:table-cell>
          <table:table-cell table:style-name="ce2" office:value-type="float" office:value="18" calcext:value-type="float">
            <text:p>1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352941176470267" calcext:value-type="float">
            <text:p>0.0035</text:p>
          </table:table-cell>
          <table:table-cell table:style-name="ce10" office:value-type="float" office:value="0.00721110255092142" calcext:value-type="float">
            <text:p>0.0072</text:p>
          </table:table-cell>
          <table:table-cell table:style-name="ce12" office:value-type="float" office:value="0.725490196078431" calcext:value-type="float">
            <text:p>0.725490196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16.97" calcext:value-type="float">
            <text:p>16.9700</text:p>
          </table:table-cell>
          <table:table-cell office:value-type="float" office:value="1.22000000000003" calcext:value-type="float">
            <text:p>1.2200</text:p>
          </table:table-cell>
          <table:table-cell office:value-type="float" office:value="1.92333333333333" calcext:value-type="float">
            <text:p>1.9233</text:p>
          </table:table-cell>
          <table:table-cell office:value-type="float" office:value="2.61939191416634" calcext:value-type="float">
            <text:p>2.619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number-columns-repeated="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588235294117112" calcext:value-type="float">
            <text:p>0.0006</text:p>
          </table:table-cell>
          <table:table-cell table:style-name="ce10" office:value-type="float" office:value="0.0031622776601655" calcext:value-type="float">
            <text:p>0.0032</text:p>
          </table:table-cell>
          <table:table-cell table:style-name="ce12" office:value-type="float" office:value="0.96078431372549" calcext:value-type="float">
            <text:p>0.9607843137</text:p>
          </table:table-cell>
          <table:table-cell table:style-name="ce2" office:value-type="float" office:value="19" calcext:value-type="float">
            <text:p>19</text:p>
          </table:table-cell>
          <table:table-cell table:style-name="ce2" table:number-columns-repeated="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137254901960659" calcext:value-type="float">
            <text:p>0.0014</text:p>
          </table:table-cell>
          <table:table-cell table:style-name="ce10" office:value-type="float" office:value="0.00509901951358815" calcext:value-type="float">
            <text:p>0.0051</text:p>
          </table:table-cell>
          <table:table-cell table:style-name="ce12" office:value-type="float" office:value="0.92156862745098" calcext:value-type="float">
            <text:p>0.9215686275</text:p>
          </table:table-cell>
          <table:table-cell table:style-name="ce2" office:value-type="float" office:value="19" calcext:value-type="float">
            <text:p>19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176470588235134" calcext:value-type="float">
            <text:p>0.0018</text:p>
          </table:table-cell>
          <table:table-cell table:style-name="ce10" office:value-type="float" office:value="0.00583095189484" calcext:value-type="float">
            <text:p>0.0058</text:p>
          </table:table-cell>
          <table:table-cell table:style-name="ce12" office:value-type="float" office:value="0.901960784313726" calcext:value-type="float">
            <text:p>0.9019607843</text:p>
          </table:table-cell>
          <table:table-cell table:style-name="ce2" office:value-type="float" office:value="19" calcext:value-type="float">
            <text:p>19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294117647058556" calcext:value-type="float">
            <text:p>0.0029</text:p>
          </table:table-cell>
          <table:table-cell table:style-name="ce10" office:value-type="float" office:value="0.00761577310585698" calcext:value-type="float">
            <text:p>0.0076</text:p>
          </table:table-cell>
          <table:table-cell table:style-name="ce12" office:value-type="float" office:value="0.843137254901961" calcext:value-type="float">
            <text:p>0.8431372549</text:p>
          </table:table-cell>
          <table:table-cell table:style-name="ce2" office:value-type="float" office:value="19" calcext:value-type="float">
            <text:p>19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568627450979875" calcext:value-type="float">
            <text:p>0.0057</text:p>
          </table:table-cell>
          <table:table-cell table:style-name="ce10" office:value-type="float" office:value="0.0106770782520216" calcext:value-type="float">
            <text:p>0.0107</text:p>
          </table:table-cell>
          <table:table-cell table:style-name="ce12" office:value-type="float" office:value="0.705882352941177" calcext:value-type="float">
            <text:p>0.7058823529</text:p>
          </table:table-cell>
          <table:table-cell table:style-name="ce2" office:value-type="float" office:value="19" calcext:value-type="float">
            <text:p>19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686274509803297" calcext:value-type="float">
            <text:p>0.0069</text:p>
          </table:table-cell>
          <table:table-cell table:style-name="ce10" office:value-type="float" office:value="0.0163095064302853" calcext:value-type="float">
            <text:p>0.0163</text:p>
          </table:table-cell>
          <table:table-cell table:style-name="ce12" office:value-type="float" office:value="0.647058823529412" calcext:value-type="float">
            <text:p>0.6470588235</text:p>
          </table:table-cell>
          <table:table-cell table:style-name="ce2" office:value-type="float" office:value="19" calcext:value-type="float">
            <text:p>19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647058823528823" calcext:value-type="float">
            <text:p>0.0065</text:p>
          </table:table-cell>
          <table:table-cell table:style-name="ce10" office:value-type="float" office:value="0.0112249721603116" calcext:value-type="float">
            <text:p>0.0112</text:p>
          </table:table-cell>
          <table:table-cell table:style-name="ce12" office:value-type="float" office:value="0.647058823529412" calcext:value-type="float">
            <text:p>0.64705882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105.68" calcext:value-type="float">
            <text:p>105.6800</text:p>
          </table:table-cell>
          <table:table-cell office:value-type="float" office:value="22.3" calcext:value-type="float">
            <text:p>22.3000</text:p>
          </table:table-cell>
          <table:table-cell office:value-type="float" office:value="22.8666666666666" calcext:value-type="float">
            <text:p>22.8667</text:p>
          </table:table-cell>
          <table:table-cell office:value-type="float" office:value="26.9124159079039" calcext:value-type="float">
            <text:p>26.912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" calcext:value-type="float">
            <text:p>0.0000</text:p>
          </table:table-cell>
          <table:table-cell office:value-type="float" office:value="0.0668627450980274" calcext:value-type="float">
            <text:p>0.0669</text:p>
          </table:table-cell>
          <table:table-cell office:value-type="float" office:value="0.158069604921348" calcext:value-type="float">
            <text:p>0.1581</text:p>
          </table:table-cell>
          <table:table-cell office:value-type="float" office:value="0.803921568627451" calcext:value-type="float">
            <text:p>0.8039215686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.0000</text:p>
          </table:table-cell>
          <table:table-cell office:value-type="float" office:value="213.12" calcext:value-type="float">
            <text:p>213.12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111.36862745098" calcext:value-type="float">
            <text:p>111.3686</text:p>
          </table:table-cell>
          <table:table-cell office:value-type="float" office:value="34.9177000388055" calcext:value-type="float">
            <text:p>34.917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.0000</text:p>
          </table:table-cell>
          <table:table-cell office:value-type="float" office:value="200" calcext:value-type="float">
            <text:p>20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09.803921568627" calcext:value-type="float">
            <text:p>109.8039</text:p>
          </table:table-cell>
          <table:table-cell office:value-type="float" office:value="31.6227766016838" calcext:value-type="float">
            <text:p>31.622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64.7058823529412" calcext:value-type="float">
            <text:p>64.7059</text:p>
          </table:table-cell>
          <table:table-cell office:value-type="float" office:value="81.2403840463596" calcext:value-type="float">
            <text:p>81.2404</text:p>
          </table:table-cell>
          <table:table-cell office:value-type="float" office:value="0.352941176470588" calcext:value-type="float">
            <text:p>0.3529411765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1" calcext:value-type="float">
            <text:p>21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.4099999999999" calcext:value-type="float">
            <text:p>11.4100</text:p>
          </table:table-cell>
          <table:table-cell office:value-type="float" office:value="105.44" calcext:value-type="float">
            <text:p>105.4400</text:p>
          </table:table-cell>
          <table:table-cell office:value-type="float" office:value="100.8" calcext:value-type="float">
            <text:p>100.8000</text:p>
          </table:table-cell>
          <table:table-cell office:value-type="float" office:value="64.8205882352941" calcext:value-type="float">
            <text:p>64.8206</text:p>
          </table:table-cell>
          <table:table-cell office:value-type="float" office:value="54.2303051623353" calcext:value-type="float">
            <text:p>54.230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7.2549019607843" calcext:value-type="float">
            <text:p>37.2549</text:p>
          </table:table-cell>
          <table:table-cell office:value-type="float" office:value="61.6441400296898" calcext:value-type="float">
            <text:p>61.6441</text:p>
          </table:table-cell>
          <table:table-cell office:value-type="float" office:value="0.627450980392157" calcext:value-type="float">
            <text:p>0.6274509804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2" calcext:value-type="float">
            <text:p>22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4.85" calcext:value-type="float">
            <text:p>304.8500</text:p>
          </table:table-cell>
          <table:table-cell office:value-type="float" office:value="342.07" calcext:value-type="float">
            <text:p>342.0700</text:p>
          </table:table-cell>
          <table:table-cell office:value-type="float" office:value="315.64" calcext:value-type="float">
            <text:p>315.6400</text:p>
          </table:table-cell>
          <table:table-cell office:value-type="float" office:value="316.465098039216" calcext:value-type="float">
            <text:p>316.4651</text:p>
          </table:table-cell>
          <table:table-cell office:value-type="float" office:value="8.62248073352454" calcext:value-type="float">
            <text:p>8.622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94.117647058824" calcext:value-type="float">
            <text:p>294.1176</text:p>
          </table:table-cell>
          <table:table-cell office:value-type="float" office:value="42.4264068711929" calcext:value-type="float">
            <text:p>42.4264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241.176470588235" calcext:value-type="float">
            <text:p>241.1765</text:p>
          </table:table-cell>
          <table:table-cell office:value-type="float" office:value="134.164078649987" calcext:value-type="float">
            <text:p>134.1641</text:p>
          </table:table-cell>
          <table:table-cell office:value-type="float" office:value="0.196078431372549" calcext:value-type="float">
            <text:p>0.196078431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4.9007843137255" calcext:value-type="float">
            <text:p>34.9008</text:p>
          </table:table-cell>
          <table:table-cell office:value-type="float" office:value="102.797510047666" calcext:value-type="float">
            <text:p>102.7975</text:p>
          </table:table-cell>
          <table:table-cell office:value-type="float" office:value="0.882352941176471" calcext:value-type="float">
            <text:p>0.8823529412</text:p>
          </table:table-cell>
          <table:table-cell table:style-name="ce2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00" calcext:value-type="float">
            <text:p>3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41.1764705882353" calcext:value-type="float">
            <text:p>41.1765</text:p>
          </table:table-cell>
          <table:table-cell table:style-name="ce10" office:value-type="float" office:value="112.249721603218" calcext:value-type="float">
            <text:p>112.2497</text:p>
          </table:table-cell>
          <table:table-cell table:style-name="ce12" office:value-type="float" office:value="0.862745098039216" calcext:value-type="float">
            <text:p>0.862745098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number-columns-repeated="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00" calcext:value-type="float">
            <text:p>3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64.7058823529412" calcext:value-type="float">
            <text:p>64.7059</text:p>
          </table:table-cell>
          <table:table-cell table:style-name="ce10" office:value-type="float" office:value="140.712472794703" calcext:value-type="float">
            <text:p>140.7125</text:p>
          </table:table-cell>
          <table:table-cell table:style-name="ce12" office:value-type="float" office:value="0.784313725490196" calcext:value-type="float">
            <text:p>0.7843137255</text:p>
          </table:table-cell>
          <table:table-cell table:style-name="ce2" office:value-type="float" office:value="23" calcext:value-type="float">
            <text:p>23</text:p>
          </table:table-cell>
          <table:table-cell table:style-name="ce2" table:number-columns-repeated="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00" calcext:value-type="float">
            <text:p>3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82.3529411764706" calcext:value-type="float">
            <text:p>82.3529</text:p>
          </table:table-cell>
          <table:table-cell table:style-name="ce10" office:value-type="float" office:value="158.745078663875" calcext:value-type="float">
            <text:p>158.7451</text:p>
          </table:table-cell>
          <table:table-cell table:style-name="ce12" office:value-type="float" office:value="0.725490196078431" calcext:value-type="float">
            <text:p>0.7254901961</text:p>
          </table:table-cell>
          <table:table-cell table:style-name="ce2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00" calcext:value-type="float">
            <text:p>3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11.764705882353" calcext:value-type="float">
            <text:p>111.7647</text:p>
          </table:table-cell>
          <table:table-cell table:style-name="ce10" office:value-type="float" office:value="240" calcext:value-type="float">
            <text:p>240.0000</text:p>
          </table:table-cell>
          <table:table-cell table:style-name="ce12" office:value-type="float" office:value="0.627450980392157" calcext:value-type="float">
            <text:p>0.6274509804</text:p>
          </table:table-cell>
          <table:table-cell table:style-name="ce2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00" calcext:value-type="float">
            <text:p>3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92.8633333333333" calcext:value-type="float">
            <text:p>92.8633</text:p>
          </table:table-cell>
          <table:table-cell table:style-name="ce10" office:value-type="float" office:value="251.160990637479" calcext:value-type="float">
            <text:p>251.1610</text:p>
          </table:table-cell>
          <table:table-cell table:style-name="ce12" office:value-type="float" office:value="0.686274509803922" calcext:value-type="float">
            <text:p>0.6862745098</text:p>
          </table:table-cell>
          <table:table-cell table:style-name="ce2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00" calcext:value-type="float">
            <text:p>3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23.529411764706" calcext:value-type="float">
            <text:p>123.5294</text:p>
          </table:table-cell>
          <table:table-cell table:style-name="ce10" office:value-type="float" office:value="194.422220952236" calcext:value-type="float">
            <text:p>194.4222</text:p>
          </table:table-cell>
          <table:table-cell table:style-name="ce12" office:value-type="float" office:value="0.588235294117647" calcext:value-type="float">
            <text:p>0.5882352941</text:p>
          </table:table-cell>
          <table:table-cell table:style-name="ce2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00" calcext:value-type="float">
            <text:p>3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41.176470588235" calcext:value-type="float">
            <text:p>141.1765</text:p>
          </table:table-cell>
          <table:table-cell table:style-name="ce10" office:value-type="float" office:value="207.846096908265" calcext:value-type="float">
            <text:p>207.8461</text:p>
          </table:table-cell>
          <table:table-cell table:style-name="ce12" office:value-type="float" office:value="0.529411764705882" calcext:value-type="float">
            <text:p>0.5294117647</text:p>
          </table:table-cell>
          <table:table-cell table:style-name="ce2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00" calcext:value-type="float">
            <text:p>3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41.176470588235" calcext:value-type="float">
            <text:p>141.1765</text:p>
          </table:table-cell>
          <table:table-cell table:style-name="ce10" office:value-type="float" office:value="207.846096908265" calcext:value-type="float">
            <text:p>207.8461</text:p>
          </table:table-cell>
          <table:table-cell table:style-name="ce12" office:value-type="float" office:value="0.529411764705882" calcext:value-type="float">
            <text:p>0.529411764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.1999999999998" calcext:value-type="float">
            <text:p>23.2000</text:p>
          </table:table-cell>
          <table:table-cell office:value-type="float" office:value="360.14" calcext:value-type="float">
            <text:p>360.1400</text:p>
          </table:table-cell>
          <table:table-cell office:value-type="float" office:value="118.26" calcext:value-type="float">
            <text:p>118.2600</text:p>
          </table:table-cell>
          <table:table-cell office:value-type="float" office:value="214.98568627451" calcext:value-type="float">
            <text:p>214.9857</text:p>
          </table:table-cell>
          <table:table-cell office:value-type="float" office:value="169.227231537953" calcext:value-type="float">
            <text:p>169.227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31.372549019608" calcext:value-type="float">
            <text:p>131.3725</text:p>
          </table:table-cell>
          <table:table-cell office:value-type="float" office:value="82.4621125123532" calcext:value-type="float">
            <text:p>82.4621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27.4509803921569" calcext:value-type="float">
            <text:p>27.4510</text:p>
          </table:table-cell>
          <table:table-cell office:value-type="float" office:value="86.0232526704263" calcext:value-type="float">
            <text:p>86.0233</text:p>
          </table:table-cell>
          <table:table-cell office:value-type="float" office:value="0.725490196078431" calcext:value-type="float">
            <text:p>0.725490196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7.74" calcext:value-type="float">
            <text:p>397.7400</text:p>
          </table:table-cell>
          <table:table-cell office:value-type="float" office:value="446.01" calcext:value-type="float">
            <text:p>446.0100</text:p>
          </table:table-cell>
          <table:table-cell office:value-type="float" office:value="398.72" calcext:value-type="float">
            <text:p>398.7200</text:p>
          </table:table-cell>
          <table:table-cell office:value-type="float" office:value="411.046666666667" calcext:value-type="float">
            <text:p>411.0467</text:p>
          </table:table-cell>
          <table:table-cell office:value-type="float" office:value="22.4313840411153" calcext:value-type="float">
            <text:p>22.431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.0000</text:p>
          </table:table-cell>
          <table:table-cell office:value-type="float" office:value="397.74" calcext:value-type="float">
            <text:p>397.74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29.200784313726" calcext:value-type="float">
            <text:p>129.2008</text:p>
          </table:table-cell>
          <table:table-cell office:value-type="float" office:value="94.1536559672538" calcext:value-type="float">
            <text:p>94.153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2" calcext:value-type="float">
            <text:p>100.0200</text:p>
          </table:table-cell>
          <table:table-cell office:value-type="float" office:value="0" calcext:value-type="float">
            <text:p>0.0000</text:p>
          </table:table-cell>
          <table:table-cell office:value-type="float" office:value="11.7658823529412" calcext:value-type="float">
            <text:p>11.7659</text:p>
          </table:table-cell>
          <table:table-cell office:value-type="float" office:value="94.8778166591119" calcext:value-type="float">
            <text:p>94.8778</text:p>
          </table:table-cell>
          <table:table-cell office:value-type="float" office:value="0.882352941176471" calcext:value-type="float">
            <text:p>0.882352941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00</text:p>
          </table:table-cell>
          <table:table-cell office:value-type="float" office:value="100.04" calcext:value-type="float">
            <text:p>100.0400</text:p>
          </table:table-cell>
          <table:table-cell office:value-type="float" office:value="0" calcext:value-type="float">
            <text:p>0.0000</text:p>
          </table:table-cell>
          <table:table-cell office:value-type="float" office:value="3.92254901960785" calcext:value-type="float">
            <text:p>3.9225</text:p>
          </table:table-cell>
          <table:table-cell office:value-type="float" office:value="20.0050002249438" calcext:value-type="float">
            <text:p>20.0050</text:p>
          </table:table-cell>
          <table:table-cell office:value-type="float" office:value="0.96078431372549" calcext:value-type="float">
            <text:p>0.9607843137</text:p>
          </table:table-cell>
          <table:table-cell table:style-name="ce2" office:value-type="float" office:value="25" calcext:value-type="float">
            <text:p>2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00.03" calcext:value-type="float">
            <text:p>100.03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5.88372549019609" calcext:value-type="float">
            <text:p>5.8837</text:p>
          </table:table-cell>
          <table:table-cell table:style-name="ce10" office:value-type="float" office:value="24.5006130127391" calcext:value-type="float">
            <text:p>24.5006</text:p>
          </table:table-cell>
          <table:table-cell table:style-name="ce12" office:value-type="float" office:value="0.941176470588235" calcext:value-type="float">
            <text:p>0.9411764706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number-columns-repeated="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00.04" calcext:value-type="float">
            <text:p>100.04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.96156862745098" calcext:value-type="float">
            <text:p>1.9616</text:p>
          </table:table-cell>
          <table:table-cell table:style-name="ce10" office:value-type="float" office:value="14.1477924779804" calcext:value-type="float">
            <text:p>14.1478</text:p>
          </table:table-cell>
          <table:table-cell table:style-name="ce12" office:value-type="float" office:value="0.980392156862745" calcext:value-type="float">
            <text:p>0.9803921569</text:p>
          </table:table-cell>
          <table:table-cell table:style-name="ce2" office:value-type="float" office:value="25" calcext:value-type="float">
            <text:p>25</text:p>
          </table:table-cell>
          <table:table-cell table:style-name="ce2" table:number-columns-repeated="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00.05" calcext:value-type="float">
            <text:p>100.05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1.7672549019608" calcext:value-type="float">
            <text:p>11.7673</text:p>
          </table:table-cell>
          <table:table-cell table:style-name="ce10" office:value-type="float" office:value="34.6485221329857" calcext:value-type="float">
            <text:p>34.6485</text:p>
          </table:table-cell>
          <table:table-cell table:style-name="ce12" office:value-type="float" office:value="0.882352941176471" calcext:value-type="float">
            <text:p>0.8823529412</text:p>
          </table:table-cell>
          <table:table-cell table:style-name="ce2" office:value-type="float" office:value="25" calcext:value-type="float">
            <text:p>2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00.02" calcext:value-type="float">
            <text:p>10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9.6103921568628" calcext:value-type="float">
            <text:p>19.6104</text:p>
          </table:table-cell>
          <table:table-cell table:style-name="ce10" office:value-type="float" office:value="44.7271734184042" calcext:value-type="float">
            <text:p>44.7272</text:p>
          </table:table-cell>
          <table:table-cell table:style-name="ce12" office:value-type="float" office:value="0.803921568627451" calcext:value-type="float">
            <text:p>0.8039215686</text:p>
          </table:table-cell>
          <table:table-cell table:style-name="ce2" office:value-type="float" office:value="25" calcext:value-type="float">
            <text:p>2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00.04" calcext:value-type="float">
            <text:p>100.04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9.6105882352941" calcext:value-type="float">
            <text:p>19.6106</text:p>
          </table:table-cell>
          <table:table-cell table:style-name="ce10" office:value-type="float" office:value="44.7276207728514" calcext:value-type="float">
            <text:p>44.7276</text:p>
          </table:table-cell>
          <table:table-cell table:style-name="ce12" office:value-type="float" office:value="0.803921568627451" calcext:value-type="float">
            <text:p>0.8039215686</text:p>
          </table:table-cell>
          <table:table-cell table:style-name="ce2" office:value-type="float" office:value="25" calcext:value-type="float">
            <text:p>2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00.04" calcext:value-type="float">
            <text:p>100.04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23.5341176470588" calcext:value-type="float">
            <text:p>23.5341</text:p>
          </table:table-cell>
          <table:table-cell table:style-name="ce10" office:value-type="float" office:value="48.9995931003514" calcext:value-type="float">
            <text:p>48.9996</text:p>
          </table:table-cell>
          <table:table-cell table:style-name="ce12" office:value-type="float" office:value="0.764705882352941" calcext:value-type="float">
            <text:p>0.7647058824</text:p>
          </table:table-cell>
          <table:table-cell table:style-name="ce2" office:value-type="float" office:value="25" calcext:value-type="float">
            <text:p>2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00.02" calcext:value-type="float">
            <text:p>10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21.5709803921569" calcext:value-type="float">
            <text:p>21.5710</text:p>
          </table:table-cell>
          <table:table-cell table:style-name="ce10" office:value-type="float" office:value="46.9092744774422" calcext:value-type="float">
            <text:p>46.9093</text:p>
          </table:table-cell>
          <table:table-cell table:style-name="ce12" office:value-type="float" office:value="0.784313725490196" calcext:value-type="float">
            <text:p>0.7843137255</text:p>
          </table:table-cell>
          <table:table-cell table:style-name="ce2" office:value-type="float" office:value="25" calcext:value-type="float">
            <text:p>2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00.07" calcext:value-type="float">
            <text:p>100.07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1.3778431372549" calcext:value-type="float">
            <text:p>31.3778</text:p>
          </table:table-cell>
          <table:table-cell table:style-name="ce10" office:value-type="float" office:value="83.6827363199842" calcext:value-type="float">
            <text:p>83.6827</text:p>
          </table:table-cell>
          <table:table-cell table:style-name="ce12" office:value-type="float" office:value="0.686274509803922" calcext:value-type="float">
            <text:p>0.686274509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0" calcext:value-type="float">
            <text:p>300.0000</text:p>
          </table:table-cell>
          <table:table-cell office:value-type="float" office:value="436.47" calcext:value-type="float">
            <text:p>436.4700</text:p>
          </table:table-cell>
          <table:table-cell office:value-type="float" office:value="300" calcext:value-type="float">
            <text:p>300.0000</text:p>
          </table:table-cell>
          <table:table-cell office:value-type="float" office:value="309.517450980392" calcext:value-type="float">
            <text:p>309.5175</text:p>
          </table:table-cell>
          <table:table-cell office:value-type="float" office:value="27.5523448003976" calcext:value-type="float">
            <text:p>27.552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000</text:p>
          </table:table-cell>
          <table:table-cell office:value-type="float" office:value="300" calcext:value-type="float">
            <text:p>3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07.843137254902" calcext:value-type="float">
            <text:p>107.8431</text:p>
          </table:table-cell>
          <table:table-cell office:value-type="float" office:value="235.796522451032" calcext:value-type="float">
            <text:p>235.7965</text:p>
          </table:table-cell>
          <table:table-cell office:value-type="float" office:value="0.588235294117647" calcext:value-type="float">
            <text:p>0.588235294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6" calcext:value-type="float">
            <text:p>26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88.98" calcext:value-type="float">
            <text:p>388.9800</text:p>
          </table:table-cell>
          <table:table-cell office:value-type="float" office:value="398.54" calcext:value-type="float">
            <text:p>398.5400</text:p>
          </table:table-cell>
          <table:table-cell office:value-type="float" office:value="393.86" calcext:value-type="float">
            <text:p>393.8600</text:p>
          </table:table-cell>
          <table:table-cell office:value-type="float" office:value="393.832156862745" calcext:value-type="float">
            <text:p>393.8322</text:p>
          </table:table-cell>
          <table:table-cell office:value-type="float" office:value="4.07923988017359" calcext:value-type="float">
            <text:p>4.079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86.89" calcext:value-type="float">
            <text:p>386.89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86.89" calcext:value-type="float">
            <text:p>386.8900</text:p>
          </table:table-cell>
          <table:table-cell office:value-type="float" office:value="204.657450980392" calcext:value-type="float">
            <text:p>204.6575</text:p>
          </table:table-cell>
          <table:table-cell office:value-type="float" office:value="268.018067435761" calcext:value-type="float">
            <text:p>268.0181</text:p>
          </table:table-cell>
          <table:table-cell office:value-type="float" office:value="0.0196078431372549" calcext:value-type="float">
            <text:p>0.0196078431</text:p>
          </table:table-cell>
          <table:table-cell table:style-name="ce2" office:value-type="float" office:value="27" calcext:value-type="float">
            <text:p>27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86.89" calcext:value-type="float">
            <text:p>386.89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95.5639215686275" calcext:value-type="float">
            <text:p>95.5639</text:p>
          </table:table-cell>
          <table:table-cell table:style-name="ce10" office:value-type="float" office:value="337.577568351334" calcext:value-type="float">
            <text:p>337.5776</text:p>
          </table:table-cell>
          <table:table-cell table:style-name="ce12" office:value-type="float" office:value="0.0980392156862745" calcext:value-type="float">
            <text:p>0.0980392157</text:p>
          </table:table-cell>
          <table:table-cell table:style-name="ce2" office:value-type="float" office:value="27" calcext:value-type="float">
            <text:p>27</text:p>
          </table:table-cell>
          <table:table-cell table:style-name="ce2" table:number-columns-repeated="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86.89" calcext:value-type="float">
            <text:p>386.89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66.103137254902" calcext:value-type="float">
            <text:p>66.1031</text:p>
          </table:table-cell>
          <table:table-cell table:style-name="ce10" office:value-type="float" office:value="159.20081923156" calcext:value-type="float">
            <text:p>159.2008</text:p>
          </table:table-cell>
          <table:table-cell table:style-name="ce12" office:value-type="float" office:value="0.215686274509804" calcext:value-type="float">
            <text:p>0.2156862745</text:p>
          </table:table-cell>
          <table:table-cell table:style-name="ce2" office:value-type="float" office:value="27" calcext:value-type="float">
            <text:p>27</text:p>
          </table:table-cell>
          <table:table-cell table:style-name="ce2" table:number-columns-repeated="2"/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86.89" calcext:value-type="float">
            <text:p>386.8900</text:p>
          </table:table-cell>
          <table:table-cell table:style-name="ce10" office:value-type="float" office:value="0.0700000000001637" calcext:value-type="float">
            <text:p>0.0700</text:p>
          </table:table-cell>
          <table:table-cell table:style-name="ce10" office:value-type="float" office:value="130.938235294118" calcext:value-type="float">
            <text:p>130.9382</text:p>
          </table:table-cell>
          <table:table-cell table:style-name="ce10" office:value-type="float" office:value="223.780756022496" calcext:value-type="float">
            <text:p>223.7808</text:p>
          </table:table-cell>
          <table:table-cell table:style-name="ce12" office:value-type="float" office:value="0.117647058823529" calcext:value-type="float">
            <text:p>0.1176470588</text:p>
          </table:table-cell>
          <table:table-cell table:style-name="ce2" office:value-type="float" office:value="27" calcext:value-type="float">
            <text:p>27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86.89" calcext:value-type="float">
            <text:p>386.89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113.057843137255" calcext:value-type="float">
            <text:p>113.0578</text:p>
          </table:table-cell>
          <table:table-cell table:style-name="ce10" office:value-type="float" office:value="210.537180844619" calcext:value-type="float">
            <text:p>210.5372</text:p>
          </table:table-cell>
          <table:table-cell table:style-name="ce12" office:value-type="float" office:value="0.0980392156862745" calcext:value-type="float">
            <text:p>0.0980392157</text:p>
          </table:table-cell>
          <table:table-cell table:style-name="ce2" office:value-type="float" office:value="27" calcext:value-type="float">
            <text:p>27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86.89" calcext:value-type="float">
            <text:p>386.8900</text:p>
          </table:table-cell>
          <table:table-cell table:style-name="ce10" office:value-type="float" office:value="0.0500000000001819" calcext:value-type="float">
            <text:p>0.0500</text:p>
          </table:table-cell>
          <table:table-cell table:style-name="ce10" office:value-type="float" office:value="166.911764705882" calcext:value-type="float">
            <text:p>166.9118</text:p>
          </table:table-cell>
          <table:table-cell table:style-name="ce10" office:value-type="float" office:value="294.622485954484" calcext:value-type="float">
            <text:p>294.6225</text:p>
          </table:table-cell>
          <table:table-cell table:style-name="ce12" office:value-type="float" office:value="0.0588235294117647" calcext:value-type="float">
            <text:p>0.0588235294</text:p>
          </table:table-cell>
          <table:table-cell table:style-name="ce2" office:value-type="float" office:value="27" calcext:value-type="float">
            <text:p>27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86.89" calcext:value-type="float">
            <text:p>386.8900</text:p>
          </table:table-cell>
          <table:table-cell table:style-name="ce10" office:value-type="float" office:value="0.0900000000001455" calcext:value-type="float">
            <text:p>0.0900</text:p>
          </table:table-cell>
          <table:table-cell table:style-name="ce10" office:value-type="float" office:value="171.980784313725" calcext:value-type="float">
            <text:p>171.9808</text:p>
          </table:table-cell>
          <table:table-cell table:style-name="ce10" office:value-type="float" office:value="258.808994171377" calcext:value-type="float">
            <text:p>258.8090</text:p>
          </table:table-cell>
          <table:table-cell table:style-name="ce12" office:value-type="float" office:value="0.0784313725490196" calcext:value-type="float">
            <text:p>0.0784313725</text:p>
          </table:table-cell>
          <table:table-cell table:style-name="ce2" office:value-type="float" office:value="27" calcext:value-type="float">
            <text:p>27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386.89" calcext:value-type="float">
            <text:p>386.8900</text:p>
          </table:table-cell>
          <table:table-cell table:style-name="ce10" office:value-type="float" office:value="218.906078431372" calcext:value-type="float">
            <text:p>218.9061</text:p>
          </table:table-cell>
          <table:table-cell table:style-name="ce10" office:value-type="float" office:value="256.668454906324" calcext:value-type="float">
            <text:p>256.6685</text:p>
          </table:table-cell>
          <table:table-cell table:style-name="ce12" office:value-type="float" office:value="0.0392156862745098" calcext:value-type="float">
            <text:p>0.0392156863</text:p>
          </table:table-cell>
          <table:table-cell table:style-name="ce2" office:value-type="float" office:value="27" calcext:value-type="float">
            <text:p>27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386.89" calcext:value-type="float">
            <text:p>386.8900</text:p>
          </table:table-cell>
          <table:table-cell table:style-name="ce10" office:value-type="float" office:value="257.426078431372" calcext:value-type="float">
            <text:p>257.4261</text:p>
          </table:table-cell>
          <table:table-cell table:style-name="ce10" office:value-type="float" office:value="225.58586161371" calcext:value-type="float">
            <text:p>225.5859</text:p>
          </table:table-cell>
          <table:table-cell table:style-name="ce12" office:value-type="float" office:value="0.0392156862745098" calcext:value-type="float">
            <text:p>0.039215686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418.59" calcext:value-type="float">
            <text:p>418.5900</text:p>
          </table:table-cell>
          <table:table-cell office:value-type="float" office:value="300.07" calcext:value-type="float">
            <text:p>300.0700</text:p>
          </table:table-cell>
          <table:table-cell office:value-type="float" office:value="322.51" calcext:value-type="float">
            <text:p>322.5100</text:p>
          </table:table-cell>
          <table:table-cell office:value-type="float" office:value="97.3858855687004" calcext:value-type="float">
            <text:p>97.3859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00" calcext:value-type="float">
            <text:p>300.0000</text:p>
          </table:table-cell>
          <table:table-cell office:value-type="float" office:value="176.470588235294" calcext:value-type="float">
            <text:p>176.4706</text:p>
          </table:table-cell>
          <table:table-cell office:value-type="float" office:value="232.379000772445" calcext:value-type="float">
            <text:p>232.3790</text:p>
          </table:table-cell>
          <table:table-cell office:value-type="float" office:value="0.411764705882353" calcext:value-type="float">
            <text:p>0.4117647059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number-columns-repeated="2"/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4.66" calcext:value-type="float">
            <text:p>234.6600</text:p>
          </table:table-cell>
          <table:table-cell office:value-type="float" office:value="304.73" calcext:value-type="float">
            <text:p>304.7300</text:p>
          </table:table-cell>
          <table:table-cell office:value-type="float" office:value="258.25" calcext:value-type="float">
            <text:p>258.2500</text:p>
          </table:table-cell>
          <table:table-cell office:value-type="float" office:value="258.845490196078" calcext:value-type="float">
            <text:p>258.8455</text:p>
          </table:table-cell>
          <table:table-cell office:value-type="float" office:value="19.5755711538643" calcext:value-type="float">
            <text:p>19.575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00" calcext:value-type="float">
            <text:p>200.0000</text:p>
          </table:table-cell>
          <table:table-cell office:value-type="float" office:value="225.43" calcext:value-type="float">
            <text:p>225.4300</text:p>
          </table:table-cell>
          <table:table-cell office:value-type="float" office:value="224.19" calcext:value-type="float">
            <text:p>224.1900</text:p>
          </table:table-cell>
          <table:table-cell office:value-type="float" office:value="221.205098039216" calcext:value-type="float">
            <text:p>221.2051</text:p>
          </table:table-cell>
          <table:table-cell office:value-type="float" office:value="4.73799409032978" calcext:value-type="float">
            <text:p>4.738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6.29" calcext:value-type="float">
            <text:p>226.2900</text:p>
          </table:table-cell>
          <table:table-cell office:value-type="float" office:value="216.34" calcext:value-type="float">
            <text:p>216.3400</text:p>
          </table:table-cell>
          <table:table-cell office:value-type="float" office:value="194.949607843137" calcext:value-type="float">
            <text:p>194.9496</text:p>
          </table:table-cell>
          <table:table-cell office:value-type="float" office:value="47.8210743919457" calcext:value-type="float">
            <text:p>47.821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5.49" calcext:value-type="float">
            <text:p>145.4900</text:p>
          </table:table-cell>
          <table:table-cell office:value-type="float" office:value="226.44" calcext:value-type="float">
            <text:p>226.4400</text:p>
          </table:table-cell>
          <table:table-cell office:value-type="float" office:value="217.92" calcext:value-type="float">
            <text:p>217.9200</text:p>
          </table:table-cell>
          <table:table-cell office:value-type="float" office:value="199.180392156863" calcext:value-type="float">
            <text:p>199.1804</text:p>
          </table:table-cell>
          <table:table-cell office:value-type="float" office:value="42.122724389574" calcext:value-type="float">
            <text:p>42.1227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10" office:value-type="float" office:value="145.49" calcext:value-type="float">
            <text:p>145.4900</text:p>
          </table:table-cell>
          <table:table-cell table:style-name="ce10" office:value-type="float" office:value="227.56" calcext:value-type="float">
            <text:p>227.5600</text:p>
          </table:table-cell>
          <table:table-cell table:style-name="ce10" office:value-type="float" office:value="216.07" calcext:value-type="float">
            <text:p>216.0700</text:p>
          </table:table-cell>
          <table:table-cell table:style-name="ce10" office:value-type="float" office:value="203.060196078431" calcext:value-type="float">
            <text:p>203.0602</text:p>
          </table:table-cell>
          <table:table-cell table:style-name="ce10" office:value-type="float" office:value="38.2742222651224" calcext:value-type="float">
            <text:p>38.2742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number-columns-repeated="2"/>
          <table:table-cell table:style-name="ce10" office:value-type="float" office:value="145.49" calcext:value-type="float">
            <text:p>145.4900</text:p>
          </table:table-cell>
          <table:table-cell table:style-name="ce10" office:value-type="float" office:value="228.03" calcext:value-type="float">
            <text:p>228.0300</text:p>
          </table:table-cell>
          <table:table-cell table:style-name="ce10" office:value-type="float" office:value="201.3" calcext:value-type="float">
            <text:p>201.3000</text:p>
          </table:table-cell>
          <table:table-cell table:style-name="ce10" office:value-type="float" office:value="191.472941176471" calcext:value-type="float">
            <text:p>191.4729</text:p>
          </table:table-cell>
          <table:table-cell table:style-name="ce10" office:value-type="float" office:value="34.3136056106029" calcext:value-type="float">
            <text:p>34.3136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2" table:number-columns-repeated="2"/>
          <table:table-cell table:style-name="ce10" office:value-type="float" office:value="145.5" calcext:value-type="float">
            <text:p>145.5000</text:p>
          </table:table-cell>
          <table:table-cell table:style-name="ce10" office:value-type="float" office:value="228.01" calcext:value-type="float">
            <text:p>228.0100</text:p>
          </table:table-cell>
          <table:table-cell table:style-name="ce10" office:value-type="float" office:value="201.33" calcext:value-type="float">
            <text:p>201.3300</text:p>
          </table:table-cell>
          <table:table-cell table:style-name="ce10" office:value-type="float" office:value="200.479411764706" calcext:value-type="float">
            <text:p>200.4794</text:p>
          </table:table-cell>
          <table:table-cell table:style-name="ce10" office:value-type="float" office:value="31.179553428489" calcext:value-type="float">
            <text:p>31.1796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10" office:value-type="float" office:value="145.49" calcext:value-type="float">
            <text:p>145.4900</text:p>
          </table:table-cell>
          <table:table-cell table:style-name="ce10" office:value-type="float" office:value="227.57" calcext:value-type="float">
            <text:p>227.5700</text:p>
          </table:table-cell>
          <table:table-cell table:style-name="ce10" office:value-type="float" office:value="201.32" calcext:value-type="float">
            <text:p>201.3200</text:p>
          </table:table-cell>
          <table:table-cell table:style-name="ce10" office:value-type="float" office:value="195.673333333333" calcext:value-type="float">
            <text:p>195.6733</text:p>
          </table:table-cell>
          <table:table-cell table:style-name="ce10" office:value-type="float" office:value="32.9557734547378" calcext:value-type="float">
            <text:p>32.9558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10" office:value-type="float" office:value="145.49" calcext:value-type="float">
            <text:p>145.4900</text:p>
          </table:table-cell>
          <table:table-cell table:style-name="ce10" office:value-type="float" office:value="228.7" calcext:value-type="float">
            <text:p>228.7000</text:p>
          </table:table-cell>
          <table:table-cell table:style-name="ce10" office:value-type="float" office:value="223.86" calcext:value-type="float">
            <text:p>223.8600</text:p>
          </table:table-cell>
          <table:table-cell table:style-name="ce10" office:value-type="float" office:value="204.206666666667" calcext:value-type="float">
            <text:p>204.2067</text:p>
          </table:table-cell>
          <table:table-cell table:style-name="ce10" office:value-type="float" office:value="38.5439657534095" calcext:value-type="float">
            <text:p>38.544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10" office:value-type="float" office:value="145.49" calcext:value-type="float">
            <text:p>145.4900</text:p>
          </table:table-cell>
          <table:table-cell table:style-name="ce10" office:value-type="float" office:value="229.22" calcext:value-type="float">
            <text:p>229.2200</text:p>
          </table:table-cell>
          <table:table-cell table:style-name="ce10" office:value-type="float" office:value="211.31" calcext:value-type="float">
            <text:p>211.3100</text:p>
          </table:table-cell>
          <table:table-cell table:style-name="ce10" office:value-type="float" office:value="201.511960784314" calcext:value-type="float">
            <text:p>201.5120</text:p>
          </table:table-cell>
          <table:table-cell table:style-name="ce10" office:value-type="float" office:value="41.7721298954219" calcext:value-type="float">
            <text:p>41.7721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10" office:value-type="float" office:value="145.5" calcext:value-type="float">
            <text:p>145.5000</text:p>
          </table:table-cell>
          <table:table-cell table:style-name="ce10" office:value-type="float" office:value="230.47" calcext:value-type="float">
            <text:p>230.4700</text:p>
          </table:table-cell>
          <table:table-cell table:style-name="ce10" office:value-type="float" office:value="211.34" calcext:value-type="float">
            <text:p>211.3400</text:p>
          </table:table-cell>
          <table:table-cell table:style-name="ce10" office:value-type="float" office:value="200.392549019608" calcext:value-type="float">
            <text:p>200.3925</text:p>
          </table:table-cell>
          <table:table-cell table:style-name="ce10" office:value-type="float" office:value="33.7236818274636" calcext:value-type="float">
            <text:p>33.7237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10" office:value-type="float" office:value="145.5" calcext:value-type="float">
            <text:p>145.5000</text:p>
          </table:table-cell>
          <table:table-cell table:style-name="ce10" office:value-type="float" office:value="230.21" calcext:value-type="float">
            <text:p>230.2100</text:p>
          </table:table-cell>
          <table:table-cell table:style-name="ce10" office:value-type="float" office:value="211.3" calcext:value-type="float">
            <text:p>211.3000</text:p>
          </table:table-cell>
          <table:table-cell table:style-name="ce10" office:value-type="float" office:value="200.800196078431" calcext:value-type="float">
            <text:p>200.8002</text:p>
          </table:table-cell>
          <table:table-cell table:style-name="ce10" office:value-type="float" office:value="43.8018811924784" calcext:value-type="float">
            <text:p>43.8019</text:p>
          </table:table-cell>
          <table:table-cell table:style-name="ce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9.14" calcext:value-type="float">
            <text:p>409.1400</text:p>
          </table:table-cell>
          <table:table-cell office:value-type="float" office:value="828864" calcext:value-type="float">
            <text:p>828864.0000</text:p>
          </table:table-cell>
          <table:table-cell office:value-type="float" office:value="596.35" calcext:value-type="float">
            <text:p>596.3500</text:p>
          </table:table-cell>
          <table:table-cell office:value-type="float" office:value="16934.6568627451" calcext:value-type="float">
            <text:p>16934.6569</text:p>
          </table:table-cell>
          <table:table-cell office:value-type="float" office:value="117021.604643367" calcext:value-type="float">
            <text:p>117021.604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72" calcext:value-type="float">
            <text:p>394.7200</text:p>
          </table:table-cell>
          <table:table-cell office:value-type="float" office:value="394.52" calcext:value-type="float">
            <text:p>394.5200</text:p>
          </table:table-cell>
          <table:table-cell office:value-type="float" office:value="394.553529411765" calcext:value-type="float">
            <text:p>394.5535</text:p>
          </table:table-cell>
          <table:table-cell office:value-type="float" office:value="0.0931235738146199" calcext:value-type="float">
            <text:p>0.093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4.89" calcext:value-type="float">
            <text:p>394.8900</text:p>
          </table:table-cell>
          <table:table-cell office:value-type="float" office:value="394.63" calcext:value-type="float">
            <text:p>394.6300</text:p>
          </table:table-cell>
          <table:table-cell office:value-type="float" office:value="394.638235294118" calcext:value-type="float">
            <text:p>394.6382</text:p>
          </table:table-cell>
          <table:table-cell office:value-type="float" office:value="0.108027774206366" calcext:value-type="float">
            <text:p>0.108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94.5" calcext:value-type="float">
            <text:p>394.5000</text:p>
          </table:table-cell>
          <table:table-cell office:value-type="float" office:value="395.04" calcext:value-type="float">
            <text:p>395.0400</text:p>
          </table:table-cell>
          <table:table-cell office:value-type="float" office:value="394.65" calcext:value-type="float">
            <text:p>394.6500</text:p>
          </table:table-cell>
          <table:table-cell office:value-type="float" office:value="394.673529411765" calcext:value-type="float">
            <text:p>394.6735</text:p>
          </table:table-cell>
          <table:table-cell office:value-type="float" office:value="0.209623471968195" calcext:value-type="float">
            <text:p>0.209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10" office:value-type="float" office:value="394.5" calcext:value-type="float">
            <text:p>394.5000</text:p>
          </table:table-cell>
          <table:table-cell table:style-name="ce10" office:value-type="float" office:value="395.25" calcext:value-type="float">
            <text:p>395.2500</text:p>
          </table:table-cell>
          <table:table-cell table:style-name="ce10" office:value-type="float" office:value="394.7" calcext:value-type="float">
            <text:p>394.7000</text:p>
          </table:table-cell>
          <table:table-cell table:style-name="ce10" office:value-type="float" office:value="394.740196078431" calcext:value-type="float">
            <text:p>394.7402</text:p>
          </table:table-cell>
          <table:table-cell table:style-name="ce10" office:value-type="float" office:value="0.160978259401735" calcext:value-type="float">
            <text:p>0.161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2"/>
          <table:table-cell table:style-name="ce10" office:value-type="float" office:value="394.51" calcext:value-type="float">
            <text:p>394.5100</text:p>
          </table:table-cell>
          <table:table-cell table:style-name="ce10" office:value-type="float" office:value="395.23" calcext:value-type="float">
            <text:p>395.2300</text:p>
          </table:table-cell>
          <table:table-cell table:style-name="ce10" office:value-type="float" office:value="394.77" calcext:value-type="float">
            <text:p>394.7700</text:p>
          </table:table-cell>
          <table:table-cell table:style-name="ce10" office:value-type="float" office:value="394.780392156863" calcext:value-type="float">
            <text:p>394.7804</text:p>
          </table:table-cell>
          <table:table-cell table:style-name="ce10" office:value-type="float" office:value="0.212541760602445" calcext:value-type="float">
            <text:p>0.2125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2"/>
          <table:table-cell table:style-name="ce10" office:value-type="float" office:value="394.51" calcext:value-type="float">
            <text:p>394.5100</text:p>
          </table:table-cell>
          <table:table-cell table:style-name="ce10" office:value-type="float" office:value="395.07" calcext:value-type="float">
            <text:p>395.0700</text:p>
          </table:table-cell>
          <table:table-cell table:style-name="ce10" office:value-type="float" office:value="394.74" calcext:value-type="float">
            <text:p>394.7400</text:p>
          </table:table-cell>
          <table:table-cell table:style-name="ce10" office:value-type="float" office:value="394.752549019608" calcext:value-type="float">
            <text:p>394.7525</text:p>
          </table:table-cell>
          <table:table-cell table:style-name="ce10" office:value-type="float" office:value="0.15480310074415" calcext:value-type="float">
            <text:p>0.1548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10" office:value-type="float" office:value="394.5" calcext:value-type="float">
            <text:p>394.5000</text:p>
          </table:table-cell>
          <table:table-cell table:style-name="ce10" office:value-type="float" office:value="395.17" calcext:value-type="float">
            <text:p>395.1700</text:p>
          </table:table-cell>
          <table:table-cell table:style-name="ce10" office:value-type="float" office:value="394.86" calcext:value-type="float">
            <text:p>394.8600</text:p>
          </table:table-cell>
          <table:table-cell table:style-name="ce10" office:value-type="float" office:value="394.848431372549" calcext:value-type="float">
            <text:p>394.8484</text:p>
          </table:table-cell>
          <table:table-cell table:style-name="ce10" office:value-type="float" office:value="0.158612735932568" calcext:value-type="float">
            <text:p>0.1586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10" office:value-type="float" office:value="394.52" calcext:value-type="float">
            <text:p>394.5200</text:p>
          </table:table-cell>
          <table:table-cell table:style-name="ce10" office:value-type="float" office:value="395.63" calcext:value-type="float">
            <text:p>395.6300</text:p>
          </table:table-cell>
          <table:table-cell table:style-name="ce10" office:value-type="float" office:value="394.86" calcext:value-type="float">
            <text:p>394.8600</text:p>
          </table:table-cell>
          <table:table-cell table:style-name="ce10" office:value-type="float" office:value="394.895882352941" calcext:value-type="float">
            <text:p>394.8959</text:p>
          </table:table-cell>
          <table:table-cell table:style-name="ce10" office:value-type="float" office:value="0.354208977864707" calcext:value-type="float">
            <text:p>0.3542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10" office:value-type="float" office:value="394.54" calcext:value-type="float">
            <text:p>394.5400</text:p>
          </table:table-cell>
          <table:table-cell table:style-name="ce10" office:value-type="float" office:value="395.32" calcext:value-type="float">
            <text:p>395.3200</text:p>
          </table:table-cell>
          <table:table-cell table:style-name="ce10" office:value-type="float" office:value="394.85" calcext:value-type="float">
            <text:p>394.8500</text:p>
          </table:table-cell>
          <table:table-cell table:style-name="ce10" office:value-type="float" office:value="394.868039215686" calcext:value-type="float">
            <text:p>394.8680</text:p>
          </table:table-cell>
          <table:table-cell table:style-name="ce10" office:value-type="float" office:value="0.238805360073877" calcext:value-type="float">
            <text:p>0.2388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10" office:value-type="float" office:value="394.59" calcext:value-type="float">
            <text:p>394.5900</text:p>
          </table:table-cell>
          <table:table-cell table:style-name="ce10" office:value-type="float" office:value="395.42" calcext:value-type="float">
            <text:p>395.4200</text:p>
          </table:table-cell>
          <table:table-cell table:style-name="ce10" office:value-type="float" office:value="394.84" calcext:value-type="float">
            <text:p>394.8400</text:p>
          </table:table-cell>
          <table:table-cell table:style-name="ce10" office:value-type="float" office:value="394.880196078431" calcext:value-type="float">
            <text:p>394.8802</text:p>
          </table:table-cell>
          <table:table-cell table:style-name="ce10" office:value-type="float" office:value="0.263457776503309" calcext:value-type="float">
            <text:p>0.2635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10" office:value-type="float" office:value="394.57" calcext:value-type="float">
            <text:p>394.5700</text:p>
          </table:table-cell>
          <table:table-cell table:style-name="ce10" office:value-type="float" office:value="396.52" calcext:value-type="float">
            <text:p>396.5200</text:p>
          </table:table-cell>
          <table:table-cell table:style-name="ce10" office:value-type="float" office:value="394.87" calcext:value-type="float">
            <text:p>394.8700</text:p>
          </table:table-cell>
          <table:table-cell table:style-name="ce10" office:value-type="float" office:value="394.914117647059" calcext:value-type="float">
            <text:p>394.9141</text:p>
          </table:table-cell>
          <table:table-cell table:style-name="ce10" office:value-type="float" office:value="0.337372198024573" calcext:value-type="float">
            <text:p>0.3374</text:p>
          </table:table-cell>
          <table:table-cell table:style-name="ce1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formula="of:=AVERAGE([.B158:.B187])" office:value-type="float" office:value="78.0248666666667" calcext:value-type="float">
            <text:p>78.0248666667</text:p>
          </table:table-cell>
          <table:table-cell table:style-name="Default" table:formula="of:=AVERAGE([.C158:.C187])" office:value-type="float" office:value="30363.0202666667" calcext:value-type="float">
            <text:p>30363.0202666667</text:p>
          </table:table-cell>
          <table:table-cell table:style-name="Default" table:formula="of:=AVERAGE([.D158:.D187])" office:value-type="float" office:value="140.4436" calcext:value-type="float">
            <text:p>140.4436</text:p>
          </table:table-cell>
          <table:table-cell table:style-name="Default" table:formula="of:=AVERAGE([.E158:.E187])" office:value-type="float" office:value="843.41240130719" calcext:value-type="float">
            <text:p>843.4124013072</text:p>
          </table:table-cell>
          <table:table-cell table:style-name="Default" table:formula="of:=AVERAGE([.F158:.F187])" office:value-type="float" office:value="4399.72760819128" calcext:value-type="float">
            <text:p>4399.7276081913</text:p>
          </table:table-cell>
          <table:table-cell table:style-name="Default" table:formula="of:=AVERAGE([.G158:.G187])" office:value-type="float" office:value="0.105228758169935" calcext:value-type="float">
            <text:p>0.1052287582</text:p>
          </table:table-cell>
          <table:table-cell/>
          <table:table-cell table:style-name="Default" table:formula="of:=AVERAGE([.I158:.I187])" office:value-type="float" office:value="39.3796666666667" calcext:value-type="float">
            <text:p>39.3796666667</text:p>
          </table:table-cell>
          <table:table-cell table:style-name="Default" table:formula="of:=AVERAGE([.J158:.J187])" office:value-type="float" office:value="96.854" calcext:value-type="float">
            <text:p>96.854</text:p>
          </table:table-cell>
          <table:table-cell table:style-name="Default" table:formula="of:=AVERAGE([.K158:.K187])" office:value-type="float" office:value="63.5203333333333" calcext:value-type="float">
            <text:p>63.5203333333</text:p>
          </table:table-cell>
          <table:table-cell table:style-name="Default" table:formula="of:=AVERAGE([.L158:.L187])" office:value-type="float" office:value="66.2951176470588" calcext:value-type="float">
            <text:p>66.2951176471</text:p>
          </table:table-cell>
          <table:table-cell table:style-name="Default" table:formula="of:=AVERAGE([.M158:.M187])" office:value-type="float" office:value="26.1882135760405" calcext:value-type="float">
            <text:p>26.188213576</text:p>
          </table:table-cell>
          <table:table-cell table:style-name="Default" table:formula="of:=AVERAGE([.N158:.N187])" office:value-type="float" office:value="0.702614379084967" calcext:value-type="float">
            <text:p>0.7026143791</text:p>
          </table:table-cell>
          <table:table-cell table:style-name="Default"/>
          <table:table-cell table:style-name="Default" table:formula="of:=AVERAGE([.P158:.P187])" office:value-type="float" office:value="30.896" calcext:value-type="float">
            <text:p>30.896</text:p>
          </table:table-cell>
          <table:table-cell table:style-name="Default" table:formula="of:=AVERAGE([.Q158:.Q187])" office:value-type="float" office:value="53.6103333333333" calcext:value-type="float">
            <text:p>53.6103333333</text:p>
          </table:table-cell>
          <table:table-cell table:style-name="Default" table:formula="of:=AVERAGE([.R158:.R187])" office:value-type="float" office:value="46.5953333333333" calcext:value-type="float">
            <text:p>46.5953333333</text:p>
          </table:table-cell>
          <table:table-cell table:style-name="Default" table:formula="of:=AVERAGE([.S158:.S187])" office:value-type="float" office:value="44.0542418300654" calcext:value-type="float">
            <text:p>44.0542418301</text:p>
          </table:table-cell>
          <table:table-cell table:style-name="Default" table:formula="of:=AVERAGE([.T158:.T187])" office:value-type="float" office:value="14.8113447062786" calcext:value-type="float">
            <text:p>14.8113447063</text:p>
          </table:table-cell>
          <table:table-cell table:style-name="Default" table:formula="of:=AVERAGE([.U158:.U187])" office:value-type="float" office:value="0.828104575163399" calcext:value-type="float">
            <text:p>0.8281045752</text:p>
          </table:table-cell>
          <table:table-cell table:style-name="Default" table:formula="of:=AVERAGE([.V158:.V187])" office:value-type="float" office:value="15.5" calcext:value-type="float">
            <text:p>15.5</text:p>
          </table:table-cell>
          <table:table-cell table:style-name="Default" table:formula="of:=AVERAGE([.W158:.W187])" office:value-type="float" office:value="17.9996666666667" calcext:value-type="float">
            <text:p>17.9996666667</text:p>
          </table:table-cell>
          <table:table-cell table:style-name="Default" table:formula="of:=AVERAGE([.X158:.X187])" office:value-type="float" office:value="46.9656666666667" calcext:value-type="float">
            <text:p>46.9656666667</text:p>
          </table:table-cell>
          <table:table-cell table:style-name="Default" table:formula="of:=AVERAGE([.Y158:.Y187])" office:value-type="float" office:value="33.3153333333333" calcext:value-type="float">
            <text:p>33.3153333333</text:p>
          </table:table-cell>
          <table:table-cell table:style-name="Default" table:formula="of:=AVERAGE([.Z158:.Z187])" office:value-type="float" office:value="27.9147189542484" calcext:value-type="float">
            <text:p>27.9147189542</text:p>
          </table:table-cell>
          <table:table-cell table:style-name="Default" table:formula="of:=AVERAGE([.AA158:.AA187])" office:value-type="float" office:value="14.4480149408921" calcext:value-type="float">
            <text:p>14.4480149409</text:p>
          </table:table-cell>
          <table:table-cell table:style-name="Default" table:formula="of:=AVERAGE([.AB158:.AB187])" office:value-type="float" office:value="0.865359477124183" calcext:value-type="float">
            <text:p>0.8653594771</text:p>
          </table:table-cell>
          <table:table-cell table:formula="of:=AVERAGE([.AC158:.AC187])" office:value-type="float" office:value="15.5" calcext:value-type="float">
            <text:p>15.5</text:p>
          </table:table-cell>
          <table:table-cell table:formula="of:=AVERAGE([.AD158:.AD187])" office:value-type="float" office:value="17.9996666666667" calcext:value-type="float">
            <text:p>17.9996666667</text:p>
          </table:table-cell>
          <table:table-cell table:formula="of:=AVERAGE([.AE158:.AE187])" office:value-type="float" office:value="47.0193333333333" calcext:value-type="float">
            <text:p>47.0193333333</text:p>
          </table:table-cell>
          <table:table-cell table:formula="of:=AVERAGE([.AF158:.AF187])" office:value-type="float" office:value="20.3673333333333" calcext:value-type="float">
            <text:p>20.3673333333</text:p>
          </table:table-cell>
          <table:table-cell table:formula="of:=AVERAGE([.AG158:.AG187])" office:value-type="float" office:value="24.6878888888889" calcext:value-type="float">
            <text:p>24.6878888889</text:p>
          </table:table-cell>
          <table:table-cell table:formula="of:=AVERAGE([.AH158:.AH187])" office:value-type="float" office:value="17.103258408875" calcext:value-type="float">
            <text:p>17.1032584089</text:p>
          </table:table-cell>
          <table:table-cell table:formula="of:=AVERAGE([.AI158:.AI187])" office:value-type="float" office:value="0.852941176470588" calcext:value-type="float">
            <text:p>0.8529411765</text:p>
          </table:table-cell>
          <table:table-cell table:formula="of:=AVERAGE([.AJ158:.AJ187])" office:value-type="float" office:value="15.5" calcext:value-type="float">
            <text:p>15.5</text:p>
          </table:table-cell>
          <table:table-cell table:number-columns-repeated="2"/>
          <table:table-cell table:formula="of:=AVERAGE([.AM158:.AM187])" office:value-type="float" office:value="18" calcext:value-type="float">
            <text:p>18</text:p>
          </table:table-cell>
          <table:table-cell table:formula="of:=AVERAGE([.AN158:.AN187])" office:value-type="float" office:value="47.0579333333333" calcext:value-type="float">
            <text:p>47.0579333333</text:p>
          </table:table-cell>
          <table:table-cell table:formula="of:=AVERAGE([.AO158:.AO187])" office:value-type="float" office:value="19.8793333333333" calcext:value-type="float">
            <text:p>19.8793333333</text:p>
          </table:table-cell>
          <table:table-cell table:formula="of:=AVERAGE([.AP158:.AP187])" office:value-type="float" office:value="23.9785137254902" calcext:value-type="float">
            <text:p>23.9785137255</text:p>
          </table:table-cell>
          <table:table-cell table:formula="of:=AVERAGE([.AQ158:.AQ187])" office:value-type="float" office:value="11.639826217584" calcext:value-type="float">
            <text:p>11.6398262176</text:p>
          </table:table-cell>
          <table:table-cell table:formula="of:=AVERAGE([.AR158:.AR187])" office:value-type="float" office:value="0.837254901960784" calcext:value-type="float">
            <text:p>0.837254902</text:p>
          </table:table-cell>
          <table:table-cell table:formula="of:=AVERAGE([.AS158:.AS187])" office:value-type="float" office:value="15.5" calcext:value-type="float">
            <text:p>15.5</text:p>
          </table:table-cell>
          <table:table-cell table:number-columns-repeated="2"/>
          <table:table-cell table:formula="of:=AVERAGE([.AV158:.AV187])" office:value-type="float" office:value="18.0003333333333" calcext:value-type="float">
            <text:p>18.0003333333</text:p>
          </table:table-cell>
          <table:table-cell table:formula="of:=AVERAGE([.AW158:.AW187])" office:value-type="float" office:value="47.0990666666667" calcext:value-type="float">
            <text:p>47.0990666667</text:p>
          </table:table-cell>
          <table:table-cell table:formula="of:=AVERAGE([.AX158:.AX187])" office:value-type="float" office:value="19.8973" calcext:value-type="float">
            <text:p>19.8973</text:p>
          </table:table-cell>
          <table:table-cell table:formula="of:=AVERAGE([.AY158:.AY187])" office:value-type="float" office:value="27.3684411764706" calcext:value-type="float">
            <text:p>27.3684411765</text:p>
          </table:table-cell>
          <table:table-cell table:formula="of:=AVERAGE([.AZ158:.AZ187])" office:value-type="float" office:value="14.9893703886961" calcext:value-type="float">
            <text:p>14.9893703887</text:p>
          </table:table-cell>
          <table:table-cell table:formula="of:=AVERAGE([.BA158:.BA187])" office:value-type="float" office:value="0.8" calcext:value-type="float">
            <text:p>0.8</text:p>
          </table:table-cell>
          <table:table-cell table:formula="of:=AVERAGE([.BB158:.BB187])" office:value-type="float" office:value="15.5" calcext:value-type="float">
            <text:p>15.5</text:p>
          </table:table-cell>
          <table:table-cell table:formula="of:=AVERAGE([.BC158:.BC187])" office:value-type="float" office:value="17.9996666666667" calcext:value-type="float">
            <text:p>17.9996666667</text:p>
          </table:table-cell>
          <table:table-cell table:formula="of:=AVERAGE([.BD158:.BD187])" office:value-type="float" office:value="47.2153" calcext:value-type="float">
            <text:p>47.2153</text:p>
          </table:table-cell>
          <table:table-cell table:formula="of:=AVERAGE([.BE158:.BE187])" office:value-type="float" office:value="19.9185" calcext:value-type="float">
            <text:p>19.9185</text:p>
          </table:table-cell>
          <table:table-cell table:formula="of:=AVERAGE([.BF158:.BF187])" office:value-type="float" office:value="27.8812967320261" calcext:value-type="float">
            <text:p>27.881296732</text:p>
          </table:table-cell>
          <table:table-cell table:formula="of:=AVERAGE([.BG158:.BG187])" office:value-type="float" office:value="17.6878856281697" calcext:value-type="float">
            <text:p>17.6878856282</text:p>
          </table:table-cell>
          <table:table-cell table:formula="of:=AVERAGE([.BH158:.BH187])" office:value-type="float" office:value="0.769934640522876" calcext:value-type="float">
            <text:p>0.7699346405</text:p>
          </table:table-cell>
          <table:table-cell table:formula="of:=AVERAGE([.BI158:.BI187])" office:value-type="float" office:value="15.5" calcext:value-type="float">
            <text:p>15.5</text:p>
          </table:table-cell>
          <table:table-cell table:formula="of:=AVERAGE([.BJ158:.BJ187])" office:value-type="float" office:value="18.0003333333333" calcext:value-type="float">
            <text:p>18.0003333333</text:p>
          </table:table-cell>
          <table:table-cell table:formula="of:=AVERAGE([.BK158:.BK187])" office:value-type="float" office:value="47.2689666666667" calcext:value-type="float">
            <text:p>47.2689666667</text:p>
          </table:table-cell>
          <table:table-cell table:formula="of:=AVERAGE([.BL158:.BL187])" office:value-type="float" office:value="20.6799333333333" calcext:value-type="float">
            <text:p>20.6799333333</text:p>
          </table:table-cell>
          <table:table-cell table:formula="of:=AVERAGE([.BM158:.BM187])" office:value-type="float" office:value="29.3420274509804" calcext:value-type="float">
            <text:p>29.342027451</text:p>
          </table:table-cell>
          <table:table-cell table:formula="of:=AVERAGE([.BN158:.BN187])" office:value-type="float" office:value="21.0356412754632" calcext:value-type="float">
            <text:p>21.0356412755</text:p>
          </table:table-cell>
          <table:table-cell table:formula="of:=AVERAGE([.BO158:.BO187])" office:value-type="float" office:value="0.769934640522876" calcext:value-type="float">
            <text:p>0.7699346405</text:p>
          </table:table-cell>
          <table:table-cell table:formula="of:=AVERAGE([.BP158:.BP187])" office:value-type="float" office:value="15.5" calcext:value-type="float">
            <text:p>15.5</text:p>
          </table:table-cell>
          <table:table-cell table:formula="of:=AVERAGE([.BQ158:.BQ187])" office:value-type="float" office:value="18.005" calcext:value-type="float">
            <text:p>18.005</text:p>
          </table:table-cell>
          <table:table-cell table:formula="of:=AVERAGE([.BR158:.BR187])" office:value-type="float" office:value="51.1368333333333" calcext:value-type="float">
            <text:p>51.1368333333</text:p>
          </table:table-cell>
          <table:table-cell table:formula="of:=AVERAGE([.BS158:.BS187])" office:value-type="float" office:value="20.2778666666667" calcext:value-type="float">
            <text:p>20.2778666667</text:p>
          </table:table-cell>
          <table:table-cell table:formula="of:=AVERAGE([.BT158:.BT187])" office:value-type="float" office:value="30.6779490196078" calcext:value-type="float">
            <text:p>30.6779490196</text:p>
          </table:table-cell>
          <table:table-cell table:formula="of:=AVERAGE([.BU158:.BU187])" office:value-type="float" office:value="18.7317603582845" calcext:value-type="float">
            <text:p>18.7317603583</text:p>
          </table:table-cell>
          <table:table-cell table:formula="of:=AVERAGE([.BV158:.BV187])" office:value-type="float" office:value="0.758823529411765" calcext:value-type="float">
            <text:p>0.7588235294</text:p>
          </table:table-cell>
          <table:table-cell table:formula="of:=AVERAGE([.BW158:.BW187])" office:value-type="float" office:value="15.5" calcext:value-type="float">
            <text:p>15.5</text:p>
          </table:table-cell>
          <table:table-cell table:formula="of:=AVERAGE([.BX158:.BX187])" office:value-type="float" office:value="18.0279666666667" calcext:value-type="float">
            <text:p>18.0279666667</text:p>
          </table:table-cell>
          <table:table-cell table:formula="of:=AVERAGE([.BY158:.BY187])" office:value-type="float" office:value="47.2787666666667" calcext:value-type="float">
            <text:p>47.2787666667</text:p>
          </table:table-cell>
          <table:table-cell table:formula="of:=AVERAGE([.BZ158:.BZ187])" office:value-type="float" office:value="33.1843333333333" calcext:value-type="float">
            <text:p>33.1843333333</text:p>
          </table:table-cell>
          <table:table-cell table:formula="of:=AVERAGE([.CA158:.CA187])" office:value-type="float" office:value="32.65267124183" calcext:value-type="float">
            <text:p>32.6526712418</text:p>
          </table:table-cell>
          <table:table-cell table:formula="of:=AVERAGE([.CB158:.CB187])" office:value-type="float" office:value="18.2337469135649" calcext:value-type="float">
            <text:p>18.2337469136</text:p>
          </table:table-cell>
          <table:table-cell table:formula="of:=AVERAGE([.CC158:.CC187])" office:value-type="float" office:value="0.741176470588235" calcext:value-type="float">
            <text:p>0.7411764706</text:p>
          </table:table-cell>
          <table:table-cell table:formula="of:=AVERAGE([.CD158:.CD187])" office:value-type="float" office:value="15.5" calcext:value-type="float">
            <text:p>15.5</text:p>
          </table:table-cell>
          <table:table-cell table:formula="of:=AVERAGE([.CE158:.CE187])" office:value-type="float" office:value="18.0284" calcext:value-type="float">
            <text:p>18.0284</text:p>
          </table:table-cell>
          <table:table-cell table:formula="of:=AVERAGE([.CF158:.CF187])" office:value-type="float" office:value="51.2425666666667" calcext:value-type="float">
            <text:p>51.2425666667</text:p>
          </table:table-cell>
          <table:table-cell table:formula="of:=AVERAGE([.CG158:.CG187])" office:value-type="float" office:value="33.1947666666667" calcext:value-type="float">
            <text:p>33.1947666667</text:p>
          </table:table-cell>
          <table:table-cell table:formula="of:=AVERAGE([.CH158:.CH187])" office:value-type="float" office:value="34.380948366013" calcext:value-type="float">
            <text:p>34.380948366</text:p>
          </table:table-cell>
          <table:table-cell table:formula="of:=AVERAGE([.CI158:.CI187])" office:value-type="float" office:value="19.3249693498455" calcext:value-type="float">
            <text:p>19.3249693498</text:p>
          </table:table-cell>
          <table:table-cell table:formula="of:=AVERAGE([.CJ158:.CJ187])" office:value-type="float" office:value="0.734640522875817" calcext:value-type="float">
            <text:p>0.7346405229</text:p>
          </table:table-cell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E158:.E188];&quot;0&quot;)" office:value-type="float" office:value="0" calcext:value-type="float">
            <text:p>0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L158:.L188];&quot;0&quot;)" office:value-type="float" office:value="17" calcext:value-type="float">
            <text:p>17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S158:.S188];&quot;0&quot;)" office:value-type="float" office:value="21" calcext:value-type="float">
            <text:p>21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Z158:.Z188];&quot;0&quot;)" office:value-type="float" office:value="21" calcext:value-type="float">
            <text:p>21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AG158:.AG188];&quot;0&quot;)" office:value-type="float" office:value="21" calcext:value-type="float">
            <text:p>21</text:p>
          </table:table-cell>
          <table:table-cell table:style-name="ce9" table:number-columns-repeated="2"/>
          <table:table-cell table:style-name="ce13"/>
          <table:table-cell table:style-name="ce3" table:number-columns-repeated="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AP158:.AP188];&quot;0&quot;)" office:value-type="float" office:value="18" calcext:value-type="float">
            <text:p>18</text:p>
          </table:table-cell>
          <table:table-cell table:style-name="ce9" table:number-columns-repeated="2"/>
          <table:table-cell table:style-name="ce13"/>
          <table:table-cell table:style-name="ce3" table:number-columns-repeated="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AY158:.AY188];&quot;0&quot;)" office:value-type="float" office:value="18" calcext:value-type="float">
            <text:p>18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BF158:.BF188];&quot;0&quot;)" office:value-type="float" office:value="19" calcext:value-type="float">
            <text:p>19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BM158:.BM188];&quot;0&quot;)" office:value-type="float" office:value="18" calcext:value-type="float">
            <text:p>18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BT158:.BT188];&quot;0&quot;)" office:value-type="float" office:value="18" calcext:value-type="float">
            <text:p>18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CA158:.CA188];&quot;0&quot;)" office:value-type="float" office:value="17" calcext:value-type="float">
            <text:p>17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CH158:.CH188];&quot;0&quot;)" office:value-type="float" office:value="17" calcext:value-type="float">
            <text:p>17</text:p>
          </table:table-cell>
          <table:table-cell table:style-name="ce9" table:number-columns-repeated="2"/>
          <table:table-cell table:style-name="ce13"/>
        </table:table-row>
        <table:table-row table:style-name="ro1">
          <table:table-cell table:style-name="ce4"/>
          <table:table-cell table:style-name="ce6"/>
          <table:table-cell table:style-name="ce6" office:value-type="string" calcext:value-type="string">
            <text:p>Solved</text:p>
          </table:table-cell>
          <table:table-cell table:style-name="ce6" table:formula="of:=COUNTIF([.B158:.B187];&quot;0&quot;)" office:value-type="float" office:value="9" calcext:value-type="float">
            <text:p>9</text:p>
          </table:table-cell>
          <table:table-cell table:style-name="ce6" table:number-columns-repeated="2"/>
          <table:table-cell table:style-name="ce11"/>
          <table:table-cell table:style-name="ce4"/>
          <table:table-cell table:style-name="ce6"/>
          <table:table-cell table:style-name="ce6" office:value-type="string" calcext:value-type="string">
            <text:p>Solved</text:p>
          </table:table-cell>
          <table:table-cell table:style-name="ce6" table:formula="of:=COUNTIF([.I158:.I187];&quot;0&quot;)" office:value-type="float" office:value="25" calcext:value-type="float">
            <text:p>25</text:p>
          </table:table-cell>
          <table:table-cell table:style-name="ce6" table:number-columns-repeated="2"/>
          <table:table-cell table:style-name="ce11"/>
          <table:table-cell table:style-name="Default" table:number-columns-repeated="2"/>
          <table:table-cell table:style-name="ce6" office:value-type="string" calcext:value-type="string">
            <text:p>Solved</text:p>
          </table:table-cell>
          <table:table-cell table:style-name="ce6" table:formula="of:=COUNTIF([.P158:.P187];&quot;0&quot;)" office:value-type="float" office:value="27" calcext:value-type="float">
            <text:p>27</text:p>
          </table:table-cell>
          <table:table-cell table:style-name="Default" table:number-columns-repeated="5"/>
          <table:table-cell table:style-name="ce6" office:value-type="string" calcext:value-type="string">
            <text:p>Solved</text:p>
          </table:table-cell>
          <table:table-cell table:style-name="ce6" table:formula="of:=COUNTIF([.W158:.W187];&quot;0&quot;)" office:value-type="float" office:value="28" calcext:value-type="float">
            <text:p>28</text:p>
          </table:table-cell>
          <table:table-cell table:style-name="Default" table:number-columns-repeated="3"/>
          <table:table-cell table:number-columns-repeated="2"/>
          <table:table-cell table:style-name="ce6" office:value-type="string" calcext:value-type="string">
            <text:p>Solved</text:p>
          </table:table-cell>
          <table:table-cell table:style-name="ce6" table:formula="of:=COUNTIF([.AD158:.AD187];&quot;0&quot;)" office:value-type="float" office:value="28" calcext:value-type="float">
            <text:p>28</text:p>
          </table:table-cell>
          <table:table-cell table:number-columns-repeated="7"/>
          <table:table-cell table:style-name="ce6" office:value-type="string" calcext:value-type="string">
            <text:p>Solved</text:p>
          </table:table-cell>
          <table:table-cell table:style-name="ce6" table:formula="of:=COUNTIF([.AM158:.AM187];&quot;0&quot;)" office:value-type="float" office:value="28" calcext:value-type="float">
            <text:p>28</text:p>
          </table:table-cell>
          <table:table-cell table:number-columns-repeated="7"/>
          <table:table-cell table:style-name="ce6" office:value-type="string" calcext:value-type="string">
            <text:p>Solved</text:p>
          </table:table-cell>
          <table:table-cell table:style-name="ce6" table:formula="of:=COUNTIF([.AV158:.AV187];&quot;0&quot;)" office:value-type="float" office:value="28" calcext:value-type="float">
            <text:p>28</text:p>
          </table:table-cell>
          <table:table-cell table:number-columns-repeated="5"/>
          <table:table-cell table:style-name="ce6" office:value-type="string" calcext:value-type="string">
            <text:p>Solved</text:p>
          </table:table-cell>
          <table:table-cell table:style-name="ce6" table:formula="of:=COUNTIF([.BC158:.BC187];&quot;0&quot;)" office:value-type="float" office:value="28" calcext:value-type="float">
            <text:p>28</text:p>
          </table:table-cell>
          <table:table-cell table:number-columns-repeated="5"/>
          <table:table-cell table:style-name="ce6" office:value-type="string" calcext:value-type="string">
            <text:p>Solved</text:p>
          </table:table-cell>
          <table:table-cell table:style-name="ce6" table:formula="of:=COUNTIF([.BJ158:.BJ187];&quot;0&quot;)" office:value-type="float" office:value="28" calcext:value-type="float">
            <text:p>28</text:p>
          </table:table-cell>
          <table:table-cell table:number-columns-repeated="5"/>
          <table:table-cell table:style-name="ce6" office:value-type="string" calcext:value-type="string">
            <text:p>Solved</text:p>
          </table:table-cell>
          <table:table-cell table:style-name="ce6" table:formula="of:=COUNTIF([.BQ158:.BQ187];&quot;0&quot;)" office:value-type="float" office:value="27" calcext:value-type="float">
            <text:p>27</text:p>
          </table:table-cell>
          <table:table-cell table:number-columns-repeated="5"/>
          <table:table-cell table:style-name="ce6" office:value-type="string" calcext:value-type="string">
            <text:p>Solved</text:p>
          </table:table-cell>
          <table:table-cell table:style-name="ce6" table:formula="of:=COUNTIF([.BX158:.BX187];&quot;0&quot;)" office:value-type="float" office:value="26" calcext:value-type="float">
            <text:p>26</text:p>
          </table:table-cell>
          <table:table-cell table:number-columns-repeated="5"/>
          <table:table-cell table:style-name="ce6" office:value-type="string" calcext:value-type="string">
            <text:p>Solved</text:p>
          </table:table-cell>
          <table:table-cell table:style-name="ce6" table:formula="of:=COUNTIF([.CE158:.CE187];&quot;0&quot;)" office:value-type="float" office:value="26" calcext:value-type="float">
            <text:p>26</text:p>
          </table:table-cell>
          <table:table-cell table:number-columns-repeated="3"/>
        </table:table-row>
        <table:table-row table:style-name="ro1" table:number-rows-repeated="5">
          <table:table-cell table:style-name="Default" table:number-columns-repeated="28"/>
          <table:table-cell table:number-columns-repeated="60"/>
        </table:table-row>
        <table:table-row table:style-name="ro1">
          <table:table-cell table:style-name="Default" table:number-columns-repeated="15"/>
          <table:table-cell table:style-name="ce14" office:value-type="string" calcext:value-type="string" table:number-columns-spanned="10" table:number-rows-spanned="1">
            <text:p>Statistical Tests</text:p>
          </table:table-cell>
          <table:covered-table-cell table:number-columns-repeated="9" table:style-name="Default"/>
          <table:table-cell table:style-name="Default" table:number-columns-repeated="3"/>
          <table:table-cell table:number-columns-repeated="60"/>
        </table:table-row>
        <table:table-row table:style-name="ro1">
          <table:table-cell table:style-name="Default" office:value-type="string" calcext:value-type="string">
            <text:p>Distance facto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0.9" calcext:value-type="float">
            <text:p>0.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table:number-columns-repeated="2"/>
          <table:table-cell table:style-name="ce15"/>
          <table:table-cell table:style-name="ce16" office:value-type="string" calcext:value-type="string" table:number-columns-spanned="3" table:number-rows-spanned="1">
            <text:p>Diversity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EBOwithCMAR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JSO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UMOEAs-II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L-SHADE-Epsilon</text:p>
          </table:table-cell>
          <table:covered-table-cell table:number-columns-repeated="2" table:style-name="ce16"/>
          <table:table-cell table:number-columns-repeated="57"/>
        </table:table-row>
        <table:table-row table:style-name="ro1">
          <table:table-cell table:style-name="Default" office:value-type="string" calcext:value-type="string">
            <text:p>Average S.R.</text:p>
          </table:table-cell>
          <table:table-cell table:style-name="Default" table:formula="of:=[.G188]" office:value-type="float" office:value="0.105228758169935" calcext:value-type="float">
            <text:p>0.1052287582</text:p>
          </table:table-cell>
          <table:table-cell table:style-name="Default" office:value-type="float" office:value="0.702614379084967" calcext:value-type="float">
            <text:p>0.7026143791</text:p>
          </table:table-cell>
          <table:table-cell table:style-name="Default" office:value-type="float" office:value="0.828104575163399" calcext:value-type="float">
            <text:p>0.8281045752</text:p>
          </table:table-cell>
          <table:table-cell table:style-name="Default" office:value-type="float" office:value="0.865359477124183" calcext:value-type="float">
            <text:p>0.8653594771</text:p>
          </table:table-cell>
          <table:table-cell table:style-name="Default" office:value-type="float" office:value="0.852941176470588" calcext:value-type="float">
            <text:p>0.8529411765</text:p>
          </table:table-cell>
          <table:table-cell table:style-name="Default" office:value-type="float" office:value="0.837254901960784" calcext:value-type="float">
            <text:p>0.837254902</text:p>
          </table:table-cell>
          <table:table-cell table:style-name="Default" office:value-type="float" office:value="0.8" calcext:value-type="float">
            <text:p>0.8</text:p>
          </table:table-cell>
          <table:table-cell table:number-columns-repeated="2" table:style-name="Default" office:value-type="float" office:value="0.769934640522876" calcext:value-type="float">
            <text:p>0.7699346405</text:p>
          </table:table-cell>
          <table:table-cell table:style-name="Default" office:value-type="float" office:value="0.758823529411765" calcext:value-type="float">
            <text:p>0.7588235294</text:p>
          </table:table-cell>
          <table:table-cell table:style-name="Default" office:value-type="float" office:value="0.741176470588235" calcext:value-type="float">
            <text:p>0.7411764706</text:p>
          </table:table-cell>
          <table:table-cell table:style-name="Default" office:value-type="float" office:value="0.734640522875817" calcext:value-type="float">
            <text:p>0.7346405229</text:p>
          </table:table-cell>
          <table:table-cell table:style-name="Default" table:number-columns-repeated="2"/>
          <table:table-cell table:style-name="ce15" office:value-type="string" calcext:value-type="string">
            <text:p>Función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5" calcext:value-type="float">
            <text:p>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6" calcext:value-type="float">
            <text:p>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7" calcext:value-type="float">
            <text:p>7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8" calcext:value-type="float">
            <text:p>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9" calcext:value-type="float">
            <text:p>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10" calcext:value-type="float">
            <text:p>1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11" calcext:value-type="float">
            <text:p>1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12" calcext:value-type="float">
            <text:p>12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13" calcext:value-type="float">
            <text:p>13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14" calcext:value-type="float">
            <text:p>1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15" calcext:value-type="float">
            <text:p>15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16" calcext:value-type="float">
            <text:p>16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17" calcext:value-type="float">
            <text:p>17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18" calcext:value-type="float">
            <text:p>18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19" calcext:value-type="float">
            <text:p>1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20" calcext:value-type="float">
            <text:p>2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21" calcext:value-type="float">
            <text:p>21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22" calcext:value-type="float">
            <text:p>22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23" calcext:value-type="float">
            <text:p>23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24" calcext:value-type="float">
            <text:p>24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25" calcext:value-type="float">
            <text:p>25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26" calcext:value-type="float">
            <text:p>26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/>
          <table:table-cell table:style-name="ce6" table:number-columns-repeated="5"/>
          <table:table-cell table:style-name="ce11"/>
          <table:table-cell table:style-name="Default" table:number-columns-repeated="8"/>
          <table:table-cell table:style-name="ce15" office:value-type="float" office:value="27" calcext:value-type="float">
            <text:p>27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28" calcext:value-type="float">
            <text:p>28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29" calcext:value-type="float">
            <text:p>29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 office:value-type="float" office:value="30" calcext:value-type="float">
            <text:p>3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Default" table:number-columns-repeated="15"/>
          <table:table-cell table:style-name="ce15"/>
          <table:table-cell table:style-name="ce15" table:formula="of:=SUM([.Q199:.Q228])" office:value-type="float" office:value="73" calcext:value-type="float">
            <text:p>73</text:p>
          </table:table-cell>
          <table:table-cell table:style-name="ce15" table:formula="of:=SUM([.R199:.R228])" office:value-type="float" office:value="5" calcext:value-type="float">
            <text:p>5</text:p>
          </table:table-cell>
          <table:table-cell table:style-name="ce15" table:formula="of:=SUM([.S199:.S228])" office:value-type="float" office:value="42" calcext:value-type="float">
            <text:p>42</text:p>
          </table:table-cell>
          <table:table-cell table:style-name="ce15" table:formula="of:=SUM([.T199:.T228])" office:value-type="float" office:value="28" calcext:value-type="float">
            <text:p>28</text:p>
          </table:table-cell>
          <table:table-cell table:style-name="ce15" table:formula="of:=SUM([.U199:.U228])" office:value-type="float" office:value="36" calcext:value-type="float">
            <text:p>36</text:p>
          </table:table-cell>
          <table:table-cell table:style-name="ce15" table:formula="of:=SUM([.V199:.V228])" office:value-type="float" office:value="56" calcext:value-type="float">
            <text:p>56</text:p>
          </table:table-cell>
          <table:table-cell table:style-name="ce15" table:formula="of:=SUM([.W199:.W228])" office:value-type="float" office:value="27" calcext:value-type="float">
            <text:p>27</text:p>
          </table:table-cell>
          <table:table-cell table:style-name="ce15" table:formula="of:=SUM([.X199:.X228])" office:value-type="float" office:value="39" calcext:value-type="float">
            <text:p>39</text:p>
          </table:table-cell>
          <table:table-cell table:style-name="ce15" table:formula="of:=SUM([.Y199:.Y228])" office:value-type="float" office:value="54" calcext:value-type="float">
            <text:p>54</text:p>
          </table:table-cell>
          <table:table-cell table:style-name="ce15" table:formula="of:=SUM([.Z199:.Z228])" office:value-type="float" office:value="7" calcext:value-type="float">
            <text:p>7</text:p>
          </table:table-cell>
          <table:table-cell table:style-name="ce15" table:formula="of:=SUM([.AA199:.AA228])" office:value-type="float" office:value="62" calcext:value-type="float">
            <text:p>62</text:p>
          </table:table-cell>
          <table:table-cell table:style-name="ce15" table:formula="of:=SUM([.AB199:.AB228])" office:value-type="float" office:value="51" calcext:value-type="float">
            <text:p>51</text:p>
          </table:table-cell>
          <table:table-cell table:style-name="ce15" table:formula="of:=SUM([.AC199:.AC228])" office:value-type="float" office:value="37" calcext:value-type="float">
            <text:p>37</text:p>
          </table:table-cell>
          <table:table-cell table:style-name="ce15" table:formula="of:=SUM([.AD199:.AD228])" office:value-type="float" office:value="30" calcext:value-type="float">
            <text:p>30</text:p>
          </table:table-cell>
          <table:table-cell table:style-name="ce15" table:formula="of:=SUM([.AE199:.AE228])" office:value-type="float" office:value="53" calcext:value-type="float">
            <text:p>53</text:p>
          </table:table-cell>
          <table:table-cell table:number-columns-repeated="57"/>
        </table:table-row>
      </table:table>
      <table:table table:name="Sheet2" table:style-name="ta2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Dimension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1"/>
          <table:table-cell table:number-columns-repeated="3"/>
          <table:table-cell office:value-type="string" calcext:value-type="string">
            <text:p>Dimension 1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1"/>
          <table:table-cell/>
          <table:table-cell table:style-name="ce31" table:number-columns-repeated="2"/>
          <table:table-cell/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59414" calcext:value-type="float">
            <text:p>5.59414</text:p>
          </table:table-cell>
          <table:table-cell office:value-type="float" office:value="37.1339" calcext:value-type="float">
            <text:p>37.1339</text:p>
          </table:table-cell>
          <table:table-cell office:value-type="float" office:value="14.97005" calcext:value-type="float">
            <text:p>14.97005</text:p>
          </table:table-cell>
          <table:table-cell office:value-type="float" office:value="16.8769596" calcext:value-type="float">
            <text:p>16.8769596</text:p>
          </table:table-cell>
          <table:table-cell office:value-type="float" office:value="11.3801627150309" calcext:value-type="float">
            <text:p>11.380162715</text:p>
          </table:table-cell>
          <table:table-cell/>
          <table:table-cell table:style-name="ce3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10798" calcext:value-type="float">
            <text:p>0.0310798</text:p>
          </table:table-cell>
          <table:table-cell table:style-name="ce31" office:value-type="float" office:value="0.0000008249625" calcext:value-type="float">
            <text:p>8.25E-007</text:p>
          </table:table-cell>
          <table:table-cell office:value-type="float" office:value="0.001564184475618" calcext:value-type="float">
            <text:p>0.0015641845</text:p>
          </table:table-cell>
          <table:table-cell office:value-type="float" office:value="0.00598770858114086" calcext:value-type="float">
            <text:p>0.00598770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1" office:value-type="float" office:value="0.000000216653" calcext:value-type="float">
            <text:p>2.17E-007</text:p>
          </table:table-cell>
          <table:table-cell table:style-name="ce31" office:value-type="float" office:value="0.0000028398" calcext:value-type="float">
            <text:p>2.84E-006</text:p>
          </table:table-cell>
          <table:table-cell table:style-name="ce31" office:value-type="float" office:value="0.00000110313" calcext:value-type="float">
            <text:p>1.10E-006</text:p>
          </table:table-cell>
          <table:table-cell table:style-name="ce31" office:value-type="float" office:value="0.0000011648778" calcext:value-type="float">
            <text:p>1.16E-006</text:p>
          </table:table-cell>
          <table:table-cell table:style-name="ce31" office:value-type="float" office:value="0.000000995044475168926" calcext:value-type="float">
            <text:p>9.95E-007</text:p>
          </table:table-cell>
          <table:table-cell/>
          <table:table-cell table:style-name="ce3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0.0000000139927" calcext:value-type="float">
            <text:p>1.40E-008</text:p>
          </table:table-cell>
          <table:table-cell office:value-type="float" office:value="0" calcext:value-type="float">
            <text:p>0</text:p>
          </table:table-cell>
          <table:table-cell table:style-name="ce34" office:value-type="float" office:value="0.000000000279854" calcext:value-type="float">
            <text:p>2.80E-010</text:p>
          </table:table-cell>
          <table:table-cell table:style-name="ce31" office:value-type="float" office:value="0.00000000199895714285714" calcext:value-type="float">
            <text:p>2.00E-0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160197" calcext:value-type="float">
            <text:p>0.000160197</text:p>
          </table:table-cell>
          <table:table-cell office:value-type="float" office:value="0.00127036" calcext:value-type="float">
            <text:p>0.00127036</text:p>
          </table:table-cell>
          <table:table-cell office:value-type="float" office:value="0.0007073935" calcext:value-type="float">
            <text:p>0.0007073935</text:p>
          </table:table-cell>
          <table:table-cell office:value-type="float" office:value="0.00068569068" calcext:value-type="float">
            <text:p>0.0006856907</text:p>
          </table:table-cell>
          <table:table-cell office:value-type="float" office:value="0.000260326280791578" calcext:value-type="float">
            <text:p>0.000260326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1" office:value-type="float" office:value="0.0000163209" calcext:value-type="float">
            <text:p>1.63E-005</text:p>
          </table:table-cell>
          <table:table-cell office:value-type="float" office:value="0.000118314" calcext:value-type="float">
            <text:p>0.000118314</text:p>
          </table:table-cell>
          <table:table-cell table:style-name="ce31" office:value-type="float" office:value="0.0000533679" calcext:value-type="float">
            <text:p>5.34E-005</text:p>
          </table:table-cell>
          <table:table-cell table:style-name="ce31" office:value-type="float" office:value="0.000058736454" calcext:value-type="float">
            <text:p>5.87E-005</text:p>
          </table:table-cell>
          <table:table-cell table:style-name="ce31" office:value-type="float" office:value="0.0000240713159649465" calcext:value-type="float">
            <text:p>2.41E-005</text:p>
          </table:table-cell>
          <table:table-cell/>
          <table:table-cell table:style-name="ce3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0.000000841863" calcext:value-type="float">
            <text:p>8.42E-007</text:p>
          </table:table-cell>
          <table:table-cell office:value-type="float" office:value="0" calcext:value-type="float">
            <text:p>0</text:p>
          </table:table-cell>
          <table:table-cell table:style-name="ce34" office:value-type="float" office:value="0.000000070750704" calcext:value-type="float">
            <text:p>7.08E-008</text:p>
          </table:table-cell>
          <table:table-cell table:style-name="ce31" office:value-type="float" office:value="0.000000159433353742187" calcext:value-type="float">
            <text:p>1.59E-0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1" office:value-type="float" office:value="0.0000296789" calcext:value-type="float">
            <text:p>2.97E-005</text:p>
          </table:table-cell>
          <table:table-cell office:value-type="float" office:value="0.995104" calcext:value-type="float">
            <text:p>0.995104</text:p>
          </table:table-cell>
          <table:table-cell table:style-name="ce31" office:value-type="float" office:value="0.0000888759" calcext:value-type="float">
            <text:p>8.89E-005</text:p>
          </table:table-cell>
          <table:table-cell office:value-type="float" office:value="0.059788295708" calcext:value-type="float">
            <text:p>0.0597882957</text:p>
          </table:table-cell>
          <table:table-cell office:value-type="float" office:value="0.246203256342895" calcext:value-type="float">
            <text:p>0.246203256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994961" calcext:value-type="float">
            <text:p>0.994961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0.05969758" calcext:value-type="float">
            <text:p>0.05969758</text:p>
          </table:table-cell>
          <table:table-cell office:value-type="float" office:value="0.246188670592748" calcext:value-type="float">
            <text:p>0.24618867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96566" calcext:value-type="float">
            <text:p>0.00096566</text:p>
          </table:table-cell>
          <table:table-cell office:value-type="float" office:value="0.0109668" calcext:value-type="float">
            <text:p>0.0109668</text:p>
          </table:table-cell>
          <table:table-cell office:value-type="float" office:value="0.00426471" calcext:value-type="float">
            <text:p>0.00426471</text:p>
          </table:table-cell>
          <table:table-cell office:value-type="float" office:value="0.0043401318" calcext:value-type="float">
            <text:p>0.0043401318</text:p>
          </table:table-cell>
          <table:table-cell office:value-type="float" office:value="0.00319442073946506" calcext:value-type="float">
            <text:p>0.0031944207</text:p>
          </table:table-cell>
          <table:table-cell/>
          <table:table-cell table:style-name="ce3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0347322" calcext:value-type="float">
            <text:p>0.00347322</text:p>
          </table:table-cell>
          <table:table-cell office:value-type="float" office:value="0.0002326985" calcext:value-type="float">
            <text:p>0.0002326985</text:p>
          </table:table-cell>
          <table:table-cell table:style-name="ce33" office:value-type="float" office:value="0.0004271710874" calcext:value-type="float">
            <text:p>0.0004271711</text:p>
          </table:table-cell>
          <table:table-cell office:value-type="float" office:value="0.000670271981418366" calcext:value-type="float">
            <text:p>0.0006702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119054" calcext:value-type="float">
            <text:p>0.00119054</text:p>
          </table:table-cell>
          <table:table-cell office:value-type="float" office:value="2.21179" calcext:value-type="float">
            <text:p>2.21179</text:p>
          </table:table-cell>
          <table:table-cell office:value-type="float" office:value="0.8324055" calcext:value-type="float">
            <text:p>0.8324055</text:p>
          </table:table-cell>
          <table:table-cell office:value-type="float" office:value="0.662357719" calcext:value-type="float">
            <text:p>0.662357719</text:p>
          </table:table-cell>
          <table:table-cell office:value-type="float" office:value="1.48346277355425" calcext:value-type="float">
            <text:p>1.483462773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98992" calcext:value-type="float">
            <text:p>1.98992</text:p>
          </table:table-cell>
          <table:table-cell office:value-type="float" office:value="0.806233" calcext:value-type="float">
            <text:p>0.806233</text:p>
          </table:table-cell>
          <table:table-cell table:style-name="ce33" office:value-type="float" office:value="0.63187736" calcext:value-type="float">
            <text:p>0.63187736</text:p>
          </table:table-cell>
          <table:table-cell office:value-type="float" office:value="1.49316432804135" calcext:value-type="float">
            <text:p>1.4931643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1" office:value-type="float" office:value="0.00000436912" calcext:value-type="float">
            <text:p>4.37E-006</text:p>
          </table:table-cell>
          <table:table-cell office:value-type="float" office:value="0.995036" calcext:value-type="float">
            <text:p>0.995036</text:p>
          </table:table-cell>
          <table:table-cell table:style-name="ce31" office:value-type="float" office:value="0.0000892717" calcext:value-type="float">
            <text:p>8.93E-005</text:p>
          </table:table-cell>
          <table:table-cell office:value-type="float" office:value="0.0398864820824" calcext:value-type="float">
            <text:p>0.0398864821</text:p>
          </table:table-cell>
          <table:table-cell office:value-type="float" office:value="0.201015754503943" calcext:value-type="float">
            <text:p>0.201015754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994959" calcext:value-type="float">
            <text:p>0.994959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0.03979836" calcext:value-type="float">
            <text:p>0.03979836</text:p>
          </table:table-cell>
          <table:table-cell office:value-type="float" office:value="0.201012073115025" calcext:value-type="float">
            <text:p>0.20101207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1" office:value-type="float" office:value="0.000028155" calcext:value-type="float">
            <text:p>2.82E-005</text:p>
          </table:table-cell>
          <table:table-cell table:style-name="ce31" office:value-type="float" office:value="0.000194984" calcext:value-type="float">
            <text:p>1.95E-004</text:p>
          </table:table-cell>
          <table:table-cell office:value-type="float" office:value="0.0001011144" calcext:value-type="float">
            <text:p>0.0001011144</text:p>
          </table:table-cell>
          <table:table-cell table:style-name="ce31" office:value-type="float" office:value="0.000104200664" calcext:value-type="float">
            <text:p>1.04E-004</text:p>
          </table:table-cell>
          <table:table-cell table:style-name="ce31" office:value-type="float" office:value="0.0000518426030182962" calcext:value-type="float">
            <text:p>5.18E-00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1" office:value-type="float" office:value="0.127632" calcext:value-type="float">
            <text:p>1.28E-001</text:p>
          </table:table-cell>
          <table:table-cell office:value-type="float" office:value="3.73468" calcext:value-type="float">
            <text:p>3.73468</text:p>
          </table:table-cell>
          <table:table-cell office:value-type="float" office:value="0.3768" calcext:value-type="float">
            <text:p>0.3768</text:p>
          </table:table-cell>
          <table:table-cell office:value-type="float" office:value="1.04627304" calcext:value-type="float">
            <text:p>1.04627304</text:p>
          </table:table-cell>
          <table:table-cell office:value-type="float" office:value="2.85102695500323" calcext:value-type="float">
            <text:p>2.8510269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624544" calcext:value-type="float">
            <text:p>0.0624544</text:p>
          </table:table-cell>
          <table:table-cell office:value-type="float" office:value="3.72723" calcext:value-type="float">
            <text:p>3.72723</text:p>
          </table:table-cell>
          <table:table-cell office:value-type="float" office:value="0.374727" calcext:value-type="float">
            <text:p>0.374727</text:p>
          </table:table-cell>
          <table:table-cell table:style-name="ce33" office:value-type="float" office:value="1.022343608" calcext:value-type="float">
            <text:p>1.022343608</text:p>
          </table:table-cell>
          <table:table-cell office:value-type="float" office:value="2.77327908912659" calcext:value-type="float">
            <text:p>2.77327908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1" office:value-type="float" office:value="0.0000240004" calcext:value-type="float">
            <text:p>2.40E-005</text:p>
          </table:table-cell>
          <table:table-cell table:style-name="ce31" office:value-type="float" office:value="0.000230786" calcext:value-type="float">
            <text:p>2.31E-004</text:p>
          </table:table-cell>
          <table:table-cell office:value-type="float" office:value="0.00010078395" calcext:value-type="float">
            <text:p>0.000100784</text:p>
          </table:table-cell>
          <table:table-cell table:style-name="ce31" office:value-type="float" office:value="0.000104938116" calcext:value-type="float">
            <text:p>1.05E-004</text:p>
          </table:table-cell>
          <table:table-cell table:style-name="ce31" office:value-type="float" office:value="0.0000492232461853593" calcext:value-type="float">
            <text:p>4.92E-005</text:p>
          </table:table-cell>
          <table:table-cell/>
          <table:table-cell table:style-name="ce3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0.000000336194" calcext:value-type="float">
            <text:p>3.36E-007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0.000000016052556" calcext:value-type="float">
            <text:p>1.61E-008</text:p>
          </table:table-cell>
          <table:table-cell table:style-name="ce31" office:value-type="float" office:value="0.000000327844408572442" calcext:value-type="float">
            <text:p>3.28E-0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33415" calcext:value-type="float">
            <text:p>0.133415</text:p>
          </table:table-cell>
          <table:table-cell office:value-type="float" office:value="2.32454" calcext:value-type="float">
            <text:p>2.32454</text:p>
          </table:table-cell>
          <table:table-cell office:value-type="float" office:value="1.14111" calcext:value-type="float">
            <text:p>1.14111</text:p>
          </table:table-cell>
          <table:table-cell office:value-type="float" office:value="1.1493902" calcext:value-type="float">
            <text:p>1.1493902</text:p>
          </table:table-cell>
          <table:table-cell office:value-type="float" office:value="0.641222345265251" calcext:value-type="float">
            <text:p>0.6412223453</text:p>
          </table:table-cell>
          <table:table-cell/>
          <table:table-cell table:style-name="ce32" office:value-type="float" office:value="12" calcext:value-type="float">
            <text:p>12</text:p>
          </table:table-cell>
          <table:table-cell table:style-name="ce31" office:value-type="float" office:value="0.00000100478" calcext:value-type="float">
            <text:p>1.00E-006</text:p>
          </table:table-cell>
          <table:table-cell office:value-type="float" office:value="0.750929" calcext:value-type="float">
            <text:p>0.750929</text:p>
          </table:table-cell>
          <table:table-cell office:value-type="float" office:value="0.208755" calcext:value-type="float">
            <text:p>0.208755</text:p>
          </table:table-cell>
          <table:table-cell office:value-type="float" office:value="0.2237141095396" calcext:value-type="float">
            <text:p>0.2237141095</text:p>
          </table:table-cell>
          <table:table-cell office:value-type="float" office:value="0.268943765264803" calcext:value-type="float">
            <text:p>0.26894376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1" office:value-type="float" office:value="0.000029547" calcext:value-type="float">
            <text:p>2.95E-005</text:p>
          </table:table-cell>
          <table:table-cell office:value-type="float" office:value="0.000438047" calcext:value-type="float">
            <text:p>0.000438047</text:p>
          </table:table-cell>
          <table:table-cell office:value-type="float" office:value="0.0001698285" calcext:value-type="float">
            <text:p>0.0001698285</text:p>
          </table:table-cell>
          <table:table-cell office:value-type="float" office:value="0.000174964078" calcext:value-type="float">
            <text:p>0.0001749641</text:p>
          </table:table-cell>
          <table:table-cell table:style-name="ce31" office:value-type="float" office:value="0.0000821917583822957" calcext:value-type="float">
            <text:p>8.22E-005</text:p>
          </table:table-cell>
          <table:table-cell/>
          <table:table-cell table:style-name="ce3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0.0000114374" calcext:value-type="float">
            <text:p>1.14E-005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0.000000573898396" calcext:value-type="float">
            <text:p>5.74E-007</text:p>
          </table:table-cell>
          <table:table-cell table:style-name="ce31" office:value-type="float" office:value="0.00000200104855300558" calcext:value-type="float">
            <text:p>2.00E-0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1" office:value-type="float" office:value="0" calcext:value-type="float">
            <text:p>0.00E+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17942" calcext:value-type="float">
            <text:p>0.0017942</text:p>
          </table:table-cell>
          <table:table-cell office:value-type="float" office:value="0.00910181" calcext:value-type="float">
            <text:p>0.00910181</text:p>
          </table:table-cell>
          <table:table-cell office:value-type="float" office:value="0.00509263" calcext:value-type="float">
            <text:p>0.00509263</text:p>
          </table:table-cell>
          <table:table-cell office:value-type="float" office:value="0.00540533" calcext:value-type="float">
            <text:p>0.00540533</text:p>
          </table:table-cell>
          <table:table-cell office:value-type="float" office:value="0.00174107078929336" calcext:value-type="float">
            <text:p>0.0017410708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1" office:value-type="float" office:value="0.0000051539" calcext:value-type="float">
            <text:p>5.15E-006</text:p>
          </table:table-cell>
          <table:table-cell office:value-type="float" office:value="0.00564925" calcext:value-type="float">
            <text:p>0.00564925</text:p>
          </table:table-cell>
          <table:table-cell table:style-name="ce31" office:value-type="float" office:value="0.0009189715" calcext:value-type="float">
            <text:p>9.19E-004</text:p>
          </table:table-cell>
          <table:table-cell office:value-type="float" office:value="0.001362331638" calcext:value-type="float">
            <text:p>0.0013623316</text:p>
          </table:table-cell>
          <table:table-cell office:value-type="float" office:value="0.00145438395830117" calcext:value-type="float">
            <text:p>0.0014543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1" office:value-type="float" office:value="0.00696658" calcext:value-type="float">
            <text:p>6.97E-003</text:p>
          </table:table-cell>
          <table:table-cell office:value-type="float" office:value="0.442154" calcext:value-type="float">
            <text:p>0.442154</text:p>
          </table:table-cell>
          <table:table-cell office:value-type="float" office:value="0.0279478" calcext:value-type="float">
            <text:p>0.0279478</text:p>
          </table:table-cell>
          <table:table-cell office:value-type="float" office:value="0.1102219296" calcext:value-type="float">
            <text:p>0.1102219296</text:p>
          </table:table-cell>
          <table:table-cell office:value-type="float" office:value="0.16201453883392" calcext:value-type="float">
            <text:p>0.1620145388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31" office:value-type="float" office:value="0.0000699355" calcext:value-type="float">
            <text:p>6.99E-005</text:p>
          </table:table-cell>
          <table:table-cell office:value-type="float" office:value="0.428229" calcext:value-type="float">
            <text:p>0.428229</text:p>
          </table:table-cell>
          <table:table-cell office:value-type="float" office:value="0.02340655" calcext:value-type="float">
            <text:p>0.02340655</text:p>
          </table:table-cell>
          <table:table-cell office:value-type="float" office:value="0.10171373371" calcext:value-type="float">
            <text:p>0.1017137337</text:p>
          </table:table-cell>
          <table:table-cell office:value-type="float" office:value="0.153906648606111" calcext:value-type="float">
            <text:p>0.15390664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1" office:value-type="float" office:value="0.0000986604" calcext:value-type="float">
            <text:p>9.87E-005</text:p>
          </table:table-cell>
          <table:table-cell office:value-type="float" office:value="0.62486" calcext:value-type="float">
            <text:p>0.62486</text:p>
          </table:table-cell>
          <table:table-cell table:style-name="ce31" office:value-type="float" office:value="0.0006271225" calcext:value-type="float">
            <text:p>6.27E-004</text:p>
          </table:table-cell>
          <table:table-cell office:value-type="float" office:value="0.069223464728" calcext:value-type="float">
            <text:p>0.0692234647</text:p>
          </table:table-cell>
          <table:table-cell office:value-type="float" office:value="0.160810651315327" calcext:value-type="float">
            <text:p>0.1608106513</text:p>
          </table:table-cell>
          <table:table-cell/>
          <table:table-cell table:style-name="ce3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624347" calcext:value-type="float">
            <text:p>0.624347</text:p>
          </table:table-cell>
          <table:table-cell office:value-type="float" office:value="0" calcext:value-type="float">
            <text:p>0</text:p>
          </table:table-cell>
          <table:table-cell office:value-type="float" office:value="0.068682871258" calcext:value-type="float">
            <text:p>0.0686828713</text:p>
          </table:table-cell>
          <table:table-cell office:value-type="float" office:value="0.160800813712023" calcext:value-type="float">
            <text:p>0.160800813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704566" calcext:value-type="float">
            <text:p>0.00704566</text:p>
          </table:table-cell>
          <table:table-cell office:value-type="float" office:value="0.039462" calcext:value-type="float">
            <text:p>0.039462</text:p>
          </table:table-cell>
          <table:table-cell office:value-type="float" office:value="0.0243222" calcext:value-type="float">
            <text:p>0.0243222</text:p>
          </table:table-cell>
          <table:table-cell office:value-type="float" office:value="0.0240245912" calcext:value-type="float">
            <text:p>0.0240245912</text:p>
          </table:table-cell>
          <table:table-cell office:value-type="float" office:value="0.00683684916389331" calcext:value-type="float">
            <text:p>0.0068368492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31" office:value-type="float" office:value="0.00000291665" calcext:value-type="float">
            <text:p>2.92E-006</text:p>
          </table:table-cell>
          <table:table-cell office:value-type="float" office:value="0.0271909" calcext:value-type="float">
            <text:p>0.0271909</text:p>
          </table:table-cell>
          <table:table-cell table:style-name="ce31" office:value-type="float" office:value="0.001603075" calcext:value-type="float">
            <text:p>1.60E-003</text:p>
          </table:table-cell>
          <table:table-cell office:value-type="float" office:value="0.0040643309248" calcext:value-type="float">
            <text:p>0.0040643309</text:p>
          </table:table-cell>
          <table:table-cell office:value-type="float" office:value="0.00610806608723293" calcext:value-type="float">
            <text:p>0.006108066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14085" calcext:value-type="float">
            <text:p>0.0014085</text:p>
          </table:table-cell>
          <table:table-cell office:value-type="float" office:value="0.0245317" calcext:value-type="float">
            <text:p>0.0245317</text:p>
          </table:table-cell>
          <table:table-cell office:value-type="float" office:value="0.010349045" calcext:value-type="float">
            <text:p>0.010349045</text:p>
          </table:table-cell>
          <table:table-cell office:value-type="float" office:value="0.0129108446" calcext:value-type="float">
            <text:p>0.0129108446</text:p>
          </table:table-cell>
          <table:table-cell office:value-type="float" office:value="0.00775359915264254" calcext:value-type="float">
            <text:p>0.0077535992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0.0202908" calcext:value-type="float">
            <text:p>0.0202908</text:p>
          </table:table-cell>
          <table:table-cell table:style-name="ce31" office:value-type="float" office:value="0.00000001866705" calcext:value-type="float">
            <text:p>1.87E-008</text:p>
          </table:table-cell>
          <table:table-cell office:value-type="float" office:value="0.005431897025642" calcext:value-type="float">
            <text:p>0.005431897</text:p>
          </table:table-cell>
          <table:table-cell office:value-type="float" office:value="0.008642964243497" calcext:value-type="float">
            <text:p>0.00864296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624347" calcext:value-type="float">
            <text:p>0.624347</text:p>
          </table:table-cell>
          <table:table-cell office:value-type="float" office:value="0" calcext:value-type="float">
            <text:p>0</text:p>
          </table:table-cell>
          <table:table-cell office:value-type="float" office:value="0.06867808" calcext:value-type="float">
            <text:p>0.06867808</text:p>
          </table:table-cell>
          <table:table-cell office:value-type="float" office:value="0.160793759002275" calcext:value-type="float">
            <text:p>0.160793759</text:p>
          </table:table-cell>
          <table:table-cell/>
          <table:table-cell table:style-name="ce32" office:value-type="float" office:value="20" calcext:value-type="float">
            <text:p>2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0.624347" calcext:value-type="float">
            <text:p>0.624347</text:p>
          </table:table-cell>
          <table:table-cell office:value-type="float" office:value="0" calcext:value-type="float">
            <text:p>0</text:p>
          </table:table-cell>
          <table:table-cell office:value-type="float" office:value="0.06867808" calcext:value-type="float">
            <text:p>0.06867808</text:p>
          </table:table-cell>
          <table:table-cell office:value-type="float" office:value="0.160793759002275" calcext:value-type="float">
            <text:p>0.16079375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102949" calcext:value-type="float">
            <text:p>0.00102949</text:p>
          </table:table-cell>
          <table:table-cell office:value-type="float" office:value="200.001" calcext:value-type="float">
            <text:p>200.001</text:p>
          </table:table-cell>
          <table:table-cell office:value-type="float" office:value="100.001" calcext:value-type="float">
            <text:p>100.001</text:p>
          </table:table-cell>
          <table:table-cell office:value-type="float" office:value="100.0012205898" calcext:value-type="float">
            <text:p>100.0012205898</text:p>
          </table:table-cell>
          <table:table-cell office:value-type="float" office:value="20.2030479176604" calcext:value-type="float">
            <text:p>20.2030479177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3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0.2030508910442" calcext:value-type="float">
            <text:p>20.20305089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259358" calcext:value-type="float">
            <text:p>0.00259358</text:p>
          </table:table-cell>
          <table:table-cell office:value-type="float" office:value="101.161" calcext:value-type="float">
            <text:p>101.161</text:p>
          </table:table-cell>
          <table:table-cell office:value-type="float" office:value="0.01055448" calcext:value-type="float">
            <text:p>0.01055448</text:p>
          </table:table-cell>
          <table:table-cell office:value-type="float" office:value="44.279207836" calcext:value-type="float">
            <text:p>44.279207836</text:p>
          </table:table-cell>
          <table:table-cell office:value-type="float" office:value="67.4212979867937" calcext:value-type="float">
            <text:p>67.4212979868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32" office:value-type="float" office:value="0" calcext:value-type="float">
            <text:p>0</text:p>
          </table:table-cell>
          <table:table-cell office:value-type="float" office:value="100.854" calcext:value-type="float">
            <text:p>100.854</text:p>
          </table:table-cell>
          <table:table-cell office:value-type="float" office:value="0" calcext:value-type="float">
            <text:p>0</text:p>
          </table:table-cell>
          <table:table-cell office:value-type="float" office:value="44.2029" calcext:value-type="float">
            <text:p>44.2029</text:p>
          </table:table-cell>
          <table:table-cell office:value-type="float" office:value="67.3151164254163" calcext:value-type="float">
            <text:p>67.315116425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0" calcext:value-type="float">
            <text:p>300</text:p>
          </table:table-cell>
          <table:table-cell office:value-type="float" office:value="300.002" calcext:value-type="float">
            <text:p>300.002</text:p>
          </table:table-cell>
          <table:table-cell office:value-type="float" office:value="300.001" calcext:value-type="float">
            <text:p>300.001</text:p>
          </table:table-cell>
          <table:table-cell office:value-type="float" office:value="300.00114" calcext:value-type="float">
            <text:p>300.00114</text:p>
          </table:table-cell>
          <table:table-cell office:value-type="float" office:value="0.000428571428582949" calcext:value-type="float">
            <text:p>0.0004285714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4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15411" calcext:value-type="float">
            <text:p>0.315411</text:p>
          </table:table-cell>
          <table:table-cell office:value-type="float" office:value="324.124" calcext:value-type="float">
            <text:p>324.124</text:p>
          </table:table-cell>
          <table:table-cell office:value-type="float" office:value="100.031" calcext:value-type="float">
            <text:p>100.031</text:p>
          </table:table-cell>
          <table:table-cell office:value-type="float" office:value="184.52402822" calcext:value-type="float">
            <text:p>184.52402822</text:p>
          </table:table-cell>
          <table:table-cell office:value-type="float" office:value="133.275654055994" calcext:value-type="float">
            <text:p>133.275654056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324.124" calcext:value-type="float">
            <text:p>324.124</text:p>
          </table:table-cell>
          <table:table-cell office:value-type="float" office:value="100" calcext:value-type="float">
            <text:p>100</text:p>
          </table:table-cell>
          <table:table-cell office:value-type="float" office:value="184.49222" calcext:value-type="float">
            <text:p>184.49222</text:p>
          </table:table-cell>
          <table:table-cell office:value-type="float" office:value="133.27348011108" calcext:value-type="float">
            <text:p>133.273480111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float" office:value="397.743" calcext:value-type="float">
            <text:p>397.7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4" office:value-type="float" office:value="397.743" calcext:value-type="float">
            <text:p>397.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876811" calcext:value-type="float">
            <text:p>0.0876811</text:p>
          </table:table-cell>
          <table:table-cell office:value-type="float" office:value="300.033" calcext:value-type="float">
            <text:p>300.033</text:p>
          </table:table-cell>
          <table:table-cell office:value-type="float" office:value="300.017" calcext:value-type="float">
            <text:p>300.017</text:p>
          </table:table-cell>
          <table:table-cell office:value-type="float" office:value="270.029952282" calcext:value-type="float">
            <text:p>270.029952282</text:p>
          </table:table-cell>
          <table:table-cell office:value-type="float" office:value="95.7950940985278" calcext:value-type="float">
            <text:p>95.7950940985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70" calcext:value-type="float">
            <text:p>270</text:p>
          </table:table-cell>
          <table:table-cell office:value-type="float" office:value="95.831484749991" calcext:value-type="float">
            <text:p>95.8314847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 office:value-type="float" office:value="386.889" calcext:value-type="float">
            <text:p>386.8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4" office:value-type="float" office:value="386.889" calcext:value-type="float">
            <text:p>386.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916361" calcext:value-type="float">
            <text:p>0.0916361</text:p>
          </table:table-cell>
          <table:table-cell office:value-type="float" office:value="300.046" calcext:value-type="float">
            <text:p>300.046</text:p>
          </table:table-cell>
          <table:table-cell office:value-type="float" office:value="300.021" calcext:value-type="float">
            <text:p>300.021</text:p>
          </table:table-cell>
          <table:table-cell office:value-type="float" office:value="168.126897782" calcext:value-type="float">
            <text:p>168.126897782</text:p>
          </table:table-cell>
          <table:table-cell office:value-type="float" office:value="226.656063036421" calcext:value-type="float">
            <text:p>226.6560630364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68" calcext:value-type="float">
            <text:p>168</text:p>
          </table:table-cell>
          <table:table-cell office:value-type="float" office:value="226.778683805536" calcext:value-type="float">
            <text:p>226.778683805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18.092" calcext:value-type="float">
            <text:p>218.092</text:p>
          </table:table-cell>
          <table:table-cell office:value-type="float" office:value="228.752" calcext:value-type="float">
            <text:p>228.752</text:p>
          </table:table-cell>
          <table:table-cell office:value-type="float" office:value="226.7805" calcext:value-type="float">
            <text:p>226.7805</text:p>
          </table:table-cell>
          <table:table-cell office:value-type="float" office:value="226.4835" calcext:value-type="float">
            <text:p>226.4835</text:p>
          </table:table-cell>
          <table:table-cell office:value-type="float" office:value="1.62312253237457" calcext:value-type="float">
            <text:p>1.623122532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18.068" calcext:value-type="float">
            <text:p>218.068</text:p>
          </table:table-cell>
          <table:table-cell office:value-type="float" office:value="228.481" calcext:value-type="float">
            <text:p>228.481</text:p>
          </table:table-cell>
          <table:table-cell office:value-type="float" office:value="226.52" calcext:value-type="float">
            <text:p>226.52</text:p>
          </table:table-cell>
          <table:table-cell office:value-type="float" office:value="226.33718" calcext:value-type="float">
            <text:p>226.33718</text:p>
          </table:table-cell>
          <table:table-cell office:value-type="float" office:value="1.57497164859484" calcext:value-type="float">
            <text:p>1.574971648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5.083" calcext:value-type="float">
            <text:p>395.083</text:p>
          </table:table-cell>
          <table:table-cell office:value-type="float" office:value="395.916" calcext:value-type="float">
            <text:p>395.916</text:p>
          </table:table-cell>
          <table:table-cell office:value-type="float" office:value="395.451" calcext:value-type="float">
            <text:p>395.451</text:p>
          </table:table-cell>
          <table:table-cell office:value-type="float" office:value="395.46128" calcext:value-type="float">
            <text:p>395.46128</text:p>
          </table:table-cell>
          <table:table-cell office:value-type="float" office:value="0.335482959815436" calcext:value-type="float">
            <text:p>0.3354829598</text:p>
          </table:table-cell>
          <table:table-cell/>
          <table:table-cell table:style-name="ce32" office:value-type="float" office:value="30" calcext:value-type="float">
            <text:p>30</text:p>
          </table:table-cell>
          <table:table-cell office:value-type="float" office:value="394.571" calcext:value-type="float">
            <text:p>394.571</text:p>
          </table:table-cell>
          <table:table-cell office:value-type="float" office:value="395.344" calcext:value-type="float">
            <text:p>395.344</text:p>
          </table:table-cell>
          <table:table-cell office:value-type="float" office:value="394.8475" calcext:value-type="float">
            <text:p>394.8475</text:p>
          </table:table-cell>
          <table:table-cell office:value-type="float" office:value="394.86328" calcext:value-type="float">
            <text:p>394.86328</text:p>
          </table:table-cell>
          <table:table-cell office:value-type="float" office:value="0.211165956594552" calcext:value-type="float">
            <text:p>0.2111659566</text:p>
          </table:table-cell>
        </table:table-row>
      </table:table>
      <table:table table:name="CEC16" table:style-name="ta1">
        <table:shapes>
          <draw:frame draw:z-index="0" draw:style-name="gr2" draw:text-style-name="P1" svg:width="0.2cm" svg:height="0.474cm" svg:x="18.062cm" svg:y="88.053cm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5.123cm" svg:y="89.462cm">
            <draw:object draw:notify-on-update-of-ranges="CEC16.B187:CEC16.M187 CEC16.A188:CEC16.A188 CEC16.B188:CEC16.M18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5" table:default-cell-style-name="ce10"/>
        <table:table-column table:style-name="co1" table:default-cell-style-name="ce12"/>
        <table:table-column table:style-name="co1" table:default-cell-style-name="ce2"/>
        <table:table-column table:style-name="co1" table:number-columns-repeated="5" table:default-cell-style-name="ce10"/>
        <table:table-column table:style-name="co1" table:default-cell-style-name="ce12"/>
        <table:table-column table:style-name="co1" table:default-cell-style-name="ce2"/>
        <table:table-column table:style-name="co1" table:number-columns-repeated="5" table:default-cell-style-name="ce10"/>
        <table:table-column table:style-name="co1" table:default-cell-style-name="ce12"/>
        <table:table-column table:style-name="co1" table:default-cell-style-name="ce2"/>
        <table:table-column table:style-name="co1" table:number-columns-repeated="5" table:default-cell-style-name="ce10"/>
        <table:table-column table:style-name="co1" table:default-cell-style-name="ce12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51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Case 1 Distance factor = 0.1, population=50</text:p>
          </table:table-cell>
          <table:covered-table-cell table:number-columns-repeated="5" table:style-name="ce6"/>
          <table:table-cell table:style-name="ce11"/>
          <table:table-cell table:style-name="ce1" office:value-type="string" calcext:value-type="string" table:number-columns-spanned="6" table:number-rows-spanned="1">
            <text:p>Case 2 Distance factor = 0.1, population=250</text:p>
          </table:table-cell>
          <table:covered-table-cell table:number-columns-repeated="5" table:style-name="ce6"/>
          <table:table-cell table:style-name="ce11"/>
          <table:table-cell table:style-name="ce1" office:value-type="string" calcext:value-type="string" table:number-columns-spanned="6" table:number-rows-spanned="1">
            <text:p>Case 3 Distance factor = 0.1, population=500</text:p>
          </table:table-cell>
          <table:covered-table-cell table:number-columns-repeated="5" table:style-name="ce6"/>
          <table:table-cell table:style-name="ce11"/>
          <table:table-cell table:style-name="ce1" office:value-type="string" calcext:value-type="string" table:number-columns-spanned="6" table:number-rows-spanned="1">
            <text:p>Case 4 Distance factor = 0.1, population=1000</text:p>
          </table:table-cell>
          <table:covered-table-cell table:number-columns-repeated="5" table:style-name="ce6"/>
          <table:table-cell table:style-name="ce11"/>
          <table:table-cell/>
          <table:table-cell table:style-name="ce35" office:value-type="string" calcext:value-type="string" table:number-columns-spanned="6" table:number-rows-spanned="1">
            <text:p>UMOEAsII 1th</text:p>
          </table:table-cell>
          <table:covered-table-cell table:number-columns-repeated="5"/>
          <table:table-cell table:style-name="ce17" table:number-columns-repeated="3"/>
          <table:table-cell table:style-name="ce17" office:value-type="string" calcext:value-type="string" table:number-columns-spanned="7" table:number-rows-spanned="1">
            <text:p>L-SHADE-Epsilon</text:p>
          </table:table-cell>
          <table:covered-table-cell table:number-columns-repeated="6"/>
          <table:table-cell table:number-columns-repeated="2"/>
          <table:table-cell table:style-name="ce5" office:value-type="string" calcext:value-type="string" table:number-columns-spanned="6" table:number-rows-spanned="1">
            <text:p>Distance factor = 0.3, population=250</text:p>
          </table:table-cell>
          <table:covered-table-cell table:number-columns-repeated="5"/>
          <table:table-cell table:style-name="ce12"/>
          <table:table-cell table:number-columns-repeated="2"/>
          <table:table-cell table:style-name="ce35" office:value-type="string" calcext:value-type="string" table:number-columns-spanned="6" table:number-rows-spanned="1">
            <text:p>EBOWithCMAR</text:p>
          </table:table-cell>
          <table:covered-table-cell table:number-columns-repeated="5"/>
          <table:table-cell table:style-name="ce17" table:number-columns-repeated="3"/>
          <table:table-cell table:style-name="ce17" office:value-type="string" calcext:value-type="string" table:number-columns-spanned="7" table:number-rows-spanned="1">
            <text:p>jSO</text:p>
          </table:table-cell>
          <table:covered-table-cell table:number-columns-repeated="6"/>
          <table:table-cell table:number-columns-repeated="12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/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12" office:value-type="string" calcext:value-type="string">
            <text:p>Rank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12" office:value-type="string" calcext:value-type="string">
            <text:p>Rank</text:p>
          </table:table-cell>
          <table:table-cell table:style-name="ce2"/>
          <table:table-cell table:style-name="ce7" office:value-type="string" calcext:value-type="string">
            <text:p>Best</text:p>
          </table:table-cell>
          <table:table-cell table:style-name="ce7" office:value-type="string" calcext:value-type="string">
            <text:p>Worst</text:p>
          </table:table-cell>
          <table:table-cell table:style-name="ce7" office:value-type="string" calcext:value-type="string">
            <text:p>Median</text:p>
          </table:table-cell>
          <table:table-cell table:style-name="ce7" office:value-type="string" calcext:value-type="string">
            <text:p>Mean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12" office:value-type="string" calcext:value-type="string">
            <text:p>Rank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12" office:value-type="string" calcext:value-type="string">
            <text:p>Rank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office:value-type="string" calcext:value-type="string">
            <text:p>Sum Errors</text:p>
          </table:table-cell>
          <table:table-cell table:style-name="ce12" office:value-type="string" calcext:value-type="string">
            <text:p>Rank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3];([.AH3]~[.AQ3]~[.AZ3]~[.BI3]~[.BR3])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27" table:formula="of:=RANK([.AQ3];([.AH3]~[.AQ3]~[.AZ3]~[.BI3]~[.BR3]);1)" office:value-type="float" office:value="1" calcext:value-type="float">
            <text:p>1</text:p>
          </table:table-cell>
          <table:table-cell table:style-name="ce2" office:value-type="string" calcext:value-type="string">
            <text:p>$f_1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3];([.AH3]~[.AQ3]~[.AZ3]~[.BI3]~[.BR3])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I3];([.AH3]~[.AQ3]~[.AZ3]~[.BI3]~[.BR3]);1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R3];([.AH3]~[.AQ3]~[.AZ3]~[.BI3]~[.BR3])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4];([.AH4]~[.AQ4]~[.AZ4]~[.BI4]~[.BR4]);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27" table:formula="of:=RANK([.AQ4];([.AH4]~[.AQ4]~[.AZ4]~[.BI4]~[.BR4]);1)" office:value-type="float" office:value="1" calcext:value-type="float">
            <text:p>1</text:p>
          </table:table-cell>
          <table:table-cell table:style-name="ce2" office:value-type="string" calcext:value-type="string">
            <text:p>$f_2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4];([.AH4]~[.AQ4]~[.AZ4]~[.BI4]~[.BR4]);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I4];([.AH4]~[.AQ4]~[.AZ4]~[.BI4]~[.BR4]);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R4];([.AH4]~[.AQ4]~[.AZ4]~[.BI4]~[.BR4])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5];([.AH5]~[.AQ5]~[.AZ5]~[.BI5]~[.BR5]);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27" table:formula="of:=RANK([.AQ5];([.AH5]~[.AQ5]~[.AZ5]~[.BI5]~[.BR5]);1)" office:value-type="float" office:value="1" calcext:value-type="float">
            <text:p>1</text:p>
          </table:table-cell>
          <table:table-cell table:style-name="ce2" office:value-type="string" calcext:value-type="string">
            <text:p>$f_3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5];([.AH5]~[.AQ5]~[.AZ5]~[.BI5]~[.BR5]);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I5];([.AH5]~[.AQ5]~[.AZ5]~[.BI5]~[.BR5]);1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R5];([.AH5]~[.AQ5]~[.AZ5]~[.BI5]~[.BR5])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6];([.AH6]~[.AQ6]~[.AZ6]~[.BI6]~[.BR6]);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8" office:value-type="float" office:value="0" calcext:value-type="float">
            <text:p>0.00</text:p>
          </table:table-cell>
          <table:table-cell table:number-columns-repeated="2" table:style-name="ce18" office:value-type="float" office:value="34.780275" calcext:value-type="float">
            <text:p>34.78</text:p>
          </table:table-cell>
          <table:table-cell table:style-name="ce18" office:value-type="float" office:value="32.1374182803922" calcext:value-type="float">
            <text:p>32.14</text:p>
          </table:table-cell>
          <table:table-cell table:style-name="ce18" office:value-type="float" office:value="9.54556709315626" calcext:value-type="float">
            <text:p>9.55</text:p>
          </table:table-cell>
          <table:table-cell table:style-name="ce18" office:value-type="float" office:value="0.0588235294117647" calcext:value-type="float">
            <text:p>0.06</text:p>
          </table:table-cell>
          <table:table-cell table:style-name="ce18" office:value-type="float" office:value="1639.0083323" calcext:value-type="float">
            <text:p>1639.01</text:p>
          </table:table-cell>
          <table:table-cell table:style-name="ce27" table:formula="of:=RANK([.AQ6];([.AH6]~[.AQ6]~[.AZ6]~[.BI6]~[.BR6]);1)" office:value-type="float" office:value="5" calcext:value-type="float">
            <text:p>5</text:p>
          </table:table-cell>
          <table:table-cell table:style-name="ce2" office:value-type="string" calcext:value-type="string">
            <text:p>$f_4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6];([.AH6]~[.AQ6]~[.AZ6]~[.BI6]~[.BR6]);1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4.3354073" calcext:value-type="float">
            <text:p>4.34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425039931372549" calcext:value-type="float">
            <text:p>0.43</text:p>
          </table:table-cell>
          <table:table-cell table:style-name="ce18" office:value-type="float" office:value="1.37097616525209" calcext:value-type="float">
            <text:p>1.37</text:p>
          </table:table-cell>
          <table:table-cell table:style-name="ce18" office:value-type="float" office:value="0.901960784313726" calcext:value-type="float">
            <text:p>0.90</text:p>
          </table:table-cell>
          <table:table-cell table:style-name="ce18" office:value-type="float" office:value="21.6770365" calcext:value-type="float">
            <text:p>21.68</text:p>
          </table:table-cell>
          <table:table-cell table:formula="of:=RANK([.BI6];([.AH6]~[.AQ6]~[.AZ6]~[.BI6]~[.BR6]);1)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8" office:value-type="float" office:value="0" calcext:value-type="float">
            <text:p>0.00</text:p>
          </table:table-cell>
          <table:table-cell table:number-columns-repeated="2" table:style-name="ce18" office:value-type="float" office:value="34.7803" calcext:value-type="float">
            <text:p>34.78</text:p>
          </table:table-cell>
          <table:table-cell table:style-name="ce18" office:value-type="float" office:value="27.2786666666666" calcext:value-type="float">
            <text:p>27.28</text:p>
          </table:table-cell>
          <table:table-cell table:style-name="ce18" office:value-type="float" office:value="16.3134067251387" calcext:value-type="float">
            <text:p>16.31</text:p>
          </table:table-cell>
          <table:table-cell table:style-name="ce18" office:value-type="float" office:value="0.215686274509804" calcext:value-type="float">
            <text:p>0.22</text:p>
          </table:table-cell>
          <table:table-cell table:style-name="ce18" office:value-type="float" office:value="1391.212" calcext:value-type="float">
            <text:p>1391.21</text:p>
          </table:table-cell>
          <table:table-cell table:formula="of:=RANK([.BR6];([.AH6]~[.AQ6]~[.AZ6]~[.BI6]~[.BR6]);1)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19.995" calcext:value-type="float">
            <text:p>19.9950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782588235294118" calcext:value-type="float">
            <text:p>0.7826</text:p>
          </table:table-cell>
          <table:table-cell table:style-name="ce8" office:value-type="float" office:value="3.99120762176062" calcext:value-type="float">
            <text:p>3.9912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9.847268" calcext:value-type="float">
            <text:p>19.85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774347411764706" calcext:value-type="float">
            <text:p>0.77</text:p>
          </table:table-cell>
          <table:table-cell table:style-name="ce18" office:value-type="float" office:value="3.94922388037529" calcext:value-type="float">
            <text:p>3.95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39.491718" calcext:value-type="float">
            <text:p>39.491718</text:p>
          </table:table-cell>
          <table:table-cell table:formula="of:=RANK([.AH7];([.AH7]~[.AQ7]~[.AZ7]~[.BI7]~[.BR7]);1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.316862" calcext:value-type="float">
            <text:p>2.3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680789091764118" calcext:value-type="float">
            <text:p>0.07</text:p>
          </table:table-cell>
          <table:table-cell table:style-name="ce18" office:value-type="float" office:value="0.366120691749114" calcext:value-type="float">
            <text:p>0.37</text:p>
          </table:table-cell>
          <table:table-cell table:style-name="ce18" office:value-type="float" office:value="0.941176470588235" calcext:value-type="float">
            <text:p>0.94</text:p>
          </table:table-cell>
          <table:table-cell table:style-name="ce18" office:value-type="float" office:value="3.472024367997" calcext:value-type="float">
            <text:p>3.47</text:p>
          </table:table-cell>
          <table:table-cell table:style-name="ce27" table:formula="of:=RANK([.AQ7];([.AH7]~[.AQ7]~[.AZ7]~[.BI7]~[.BR7]);1)" office:value-type="float" office:value="4" calcext:value-type="float">
            <text:p>4</text:p>
          </table:table-cell>
          <table:table-cell table:style-name="ce2" office:value-type="string" calcext:value-type="string">
            <text:p>$f_5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7];([.AH7]~[.AQ7]~[.AZ7]~[.BI7]~[.BR7]);1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.6462236" calcext:value-type="float">
            <text:p>1.65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322788941176471" calcext:value-type="float">
            <text:p>0.03</text:p>
          </table:table-cell>
          <table:table-cell table:style-name="ce18" office:value-type="float" office:value="0.232811174181866" calcext:value-type="float">
            <text:p>0.23</text:p>
          </table:table-cell>
          <table:table-cell table:style-name="ce18" office:value-type="float" office:value="0.980392156862745" calcext:value-type="float">
            <text:p>0.98</text:p>
          </table:table-cell>
          <table:table-cell table:style-name="ce18" office:value-type="float" office:value="1.6462236" calcext:value-type="float">
            <text:p>1.65</text:p>
          </table:table-cell>
          <table:table-cell table:formula="of:=RANK([.BI7];([.AH7]~[.AQ7]~[.AZ7]~[.BI7]~[.BR7]);1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R7];([.AH7]~[.AQ7]~[.AZ7]~[.BI7]~[.BR7])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2800000000002" calcext:value-type="float">
            <text:p>0.0280</text:p>
          </table:table-cell>
          <table:table-cell office:value-type="float" office:value="0.0040000000000191" calcext:value-type="float">
            <text:p>0.0040</text:p>
          </table:table-cell>
          <table:table-cell office:value-type="float" office:value="0.00523529411763918" calcext:value-type="float">
            <text:p>0.0052</text:p>
          </table:table-cell>
          <table:table-cell office:value-type="float" office:value="0.00927254010502975" calcext:value-type="float">
            <text:p>0.0093</text:p>
          </table:table-cell>
          <table:table-cell office:value-type="float" office:value="0.254901960784314" calcext:value-type="float">
            <text:p>0.254901960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190000000000055" calcext:value-type="float">
            <text:p>0.0190</text:p>
          </table:table-cell>
          <table:table-cell office:value-type="float" office:value="0" calcext:value-type="float">
            <text:p>0.0000</text:p>
          </table:table-cell>
          <table:table-cell office:value-type="float" office:value="0.00103921568627446" calcext:value-type="float">
            <text:p>0.0010</text:p>
          </table:table-cell>
          <table:table-cell office:value-type="float" office:value="0.00337934904974264" calcext:value-type="float">
            <text:p>0.0034</text:p>
          </table:table-cell>
          <table:table-cell office:value-type="float" office:value="0.862745098039216" calcext:value-type="float">
            <text:p>0.862745098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8];([.AH8]~[.AQ8]~[.AZ8]~[.BI8]~[.BR8]);1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27" table:formula="of:=RANK([.AQ8];([.AH8]~[.AQ8]~[.AZ8]~[.BI8]~[.BR8]);1)" office:value-type="float" office:value="1" calcext:value-type="float">
            <text:p>1</text:p>
          </table:table-cell>
          <table:table-cell table:style-name="ce2" office:value-type="string" calcext:value-type="string">
            <text:p>$f_6$</text:p>
          </table:table-cell>
          <table:table-cell office:value-type="float" office:value="0" calcext:value-type="float">
            <text:p>0</text:p>
          </table:table-cell>
          <table:table-cell office:value-type="float" office:value="0.0359999999999445" calcext:value-type="float">
            <text:p>0.036</text:p>
          </table:table-cell>
          <table:table-cell office:value-type="float" office:value="0.0040000000000191" calcext:value-type="float">
            <text:p>0.004</text:p>
          </table:table-cell>
          <table:table-cell office:value-type="float" office:value="0.00739215686274194" calcext:value-type="float">
            <text:p>0.0073921569</text:p>
          </table:table-cell>
          <table:table-cell office:value-type="float" office:value="0.0115256236273881" calcext:value-type="float">
            <text:p>0.0115256236</text:p>
          </table:table-cell>
          <table:table-cell office:value-type="float" office:value="0.392156862745098" calcext:value-type="float">
            <text:p>0.3921568627</text:p>
          </table:table-cell>
          <table:table-cell office:value-type="float" office:value="0.376999999999839" calcext:value-type="float">
            <text:p>0.377</text:p>
          </table:table-cell>
          <table:table-cell table:formula="of:=RANK([.AZ8];([.AH8]~[.AQ8]~[.AZ8]~[.BI8]~[.BR8]);1)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I8];([.AH8]~[.AQ8]~[.AZ8]~[.BI8]~[.BR8]);1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R8];([.AH8]~[.AQ8]~[.AZ8]~[.BI8]~[.BR8])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0.0119999999999436" calcext:value-type="float">
            <text:p>0.0120</text:p>
          </table:table-cell>
          <table:table-cell office:value-type="float" office:value="0" calcext:value-type="float">
            <text:p>0.0000</text:p>
          </table:table-cell>
          <table:table-cell office:value-type="float" office:value="0.00239215686273311" calcext:value-type="float">
            <text:p>0.0024</text:p>
          </table:table-cell>
          <table:table-cell office:value-type="float" office:value="0.00454752680034029" calcext:value-type="float">
            <text:p>0.0045</text:p>
          </table:table-cell>
          <table:table-cell office:value-type="float" office:value="0.705882352941177" calcext:value-type="float">
            <text:p>0.70588235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0.0589999999999691" calcext:value-type="float">
            <text:p>0.0590</text:p>
          </table:table-cell>
          <table:table-cell office:value-type="float" office:value="0.0339999999999918" calcext:value-type="float">
            <text:p>0.0340</text:p>
          </table:table-cell>
          <table:table-cell office:value-type="float" office:value="0.0346078431372591" calcext:value-type="float">
            <text:p>0.0346</text:p>
          </table:table-cell>
          <table:table-cell office:value-type="float" office:value="0.0280880757618" calcext:value-type="float">
            <text:p>0.0281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7" calcext:value-type="float">
            <text:p>7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910000000000082" calcext:value-type="float">
            <text:p>0.0910</text:p>
          </table:table-cell>
          <table:table-cell office:value-type="float" office:value="0.0520000000000209" calcext:value-type="float">
            <text:p>0.0520</text:p>
          </table:table-cell>
          <table:table-cell office:value-type="float" office:value="0.0498823529411806" calcext:value-type="float">
            <text:p>0.0499</text:p>
          </table:table-cell>
          <table:table-cell office:value-type="float" office:value="0.0212117891748944" calcext:value-type="float">
            <text:p>0.02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9];([.AH9]~[.AQ9]~[.AZ9]~[.BI9]~[.BR9]);1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27" table:formula="of:=RANK([.AQ9];([.AH9]~[.AQ9]~[.AZ9]~[.BI9]~[.BR9]);1)" office:value-type="float" office:value="1" calcext:value-type="float">
            <text:p>1</text:p>
          </table:table-cell>
          <table:table-cell table:style-name="ce2" office:value-type="string" calcext:value-type="string">
            <text:p>$f_7$</text:p>
          </table:table-cell>
          <table:table-cell office:value-type="float" office:value="0.0199999999999818" calcext:value-type="float">
            <text:p>0.02</text:p>
          </table:table-cell>
          <table:table-cell office:value-type="float" office:value="0.101999999999975" calcext:value-type="float">
            <text:p>0.102</text:p>
          </table:table-cell>
          <table:table-cell office:value-type="float" office:value="0.0589999999999691" calcext:value-type="float">
            <text:p>0.059</text:p>
          </table:table-cell>
          <table:table-cell office:value-type="float" office:value="0.0577254901960821" calcext:value-type="float">
            <text:p>0.0577254902</text:p>
          </table:table-cell>
          <table:table-cell office:value-type="float" office:value="0.0492877266669603" calcext:value-type="float">
            <text:p>0.0492877267</text:p>
          </table:table-cell>
          <table:table-cell office:value-type="float" office:value="0" calcext:value-type="float">
            <text:p>0</text:p>
          </table:table-cell>
          <table:table-cell office:value-type="float" office:value="2.94400000000019" calcext:value-type="float">
            <text:p>2.944</text:p>
          </table:table-cell>
          <table:table-cell table:formula="of:=RANK([.AZ9];([.AH9]~[.AQ9]~[.AZ9]~[.BI9]~[.BR9]);1)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I9];([.AH9]~[.AQ9]~[.AZ9]~[.BI9]~[.BR9]);1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R9];([.AH9]~[.AQ9]~[.AZ9]~[.BI9]~[.BR9])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10];([.AH10]~[.AQ10]~[.AZ10]~[.BI10]~[.BR10]);1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27" table:formula="of:=RANK([.AQ10];([.AH10]~[.AQ10]~[.AZ10]~[.BI10]~[.BR10]);1)" office:value-type="float" office:value="1" calcext:value-type="float">
            <text:p>1</text:p>
          </table:table-cell>
          <table:table-cell table:style-name="ce2" office:value-type="string" calcext:value-type="string">
            <text:p>$f_8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10];([.AH10]~[.AQ10]~[.AZ10]~[.BI10]~[.BR10]);1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I10];([.AH10]~[.AQ10]~[.AZ10]~[.BI10]~[.BR10]);1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R10];([.AH10]~[.AQ10]~[.AZ10]~[.BI10]~[.BR10])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11];([.AH11]~[.AQ11]~[.AZ11]~[.BI11]~[.BR11]);1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.9848772" calcext:value-type="float">
            <text:p>2.98</text:p>
          </table:table-cell>
          <table:table-cell table:style-name="ce18" office:value-type="float" office:value="0.99495906" calcext:value-type="float">
            <text:p>0.99</text:p>
          </table:table-cell>
          <table:table-cell table:style-name="ce18" office:value-type="float" office:value="1.32661207294118" calcext:value-type="float">
            <text:p>1.33</text:p>
          </table:table-cell>
          <table:table-cell table:style-name="ce18" office:value-type="float" office:value="0.73114259433413" calcext:value-type="float">
            <text:p>0.73</text:p>
          </table:table-cell>
          <table:table-cell table:style-name="ce18" office:value-type="float" office:value="0.0784313725490196" calcext:value-type="float">
            <text:p>0.08</text:p>
          </table:table-cell>
          <table:table-cell table:style-name="ce18" office:value-type="float" office:value="67.65721572" calcext:value-type="float">
            <text:p>67.66</text:p>
          </table:table-cell>
          <table:table-cell table:style-name="ce27" table:formula="of:=RANK([.AQ11];([.AH11]~[.AQ11]~[.AZ11]~[.BI11]~[.BR11]);1)" office:value-type="float" office:value="5" calcext:value-type="float">
            <text:p>5</text:p>
          </table:table-cell>
          <table:table-cell table:style-name="ce2" office:value-type="string" calcext:value-type="string">
            <text:p>$f_9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11];([.AH11]~[.AQ11]~[.AZ11]~[.BI11]~[.BR11]);1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I11];([.AH11]~[.AQ11]~[.AZ11]~[.BI11]~[.BR11]);1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.98992" calcext:value-type="float">
            <text:p>1.99</text:p>
          </table:table-cell>
          <table:table-cell table:style-name="ce18" office:value-type="float" office:value="0.994959" calcext:value-type="float">
            <text:p>0.99</text:p>
          </table:table-cell>
          <table:table-cell table:style-name="ce18" office:value-type="float" office:value="0.975450392156863" calcext:value-type="float">
            <text:p>0.98</text:p>
          </table:table-cell>
          <table:table-cell table:style-name="ce18" office:value-type="float" office:value="1.17725204110615" calcext:value-type="float">
            <text:p>1.18</text:p>
          </table:table-cell>
          <table:table-cell table:style-name="ce18" office:value-type="float" office:value="0.215686274509804" calcext:value-type="float">
            <text:p>0.22</text:p>
          </table:table-cell>
          <table:table-cell table:style-name="ce18" office:value-type="float" office:value="49.74797" calcext:value-type="float">
            <text:p>49.75</text:p>
          </table:table-cell>
          <table:table-cell table:formula="of:=RANK([.BR11];([.AH11]~[.AQ11]~[.AZ11]~[.BI11]~[.BR11]);1)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120000000000005" calcext:value-type="float">
            <text:p>0.1200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0329411764705672" calcext:value-type="float">
            <text:p>0.0329</text:p>
          </table:table-cell>
          <table:table-cell table:style-name="ce8" office:value-type="float" office:value="0.0472440472440395" calcext:value-type="float">
            <text:p>0.0472</text:p>
          </table:table-cell>
          <table:table-cell office:value-type="float" office:value="0.529411764705882" calcext:value-type="float">
            <text:p>0.5294117647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H12];([.AH12]~[.AQ12]~[.AZ12]~[.BI12]~[.BR12]);1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27" table:formula="of:=RANK([.AQ12];([.AH12]~[.AQ12]~[.AZ12]~[.BI12]~[.BR12]);1)" office:value-type="float" office:value="1" calcext:value-type="float">
            <text:p>1</text:p>
          </table:table-cell>
          <table:table-cell table:style-name="ce2" office:value-type="string" calcext:value-type="string">
            <text:p>$f_{10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12];([.AH12]~[.AQ12]~[.AZ12]~[.BI12]~[.BR12]);1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I12];([.AH12]~[.AQ12]~[.AZ12]~[.BI12]~[.BR12]);1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R12];([.AH12]~[.AQ12]~[.AZ12]~[.BI12]~[.BR12])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11.77" calcext:value-type="float">
            <text:p>11.7700</text:p>
          </table:table-cell>
          <table:table-cell table:style-name="ce8" office:value-type="float" office:value="0.0599999999999454" calcext:value-type="float">
            <text:p>0.0600</text:p>
          </table:table-cell>
          <table:table-cell table:style-name="ce8" office:value-type="float" office:value="1.39764705882352" calcext:value-type="float">
            <text:p>1.3976</text:p>
          </table:table-cell>
          <table:table-cell table:style-name="ce8" office:value-type="float" office:value="2.99707123705794" calcext:value-type="float">
            <text:p>2.9971</text:p>
          </table:table-cell>
          <table:table-cell office:value-type="float" office:value="0.392156862745098" calcext:value-type="float">
            <text:p>0.3921568627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0.440000000000055" calcext:value-type="float">
            <text:p>0.4400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0.193921568627431" calcext:value-type="float">
            <text:p>0.1939</text:p>
          </table:table-cell>
          <table:table-cell office:value-type="float" office:value="0.0798248081739201" calcext:value-type="float">
            <text:p>0.0798</text:p>
          </table:table-cell>
          <table:table-cell office:value-type="float" office:value="0.0196078431372549" calcext:value-type="float">
            <text:p>0.0196078431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8" office:value-type="float" office:value="0.12490888" calcext:value-type="float">
            <text:p>0.12</text:p>
          </table:table-cell>
          <table:table-cell table:style-name="ce18" office:value-type="float" office:value="18.596992" calcext:value-type="float">
            <text:p>18.60</text:p>
          </table:table-cell>
          <table:table-cell table:style-name="ce18" office:value-type="float" office:value="6.8923758" calcext:value-type="float">
            <text:p>6.89</text:p>
          </table:table-cell>
          <table:table-cell table:style-name="ce18" office:value-type="float" office:value="7.80383641392157" calcext:value-type="float">
            <text:p>7.80</text:p>
          </table:table-cell>
          <table:table-cell table:style-name="ce18" office:value-type="float" office:value="8.87533461002669" calcext:value-type="float">
            <text:p>8.88</text:p>
          </table:table-cell>
          <table:table-cell office:value-type="float" office:value="0" calcext:value-type="float">
            <text:p>0</text:p>
          </table:table-cell>
          <table:table-cell office:value-type="float" office:value="397.99565711" calcext:value-type="float">
            <text:p>397.99565711</text:p>
          </table:table-cell>
          <table:table-cell table:formula="of:=RANK([.AH13];([.AH13]~[.AQ13]~[.AZ13]~[.BI13]~[.BR13]);1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style-name="ce18" office:value-type="float" office:value="0.37475361" calcext:value-type="float">
            <text:p>0.37</text:p>
          </table:table-cell>
          <table:table-cell table:style-name="ce18" office:value-type="float" office:value="30.176703" calcext:value-type="float">
            <text:p>30.18</text:p>
          </table:table-cell>
          <table:table-cell table:style-name="ce18" office:value-type="float" office:value="10.307337" calcext:value-type="float">
            <text:p>10.31</text:p>
          </table:table-cell>
          <table:table-cell table:style-name="ce18" office:value-type="float" office:value="10.4567005656863" calcext:value-type="float">
            <text:p>10.46</text:p>
          </table:table-cell>
          <table:table-cell table:style-name="ce18" office:value-type="float" office:value="7.92659939300766" calcext:value-type="float">
            <text:p>7.93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533.29172885" calcext:value-type="float">
            <text:p>533.29</text:p>
          </table:table-cell>
          <table:table-cell table:style-name="ce27" table:formula="of:=RANK([.AQ13];([.AH13]~[.AQ13]~[.AZ13]~[.BI13]~[.BR13]);1)" office:value-type="float" office:value="4" calcext:value-type="float">
            <text:p>4</text:p>
          </table:table-cell>
          <table:table-cell table:style-name="ce2" office:value-type="string" calcext:value-type="string">
            <text:p>$f_{11}$</text:p>
          </table:table-cell>
          <table:table-cell office:value-type="float" office:value="0" calcext:value-type="float">
            <text:p>0</text:p>
          </table:table-cell>
          <table:table-cell office:value-type="float" office:value="0.0599999999999454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0588235294117112" calcext:value-type="float">
            <text:p>0.0058823529</text:p>
          </table:table-cell>
          <table:table-cell office:value-type="float" office:value="0.018973665960993" calcext:value-type="float">
            <text:p>0.018973666</text:p>
          </table:table-cell>
          <table:table-cell office:value-type="float" office:value="0.901960784313726" calcext:value-type="float">
            <text:p>0.9019607843</text:p>
          </table:table-cell>
          <table:table-cell office:value-type="float" office:value="0.299999999999727" calcext:value-type="float">
            <text:p>0.3</text:p>
          </table:table-cell>
          <table:table-cell table:formula="of:=RANK([.AZ13];([.AH13]~[.AQ13]~[.AZ13]~[.BI13]~[.BR13]);1)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18" office:value-type="float" office:value="0.18736332" calcext:value-type="float">
            <text:p>0.19</text:p>
          </table:table-cell>
          <table:table-cell table:style-name="ce18" office:value-type="float" office:value="133.62037" calcext:value-type="float">
            <text:p>133.62</text:p>
          </table:table-cell>
          <table:table-cell table:style-name="ce18" office:value-type="float" office:value="7.0797391" calcext:value-type="float">
            <text:p>7.08</text:p>
          </table:table-cell>
          <table:table-cell table:style-name="ce18" office:value-type="float" office:value="16.5928395821569" calcext:value-type="float">
            <text:p>16.59</text:p>
          </table:table-cell>
          <table:table-cell table:style-name="ce18" office:value-type="float" office:value="29.0650574513233" calcext:value-type="float">
            <text:p>29.07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846.23481869" calcext:value-type="float">
            <text:p>846.23</text:p>
          </table:table-cell>
          <table:table-cell table:formula="of:=RANK([.BI13];([.AH13]~[.AQ13]~[.AZ13]~[.BI13]~[.BR13]);1)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18" office:value-type="float" office:value="0.249818" calcext:value-type="float">
            <text:p>0.25</text:p>
          </table:table-cell>
          <table:table-cell table:style-name="ce18" office:value-type="float" office:value="25.0563" calcext:value-type="float">
            <text:p>25.06</text:p>
          </table:table-cell>
          <table:table-cell table:style-name="ce18" office:value-type="float" office:value="3.85214" calcext:value-type="float">
            <text:p>3.85</text:p>
          </table:table-cell>
          <table:table-cell table:style-name="ce18" office:value-type="float" office:value="6.01779437254902" calcext:value-type="float">
            <text:p>6.02</text:p>
          </table:table-cell>
          <table:table-cell table:style-name="ce18" office:value-type="float" office:value="5.48712079011532" calcext:value-type="float">
            <text:p>5.4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306.907513" calcext:value-type="float">
            <text:p>306.91</text:p>
          </table:table-cell>
          <table:table-cell table:formula="of:=RANK([.BR13];([.AH13]~[.AQ13]~[.AZ13]~[.BI13]~[.BR13]);1)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0799999999999272" calcext:value-type="float">
            <text:p>0.0800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00784313725489483" calcext:value-type="float">
            <text:p>0.0078</text:p>
          </table:table-cell>
          <table:table-cell table:style-name="ce8" office:value-type="float" office:value="0.018220867158272" calcext:value-type="float">
            <text:p>0.0182</text:p>
          </table:table-cell>
          <table:table-cell office:value-type="float" office:value="0.686274509803922" calcext:value-type="float">
            <text:p>0.686274509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80392156861853" calcext:value-type="float">
            <text:p>0.0010</text:p>
          </table:table-cell>
          <table:table-cell office:value-type="float" office:value="0.00509901951358815" calcext:value-type="float">
            <text:p>0.0051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18145223" calcext:value-type="float">
            <text:p>0.0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01380813600902" calcext:value-type="float">
            <text:p>0.00</text:p>
          </table:table-cell>
          <table:table-cell table:style-name="ce18" office:value-type="float" office:value="0.00424140957984014" calcext:value-type="float">
            <text:p>0.00</text:p>
          </table:table-cell>
          <table:table-cell office:value-type="float" office:value="0.529411764705882" calcext:value-type="float">
            <text:p>0.5294117647</text:p>
          </table:table-cell>
          <table:table-cell office:value-type="float" office:value="0.070421493646002" calcext:value-type="float">
            <text:p>0.0704214936</text:p>
          </table:table-cell>
          <table:table-cell table:formula="of:=RANK([.AH14];([.AH14]~[.AQ14]~[.AZ14]~[.BI14]~[.BR14]);1)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18" office:value-type="float" office:value="0.0011619941" calcext:value-type="float">
            <text:p>0.00</text:p>
          </table:table-cell>
          <table:table-cell table:style-name="ce18" office:value-type="float" office:value="0.019633033" calcext:value-type="float">
            <text:p>0.02</text:p>
          </table:table-cell>
          <table:table-cell table:style-name="ce18" office:value-type="float" office:value="0.0070596413" calcext:value-type="float">
            <text:p>0.01</text:p>
          </table:table-cell>
          <table:table-cell table:style-name="ce18" office:value-type="float" office:value="0.0078593354" calcext:value-type="float">
            <text:p>0.01</text:p>
          </table:table-cell>
          <table:table-cell table:style-name="ce18" office:value-type="float" office:value="0.00599778022223603" calcext:value-type="float">
            <text:p>0.0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4008261054" calcext:value-type="float">
            <text:p>0.40</text:p>
          </table:table-cell>
          <table:table-cell table:style-name="ce27" table:formula="of:=RANK([.AQ14];([.AH14]~[.AQ14]~[.AZ14]~[.BI14]~[.BR14]);1)" office:value-type="float" office:value="5" calcext:value-type="float">
            <text:p>5</text:p>
          </table:table-cell>
          <table:table-cell table:style-name="ce2" office:value-type="string" calcext:value-type="string">
            <text:p>$f_{12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14];([.AH14]~[.AQ14]~[.AZ14]~[.BI14]~[.BR14]);1)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18" office:value-type="float" office:value="0.00000018122773" calcext:value-type="float">
            <text:p>0.00</text:p>
          </table:table-cell>
          <table:table-cell table:style-name="ce18" office:value-type="float" office:value="0.012980885" calcext:value-type="float">
            <text:p>0.01</text:p>
          </table:table-cell>
          <table:table-cell table:style-name="ce18" office:value-type="float" office:value="0.000017197201" calcext:value-type="float">
            <text:p>0.00</text:p>
          </table:table-cell>
          <table:table-cell table:style-name="ce18" office:value-type="float" office:value="0.00245798552372098" calcext:value-type="float">
            <text:p>0.00</text:p>
          </table:table-cell>
          <table:table-cell table:style-name="ce18" office:value-type="float" office:value="0.00361734134179572" calcext:value-type="float">
            <text:p>0.0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12535726170977" calcext:value-type="float">
            <text:p>0.13</text:p>
          </table:table-cell>
          <table:table-cell table:formula="of:=RANK([.BI14];([.AH14]~[.AQ14]~[.AZ14]~[.BI14]~[.BR14]);1)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0866428" calcext:value-type="float">
            <text:p>0.0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00828294490196079" calcext:value-type="float">
            <text:p>0.00</text:p>
          </table:table-cell>
          <table:table-cell table:style-name="ce18" office:value-type="float" office:value="0.00188927808153435" calcext:value-type="float">
            <text:p>0.00</text:p>
          </table:table-cell>
          <table:table-cell table:style-name="ce18" office:value-type="float" office:value="0.725490196078431" calcext:value-type="float">
            <text:p>0.73</text:p>
          </table:table-cell>
          <table:table-cell table:style-name="ce18" office:value-type="float" office:value="0.042243019" calcext:value-type="float">
            <text:p>0.04</text:p>
          </table:table-cell>
          <table:table-cell table:formula="of:=RANK([.BR14];([.AH14]~[.AQ14]~[.AZ14]~[.BI14]~[.BR14]);1)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8" office:value-type="float" office:value="0.00999999999999091" calcext:value-type="float">
            <text:p>0.0100</text:p>
          </table:table-cell>
          <table:table-cell table:style-name="ce8" office:value-type="float" office:value="0.0599999999999454" calcext:value-type="float">
            <text:p>0.0600</text:p>
          </table:table-cell>
          <table:table-cell table:style-name="ce8" office:value-type="float" office:value="0.0299999999999727" calcext:value-type="float">
            <text:p>0.0300</text:p>
          </table:table-cell>
          <table:table-cell table:style-name="ce8" office:value-type="float" office:value="0.0278431372548766" calcext:value-type="float">
            <text:p>0.0278</text:p>
          </table:table-cell>
          <table:table-cell table:style-name="ce8" office:value-type="float" office:value="0.0131148770485921" calcext:value-type="float">
            <text:p>0.013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29411764705583" calcext:value-type="float">
            <text:p>0.0329</text:p>
          </table:table-cell>
          <table:table-cell office:value-type="float" office:value="0.0164924225024556" calcext:value-type="float">
            <text:p>0.016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74509803921319" calcext:value-type="float">
            <text:p>0.0275</text:p>
          </table:table-cell>
          <table:table-cell office:value-type="float" office:value="0.0231084400165617" calcext:value-type="float">
            <text:p>0.023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47058823529187" calcext:value-type="float">
            <text:p>0.0247</text:p>
          </table:table-cell>
          <table:table-cell office:value-type="float" office:value="0.0279642629081937" calcext:value-type="float">
            <text:p>0.02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18" office:value-type="float" office:value="0.0043107777" calcext:value-type="float">
            <text:p>0.00</text:p>
          </table:table-cell>
          <table:table-cell table:style-name="ce18" office:value-type="float" office:value="0.023665434" calcext:value-type="float">
            <text:p>0.02</text:p>
          </table:table-cell>
          <table:table-cell table:style-name="ce18" office:value-type="float" office:value="0.012527198" calcext:value-type="float">
            <text:p>0.01</text:p>
          </table:table-cell>
          <table:table-cell table:style-name="ce18" office:value-type="float" office:value="0.012245254154902" calcext:value-type="float">
            <text:p>0.01</text:p>
          </table:table-cell>
          <table:table-cell table:style-name="ce18" office:value-type="float" office:value="0.00514651510310526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6245079619" calcext:value-type="float">
            <text:p>0.6245079619</text:p>
          </table:table-cell>
          <table:table-cell table:formula="of:=RANK([.AH15];([.AH15]~[.AQ15]~[.AZ15]~[.BI15]~[.BR15]);1)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18" office:value-type="float" office:value="0.0039631336" calcext:value-type="float">
            <text:p>0.00</text:p>
          </table:table-cell>
          <table:table-cell table:style-name="ce18" office:value-type="float" office:value="0.027816352" calcext:value-type="float">
            <text:p>0.03</text:p>
          </table:table-cell>
          <table:table-cell table:style-name="ce18" office:value-type="float" office:value="0.010959691" calcext:value-type="float">
            <text:p>0.01</text:p>
          </table:table-cell>
          <table:table-cell table:style-name="ce18" office:value-type="float" office:value="0.0119450657196078" calcext:value-type="float">
            <text:p>0.01</text:p>
          </table:table-cell>
          <table:table-cell table:style-name="ce18" office:value-type="float" office:value="0.00529090243819087" calcext:value-type="float">
            <text:p>0.0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6091983517" calcext:value-type="float">
            <text:p>0.61</text:p>
          </table:table-cell>
          <table:table-cell table:style-name="ce27" table:formula="of:=RANK([.AQ15];([.AH15]~[.AQ15]~[.AZ15]~[.BI15]~[.BR15]);1)" office:value-type="float" office:value="2" calcext:value-type="float">
            <text:p>2</text:p>
          </table:table-cell>
          <table:table-cell table:style-name="ce2" office:value-type="string" calcext:value-type="string">
            <text:p>$f_{13}$</text:p>
          </table:table-cell>
          <table:table-cell office:value-type="float" office:value="0.00999999999999091" calcext:value-type="float">
            <text:p>0.01</text:p>
          </table:table-cell>
          <table:table-cell office:value-type="float" office:value="0.0799999999999272" calcext:value-type="float">
            <text:p>0.08</text:p>
          </table:table-cell>
          <table:table-cell office:value-type="float" office:value="0.0499999999999545" calcext:value-type="float">
            <text:p>0.05</text:p>
          </table:table-cell>
          <table:table-cell office:value-type="float" office:value="0.0466666666666242" calcext:value-type="float">
            <text:p>0.0466666667</text:p>
          </table:table-cell>
          <table:table-cell office:value-type="float" office:value="0.0260384331325594" calcext:value-type="float">
            <text:p>0.0260384331</text:p>
          </table:table-cell>
          <table:table-cell office:value-type="float" office:value="0" calcext:value-type="float">
            <text:p>0</text:p>
          </table:table-cell>
          <table:table-cell office:value-type="float" office:value="2.37999999999784" calcext:value-type="float">
            <text:p>2.38</text:p>
          </table:table-cell>
          <table:table-cell table:formula="of:=RANK([.AZ15];([.AH15]~[.AQ15]~[.AZ15]~[.BI15]~[.BR15]);1)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18" office:value-type="float" office:value="0.0028263274" calcext:value-type="float">
            <text:p>0.00</text:p>
          </table:table-cell>
          <table:table-cell table:style-name="ce18" office:value-type="float" office:value="0.02214346" calcext:value-type="float">
            <text:p>0.02</text:p>
          </table:table-cell>
          <table:table-cell table:style-name="ce18" office:value-type="float" office:value="0.013925991" calcext:value-type="float">
            <text:p>0.01</text:p>
          </table:table-cell>
          <table:table-cell table:style-name="ce18" office:value-type="float" office:value="0.0134592747176471" calcext:value-type="float">
            <text:p>0.01</text:p>
          </table:table-cell>
          <table:table-cell table:style-name="ce18" office:value-type="float" office:value="0.00627574059818041" calcext:value-type="float">
            <text:p>0.0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6864230106" calcext:value-type="float">
            <text:p>0.69</text:p>
          </table:table-cell>
          <table:table-cell table:formula="of:=RANK([.BI15];([.AH15]~[.AQ15]~[.AZ15]~[.BI15]~[.BR15]);1)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style-name="ce18" office:value-type="float" office:value="0.00374799" calcext:value-type="float">
            <text:p>0.00</text:p>
          </table:table-cell>
          <table:table-cell table:style-name="ce18" office:value-type="float" office:value="0.0221593" calcext:value-type="float">
            <text:p>0.02</text:p>
          </table:table-cell>
          <table:table-cell table:style-name="ce18" office:value-type="float" office:value="0.0101473" calcext:value-type="float">
            <text:p>0.01</text:p>
          </table:table-cell>
          <table:table-cell table:style-name="ce18" office:value-type="float" office:value="0.0107057558823529" calcext:value-type="float">
            <text:p>0.01</text:p>
          </table:table-cell>
          <table:table-cell table:style-name="ce18" office:value-type="float" office:value="0.00631923445966471" calcext:value-type="float">
            <text:p>0.0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54599355" calcext:value-type="float">
            <text:p>0.55</text:p>
          </table:table-cell>
          <table:table-cell table:formula="of:=RANK([.BR15];([.AH15]~[.AQ15]~[.AZ15]~[.BI15]~[.BR15])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0199999999999818" calcext:value-type="float">
            <text:p>0.0200</text:p>
          </table:table-cell>
          <table:table-cell table:style-name="ce8" office:value-type="float" office:value="0.00999999999999091" calcext:value-type="float">
            <text:p>0.0100</text:p>
          </table:table-cell>
          <table:table-cell table:style-name="ce8" office:value-type="float" office:value="0.0109803921568528" calcext:value-type="float">
            <text:p>0.0110</text:p>
          </table:table-cell>
          <table:table-cell table:style-name="ce8" office:value-type="float" office:value="0.00469041575981916" calcext:value-type="float">
            <text:p>0.0047</text:p>
          </table:table-cell>
          <table:table-cell office:value-type="float" office:value="0.0588235294117647" calcext:value-type="float">
            <text:p>0.058823529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152941176470449" calcext:value-type="float">
            <text:p>0.0153</text:p>
          </table:table-cell>
          <table:table-cell office:value-type="float" office:value="0.00883176086631981" calcext:value-type="float">
            <text:p>0.0088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162745098039068" calcext:value-type="float">
            <text:p>0.0163</text:p>
          </table:table-cell>
          <table:table-cell office:value-type="float" office:value="0.00959166304661672" calcext:value-type="float">
            <text:p>0.009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01960784313542" calcext:value-type="float">
            <text:p>0.0202</text:p>
          </table:table-cell>
          <table:table-cell office:value-type="float" office:value="0.00648074069840197" calcext:value-type="float">
            <text:p>0.00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18" office:value-type="float" office:value="0.0015062337" calcext:value-type="float">
            <text:p>0.00</text:p>
          </table:table-cell>
          <table:table-cell table:style-name="ce18" office:value-type="float" office:value="0.018952475" calcext:value-type="float">
            <text:p>0.02</text:p>
          </table:table-cell>
          <table:table-cell table:style-name="ce18" office:value-type="float" office:value="0.0058409463" calcext:value-type="float">
            <text:p>0.01</text:p>
          </table:table-cell>
          <table:table-cell table:style-name="ce18" office:value-type="float" office:value="0.00672852531568627" calcext:value-type="float">
            <text:p>0.01</text:p>
          </table:table-cell>
          <table:table-cell table:style-name="ce18" office:value-type="float" office:value="0.00717619553007405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3431547911" calcext:value-type="float">
            <text:p>0.3431547911</text:p>
          </table:table-cell>
          <table:table-cell table:formula="of:=RANK([.AH16];([.AH16]~[.AQ16]~[.AZ16]~[.BI16]~[.BR16]);1)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18" office:value-type="float" office:value="0.010190366" calcext:value-type="float">
            <text:p>0.01</text:p>
          </table:table-cell>
          <table:table-cell table:style-name="ce18" office:value-type="float" office:value="0.05877183" calcext:value-type="float">
            <text:p>0.06</text:p>
          </table:table-cell>
          <table:table-cell table:style-name="ce18" office:value-type="float" office:value="0.028127797" calcext:value-type="float">
            <text:p>0.03</text:p>
          </table:table-cell>
          <table:table-cell table:style-name="ce18" office:value-type="float" office:value="0.0276832570196078" calcext:value-type="float">
            <text:p>0.03</text:p>
          </table:table-cell>
          <table:table-cell table:style-name="ce18" office:value-type="float" office:value="0.0103922490592443" calcext:value-type="float">
            <text:p>0.0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.411846108" calcext:value-type="float">
            <text:p>1.41</text:p>
          </table:table-cell>
          <table:table-cell table:style-name="ce27" table:formula="of:=RANK([.AQ16];([.AH16]~[.AQ16]~[.AZ16]~[.BI16]~[.BR16]);1)" office:value-type="float" office:value="4" calcext:value-type="float">
            <text:p>4</text:p>
          </table:table-cell>
          <table:table-cell table:style-name="ce2" office:value-type="string" calcext:value-type="string">
            <text:p>$f_{14}$</text:p>
          </table:table-cell>
          <table:table-cell office:value-type="float" office:value="0.00999999999999091" calcext:value-type="float">
            <text:p>0.01</text:p>
          </table:table-cell>
          <table:table-cell office:value-type="float" office:value="0.0499999999999545" calcext:value-type="float">
            <text:p>0.05</text:p>
          </table:table-cell>
          <table:table-cell office:value-type="float" office:value="0.0299999999999727" calcext:value-type="float">
            <text:p>0.03</text:p>
          </table:table-cell>
          <table:table-cell office:value-type="float" office:value="0.0282352941176214" calcext:value-type="float">
            <text:p>0.0282352941</text:p>
          </table:table-cell>
          <table:table-cell office:value-type="float" office:value="0.0213072757526431" calcext:value-type="float">
            <text:p>0.0213072758</text:p>
          </table:table-cell>
          <table:table-cell office:value-type="float" office:value="0" calcext:value-type="float">
            <text:p>0</text:p>
          </table:table-cell>
          <table:table-cell office:value-type="float" office:value="1.43999999999869" calcext:value-type="float">
            <text:p>1.44</text:p>
          </table:table-cell>
          <table:table-cell table:formula="of:=RANK([.AZ16];([.AH16]~[.AQ16]~[.AZ16]~[.BI16]~[.BR16]);1)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style-name="ce18" office:value-type="float" office:value="0.0019712201" calcext:value-type="float">
            <text:p>0.00</text:p>
          </table:table-cell>
          <table:table-cell table:style-name="ce18" office:value-type="float" office:value="0.031700177" calcext:value-type="float">
            <text:p>0.03</text:p>
          </table:table-cell>
          <table:table-cell table:style-name="ce18" office:value-type="float" office:value="0.0074129618" calcext:value-type="float">
            <text:p>0.01</text:p>
          </table:table-cell>
          <table:table-cell table:style-name="ce18" office:value-type="float" office:value="0.00846021869803922" calcext:value-type="float">
            <text:p>0.01</text:p>
          </table:table-cell>
          <table:table-cell table:style-name="ce18" office:value-type="float" office:value="0.0051512816840565" calcext:value-type="float">
            <text:p>0.0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4314711536" calcext:value-type="float">
            <text:p>0.43</text:p>
          </table:table-cell>
          <table:table-cell table:formula="of:=RANK([.BI16];([.AH16]~[.AQ16]~[.AZ16]~[.BI16]~[.BR16]);1)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18" office:value-type="float" office:value="0.000659456" calcext:value-type="float">
            <text:p>0.00</text:p>
          </table:table-cell>
          <table:table-cell table:style-name="ce18" office:value-type="float" office:value="0.00539453" calcext:value-type="float">
            <text:p>0.01</text:p>
          </table:table-cell>
          <table:table-cell table:style-name="ce18" office:value-type="float" office:value="0.00207772" calcext:value-type="float">
            <text:p>0.00</text:p>
          </table:table-cell>
          <table:table-cell table:style-name="ce18" office:value-type="float" office:value="0.00225159543137255" calcext:value-type="float">
            <text:p>0.00</text:p>
          </table:table-cell>
          <table:table-cell table:style-name="ce18" office:value-type="float" office:value="0.00117633068848098" calcext:value-type="float">
            <text:p>0.0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114831367" calcext:value-type="float">
            <text:p>0.11</text:p>
          </table:table-cell>
          <table:table-cell table:formula="of:=RANK([.BR16];([.AH16]~[.AQ16]~[.AZ16]~[.BI16]~[.BR16])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3599999999999" calcext:value-type="float">
            <text:p>0.3600</text:p>
          </table:table-cell>
          <table:table-cell table:style-name="ce8" office:value-type="float" office:value="0.190000000000055" calcext:value-type="float">
            <text:p>0.1900</text:p>
          </table:table-cell>
          <table:table-cell table:style-name="ce8" office:value-type="float" office:value="0.172549019607838" calcext:value-type="float">
            <text:p>0.1725</text:p>
          </table:table-cell>
          <table:table-cell table:style-name="ce8" office:value-type="float" office:value="0.112294256309051" calcext:value-type="float">
            <text:p>0.1123</text:p>
          </table:table-cell>
          <table:table-cell office:value-type="float" office:value="0.0784313725490196" calcext:value-type="float">
            <text:p>0.078431372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369999999999891" calcext:value-type="float">
            <text:p>0.3700</text:p>
          </table:table-cell>
          <table:table-cell office:value-type="float" office:value="0.1400000000001" calcext:value-type="float">
            <text:p>0.1400</text:p>
          </table:table-cell>
          <table:table-cell office:value-type="float" office:value="0.147647058823529" calcext:value-type="float">
            <text:p>0.1476</text:p>
          </table:table-cell>
          <table:table-cell office:value-type="float" office:value="0.168522995463508" calcext:value-type="float">
            <text:p>0.1685</text:p>
          </table:table-cell>
          <table:table-cell office:value-type="float" office:value="0.176470588235294" calcext:value-type="float">
            <text:p>0.176470588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369999999999891" calcext:value-type="float">
            <text:p>0.37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104901960784299" calcext:value-type="float">
            <text:p>0.1049</text:p>
          </table:table-cell>
          <table:table-cell office:value-type="float" office:value="0.140506227620032" calcext:value-type="float">
            <text:p>0.1405</text:p>
          </table:table-cell>
          <table:table-cell office:value-type="float" office:value="0.176470588235294" calcext:value-type="float">
            <text:p>0.176470588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339999999999918" calcext:value-type="float">
            <text:p>0.3400</text:p>
          </table:table-cell>
          <table:table-cell office:value-type="float" office:value="0.130000000000109" calcext:value-type="float">
            <text:p>0.1300</text:p>
          </table:table-cell>
          <table:table-cell office:value-type="float" office:value="0.122941176470592" calcext:value-type="float">
            <text:p>0.1229</text:p>
          </table:table-cell>
          <table:table-cell office:value-type="float" office:value="0.0954567965102932" calcext:value-type="float">
            <text:p>0.0955</text:p>
          </table:table-cell>
          <table:table-cell office:value-type="float" office:value="0.0588235294117647" calcext:value-type="float">
            <text:p>0.0588235294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8" office:value-type="float" office:value="0.098646721" calcext:value-type="float">
            <text:p>0.10</text:p>
          </table:table-cell>
          <table:table-cell table:style-name="ce18" office:value-type="float" office:value="0.26828475" calcext:value-type="float">
            <text:p>0.27</text:p>
          </table:table-cell>
          <table:table-cell table:style-name="ce18" office:value-type="float" office:value="0.15439764" calcext:value-type="float">
            <text:p>0.15</text:p>
          </table:table-cell>
          <table:table-cell table:style-name="ce18" office:value-type="float" office:value="0.157524589098039" calcext:value-type="float">
            <text:p>0.16</text:p>
          </table:table-cell>
          <table:table-cell table:style-name="ce18" office:value-type="float" office:value="0.0322343539297445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8.033754044" calcext:value-type="float">
            <text:p>8.033754044</text:p>
          </table:table-cell>
          <table:table-cell table:formula="of:=RANK([.AH17];([.AH17]~[.AQ17]~[.AZ17]~[.BI17]~[.BR17]);1)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0.15783476" calcext:value-type="float">
            <text:p>0.16</text:p>
          </table:table-cell>
          <table:table-cell table:style-name="ce18" office:value-type="float" office:value="0.38423978" calcext:value-type="float">
            <text:p>0.38</text:p>
          </table:table-cell>
          <table:table-cell table:style-name="ce18" office:value-type="float" office:value="0.28111413" calcext:value-type="float">
            <text:p>0.28</text:p>
          </table:table-cell>
          <table:table-cell table:style-name="ce18" office:value-type="float" office:value="0.27561214" calcext:value-type="float">
            <text:p>0.28</text:p>
          </table:table-cell>
          <table:table-cell table:style-name="ce18" office:value-type="float" office:value="0.0591677892348309" calcext:value-type="float">
            <text:p>0.06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4.05621914" calcext:value-type="float">
            <text:p>14.06</text:p>
          </table:table-cell>
          <table:table-cell table:style-name="ce27" table:formula="of:=RANK([.AQ17];([.AH17]~[.AQ17]~[.AZ17]~[.BI17]~[.BR17]);1)" office:value-type="float" office:value="5" calcext:value-type="float">
            <text:p>5</text:p>
          </table:table-cell>
          <table:table-cell table:style-name="ce2" office:value-type="string" calcext:value-type="string">
            <text:p>$f_{15}$</text:p>
          </table:table-cell>
          <table:table-cell office:value-type="float" office:value="0" calcext:value-type="float">
            <text:p>0</text:p>
          </table:table-cell>
          <table:table-cell office:value-type="float" office:value="0.470000000000027" calcext:value-type="float">
            <text:p>0.47</text:p>
          </table:table-cell>
          <table:table-cell office:value-type="float" office:value="0.220000000000027" calcext:value-type="float">
            <text:p>0.22</text:p>
          </table:table-cell>
          <table:table-cell office:value-type="float" office:value="0.198823529411744" calcext:value-type="float">
            <text:p>0.1988235294</text:p>
          </table:table-cell>
          <table:table-cell office:value-type="float" office:value="0.155003225772935" calcext:value-type="float">
            <text:p>0.1550032258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10.139999999999" calcext:value-type="float">
            <text:p>10.14</text:p>
          </table:table-cell>
          <table:table-cell table:formula="of:=RANK([.AZ17];([.AH17]~[.AQ17]~[.AZ17]~[.BI17]~[.BR17]);1)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0.14798744" calcext:value-type="float">
            <text:p>0.15</text:p>
          </table:table-cell>
          <table:table-cell table:style-name="ce18" office:value-type="float" office:value="0.27615259" calcext:value-type="float">
            <text:p>0.28</text:p>
          </table:table-cell>
          <table:table-cell table:style-name="ce18" office:value-type="float" office:value="0.15439764" calcext:value-type="float">
            <text:p>0.15</text:p>
          </table:table-cell>
          <table:table-cell table:style-name="ce18" office:value-type="float" office:value="0.176051885098039" calcext:value-type="float">
            <text:p>0.18</text:p>
          </table:table-cell>
          <table:table-cell table:style-name="ce18" office:value-type="float" office:value="0.0465354691015074" calcext:value-type="float">
            <text:p>0.05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8.97864614" calcext:value-type="float">
            <text:p>8.98</text:p>
          </table:table-cell>
          <table:table-cell table:formula="of:=RANK([.BI17];([.AH17]~[.AQ17]~[.AZ17]~[.BI17]~[.BR17]);1)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0.157835" calcext:value-type="float">
            <text:p>0.16</text:p>
          </table:table-cell>
          <table:table-cell table:style-name="ce18" office:value-type="float" office:value="0.380349" calcext:value-type="float">
            <text:p>0.38</text:p>
          </table:table-cell>
          <table:table-cell table:style-name="ce18" office:value-type="float" office:value="0.272826" calcext:value-type="float">
            <text:p>0.27</text:p>
          </table:table-cell>
          <table:table-cell table:style-name="ce18" office:value-type="float" office:value="0.27063937254902" calcext:value-type="float">
            <text:p>0.27</text:p>
          </table:table-cell>
          <table:table-cell table:style-name="ce18" office:value-type="float" office:value="0.0769330272639781" calcext:value-type="float">
            <text:p>0.08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3.802608" calcext:value-type="float">
            <text:p>13.80</text:p>
          </table:table-cell>
          <table:table-cell table:formula="of:=RANK([.BR17];([.AH17]~[.AQ17]~[.AZ17]~[.BI17]~[.BR17]);1)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380000000000109" calcext:value-type="float">
            <text:p>0.3800</text:p>
          </table:table-cell>
          <table:table-cell table:style-name="ce8" office:value-type="float" office:value="0.0899999999999181" calcext:value-type="float">
            <text:p>0.0900</text:p>
          </table:table-cell>
          <table:table-cell table:style-name="ce8" office:value-type="float" office:value="0.0898039215686037" calcext:value-type="float">
            <text:p>0.0898</text:p>
          </table:table-cell>
          <table:table-cell table:style-name="ce8" office:value-type="float" office:value="0.0871206060584955" calcext:value-type="float">
            <text:p>0.0871</text:p>
          </table:table-cell>
          <table:table-cell office:value-type="float" office:value="0.137254901960784" calcext:value-type="float">
            <text:p>0.13725490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1099999999999" calcext:value-type="float">
            <text:p>0.11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21568627450597" calcext:value-type="float">
            <text:p>0.0422</text:p>
          </table:table-cell>
          <table:table-cell office:value-type="float" office:value="0.0259615099714707" calcext:value-type="float">
            <text:p>0.0260</text:p>
          </table:table-cell>
          <table:table-cell office:value-type="float" office:value="0.117647058823529" calcext:value-type="float">
            <text:p>0.117647058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756862745097351" calcext:value-type="float">
            <text:p>0.0757</text:p>
          </table:table-cell>
          <table:table-cell office:value-type="float" office:value="0.0217255609823807" calcext:value-type="float">
            <text:p>0.0217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16" calcext:value-type="float">
            <text:p>16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854901960783536" calcext:value-type="float">
            <text:p>0.0855</text:p>
          </table:table-cell>
          <table:table-cell office:value-type="float" office:value="0.0313687742826877" calcext:value-type="float">
            <text:p>0.03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8" office:value-type="float" office:value="0.01943182" calcext:value-type="float">
            <text:p>0.02</text:p>
          </table:table-cell>
          <table:table-cell table:style-name="ce18" office:value-type="float" office:value="0.57868752" calcext:value-type="float">
            <text:p>0.58</text:p>
          </table:table-cell>
          <table:table-cell table:style-name="ce18" office:value-type="float" office:value="0.077727283" calcext:value-type="float">
            <text:p>0.08</text:p>
          </table:table-cell>
          <table:table-cell table:style-name="ce18" office:value-type="float" office:value="0.103542614333333" calcext:value-type="float">
            <text:p>0.10</text:p>
          </table:table-cell>
          <table:table-cell table:style-name="ce18" office:value-type="float" office:value="0.132986329280647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5.280673331" calcext:value-type="float">
            <text:p>5.280673331</text:p>
          </table:table-cell>
          <table:table-cell table:formula="of:=RANK([.AH18];([.AH18]~[.AQ18]~[.AZ18]~[.BI18]~[.BR18]);1)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style-name="ce18" office:value-type="float" office:value="0.097162174" calcext:value-type="float">
            <text:p>0.10</text:p>
          </table:table-cell>
          <table:table-cell table:style-name="ce18" office:value-type="float" office:value="0.9955345" calcext:value-type="float">
            <text:p>1.00</text:p>
          </table:table-cell>
          <table:table-cell table:style-name="ce18" office:value-type="float" office:value="0.38672469" calcext:value-type="float">
            <text:p>0.39</text:p>
          </table:table-cell>
          <table:table-cell table:style-name="ce18" office:value-type="float" office:value="0.415016513803922" calcext:value-type="float">
            <text:p>0.42</text:p>
          </table:table-cell>
          <table:table-cell table:style-name="ce18" office:value-type="float" office:value="0.201608533623687" calcext:value-type="float">
            <text:p>0.2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1.165842204" calcext:value-type="float">
            <text:p>21.17</text:p>
          </table:table-cell>
          <table:table-cell table:style-name="ce27" table:formula="of:=RANK([.AQ18];([.AH18]~[.AQ18]~[.AZ18]~[.BI18]~[.BR18]);1)" office:value-type="float" office:value="5" calcext:value-type="float">
            <text:p>5</text:p>
          </table:table-cell>
          <table:table-cell table:style-name="ce2" office:value-type="string" calcext:value-type="string">
            <text:p>$f_{16}$</text:p>
          </table:table-cell>
          <table:table-cell office:value-type="float" office:value="0.0399999999999636" calcext:value-type="float">
            <text:p>0.04</text:p>
          </table:table-cell>
          <table:table-cell office:value-type="float" office:value="0.150000000000091" calcext:value-type="float">
            <text:p>0.15</text:p>
          </table:table-cell>
          <table:table-cell office:value-type="float" office:value="0.0799999999999272" calcext:value-type="float">
            <text:p>0.08</text:p>
          </table:table-cell>
          <table:table-cell office:value-type="float" office:value="0.0847058823528731" calcext:value-type="float">
            <text:p>0.0847058824</text:p>
          </table:table-cell>
          <table:table-cell office:value-type="float" office:value="0.0495782210251308" calcext:value-type="float">
            <text:p>0.049578221</text:p>
          </table:table-cell>
          <table:table-cell office:value-type="float" office:value="0" calcext:value-type="float">
            <text:p>0</text:p>
          </table:table-cell>
          <table:table-cell office:value-type="float" office:value="4.31999999999653" calcext:value-type="float">
            <text:p>4.32</text:p>
          </table:table-cell>
          <table:table-cell table:formula="of:=RANK([.AZ18];([.AH18]~[.AQ18]~[.AZ18]~[.BI18]~[.BR18]);1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30692265" calcext:value-type="float">
            <text:p>0.31</text:p>
          </table:table-cell>
          <table:table-cell table:style-name="ce18" office:value-type="float" office:value="0.058295469" calcext:value-type="float">
            <text:p>0.06</text:p>
          </table:table-cell>
          <table:table-cell table:style-name="ce18" office:value-type="float" office:value="0.0868616194313726" calcext:value-type="float">
            <text:p>0.09</text:p>
          </table:table-cell>
          <table:table-cell table:style-name="ce18" office:value-type="float" office:value="0.0720879441781742" calcext:value-type="float">
            <text:p>0.07</text:p>
          </table:table-cell>
          <table:table-cell table:style-name="ce18" office:value-type="float" office:value="0.0784313725490196" calcext:value-type="float">
            <text:p>0.08</text:p>
          </table:table-cell>
          <table:table-cell table:style-name="ce18" office:value-type="float" office:value="4.429942591" calcext:value-type="float">
            <text:p>4.43</text:p>
          </table:table-cell>
          <table:table-cell table:formula="of:=RANK([.BI18];([.AH18]~[.AQ18]~[.AZ18]~[.BI18]~[.BR18]);1)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18" office:value-type="float" office:value="0.0971591" calcext:value-type="float">
            <text:p>0.10</text:p>
          </table:table-cell>
          <table:table-cell table:style-name="ce18" office:value-type="float" office:value="0.371052" calcext:value-type="float">
            <text:p>0.37</text:p>
          </table:table-cell>
          <table:table-cell table:style-name="ce18" office:value-type="float" office:value="0.18776" calcext:value-type="float">
            <text:p>0.19</text:p>
          </table:table-cell>
          <table:table-cell table:style-name="ce18" office:value-type="float" office:value="0.18495474117647" calcext:value-type="float">
            <text:p>0.18</text:p>
          </table:table-cell>
          <table:table-cell table:style-name="ce18" office:value-type="float" office:value="0.0632625322012137" calcext:value-type="float">
            <text:p>0.06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9.43269179999999" calcext:value-type="float">
            <text:p>9.43</text:p>
          </table:table-cell>
          <table:table-cell table:formula="of:=RANK([.BR18];([.AH18]~[.AQ18]~[.AZ18]~[.BI18]~[.BR18]);1)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420000000000073" calcext:value-type="float">
            <text:p>0.4200</text:p>
          </table:table-cell>
          <table:table-cell table:style-name="ce8" office:value-type="float" office:value="0.210000000000036" calcext:value-type="float">
            <text:p>0.2100</text:p>
          </table:table-cell>
          <table:table-cell table:style-name="ce8" office:value-type="float" office:value="0.172941176470618" calcext:value-type="float">
            <text:p>0.1729</text:p>
          </table:table-cell>
          <table:table-cell table:style-name="ce8" office:value-type="float" office:value="0.23004347415221" calcext:value-type="float">
            <text:p>0.2300</text:p>
          </table:table-cell>
          <table:table-cell office:value-type="float" office:value="0.352941176470588" calcext:value-type="float">
            <text:p>0.3529411765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.1980611" calcext:value-type="float">
            <text:p>2.20</text:p>
          </table:table-cell>
          <table:table-cell table:style-name="ce18" office:value-type="float" office:value="0.20814298" calcext:value-type="float">
            <text:p>0.21</text:p>
          </table:table-cell>
          <table:table-cell table:style-name="ce18" office:value-type="float" office:value="0.462657168039216" calcext:value-type="float">
            <text:p>0.46</text:p>
          </table:table-cell>
          <table:table-cell table:style-name="ce18" office:value-type="float" office:value="0.56614855292977" calcext:value-type="float">
            <text:p>0.57</text:p>
          </table:table-cell>
          <table:table-cell office:value-type="float" office:value="0.176470588235294" calcext:value-type="float">
            <text:p>0.1764705882</text:p>
          </table:table-cell>
          <table:table-cell office:value-type="float" office:value="23.59551557" calcext:value-type="float">
            <text:p>23.59551557</text:p>
          </table:table-cell>
          <table:table-cell table:formula="of:=RANK([.AH19];([.AH19]~[.AQ19]~[.AZ19]~[.BI19]~[.BR19]);1)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68.41132" calcext:value-type="float">
            <text:p>168.41</text:p>
          </table:table-cell>
          <table:table-cell table:style-name="ce18" office:value-type="float" office:value="1.411245" calcext:value-type="float">
            <text:p>1.41</text:p>
          </table:table-cell>
          <table:table-cell table:style-name="ce18" office:value-type="float" office:value="18.1785358997952" calcext:value-type="float">
            <text:p>18.18</text:p>
          </table:table-cell>
          <table:table-cell table:style-name="ce18" office:value-type="float" office:value="41.0871047052347" calcext:value-type="float">
            <text:p>41.09</text:p>
          </table:table-cell>
          <table:table-cell table:style-name="ce18" office:value-type="float" office:value="0.0588235294117647" calcext:value-type="float">
            <text:p>0.06</text:p>
          </table:table-cell>
          <table:table-cell table:style-name="ce18" office:value-type="float" office:value="927.105330889554" calcext:value-type="float">
            <text:p>927.11</text:p>
          </table:table-cell>
          <table:table-cell table:style-name="ce27" table:formula="of:=RANK([.AQ19];([.AH19]~[.AQ19]~[.AZ19]~[.BI19]~[.BR19]);1)" office:value-type="float" office:value="5" calcext:value-type="float">
            <text:p>5</text:p>
          </table:table-cell>
          <table:table-cell table:style-name="ce2" office:value-type="string" calcext:value-type="string">
            <text:p>$f_{17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19];([.AH19]~[.AQ19]~[.AZ19]~[.BI19]~[.BR19]);1)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29.61129" calcext:value-type="float">
            <text:p>129.61</text:p>
          </table:table-cell>
          <table:table-cell table:style-name="ce18" office:value-type="float" office:value="0.62442895" calcext:value-type="float">
            <text:p>0.62</text:p>
          </table:table-cell>
          <table:table-cell table:style-name="ce18" office:value-type="float" office:value="8.53840877058823" calcext:value-type="float">
            <text:p>8.54</text:p>
          </table:table-cell>
          <table:table-cell table:style-name="ce18" office:value-type="float" office:value="21.2216843161258" calcext:value-type="float">
            <text:p>21.22</text:p>
          </table:table-cell>
          <table:table-cell table:style-name="ce18" office:value-type="float" office:value="0.137254901960784" calcext:value-type="float">
            <text:p>0.14</text:p>
          </table:table-cell>
          <table:table-cell table:style-name="ce18" office:value-type="float" office:value="435.4588473" calcext:value-type="float">
            <text:p>435.46</text:p>
          </table:table-cell>
          <table:table-cell table:formula="of:=RANK([.BI19];([.AH19]~[.AQ19]~[.AZ19]~[.BI19]~[.BR19]);1)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208143" calcext:value-type="float">
            <text:p>0.2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122437058823529" calcext:value-type="float">
            <text:p>0.01</text:p>
          </table:table-cell>
          <table:table-cell table:style-name="ce18" office:value-type="float" office:value="0.0509844143532119" calcext:value-type="float">
            <text:p>0.05</text:p>
          </table:table-cell>
          <table:table-cell table:style-name="ce18" office:value-type="float" office:value="0.941176470588235" calcext:value-type="float">
            <text:p>0.94</text:p>
          </table:table-cell>
          <table:table-cell table:style-name="ce18" office:value-type="float" office:value="0.624429" calcext:value-type="float">
            <text:p>0.62</text:p>
          </table:table-cell>
          <table:table-cell table:formula="of:=RANK([.BR19];([.AH19]~[.AQ19]~[.AZ19]~[.BI19]~[.BR19]);1)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54901960784082" calcext:value-type="float">
            <text:p>0.0025</text:p>
          </table:table-cell>
          <table:table-cell office:value-type="float" office:value="0.00509901951358815" calcext:value-type="float">
            <text:p>0.0051</text:p>
          </table:table-cell>
          <table:table-cell office:value-type="float" office:value="0.745098039215686" calcext:value-type="float">
            <text:p>0.745098039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352941176470267" calcext:value-type="float">
            <text:p>0.0035</text:p>
          </table:table-cell>
          <table:table-cell office:value-type="float" office:value="0.00812403840462857" calcext:value-type="float">
            <text:p>0.0081</text:p>
          </table:table-cell>
          <table:table-cell office:value-type="float" office:value="0.647058823529412" calcext:value-type="float">
            <text:p>0.647058823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94117647058556" calcext:value-type="float">
            <text:p>0.0029</text:p>
          </table:table-cell>
          <table:table-cell office:value-type="float" office:value="0.00583095189484" calcext:value-type="float">
            <text:p>0.0058</text:p>
          </table:table-cell>
          <table:table-cell office:value-type="float" office:value="0.725490196078431" calcext:value-type="float">
            <text:p>0.7254901961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8" office:value-type="float" office:value="0.000014041333" calcext:value-type="float">
            <text:p>0.00</text:p>
          </table:table-cell>
          <table:table-cell table:style-name="ce18" office:value-type="float" office:value="0.99538819" calcext:value-type="float">
            <text:p>1.00</text:p>
          </table:table-cell>
          <table:table-cell table:style-name="ce18" office:value-type="float" office:value="0.00139544" calcext:value-type="float">
            <text:p>0.00</text:p>
          </table:table-cell>
          <table:table-cell table:style-name="ce18" office:value-type="float" office:value="0.0316603259727255" calcext:value-type="float">
            <text:p>0.03</text:p>
          </table:table-cell>
          <table:table-cell table:style-name="ce18" office:value-type="float" office:value="0.143906249070483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1.614676624609" calcext:value-type="float">
            <text:p>1.6146766246</text:p>
          </table:table-cell>
          <table:table-cell table:formula="of:=RANK([.AH20];([.AH20]~[.AQ20]~[.AZ20]~[.BI20]~[.BR20]);1)"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style-name="ce18" office:value-type="float" office:value="0.00014940903" calcext:value-type="float">
            <text:p>0.00</text:p>
          </table:table-cell>
          <table:table-cell table:style-name="ce18" office:value-type="float" office:value="0.49780986" calcext:value-type="float">
            <text:p>0.50</text:p>
          </table:table-cell>
          <table:table-cell table:style-name="ce18" office:value-type="float" office:value="0.060686676" calcext:value-type="float">
            <text:p>0.06</text:p>
          </table:table-cell>
          <table:table-cell table:style-name="ce18" office:value-type="float" office:value="0.158606567122549" calcext:value-type="float">
            <text:p>0.16</text:p>
          </table:table-cell>
          <table:table-cell table:style-name="ce18" office:value-type="float" office:value="0.225392651170707" calcext:value-type="float">
            <text:p>0.23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8.08893492325" calcext:value-type="float">
            <text:p>8.09</text:p>
          </table:table-cell>
          <table:table-cell table:style-name="ce27" table:formula="of:=RANK([.AQ20];([.AH20]~[.AQ20]~[.AZ20]~[.BI20]~[.BR20]);1)" office:value-type="float" office:value="5" calcext:value-type="float">
            <text:p>5</text:p>
          </table:table-cell>
          <table:table-cell table:style-name="ce2" office:value-type="string" calcext:value-type="string">
            <text:p>$f_{18}$</text:p>
          </table:table-cell>
          <table:table-cell office:value-type="float" office:value="0" calcext:value-type="float">
            <text:p>0</text:p>
          </table:table-cell>
          <table:table-cell office:value-type="float" office:value="0.0199999999999818" calcext:value-type="float">
            <text:p>0.02</text:p>
          </table:table-cell>
          <table:table-cell office:value-type="float" office:value="0.00999999999999091" calcext:value-type="float">
            <text:p>0.01</text:p>
          </table:table-cell>
          <table:table-cell office:value-type="float" office:value="0.00764705882352246" calcext:value-type="float">
            <text:p>0.0076470588</text:p>
          </table:table-cell>
          <table:table-cell office:value-type="float" office:value="0.00632455532033101" calcext:value-type="float">
            <text:p>0.0063245553</text:p>
          </table:table-cell>
          <table:table-cell office:value-type="float" office:value="0.313725490196078" calcext:value-type="float">
            <text:p>0.3137254902</text:p>
          </table:table-cell>
          <table:table-cell office:value-type="float" office:value="0.389999999999645" calcext:value-type="float">
            <text:p>0.39</text:p>
          </table:table-cell>
          <table:table-cell table:formula="of:=RANK([.AZ20];([.AH20]~[.AQ20]~[.AZ20]~[.BI20]~[.BR20]);1)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18" office:value-type="float" office:value="0.00010843823" calcext:value-type="float">
            <text:p>0.00</text:p>
          </table:table-cell>
          <table:table-cell table:style-name="ce18" office:value-type="float" office:value="0.15214363" calcext:value-type="float">
            <text:p>0.15</text:p>
          </table:table-cell>
          <table:table-cell table:style-name="ce18" office:value-type="float" office:value="0.00073041597" calcext:value-type="float">
            <text:p>0.00</text:p>
          </table:table-cell>
          <table:table-cell table:style-name="ce18" office:value-type="float" office:value="0.0057171671072549" calcext:value-type="float">
            <text:p>0.01</text:p>
          </table:table-cell>
          <table:table-cell table:style-name="ce18" office:value-type="float" office:value="0.0221470052575841" calcext:value-type="float">
            <text:p>0.0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29157552247" calcext:value-type="float">
            <text:p>0.29</text:p>
          </table:table-cell>
          <table:table-cell table:formula="of:=RANK([.BI20];([.AH20]~[.AQ20]~[.AZ20]~[.BI20]~[.BR20]);1)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0130324" calcext:value-type="float">
            <text:p>0.00</text:p>
          </table:table-cell>
          <table:table-cell table:style-name="ce18" office:value-type="float" office:value="0.00000321054" calcext:value-type="float">
            <text:p>0.00</text:p>
          </table:table-cell>
          <table:table-cell table:style-name="ce18" office:value-type="float" office:value="0.000046603360527451" calcext:value-type="float">
            <text:p>0.00</text:p>
          </table:table-cell>
          <table:table-cell table:style-name="ce18" office:value-type="float" office:value="0.000196488511049554" calcext:value-type="float">
            <text:p>0.00</text:p>
          </table:table-cell>
          <table:table-cell table:style-name="ce18" office:value-type="float" office:value="0.0196078431372549" calcext:value-type="float">
            <text:p>0.02</text:p>
          </table:table-cell>
          <table:table-cell table:style-name="ce18" office:value-type="float" office:value="0.0023767713869" calcext:value-type="float">
            <text:p>0.00</text:p>
          </table:table-cell>
          <table:table-cell table:formula="of:=RANK([.BR20];([.AH20]~[.AQ20]~[.AZ20]~[.BI20]~[.BR20])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0199999999999818" calcext:value-type="float">
            <text:p>0.0200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000980392156861853" calcext:value-type="float">
            <text:p>0.0010</text:p>
          </table:table-cell>
          <table:table-cell table:style-name="ce8" office:value-type="float" office:value="0.00374165738677054" calcext:value-type="float">
            <text:p>0.0037</text:p>
          </table:table-cell>
          <table:table-cell office:value-type="float" office:value="0.92156862745098" calcext:value-type="float">
            <text:p>0.9215686275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26169293" calcext:value-type="float">
            <text:p>0.26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130137167549291" calcext:value-type="float">
            <text:p>0.01</text:p>
          </table:table-cell>
          <table:table-cell table:style-name="ce18" office:value-type="float" office:value="0.0424674983921964" calcext:value-type="float">
            <text:p>0.04</text:p>
          </table:table-cell>
          <table:table-cell office:value-type="float" office:value="0.588235294117647" calcext:value-type="float">
            <text:p>0.5882352941</text:p>
          </table:table-cell>
          <table:table-cell office:value-type="float" office:value="0.663699554501383" calcext:value-type="float">
            <text:p>0.6636995545</text:p>
          </table:table-cell>
          <table:table-cell table:formula="of:=RANK([.AH21];([.AH21]~[.AQ21]~[.AZ21]~[.BI21]~[.BR21]);1)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9986869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734486712191335" calcext:value-type="float">
            <text:p>0.07</text:p>
          </table:table-cell>
          <table:table-cell table:style-name="ce18" office:value-type="float" office:value="0.252837232947221" calcext:value-type="float">
            <text:p>0.25</text:p>
          </table:table-cell>
          <table:table-cell table:style-name="ce18" office:value-type="float" office:value="0.588235294117647" calcext:value-type="float">
            <text:p>0.59</text:p>
          </table:table-cell>
          <table:table-cell table:style-name="ce18" office:value-type="float" office:value="3.74588223217581" calcext:value-type="float">
            <text:p>3.75</text:p>
          </table:table-cell>
          <table:table-cell table:style-name="ce27" table:formula="of:=RANK([.AQ21];([.AH21]~[.AQ21]~[.AZ21]~[.BI21]~[.BR21]);1)" office:value-type="float" office:value="5" calcext:value-type="float">
            <text:p>5</text:p>
          </table:table-cell>
          <table:table-cell table:style-name="ce2" office:value-type="string" calcext:value-type="string">
            <text:p>$f_{19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21];([.AH21]~[.AQ21]~[.AZ21]~[.BI21]~[.BR21]);1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9976486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207395021247825" calcext:value-type="float">
            <text:p>0.02</text:p>
          </table:table-cell>
          <table:table-cell table:style-name="ce18" office:value-type="float" office:value="0.141178206338981" calcext:value-type="float">
            <text:p>0.14</text:p>
          </table:table-cell>
          <table:table-cell table:style-name="ce18" office:value-type="float" office:value="0.529411764705882" calcext:value-type="float">
            <text:p>0.53</text:p>
          </table:table-cell>
          <table:table-cell table:style-name="ce18" office:value-type="float" office:value="1.05771460836391" calcext:value-type="float">
            <text:p>1.06</text:p>
          </table:table-cell>
          <table:table-cell table:formula="of:=RANK([.BI21];([.AH21]~[.AQ21]~[.AZ21]~[.BI21]~[.BR21]);1)"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5" table:style-name="ce18" office:value-type="float" office:value="0" calcext:value-type="float">
            <text:p>0.00</text:p>
          </table:table-cell>
          <table:table-cell table:style-name="ce18" office:value-type="float" office:value="1" calcext:value-type="float">
            <text:p>1.00</text:p>
          </table:table-cell>
          <table:table-cell table:style-name="ce18" office:value-type="float" office:value="0" calcext:value-type="float">
            <text:p>0.00</text:p>
          </table:table-cell>
          <table:table-cell table:formula="of:=RANK([.BR21];([.AH21]~[.AQ21]~[.AZ21]~[.BI21]~[.BR21]);1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table:style-name="ce8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77642156" calcext:value-type="float">
            <text:p>0.08</text:p>
          </table:table-cell>
          <table:table-cell table:style-name="ce18" office:value-type="float" office:value="0.0041786926" calcext:value-type="float">
            <text:p>0.00</text:p>
          </table:table-cell>
          <table:table-cell table:style-name="ce18" office:value-type="float" office:value="0.0108908030596229" calcext:value-type="float">
            <text:p>0.01</text:p>
          </table:table-cell>
          <table:table-cell table:style-name="ce18" office:value-type="float" office:value="0.0196634729769501" calcext:value-type="float">
            <text:p>0.02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0.55543095604077" calcext:value-type="float">
            <text:p>0.555430956</text:p>
          </table:table-cell>
          <table:table-cell table:formula="of:=RANK([.AH22];([.AH22]~[.AQ22]~[.AZ22]~[.BI22]~[.BR22]);1)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style-name="ce18" office:value-type="float" office:value="0.00000081844314" calcext:value-type="float">
            <text:p>0.00</text:p>
          </table:table-cell>
          <table:table-cell table:style-name="ce18" office:value-type="float" office:value="0.62170849" calcext:value-type="float">
            <text:p>0.62</text:p>
          </table:table-cell>
          <table:table-cell table:style-name="ce18" office:value-type="float" office:value="0.028769981" calcext:value-type="float">
            <text:p>0.03</text:p>
          </table:table-cell>
          <table:table-cell table:style-name="ce18" office:value-type="float" office:value="0.0825134662129047" calcext:value-type="float">
            <text:p>0.08</text:p>
          </table:table-cell>
          <table:table-cell table:style-name="ce18" office:value-type="float" office:value="0.155850495127751" calcext:value-type="float">
            <text:p>0.16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4.20818677685814" calcext:value-type="float">
            <text:p>4.21</text:p>
          </table:table-cell>
          <table:table-cell table:style-name="ce27" table:formula="of:=RANK([.AQ22];([.AH22]~[.AQ22]~[.AZ22]~[.BI22]~[.BR22]);1)" office:value-type="float" office:value="5" calcext:value-type="float">
            <text:p>5</text:p>
          </table:table-cell>
          <table:table-cell table:style-name="ce2" office:value-type="string" calcext:value-type="string">
            <text:p>$f_{20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22];([.AH22]~[.AQ22]~[.AZ22]~[.BI22]~[.BR22]);1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8" office:value-type="float" office:value="0.00023629884" calcext:value-type="float">
            <text:p>0.00</text:p>
          </table:table-cell>
          <table:table-cell table:style-name="ce18" office:value-type="float" office:value="0.042483386" calcext:value-type="float">
            <text:p>0.04</text:p>
          </table:table-cell>
          <table:table-cell table:style-name="ce18" office:value-type="float" office:value="0.010932293" calcext:value-type="float">
            <text:p>0.01</text:p>
          </table:table-cell>
          <table:table-cell table:style-name="ce18" office:value-type="float" office:value="0.0139115682158823" calcext:value-type="float">
            <text:p>0.01</text:p>
          </table:table-cell>
          <table:table-cell table:style-name="ce18" office:value-type="float" office:value="0.0169022758234854" calcext:value-type="float">
            <text:p>0.0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70948997901" calcext:value-type="float">
            <text:p>0.71</text:p>
          </table:table-cell>
          <table:table-cell table:formula="of:=RANK([.BI22];([.AH22]~[.AQ22]~[.AZ22]~[.BI22]~[.BR22]);1)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0810854" calcext:value-type="float">
            <text:p>0.08</text:p>
          </table:table-cell>
          <table:table-cell table:style-name="ce18" office:value-type="float" office:value="0.00000738872" calcext:value-type="float">
            <text:p>0.00</text:p>
          </table:table-cell>
          <table:table-cell table:style-name="ce18" office:value-type="float" office:value="0.00882620804091177" calcext:value-type="float">
            <text:p>0.01</text:p>
          </table:table-cell>
          <table:table-cell table:style-name="ce18" office:value-type="float" office:value="0.0184555948593383" calcext:value-type="float">
            <text:p>0.02</text:p>
          </table:table-cell>
          <table:table-cell table:style-name="ce18" office:value-type="float" office:value="0.0392156862745098" calcext:value-type="float">
            <text:p>0.04</text:p>
          </table:table-cell>
          <table:table-cell table:style-name="ce18" office:value-type="float" office:value="0.4501366100865" calcext:value-type="float">
            <text:p>0.45</text:p>
          </table:table-cell>
          <table:table-cell table:formula="of:=RANK([.BR22];([.AH22]~[.AQ22]~[.AZ22]~[.BI22]~[.BR22]);1)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320000000000164" calcext:value-type="float">
            <text:p>0.3200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0792156862745002" calcext:value-type="float">
            <text:p>0.0792</text:p>
          </table:table-cell>
          <table:table-cell table:style-name="ce8" office:value-type="float" office:value="0.158467662316303" calcext:value-type="float">
            <text:p>0.1585</text:p>
          </table:table-cell>
          <table:table-cell office:value-type="float" office:value="0.745098039215686" calcext:value-type="float">
            <text:p>0.7450980392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18" office:value-type="float" office:value="0.000000024888777" calcext:value-type="float">
            <text:p>0.00</text:p>
          </table:table-cell>
          <table:table-cell table:style-name="ce18" office:value-type="float" office:value="0.32781562" calcext:value-type="float">
            <text:p>0.33</text:p>
          </table:table-cell>
          <table:table-cell table:style-name="ce18" office:value-type="float" office:value="0.0001598858" calcext:value-type="float">
            <text:p>0.00</text:p>
          </table:table-cell>
          <table:table-cell table:style-name="ce18" office:value-type="float" office:value="0.0385433608851996" calcext:value-type="float">
            <text:p>0.04</text:p>
          </table:table-cell>
          <table:table-cell table:style-name="ce18" office:value-type="float" office:value="0.109485983113112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float" office:value="1.96571140514518" calcext:value-type="float">
            <text:p>1.9657114051</text:p>
          </table:table-cell>
          <table:table-cell table:formula="of:=RANK([.AH23];([.AH23]~[.AQ23]~[.AZ23]~[.BI23]~[.BR23]);1)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style-name="ce18" office:value-type="float" office:value="0.0000013157482" calcext:value-type="float">
            <text:p>0.00</text:p>
          </table:table-cell>
          <table:table-cell table:style-name="ce18" office:value-type="float" office:value="0.9874107" calcext:value-type="float">
            <text:p>0.99</text:p>
          </table:table-cell>
          <table:table-cell table:style-name="ce18" office:value-type="float" office:value="0.31798285" calcext:value-type="float">
            <text:p>0.32</text:p>
          </table:table-cell>
          <table:table-cell table:style-name="ce18" office:value-type="float" office:value="0.346151219199141" calcext:value-type="float">
            <text:p>0.35</text:p>
          </table:table-cell>
          <table:table-cell table:style-name="ce18" office:value-type="float" office:value="0.458751407701894" calcext:value-type="float">
            <text:p>0.46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7.6537121791562" calcext:value-type="float">
            <text:p>17.65</text:p>
          </table:table-cell>
          <table:table-cell table:style-name="ce27" table:formula="of:=RANK([.AQ23];([.AH23]~[.AQ23]~[.AZ23]~[.BI23]~[.BR23]);1)" office:value-type="float" office:value="5" calcext:value-type="float">
            <text:p>5</text:p>
          </table:table-cell>
          <table:table-cell table:style-name="ce2" office:value-type="string" calcext:value-type="string">
            <text:p>$f_{21}$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ANK([.AZ23];([.AH23]~[.AQ23]~[.AZ23]~[.BI23]~[.BR23]);1)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18" office:value-type="float" office:value="0.0000031639265" calcext:value-type="float">
            <text:p>0.00</text:p>
          </table:table-cell>
          <table:table-cell table:style-name="ce18" office:value-type="float" office:value="0.31927332" calcext:value-type="float">
            <text:p>0.32</text:p>
          </table:table-cell>
          <table:table-cell table:style-name="ce18" office:value-type="float" office:value="0.00059656065" calcext:value-type="float">
            <text:p>0.00</text:p>
          </table:table-cell>
          <table:table-cell table:style-name="ce18" office:value-type="float" office:value="0.0526303806311274" calcext:value-type="float">
            <text:p>0.05</text:p>
          </table:table-cell>
          <table:table-cell table:style-name="ce18" office:value-type="float" office:value="0.119145615547802" calcext:value-type="float">
            <text:p>0.1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.6841494121875" calcext:value-type="float">
            <text:p>2.68</text:p>
          </table:table-cell>
          <table:table-cell table:formula="of:=RANK([.BI23];([.AH23]~[.AQ23]~[.AZ23]~[.BI23]~[.BR23]);1)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48523" calcext:value-type="float">
            <text:p>0.49</text:p>
          </table:table-cell>
          <table:table-cell table:style-name="ce18" office:value-type="float" office:value="0.0000000770201" calcext:value-type="float">
            <text:p>0.00</text:p>
          </table:table-cell>
          <table:table-cell table:style-name="ce18" office:value-type="float" office:value="0.0270304026288412" calcext:value-type="float">
            <text:p>0.03</text:p>
          </table:table-cell>
          <table:table-cell table:style-name="ce18" office:value-type="float" office:value="0.0949106449779919" calcext:value-type="float">
            <text:p>0.09</text:p>
          </table:table-cell>
          <table:table-cell table:style-name="ce18" office:value-type="float" office:value="0.294117647058824" calcext:value-type="float">
            <text:p>0.29</text:p>
          </table:table-cell>
          <table:table-cell table:style-name="ce18" office:value-type="float" office:value="1.3785505340709" calcext:value-type="float">
            <text:p>1.38</text:p>
          </table:table-cell>
          <table:table-cell table:formula="of:=RANK([.BR23];([.AH23]~[.AQ23]~[.AZ23]~[.BI23]~[.BR23]);1)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8" office:value-type="float" office:value="0" calcext:value-type="float">
            <text:p>0.0000</text:p>
          </table:table-cell>
          <table:table-cell table:style-name="ce8" office:value-type="float" office:value="0.630000000000109" calcext:value-type="float">
            <text:p>0.6300</text:p>
          </table:table-cell>
          <table:table-cell table:style-name="ce8" office:value-type="float" office:value="0.309999999999945" calcext:value-type="float">
            <text:p>0.3100</text:p>
          </table:table-cell>
          <table:table-cell table:style-name="ce8" office:value-type="float" office:value="0.190784313725464" calcext:value-type="float">
            <text:p>0.1908</text:p>
          </table:table-cell>
          <table:table-cell table:style-name="ce8" office:value-type="float" office:value="0.222306095283027" calcext:value-type="float">
            <text:p>0.2223</text:p>
          </table:table-cell>
          <table:table-cell office:value-type="float" office:value="0.411764705882353" calcext:value-type="float">
            <text:p>0.411764705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76470588238254" calcext:value-type="float">
            <text:p>0.0018</text:p>
          </table:table-cell>
          <table:table-cell office:value-type="float" office:value="0.00469041575988703" calcext:value-type="float">
            <text:p>0.0047</text:p>
          </table:table-cell>
          <table:table-cell office:value-type="float" office:value="0.843137254901961" calcext:value-type="float">
            <text:p>0.843137254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3725490196378" calcext:value-type="float">
            <text:p>0.0014</text:p>
          </table:table-cell>
          <table:table-cell office:value-type="float" office:value="0.00374165738685561" calcext:value-type="float">
            <text:p>0.0037</text:p>
          </table:table-cell>
          <table:table-cell office:value-type="float" office:value="0.862745098039216" calcext:value-type="float">
            <text:p>0.862745098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18" office:value-type="float" office:value="0.00000097856764" calcext:value-type="float">
            <text:p>0.00</text:p>
          </table:table-cell>
          <table:table-cell table:style-name="ce18" office:value-type="float" office:value="0.031530729" calcext:value-type="float">
            <text:p>0.03</text:p>
          </table:table-cell>
          <table:table-cell table:style-name="ce18" office:value-type="float" office:value="0.0015189704" calcext:value-type="float">
            <text:p>0.00</text:p>
          </table:table-cell>
          <table:table-cell table:style-name="ce18" office:value-type="float" office:value="0.00420114369901647" calcext:value-type="float">
            <text:p>0.00</text:p>
          </table:table-cell>
          <table:table-cell table:style-name="ce18" office:value-type="float" office:value="0.00696110634042215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21425832864984" calcext:value-type="float">
            <text:p>0.2142583286</text:p>
          </table:table-cell>
          <table:table-cell table:formula="of:=RANK([.AH24];([.AH24]~[.AQ24]~[.AZ24]~[.BI24]~[.BR24]);1)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18" office:value-type="float" office:value="0.00000015612613" calcext:value-type="float">
            <text:p>0.00</text:p>
          </table:table-cell>
          <table:table-cell table:style-name="ce18" office:value-type="float" office:value="0.33226127" calcext:value-type="float">
            <text:p>0.33</text:p>
          </table:table-cell>
          <table:table-cell table:style-name="ce18" office:value-type="float" office:value="0.019169336" calcext:value-type="float">
            <text:p>0.02</text:p>
          </table:table-cell>
          <table:table-cell table:style-name="ce18" office:value-type="float" office:value="0.025584240647532" calcext:value-type="float">
            <text:p>0.03</text:p>
          </table:table-cell>
          <table:table-cell table:style-name="ce18" office:value-type="float" office:value="0.063032224367154" calcext:value-type="float">
            <text:p>0.06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.30479627302413" calcext:value-type="float">
            <text:p>1.30</text:p>
          </table:table-cell>
          <table:table-cell table:style-name="ce27" table:formula="of:=RANK([.AQ24];([.AH24]~[.AQ24]~[.AZ24]~[.BI24]~[.BR24]);1)" office:value-type="float" office:value="5" calcext:value-type="float">
            <text:p>5</text:p>
          </table:table-cell>
          <table:table-cell table:style-name="ce2" office:value-type="string" calcext:value-type="string">
            <text:p>$f_{22}$</text:p>
          </table:table-cell>
          <table:table-cell office:value-type="float" office:value="0" calcext:value-type="float">
            <text:p>0</text:p>
          </table:table-cell>
          <table:table-cell office:value-type="float" office:value="0.0300000000002001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0372549019611517" calcext:value-type="float">
            <text:p>0.0037254902</text:p>
          </table:table-cell>
          <table:table-cell office:value-type="float" office:value="0.0276405499223428" calcext:value-type="float">
            <text:p>0.0276405499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0.190000000001874" calcext:value-type="float">
            <text:p>0.19</text:p>
          </table:table-cell>
          <table:table-cell table:formula="of:=RANK([.AZ24];([.AH24]~[.AQ24]~[.AZ24]~[.BI24]~[.BR24]);1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style-name="ce18" office:value-type="float" office:value="0.0017853507" calcext:value-type="float">
            <text:p>0.00</text:p>
          </table:table-cell>
          <table:table-cell table:style-name="ce18" office:value-type="float" office:value="0.021351629" calcext:value-type="float">
            <text:p>0.02</text:p>
          </table:table-cell>
          <table:table-cell table:style-name="ce18" office:value-type="float" office:value="0.0048919103" calcext:value-type="float">
            <text:p>0.00</text:p>
          </table:table-cell>
          <table:table-cell table:style-name="ce18" office:value-type="float" office:value="0.00571506065686274" calcext:value-type="float">
            <text:p>0.01</text:p>
          </table:table-cell>
          <table:table-cell table:style-name="ce18" office:value-type="float" office:value="0.00947610096407521" calcext:value-type="float">
            <text:p>0.0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2914680935" calcext:value-type="float">
            <text:p>0.29</text:p>
          </table:table-cell>
          <table:table-cell table:formula="of:=RANK([.BI24];([.AH24]~[.AQ24]~[.AZ24]~[.BI24]~[.BR24]);1)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style-name="ce18" office:value-type="float" office:value="0.0000000633331" calcext:value-type="float">
            <text:p>0.00</text:p>
          </table:table-cell>
          <table:table-cell table:style-name="ce18" office:value-type="float" office:value="0.0220986" calcext:value-type="float">
            <text:p>0.02</text:p>
          </table:table-cell>
          <table:table-cell table:style-name="ce18" office:value-type="float" office:value="0.0198895" calcext:value-type="float">
            <text:p>0.02</text:p>
          </table:table-cell>
          <table:table-cell table:style-name="ce18" office:value-type="float" office:value="0.0148155229065314" calcext:value-type="float">
            <text:p>0.01</text:p>
          </table:table-cell>
          <table:table-cell table:style-name="ce18" office:value-type="float" office:value="0.010107775260548" calcext:value-type="float">
            <text:p>0.0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0.7555916682331" calcext:value-type="float">
            <text:p>0.76</text:p>
          </table:table-cell>
          <table:table-cell table:formula="of:=RANK([.BR24];([.AH24]~[.AQ24]~[.AZ24]~[.BI24]~[.BR24]);1)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 table:style-name="ce8" office:value-type="float" office:value="329.46" calcext:value-type="float">
            <text:p>329.4600</text:p>
          </table:table-cell>
          <table:table-cell table:style-name="ce8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329.46" calcext:value-type="float">
            <text:p>329.46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29.46" calcext:value-type="float">
            <text:p>329.4600</text:p>
          </table:table-cell>
          <table:table-cell office:value-type="float" office:value="323" calcext:value-type="float">
            <text:p>323.0000</text:p>
          </table:table-cell>
          <table:table-cell office:value-type="float" office:value="46.592680025944" calcext:value-type="float">
            <text:p>46.5927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29.46" calcext:value-type="float">
            <text:p>329.4600</text:p>
          </table:table-cell>
          <table:table-cell office:value-type="float" office:value="303.62" calcext:value-type="float">
            <text:p>303.6200</text:p>
          </table:table-cell>
          <table:table-cell office:value-type="float" office:value="93.185360051888" calcext:value-type="float">
            <text:p>93.1854</text:p>
          </table:table-cell>
          <table:table-cell office:value-type="float" office:value="0.0784313725490196" calcext:value-type="float">
            <text:p>0.0784313725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4" table:style-name="ce18" office:value-type="float" office:value="200" calcext:value-type="float">
            <text:p>200.00</text:p>
          </table:table-cell>
          <table:table-cell table:style-name="ce18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0200" calcext:value-type="float">
            <text:p>10200</text:p>
          </table:table-cell>
          <table:table-cell table:formula="of:=RANK([.AH25];([.AH25]~[.AQ25]~[.AZ25]~[.BI25]~[.BR25]);1)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4" table:style-name="ce18" office:value-type="float" office:value="200" calcext:value-type="float">
            <text:p>200.00</text:p>
          </table:table-cell>
          <table:table-cell table:number-columns-repeated="2" table:style-name="ce18" office:value-type="float" office:value="0" calcext:value-type="float">
            <text:p>0.00</text:p>
          </table:table-cell>
          <table:table-cell table:style-name="ce18" office:value-type="float" office:value="10200" calcext:value-type="float">
            <text:p>10200.00</text:p>
          </table:table-cell>
          <table:table-cell table:style-name="ce27" table:formula="of:=RANK([.AQ25];([.AH25]~[.AQ25]~[.AZ25]~[.BI25]~[.BR25]);1)" office:value-type="float" office:value="2" calcext:value-type="float">
            <text:p>2</text:p>
          </table:table-cell>
          <table:table-cell table:style-name="ce2" office:value-type="string" calcext:value-type="string">
            <text:p>$f_{23}$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5.4901960784314" calcext:value-type="float">
            <text:p>25.4901960784</text:p>
          </table:table-cell>
          <table:table-cell office:value-type="float" office:value="50.9901951359278" calcext:value-type="float">
            <text:p>50.9901951359</text:p>
          </table:table-cell>
          <table:table-cell office:value-type="float" office:value="0.745098039215686" calcext:value-type="float">
            <text:p>0.7450980392</text:p>
          </table:table-cell>
          <table:table-cell office:value-type="float" office:value="1300" calcext:value-type="float">
            <text:p>1300</text:p>
          </table:table-cell>
          <table:table-cell table:formula="of:=RANK([.AZ25];([.AH25]~[.AQ25]~[.AZ25]~[.BI25]~[.BR25]);1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style-name="ce18" office:value-type="float" office:value="200" calcext:value-type="float">
            <text:p>200.00</text:p>
          </table:table-cell>
          <table:table-cell table:number-columns-repeated="2" table:style-name="ce18" office:value-type="float" office:value="329.45747" calcext:value-type="float">
            <text:p>329.46</text:p>
          </table:table-cell>
          <table:table-cell table:style-name="ce18" office:value-type="float" office:value="291.381743529412" calcext:value-type="float">
            <text:p>291.38</text:p>
          </table:table-cell>
          <table:table-cell table:style-name="ce18" office:value-type="float" office:value="109.848305894705" calcext:value-type="float">
            <text:p>109.85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4860.46892" calcext:value-type="float">
            <text:p>14860.47</text:p>
          </table:table-cell>
          <table:table-cell table:formula="of:=RANK([.BI25];([.AH25]~[.AQ25]~[.AZ25]~[.BI25]~[.BR25]);1)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4" table:style-name="ce18" office:value-type="float" office:value="329.457" calcext:value-type="float">
            <text:p>329.46</text:p>
          </table:table-cell>
          <table:table-cell table:number-columns-repeated="2" table:style-name="ce18" office:value-type="float" office:value="0" calcext:value-type="float">
            <text:p>0.00</text:p>
          </table:table-cell>
          <table:table-cell table:style-name="ce18" office:value-type="float" office:value="16802.307" calcext:value-type="float">
            <text:p>16802.31</text:p>
          </table:table-cell>
          <table:table-cell table:formula="of:=RANK([.BR25];([.AH25]~[.AQ25]~[.AZ25]~[.BI25]~[.BR25]);1)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 table:style-name="ce8" office:value-type="float" office:value="100" calcext:value-type="float">
            <text:p>100.0000</text:p>
          </table:table-cell>
          <table:table-cell table:style-name="ce8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107.43279" calcext:value-type="float">
            <text:p>107.43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100.401759411765" calcext:value-type="float">
            <text:p>100.40</text:p>
          </table:table-cell>
          <table:table-cell table:style-name="ce18" office:value-type="float" office:value="1.67898016850051" calcext:value-type="float">
            <text:p>1.68</text:p>
          </table:table-cell>
          <table:table-cell office:value-type="float" office:value="0" calcext:value-type="float">
            <text:p>0</text:p>
          </table:table-cell>
          <table:table-cell office:value-type="float" office:value="5120.48973" calcext:value-type="float">
            <text:p>5120.48973</text:p>
          </table:table-cell>
          <table:table-cell table:formula="of:=RANK([.AH26];([.AH26]~[.AQ26]~[.AZ26]~[.BI26]~[.BR26]);1)"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108.62461" calcext:value-type="float">
            <text:p>108.62</text:p>
          </table:table-cell>
          <table:table-cell table:style-name="ce18" office:value-type="float" office:value="106.59502" calcext:value-type="float">
            <text:p>106.60</text:p>
          </table:table-cell>
          <table:table-cell table:style-name="ce18" office:value-type="float" office:value="105.624503921569" calcext:value-type="float">
            <text:p>105.62</text:p>
          </table:table-cell>
          <table:table-cell table:style-name="ce18" office:value-type="float" office:value="3.14243709383497" calcext:value-type="float">
            <text:p>3.14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5386.8497" calcext:value-type="float">
            <text:p>5386.85</text:p>
          </table:table-cell>
          <table:table-cell table:style-name="ce27" table:formula="of:=RANK([.AQ26];([.AH26]~[.AQ26]~[.AZ26]~[.BI26]~[.BR26]);1)" office:value-type="float" office:value="5" calcext:value-type="float">
            <text:p>5</text:p>
          </table:table-cell>
          <table:table-cell table:style-name="ce2" office:value-type="string" calcext:value-type="string">
            <text:p>$f_{24}$</text:p>
          </table:table-cell>
          <table:table-cell office:value-type="float" office:value="0" calcext:value-type="float">
            <text:p>0</text:p>
          </table:table-cell>
          <table:table-cell office:value-type="float" office:value="0.690000000000055" calcext:value-type="float">
            <text:p>0.69</text:p>
          </table:table-cell>
          <table:table-cell office:value-type="float" office:value="0" calcext:value-type="float">
            <text:p>0</text:p>
          </table:table-cell>
          <table:table-cell office:value-type="float" office:value="0.0260784313725476" calcext:value-type="float">
            <text:p>0.0260784314</text:p>
          </table:table-cell>
          <table:table-cell office:value-type="float" office:value="0.133093951778427" calcext:value-type="float">
            <text:p>0.1330939518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1.32999999999993" calcext:value-type="float">
            <text:p>1.33</text:p>
          </table:table-cell>
          <table:table-cell table:formula="of:=RANK([.AZ26];([.AH26]~[.AQ26]~[.AZ26]~[.BI26]~[.BR26]);1)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4" table:style-name="ce18" office:value-type="float" office:value="100" calcext:value-type="float">
            <text:p>100.00</text:p>
          </table:table-cell>
          <table:table-cell table:number-columns-repeated="2" table:style-name="ce18" office:value-type="float" office:value="0" calcext:value-type="float">
            <text:p>0.00</text:p>
          </table:table-cell>
          <table:table-cell table:style-name="ce18" office:value-type="float" office:value="5100" calcext:value-type="float">
            <text:p>5100.00</text:p>
          </table:table-cell>
          <table:table-cell table:formula="of:=RANK([.BI26];([.AH26]~[.AQ26]~[.AZ26]~[.BI26]~[.BR26]);1)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108.494" calcext:value-type="float">
            <text:p>108.49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103.015764705882" calcext:value-type="float">
            <text:p>103.02</text:p>
          </table:table-cell>
          <table:table-cell table:style-name="ce18" office:value-type="float" office:value="4.50264962438785" calcext:value-type="float">
            <text:p>4.5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5253.804" calcext:value-type="float">
            <text:p>5253.80</text:p>
          </table:table-cell>
          <table:table-cell table:formula="of:=RANK([.BR26];([.AH26]~[.AQ26]~[.AZ26]~[.BI26]~[.BR26]);1)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table:style-name="ce8" office:value-type="float" office:value="100" calcext:value-type="float">
            <text:p>100.0000</text:p>
          </table:table-cell>
          <table:table-cell table:style-name="ce8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111.41813" calcext:value-type="float">
            <text:p>111.42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100.753904901961" calcext:value-type="float">
            <text:p>100.75</text:p>
          </table:table-cell>
          <table:table-cell table:style-name="ce18" office:value-type="float" office:value="2.75857440406707" calcext:value-type="float">
            <text:p>2.76</text:p>
          </table:table-cell>
          <table:table-cell office:value-type="float" office:value="0" calcext:value-type="float">
            <text:p>0</text:p>
          </table:table-cell>
          <table:table-cell office:value-type="float" office:value="5138.44915" calcext:value-type="float">
            <text:p>5138.44915</text:p>
          </table:table-cell>
          <table:table-cell table:formula="of:=RANK([.AH27];([.AH27]~[.AQ27]~[.AZ27]~[.BI27]~[.BR27]);1)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200" calcext:value-type="float">
            <text:p>200.00</text:p>
          </table:table-cell>
          <table:table-cell table:style-name="ce18" office:value-type="float" office:value="114.37935" calcext:value-type="float">
            <text:p>114.38</text:p>
          </table:table-cell>
          <table:table-cell table:style-name="ce18" office:value-type="float" office:value="126.836102352941" calcext:value-type="float">
            <text:p>126.84</text:p>
          </table:table-cell>
          <table:table-cell table:style-name="ce18" office:value-type="float" office:value="41.4623639630981" calcext:value-type="float">
            <text:p>41.46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6468.64122" calcext:value-type="float">
            <text:p>6468.64</text:p>
          </table:table-cell>
          <table:table-cell table:style-name="ce27" table:formula="of:=RANK([.AQ27];([.AH27]~[.AQ27]~[.AZ27]~[.BI27]~[.BR27]);1)" office:value-type="float" office:value="5" calcext:value-type="float">
            <text:p>5</text:p>
          </table:table-cell>
          <table:table-cell table:style-name="ce2" office:value-type="string" calcext:value-type="string">
            <text:p>$f_{25}$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00" calcext:value-type="float">
            <text:p>5100</text:p>
          </table:table-cell>
          <table:table-cell table:formula="of:=RANK([.AZ27];([.AH27]~[.AQ27]~[.AZ27]~[.BI27]~[.BR27]);1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121.99544" calcext:value-type="float">
            <text:p>122.00</text:p>
          </table:table-cell>
          <table:table-cell table:style-name="ce18" office:value-type="float" office:value="108.71472" calcext:value-type="float">
            <text:p>108.71</text:p>
          </table:table-cell>
          <table:table-cell table:style-name="ce18" office:value-type="float" office:value="106.544800196078" calcext:value-type="float">
            <text:p>106.54</text:p>
          </table:table-cell>
          <table:table-cell table:style-name="ce18" office:value-type="float" office:value="9.45857933756936" calcext:value-type="float">
            <text:p>9.46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5433.78481" calcext:value-type="float">
            <text:p>5433.78</text:p>
          </table:table-cell>
          <table:table-cell table:formula="of:=RANK([.BI27];([.AH27]~[.AQ27]~[.AZ27]~[.BI27]~[.BR27]);1)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style-name="ce18" office:value-type="float" office:value="100" calcext:value-type="float">
            <text:p>100.00</text:p>
          </table:table-cell>
          <table:table-cell table:style-name="ce18" office:value-type="float" office:value="201.32" calcext:value-type="float">
            <text:p>201.32</text:p>
          </table:table-cell>
          <table:table-cell table:style-name="ce18" office:value-type="float" office:value="112.185" calcext:value-type="float">
            <text:p>112.19</text:p>
          </table:table-cell>
          <table:table-cell table:style-name="ce18" office:value-type="float" office:value="109.858921568627" calcext:value-type="float">
            <text:p>109.86</text:p>
          </table:table-cell>
          <table:table-cell table:style-name="ce18" office:value-type="float" office:value="18.2797850430469" calcext:value-type="float">
            <text:p>18.28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5602.805" calcext:value-type="float">
            <text:p>5602.81</text:p>
          </table:table-cell>
          <table:table-cell table:formula="of:=RANK([.BR27];([.AH27]~[.AQ27]~[.AZ27]~[.BI27]~[.BR27]);1)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8" office:value-type="float" office:value="100.01" calcext:value-type="float">
            <text:p>100.0100</text:p>
          </table:table-cell>
          <table:table-cell table:style-name="ce8" office:value-type="float" office:value="100.06" calcext:value-type="float">
            <text:p>100.0600</text:p>
          </table:table-cell>
          <table:table-cell table:style-name="ce8" office:value-type="float" office:value="100.03" calcext:value-type="float">
            <text:p>100.0300</text:p>
          </table:table-cell>
          <table:table-cell table:style-name="ce8" office:value-type="float" office:value="100.030784313726" calcext:value-type="float">
            <text:p>100.0308</text:p>
          </table:table-cell>
          <table:table-cell table:style-name="ce8" office:value-type="float" office:value="0.00979795897110524" calcext:value-type="float">
            <text:p>0.009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100.04" calcext:value-type="float">
            <text:p>100.0400</text:p>
          </table:table-cell>
          <table:table-cell office:value-type="float" office:value="100.038039215686" calcext:value-type="float">
            <text:p>100.0380</text:p>
          </table:table-cell>
          <table:table-cell office:value-type="float" office:value="0.0181659021246761" calcext:value-type="float">
            <text:p>0.018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100.035490196079" calcext:value-type="float">
            <text:p>100.0355</text:p>
          </table:table-cell>
          <table:table-cell office:value-type="float" office:value="0.0163707055436967" calcext:value-type="float">
            <text:p>0.016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100.030392156863" calcext:value-type="float">
            <text:p>100.0304</text:p>
          </table:table-cell>
          <table:table-cell office:value-type="float" office:value="0.0257681974534974" calcext:value-type="float">
            <text:p>0.02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18" office:value-type="float" office:value="100.00567" calcext:value-type="float">
            <text:p>100.01</text:p>
          </table:table-cell>
          <table:table-cell table:style-name="ce18" office:value-type="float" office:value="100.02406" calcext:value-type="float">
            <text:p>100.02</text:p>
          </table:table-cell>
          <table:table-cell table:style-name="ce18" office:value-type="float" office:value="100.01122" calcext:value-type="float">
            <text:p>100.01</text:p>
          </table:table-cell>
          <table:table-cell table:style-name="ce18" office:value-type="float" office:value="100.012669607843" calcext:value-type="float">
            <text:p>100.01</text:p>
          </table:table-cell>
          <table:table-cell table:style-name="ce18" office:value-type="float" office:value="0.00635025590035357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5100.64615" calcext:value-type="float">
            <text:p>5100.64615</text:p>
          </table:table-cell>
          <table:table-cell table:formula="of:=RANK([.AH28];([.AH28]~[.AQ28]~[.AZ28]~[.BI28]~[.BR28]);1)"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style-name="ce18" office:value-type="float" office:value="100.00318" calcext:value-type="float">
            <text:p>100.00</text:p>
          </table:table-cell>
          <table:table-cell table:style-name="ce18" office:value-type="float" office:value="100.02642" calcext:value-type="float">
            <text:p>100.03</text:p>
          </table:table-cell>
          <table:table-cell table:style-name="ce18" office:value-type="float" office:value="100.01095" calcext:value-type="float">
            <text:p>100.01</text:p>
          </table:table-cell>
          <table:table-cell table:style-name="ce18" office:value-type="float" office:value="100.012037254902" calcext:value-type="float">
            <text:p>100.01</text:p>
          </table:table-cell>
          <table:table-cell table:style-name="ce18" office:value-type="float" office:value="0.00781901310907859" calcext:value-type="float">
            <text:p>0.0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5100.6139" calcext:value-type="float">
            <text:p>5100.61</text:p>
          </table:table-cell>
          <table:table-cell table:style-name="ce27" table:formula="of:=RANK([.AQ28];([.AH28]~[.AQ28]~[.AZ28]~[.BI28]~[.BR28]);1)" office:value-type="float" office:value="3" calcext:value-type="float">
            <text:p>3</text:p>
          </table:table-cell>
          <table:table-cell table:style-name="ce2" office:value-type="string" calcext:value-type="string">
            <text:p>$f_{26}$</text:p>
          </table:table-cell>
          <table:table-cell office:value-type="float" office:value="0.0799999999999272" calcext:value-type="float">
            <text:p>0.08</text:p>
          </table:table-cell>
          <table:table-cell office:value-type="float" office:value="100.08" calcext:value-type="float">
            <text:p>100.08</text:p>
          </table:table-cell>
          <table:table-cell office:value-type="float" office:value="52.8600000000001" calcext:value-type="float">
            <text:p>52.86</text:p>
          </table:table-cell>
          <table:table-cell office:value-type="float" office:value="51.9945098039215" calcext:value-type="float">
            <text:p>51.9945098039</text:p>
          </table:table-cell>
          <table:table-cell office:value-type="float" office:value="31.8935821757293" calcext:value-type="float">
            <text:p>31.8935821757</text:p>
          </table:table-cell>
          <table:table-cell office:value-type="float" office:value="0" calcext:value-type="float">
            <text:p>0</text:p>
          </table:table-cell>
          <table:table-cell office:value-type="float" office:value="2651.72" calcext:value-type="float">
            <text:p>2651.72</text:p>
          </table:table-cell>
          <table:table-cell table:formula="of:=RANK([.AZ28];([.AH28]~[.AQ28]~[.AZ28]~[.BI28]~[.BR28]);1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style-name="ce18" office:value-type="float" office:value="100.00235" calcext:value-type="float">
            <text:p>100.00</text:p>
          </table:table-cell>
          <table:table-cell table:style-name="ce18" office:value-type="float" office:value="100.02314" calcext:value-type="float">
            <text:p>100.02</text:p>
          </table:table-cell>
          <table:table-cell table:style-name="ce18" office:value-type="float" office:value="100.01424" calcext:value-type="float">
            <text:p>100.01</text:p>
          </table:table-cell>
          <table:table-cell table:style-name="ce18" office:value-type="float" office:value="100.014637647059" calcext:value-type="float">
            <text:p>100.01</text:p>
          </table:table-cell>
          <table:table-cell table:style-name="ce18" office:value-type="float" office:value="0.00388038168225694" calcext:value-type="float">
            <text:p>0.00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5100.74652" calcext:value-type="float">
            <text:p>5100.75</text:p>
          </table:table-cell>
          <table:table-cell table:formula="of:=RANK([.BI28];([.AH28]~[.AQ28]~[.AZ28]~[.BI28]~[.BR28]);1)"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style-name="ce18" office:value-type="float" office:value="100.005" calcext:value-type="float">
            <text:p>100.01</text:p>
          </table:table-cell>
          <table:table-cell table:style-name="ce18" office:value-type="float" office:value="100.021" calcext:value-type="float">
            <text:p>100.02</text:p>
          </table:table-cell>
          <table:table-cell table:style-name="ce18" office:value-type="float" office:value="100.011" calcext:value-type="float">
            <text:p>100.01</text:p>
          </table:table-cell>
          <table:table-cell table:style-name="ce18" office:value-type="float" office:value="100.011470588235" calcext:value-type="float">
            <text:p>100.01</text:p>
          </table:table-cell>
          <table:table-cell table:style-name="ce18" office:value-type="float" office:value="0.00509705797495368" calcext:value-type="float">
            <text:p>0.0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5100.585" calcext:value-type="float">
            <text:p>5100.59</text:p>
          </table:table-cell>
          <table:table-cell table:formula="of:=RANK([.BR28];([.AH28]~[.AQ28]~[.AZ28]~[.BI28]~[.BR28]);1)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8" office:value-type="float" office:value="0.0399999999999636" calcext:value-type="float">
            <text:p>0.0400</text:p>
          </table:table-cell>
          <table:table-cell table:style-name="ce8" office:value-type="float" office:value="400" calcext:value-type="float">
            <text:p>400.0000</text:p>
          </table:table-cell>
          <table:table-cell table:style-name="ce8" office:value-type="float" office:value="0.190000000000055" calcext:value-type="float">
            <text:p>0.1900</text:p>
          </table:table-cell>
          <table:table-cell table:style-name="ce8" office:value-type="float" office:value="139.320392156863" calcext:value-type="float">
            <text:p>139.3204</text:p>
          </table:table-cell>
          <table:table-cell table:style-name="ce8" office:value-type="float" office:value="237.009045051028" calcext:value-type="float">
            <text:p>237.009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139999999999873" calcext:value-type="float">
            <text:p>0.1400</text:p>
          </table:table-cell>
          <table:table-cell office:value-type="float" office:value="0.5" calcext:value-type="float">
            <text:p>0.5000</text:p>
          </table:table-cell>
          <table:table-cell office:value-type="float" office:value="0.340000000000146" calcext:value-type="float">
            <text:p>0.3400</text:p>
          </table:table-cell>
          <table:table-cell office:value-type="float" office:value="0.336274509803932" calcext:value-type="float">
            <text:p>0.3363</text:p>
          </table:table-cell>
          <table:table-cell office:value-type="float" office:value="0.119582607431009" calcext:value-type="float">
            <text:p>0.119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110000000000127" calcext:value-type="float">
            <text:p>0.1100</text:p>
          </table:table-cell>
          <table:table-cell office:value-type="float" office:value="0.570000000000164" calcext:value-type="float">
            <text:p>0.5700</text:p>
          </table:table-cell>
          <table:table-cell office:value-type="float" office:value="0.389999999999873" calcext:value-type="float">
            <text:p>0.3900</text:p>
          </table:table-cell>
          <table:table-cell office:value-type="float" office:value="0.381960784313708" calcext:value-type="float">
            <text:p>0.3820</text:p>
          </table:table-cell>
          <table:table-cell office:value-type="float" office:value="0.157098695093034" calcext:value-type="float">
            <text:p>0.157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2199999999998" calcext:value-type="float">
            <text:p>0.2200</text:p>
          </table:table-cell>
          <table:table-cell office:value-type="float" office:value="0.679999999999836" calcext:value-type="float">
            <text:p>0.6800</text:p>
          </table:table-cell>
          <table:table-cell office:value-type="float" office:value="0.480000000000018" calcext:value-type="float">
            <text:p>0.4800</text:p>
          </table:table-cell>
          <table:table-cell office:value-type="float" office:value="0.460392156862737" calcext:value-type="float">
            <text:p>0.4604</text:p>
          </table:table-cell>
          <table:table-cell office:value-type="float" office:value="0.114865138314414" calcext:value-type="float">
            <text:p>0.11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18" office:value-type="float" office:value="0.012213847" calcext:value-type="float">
            <text:p>0.01</text:p>
          </table:table-cell>
          <table:table-cell table:style-name="ce18" office:value-type="float" office:value="200" calcext:value-type="float">
            <text:p>200.00</text:p>
          </table:table-cell>
          <table:table-cell table:style-name="ce18" office:value-type="float" office:value="0.54868579" calcext:value-type="float">
            <text:p>0.55</text:p>
          </table:table-cell>
          <table:table-cell table:style-name="ce18" office:value-type="float" office:value="12.266764194451" calcext:value-type="float">
            <text:p>12.27</text:p>
          </table:table-cell>
          <table:table-cell table:style-name="ce18" office:value-type="float" office:value="48.8557712579033" calcext:value-type="float">
            <text:p>48.86</text:p>
          </table:table-cell>
          <table:table-cell office:value-type="float" office:value="0" calcext:value-type="float">
            <text:p>0</text:p>
          </table:table-cell>
          <table:table-cell office:value-type="float" office:value="625.604973917" calcext:value-type="float">
            <text:p>625.604973917</text:p>
          </table:table-cell>
          <table:table-cell table:formula="of:=RANK([.AH29];([.AH29]~[.AQ29]~[.AZ29]~[.BI29]~[.BR29]);1)"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00.00099" calcext:value-type="float">
            <text:p>200.00</text:p>
          </table:table-cell>
          <table:table-cell table:style-name="ce18" office:value-type="float" office:value="0.74062897" calcext:value-type="float">
            <text:p>0.74</text:p>
          </table:table-cell>
          <table:table-cell table:style-name="ce18" office:value-type="float" office:value="49.0077089541823" calcext:value-type="float">
            <text:p>49.01</text:p>
          </table:table-cell>
          <table:table-cell table:style-name="ce18" office:value-type="float" office:value="98.2639709732518" calcext:value-type="float">
            <text:p>98.26</text:p>
          </table:table-cell>
          <table:table-cell table:style-name="ce18" office:value-type="float" office:value="0.235294117647059" calcext:value-type="float">
            <text:p>0.24</text:p>
          </table:table-cell>
          <table:table-cell table:style-name="ce18" office:value-type="float" office:value="2499.3931566633" calcext:value-type="float">
            <text:p>2499.39</text:p>
          </table:table-cell>
          <table:table-cell table:style-name="ce27" table:formula="of:=RANK([.AQ29];([.AH29]~[.AQ29]~[.AZ29]~[.BI29]~[.BR29]);1)" office:value-type="float" office:value="5" calcext:value-type="float">
            <text:p>5</text:p>
          </table:table-cell>
          <table:table-cell table:style-name="ce2" office:value-type="string" calcext:value-type="string">
            <text:p>$f_{27}$</text:p>
          </table:table-cell>
          <table:table-cell office:value-type="float" office:value="0.25" calcext:value-type="float">
            <text:p>0.25</text:p>
          </table:table-cell>
          <table:table-cell office:value-type="float" office:value="0.909999999999854" calcext:value-type="float">
            <text:p>0.91</text:p>
          </table:table-cell>
          <table:table-cell office:value-type="float" office:value="0.539999999999964" calcext:value-type="float">
            <text:p>0.54</text:p>
          </table:table-cell>
          <table:table-cell office:value-type="float" office:value="0.560392156862753" calcext:value-type="float">
            <text:p>0.5603921569</text:p>
          </table:table-cell>
          <table:table-cell office:value-type="float" office:value="0.291592180965185" calcext:value-type="float">
            <text:p>0.291592181</text:p>
          </table:table-cell>
          <table:table-cell office:value-type="float" office:value="0" calcext:value-type="float">
            <text:p>0</text:p>
          </table:table-cell>
          <table:table-cell office:value-type="float" office:value="28.5800000000004" calcext:value-type="float">
            <text:p>28.58</text:p>
          </table:table-cell>
          <table:table-cell table:formula="of:=RANK([.AZ29];([.AH29]~[.AQ29]~[.AZ29]~[.BI29]~[.BR29]);1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312.30164" calcext:value-type="float">
            <text:p>312.30</text:p>
          </table:table-cell>
          <table:table-cell table:style-name="ce18" office:value-type="float" office:value="0.62207196" calcext:value-type="float">
            <text:p>0.62</text:p>
          </table:table-cell>
          <table:table-cell table:style-name="ce18" office:value-type="float" office:value="47.8795823243137" calcext:value-type="float">
            <text:p>47.88</text:p>
          </table:table-cell>
          <table:table-cell table:style-name="ce18" office:value-type="float" office:value="289.016181967925" calcext:value-type="float">
            <text:p>289.02</text:p>
          </table:table-cell>
          <table:table-cell table:style-name="ce18" office:value-type="float" office:value="0.0392156862745098" calcext:value-type="float">
            <text:p>0.04</text:p>
          </table:table-cell>
          <table:table-cell table:style-name="ce18" office:value-type="float" office:value="2441.85869854" calcext:value-type="float">
            <text:p>2441.86</text:p>
          </table:table-cell>
          <table:table-cell table:formula="of:=RANK([.BI29];([.AH29]~[.AQ29]~[.AZ29]~[.BI29]~[.BR29]);1)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350.279" calcext:value-type="float">
            <text:p>350.28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48.6558823529412" calcext:value-type="float">
            <text:p>48.66</text:p>
          </table:table-cell>
          <table:table-cell table:style-name="ce18" office:value-type="float" office:value="124.287538319978" calcext:value-type="float">
            <text:p>124.29</text:p>
          </table:table-cell>
          <table:table-cell table:style-name="ce18" office:value-type="float" office:value="0.843137254901961" calcext:value-type="float">
            <text:p>0.84</text:p>
          </table:table-cell>
          <table:table-cell table:style-name="ce18" office:value-type="float" office:value="2481.45" calcext:value-type="float">
            <text:p>2481.45</text:p>
          </table:table-cell>
          <table:table-cell table:formula="of:=RANK([.BR29];([.AH29]~[.AQ29]~[.AZ29]~[.BI29]~[.BR29]);1)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8" office:value-type="float" office:value="342.72" calcext:value-type="float">
            <text:p>342.7200</text:p>
          </table:table-cell>
          <table:table-cell table:number-columns-repeated="2" table:style-name="ce8" office:value-type="float" office:value="356.83" calcext:value-type="float">
            <text:p>356.8300</text:p>
          </table:table-cell>
          <table:table-cell table:style-name="ce8" office:value-type="float" office:value="354.539803921569" calcext:value-type="float">
            <text:p>354.5398</text:p>
          </table:table-cell>
          <table:table-cell table:style-name="ce8" office:value-type="float" office:value="5.46316794543243" calcext:value-type="float">
            <text:p>5.463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15.9" calcext:value-type="float">
            <text:p>315.9000</text:p>
          </table:table-cell>
          <table:table-cell table:number-columns-repeated="2" office:value-type="float" office:value="342.72" calcext:value-type="float">
            <text:p>342.7200</text:p>
          </table:table-cell>
          <table:table-cell office:value-type="float" office:value="342.194117647058" calcext:value-type="float">
            <text:p>342.1941</text:p>
          </table:table-cell>
          <table:table-cell office:value-type="float" office:value="3.7929207742846" calcext:value-type="float">
            <text:p>3.79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342.996666666666" calcext:value-type="float">
            <text:p>342.9967</text:p>
          </table:table-cell>
          <table:table-cell office:value-type="float" office:value="1.99545533650846" calcext:value-type="float">
            <text:p>1.995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336.95" calcext:value-type="float">
            <text:p>336.9500</text:p>
          </table:table-cell>
          <table:table-cell office:value-type="float" office:value="49.8448535558085" calcext:value-type="float">
            <text:p>49.84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4" table:style-name="ce18" office:value-type="float" office:value="200" calcext:value-type="float">
            <text:p>200.00</text:p>
          </table:table-cell>
          <table:table-cell table:style-name="ce18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0200" calcext:value-type="float">
            <text:p>10200</text:p>
          </table:table-cell>
          <table:table-cell table:formula="of:=RANK([.AH30];([.AH30]~[.AQ30]~[.AZ30]~[.BI30]~[.BR30]);1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 table:style-name="ce18" office:value-type="float" office:value="200" calcext:value-type="float">
            <text:p>200.00</text:p>
          </table:table-cell>
          <table:table-cell table:number-columns-repeated="2" table:style-name="ce18" office:value-type="float" office:value="0" calcext:value-type="float">
            <text:p>0.00</text:p>
          </table:table-cell>
          <table:table-cell table:style-name="ce18" office:value-type="float" office:value="10200" calcext:value-type="float">
            <text:p>10200.00</text:p>
          </table:table-cell>
          <table:table-cell table:style-name="ce27" table:formula="of:=RANK([.AQ30];([.AH30]~[.AQ30]~[.AZ30]~[.BI30]~[.BR30]);1)" office:value-type="float" office:value="1" calcext:value-type="float">
            <text:p>1</text:p>
          </table:table-cell>
          <table:table-cell table:style-name="ce2" office:value-type="string" calcext:value-type="string">
            <text:p>$f_{28}$</text:p>
          </table:table-cell>
          <table:table-cell office:value-type="float" office:value="0" calcext:value-type="float">
            <text:p>0</text:p>
          </table:table-cell>
          <table:table-cell office:value-type="float" office:value="356.83" calcext:value-type="float">
            <text:p>356.83</text:p>
          </table:table-cell>
          <table:table-cell office:value-type="float" office:value="342.72" calcext:value-type="float">
            <text:p>342.72</text:p>
          </table:table-cell>
          <table:table-cell office:value-type="float" office:value="275.992156862745" calcext:value-type="float">
            <text:p>275.9921568627</text:p>
          </table:table-cell>
          <table:table-cell office:value-type="float" office:value="160.352964768351" calcext:value-type="float">
            <text:p>160.3529647684</text:p>
          </table:table-cell>
          <table:table-cell office:value-type="float" office:value="0.196078431372549" calcext:value-type="float">
            <text:p>0.1960784314</text:p>
          </table:table-cell>
          <table:table-cell office:value-type="float" office:value="14075.6" calcext:value-type="float">
            <text:p>14075.6</text:p>
          </table:table-cell>
          <table:table-cell table:formula="of:=RANK([.AZ30];([.AH30]~[.AQ30]~[.AZ30]~[.BI30]~[.BR30]);1)"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style-name="ce18" office:value-type="float" office:value="360.06118" calcext:value-type="float">
            <text:p>360.06</text:p>
          </table:table-cell>
          <table:table-cell table:style-name="ce18" office:value-type="float" office:value="480.84133" calcext:value-type="float">
            <text:p>480.84</text:p>
          </table:table-cell>
          <table:table-cell table:style-name="ce18" office:value-type="float" office:value="372.11384" calcext:value-type="float">
            <text:p>372.11</text:p>
          </table:table-cell>
          <table:table-cell table:style-name="ce18" office:value-type="float" office:value="380.538044313725" calcext:value-type="float">
            <text:p>380.54</text:p>
          </table:table-cell>
          <table:table-cell table:style-name="ce18" office:value-type="float" office:value="30.2931933517601" calcext:value-type="float">
            <text:p>30.29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9407.44026" calcext:value-type="float">
            <text:p>19407.44</text:p>
          </table:table-cell>
          <table:table-cell table:formula="of:=RANK([.BI30];([.AH30]~[.AQ30]~[.AZ30]~[.BI30]~[.BR30]);1)"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style-name="ce18" office:value-type="float" office:value="356.827" calcext:value-type="float">
            <text:p>356.83</text:p>
          </table:table-cell>
          <table:table-cell table:style-name="ce18" office:value-type="float" office:value="469.482" calcext:value-type="float">
            <text:p>469.48</text:p>
          </table:table-cell>
          <table:table-cell table:style-name="ce18" office:value-type="float" office:value="369.371" calcext:value-type="float">
            <text:p>369.37</text:p>
          </table:table-cell>
          <table:table-cell table:style-name="ce18" office:value-type="float" office:value="376.424843137255" calcext:value-type="float">
            <text:p>376.42</text:p>
          </table:table-cell>
          <table:table-cell table:style-name="ce18" office:value-type="float" office:value="26.9235085819066" calcext:value-type="float">
            <text:p>26.9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9197.667" calcext:value-type="float">
            <text:p>19197.67</text:p>
          </table:table-cell>
          <table:table-cell table:formula="of:=RANK([.BR30];([.AH30]~[.AQ30]~[.AZ30]~[.BI30]~[.BR30]);1)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 table:style-name="ce8" office:value-type="float" office:value="100" calcext:value-type="float">
            <text:p>100.0000</text:p>
          </table:table-cell>
          <table:table-cell table:style-name="ce8"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18" office:value-type="float" office:value="178.17392" calcext:value-type="float">
            <text:p>178.17</text:p>
          </table:table-cell>
          <table:table-cell table:style-name="ce18" office:value-type="float" office:value="223.23904" calcext:value-type="float">
            <text:p>223.24</text:p>
          </table:table-cell>
          <table:table-cell table:style-name="ce18" office:value-type="float" office:value="221.76056" calcext:value-type="float">
            <text:p>221.76</text:p>
          </table:table-cell>
          <table:table-cell table:style-name="ce18" office:value-type="float" office:value="216.277620196079" calcext:value-type="float">
            <text:p>216.28</text:p>
          </table:table-cell>
          <table:table-cell table:style-name="ce18" office:value-type="float" office:value="12.5804665041544" calcext:value-type="float">
            <text:p>12.58</text:p>
          </table:table-cell>
          <table:table-cell office:value-type="float" office:value="0" calcext:value-type="float">
            <text:p>0</text:p>
          </table:table-cell>
          <table:table-cell office:value-type="float" office:value="11030.15863" calcext:value-type="float">
            <text:p>11030.15863</text:p>
          </table:table-cell>
          <table:table-cell table:formula="of:=RANK([.AH31];([.AH31]~[.AQ31]~[.AZ31]~[.BI31]~[.BR31]);1)"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number-columns-repeated="4" table:style-name="ce18" office:value-type="float" office:value="200" calcext:value-type="float">
            <text:p>200.00</text:p>
          </table:table-cell>
          <table:table-cell table:number-columns-repeated="2" table:style-name="ce18" office:value-type="float" office:value="0" calcext:value-type="float">
            <text:p>0.00</text:p>
          </table:table-cell>
          <table:table-cell table:style-name="ce18" office:value-type="float" office:value="10200" calcext:value-type="float">
            <text:p>10200.00</text:p>
          </table:table-cell>
          <table:table-cell table:style-name="ce27" table:formula="of:=RANK([.AQ31];([.AH31]~[.AQ31]~[.AZ31]~[.BI31]~[.BR31]);1)" office:value-type="float" office:value="2" calcext:value-type="float">
            <text:p>2</text:p>
          </table:table-cell>
          <table:table-cell table:style-name="ce2" office:value-type="string" calcext:value-type="string">
            <text:p>$f_{29}$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00" calcext:value-type="float">
            <text:p>5100</text:p>
          </table:table-cell>
          <table:table-cell table:formula="of:=RANK([.AZ31];([.AH31]~[.AQ31]~[.AZ31]~[.BI31]~[.BR31]);1)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style-name="ce18" office:value-type="float" office:value="193.32016" calcext:value-type="float">
            <text:p>193.32</text:p>
          </table:table-cell>
          <table:table-cell table:style-name="ce18" office:value-type="float" office:value="223.31302" calcext:value-type="float">
            <text:p>223.31</text:p>
          </table:table-cell>
          <table:table-cell table:style-name="ce18" office:value-type="float" office:value="221.75669" calcext:value-type="float">
            <text:p>221.76</text:p>
          </table:table-cell>
          <table:table-cell table:style-name="ce18" office:value-type="float" office:value="218.669993333333" calcext:value-type="float">
            <text:p>218.67</text:p>
          </table:table-cell>
          <table:table-cell table:style-name="ce18" office:value-type="float" office:value="7.60786900878873" calcext:value-type="float">
            <text:p>7.6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1152.16966" calcext:value-type="float">
            <text:p>11152.17</text:p>
          </table:table-cell>
          <table:table-cell table:formula="of:=RANK([.BI31];([.AH31]~[.AQ31]~[.AZ31]~[.BI31]~[.BR31]);1)"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style-name="ce18" office:value-type="float" office:value="203.381" calcext:value-type="float">
            <text:p>203.38</text:p>
          </table:table-cell>
          <table:table-cell table:style-name="ce18" office:value-type="float" office:value="204.934" calcext:value-type="float">
            <text:p>204.93</text:p>
          </table:table-cell>
          <table:table-cell table:style-name="ce18" office:value-type="float" office:value="203.381" calcext:value-type="float">
            <text:p>203.38</text:p>
          </table:table-cell>
          <table:table-cell table:style-name="ce18" office:value-type="float" office:value="203.837803921569" calcext:value-type="float">
            <text:p>203.84</text:p>
          </table:table-cell>
          <table:table-cell table:style-name="ce18" office:value-type="float" office:value="0.848430963602816" calcext:value-type="float">
            <text:p>0.85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10395.728" calcext:value-type="float">
            <text:p>10395.73</text:p>
          </table:table-cell>
          <table:table-cell table:formula="of:=RANK([.BR31];([.AH31]~[.AQ31]~[.AZ31]~[.BI31]~[.BR31]);1)"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" office:value-type="float" office:value="184.35" calcext:value-type="float">
            <text:p>184.3500</text:p>
          </table:table-cell>
          <table:table-cell table:style-name="ce8" office:value-type="float" office:value="476.37" calcext:value-type="float">
            <text:p>476.3700</text:p>
          </table:table-cell>
          <table:table-cell table:style-name="ce8" office:value-type="float" office:value="196.52" calcext:value-type="float">
            <text:p>196.5200</text:p>
          </table:table-cell>
          <table:table-cell table:style-name="ce8" office:value-type="float" office:value="200.749803921569" calcext:value-type="float">
            <text:p>200.7498</text:p>
          </table:table-cell>
          <table:table-cell table:style-name="ce8" office:value-type="float" office:value="39.8749610658117" calcext:value-type="float">
            <text:p>39.87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50784313726" calcext:value-type="float">
            <text:p>184.3508</text:p>
          </table:table-cell>
          <table:table-cell office:value-type="float" office:value="0.00447213595503619" calcext:value-type="float">
            <text:p>0.004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58823529412" calcext:value-type="float">
            <text:p>184.3588</text:p>
          </table:table-cell>
          <table:table-cell office:value-type="float" office:value="0.0254558441228855" calcext:value-type="float">
            <text:p>0.025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43" calcext:value-type="float">
            <text:p>184.43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64705882353" calcext:value-type="float">
            <text:p>184.3647</text:p>
          </table:table-cell>
          <table:table-cell office:value-type="float" office:value="0.0304959013639663" calcext:value-type="float">
            <text:p>0.03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18" office:value-type="float" office:value="200" calcext:value-type="float">
            <text:p>200.00</text:p>
          </table:table-cell>
          <table:table-cell table:style-name="ce18" office:value-type="float" office:value="501.29427" calcext:value-type="float">
            <text:p>501.29</text:p>
          </table:table-cell>
          <table:table-cell table:style-name="ce18" office:value-type="float" office:value="462.30682" calcext:value-type="float">
            <text:p>462.31</text:p>
          </table:table-cell>
          <table:table-cell table:style-name="ce18" office:value-type="float" office:value="447.222139019608" calcext:value-type="float">
            <text:p>447.22</text:p>
          </table:table-cell>
          <table:table-cell table:style-name="ce18" office:value-type="float" office:value="63.1697120082181" calcext:value-type="float">
            <text:p>63.17</text:p>
          </table:table-cell>
          <table:table-cell office:value-type="float" office:value="0" calcext:value-type="float">
            <text:p>0</text:p>
          </table:table-cell>
          <table:table-cell office:value-type="float" office:value="22808.32909" calcext:value-type="float">
            <text:p>22808.32909</text:p>
          </table:table-cell>
          <table:table-cell table:formula="of:=RANK([.AH32];([.AH32]~[.AQ32]~[.AZ32]~[.BI32]~[.BR32]);1)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style-name="ce18" office:value-type="float" office:value="200" calcext:value-type="float">
            <text:p>200.00</text:p>
          </table:table-cell>
          <table:table-cell table:style-name="ce18" office:value-type="float" office:value="550.72761" calcext:value-type="float">
            <text:p>550.73</text:p>
          </table:table-cell>
          <table:table-cell table:style-name="ce18" office:value-type="float" office:value="462.30682" calcext:value-type="float">
            <text:p>462.31</text:p>
          </table:table-cell>
          <table:table-cell table:style-name="ce18" office:value-type="float" office:value="401.073916078432" calcext:value-type="float">
            <text:p>401.07</text:p>
          </table:table-cell>
          <table:table-cell table:style-name="ce18" office:value-type="float" office:value="140.906117817505" calcext:value-type="float">
            <text:p>140.9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0454.76972" calcext:value-type="float">
            <text:p>20454.77</text:p>
          </table:table-cell>
          <table:table-cell table:style-name="ce27" table:formula="of:=RANK([.AQ32];([.AH32]~[.AQ32]~[.AZ32]~[.BI32]~[.BR32]);1)" office:value-type="float" office:value="2" calcext:value-type="float">
            <text:p>2</text:p>
          </table:table-cell>
          <table:table-cell table:style-name="ce2" office:value-type="string" calcext:value-type="string">
            <text:p>$f_{30}$</text:p>
          </table:table-cell>
          <table:table-cell office:value-type="float" office:value="184.35" calcext:value-type="float">
            <text:p>184.35</text:p>
          </table:table-cell>
          <table:table-cell office:value-type="float" office:value="184.48" calcext:value-type="float">
            <text:p>184.48</text:p>
          </table:table-cell>
          <table:table-cell office:value-type="float" office:value="184.35" calcext:value-type="float">
            <text:p>184.35</text:p>
          </table:table-cell>
          <table:table-cell office:value-type="float" office:value="184.373921568628" calcext:value-type="float">
            <text:p>184.3739215686</text:p>
          </table:table-cell>
          <table:table-cell office:value-type="float" office:value="0.0325269119346145" calcext:value-type="float">
            <text:p>0.0325269119</text:p>
          </table:table-cell>
          <table:table-cell office:value-type="float" office:value="0" calcext:value-type="float">
            <text:p>0</text:p>
          </table:table-cell>
          <table:table-cell office:value-type="float" office:value="9403.07000000001" calcext:value-type="float">
            <text:p>9403.07</text:p>
          </table:table-cell>
          <table:table-cell table:formula="of:=RANK([.AZ32];([.AH32]~[.AQ32]~[.AZ32]~[.BI32]~[.BR32]);1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18" office:value-type="float" office:value="454.55206" calcext:value-type="float">
            <text:p>454.55</text:p>
          </table:table-cell>
          <table:table-cell table:style-name="ce18" office:value-type="float" office:value="501.33891" calcext:value-type="float">
            <text:p>501.34</text:p>
          </table:table-cell>
          <table:table-cell table:style-name="ce18" office:value-type="float" office:value="462.34069" calcext:value-type="float">
            <text:p>462.34</text:p>
          </table:table-cell>
          <table:table-cell table:style-name="ce18" office:value-type="float" office:value="464.692699215686" calcext:value-type="float">
            <text:p>464.69</text:p>
          </table:table-cell>
          <table:table-cell table:style-name="ce18" office:value-type="float" office:value="18.9140184897772" calcext:value-type="float">
            <text:p>18.91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3699.32766" calcext:value-type="float">
            <text:p>23699.33</text:p>
          </table:table-cell>
          <table:table-cell table:formula="of:=RANK([.BI32];([.AH32]~[.AQ32]~[.AZ32]~[.BI32]~[.BR32]);1)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style-name="ce18" office:value-type="float" office:value="357.927" calcext:value-type="float">
            <text:p>357.93</text:p>
          </table:table-cell>
          <table:table-cell table:style-name="ce18" office:value-type="float" office:value="750.537" calcext:value-type="float">
            <text:p>750.54</text:p>
          </table:table-cell>
          <table:table-cell table:style-name="ce18" office:value-type="float" office:value="478.332" calcext:value-type="float">
            <text:p>478.33</text:p>
          </table:table-cell>
          <table:table-cell table:style-name="ce18" office:value-type="float" office:value="497.238764705882" calcext:value-type="float">
            <text:p>497.24</text:p>
          </table:table-cell>
          <table:table-cell table:style-name="ce18" office:value-type="float" office:value="70.6150552036887" calcext:value-type="float">
            <text:p>70.62</text:p>
          </table:table-cell>
          <table:table-cell table:style-name="ce18" office:value-type="float" office:value="0" calcext:value-type="float">
            <text:p>0.00</text:p>
          </table:table-cell>
          <table:table-cell table:style-name="ce18" office:value-type="float" office:value="25359.177" calcext:value-type="float">
            <text:p>25359.18</text:p>
          </table:table-cell>
          <table:table-cell table:formula="of:=RANK([.BR32];([.AH32]~[.AQ32]~[.AZ32]~[.BI32]~[.BR32]);1)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/>
          <table:table-cell table:style-name="ce7" table:formula="of:=AVERAGE([.B3:.B32])" office:value-type="float" office:value="41.8863333333333" calcext:value-type="float">
            <text:p>41.8863333333</text:p>
          </table:table-cell>
          <table:table-cell table:style-name="ce7" table:formula="of:=AVERAGE([.C3:.C32])" office:value-type="float" office:value="66.5631666666667" calcext:value-type="float">
            <text:p>66.5631666667</text:p>
          </table:table-cell>
          <table:table-cell table:style-name="ce7" table:formula="of:=AVERAGE([.D3:.D32])" office:value-type="float" office:value="42.7976666666667" calcext:value-type="float">
            <text:p>42.7976666667</text:p>
          </table:table-cell>
          <table:table-cell table:style-name="ce7" table:formula="of:=AVERAGE([.E3:.E32])" office:value-type="float" office:value="47.5688967320262" calcext:value-type="float">
            <text:p>47.568896732</text:p>
          </table:table-cell>
          <table:table-cell table:style-name="ce7" table:formula="of:=AVERAGE([.F3:.F32])" office:value-type="float" office:value="9.67474982795928" calcext:value-type="float">
            <text:p>9.674749828</text:p>
          </table:table-cell>
          <table:table-cell table:style-name="ce7" table:formula="of:=AVERAGE([.G3:.G32])" office:value-type="float" office:value="0.509150326797386" calcext:value-type="float">
            <text:p>0.5091503268</text:p>
          </table:table-cell>
          <table:table-cell table:style-name="ce7"/>
          <table:table-cell table:style-name="ce7" table:formula="of:=AVERAGE([.I3:.I32])" office:value-type="float" office:value="40.9956666666667" calcext:value-type="float">
            <text:p>40.9956666667</text:p>
          </table:table-cell>
          <table:table-cell table:style-name="ce7" table:formula="of:=AVERAGE([.J3:.J32])" office:value-type="float" office:value="41.9263333333333" calcext:value-type="float">
            <text:p>41.9263333333</text:p>
          </table:table-cell>
          <table:table-cell table:style-name="ce7" table:formula="of:=AVERAGE([.K3:.K32])" office:value-type="float" office:value="41.9044666666667" calcext:value-type="float">
            <text:p>41.9044666667</text:p>
          </table:table-cell>
          <table:table-cell table:style-name="Default" table:formula="of:=AVERAGE([.L3:.L32])" office:value-type="float" office:value="41.8876725490196" calcext:value-type="float">
            <text:p>41.887672549</text:p>
          </table:table-cell>
          <table:table-cell table:style-name="Default" table:formula="of:=AVERAGE([.M3:.M32])" office:value-type="float" office:value="0.139455287676384" calcext:value-type="float">
            <text:p>0.1394552877</text:p>
          </table:table-cell>
          <table:table-cell table:style-name="Default" table:formula="of:=AVERAGE([.N3:.N32])" office:value-type="float" office:value="0.56078431372549" calcext:value-type="float">
            <text:p>0.5607843137</text:p>
          </table:table-cell>
          <table:table-cell table:style-name="Default"/>
          <table:table-cell table:style-name="Default" table:formula="of:=AVERAGE([.P3:.P32])" office:value-type="float" office:value="30.907" calcext:value-type="float">
            <text:p>30.907</text:p>
          </table:table-cell>
          <table:table-cell table:style-name="Default" table:formula="of:=AVERAGE([.Q3:.Q32])" office:value-type="float" office:value="42.3992666666667" calcext:value-type="float">
            <text:p>42.3992666667</text:p>
          </table:table-cell>
          <table:table-cell table:style-name="Default" table:formula="of:=AVERAGE([.R3:.R32])" office:value-type="float" office:value="41.9058" calcext:value-type="float">
            <text:p>41.9058</text:p>
          </table:table-cell>
          <table:table-cell table:style-name="Default" table:formula="of:=AVERAGE([.S3:.S32])" office:value-type="float" office:value="41.7012666666667" calcext:value-type="float">
            <text:p>41.7012666667</text:p>
          </table:table-cell>
          <table:table-cell table:style-name="Default" table:formula="of:=AVERAGE([.T3:.T32])" office:value-type="float" office:value="1.63422466110144" calcext:value-type="float">
            <text:p>1.6342246611</text:p>
          </table:table-cell>
          <table:table-cell table:style-name="Default" table:formula="of:=AVERAGE([.U3:.U32])" office:value-type="float" office:value="0.552941176470588" calcext:value-type="float">
            <text:p>0.5529411765</text:p>
          </table:table-cell>
          <table:table-cell table:style-name="Default"/>
          <table:table-cell table:style-name="Default" table:formula="of:=AVERAGE([.W3:.W32])" office:value-type="float" office:value="22.822" calcext:value-type="float">
            <text:p>22.822</text:p>
          </table:table-cell>
          <table:table-cell table:style-name="Default" table:formula="of:=AVERAGE([.X3:.X32])" office:value-type="float" office:value="42.4180333333333" calcext:value-type="float">
            <text:p>42.4180333333</text:p>
          </table:table-cell>
          <table:table-cell table:style-name="Default" table:formula="of:=AVERAGE([.Y3:.Y32])" office:value-type="float" office:value="41.9177333333333" calcext:value-type="float">
            <text:p>41.9177333333</text:p>
          </table:table-cell>
          <table:table-cell table:style-name="Default" table:formula="of:=AVERAGE([.Z3:.Z32])" office:value-type="float" office:value="40.864185620915" calcext:value-type="float">
            <text:p>40.8641856209</text:p>
          </table:table-cell>
          <table:table-cell table:style-name="Default" table:formula="of:=AVERAGE([.AA3:.AA32])" office:value-type="float" office:value="4.78231603228239" calcext:value-type="float">
            <text:p>4.7823160323</text:p>
          </table:table-cell>
          <table:table-cell table:style-name="Default" table:formula="of:=AVERAGE([.AB3:.AB32])" office:value-type="float" office:value="0.529411764705882" calcext:value-type="float">
            <text:p>0.5294117647</text:p>
          </table:table-cell>
          <table:table-cell/>
          <table:table-cell office:value-type="string" calcext:value-type="string">
            <text:p>AVERAGE</text:p>
          </table:table-cell>
          <table:table-cell table:style-name="ce18" table:formula="of:=AVERAGE([.AE3:.AE32])" office:value-type="float" office:value="35.948020777473" calcext:value-type="float">
            <text:p>35.95</text:p>
          </table:table-cell>
          <table:table-cell table:style-name="ce18" table:formula="of:=AVERAGE([.AF3:.AF32])" office:value-type="float" office:value="56.2217472042333" calcext:value-type="float">
            <text:p>56.22</text:p>
          </table:table-cell>
          <table:table-cell table:style-name="ce18" table:formula="of:=AVERAGE([.AG3:.AG32])" office:value-type="float" office:value="46.3995183542033" calcext:value-type="float">
            <text:p>46.40</text:p>
          </table:table-cell>
          <table:table-cell table:style-name="ce18" table:formula="of:=AVERAGE([.AH3:.AH32])" office:value-type="float" office:value="46.2118476490769" calcext:value-type="float">
            <text:p>46.21</text:p>
          </table:table-cell>
          <table:table-cell table:style-name="ce18" table:formula="of:=AVERAGE([.AI3:.AI32])" office:value-type="float" office:value="4.7648276918464" calcext:value-type="float">
            <text:p>4.76</text:p>
          </table:table-cell>
          <table:table-cell table:number-columns-repeated="4"/>
          <table:table-cell table:style-name="ce18" table:formula="of:=AVERAGE([.AN3:.AN32])" office:value-type="float" office:value="36.6882799245682" calcext:value-type="float">
            <text:p>36.69</text:p>
          </table:table-cell>
          <table:table-cell table:style-name="ce18" table:formula="of:=AVERAGE([.AO3:.AO32])" office:value-type="float" office:value="66.7657846638333" calcext:value-type="float">
            <text:p>66.77</text:p>
          </table:table-cell>
          <table:table-cell table:style-name="ce18" table:formula="of:=AVERAGE([.AP3:.AP32])" office:value-type="float" office:value="47.7555726607433" calcext:value-type="float">
            <text:p>47.76</text:p>
          </table:table-cell>
          <table:table-cell table:style-name="ce18" table:formula="of:=AVERAGE([.AQ3:.AQ32])" office:value-type="float" office:value="48.2048678255454" calcext:value-type="float">
            <text:p>48.20</text:p>
          </table:table-cell>
          <table:table-cell table:style-name="ce18" table:formula="of:=AVERAGE([.AR3:.AR32])" office:value-type="float" office:value="11.4959188201391" calcext:value-type="float">
            <text:p>11.50</text:p>
          </table:table-cell>
          <table:table-cell table:style-name="ce18" table:formula="of:=AVERAGE([.AS3:.AS32])" office:value-type="float" office:value="0.298692810457516" calcext:value-type="float">
            <text:p>0.30</text:p>
          </table:table-cell>
          <table:table-cell table:style-name="ce18" table:number-columns-repeated="2"/>
          <table:table-cell table:style-name="ce2"/>
          <table:table-cell table:style-name="ce18" table:formula="of:=AVERAGE([.AW3:.AW32])" office:value-type="float" office:value="12.8253333333333" calcext:value-type="float">
            <text:p>12.83</text:p>
          </table:table-cell>
          <table:table-cell table:style-name="ce18" table:formula="of:=AVERAGE([.AX3:.AX32])" office:value-type="float" office:value="31.4662666666667" calcext:value-type="float">
            <text:p>31.47</text:p>
          </table:table-cell>
          <table:table-cell table:style-name="ce18" table:formula="of:=AVERAGE([.AY3:.AY32])" office:value-type="float" office:value="26.0307666666667" calcext:value-type="float">
            <text:p>26.03</text:p>
          </table:table-cell>
          <table:table-cell table:style-name="ce18" table:formula="of:=AVERAGE([.AZ3:.AZ32])" office:value-type="float" office:value="24.629268627451" calcext:value-type="float">
            <text:p>24.63</text:p>
          </table:table-cell>
          <table:table-cell table:style-name="ce18" table:formula="of:=AVERAGE([.BA3:.BA32])" office:value-type="float" office:value="8.13532114672892" calcext:value-type="float">
            <text:p>8.14</text:p>
          </table:table-cell>
          <table:table-cell table:style-name="ce18" table:formula="of:=AVERAGE([.BB3:.BB32])" office:value-type="float" office:value="0.576470588235294" calcext:value-type="float">
            <text:p>0.58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style-name="ce18" table:formula="of:=AVERAGE([.BF3:.BF32])" office:value-type="float" office:value="50.2759343913475" calcext:value-type="float">
            <text:p>50.28</text:p>
          </table:table-cell>
          <table:table-cell table:style-name="ce18" table:formula="of:=AVERAGE([.BG3:.BG32])" office:value-type="float" office:value="81.3555680409" calcext:value-type="float">
            <text:p>81.36</text:p>
          </table:table-cell>
          <table:table-cell table:style-name="ce18" table:formula="of:=AVERAGE([.BH3:.BH32])" office:value-type="float" office:value="56.7658363482974" calcext:value-type="float">
            <text:p>56.77</text:p>
          </table:table-cell>
          <table:table-cell table:style-name="ce18" table:formula="of:=AVERAGE([.BI3:.BI32])" office:value-type="float" office:value="57.8565357466682" calcext:value-type="float">
            <text:p>57.86</text:p>
          </table:table-cell>
          <table:table-cell table:style-name="ce18" table:formula="of:=AVERAGE([.BJ3:.BJ32])" office:value-type="float" office:value="17.2491691506642" calcext:value-type="float">
            <text:p>17.25</text:p>
          </table:table-cell>
          <table:table-cell table:style-name="ce18" table:formula="of:=AVERAGE([.BK3:.BK32])" office:value-type="float" office:value="0.355555555555555" calcext:value-type="float">
            <text:p>0.36</text:p>
          </table:table-cell>
          <table:table-cell table:style-name="ce18"/>
          <table:table-cell table:number-columns-repeated="2"/>
          <table:table-cell table:style-name="ce18" table:formula="of:=AVERAGE([.BO3:.BO32])" office:value-type="float" office:value="51.6035406536444" calcext:value-type="float">
            <text:p>51.60</text:p>
          </table:table-cell>
          <table:table-cell table:style-name="ce18" table:formula="of:=AVERAGE([.BP3:.BP32])" office:value-type="float" office:value="85.9311999783333" calcext:value-type="float">
            <text:p>85.93</text:p>
          </table:table-cell>
          <table:table-cell table:style-name="ce18" table:formula="of:=AVERAGE([.BQ3:.BQ32])" office:value-type="float" office:value="57.7619036732093" calcext:value-type="float">
            <text:p>57.76</text:p>
          </table:table-cell>
          <table:table-cell table:style-name="ce18" table:formula="of:=AVERAGE([.BR3:.BR32])" office:value-type="float" office:value="60.1101568204704" calcext:value-type="float">
            <text:p>60.11</text:p>
          </table:table-cell>
          <table:table-cell table:style-name="ce18" table:formula="of:=AVERAGE([.BS3:.BS32])" office:value-type="float" office:value="8.9588026557201" calcext:value-type="float">
            <text:p>8.96</text:p>
          </table:table-cell>
          <table:table-cell table:style-name="ce18" table:formula="of:=AVERAGE([.BT3:.BT32])" office:value-type="float" office:value="0.409803921568628" calcext:value-type="float">
            <text:p>0.41</text:p>
          </table:table-cell>
          <table:table-cell table:style-name="ce18" table:number-columns-repeated="2"/>
          <table:table-cell table:number-columns-repeated="10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E3:.E33];&quot;0&quot;)" office:value-type="float" office:value="10" calcext:value-type="float">
            <text:p>10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L3:.L33];&quot;0&quot;)" office:value-type="float" office:value="13" calcext:value-type="float">
            <text:p>13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S3:.S33];&quot;0&quot;)" office:value-type="float" office:value="13" calcext:value-type="float">
            <text:p>13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 table:number-columns-repeated="5"/>
          <table:table-cell table:style-name="ce13"/>
          <table:table-cell table:number-columns-repeated="3"/>
          <table:table-cell table:style-name="ce9" office:value-type="string" calcext:value-type="string">
            <text:p>Solved</text:p>
          </table:table-cell>
          <table:table-cell table:style-name="ce9" table:formula="of:=COUNTIF([.AH3:.AH33];&quot;0&quot;)" office:value-type="float" office:value="9" calcext:value-type="float">
            <text:p>9</text:p>
          </table:table-cell>
          <table:table-cell table:number-columns-repeated="7"/>
          <table:table-cell table:style-name="ce9" office:value-type="string" calcext:value-type="string">
            <text:p>Solved</text:p>
          </table:table-cell>
          <table:table-cell table:style-name="ce9" table:formula="of:=COUNTIF([.AQ3:.AQ33];&quot;0&quot;)" office:value-type="float" office:value="7" calcext:value-type="float">
            <text:p>7</text:p>
          </table:table-cell>
          <table:table-cell table:number-columns-repeated="5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AZ3:.AZ33];&quot;0&quot;)" office:value-type="float" office:value="13" calcext:value-type="float">
            <text:p>13</text:p>
          </table:table-cell>
          <table:table-cell table:style-name="ce9" table:number-columns-repeated="2"/>
          <table:table-cell table:style-name="ce13"/>
          <table:table-cell table:number-columns-repeated="4"/>
          <table:table-cell table:style-name="ce9" office:value-type="string" calcext:value-type="string">
            <text:p>Solved</text:p>
          </table:table-cell>
          <table:table-cell table:style-name="ce9" table:formula="of:=COUNTIF([.BI3:.BI33];&quot;0&quot;)" office:value-type="float" office:value="8" calcext:value-type="float">
            <text:p>8</text:p>
          </table:table-cell>
          <table:table-cell table:number-columns-repeated="7"/>
          <table:table-cell table:style-name="ce9" office:value-type="string" calcext:value-type="string">
            <text:p>Solved</text:p>
          </table:table-cell>
          <table:table-cell table:style-name="ce9" table:formula="of:=COUNTIF([.BR3:.BR33];&quot;0&quot;)" office:value-type="float" office:value="9" calcext:value-type="float">
            <text:p>9</text:p>
          </table:table-cell>
          <table:table-cell table:number-columns-repeated="15"/>
        </table:table-row>
        <table:table-row table:style-name="ro1">
          <table:table-cell table:style-name="ce4"/>
          <table:table-cell table:style-name="ce6" table:number-columns-repeated="5"/>
          <table:table-cell table:style-name="ce11"/>
          <table:table-cell table:style-name="ce4"/>
          <table:table-cell table:style-name="ce6" table:number-columns-repeated="5"/>
          <table:table-cell table:style-name="ce11"/>
          <table:table-cell table:style-name="ce4"/>
          <table:table-cell table:style-name="ce6" table:number-columns-repeated="5"/>
          <table:table-cell table:style-name="ce11"/>
          <table:table-cell table:style-name="ce4"/>
          <table:table-cell table:style-name="ce6" table:number-columns-repeated="5"/>
          <table:table-cell table:style-name="ce11"/>
          <table:table-cell/>
          <table:table-cell office:value-type="string" calcext:value-type="string">
            <text:p>SUM</text:p>
          </table:table-cell>
          <table:table-cell table:formula="of:=SUM([.AE3:.AE32])" office:value-type="float" office:value="1078.44062332419" calcext:value-type="float">
            <text:p>1078.4406233242</text:p>
          </table:table-cell>
          <table:table-cell table:formula="of:=SUM([.AF3:.AF32])" office:value-type="float" office:value="1686.652416127" calcext:value-type="float">
            <text:p>1686.652416127</text:p>
          </table:table-cell>
          <table:table-cell table:formula="of:=SUM([.AG3:.AG32])" office:value-type="float" office:value="1391.9855506261" calcext:value-type="float">
            <text:p>1391.9855506261</text:p>
          </table:table-cell>
          <table:table-cell table:formula="of:=SUM([.AH3:.AH32])" office:value-type="float" office:value="1386.35542947231" calcext:value-type="float">
            <text:p>1386.3554294723</text:p>
          </table:table-cell>
          <table:table-cell table:formula="of:=SUM([.AI3:.AI32])" office:value-type="float" office:value="142.944830755392" calcext:value-type="float">
            <text:p>142.9448307554</text:p>
          </table:table-cell>
          <table:table-cell table:formula="of:=SUM([.AJ3:.AJ32])" office:value-type="float" office:value="11.2745098039216" calcext:value-type="float">
            <text:p>11.2745098039</text:p>
          </table:table-cell>
          <table:table-cell table:formula="of:=SUM([.AK3:.AK32])" office:value-type="float" office:value="70704.1269030876" calcext:value-type="float">
            <text:p>70704.1269030876</text:p>
          </table:table-cell>
          <table:table-cell table:formula="of:=SUM([.AL3:.AL32])" office:value-type="float" office:value="68" calcext:value-type="float">
            <text:p>68</text:p>
          </table:table-cell>
          <table:table-cell/>
          <table:table-cell table:formula="of:=SUM([.AN3:.AN32])" office:value-type="float" office:value="1100.64839773705" calcext:value-type="float">
            <text:p>1100.6483977371</text:p>
          </table:table-cell>
          <table:table-cell table:formula="of:=SUM([.AO3:.AO32])" office:value-type="float" office:value="2002.973539915" calcext:value-type="float">
            <text:p>2002.973539915</text:p>
          </table:table-cell>
          <table:table-cell table:formula="of:=SUM([.AP3:.AP32])" office:value-type="float" office:value="1432.6671798223" calcext:value-type="float">
            <text:p>1432.6671798223</text:p>
          </table:table-cell>
          <table:table-cell table:formula="of:=SUM([.AQ3:.AQ32])" office:value-type="float" office:value="1446.14603476636" calcext:value-type="float">
            <text:p>1446.1460347664</text:p>
          </table:table-cell>
          <table:table-cell table:formula="of:=SUM([.AR3:.AR32])" office:value-type="float" office:value="344.877564604174" calcext:value-type="float">
            <text:p>344.8775646042</text:p>
          </table:table-cell>
          <table:table-cell table:formula="of:=SUM([.AS3:.AS32])" office:value-type="float" office:value="8.96078431372549" calcext:value-type="float">
            <text:p>8.9607843137</text:p>
          </table:table-cell>
          <table:table-cell table:formula="of:=SUM([.AT3:.AT32])" office:value-type="float" office:value="73753.4477730844" calcext:value-type="float">
            <text:p>73753.4477730844</text:p>
          </table:table-cell>
          <table:table-cell table:formula="of:=SUM([.AU3:.AU32])" office:value-type="float" office:value="101" calcext:value-type="float">
            <text:p>101</text:p>
          </table:table-cell>
          <table:table-cell/>
          <table:table-cell table:style-name="ce29" table:formula="of:=SUM([.AW3:.AW32])" office:value-type="float" office:value="384.76" calcext:value-type="float">
            <text:p>3.85E+02</text:p>
          </table:table-cell>
          <table:table-cell table:style-name="ce29" table:formula="of:=SUM([.AX3:.AX32])" office:value-type="float" office:value="943.988" calcext:value-type="float">
            <text:p>9.44E+02</text:p>
          </table:table-cell>
          <table:table-cell table:style-name="ce29" table:formula="of:=SUM([.AY3:.AY32])" office:value-type="float" office:value="780.923" calcext:value-type="float">
            <text:p>7.81E+02</text:p>
          </table:table-cell>
          <table:table-cell table:style-name="ce29" table:formula="of:=SUM([.AZ3:.AZ32])" office:value-type="float" office:value="738.87805882353" calcext:value-type="float">
            <text:p>7.39E+02</text:p>
          </table:table-cell>
          <table:table-cell table:style-name="ce29" table:formula="of:=SUM([.BA3:.BA32])" office:value-type="float" office:value="244.059634401868" calcext:value-type="float">
            <text:p>2.44E+02</text:p>
          </table:table-cell>
          <table:table-cell table:style-name="ce29" table:formula="of:=SUM([.BB3:.BB32])" office:value-type="float" office:value="17.2941176470588" calcext:value-type="float">
            <text:p>1.73E+01</text:p>
          </table:table-cell>
          <table:table-cell table:formula="of:=SUM([.BC3:.BC32])" office:value-type="float" office:value="37682.781" calcext:value-type="float">
            <text:p>37682.781</text:p>
          </table:table-cell>
          <table:table-cell table:formula="of:=SUM([.BD3:.BD32])" office:value-type="float" office:value="52" calcext:value-type="float">
            <text:p>52</text:p>
          </table:table-cell>
          <table:table-cell office:value-type="string" calcext:value-type="string">
            <text:p>SUM</text:p>
          </table:table-cell>
          <table:table-cell table:formula="of:=SUM([.BF3:.BF32])" office:value-type="float" office:value="1508.27803174042" calcext:value-type="float">
            <text:p>1508.2780317404</text:p>
          </table:table-cell>
          <table:table-cell table:formula="of:=SUM([.BG3:.BG32])" office:value-type="float" office:value="2440.667041227" calcext:value-type="float">
            <text:p>2440.667041227</text:p>
          </table:table-cell>
          <table:table-cell table:formula="of:=SUM([.BH3:.BH32])" office:value-type="float" office:value="1702.97509044892" calcext:value-type="float">
            <text:p>1702.9750904489</text:p>
          </table:table-cell>
          <table:table-cell table:formula="of:=SUM([.BI3:.BI32])" office:value-type="float" office:value="1735.69607240005" calcext:value-type="float">
            <text:p>1735.6960724001</text:p>
          </table:table-cell>
          <table:table-cell table:formula="of:=SUM([.BJ3:.BJ32])" office:value-type="float" office:value="517.475074519926" calcext:value-type="float">
            <text:p>517.4750745199</text:p>
          </table:table-cell>
          <table:table-cell table:formula="of:=SUM([.BK3:.BK32])" office:value-type="float" office:value="10.6666666666667" calcext:value-type="float">
            <text:p>10.6666666667</text:p>
          </table:table-cell>
          <table:table-cell table:formula="of:=SUM([.BL3:.BL32])" office:value-type="float" office:value="88520.4996924024" calcext:value-type="float">
            <text:p>88520.4996924024</text:p>
          </table:table-cell>
          <table:table-cell table:formula="of:=SUM([.BM3:.BM32])" office:value-type="float" office:value="86" calcext:value-type="float">
            <text:p>86</text:p>
          </table:table-cell>
          <table:table-cell/>
          <table:table-cell table:formula="of:=SUM([.BO3:.BO32])" office:value-type="float" office:value="1548.10621960933" calcext:value-type="float">
            <text:p>1548.1062196093</text:p>
          </table:table-cell>
          <table:table-cell table:formula="of:=SUM([.BP3:.BP32])" office:value-type="float" office:value="2577.93599935" calcext:value-type="float">
            <text:p>2577.93599935</text:p>
          </table:table-cell>
          <table:table-cell table:formula="of:=SUM([.BQ3:.BQ32])" office:value-type="float" office:value="1732.85711019628" calcext:value-type="float">
            <text:p>1732.8571101963</text:p>
          </table:table-cell>
          <table:table-cell table:formula="of:=SUM([.BR3:.BR32])" office:value-type="float" office:value="1803.30470461411" calcext:value-type="float">
            <text:p>1803.3047046141</text:p>
          </table:table-cell>
          <table:table-cell table:formula="of:=SUM([.BS3:.BS32])" office:value-type="float" office:value="268.764079671603" calcext:value-type="float">
            <text:p>268.7640796716</text:p>
          </table:table-cell>
          <table:table-cell table:formula="of:=SUM([.BT3:.BT32])" office:value-type="float" office:value="12.2941176470588" calcext:value-type="float">
            <text:p>12.2941176471</text:p>
          </table:table-cell>
          <table:table-cell table:formula="of:=SUM([.BU3:.BU32])" office:value-type="float" office:value="91968.5399353198" calcext:value-type="float">
            <text:p>91968.5399353198</text:p>
          </table:table-cell>
          <table:table-cell table:formula="of:=SUM([.BV3:.BV32])" office:value-type="float" office:value="73" calcext:value-type="float">
            <text:p>73</text:p>
          </table:table-cell>
          <table:table-cell table:number-columns-repeated="10"/>
        </table:table-row>
        <table:table-row table:style-name="ro2">
          <table:table-cell table:style-name="ce5" office:value-type="string" calcext:value-type="string" table:number-columns-spanned="6" table:number-rows-spanned="1">
            <text:p>Case 5 Distance factor = 0.4, population=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6 Distance factor = 0.4, population=2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7 Distance factor = 0.4, population=50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8 Distance factor = 0.4, population=1000</text:p>
          </table:table-cell>
          <table:covered-table-cell table:number-columns-repeated="5" table:style-name="Default"/>
          <table:table-cell table:number-columns-repeated="4"/>
          <table:table-cell office:value-type="string" calcext:value-type="string">
            <text:p>One-time-solved</text:p>
          </table:table-cell>
          <table:table-cell table:style-name="ce9" table:formula="of:=COUNTIF([.AE3:.AE32];&quot;0&quot;)" office:value-type="float" office:value="14" calcext:value-type="float">
            <text:p>14</text:p>
          </table:table-cell>
          <table:table-cell table:number-columns-repeated="7"/>
          <table:table-cell office:value-type="string" calcext:value-type="string">
            <text:p>One-time-solved</text:p>
          </table:table-cell>
          <table:table-cell table:style-name="ce9" table:formula="of:=COUNTIF([.AN3:.AN32];&quot;0&quot;)" office:value-type="float" office:value="13" calcext:value-type="float">
            <text:p>13</text:p>
          </table:table-cell>
          <table:table-cell table:number-columns-repeated="7"/>
          <table:table-cell office:value-type="string" calcext:value-type="string">
            <text:p>One-time-solved</text:p>
          </table:table-cell>
          <table:table-cell table:style-name="ce9" table:formula="of:=COUNTIF([.AW3:.AW32];&quot;0&quot;)" office:value-type="float" office:value="21" calcext:value-type="float">
            <text:p>21</text:p>
          </table:table-cell>
          <table:table-cell table:number-columns-repeated="7"/>
          <table:table-cell office:value-type="string" calcext:value-type="string">
            <text:p>One-time-solved</text:p>
          </table:table-cell>
          <table:table-cell table:style-name="ce9" table:formula="of:=COUNTIF([.BF3:.BF32];&quot;0&quot;)" office:value-type="float" office:value="14" calcext:value-type="float">
            <text:p>14</text:p>
          </table:table-cell>
          <table:table-cell table:number-columns-repeated="7"/>
          <table:table-cell office:value-type="string" calcext:value-type="string">
            <text:p>One-time-solved</text:p>
          </table:table-cell>
          <table:table-cell table:style-name="ce9" table:formula="of:=COUNTIF([.BO3:.BO32];&quot;0&quot;)" office:value-type="float" office:value="17" calcext:value-type="float">
            <text:p>1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300000000000011" calcext:value-type="float">
            <text:p>0.0030</text:p>
          </table:table-cell>
          <table:table-cell office:value-type="float" office:value="0" calcext:value-type="float">
            <text:p>0.0000</text:p>
          </table:table-cell>
          <table:table-cell office:value-type="float" office:value="0.000294117647059949" calcext:value-type="float">
            <text:p>0.0003</text:p>
          </table:table-cell>
          <table:table-cell office:value-type="float" office:value="0.000916515138994924" calcext:value-type="float">
            <text:p>0.0009</text:p>
          </table:table-cell>
          <table:table-cell office:value-type="float" office:value="0.745098039215686" calcext:value-type="float">
            <text:p>0.745098039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2"/>
          <table:table-cell table:style-name="ce10" office:value-type="string" calcext:value-type="string">
            <text:p>Minimum Sum Error</text:p>
          </table:table-cell>
          <table:table-cell table:style-name="ce10" table:formula="of:=MIN([.AK35];[.AT35];[.BC35];[.BL35];[.BU35])" office:value-type="float" office:value="37682.781" calcext:value-type="float">
            <text:p>37682.7810</text:p>
          </table:table-cell>
          <table:table-cell table:style-name="ce10"/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2"/>
          <table:table-cell table:style-name="ce10" office:value-type="string" calcext:value-type="string">
            <text:p>Minimum Sum SR</text:p>
          </table:table-cell>
          <table:table-cell table:style-name="ce10" table:formula="of:=MIN([.AL35];[.AU35];[.BD35];[.BM35];[.BV35])" office:value-type="float" office:value="52" calcext:value-type="float">
            <text:p>52.0000</text:p>
          </table:table-cell>
          <table:table-cell table:style-name="ce10"/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0.00200000000000955" calcext:value-type="float">
            <text:p>0.002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72549019601263" calcext:value-type="float">
            <text:p>0.0004</text:p>
          </table:table-cell>
          <table:table-cell office:value-type="float" office:value="0.000678232998303194" calcext:value-type="float">
            <text:p>0.0007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19.9829999999999" calcext:value-type="float">
            <text:p>19.9830</text:p>
          </table:table-cell>
          <table:table-cell office:value-type="float" office:value="0" calcext:value-type="float">
            <text:p>0.0000</text:p>
          </table:table-cell>
          <table:table-cell office:value-type="float" office:value="4.67480392156862" calcext:value-type="float">
            <text:p>4.6748</text:p>
          </table:table-cell>
          <table:table-cell office:value-type="float" office:value="17.6001107354471" calcext:value-type="float">
            <text:p>17.6001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0" calcext:value-type="float">
            <text:p>20.0000</text:p>
          </table:table-cell>
          <table:table-cell office:value-type="float" office:value="0" calcext:value-type="float">
            <text:p>0.0000</text:p>
          </table:table-cell>
          <table:table-cell office:value-type="float" office:value="6.64239215686275" calcext:value-type="float">
            <text:p>6.6424</text:p>
          </table:table-cell>
          <table:table-cell office:value-type="float" office:value="11.6196811298762" calcext:value-type="float">
            <text:p>11.6197</text:p>
          </table:table-cell>
          <table:table-cell office:value-type="float" office:value="0.666666666666667" calcext:value-type="float">
            <text:p>0.6666666667</text:p>
          </table:table-cell>
          <table:table-cell/>
          <table:table-cell table:style-name="ce10" table:number-columns-repeated="5"/>
          <table:table-cell office:value-type="string" calcext:value-type="string">
            <text:p>Score1</text:p>
          </table:table-cell>
          <table:table-cell table:number-columns-repeated="5"/>
          <table:table-cell office:value-type="string" calcext:value-type="string">
            <text:p>Score2</text:p>
          </table:table-cell>
          <table:table-cell table:number-columns-repeated="4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529999999999973" calcext:value-type="float">
            <text:p>0.0530</text:p>
          </table:table-cell>
          <table:table-cell office:value-type="float" office:value="0.00199999999995271" calcext:value-type="float">
            <text:p>0.0020</text:p>
          </table:table-cell>
          <table:table-cell office:value-type="float" office:value="0.0104509803921549" calcext:value-type="float">
            <text:p>0.0105</text:p>
          </table:table-cell>
          <table:table-cell office:value-type="float" office:value="0.014703741020577" calcext:value-type="float">
            <text:p>0.0147</text:p>
          </table:table-cell>
          <table:table-cell office:value-type="float" office:value="0.470588235294118" calcext:value-type="float">
            <text:p>0.470588235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430000000000064" calcext:value-type="float">
            <text:p>0.0430</text:p>
          </table:table-cell>
          <table:table-cell office:value-type="float" office:value="0" calcext:value-type="float">
            <text:p>0.0000</text:p>
          </table:table-cell>
          <table:table-cell office:value-type="float" office:value="0.0014901960784318" calcext:value-type="float">
            <text:p>0.0015</text:p>
          </table:table-cell>
          <table:table-cell office:value-type="float" office:value="0.00766550715869677" calcext:value-type="float">
            <text:p>0.0077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office:value-type="string" calcext:value-type="string">
            <text:p>EBOwithCMAR</text:p>
          </table:table-cell>
          <table:table-cell office:value-type="string" calcext:value-type="string">
            <text:p>UMOEAs-II</text:p>
          </table:table-cell>
          <table:table-cell office:value-type="string" calcext:value-type="string">
            <text:p>JSO</text:p>
          </table:table-cell>
          <table:table-cell office:value-type="string" calcext:value-type="string">
            <text:p>L-SHADE-Epsilon</text:p>
          </table:table-cell>
          <table:table-cell office:value-type="string" calcext:value-type="string">
            <text:p>Diversity</text:p>
          </table:table-cell>
          <table:table-cell/>
          <table:table-cell office:value-type="string" calcext:value-type="string">
            <text:p>EBOwithCMAR</text:p>
          </table:table-cell>
          <table:table-cell office:value-type="string" calcext:value-type="string">
            <text:p>UMOEAs-II</text:p>
          </table:table-cell>
          <table:table-cell office:value-type="string" calcext:value-type="string">
            <text:p>JSO</text:p>
          </table:table-cell>
          <table:table-cell office:value-type="string" calcext:value-type="string">
            <text:p>L-SHADE-Epsilon</text:p>
          </table:table-cell>
          <table:table-cell office:value-type="string" calcext:value-type="string">
            <text:p>Diversity</text:p>
          </table:table-cell>
          <table:table-cell table:number-columns-repeated="3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.0119999999999436" calcext:value-type="float">
            <text:p>0.0120</text:p>
          </table:table-cell>
          <table:table-cell office:value-type="float" office:value="0.145999999999958" calcext:value-type="float">
            <text:p>0.1460</text:p>
          </table:table-cell>
          <table:table-cell office:value-type="float" office:value="0.0739999999999554" calcext:value-type="float">
            <text:p>0.0740</text:p>
          </table:table-cell>
          <table:table-cell office:value-type="float" office:value="0.0686078431372509" calcext:value-type="float">
            <text:p>0.0686</text:p>
          </table:table-cell>
          <table:table-cell office:value-type="float" office:value="0.0608374884425167" calcext:value-type="float">
            <text:p>0.060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129999999999995" calcext:value-type="float">
            <text:p>0.1300</text:p>
          </table:table-cell>
          <table:table-cell office:value-type="float" office:value="0.0639999999999645" calcext:value-type="float">
            <text:p>0.0640</text:p>
          </table:table-cell>
          <table:table-cell office:value-type="float" office:value="0.0634901960784325" calcext:value-type="float">
            <text:p>0.0635</text:p>
          </table:table-cell>
          <table:table-cell office:value-type="float" office:value="0.0250750872381268" calcext:value-type="float">
            <text:p>0.025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990000000000464" calcext:value-type="float">
            <text:p>0.0990</text:p>
          </table:table-cell>
          <table:table-cell office:value-type="float" office:value="0.0539999999999736" calcext:value-type="float">
            <text:p>0.0540</text:p>
          </table:table-cell>
          <table:table-cell office:value-type="float" office:value="0.0565294117647044" calcext:value-type="float">
            <text:p>0.0565</text:p>
          </table:table-cell>
          <table:table-cell office:value-type="float" office:value="0.0470172308839673" calcext:value-type="float">
            <text:p>0.047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 table:number-columns-repeated="5"/>
          <table:table-cell table:formula="of:=(1-(([.AK35]-[.AG39])/[.AK35]))*50" office:value-type="float" office:value="26.6482188880225" calcext:value-type="float">
            <text:p>26.648218888</text:p>
          </table:table-cell>
          <table:table-cell table:formula="of:=(1-(([.BL35]-[.AG39])/[.BL35]))*50" office:value-type="float" office:value="21.2847764816867" calcext:value-type="float">
            <text:p>21.2847764817</text:p>
          </table:table-cell>
          <table:table-cell table:formula="of:=(1-(([.AT35]-[.AG39])/[.AT35]))*50" office:value-type="float" office:value="25.5464538525289" calcext:value-type="float">
            <text:p>25.5464538525</text:p>
          </table:table-cell>
          <table:table-cell table:formula="of:=(1-(([.BU35]-[.AG39])/[.BU35]))*50" office:value-type="float" office:value="20.4867778843188" calcext:value-type="float">
            <text:p>20.4867778843</text:p>
          </table:table-cell>
          <table:table-cell table:formula="of:=(1-(([.BC35]-[.AG39])/[.BC35]))*50" office:value-type="float" office:value="50" calcext:value-type="float">
            <text:p>50</text:p>
          </table:table-cell>
          <table:table-cell/>
          <table:table-cell table:formula="of:=(1-(([.AL35]-[.AG40])/[.AL35]))*50" office:value-type="float" office:value="38.2352941176471" calcext:value-type="float">
            <text:p>38.2352941176</text:p>
          </table:table-cell>
          <table:table-cell table:style-name="ce27" table:formula="of:=(1-(([.BM35]-[.AG40])/[.BM35]))*50" office:value-type="float" office:value="30.2325581395349" calcext:value-type="float">
            <text:p>30.2325581395</text:p>
          </table:table-cell>
          <table:table-cell table:style-name="ce27" table:formula="of:=(1-(([.AU35]-[.AG40])/[.AU35]))*50" office:value-type="float" office:value="25.7425742574257" calcext:value-type="float">
            <text:p>25.7425742574</text:p>
          </table:table-cell>
          <table:table-cell table:style-name="ce27" table:formula="of:=(1-(([.BV35]-[.AG40])/[.BV35]))*50" office:value-type="float" office:value="35.6164383561644" calcext:value-type="float">
            <text:p>35.6164383562</text:p>
          </table:table-cell>
          <table:table-cell table:style-name="ce27" table:formula="of:=(1-(([.BD35]-[.AG40])/[.BD35]))*50" office:value-type="float" office:value="50" calcext:value-type="float">
            <text:p>50</text:p>
          </table:table-cell>
          <table:table-cell table:number-columns-repeated="3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table:number-columns-repeated="5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table:number-columns-repeated="5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5"/>
          <table:table-cell table:number-columns-repeated="2"/>
          <table:table-cell office:value-type="string" calcext:value-type="string">
            <text:p>Total score</text:p>
          </table:table-cell>
          <table:table-cell table:number-columns-repeated="4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14.99" calcext:value-type="float">
            <text:p>14.9900</text:p>
          </table:table-cell>
          <table:table-cell office:value-type="float" office:value="0.119999999999891" calcext:value-type="float">
            <text:p>0.1200</text:p>
          </table:table-cell>
          <table:table-cell office:value-type="float" office:value="2.35078431372545" calcext:value-type="float">
            <text:p>2.3508</text:p>
          </table:table-cell>
          <table:table-cell office:value-type="float" office:value="4.35325372566319" calcext:value-type="float">
            <text:p>4.3533</text:p>
          </table:table-cell>
          <table:table-cell office:value-type="float" office:value="0.156862745098039" calcext:value-type="float">
            <text:p>0.156862745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" calcext:value-type="float">
            <text:p>0.0000</text:p>
          </table:table-cell>
          <table:table-cell office:value-type="float" office:value="0.0129411764705765" calcext:value-type="float">
            <text:p>0.0129</text:p>
          </table:table-cell>
          <table:table-cell office:value-type="float" office:value="0.028142494558915" calcext:value-type="float">
            <text:p>0.0281</text:p>
          </table:table-cell>
          <table:table-cell office:value-type="float" office:value="0.784313725490196" calcext:value-type="float">
            <text:p>0.7843137255</text:p>
          </table:table-cell>
          <table:table-cell office:value-type="float" office:value="11" calcext:value-type="float">
            <text:p>11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7.01999999999998" calcext:value-type="float">
            <text:p>7.0200</text:p>
          </table:table-cell>
          <table:table-cell office:value-type="float" office:value="0.440000000000055" calcext:value-type="float">
            <text:p>0.4400</text:p>
          </table:table-cell>
          <table:table-cell office:value-type="float" office:value="1.61117647058821" calcext:value-type="float">
            <text:p>1.6112</text:p>
          </table:table-cell>
          <table:table-cell office:value-type="float" office:value="2.25540151636028" calcext:value-type="float">
            <text:p>2.255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25" calcext:value-type="float">
            <text:p>0.2500</text:p>
          </table:table-cell>
          <table:table-cell office:value-type="float" office:value="12.51" calcext:value-type="float">
            <text:p>12.5100</text:p>
          </table:table-cell>
          <table:table-cell office:value-type="float" office:value="3.59999999999991" calcext:value-type="float">
            <text:p>3.6000</text:p>
          </table:table-cell>
          <table:table-cell office:value-type="float" office:value="3.7135294117647" calcext:value-type="float">
            <text:p>3.7135</text:p>
          </table:table-cell>
          <table:table-cell office:value-type="float" office:value="3.0042633040398" calcext:value-type="float">
            <text:p>3.004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 table:number-columns-repeated="5"/>
          <table:table-cell table:number-columns-repeated="2"/>
          <table:table-cell office:value-type="string" calcext:value-type="string">
            <text:p>EBOwithCMAR</text:p>
          </table:table-cell>
          <table:table-cell office:value-type="string" calcext:value-type="string">
            <text:p>UMOEAs-II</text:p>
          </table:table-cell>
          <table:table-cell office:value-type="string" calcext:value-type="string">
            <text:p>JSO</text:p>
          </table:table-cell>
          <table:table-cell office:value-type="string" calcext:value-type="string">
            <text:p>L-SHADE-Epsilon</text:p>
          </table:table-cell>
          <table:table-cell office:value-type="string" calcext:value-type="string">
            <text:p>Diversity</text:p>
          </table:table-cell>
          <table:table-cell table:number-columns-repeated="4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92156862744741" calcext:value-type="float">
            <text:p>0.0004</text:p>
          </table:table-cell>
          <table:table-cell office:value-type="float" office:value="0.00199999999999818" calcext:value-type="float">
            <text:p>0.0020</text:p>
          </table:table-cell>
          <table:table-cell office:value-type="float" office:value="0.96078431372549" calcext:value-type="float">
            <text:p>0.9607843137</text:p>
          </table:table-cell>
          <table:table-cell/>
          <table:table-cell table:style-name="ce10" table:number-columns-repeated="5"/>
          <table:table-cell table:number-columns-repeated="2"/>
          <table:table-cell table:formula="of:=[.AI44]+[.AO44]" office:value-type="float" office:value="64.8835130056696" calcext:value-type="float">
            <text:p>64.8835130057</text:p>
          </table:table-cell>
          <table:table-cell table:formula="of:=[.AJ44]+[.AP44]" office:value-type="float" office:value="51.5173346212216" calcext:value-type="float">
            <text:p>51.5173346212</text:p>
          </table:table-cell>
          <table:table-cell table:formula="of:=[.AK44]+[.AQ44]" office:value-type="float" office:value="51.2890281099546" calcext:value-type="float">
            <text:p>51.28902811</text:p>
          </table:table-cell>
          <table:table-cell table:formula="of:=[.AL44]+[.AR44]" office:value-type="float" office:value="56.1032162404832" calcext:value-type="float">
            <text:p>56.1032162405</text:p>
          </table:table-cell>
          <table:table-cell table:formula="of:=[.AM44]+[.AS44]" office:value-type="float" office:value="100" calcext:value-type="float">
            <text:p>100</text:p>
          </table:table-cell>
          <table:table-cell table:number-columns-repeated="4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11764705881978" calcext:value-type="float">
            <text:p>0.0412</text:p>
          </table:table-cell>
          <table:table-cell office:value-type="float" office:value="0.0137113092007896" calcext:value-type="float">
            <text:p>0.013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09803921568255" calcext:value-type="float">
            <text:p>0.0410</text:p>
          </table:table-cell>
          <table:table-cell office:value-type="float" office:value="0.01643167672514" calcext:value-type="float">
            <text:p>0.016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80392156862399" calcext:value-type="float">
            <text:p>0.0380</text:p>
          </table:table-cell>
          <table:table-cell office:value-type="float" office:value="0.0259229627936079" calcext:value-type="float">
            <text:p>0.025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13725490195793" calcext:value-type="float">
            <text:p>0.0314</text:p>
          </table:table-cell>
          <table:table-cell office:value-type="float" office:value="0.018439088914569" calcext:value-type="float">
            <text:p>0.0184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13725490195884" calcext:value-type="float">
            <text:p>0.0214</text:p>
          </table:table-cell>
          <table:table-cell office:value-type="float" office:value="0.0121655250605854" calcext:value-type="float">
            <text:p>0.012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499999999999545" calcext:value-type="float">
            <text:p>0.05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17647058823241" calcext:value-type="float">
            <text:p>0.0318</text:p>
          </table:table-cell>
          <table:table-cell office:value-type="float" office:value="0.015231546211714" calcext:value-type="float">
            <text:p>0.015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360784313725162" calcext:value-type="float">
            <text:p>0.0361</text:p>
          </table:table-cell>
          <table:table-cell office:value-type="float" office:value="0.0121655250605854" calcext:value-type="float">
            <text:p>0.012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01960784313451" calcext:value-type="float">
            <text:p>0.0302</text:p>
          </table:table-cell>
          <table:table-cell office:value-type="float" office:value="0.0231948270094653" calcext:value-type="float">
            <text:p>0.0232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539999999999964" calcext:value-type="float">
            <text:p>0.5400</text:p>
          </table:table-cell>
          <table:table-cell office:value-type="float" office:value="0.289999999999964" calcext:value-type="float">
            <text:p>0.2900</text:p>
          </table:table-cell>
          <table:table-cell office:value-type="float" office:value="0.261960784313732" calcext:value-type="float">
            <text:p>0.2620</text:p>
          </table:table-cell>
          <table:table-cell office:value-type="float" office:value="0.216467087567682" calcext:value-type="float">
            <text:p>0.2165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15" calcext:value-type="float">
            <text:p>15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5" calcext:value-type="float">
            <text:p>0.5000</text:p>
          </table:table-cell>
          <table:table-cell office:value-type="float" office:value="0.269999999999982" calcext:value-type="float">
            <text:p>0.2700</text:p>
          </table:table-cell>
          <table:table-cell office:value-type="float" office:value="0.256078431372548" calcext:value-type="float">
            <text:p>0.2561</text:p>
          </table:table-cell>
          <table:table-cell office:value-type="float" office:value="0.181256724013287" calcext:value-type="float">
            <text:p>0.181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480000000000018" calcext:value-type="float">
            <text:p>0.4800</text:p>
          </table:table-cell>
          <table:table-cell office:value-type="float" office:value="0.279999999999973" calcext:value-type="float">
            <text:p>0.2800</text:p>
          </table:table-cell>
          <table:table-cell office:value-type="float" office:value="0.255686274509794" calcext:value-type="float">
            <text:p>0.2557</text:p>
          </table:table-cell>
          <table:table-cell office:value-type="float" office:value="0.119440361687311" calcext:value-type="float">
            <text:p>0.119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480000000000018" calcext:value-type="float">
            <text:p>0.4800</text:p>
          </table:table-cell>
          <table:table-cell office:value-type="float" office:value="0.25" calcext:value-type="float">
            <text:p>0.2500</text:p>
          </table:table-cell>
          <table:table-cell office:value-type="float" office:value="0.214901960784297" calcext:value-type="float">
            <text:p>0.2149</text:p>
          </table:table-cell>
          <table:table-cell office:value-type="float" office:value="0.156984075625519" calcext:value-type="float">
            <text:p>0.1570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413725490195747" calcext:value-type="float">
            <text:p>0.0414</text:p>
          </table:table-cell>
          <table:table-cell office:value-type="float" office:value="0.0456289381861708" calcext:value-type="float">
            <text:p>0.0456</text:p>
          </table:table-cell>
          <table:table-cell office:value-type="float" office:value="0.215686274509804" calcext:value-type="float">
            <text:p>0.2156862745</text:p>
          </table:table-cell>
          <table:table-cell office:value-type="float" office:value="16" calcext:value-type="float">
            <text:p>16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0919607843136508" calcext:value-type="float">
            <text:p>0.0920</text:p>
          </table:table-cell>
          <table:table-cell office:value-type="float" office:value="0.0203469899493752" calcext:value-type="float">
            <text:p>0.020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107843137254857" calcext:value-type="float">
            <text:p>0.1078</text:p>
          </table:table-cell>
          <table:table-cell office:value-type="float" office:value="0.0515945733582056" calcext:value-type="float">
            <text:p>0.051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289999999999964" calcext:value-type="float">
            <text:p>0.29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129803921568603" calcext:value-type="float">
            <text:p>0.1298</text:p>
          </table:table-cell>
          <table:table-cell office:value-type="float" office:value="0.0585832740635782" calcext:value-type="float">
            <text:p>0.0586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" calcext:value-type="float">
            <text:p>0.0000</text:p>
          </table:table-cell>
          <table:table-cell office:value-type="float" office:value="0.115294117647079" calcext:value-type="float">
            <text:p>0.1153</text:p>
          </table:table-cell>
          <table:table-cell office:value-type="float" office:value="0.15993123522317" calcext:value-type="float">
            <text:p>0.1599</text:p>
          </table:table-cell>
          <table:table-cell office:value-type="float" office:value="0.509803921568627" calcext:value-type="float">
            <text:p>0.5098039216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" calcext:value-type="float">
            <text:p>0.0000</text:p>
          </table:table-cell>
          <table:table-cell office:value-type="float" office:value="0.0741176470588364" calcext:value-type="float">
            <text:p>0.0741</text:p>
          </table:table-cell>
          <table:table-cell office:value-type="float" office:value="0.139298241194951" calcext:value-type="float">
            <text:p>0.1393</text:p>
          </table:table-cell>
          <table:table-cell office:value-type="float" office:value="0.686274509803922" calcext:value-type="float">
            <text:p>0.6862745098</text:p>
          </table:table-cell>
          <table:table-cell table:number-columns-repeated="5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15686274509608" calcext:value-type="float">
            <text:p>0.0022</text:p>
          </table:table-cell>
          <table:table-cell office:value-type="float" office:value="0.00469041575981916" calcext:value-type="float">
            <text:p>0.0047</text:p>
          </table:table-cell>
          <table:table-cell office:value-type="float" office:value="0.784313725490196" calcext:value-type="float">
            <text:p>0.784313725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0823529411763957" calcext:value-type="float">
            <text:p>0.0082</text:p>
          </table:table-cell>
          <table:table-cell office:value-type="float" office:value="0.00734846922834285" calcext:value-type="float">
            <text:p>0.0073</text:p>
          </table:table-cell>
          <table:table-cell office:value-type="float" office:value="0.352941176470588" calcext:value-type="float">
            <text:p>0.352941176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0764705882352246" calcext:value-type="float">
            <text:p>0.0076</text:p>
          </table:table-cell>
          <table:table-cell office:value-type="float" office:value="0.0100995049383529" calcext:value-type="float">
            <text:p>0.0101</text:p>
          </table:table-cell>
          <table:table-cell office:value-type="float" office:value="0.352941176470588" calcext:value-type="float">
            <text:p>0.352941176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94117647058556" calcext:value-type="float">
            <text:p>0.0029</text:p>
          </table:table-cell>
          <table:table-cell office:value-type="float" office:value="0.00871779788707342" calcext:value-type="float">
            <text:p>0.0087</text:p>
          </table:table-cell>
          <table:table-cell office:value-type="float" office:value="0.725490196078431" calcext:value-type="float">
            <text:p>0.7254901961</text:p>
          </table:table-cell>
          <table:table-cell table:number-columns-repeated="2"/>
          <table:table-cell table:style-name="ce36" office:value-type="string" calcext:value-type="string" table:number-columns-spanned="1" table:number-rows-spanned="2">
            <text:p>Algorithms</text:p>
          </table:table-cell>
          <table:table-cell table:style-name="ce36" office:value-type="string" calcext:value-type="string" table:number-columns-spanned="1" table:number-rows-spanned="2">
            <text:p>Always Solved</text:p>
          </table:table-cell>
          <table:table-cell table:style-name="ce36" office:value-type="string" calcext:value-type="string" table:number-columns-spanned="1" table:number-rows-spanned="2">
            <text:p>At least one time solved</text:p>
          </table:table-cell>
          <table:table-cell table:style-name="ce36" office:value-type="string" calcext:value-type="string" table:number-columns-spanned="1" table:number-rows-spanned="2">
            <text:p>Score</text:p>
          </table:table-cell>
          <table:table-cell table:style-name="ce36" office:value-type="string" calcext:value-type="string" table:number-columns-spanned="3" table:number-rows-spanned="1">
            <text:p>Statistical tests</text:p>
          </table:table-cell>
          <table:covered-table-cell table:number-columns-repeated="2" table:style-name="ce36"/>
          <table:table-cell table:number-columns-repeated="47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56862745097897" calcext:value-type="float">
            <text:p>0.0016</text:p>
          </table:table-cell>
          <table:table-cell office:value-type="float" office:value="0.00663324958070477" calcext:value-type="float">
            <text:p>0.0066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50980392156453" calcext:value-type="float">
            <text:p>0.0045</text:p>
          </table:table-cell>
          <table:table-cell office:value-type="float" office:value="0.00927361849548727" calcext:value-type="float">
            <text:p>0.0093</text:p>
          </table:table-cell>
          <table:table-cell office:value-type="float" office:value="0.745098039215686" calcext:value-type="float">
            <text:p>0.745098039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107843137254804" calcext:value-type="float">
            <text:p>0.0108</text:p>
          </table:table-cell>
          <table:table-cell office:value-type="float" office:value="0.0155563491860899" calcext:value-type="float">
            <text:p>0.0156</text:p>
          </table:table-cell>
          <table:table-cell office:value-type="float" office:value="0.490196078431373" calcext:value-type="float">
            <text:p>0.4901960784</text:p>
          </table:table-cell>
          <table:table-cell table:number-columns-repeated="2"/>
          <table:covered-table-cell table:style-name="ce23"/>
          <table:covered-table-cell table:number-columns-repeated="3" table:style-name="ce36"/>
          <table:table-cell table:style-name="ce39" office:value-type="string" calcext:value-type="string">
            <text:p>$\uparrow$</text:p>
          </table:table-cell>
          <table:table-cell table:style-name="ce39" office:value-type="string" calcext:value-type="string">
            <text:p>$\downarrow$</text:p>
          </table:table-cell>
          <table:table-cell table:style-name="ce39" office:value-type="string" calcext:value-type="string">
            <text:p>$\longleftrightarrow $</text:p>
          </table:table-cell>
          <table:table-cell table:number-columns-repeated="4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80392156861853" calcext:value-type="float">
            <text:p>0.0010</text:p>
          </table:table-cell>
          <table:table-cell office:value-type="float" office:value="0.00959166304661672" calcext:value-type="float">
            <text:p>0.0096</text:p>
          </table:table-cell>
          <table:table-cell office:value-type="float" office:value="0.901960784313726" calcext:value-type="float">
            <text:p>0.901960784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17647058823422" calcext:value-type="float">
            <text:p>0.0012</text:p>
          </table:table-cell>
          <table:table-cell office:value-type="float" office:value="0.0034641016151346" calcext:value-type="float">
            <text:p>0.0035</text:p>
          </table:table-cell>
          <table:table-cell office:value-type="float" office:value="0.882352941176471" calcext:value-type="float">
            <text:p>0.8823529412</text:p>
          </table:table-cell>
          <table:table-cell table:number-columns-repeated="2"/>
          <table:table-cell table:style-name="ce36" office:value-type="string" calcext:value-type="string">
            <text:p>EBOwithCMAR</text:p>
          </table:table-cell>
          <table:table-cell table:style-name="ce23" table:formula="of:=[.BH34]" office:value-type="float" office:value="8" calcext:value-type="float">
            <text:p>8</text:p>
          </table:table-cell>
          <table:table-cell table:style-name="ce23" table:formula="of:=[.BH36]" office:value-type="float" office:value="14" calcext:value-type="float">
            <text:p>14</text:p>
          </table:table-cell>
          <table:table-cell table:style-name="ce38" table:formula="of:=[.AK49]" office:value-type="float" office:value="64.8835130056696" calcext:value-type="float">
            <text:p>64.88</text:p>
          </table:table-cell>
          <table:table-cell table:style-name="ce23" table:formula="of:=[.AI98]" office:value-type="float" office:value="26" calcext:value-type="float">
            <text:p>26</text:p>
          </table:table-cell>
          <table:table-cell table:style-name="ce23" table:formula="of:=[.AJ97]" office:value-type="float" office:value="2" calcext:value-type="float">
            <text:p>2</text:p>
          </table:table-cell>
          <table:table-cell table:style-name="ce23" table:formula="of:=[.AK98]" office:value-type="float" office:value="49" calcext:value-type="float">
            <text:p>49</text:p>
          </table:table-cell>
          <table:table-cell table:number-columns-repeated="4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186274509803975" calcext:value-type="float">
            <text:p>0.0186</text:p>
          </table:table-cell>
          <table:table-cell office:value-type="float" office:value="0.0759605160593196" calcext:value-type="float">
            <text:p>0.0760</text:p>
          </table:table-cell>
          <table:table-cell office:value-type="float" office:value="0.901960784313726" calcext:value-type="float">
            <text:p>0.901960784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647058823530161" calcext:value-type="float">
            <text:p>0.0065</text:p>
          </table:table-cell>
          <table:table-cell office:value-type="float" office:value="0.0438862165149777" calcext:value-type="float">
            <text:p>0.0439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6829" calcext:value-type="float">
            <text:p>0.0002</text:p>
          </table:table-cell>
          <table:table-cell office:value-type="float" office:value="0.00141421356240396" calcext:value-type="float">
            <text:p>0.0014</text:p>
          </table:table-cell>
          <table:table-cell office:value-type="float" office:value="0.980392156862745" calcext:value-type="float">
            <text:p>0.9803921569</text:p>
          </table:table-cell>
          <table:table-cell table:number-columns-repeated="2"/>
          <table:table-cell table:style-name="ce36" office:value-type="string" calcext:value-type="string">
            <text:p>jSO</text:p>
          </table:table-cell>
          <table:table-cell table:style-name="ce23" table:formula="of:=[.BQ34]" office:value-type="float" office:value="9" calcext:value-type="float">
            <text:p>9</text:p>
          </table:table-cell>
          <table:table-cell table:style-name="ce23" table:formula="of:=[.BQ36]" office:value-type="float" office:value="17" calcext:value-type="float">
            <text:p>17</text:p>
          </table:table-cell>
          <table:table-cell table:style-name="ce38" table:formula="of:=[.AM49]" office:value-type="float" office:value="51.2890281099546" calcext:value-type="float">
            <text:p>51.29</text:p>
          </table:table-cell>
          <table:table-cell table:style-name="ce23" table:formula="of:=[.AL98]" office:value-type="float" office:value="38" calcext:value-type="float">
            <text:p>38</text:p>
          </table:table-cell>
          <table:table-cell table:style-name="ce23" table:formula="of:=[.AM98]" office:value-type="float" office:value="41" calcext:value-type="float">
            <text:p>41</text:p>
          </table:table-cell>
          <table:table-cell table:style-name="ce23" table:formula="of:=[.AN98]" office:value-type="float" office:value="41" calcext:value-type="float">
            <text:p>41</text:p>
          </table:table-cell>
          <table:table-cell table:number-columns-repeated="4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" calcext:value-type="float">
            <text:p>0.0000</text:p>
          </table:table-cell>
          <table:table-cell office:value-type="float" office:value="0.00725490196085351" calcext:value-type="float">
            <text:p>0.0073</text:p>
          </table:table-cell>
          <table:table-cell office:value-type="float" office:value="0.0103923048454738" calcext:value-type="float">
            <text:p>0.0104</text:p>
          </table:table-cell>
          <table:table-cell office:value-type="float" office:value="0.529411764705882" calcext:value-type="float">
            <text:p>0.529411764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50980392161357" calcext:value-type="float">
            <text:p>0.0045</text:p>
          </table:table-cell>
          <table:table-cell office:value-type="float" office:value="0.00883176086638675" calcext:value-type="float">
            <text:p>0.0088</text:p>
          </table:table-cell>
          <table:table-cell office:value-type="float" office:value="0.686274509803922" calcext:value-type="float">
            <text:p>0.686274509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35294117648628" calcext:value-type="float">
            <text:p>0.0024</text:p>
          </table:table-cell>
          <table:table-cell office:value-type="float" office:value="0.00632455532035977" calcext:value-type="float">
            <text:p>0.0063</text:p>
          </table:table-cell>
          <table:table-cell office:value-type="float" office:value="0.843137254901961" calcext:value-type="float">
            <text:p>0.843137254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11764705885099" calcext:value-type="float">
            <text:p>0.0041</text:p>
          </table:table-cell>
          <table:table-cell office:value-type="float" office:value="0.00927361849554121" calcext:value-type="float">
            <text:p>0.0093</text:p>
          </table:table-cell>
          <table:table-cell office:value-type="float" office:value="0.764705882352941" calcext:value-type="float">
            <text:p>0.7647058824</text:p>
          </table:table-cell>
          <table:table-cell table:number-columns-repeated="2"/>
          <table:table-cell table:style-name="ce37" office:value-type="string" calcext:value-type="string">
            <text:p>UMOEAsII</text:p>
          </table:table-cell>
          <table:table-cell table:style-name="ce23" table:formula="of:=COUNTIF([.AH3:.AH32];&quot;0&quot;)" office:value-type="float" office:value="9" calcext:value-type="float">
            <text:p>9</text:p>
          </table:table-cell>
          <table:table-cell table:style-name="ce23" table:formula="of:=[.AG36]" office:value-type="float" office:value="14" calcext:value-type="float">
            <text:p>14</text:p>
          </table:table-cell>
          <table:table-cell table:style-name="ce38" table:formula="of:=[.AL49]" office:value-type="float" office:value="51.5173346212216" calcext:value-type="float">
            <text:p>51.52</text:p>
          </table:table-cell>
          <table:table-cell table:style-name="ce23" table:formula="of:=[.AO98]" office:value-type="float" office:value="14" calcext:value-type="float">
            <text:p>14</text:p>
          </table:table-cell>
          <table:table-cell table:style-name="ce23" table:formula="of:=[.AP98]" office:value-type="float" office:value="57" calcext:value-type="float">
            <text:p>57</text:p>
          </table:table-cell>
          <table:table-cell table:style-name="ce23" table:formula="of:=[.AP98]" office:value-type="float" office:value="57" calcext:value-type="float">
            <text:p>57</text:p>
          </table:table-cell>
          <table:table-cell table:number-columns-repeated="4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100" calcext:value-type="float">
            <text:p>100.0000</text:p>
          </table:table-cell>
          <table:table-cell office:value-type="float" office:value="66.6711764705883" calcext:value-type="float">
            <text:p>66.6712</text:p>
          </table:table-cell>
          <table:table-cell office:value-type="float" office:value="82.4674485236449" calcext:value-type="float">
            <text:p>82.4674</text:p>
          </table:table-cell>
          <table:table-cell office:value-type="float" office:value="0.313725490196078" calcext:value-type="float">
            <text:p>0.313725490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50.9803921568627" calcext:value-type="float">
            <text:p>50.9804</text:p>
          </table:table-cell>
          <table:table-cell office:value-type="float" office:value="72.1110255092798" calcext:value-type="float">
            <text:p>72.1110</text:p>
          </table:table-cell>
          <table:table-cell office:value-type="float" office:value="0.490196078431373" calcext:value-type="float">
            <text:p>0.490196078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1.7647058823529" calcext:value-type="float">
            <text:p>11.7647</text:p>
          </table:table-cell>
          <table:table-cell office:value-type="float" office:value="34.6410161513775" calcext:value-type="float">
            <text:p>34.6410</text:p>
          </table:table-cell>
          <table:table-cell office:value-type="float" office:value="0.882352941176471" calcext:value-type="float">
            <text:p>0.882352941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7.84313725490196" calcext:value-type="float">
            <text:p>7.8431</text:p>
          </table:table-cell>
          <table:table-cell office:value-type="float" office:value="96.9535971483266" calcext:value-type="float">
            <text:p>96.9536</text:p>
          </table:table-cell>
          <table:table-cell office:value-type="float" office:value="0.92156862745098" calcext:value-type="float">
            <text:p>0.9215686275</text:p>
          </table:table-cell>
          <table:table-cell table:number-columns-repeated="2"/>
          <table:table-cell table:style-name="ce36" office:value-type="string" calcext:value-type="string">
            <text:p>L-SHADE-Epsilon</text:p>
          </table:table-cell>
          <table:table-cell table:style-name="ce23" table:formula="of:=[.AP34]" office:value-type="float" office:value="7" calcext:value-type="float">
            <text:p>7</text:p>
          </table:table-cell>
          <table:table-cell table:style-name="ce23" table:formula="of:=[.AP36]" office:value-type="float" office:value="13" calcext:value-type="float">
            <text:p>13</text:p>
          </table:table-cell>
          <table:table-cell table:style-name="ce38" table:formula="of:=[.AN49]" office:value-type="float" office:value="56.1032162404832" calcext:value-type="float">
            <text:p>56.10</text:p>
          </table:table-cell>
          <table:table-cell table:style-name="ce23" table:formula="of:=[.AR98]" office:value-type="float" office:value="42" calcext:value-type="float">
            <text:p>42</text:p>
          </table:table-cell>
          <table:table-cell table:style-name="ce23" table:formula="of:=[.AS98]" office:value-type="float" office:value="22" calcext:value-type="float">
            <text:p>22</text:p>
          </table:table-cell>
          <table:table-cell table:style-name="ce23" table:formula="of:=[.AT98]" office:value-type="float" office:value="56" calcext:value-type="float">
            <text:p>56</text:p>
          </table:table-cell>
          <table:table-cell table:number-columns-repeated="4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.7199999999998" calcext:value-type="float">
            <text:p>0.7200</text:p>
          </table:table-cell>
          <table:table-cell office:value-type="float" office:value="2.62313725490179" calcext:value-type="float">
            <text:p>2.6231</text:p>
          </table:table-cell>
          <table:table-cell office:value-type="float" office:value="14.0414222926312" calcext:value-type="float">
            <text:p>14.0414</text:p>
          </table:table-cell>
          <table:table-cell office:value-type="float" office:value="0.0588235294117647" calcext:value-type="float">
            <text:p>0.0588235294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6" office:value-type="string" calcext:value-type="string">
            <text:p>Proposal</text:p>
          </table:table-cell>
          <table:table-cell table:style-name="ce23" table:formula="of:=[.AY34]" office:value-type="float" office:value="13" calcext:value-type="float">
            <text:p>13</text:p>
          </table:table-cell>
          <table:table-cell table:style-name="ce23" table:formula="of:=[.AY36]" office:value-type="float" office:value="21" calcext:value-type="float">
            <text:p>21</text:p>
          </table:table-cell>
          <table:table-cell table:style-name="ce38" table:formula="of:=[.AO49]" office:value-type="float" office:value="100" calcext:value-type="float">
            <text:p>100.00</text:p>
          </table:table-cell>
          <table:table-cell table:style-name="ce23" table:formula="of:=[.AF98]" office:value-type="float" office:value="64" calcext:value-type="float">
            <text:p>64</text:p>
          </table:table-cell>
          <table:table-cell table:style-name="ce23" table:formula="of:=[.AG98]" office:value-type="float" office:value="19" calcext:value-type="float">
            <text:p>19</text:p>
          </table:table-cell>
          <table:table-cell table:style-name="ce23" table:formula="of:=[.AH98]" office:value-type="float" office:value="37" calcext:value-type="float">
            <text:p>37</text:p>
          </table:table-cell>
          <table:table-cell table:number-columns-repeated="47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40000000000146" calcext:value-type="float">
            <text:p>0.8400</text:p>
          </table:table-cell>
          <table:table-cell office:value-type="float" office:value="100.07" calcext:value-type="float">
            <text:p>100.0700</text:p>
          </table:table-cell>
          <table:table-cell office:value-type="float" office:value="69.75" calcext:value-type="float">
            <text:p>69.7500</text:p>
          </table:table-cell>
          <table:table-cell office:value-type="float" office:value="68.1807843137255" calcext:value-type="float">
            <text:p>68.1808</text:p>
          </table:table-cell>
          <table:table-cell office:value-type="float" office:value="47.1408429920383" calcext:value-type="float">
            <text:p>47.140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0900000000001455" calcext:value-type="float">
            <text:p>0.09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48.3000000000002" calcext:value-type="float">
            <text:p>48.3000</text:p>
          </table:table-cell>
          <table:table-cell office:value-type="float" office:value="53.9958823529412" calcext:value-type="float">
            <text:p>53.9959</text:p>
          </table:table-cell>
          <table:table-cell office:value-type="float" office:value="62.056778743341" calcext:value-type="float">
            <text:p>62.056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860000000000127" calcext:value-type="float">
            <text:p>0.8600</text:p>
          </table:table-cell>
          <table:table-cell office:value-type="float" office:value="100.07" calcext:value-type="float">
            <text:p>100.0700</text:p>
          </table:table-cell>
          <table:table-cell office:value-type="float" office:value="58.3000000000002" calcext:value-type="float">
            <text:p>58.3000</text:p>
          </table:table-cell>
          <table:table-cell office:value-type="float" office:value="55.9666666666667" calcext:value-type="float">
            <text:p>55.9667</text:p>
          </table:table-cell>
          <table:table-cell office:value-type="float" office:value="51.2254564059706" calcext:value-type="float">
            <text:p>51.225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869999999999891" calcext:value-type="float">
            <text:p>0.8700</text:p>
          </table:table-cell>
          <table:table-cell office:value-type="float" office:value="100.08" calcext:value-type="float">
            <text:p>100.0800</text:p>
          </table:table-cell>
          <table:table-cell office:value-type="float" office:value="61.0599999999999" calcext:value-type="float">
            <text:p>61.0600</text:p>
          </table:table-cell>
          <table:table-cell office:value-type="float" office:value="58.1278431372549" calcext:value-type="float">
            <text:p>58.1278</text:p>
          </table:table-cell>
          <table:table-cell office:value-type="float" office:value="50.481549480974" calcext:value-type="float">
            <text:p>50.4815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0.809999999999945" calcext:value-type="float">
            <text:p>0.8100</text:p>
          </table:table-cell>
          <table:table-cell office:value-type="float" office:value="0.429999999999836" calcext:value-type="float">
            <text:p>0.4300</text:p>
          </table:table-cell>
          <table:table-cell office:value-type="float" office:value="0.450784313725504" calcext:value-type="float">
            <text:p>0.4508</text:p>
          </table:table-cell>
          <table:table-cell office:value-type="float" office:value="0.294533529500641" calcext:value-type="float">
            <text:p>0.294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199999999999818" calcext:value-type="float">
            <text:p>0.2000</text:p>
          </table:table-cell>
          <table:table-cell office:value-type="float" office:value="1.25" calcext:value-type="float">
            <text:p>1.2500</text:p>
          </table:table-cell>
          <table:table-cell office:value-type="float" office:value="0.639999999999873" calcext:value-type="float">
            <text:p>0.6400</text:p>
          </table:table-cell>
          <table:table-cell office:value-type="float" office:value="0.655098039215683" calcext:value-type="float">
            <text:p>0.6551</text:p>
          </table:table-cell>
          <table:table-cell office:value-type="float" office:value="0.207894203863394" calcext:value-type="float">
            <text:p>0.207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369999999999891" calcext:value-type="float">
            <text:p>0.3700</text:p>
          </table:table-cell>
          <table:table-cell office:value-type="float" office:value="1.32999999999993" calcext:value-type="float">
            <text:p>1.3300</text:p>
          </table:table-cell>
          <table:table-cell office:value-type="float" office:value="0.800000000000182" calcext:value-type="float">
            <text:p>0.8000</text:p>
          </table:table-cell>
          <table:table-cell office:value-type="float" office:value="0.791960784313696" calcext:value-type="float">
            <text:p>0.7920</text:p>
          </table:table-cell>
          <table:table-cell office:value-type="float" office:value="0.255456454214863" calcext:value-type="float">
            <text:p>0.2555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39999999999964" calcext:value-type="float">
            <text:p>0.5400</text:p>
          </table:table-cell>
          <table:table-cell office:value-type="float" office:value="1.34999999999991" calcext:value-type="float">
            <text:p>1.3500</text:p>
          </table:table-cell>
          <table:table-cell office:value-type="float" office:value="0.849999999999909" calcext:value-type="float">
            <text:p>0.8500</text:p>
          </table:table-cell>
          <table:table-cell office:value-type="float" office:value="0.878627450980373" calcext:value-type="float">
            <text:p>0.8786</text:p>
          </table:table-cell>
          <table:table-cell office:value-type="float" office:value="0.194797330577239" calcext:value-type="float">
            <text:p>0.1948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00.78" calcext:value-type="float">
            <text:p>300.78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346.088235294118" calcext:value-type="float">
            <text:p>346.0882</text:p>
          </table:table-cell>
          <table:table-cell office:value-type="float" office:value="21.6338692332185" calcext:value-type="float">
            <text:p>21.633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321.315294117647" calcext:value-type="float">
            <text:p>321.3153</text:p>
          </table:table-cell>
          <table:table-cell office:value-type="float" office:value="84.9842712976936" calcext:value-type="float">
            <text:p>84.9843</text:p>
          </table:table-cell>
          <table:table-cell office:value-type="float" office:value="0.0392156862745098" calcext:value-type="float">
            <text:p>0.039215686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251.603333333333" calcext:value-type="float">
            <text:p>251.6033</text:p>
          </table:table-cell>
          <table:table-cell office:value-type="float" office:value="195.454026594491" calcext:value-type="float">
            <text:p>195.4540</text:p>
          </table:table-cell>
          <table:table-cell office:value-type="float" office:value="0.294117647058824" calcext:value-type="float">
            <text:p>0.294117647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0" calcext:value-type="float">
            <text:p>0.0000</text:p>
          </table:table-cell>
          <table:table-cell office:value-type="float" office:value="40.8656862745098" calcext:value-type="float">
            <text:p>40.8657</text:p>
          </table:table-cell>
          <table:table-cell office:value-type="float" office:value="120.551917819668" calcext:value-type="float">
            <text:p>120.5519</text:p>
          </table:table-cell>
          <table:table-cell office:value-type="float" office:value="0.882352941176471" calcext:value-type="float">
            <text:p>0.8823529412</text:p>
          </table:table-cell>
          <table:table-cell table:number-columns-repeated="5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2" calcext:value-type="float">
            <text:p>100.02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09215686275" calcext:value-type="float">
            <text:p>100.0092</text:p>
          </table:table-cell>
          <table:table-cell office:value-type="float" office:value="0.0102956301411587" calcext:value-type="float">
            <text:p>0.010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00588235294" calcext:value-type="float">
            <text:p>100.0006</text:p>
          </table:table-cell>
          <table:table-cell office:value-type="float" office:value="0.00244948974283665" calcext:value-type="float">
            <text:p>0.002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5"/>
          <table:table-cell table:style-name="ce16" office:value-type="string" calcext:value-type="string" table:number-columns-spanned="3" table:number-rows-spanned="1">
            <text:p>Diversity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EBOwithCMAR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JSO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UMOEAs-II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L-SHADE-Epsilon</text:p>
          </table:table-cell>
          <table:covered-table-cell table:number-columns-repeated="2" table:style-name="ce16"/>
          <table:table-cell table:number-columns-repeated="3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6" calcext:value-type="float">
            <text:p>184.36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50196078432" calcext:value-type="float">
            <text:p>184.3502</text:p>
          </table:table-cell>
          <table:table-cell office:value-type="float" office:value="0.00141421356240396" calcext:value-type="float">
            <text:p>0.001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51" calcext:value-type="float">
            <text:p>184.51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79607843137" calcext:value-type="float">
            <text:p>184.3796</text:p>
          </table:table-cell>
          <table:table-cell office:value-type="float" office:value="0.0484767985742177" calcext:value-type="float">
            <text:p>0.048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65" calcext:value-type="float">
            <text:p>184.65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91176470588" calcext:value-type="float">
            <text:p>184.3912</text:p>
          </table:table-cell>
          <table:table-cell office:value-type="float" office:value="0.055803225713191" calcext:value-type="float">
            <text:p>0.055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56" calcext:value-type="float">
            <text:p>184.56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40431372549" calcext:value-type="float">
            <text:p>184.4043</text:p>
          </table:table-cell>
          <table:table-cell office:value-type="float" office:value="0.0844156383617119" calcext:value-type="float">
            <text:p>0.08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5" office:value-type="string" calcext:value-type="string">
            <text:p>Función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number-columns-repeated="38"/>
        </table:table-row>
        <table:table-row table:style-name="ro1">
          <table:table-cell/>
          <table:table-cell table:style-name="Default" table:formula="of:=AVERAGE([.B38:.B67])" office:value-type="float" office:value="22.8726666666667" calcext:value-type="float">
            <text:p>22.8726666667</text:p>
          </table:table-cell>
          <table:table-cell table:style-name="Default" table:formula="of:=AVERAGE([.C38:.C67])" office:value-type="float" office:value="35.2908333333333" calcext:value-type="float">
            <text:p>35.2908333333</text:p>
          </table:table-cell>
          <table:table-cell table:style-name="Default" table:formula="of:=AVERAGE([.D38:.D67])" office:value-type="float" office:value="30.4193333333333" calcext:value-type="float">
            <text:p>30.4193333333</text:p>
          </table:table-cell>
          <table:table-cell table:style-name="Default" table:formula="of:=AVERAGE([.E38:.E67])" office:value-type="float" office:value="29.0411921568628" calcext:value-type="float">
            <text:p>29.0411921569</text:p>
          </table:table-cell>
          <table:table-cell table:style-name="Default" table:formula="of:=AVERAGE([.F38:.F67])" office:value-type="float" office:value="5.68300851566738" calcext:value-type="float">
            <text:p>5.6830085157</text:p>
          </table:table-cell>
          <table:table-cell table:style-name="Default" table:formula="of:=AVERAGE([.G38:.G67])" office:value-type="float" office:value="0.528104575163399" calcext:value-type="float">
            <text:p>0.5281045752</text:p>
          </table:table-cell>
          <table:table-cell table:style-name="Default"/>
          <table:table-cell table:style-name="Default" table:formula="of:=AVERAGE([.I38:.I67])" office:value-type="float" office:value="12.8240666666667" calcext:value-type="float">
            <text:p>12.8240666667</text:p>
          </table:table-cell>
          <table:table-cell table:style-name="Default" table:formula="of:=AVERAGE([.J38:.J67])" office:value-type="float" office:value="31.4686333333333" calcext:value-type="float">
            <text:p>31.4686333333</text:p>
          </table:table-cell>
          <table:table-cell table:style-name="Default" table:formula="of:=AVERAGE([.K38:.K67])" office:value-type="float" office:value="29.2188666666667" calcext:value-type="float">
            <text:p>29.2188666667</text:p>
          </table:table-cell>
          <table:table-cell table:style-name="Default" table:formula="of:=AVERAGE([.L38:.L67])" office:value-type="float" office:value="27.0619620915032" calcext:value-type="float">
            <text:p>27.0619620915</text:p>
          </table:table-cell>
          <table:table-cell table:style-name="Default" table:formula="of:=AVERAGE([.M38:.M67])" office:value-type="float" office:value="7.3269304383342" calcext:value-type="float">
            <text:p>7.3269304383</text:p>
          </table:table-cell>
          <table:table-cell table:style-name="Default" table:formula="of:=AVERAGE([.N38:.N67])" office:value-type="float" office:value="0.558823529411765" calcext:value-type="float">
            <text:p>0.5588235294</text:p>
          </table:table-cell>
          <table:table-cell table:style-name="Default"/>
          <table:table-cell table:style-name="Default" table:formula="of:=AVERAGE([.P38:.P67])" office:value-type="float" office:value="12.858" calcext:value-type="float">
            <text:p>12.858</text:p>
          </table:table-cell>
          <table:table-cell table:style-name="Default" table:formula="of:=AVERAGE([.Q38:.Q67])" office:value-type="float" office:value="32.3655333333333" calcext:value-type="float">
            <text:p>32.3655333333</text:p>
          </table:table-cell>
          <table:table-cell table:style-name="Default" table:formula="of:=AVERAGE([.R38:.R67])" office:value-type="float" office:value="26.7091333333333" calcext:value-type="float">
            <text:p>26.7091333333</text:p>
          </table:table-cell>
          <table:table-cell table:style-name="Default" table:formula="of:=AVERAGE([.S38:.S67])" office:value-type="float" office:value="23.7107379084967" calcext:value-type="float">
            <text:p>23.7107379085</text:p>
          </table:table-cell>
          <table:table-cell table:style-name="Default" table:formula="of:=AVERAGE([.T38:.T67])" office:value-type="float" office:value="10.0588612885411" calcext:value-type="float">
            <text:p>10.0588612885</text:p>
          </table:table-cell>
          <table:table-cell table:style-name="Default" table:formula="of:=AVERAGE([.U38:.U67])" office:value-type="float" office:value="0.557516339869281" calcext:value-type="float">
            <text:p>0.5575163399</text:p>
          </table:table-cell>
          <table:table-cell table:style-name="Default"/>
          <table:table-cell table:style-name="Default" table:formula="of:=AVERAGE([.W38:.W67])" office:value-type="float" office:value="12.8713333333333" calcext:value-type="float">
            <text:p>12.8713333333</text:p>
          </table:table-cell>
          <table:table-cell table:style-name="Default" table:formula="of:=AVERAGE([.X38:.X67])" office:value-type="float" office:value="32.5623" calcext:value-type="float">
            <text:p>32.5623</text:p>
          </table:table-cell>
          <table:table-cell table:style-name="Default" table:formula="of:=AVERAGE([.Y38:.Y67])" office:value-type="float" office:value="15.0121333333333" calcext:value-type="float">
            <text:p>15.0121333333</text:p>
          </table:table-cell>
          <table:table-cell table:style-name="Default" table:formula="of:=AVERAGE([.Z38:.Z67])" office:value-type="float" office:value="16.7677352941176" calcext:value-type="float">
            <text:p>16.7677352941</text:p>
          </table:table-cell>
          <table:table-cell table:style-name="Default" table:formula="of:=AVERAGE([.AA38:.AA67])" office:value-type="float" office:value="9.44580548900873" calcext:value-type="float">
            <text:p>9.445805489</text:p>
          </table:table-cell>
          <table:table-cell table:style-name="Default" table:formula="of:=AVERAGE([.AB38:.AB67])" office:value-type="float" office:value="0.565359477124183" calcext:value-type="float">
            <text:p>0.5653594771</text:p>
          </table:table-cell>
          <table:table-cell table:number-columns-repeated="2"/>
          <table:table-cell table:style-name="ce1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8"/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E38:.E68];&quot;0&quot;)" office:value-type="float" office:value="10" calcext:value-type="float">
            <text:p>10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L38:.L68];&quot;0&quot;)" office:value-type="float" office:value="13" calcext:value-type="float">
            <text:p>13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S38:.S68];&quot;0&quot;)" office:value-type="float" office:value="10" calcext:value-type="float">
            <text:p>10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Z38:.Z68];&quot;0&quot;)" office:value-type="float" office:value="9" calcext:value-type="float">
            <text:p>9</text:p>
          </table:table-cell>
          <table:table-cell table:style-name="ce9" table:number-columns-repeated="2"/>
          <table:table-cell table:style-name="ce13"/>
          <table:table-cell table:number-columns-repeated="2"/>
          <table:table-cell table:style-name="ce15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8"/>
        </table:table-row>
        <table:table-row table:style-name="ro1">
          <table:table-cell table:style-name="ce4"/>
          <table:table-cell table:style-name="ce6" table:number-columns-repeated="5"/>
          <table:table-cell table:style-name="ce11"/>
          <table:table-cell table:style-name="ce4"/>
          <table:table-cell table:style-name="ce6" table:number-columns-repeated="5"/>
          <table:table-cell table:style-name="ce11"/>
          <table:table-cell table:style-name="ce4"/>
          <table:table-cell table:style-name="ce6" table:number-columns-repeated="5"/>
          <table:table-cell table:style-name="ce11"/>
          <table:table-cell table:style-name="ce4"/>
          <table:table-cell table:style-name="ce6" table:number-columns-repeated="5"/>
          <table:table-cell table:style-name="ce11"/>
          <table:table-cell table:number-columns-repeated="2"/>
          <table:table-cell table:style-name="ce15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8"/>
        </table:table-row>
        <table:table-row table:style-name="ro1">
          <table:table-cell table:style-name="ce5" office:value-type="string" calcext:value-type="string" table:number-columns-spanned="6" table:number-rows-spanned="1">
            <text:p>Case 9 Distance factor = 0.7, population=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10 Distance factor = 0.7, population=2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11 Distance factor = 0.7, population=50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Case 12 Distance factor = 0.7, population=1000</text:p>
          </table:table-cell>
          <table:covered-table-cell table:number-columns-repeated="5" table:style-name="Default"/>
          <table:table-cell table:number-columns-repeated="3"/>
          <table:table-cell table:style-name="ce1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number-columns-repeated="2"/>
          <table:table-cell table:style-name="ce15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0799999999999557" calcext:value-type="float">
            <text:p>0.008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.00113725490196203" calcext:value-type="float">
            <text:p>0.0011</text:p>
          </table:table-cell>
          <table:table-cell office:value-type="float" office:value="0.00159373774505015" calcext:value-type="float">
            <text:p>0.0016</text:p>
          </table:table-cell>
          <table:table-cell office:value-type="float" office:value="0.392156862745098" calcext:value-type="float">
            <text:p>0.3921568627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0196078431373485" calcext:value-type="float">
            <text:p>0.0000</text:p>
          </table:table-cell>
          <table:table-cell office:value-type="float" office:value="0.000141421356237985" calcext:value-type="float">
            <text:p>0.0001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0.0040000000000191" calcext:value-type="float">
            <text:p>0.0040</text:p>
          </table:table-cell>
          <table:table-cell office:value-type="float" office:value="0.000999999999976353" calcext:value-type="float">
            <text:p>0.0010</text:p>
          </table:table-cell>
          <table:table-cell office:value-type="float" office:value="0.000901960784304657" calcext:value-type="float">
            <text:p>0.0009</text:p>
          </table:table-cell>
          <table:table-cell office:value-type="float" office:value="0.00126491106406171" calcext:value-type="float">
            <text:p>0.0013</text:p>
          </table:table-cell>
          <table:table-cell office:value-type="float" office:value="0.352941176470588" calcext:value-type="float">
            <text:p>0.3529411765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0" calcext:value-type="float">
            <text:p>20.0000</text:p>
          </table:table-cell>
          <table:table-cell office:value-type="float" office:value="0" calcext:value-type="float">
            <text:p>0.0000</text:p>
          </table:table-cell>
          <table:table-cell office:value-type="float" office:value="8.92154901960784" calcext:value-type="float">
            <text:p>8.9215</text:p>
          </table:table-cell>
          <table:table-cell office:value-type="float" office:value="14.8915341150602" calcext:value-type="float">
            <text:p>14.8915</text:p>
          </table:table-cell>
          <table:table-cell office:value-type="float" office:value="0.529411764705882" calcext:value-type="float">
            <text:p>0.529411764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0.001" calcext:value-type="float">
            <text:p>20.0010</text:p>
          </table:table-cell>
          <table:table-cell office:value-type="float" office:value="19.979" calcext:value-type="float">
            <text:p>19.9790</text:p>
          </table:table-cell>
          <table:table-cell office:value-type="float" office:value="12.1419607843137" calcext:value-type="float">
            <text:p>12.1420</text:p>
          </table:table-cell>
          <table:table-cell office:value-type="float" office:value="15.7287806266093" calcext:value-type="float">
            <text:p>15.7288</text:p>
          </table:table-cell>
          <table:table-cell office:value-type="float" office:value="0.392156862745098" calcext:value-type="float">
            <text:p>0.3921568627</text:p>
          </table:table-cell>
          <table:table-cell table:number-columns-repeated="2"/>
          <table:table-cell table:style-name="ce15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080000000000382" calcext:value-type="float">
            <text:p>0.008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56862745098788" calcext:value-type="float">
            <text:p>0.0002</text:p>
          </table:table-cell>
          <table:table-cell office:value-type="float" office:value="0.00113137084990388" calcext:value-type="float">
            <text:p>0.0011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8299999999997" calcext:value-type="float">
            <text:p>0.0830</text:p>
          </table:table-cell>
          <table:table-cell office:value-type="float" office:value="0" calcext:value-type="float">
            <text:p>0.0000</text:p>
          </table:table-cell>
          <table:table-cell office:value-type="float" office:value="0.00886274509803918" calcext:value-type="float">
            <text:p>0.0089</text:p>
          </table:table-cell>
          <table:table-cell office:value-type="float" office:value="0.0179320941331436" calcext:value-type="float">
            <text:p>0.0179</text:p>
          </table:table-cell>
          <table:table-cell office:value-type="float" office:value="0.529411764705882" calcext:value-type="float">
            <text:p>0.529411764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330000000000155" calcext:value-type="float">
            <text:p>0.033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60784313725062" calcext:value-type="float">
            <text:p>0.0010</text:p>
          </table:table-cell>
          <table:table-cell office:value-type="float" office:value="0.00518652099195564" calcext:value-type="float">
            <text:p>0.0052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0.0439999999999827" calcext:value-type="float">
            <text:p>0.0440</text:p>
          </table:table-cell>
          <table:table-cell office:value-type="float" office:value="0.0109999999999673" calcext:value-type="float">
            <text:p>0.0110</text:p>
          </table:table-cell>
          <table:table-cell office:value-type="float" office:value="0.0148039215686229" calcext:value-type="float">
            <text:p>0.0148</text:p>
          </table:table-cell>
          <table:table-cell office:value-type="float" office:value="0.0141901374200745" calcext:value-type="float">
            <text:p>0.0142</text:p>
          </table:table-cell>
          <table:table-cell office:value-type="float" office:value="0.137254901960784" calcext:value-type="float">
            <text:p>0.137254902</text:p>
          </table:table-cell>
          <table:table-cell office:value-type="float" office:value="7" calcext:value-type="float">
            <text:p>7</text:p>
          </table:table-cell>
          <table:table-cell office:value-type="float" office:value="0.0270000000000437" calcext:value-type="float">
            <text:p>0.0270</text:p>
          </table:table-cell>
          <table:table-cell office:value-type="float" office:value="0.152000000000044" calcext:value-type="float">
            <text:p>0.1520</text:p>
          </table:table-cell>
          <table:table-cell office:value-type="float" office:value="0.06899999999996" calcext:value-type="float">
            <text:p>0.0690</text:p>
          </table:table-cell>
          <table:table-cell office:value-type="float" office:value="0.0761568627450983" calcext:value-type="float">
            <text:p>0.0762</text:p>
          </table:table-cell>
          <table:table-cell office:value-type="float" office:value="0.0638444985883612" calcext:value-type="float">
            <text:p>0.063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220000000000482" calcext:value-type="float">
            <text:p>0.0220</text:p>
          </table:table-cell>
          <table:table-cell office:value-type="float" office:value="0.159999999999968" calcext:value-type="float">
            <text:p>0.1600</text:p>
          </table:table-cell>
          <table:table-cell office:value-type="float" office:value="0.0789999999999509" calcext:value-type="float">
            <text:p>0.0790</text:p>
          </table:table-cell>
          <table:table-cell office:value-type="float" office:value="0.0780980392156875" calcext:value-type="float">
            <text:p>0.0781</text:p>
          </table:table-cell>
          <table:table-cell office:value-type="float" office:value="0.0365097247319149" calcext:value-type="float">
            <text:p>0.036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11099999999999" calcext:value-type="float">
            <text:p>0.1110</text:p>
          </table:table-cell>
          <table:table-cell office:value-type="float" office:value="0.0589999999999691" calcext:value-type="float">
            <text:p>0.0590</text:p>
          </table:table-cell>
          <table:table-cell office:value-type="float" office:value="0.0603921568627481" calcext:value-type="float">
            <text:p>0.0604</text:p>
          </table:table-cell>
          <table:table-cell office:value-type="float" office:value="0.0268871716623397" calcext:value-type="float">
            <text:p>0.02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5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.00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" calcext:value-type="float">
            <text:p>0.0000</text:p>
          </table:table-cell>
          <table:table-cell office:value-type="float" office:value="0.214607843137256" calcext:value-type="float">
            <text:p>0.2146</text:p>
          </table:table-cell>
          <table:table-cell office:value-type="float" office:value="0.466696368102433" calcext:value-type="float">
            <text:p>0.4667</text:p>
          </table:table-cell>
          <table:table-cell office:value-type="float" office:value="0.784313725490196" calcext:value-type="float">
            <text:p>0.7843137255</text:p>
          </table:table-cell>
          <table:table-cell table:number-columns-repeated="2"/>
          <table:table-cell table:style-name="ce15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25.0599999999999" calcext:value-type="float">
            <text:p>25.0600</text:p>
          </table:table-cell>
          <table:table-cell office:value-type="float" office:value="0.25" calcext:value-type="float">
            <text:p>0.2500</text:p>
          </table:table-cell>
          <table:table-cell office:value-type="float" office:value="3.73235294117646" calcext:value-type="float">
            <text:p>3.7324</text:p>
          </table:table-cell>
          <table:table-cell office:value-type="float" office:value="6.64370875339975" calcext:value-type="float">
            <text:p>6.6437</text:p>
          </table:table-cell>
          <table:table-cell office:value-type="float" office:value="0.0784313725490196" calcext:value-type="float">
            <text:p>0.0784313725</text:p>
          </table:table-cell>
          <table:table-cell office:value-type="float" office:value="11" calcext:value-type="float">
            <text:p>11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3.73000000000002" calcext:value-type="float">
            <text:p>3.7300</text:p>
          </table:table-cell>
          <table:table-cell office:value-type="float" office:value="0.25" calcext:value-type="float">
            <text:p>0.2500</text:p>
          </table:table-cell>
          <table:table-cell office:value-type="float" office:value="0.513725490196066" calcext:value-type="float">
            <text:p>0.5137</text:p>
          </table:table-cell>
          <table:table-cell office:value-type="float" office:value="0.964191889615318" calcext:value-type="float">
            <text:p>0.964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119999999999891" calcext:value-type="float">
            <text:p>0.1200</text:p>
          </table:table-cell>
          <table:table-cell office:value-type="float" office:value="11.8900000000001" calcext:value-type="float">
            <text:p>11.8900</text:p>
          </table:table-cell>
          <table:table-cell office:value-type="float" office:value="3.59999999999991" calcext:value-type="float">
            <text:p>3.6000</text:p>
          </table:table-cell>
          <table:table-cell office:value-type="float" office:value="4.24078431372548" calcext:value-type="float">
            <text:p>4.2408</text:p>
          </table:table-cell>
          <table:table-cell office:value-type="float" office:value="3.03107967562719" calcext:value-type="float">
            <text:p>3.03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18.53" calcext:value-type="float">
            <text:p>18.5300</text:p>
          </table:table-cell>
          <table:table-cell office:value-type="float" office:value="3.84999999999991" calcext:value-type="float">
            <text:p>3.8500</text:p>
          </table:table-cell>
          <table:table-cell office:value-type="float" office:value="6.50764705882352" calcext:value-type="float">
            <text:p>6.5076</text:p>
          </table:table-cell>
          <table:table-cell office:value-type="float" office:value="13.1788101132083" calcext:value-type="float">
            <text:p>13.178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5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8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588235294117112" calcext:value-type="float">
            <text:p>0.0006</text:p>
          </table:table-cell>
          <table:table-cell office:value-type="float" office:value="0.00244948974278095" calcext:value-type="float">
            <text:p>0.0024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784313725489483" calcext:value-type="float">
            <text:p>0.0008</text:p>
          </table:table-cell>
          <table:table-cell office:value-type="float" office:value="0.00282842712474362" calcext:value-type="float">
            <text:p>0.0028</text:p>
          </table:table-cell>
          <table:table-cell office:value-type="float" office:value="0.92156862745098" calcext:value-type="float">
            <text:p>0.9215686275</text:p>
          </table:table-cell>
          <table:table-cell table:number-columns-repeated="2"/>
          <table:table-cell table:style-name="ce15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899999999999181" calcext:value-type="float">
            <text:p>0.0900</text:p>
          </table:table-cell>
          <table:table-cell office:value-type="float" office:value="0.0499999999999545" calcext:value-type="float">
            <text:p>0.0500</text:p>
          </table:table-cell>
          <table:table-cell office:value-type="float" office:value="0.0494117647058374" calcext:value-type="float">
            <text:p>0.0494</text:p>
          </table:table-cell>
          <table:table-cell office:value-type="float" office:value="0.0181107702762584" calcext:value-type="float">
            <text:p>0.018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899999999999181" calcext:value-type="float">
            <text:p>0.09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84313725489756" calcext:value-type="float">
            <text:p>0.0484</text:p>
          </table:table-cell>
          <table:table-cell office:value-type="float" office:value="0.0472016948847809" calcext:value-type="float">
            <text:p>0.047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899999999999181" calcext:value-type="float">
            <text:p>0.09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411764705881978" calcext:value-type="float">
            <text:p>0.0412</text:p>
          </table:table-cell>
          <table:table-cell office:value-type="float" office:value="0.0530471488394511" calcext:value-type="float">
            <text:p>0.053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1099999999999" calcext:value-type="float">
            <text:p>0.11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07843137254622" calcext:value-type="float">
            <text:p>0.0308</text:p>
          </table:table-cell>
          <table:table-cell office:value-type="float" office:value="0.017320508075673" calcext:value-type="float">
            <text:p>0.017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5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19607843136964" calcext:value-type="float">
            <text:p>0.0320</text:p>
          </table:table-cell>
          <table:table-cell office:value-type="float" office:value="0.026758176320495" calcext:value-type="float">
            <text:p>0.026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4901960784282" calcext:value-type="float">
            <text:p>0.0349</text:p>
          </table:table-cell>
          <table:table-cell office:value-type="float" office:value="0.028390139133131" calcext:value-type="float">
            <text:p>0.028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358823529411438" calcext:value-type="float">
            <text:p>0.0359</text:p>
          </table:table-cell>
          <table:table-cell office:value-type="float" office:value="0.0119999999999891" calcext:value-type="float">
            <text:p>0.012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354901960783991" calcext:value-type="float">
            <text:p>0.0355</text:p>
          </table:table-cell>
          <table:table-cell office:value-type="float" office:value="0.0139999999999873" calcext:value-type="float">
            <text:p>0.014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5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519999999999982" calcext:value-type="float">
            <text:p>0.5200</text:p>
          </table:table-cell>
          <table:table-cell office:value-type="float" office:value="0.269999999999982" calcext:value-type="float">
            <text:p>0.2700</text:p>
          </table:table-cell>
          <table:table-cell office:value-type="float" office:value="0.28039215686274" calcext:value-type="float">
            <text:p>0.2804</text:p>
          </table:table-cell>
          <table:table-cell office:value-type="float" office:value="0.218892667762159" calcext:value-type="float">
            <text:p>0.2189</text:p>
          </table:table-cell>
          <table:table-cell office:value-type="float" office:value="0.0392156862745098" calcext:value-type="float">
            <text:p>0.039215686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549999999999955" calcext:value-type="float">
            <text:p>0.5500</text:p>
          </table:table-cell>
          <table:table-cell office:value-type="float" office:value="0.279999999999973" calcext:value-type="float">
            <text:p>0.2800</text:p>
          </table:table-cell>
          <table:table-cell office:value-type="float" office:value="0.259803921568619" calcext:value-type="float">
            <text:p>0.2598</text:p>
          </table:table-cell>
          <table:table-cell office:value-type="float" office:value="0.30562395194094" calcext:value-type="float">
            <text:p>0.3056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15" calcext:value-type="float">
            <text:p>15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5" calcext:value-type="float">
            <text:p>0.5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.313333333333343" calcext:value-type="float">
            <text:p>0.3133</text:p>
          </table:table-cell>
          <table:table-cell office:value-type="float" office:value="0.161102451874568" calcext:value-type="float">
            <text:p>0.161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579999999999927" calcext:value-type="float">
            <text:p>0.5800</text:p>
          </table:table-cell>
          <table:table-cell office:value-type="float" office:value="0.289999999999964" calcext:value-type="float">
            <text:p>0.2900</text:p>
          </table:table-cell>
          <table:table-cell office:value-type="float" office:value="0.280784313725485" calcext:value-type="float">
            <text:p>0.2808</text:p>
          </table:table-cell>
          <table:table-cell office:value-type="float" office:value="0.217522412638416" calcext:value-type="float">
            <text:p>0.21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5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00000000000045" calcext:value-type="float">
            <text:p>0.20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737254901960292" calcext:value-type="float">
            <text:p>0.0737</text:p>
          </table:table-cell>
          <table:table-cell office:value-type="float" office:value="0.0685857127979044" calcext:value-type="float">
            <text:p>0.0686</text:p>
          </table:table-cell>
          <table:table-cell office:value-type="float" office:value="0.0392156862745098" calcext:value-type="float">
            <text:p>0.0392156863</text:p>
          </table:table-cell>
          <table:table-cell office:value-type="float" office:value="16" calcext:value-type="float">
            <text:p>16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112745098039189" calcext:value-type="float">
            <text:p>0.1127</text:p>
          </table:table-cell>
          <table:table-cell office:value-type="float" office:value="0.0356089876296557" calcext:value-type="float">
            <text:p>0.035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269999999999982" calcext:value-type="float">
            <text:p>0.27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139215686274521" calcext:value-type="float">
            <text:p>0.1392</text:p>
          </table:table-cell>
          <table:table-cell office:value-type="float" office:value="0.0431972221329785" calcext:value-type="float">
            <text:p>0.043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3900000000001" calcext:value-type="float">
            <text:p>0.39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170784313725504" calcext:value-type="float">
            <text:p>0.1708</text:p>
          </table:table-cell>
          <table:table-cell office:value-type="float" office:value="0.100169855745215" calcext:value-type="float">
            <text:p>0.100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5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43921568627472" calcext:value-type="float">
            <text:p>0.1439</text:p>
          </table:table-cell>
          <table:table-cell office:value-type="float" office:value="0.215629311551122" calcext:value-type="float">
            <text:p>0.2156</text:p>
          </table:table-cell>
          <table:table-cell office:value-type="float" office:value="0.470588235294118" calcext:value-type="float">
            <text:p>0.4705882353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494117647058909" calcext:value-type="float">
            <text:p>0.0494</text:p>
          </table:table-cell>
          <table:table-cell office:value-type="float" office:value="0.185466978192917" calcext:value-type="float">
            <text:p>0.1855</text:p>
          </table:table-cell>
          <table:table-cell office:value-type="float" office:value="0.764705882352941" calcext:value-type="float">
            <text:p>0.764705882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990000000000009" calcext:value-type="float">
            <text:p>0.99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59411764705907" calcext:value-type="float">
            <text:p>0.1594</text:p>
          </table:table-cell>
          <table:table-cell office:value-type="float" office:value="0.241681608733503" calcext:value-type="float">
            <text:p>0.2417</text:p>
          </table:table-cell>
          <table:table-cell office:value-type="float" office:value="0.411764705882353" calcext:value-type="float">
            <text:p>0.4117647059</text:p>
          </table:table-cell>
          <table:table-cell table:number-columns-repeated="2"/>
          <table:table-cell table:style-name="ce15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999999999999091" calcext:value-type="float">
            <text:p>0.0100</text:p>
          </table:table-cell>
          <table:table-cell office:value-type="float" office:value="0.00686274509803297" calcext:value-type="float">
            <text:p>0.0069</text:p>
          </table:table-cell>
          <table:table-cell office:value-type="float" office:value="0.00565685424948723" calcext:value-type="float">
            <text:p>0.0057</text:p>
          </table:table-cell>
          <table:table-cell office:value-type="float" office:value="0.313725490196078" calcext:value-type="float">
            <text:p>0.313725490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113725490195975" calcext:value-type="float">
            <text:p>0.0114</text:p>
          </table:table-cell>
          <table:table-cell office:value-type="float" office:value="0.00989949493660266" calcext:value-type="float">
            <text:p>0.0099</text:p>
          </table:table-cell>
          <table:table-cell office:value-type="float" office:value="0.333333333333333" calcext:value-type="float">
            <text:p>0.333333333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table:number-columns-repeated="2" office:value-type="float" office:value="0.00999999999999091" calcext:value-type="float">
            <text:p>0.0100</text:p>
          </table:table-cell>
          <table:table-cell office:value-type="float" office:value="0.0139283882771714" calcext:value-type="float">
            <text:p>0.0139</text:p>
          </table:table-cell>
          <table:table-cell office:value-type="float" office:value="0.313725490196078" calcext:value-type="float">
            <text:p>0.313725490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90196078430927" calcext:value-type="float">
            <text:p>0.0049</text:p>
          </table:table-cell>
          <table:table-cell office:value-type="float" office:value="0.00824621125122782" calcext:value-type="float">
            <text:p>0.0082</text:p>
          </table:table-cell>
          <table:table-cell office:value-type="float" office:value="0.588235294117647" calcext:value-type="float">
            <text:p>0.5882352941</text:p>
          </table:table-cell>
          <table:table-cell table:number-columns-repeated="2"/>
          <table:table-cell table:style-name="ce15"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29411764705401" calcext:value-type="float">
            <text:p>0.0053</text:p>
          </table:table-cell>
          <table:table-cell office:value-type="float" office:value="0.0122474487139048" calcext:value-type="float">
            <text:p>0.0122</text:p>
          </table:table-cell>
          <table:table-cell office:value-type="float" office:value="0.803921568627451" calcext:value-type="float">
            <text:p>0.803921568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29411764705401" calcext:value-type="float">
            <text:p>0.005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725490196078431" calcext:value-type="float">
            <text:p>0.725490196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12156862745087" calcext:value-type="float">
            <text:p>0.0122</text:p>
          </table:table-cell>
          <table:table-cell office:value-type="float" office:value="0.0119163752878021" calcext:value-type="float">
            <text:p>0.0119</text:p>
          </table:table-cell>
          <table:table-cell office:value-type="float" office:value="0.450980392156863" calcext:value-type="float">
            <text:p>0.450980392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192156862744923" calcext:value-type="float">
            <text:p>0.0192</text:p>
          </table:table-cell>
          <table:table-cell office:value-type="float" office:value="0.0159373774504947" calcext:value-type="float">
            <text:p>0.0159</text:p>
          </table:table-cell>
          <table:table-cell office:value-type="float" office:value="0.215686274509804" calcext:value-type="float">
            <text:p>0.2156862745</text:p>
          </table:table-cell>
          <table:table-cell table:number-columns-repeated="2"/>
          <table:table-cell table:style-name="ce15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74509803921319" calcext:value-type="float">
            <text:p>0.0027</text:p>
          </table:table-cell>
          <table:table-cell office:value-type="float" office:value="0.00565685424948723" calcext:value-type="float">
            <text:p>0.0057</text:p>
          </table:table-cell>
          <table:table-cell office:value-type="float" office:value="0.745098039215686" calcext:value-type="float">
            <text:p>0.745098039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56862745097897" calcext:value-type="float">
            <text:p>0.0016</text:p>
          </table:table-cell>
          <table:table-cell office:value-type="float" office:value="0.00447213595499551" calcext:value-type="float">
            <text:p>0.0045</text:p>
          </table:table-cell>
          <table:table-cell office:value-type="float" office:value="0.862745098039216" calcext:value-type="float">
            <text:p>0.86274509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80392156861853" calcext:value-type="float">
            <text:p>0.0010</text:p>
          </table:table-cell>
          <table:table-cell office:value-type="float" office:value="0.0031622776601655" calcext:value-type="float">
            <text:p>0.0032</text:p>
          </table:table-cell>
          <table:table-cell office:value-type="float" office:value="0.901960784313726" calcext:value-type="float">
            <text:p>0.9019607843</text:p>
          </table:table-cell>
          <table:table-cell table:number-columns-repeated="2"/>
          <table:table-cell table:style-name="ce15"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20000000000164" calcext:value-type="float">
            <text:p>0.3200</text:p>
          </table:table-cell>
          <table:table-cell office:value-type="float" office:value="0" calcext:value-type="float">
            <text:p>0.0000</text:p>
          </table:table-cell>
          <table:table-cell office:value-type="float" office:value="0.0194117647059048" calcext:value-type="float">
            <text:p>0.0194</text:p>
          </table:table-cell>
          <table:table-cell office:value-type="float" office:value="0.0768244752666829" calcext:value-type="float">
            <text:p>0.0768</text:p>
          </table:table-cell>
          <table:table-cell office:value-type="float" office:value="0.843137254901961" calcext:value-type="float">
            <text:p>0.843137254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666666666667844" calcext:value-type="float">
            <text:p>0.0067</text:p>
          </table:table-cell>
          <table:table-cell office:value-type="float" office:value="0.0439089968001956" calcext:value-type="float">
            <text:p>0.0439</text:p>
          </table:table-cell>
          <table:table-cell office:value-type="float" office:value="0.92156862745098" calcext:value-type="float">
            <text:p>0.921568627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784313725507316" calcext:value-type="float">
            <text:p>0.0008</text:p>
          </table:table-cell>
          <table:table-cell office:value-type="float" office:value="0.00282842712480793" calcext:value-type="float">
            <text:p>0.0028</text:p>
          </table:table-cell>
          <table:table-cell office:value-type="float" office:value="0.92156862745098" calcext:value-type="float">
            <text:p>0.921568627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3725490196378" calcext:value-type="float">
            <text:p>0.0014</text:p>
          </table:table-cell>
          <table:table-cell office:value-type="float" office:value="0.00374165738685561" calcext:value-type="float">
            <text:p>0.0037</text:p>
          </table:table-cell>
          <table:table-cell office:value-type="float" office:value="0.862745098039216" calcext:value-type="float">
            <text:p>0.862745098</text:p>
          </table:table-cell>
          <table:table-cell table:number-columns-repeated="2"/>
          <table:table-cell table:style-name="ce15"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500000000001819" calcext:value-type="float">
            <text:p>0.05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8823529412157" calcext:value-type="float">
            <text:p>0.0059</text:p>
          </table:table-cell>
          <table:table-cell office:value-type="float" office:value="0.01183215956625" calcext:value-type="float">
            <text:p>0.0118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31372549023674" calcext:value-type="float">
            <text:p>0.0043</text:p>
          </table:table-cell>
          <table:table-cell office:value-type="float" office:value="0.0100000000000546" calcext:value-type="float">
            <text:p>0.0100</text:p>
          </table:table-cell>
          <table:table-cell office:value-type="float" office:value="0.745098039215686" calcext:value-type="float">
            <text:p>0.745098039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" calcext:value-type="float">
            <text:p>0.0000</text:p>
          </table:table-cell>
          <table:table-cell office:value-type="float" office:value="0.00431372549025457" calcext:value-type="float">
            <text:p>0.0043</text:p>
          </table:table-cell>
          <table:table-cell office:value-type="float" office:value="0.0271661554145633" calcext:value-type="float">
            <text:p>0.0272</text:p>
          </table:table-cell>
          <table:table-cell office:value-type="float" office:value="0.686274509803922" calcext:value-type="float">
            <text:p>0.686274509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" calcext:value-type="float">
            <text:p>0.0000</text:p>
          </table:table-cell>
          <table:table-cell office:value-type="float" office:value="0.0156862745098788" calcext:value-type="float">
            <text:p>0.0157</text:p>
          </table:table-cell>
          <table:table-cell office:value-type="float" office:value="0.0293938769134488" calcext:value-type="float">
            <text:p>0.0294</text:p>
          </table:table-cell>
          <table:table-cell office:value-type="float" office:value="0.509803921568627" calcext:value-type="float">
            <text:p>0.5098039216</text:p>
          </table:table-cell>
          <table:table-cell table:number-columns-repeated="2"/>
          <table:table-cell table:style-name="ce15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.04" calcext:value-type="float">
            <text:p>100.0400</text:p>
          </table:table-cell>
          <table:table-cell office:value-type="float" office:value="100" calcext:value-type="float">
            <text:p>100.0000</text:p>
          </table:table-cell>
          <table:table-cell office:value-type="float" office:value="92.1627450980393" calcext:value-type="float">
            <text:p>92.1627</text:p>
          </table:table-cell>
          <table:table-cell office:value-type="float" office:value="28.2899324141999" calcext:value-type="float">
            <text:p>28.2899</text:p>
          </table:table-cell>
          <table:table-cell office:value-type="float" office:value="0.0784313725490196" calcext:value-type="float">
            <text:p>0.078431372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72.5490196078431" calcext:value-type="float">
            <text:p>72.5490</text:p>
          </table:table-cell>
          <table:table-cell office:value-type="float" office:value="52.9150262212918" calcext:value-type="float">
            <text:p>52.9150</text:p>
          </table:table-cell>
          <table:table-cell office:value-type="float" office:value="0.274509803921569" calcext:value-type="float">
            <text:p>0.274509803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56.8627450980392" calcext:value-type="float">
            <text:p>56.8627</text:p>
          </table:table-cell>
          <table:table-cell office:value-type="float" office:value="66.332495807108" calcext:value-type="float">
            <text:p>66.3325</text:p>
          </table:table-cell>
          <table:table-cell office:value-type="float" office:value="0.431372549019608" calcext:value-type="float">
            <text:p>0.43137254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3.7254901960784" calcext:value-type="float">
            <text:p>13.7255</text:p>
          </table:table-cell>
          <table:table-cell office:value-type="float" office:value="93.8083151964686" calcext:value-type="float">
            <text:p>93.8083</text:p>
          </table:table-cell>
          <table:table-cell office:value-type="float" office:value="0.862745098039216" calcext:value-type="float">
            <text:p>0.862745098</text:p>
          </table:table-cell>
          <table:table-cell table:number-columns-repeated="2"/>
          <table:table-cell table:style-name="ce15" office:value-type="float" office:value="28" calcext:value-type="float">
            <text:p>2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0.730000000000018" calcext:value-type="float">
            <text:p>0.7300</text:p>
          </table:table-cell>
          <table:table-cell office:value-type="float" office:value="0.7199999999998" calcext:value-type="float">
            <text:p>0.7200</text:p>
          </table:table-cell>
          <table:table-cell office:value-type="float" office:value="0.674705882352796" calcext:value-type="float">
            <text:p>0.6747</text:p>
          </table:table-cell>
          <table:table-cell office:value-type="float" office:value="0.177138363998264" calcext:value-type="float">
            <text:p>0.1771</text:p>
          </table:table-cell>
          <table:table-cell office:value-type="float" office:value="0.0588235294117647" calcext:value-type="float">
            <text:p>0.058823529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0.690000000000055" calcext:value-type="float">
            <text:p>0.6900</text:p>
          </table:table-cell>
          <table:table-cell office:value-type="float" office:value="0" calcext:value-type="float">
            <text:p>0.0000</text:p>
          </table:table-cell>
          <table:table-cell office:value-type="float" office:value="0.0262745098039244" calcext:value-type="float">
            <text:p>0.0263</text:p>
          </table:table-cell>
          <table:table-cell office:value-type="float" office:value="0.134059688198966" calcext:value-type="float">
            <text:p>0.1341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5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.69999999999982" calcext:value-type="float">
            <text:p>6.7000</text:p>
          </table:table-cell>
          <table:table-cell office:value-type="float" office:value="100.08" calcext:value-type="float">
            <text:p>100.0800</text:p>
          </table:table-cell>
          <table:table-cell office:value-type="float" office:value="89.7800000000002" calcext:value-type="float">
            <text:p>89.7800</text:p>
          </table:table-cell>
          <table:table-cell office:value-type="float" office:value="75.9439215686275" calcext:value-type="float">
            <text:p>75.9439</text:p>
          </table:table-cell>
          <table:table-cell office:value-type="float" office:value="68.6136159519379" calcext:value-type="float">
            <text:p>68.613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9.79" calcext:value-type="float">
            <text:p>29.7900</text:p>
          </table:table-cell>
          <table:table-cell office:value-type="float" office:value="100.1" calcext:value-type="float">
            <text:p>100.1000</text:p>
          </table:table-cell>
          <table:table-cell office:value-type="float" office:value="65.6700000000001" calcext:value-type="float">
            <text:p>65.6700</text:p>
          </table:table-cell>
          <table:table-cell office:value-type="float" office:value="69.7533333333333" calcext:value-type="float">
            <text:p>69.7533</text:p>
          </table:table-cell>
          <table:table-cell office:value-type="float" office:value="28.5809896259734" calcext:value-type="float">
            <text:p>28.581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.5900000000001" calcext:value-type="float">
            <text:p>30.5900</text:p>
          </table:table-cell>
          <table:table-cell office:value-type="float" office:value="100.09" calcext:value-type="float">
            <text:p>100.0900</text:p>
          </table:table-cell>
          <table:table-cell office:value-type="float" office:value="70.2600000000002" calcext:value-type="float">
            <text:p>70.2600</text:p>
          </table:table-cell>
          <table:table-cell office:value-type="float" office:value="75.766862745098" calcext:value-type="float">
            <text:p>75.7669</text:p>
          </table:table-cell>
          <table:table-cell office:value-type="float" office:value="24.2394697136716" calcext:value-type="float">
            <text:p>24.239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3.1999999999998" calcext:value-type="float">
            <text:p>13.2000</text:p>
          </table:table-cell>
          <table:table-cell office:value-type="float" office:value="100.07" calcext:value-type="float">
            <text:p>100.0700</text:p>
          </table:table-cell>
          <table:table-cell office:value-type="float" office:value="62.1500000000001" calcext:value-type="float">
            <text:p>62.1500</text:p>
          </table:table-cell>
          <table:table-cell office:value-type="float" office:value="65.321568627451" calcext:value-type="float">
            <text:p>65.3216</text:p>
          </table:table-cell>
          <table:table-cell office:value-type="float" office:value="40.1861062308854" calcext:value-type="float">
            <text:p>40.186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5"/>
          <table:table-cell table:style-name="ce15" table:formula="of:=SUM([.AF68:.AF97])" office:value-type="float" office:value="64" calcext:value-type="float">
            <text:p>64</text:p>
          </table:table-cell>
          <table:table-cell table:style-name="ce15" table:formula="of:=SUM([.AG68:.AG97])" office:value-type="float" office:value="19" calcext:value-type="float">
            <text:p>19</text:p>
          </table:table-cell>
          <table:table-cell table:style-name="ce15" table:formula="of:=SUM([.AH68:.AH97])" office:value-type="float" office:value="37" calcext:value-type="float">
            <text:p>37</text:p>
          </table:table-cell>
          <table:table-cell table:style-name="ce15" table:formula="of:=SUM([.AI68:.AI97])" office:value-type="float" office:value="26" calcext:value-type="float">
            <text:p>26</text:p>
          </table:table-cell>
          <table:table-cell table:style-name="ce15" table:formula="of:=SUM([.AJ68:.AJ97])" office:value-type="float" office:value="45" calcext:value-type="float">
            <text:p>45</text:p>
          </table:table-cell>
          <table:table-cell table:style-name="ce15" table:formula="of:=SUM([.AK68:.AK97])" office:value-type="float" office:value="49" calcext:value-type="float">
            <text:p>49</text:p>
          </table:table-cell>
          <table:table-cell table:style-name="ce15" table:formula="of:=SUM([.AL68:.AL97])" office:value-type="float" office:value="38" calcext:value-type="float">
            <text:p>38</text:p>
          </table:table-cell>
          <table:table-cell table:style-name="ce15" table:formula="of:=SUM([.AM68:.AM97])" office:value-type="float" office:value="41" calcext:value-type="float">
            <text:p>41</text:p>
          </table:table-cell>
          <table:table-cell table:style-name="ce15" table:formula="of:=SUM([.AN68:.AN97])" office:value-type="float" office:value="41" calcext:value-type="float">
            <text:p>41</text:p>
          </table:table-cell>
          <table:table-cell table:style-name="ce15" table:formula="of:=SUM([.AO68:.AO97])" office:value-type="float" office:value="14" calcext:value-type="float">
            <text:p>14</text:p>
          </table:table-cell>
          <table:table-cell table:style-name="ce15" table:formula="of:=SUM([.AP68:.AP97])" office:value-type="float" office:value="57" calcext:value-type="float">
            <text:p>57</text:p>
          </table:table-cell>
          <table:table-cell table:style-name="ce15" table:formula="of:=SUM([.AQ68:.AQ97])" office:value-type="float" office:value="49" calcext:value-type="float">
            <text:p>49</text:p>
          </table:table-cell>
          <table:table-cell table:style-name="ce15" table:formula="of:=SUM([.AR68:.AR97])" office:value-type="float" office:value="42" calcext:value-type="float">
            <text:p>42</text:p>
          </table:table-cell>
          <table:table-cell table:style-name="ce15" table:formula="of:=SUM([.AS68:.AS97])" office:value-type="float" office:value="22" calcext:value-type="float">
            <text:p>22</text:p>
          </table:table-cell>
          <table:table-cell table:style-name="ce15" table:formula="of:=SUM([.AT68:.AT97])" office:value-type="float" office:value="56" calcext:value-type="float">
            <text:p>56</text:p>
          </table:table-cell>
          <table:table-cell table:number-columns-repeated="3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99999999999818" calcext:value-type="float">
            <text:p>0.2000</text:p>
          </table:table-cell>
          <table:table-cell office:value-type="float" office:value="1.15999999999985" calcext:value-type="float">
            <text:p>1.1600</text:p>
          </table:table-cell>
          <table:table-cell office:value-type="float" office:value="0.679999999999836" calcext:value-type="float">
            <text:p>0.6800</text:p>
          </table:table-cell>
          <table:table-cell office:value-type="float" office:value="0.693333333333327" calcext:value-type="float">
            <text:p>0.6933</text:p>
          </table:table-cell>
          <table:table-cell office:value-type="float" office:value="0.332571796759707" calcext:value-type="float">
            <text:p>0.332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429999999999836" calcext:value-type="float">
            <text:p>0.4300</text:p>
          </table:table-cell>
          <table:table-cell office:value-type="float" office:value="1.55000000000018" calcext:value-type="float">
            <text:p>1.5500</text:p>
          </table:table-cell>
          <table:table-cell office:value-type="float" office:value="0.940000000000055" calcext:value-type="float">
            <text:p>0.9400</text:p>
          </table:table-cell>
          <table:table-cell office:value-type="float" office:value="0.928039215686282" calcext:value-type="float">
            <text:p>0.9280</text:p>
          </table:table-cell>
          <table:table-cell office:value-type="float" office:value="0.571930065655038" calcext:value-type="float">
            <text:p>0.571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99999999999909" calcext:value-type="float">
            <text:p>0.6000</text:p>
          </table:table-cell>
          <table:table-cell office:value-type="float" office:value="1.55000000000018" calcext:value-type="float">
            <text:p>1.5500</text:p>
          </table:table-cell>
          <table:table-cell office:value-type="float" office:value="1" calcext:value-type="float">
            <text:p>1.0000</text:p>
          </table:table-cell>
          <table:table-cell office:value-type="float" office:value="1.02882352941181" calcext:value-type="float">
            <text:p>1.0288</text:p>
          </table:table-cell>
          <table:table-cell office:value-type="float" office:value="0.292297793354533" calcext:value-type="float">
            <text:p>0.292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19999999999982" calcext:value-type="float">
            <text:p>0.5200</text:p>
          </table:table-cell>
          <table:table-cell office:value-type="float" office:value="1.55000000000018" calcext:value-type="float">
            <text:p>1.5500</text:p>
          </table:table-cell>
          <table:table-cell office:value-type="float" office:value="1.07000000000016" calcext:value-type="float">
            <text:p>1.0700</text:p>
          </table:table-cell>
          <table:table-cell office:value-type="float" office:value="1.05882352941177" calcext:value-type="float">
            <text:p>1.0588</text:p>
          </table:table-cell>
          <table:table-cell office:value-type="float" office:value="0.335821381094314" calcext:value-type="float">
            <text:p>0.3358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15.9" calcext:value-type="float">
            <text:p>315.9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353.268823529412" calcext:value-type="float">
            <text:p>353.2688</text:p>
          </table:table-cell>
          <table:table-cell office:value-type="float" office:value="10.3705851329614" calcext:value-type="float">
            <text:p>10.370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15.9" calcext:value-type="float">
            <text:p>315.9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355.023529411765" calcext:value-type="float">
            <text:p>355.0235</text:p>
          </table:table-cell>
          <table:table-cell office:value-type="float" office:value="7.20959568907991" calcext:value-type="float">
            <text:p>7.2096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279.59" calcext:value-type="float">
            <text:p>279.5900</text:p>
          </table:table-cell>
          <table:table-cell office:value-type="float" office:value="167.380000597443" calcext:value-type="float">
            <text:p>167.3800</text:p>
          </table:table-cell>
          <table:table-cell office:value-type="float" office:value="0.215686274509804" calcext:value-type="float">
            <text:p>0.215686274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0" calcext:value-type="float">
            <text:p>0.0000</text:p>
          </table:table-cell>
          <table:table-cell office:value-type="float" office:value="118.943333333333" calcext:value-type="float">
            <text:p>118.9433</text:p>
          </table:table-cell>
          <table:table-cell office:value-type="float" office:value="294.24955607783" calcext:value-type="float">
            <text:p>294.2496</text:p>
          </table:table-cell>
          <table:table-cell office:value-type="float" office:value="0.666666666666667" calcext:value-type="float">
            <text:p>0.6666666667</text:p>
          </table:table-cell>
          <table:table-cell table:number-columns-repeated="5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13529411765" calcext:value-type="float">
            <text:p>100.0135</text:p>
          </table:table-cell>
          <table:table-cell office:value-type="float" office:value="0.00663324958059508" calcext:value-type="float">
            <text:p>0.006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00588235294" calcext:value-type="float">
            <text:p>100.0006</text:p>
          </table:table-cell>
          <table:table-cell office:value-type="float" office:value="0.00244948974283665" calcext:value-type="float">
            <text:p>0.002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43" calcext:value-type="float">
            <text:p>184.4300</text:p>
          </table:table-cell>
          <table:table-cell office:value-type="float" office:value="184.36" calcext:value-type="float">
            <text:p>184.3600</text:p>
          </table:table-cell>
          <table:table-cell office:value-type="float" office:value="184.365882352941" calcext:value-type="float">
            <text:p>184.3659</text:p>
          </table:table-cell>
          <table:table-cell office:value-type="float" office:value="0.0174355957740947" calcext:value-type="float">
            <text:p>0.017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69" calcext:value-type="float">
            <text:p>184.69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406274509804" calcext:value-type="float">
            <text:p>184.4063</text:p>
          </table:table-cell>
          <table:table-cell office:value-type="float" office:value="0.0694550214167698" calcext:value-type="float">
            <text:p>0.069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61" calcext:value-type="float">
            <text:p>184.61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402549019608" calcext:value-type="float">
            <text:p>184.4025</text:p>
          </table:table-cell>
          <table:table-cell office:value-type="float" office:value="0.0665281895138967" calcext:value-type="float">
            <text:p>0.066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90.31" calcext:value-type="float">
            <text:p>190.3100</text:p>
          </table:table-cell>
          <table:table-cell office:value-type="float" office:value="184.43" calcext:value-type="float">
            <text:p>184.4300</text:p>
          </table:table-cell>
          <table:table-cell office:value-type="float" office:value="184.698431372549" calcext:value-type="float">
            <text:p>184.6984</text:p>
          </table:table-cell>
          <table:table-cell office:value-type="float" office:value="1.20590961518682" calcext:value-type="float">
            <text:p>1.2059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/>
          <table:table-cell table:style-name="Default" table:formula="of:=AVERAGE([.B73:.B102])" office:value-type="float" office:value="23.5723333333333" calcext:value-type="float">
            <text:p>23.5723333333</text:p>
          </table:table-cell>
          <table:table-cell table:style-name="Default" table:formula="of:=AVERAGE([.C73:.C102])" office:value-type="float" office:value="32.3445" calcext:value-type="float">
            <text:p>32.3445</text:p>
          </table:table-cell>
          <table:table-cell table:style-name="Default" table:formula="of:=AVERAGE([.D73:.D102])" office:value-type="float" office:value="31.1097666666666" calcext:value-type="float">
            <text:p>31.1097666667</text:p>
          </table:table-cell>
          <table:table-cell table:style-name="Default" table:formula="of:=AVERAGE([.E73:.E102])" office:value-type="float" office:value="30.3829725490196" calcext:value-type="float">
            <text:p>30.382972549</text:p>
          </table:table-cell>
          <table:table-cell table:style-name="Default" table:formula="of:=AVERAGE([.F73:.F102])" office:value-type="float" office:value="3.83748268045171" calcext:value-type="float">
            <text:p>3.8374826805</text:p>
          </table:table-cell>
          <table:table-cell table:style-name="Default" table:formula="of:=AVERAGE([.G73:.G102])" office:value-type="float" office:value="0.441176470588235" calcext:value-type="float">
            <text:p>0.4411764706</text:p>
          </table:table-cell>
          <table:table-cell table:style-name="Default"/>
          <table:table-cell table:style-name="Default" table:formula="of:=AVERAGE([.I73:.I102])" office:value-type="float" office:value="24.3545666666667" calcext:value-type="float">
            <text:p>24.3545666667</text:p>
          </table:table-cell>
          <table:table-cell table:style-name="Default" table:formula="of:=AVERAGE([.J73:.J102])" office:value-type="float" office:value="31.6388333333333" calcext:value-type="float">
            <text:p>31.6388333333</text:p>
          </table:table-cell>
          <table:table-cell table:style-name="Default" table:formula="of:=AVERAGE([.K73:.K102])" office:value-type="float" office:value="30.2866333333333" calcext:value-type="float">
            <text:p>30.2866333333</text:p>
          </table:table-cell>
          <table:table-cell table:style-name="Default" table:formula="of:=AVERAGE([.L73:.L102])" office:value-type="float" office:value="29.4590692810458" calcext:value-type="float">
            <text:p>29.459069281</text:p>
          </table:table-cell>
          <table:table-cell table:style-name="Default" table:formula="of:=AVERAGE([.M73:.M102])" office:value-type="float" office:value="3.03419214677568" calcext:value-type="float">
            <text:p>3.0341921468</text:p>
          </table:table-cell>
          <table:table-cell table:style-name="Default" table:formula="of:=AVERAGE([.N73:.N102])" office:value-type="float" office:value="0.508496732026144" calcext:value-type="float">
            <text:p>0.508496732</text:p>
          </table:table-cell>
          <table:table-cell table:style-name="Default"/>
          <table:table-cell table:style-name="Default" table:formula="of:=AVERAGE([.P73:.P102])" office:value-type="float" office:value="13.8610666666667" calcext:value-type="float">
            <text:p>13.8610666667</text:p>
          </table:table-cell>
          <table:table-cell table:style-name="Default" table:formula="of:=AVERAGE([.Q73:.Q102])" office:value-type="float" office:value="32.5484333333333" calcext:value-type="float">
            <text:p>32.5484333333</text:p>
          </table:table-cell>
          <table:table-cell table:style-name="Default" table:formula="of:=AVERAGE([.R73:.R102])" office:value-type="float" office:value="30.5569666666667" calcext:value-type="float">
            <text:p>30.5569666667</text:p>
          </table:table-cell>
          <table:table-cell table:style-name="Default" table:formula="of:=AVERAGE([.S73:.S102])" office:value-type="float" office:value="27.0500267973856" calcext:value-type="float">
            <text:p>27.0500267974</text:p>
          </table:table-cell>
          <table:table-cell table:style-name="Default" table:formula="of:=AVERAGE([.T73:.T102])" office:value-type="float" office:value="9.22642256367815" calcext:value-type="float">
            <text:p>9.2264225637</text:p>
          </table:table-cell>
          <table:table-cell table:style-name="Default" table:formula="of:=AVERAGE([.U73:.U102])" office:value-type="float" office:value="0.502614379084967" calcext:value-type="float">
            <text:p>0.5026143791</text:p>
          </table:table-cell>
          <table:table-cell table:style-name="Default"/>
          <table:table-cell table:style-name="Default" table:formula="of:=AVERAGE([.W73:.W102])" office:value-type="float" office:value="13.28" calcext:value-type="float">
            <text:p>13.28</text:p>
          </table:table-cell>
          <table:table-cell table:style-name="Default" table:formula="of:=AVERAGE([.X73:.X102])" office:value-type="float" office:value="33.0242333333333" calcext:value-type="float">
            <text:p>33.0242333333</text:p>
          </table:table-cell>
          <table:table-cell table:style-name="Default" table:formula="of:=AVERAGE([.Y73:.Y102])" office:value-type="float" office:value="15.7426" calcext:value-type="float">
            <text:p>15.7426</text:p>
          </table:table-cell>
          <table:table-cell table:style-name="Default" table:formula="of:=AVERAGE([.Z73:.Z102])" office:value-type="float" office:value="20.1130816993464" calcext:value-type="float">
            <text:p>20.1130816993</text:p>
          </table:table-cell>
          <table:table-cell table:style-name="Default" table:formula="of:=AVERAGE([.AA73:.AA102])" office:value-type="float" office:value="15.3280295664676" calcext:value-type="float">
            <text:p>15.3280295665</text:p>
          </table:table-cell>
          <table:table-cell table:style-name="Default" table:formula="of:=AVERAGE([.AB73:.AB102])" office:value-type="float" office:value="0.503921568627451" calcext:value-type="float">
            <text:p>0.5039215686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9" table:number-columns-repeated="5"/>
          <table:table-cell table:style-name="ce13"/>
          <table:table-cell table:style-name="ce3"/>
          <table:table-cell table:style-name="ce9" table:number-columns-repeated="5"/>
          <table:table-cell table:style-name="ce13"/>
          <table:table-cell table:style-name="ce3"/>
          <table:table-cell table:style-name="ce9" table:number-columns-repeated="5"/>
          <table:table-cell table:style-name="ce13"/>
          <table:table-cell table:style-name="ce3"/>
          <table:table-cell table:style-name="ce9" table:number-columns-repeated="5"/>
          <table:table-cell table:style-name="ce13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6" table:number-rows-spanned="1">
            <text:p>Case 13 Distance factor = 1.0, population=50</text:p>
          </table:table-cell>
          <table:covered-table-cell table:number-columns-repeated="5" table:style-name="ce6"/>
          <table:table-cell table:style-name="ce11"/>
          <table:table-cell table:style-name="ce1" office:value-type="string" calcext:value-type="string" table:number-columns-spanned="6" table:number-rows-spanned="1">
            <text:p>Case 14 Distance factor = 1.0, population=250</text:p>
          </table:table-cell>
          <table:covered-table-cell table:number-columns-repeated="5" table:style-name="ce6"/>
          <table:table-cell table:style-name="ce11"/>
          <table:table-cell table:style-name="ce1" office:value-type="string" calcext:value-type="string" table:number-columns-spanned="6" table:number-rows-spanned="1">
            <text:p>Case 15 Distance factor = 1.0, population=500</text:p>
          </table:table-cell>
          <table:covered-table-cell table:number-columns-repeated="5" table:style-name="ce6"/>
          <table:table-cell table:style-name="ce11"/>
          <table:table-cell table:style-name="ce1" office:value-type="string" calcext:value-type="string" table:number-columns-spanned="6" table:number-rows-spanned="1">
            <text:p>Case 16 Distance factor = 1.0, population=1000</text:p>
          </table:table-cell>
          <table:covered-table-cell table:number-columns-repeated="5" table:style-name="ce6"/>
          <table:table-cell table:style-name="ce11"/>
          <table:table-cell table:number-columns-repeated="56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0.0109999999999957" calcext:value-type="float">
            <text:p>0.0110</text:p>
          </table:table-cell>
          <table:table-cell office:value-type="float" office:value="0.00199999999999534" calcext:value-type="float">
            <text:p>0.0020</text:p>
          </table:table-cell>
          <table:table-cell office:value-type="float" office:value="0.00211764705882361" calcext:value-type="float">
            <text:p>0.0021</text:p>
          </table:table-cell>
          <table:table-cell office:value-type="float" office:value="0.00231948270094562" calcext:value-type="float">
            <text:p>0.0023</text:p>
          </table:table-cell>
          <table:table-cell office:value-type="float" office:value="0.196078431372549" calcext:value-type="float">
            <text:p>0.196078431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00</text:p>
          </table:table-cell>
          <table:table-cell office:value-type="float" office:value="0.00100000000000477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0000784313725493941" calcext:value-type="float">
            <text:p>0.0001</text:p>
          </table:table-cell>
          <table:table-cell office:value-type="float" office:value="0.00028284271247597" calcext:value-type="float">
            <text:p>0.0003</text:p>
          </table:table-cell>
          <table:table-cell office:value-type="float" office:value="0.92156862745098" calcext:value-type="float">
            <text:p>0.921568627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.01299999999998" calcext:value-type="float">
            <text:p>2.0130</text:p>
          </table:table-cell>
          <table:table-cell office:value-type="float" office:value="0.000999999999976353" calcext:value-type="float">
            <text:p>0.0010</text:p>
          </table:table-cell>
          <table:table-cell office:value-type="float" office:value="0.0407843137254854" calcext:value-type="float">
            <text:p>0.0408</text:p>
          </table:table-cell>
          <table:table-cell office:value-type="float" office:value="0.284544513213662" calcext:value-type="float">
            <text:p>0.2845</text:p>
          </table:table-cell>
          <table:table-cell office:value-type="float" office:value="0.392156862745098" calcext:value-type="float">
            <text:p>0.392156862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19.986" calcext:value-type="float">
            <text:p>19.9860</text:p>
          </table:table-cell>
          <table:table-cell office:value-type="float" office:value="0" calcext:value-type="float">
            <text:p>0.0000</text:p>
          </table:table-cell>
          <table:table-cell office:value-type="float" office:value="8.20627450980392" calcext:value-type="float">
            <text:p>8.2063</text:p>
          </table:table-cell>
          <table:table-cell office:value-type="float" office:value="12.915871746034" calcext:value-type="float">
            <text:p>12.9159</text:p>
          </table:table-cell>
          <table:table-cell office:value-type="float" office:value="0.588235294117647" calcext:value-type="float">
            <text:p>0.588235294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0" calcext:value-type="float">
            <text:p>20.0000</text:p>
          </table:table-cell>
          <table:table-cell office:value-type="float" office:value="19.989" calcext:value-type="float">
            <text:p>19.9890</text:p>
          </table:table-cell>
          <table:table-cell office:value-type="float" office:value="16.4246470588235" calcext:value-type="float">
            <text:p>16.4246</text:p>
          </table:table-cell>
          <table:table-cell office:value-type="float" office:value="8.48151298884815" calcext:value-type="float">
            <text:p>8.4815</text:p>
          </table:table-cell>
          <table:table-cell office:value-type="float" office:value="0.176470588235294" calcext:value-type="float">
            <text:p>0.176470588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000</text:p>
          </table:table-cell>
          <table:table-cell office:value-type="float" office:value="20.001" calcext:value-type="float">
            <text:p>20.0010</text:p>
          </table:table-cell>
          <table:table-cell office:value-type="float" office:value="20" calcext:value-type="float">
            <text:p>20.0000</text:p>
          </table:table-cell>
          <table:table-cell office:value-type="float" office:value="14.0508235294118" calcext:value-type="float">
            <text:p>14.0508</text:p>
          </table:table-cell>
          <table:table-cell office:value-type="float" office:value="16.893892034697" calcext:value-type="float">
            <text:p>16.8939</text:p>
          </table:table-cell>
          <table:table-cell office:value-type="float" office:value="0.294117647058824" calcext:value-type="float">
            <text:p>0.2941176471</text:p>
          </table:table-cell>
          <table:table-cell table:number-columns-repeated="5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149999999999864" calcext:value-type="float">
            <text:p>0.0150</text:p>
          </table:table-cell>
          <table:table-cell office:value-type="float" office:value="0" calcext:value-type="float">
            <text:p>0.0000</text:p>
          </table:table-cell>
          <table:table-cell office:value-type="float" office:value="0.000411764705881533" calcext:value-type="float">
            <text:p>0.0004</text:p>
          </table:table-cell>
          <table:table-cell office:value-type="float" office:value="0.00224053565023857" calcext:value-type="float">
            <text:p>0.0022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810000000000173" calcext:value-type="float">
            <text:p>0.0810</text:p>
          </table:table-cell>
          <table:table-cell office:value-type="float" office:value="0" calcext:value-type="float">
            <text:p>0.0000</text:p>
          </table:table-cell>
          <table:table-cell office:value-type="float" office:value="0.00796078431372003" calcext:value-type="float">
            <text:p>0.0080</text:p>
          </table:table-cell>
          <table:table-cell office:value-type="float" office:value="0.0312854598815249" calcext:value-type="float">
            <text:p>0.0313</text:p>
          </table:table-cell>
          <table:table-cell office:value-type="float" office:value="0.568627450980392" calcext:value-type="float">
            <text:p>0.56862745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449999999999591" calcext:value-type="float">
            <text:p>0.0450</text:p>
          </table:table-cell>
          <table:table-cell office:value-type="float" office:value="0" calcext:value-type="float">
            <text:p>0.0000</text:p>
          </table:table-cell>
          <table:table-cell office:value-type="float" office:value="0.00250980392156724" calcext:value-type="float">
            <text:p>0.0025</text:p>
          </table:table-cell>
          <table:table-cell office:value-type="float" office:value="0.0438910013555903" calcext:value-type="float">
            <text:p>0.0439</text:p>
          </table:table-cell>
          <table:table-cell office:value-type="float" office:value="0.901960784313726" calcext:value-type="float">
            <text:p>0.9019607843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0.0739999999999554" calcext:value-type="float">
            <text:p>0.0740</text:p>
          </table:table-cell>
          <table:table-cell office:value-type="float" office:value="0.04200000000003" calcext:value-type="float">
            <text:p>0.0420</text:p>
          </table:table-cell>
          <table:table-cell office:value-type="float" office:value="0.0395098039215639" calcext:value-type="float">
            <text:p>0.0395</text:p>
          </table:table-cell>
          <table:table-cell office:value-type="float" office:value="0.0238612656830787" calcext:value-type="float">
            <text:p>0.0239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7" calcext:value-type="float">
            <text:p>7</text:p>
          </table:table-cell>
          <table:table-cell office:value-type="float" office:value="0.0220000000000482" calcext:value-type="float">
            <text:p>0.0220</text:p>
          </table:table-cell>
          <table:table-cell office:value-type="float" office:value="0.159999999999968" calcext:value-type="float">
            <text:p>0.1600</text:p>
          </table:table-cell>
          <table:table-cell office:value-type="float" office:value="0.0710000000000264" calcext:value-type="float">
            <text:p>0.0710</text:p>
          </table:table-cell>
          <table:table-cell office:value-type="float" office:value="0.0757058823529477" calcext:value-type="float">
            <text:p>0.0757</text:p>
          </table:table-cell>
          <table:table-cell office:value-type="float" office:value="0.0348574238864489" calcext:value-type="float">
            <text:p>0.034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154999999999973" calcext:value-type="float">
            <text:p>0.1550</text:p>
          </table:table-cell>
          <table:table-cell office:value-type="float" office:value="0.0660000000000309" calcext:value-type="float">
            <text:p>0.0660</text:p>
          </table:table-cell>
          <table:table-cell office:value-type="float" office:value="0.0725490196078373" calcext:value-type="float">
            <text:p>0.0725</text:p>
          </table:table-cell>
          <table:table-cell office:value-type="float" office:value="0.0378626465002136" calcext:value-type="float">
            <text:p>0.037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134999999999991" calcext:value-type="float">
            <text:p>0.1350</text:p>
          </table:table-cell>
          <table:table-cell office:value-type="float" office:value="0.0539999999999736" calcext:value-type="float">
            <text:p>0.0540</text:p>
          </table:table-cell>
          <table:table-cell office:value-type="float" office:value="0.0610980392156882" calcext:value-type="float">
            <text:p>0.0611</text:p>
          </table:table-cell>
          <table:table-cell office:value-type="float" office:value="0.0367360858012649" calcext:value-type="float">
            <text:p>0.0367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.0000</text:p>
          </table:table-cell>
          <table:table-cell office:value-type="float" office:value="1.99000000000001" calcext:value-type="float">
            <text:p>1.9900</text:p>
          </table:table-cell>
          <table:table-cell office:value-type="float" office:value="0.995000000000005" calcext:value-type="float">
            <text:p>0.9950</text:p>
          </table:table-cell>
          <table:table-cell office:value-type="float" office:value="0.60480392156863" calcext:value-type="float">
            <text:p>0.6048</text:p>
          </table:table-cell>
          <table:table-cell office:value-type="float" office:value="0.660008333280728" calcext:value-type="float">
            <text:p>0.6600</text:p>
          </table:table-cell>
          <table:table-cell office:value-type="float" office:value="0.411764705882353" calcext:value-type="float">
            <text:p>0.4117647059</text:p>
          </table:table-cell>
          <table:table-cell table:number-columns-repeated="5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25.1800000000001" calcext:value-type="float">
            <text:p>25.1800</text:p>
          </table:table-cell>
          <table:table-cell office:value-type="float" office:value="0.25" calcext:value-type="float">
            <text:p>0.2500</text:p>
          </table:table-cell>
          <table:table-cell office:value-type="float" office:value="4.40843137254899" calcext:value-type="float">
            <text:p>4.4084</text:p>
          </table:table-cell>
          <table:table-cell office:value-type="float" office:value="9.60320592302381" calcext:value-type="float">
            <text:p>9.6032</text:p>
          </table:table-cell>
          <table:table-cell office:value-type="float" office:value="0.0784313725490196" calcext:value-type="float">
            <text:p>0.0784313725</text:p>
          </table:table-cell>
          <table:table-cell office:value-type="float" office:value="11" calcext:value-type="float">
            <text:p>11</text:p>
          </table:table-cell>
          <table:table-cell office:value-type="float" office:value="0.190000000000055" calcext:value-type="float">
            <text:p>0.1900</text:p>
          </table:table-cell>
          <table:table-cell office:value-type="float" office:value="12.0799999999999" calcext:value-type="float">
            <text:p>12.0800</text:p>
          </table:table-cell>
          <table:table-cell office:value-type="float" office:value="3.48000000000002" calcext:value-type="float">
            <text:p>3.4800</text:p>
          </table:table-cell>
          <table:table-cell office:value-type="float" office:value="2.80294117647057" calcext:value-type="float">
            <text:p>2.8029</text:p>
          </table:table-cell>
          <table:table-cell office:value-type="float" office:value="3.8532300735876" calcext:value-type="float">
            <text:p>3.853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119999999999891" calcext:value-type="float">
            <text:p>0.1200</text:p>
          </table:table-cell>
          <table:table-cell office:value-type="float" office:value="18.53" calcext:value-type="float">
            <text:p>18.5300</text:p>
          </table:table-cell>
          <table:table-cell office:value-type="float" office:value="6.95000000000005" calcext:value-type="float">
            <text:p>6.9500</text:p>
          </table:table-cell>
          <table:table-cell office:value-type="float" office:value="7.42313725490195" calcext:value-type="float">
            <text:p>7.4231</text:p>
          </table:table-cell>
          <table:table-cell office:value-type="float" office:value="5.33303309571579" calcext:value-type="float">
            <text:p>5.333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119999999999891" calcext:value-type="float">
            <text:p>0.1200</text:p>
          </table:table-cell>
          <table:table-cell office:value-type="float" office:value="22.96" calcext:value-type="float">
            <text:p>22.9600</text:p>
          </table:table-cell>
          <table:table-cell office:value-type="float" office:value="6.95000000000005" calcext:value-type="float">
            <text:p>6.9500</text:p>
          </table:table-cell>
          <table:table-cell office:value-type="float" office:value="8.45058823529413" calcext:value-type="float">
            <text:p>8.4506</text:p>
          </table:table-cell>
          <table:table-cell office:value-type="float" office:value="7.55839480313111" calcext:value-type="float">
            <text:p>7.5584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196078431372371" calcext:value-type="float">
            <text:p>0.0002</text:p>
          </table:table-cell>
          <table:table-cell office:value-type="float" office:value="0.00141421356237181" calcext:value-type="float">
            <text:p>0.0014</text:p>
          </table:table-cell>
          <table:table-cell office:value-type="float" office:value="0.980392156862745" calcext:value-type="float">
            <text:p>0.980392156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392156862744741" calcext:value-type="float">
            <text:p>0.0004</text:p>
          </table:table-cell>
          <table:table-cell office:value-type="float" office:value="0.00199999999999818" calcext:value-type="float">
            <text:p>0.0020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15686274509608" calcext:value-type="float">
            <text:p>0.0022</text:p>
          </table:table-cell>
          <table:table-cell office:value-type="float" office:value="0.00469041575981916" calcext:value-type="float">
            <text:p>0.0047</text:p>
          </table:table-cell>
          <table:table-cell office:value-type="float" office:value="0.784313725490196" calcext:value-type="float">
            <text:p>0.784313725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15686274509608" calcext:value-type="float">
            <text:p>0.0022</text:p>
          </table:table-cell>
          <table:table-cell office:value-type="float" office:value="0.00469041575981916" calcext:value-type="float">
            <text:p>0.0047</text:p>
          </table:table-cell>
          <table:table-cell office:value-type="float" office:value="0.784313725490196" calcext:value-type="float">
            <text:p>0.7843137255</text:p>
          </table:table-cell>
          <table:table-cell table:number-columns-repeated="5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1099999999999" calcext:value-type="float">
            <text:p>0.1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635294117646481" calcext:value-type="float">
            <text:p>0.0635</text:p>
          </table:table-cell>
          <table:table-cell office:value-type="float" office:value="0.0291890390386263" calcext:value-type="float">
            <text:p>0.029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68627450979966" calcext:value-type="float">
            <text:p>0.0469</text:p>
          </table:table-cell>
          <table:table-cell office:value-type="float" office:value="0.0237486841740542" calcext:value-type="float">
            <text:p>0.023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1099999999999" calcext:value-type="float">
            <text:p>0.11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405882352940807" calcext:value-type="float">
            <text:p>0.0406</text:p>
          </table:table-cell>
          <table:table-cell office:value-type="float" office:value="0.0262297540971842" calcext:value-type="float">
            <text:p>0.026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52941176470267" calcext:value-type="float">
            <text:p>0.0353</text:p>
          </table:table-cell>
          <table:table-cell office:value-type="float" office:value="0.018439088914569" calcext:value-type="float">
            <text:p>0.0184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699999999999363" calcext:value-type="float">
            <text:p>0.07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378431372548675" calcext:value-type="float">
            <text:p>0.0378</text:p>
          </table:table-cell>
          <table:table-cell office:value-type="float" office:value="0.0226715680974886" calcext:value-type="float">
            <text:p>0.02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699999999999363" calcext:value-type="float">
            <text:p>0.0700</text:p>
          </table:table-cell>
          <table:table-cell table:number-columns-repeated="2" office:value-type="float" office:value="0.0399999999999636" calcext:value-type="float">
            <text:p>0.0400</text:p>
          </table:table-cell>
          <table:table-cell office:value-type="float" office:value="0.0134164078649865" calcext:value-type="float">
            <text:p>0.013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13725490195702" calcext:value-type="float">
            <text:p>0.0414</text:p>
          </table:table-cell>
          <table:table-cell office:value-type="float" office:value="0.0174355957741468" calcext:value-type="float">
            <text:p>0.017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372549019607504" calcext:value-type="float">
            <text:p>0.0373</text:p>
          </table:table-cell>
          <table:table-cell office:value-type="float" office:value="0.0119999999999891" calcext:value-type="float">
            <text:p>0.0120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670000000000073" calcext:value-type="float">
            <text:p>0.6700</text:p>
          </table:table-cell>
          <table:table-cell office:value-type="float" office:value="0.319999999999936" calcext:value-type="float">
            <text:p>0.3200</text:p>
          </table:table-cell>
          <table:table-cell office:value-type="float" office:value="0.30980392156864" calcext:value-type="float">
            <text:p>0.3098</text:p>
          </table:table-cell>
          <table:table-cell office:value-type="float" office:value="0.180587928721755" calcext:value-type="float">
            <text:p>0.1806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15" calcext:value-type="float">
            <text:p>15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529999999999973" calcext:value-type="float">
            <text:p>0.5300</text:p>
          </table:table-cell>
          <table:table-cell office:value-type="float" office:value="0.349999999999909" calcext:value-type="float">
            <text:p>0.3500</text:p>
          </table:table-cell>
          <table:table-cell office:value-type="float" office:value="0.319411764705891" calcext:value-type="float">
            <text:p>0.3194</text:p>
          </table:table-cell>
          <table:table-cell office:value-type="float" office:value="0.182148291235454" calcext:value-type="float">
            <text:p>0.182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700000000000045" calcext:value-type="float">
            <text:p>0.7000</text:p>
          </table:table-cell>
          <table:table-cell office:value-type="float" office:value="0.380000000000109" calcext:value-type="float">
            <text:p>0.3800</text:p>
          </table:table-cell>
          <table:table-cell office:value-type="float" office:value="0.342745098039229" calcext:value-type="float">
            <text:p>0.3427</text:p>
          </table:table-cell>
          <table:table-cell office:value-type="float" office:value="0.168653490921503" calcext:value-type="float">
            <text:p>0.168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759999999999991" calcext:value-type="float">
            <text:p>0.7600</text:p>
          </table:table-cell>
          <table:table-cell office:value-type="float" office:value="0.339999999999918" calcext:value-type="float">
            <text:p>0.3400</text:p>
          </table:table-cell>
          <table:table-cell office:value-type="float" office:value="0.306470588235287" calcext:value-type="float">
            <text:p>0.3065</text:p>
          </table:table-cell>
          <table:table-cell office:value-type="float" office:value="0.171207476472251" calcext:value-type="float">
            <text:p>0.1712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776470588234766" calcext:value-type="float">
            <text:p>0.0776</text:p>
          </table:table-cell>
          <table:table-cell office:value-type="float" office:value="0.0414728827066451" calcext:value-type="float">
            <text:p>0.0415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16" calcext:value-type="float">
            <text:p>16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131176470588241" calcext:value-type="float">
            <text:p>0.1312</text:p>
          </table:table-cell>
          <table:table-cell office:value-type="float" office:value="0.0389871773793392" calcext:value-type="float">
            <text:p>0.039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3900000000001" calcext:value-type="float">
            <text:p>0.39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168627450980413" calcext:value-type="float">
            <text:p>0.1686</text:p>
          </table:table-cell>
          <table:table-cell office:value-type="float" office:value="0.0947417542587128" calcext:value-type="float">
            <text:p>0.094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999999999999091" calcext:value-type="float">
            <text:p>0.1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91568627450993" calcext:value-type="float">
            <text:p>0.1916</text:p>
          </table:table-cell>
          <table:table-cell office:value-type="float" office:value="0.0878179936003606" calcext:value-type="float">
            <text:p>0.0878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51960784313743" calcext:value-type="float">
            <text:p>0.1520</text:p>
          </table:table-cell>
          <table:table-cell office:value-type="float" office:value="0.16164157880942" calcext:value-type="float">
            <text:p>0.1616</text:p>
          </table:table-cell>
          <table:table-cell office:value-type="float" office:value="0.392156862745098" calcext:value-type="float">
            <text:p>0.392156862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" calcext:value-type="float">
            <text:p>0.0000</text:p>
          </table:table-cell>
          <table:table-cell office:value-type="float" office:value="0.0123529411764727" calcext:value-type="float">
            <text:p>0.0124</text:p>
          </table:table-cell>
          <table:table-cell office:value-type="float" office:value="0.0514392845984556" calcext:value-type="float">
            <text:p>0.0514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0.619999999999891" calcext:value-type="float">
            <text:p>0.62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31176470588245" calcext:value-type="float">
            <text:p>0.1312</text:p>
          </table:table-cell>
          <table:table-cell office:value-type="float" office:value="0.208206628136568" calcext:value-type="float">
            <text:p>0.2082</text:p>
          </table:table-cell>
          <table:table-cell office:value-type="float" office:value="0.490196078431373" calcext:value-type="float">
            <text:p>0.490196078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000</text:p>
          </table:table-cell>
          <table:table-cell office:value-type="float" office:value="1.20000000000005" calcext:value-type="float">
            <text:p>1.2000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0.1880392156863" calcext:value-type="float">
            <text:p>0.1880</text:p>
          </table:table-cell>
          <table:table-cell office:value-type="float" office:value="0.288503032913028" calcext:value-type="float">
            <text:p>0.2885</text:p>
          </table:table-cell>
          <table:table-cell office:value-type="float" office:value="0.392156862745098" calcext:value-type="float">
            <text:p>0.3921568627</text:p>
          </table:table-cell>
          <table:table-cell table:number-columns-repeated="5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0862745098038431" calcext:value-type="float">
            <text:p>0.0086</text:p>
          </table:table-cell>
          <table:table-cell office:value-type="float" office:value="0.00469041575981916" calcext:value-type="float">
            <text:p>0.0047</text:p>
          </table:table-cell>
          <table:table-cell office:value-type="float" office:value="0.176470588235294" calcext:value-type="float">
            <text:p>0.176470588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12156862745087" calcext:value-type="float">
            <text:p>0.0122</text:p>
          </table:table-cell>
          <table:table-cell office:value-type="float" office:value="0.0169705627484617" calcext:value-type="float">
            <text:p>0.0170</text:p>
          </table:table-cell>
          <table:table-cell office:value-type="float" office:value="0.352941176470588" calcext:value-type="float">
            <text:p>0.352941176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0823529411763957" calcext:value-type="float">
            <text:p>0.0082</text:p>
          </table:table-cell>
          <table:table-cell office:value-type="float" office:value="0.0240416305603208" calcext:value-type="float">
            <text:p>0.0240</text:p>
          </table:table-cell>
          <table:table-cell office:value-type="float" office:value="0.450980392156863" calcext:value-type="float">
            <text:p>0.450980392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68627450979875" calcext:value-type="float">
            <text:p>0.0057</text:p>
          </table:table-cell>
          <table:table-cell office:value-type="float" office:value="0.0097979589711238" calcext:value-type="float">
            <text:p>0.0098</text:p>
          </table:table-cell>
          <table:table-cell office:value-type="float" office:value="0.627450980392157" calcext:value-type="float">
            <text:p>0.6274509804</text:p>
          </table:table-cell>
          <table:table-cell table:number-columns-repeated="5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109803921568528" calcext:value-type="float">
            <text:p>0.0110</text:p>
          </table:table-cell>
          <table:table-cell office:value-type="float" office:value="0.0175499287747683" calcext:value-type="float">
            <text:p>0.0175</text:p>
          </table:table-cell>
          <table:table-cell office:value-type="float" office:value="0.588235294117647" calcext:value-type="float">
            <text:p>0.588235294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154901960784173" calcext:value-type="float">
            <text:p>0.0155</text:p>
          </table:table-cell>
          <table:table-cell office:value-type="float" office:value="0.018867962264096" calcext:value-type="float">
            <text:p>0.0189</text:p>
          </table:table-cell>
          <table:table-cell office:value-type="float" office:value="0.333333333333333" calcext:value-type="float">
            <text:p>0.333333333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table:number-columns-repeated="2" office:value-type="float" office:value="0.0199999999999818" calcext:value-type="float">
            <text:p>0.0200</text:p>
          </table:table-cell>
          <table:table-cell office:value-type="float" office:value="0.0156843871413439" calcext:value-type="float">
            <text:p>0.0157</text:p>
          </table:table-cell>
          <table:table-cell office:value-type="float" office:value="0.215686274509804" calcext:value-type="float">
            <text:p>0.215686274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.00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52941176470358" calcext:value-type="float">
            <text:p>0.0253</text:p>
          </table:table-cell>
          <table:table-cell office:value-type="float" office:value="0.0118321595661885" calcext:value-type="float">
            <text:p>0.0118</text:p>
          </table:table-cell>
          <table:table-cell office:value-type="float" office:value="0.0196078431372549" calcext:value-type="float">
            <text:p>0.0196078431</text:p>
          </table:table-cell>
          <table:table-cell table:number-columns-repeated="5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" calcext:value-type="float">
            <text:p>0.0000</text:p>
          </table:table-cell>
          <table:table-cell office:value-type="float" office:value="0.00352941176470267" calcext:value-type="float">
            <text:p>0.0035</text:p>
          </table:table-cell>
          <table:table-cell office:value-type="float" office:value="0.00799999999999272" calcext:value-type="float">
            <text:p>0.0080</text:p>
          </table:table-cell>
          <table:table-cell office:value-type="float" office:value="0.725490196078431" calcext:value-type="float">
            <text:p>0.725490196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313725490195793" calcext:value-type="float">
            <text:p>0.0031</text:p>
          </table:table-cell>
          <table:table-cell office:value-type="float" office:value="0.00692820323026921" calcext:value-type="float">
            <text:p>0.0069</text:p>
          </table:table-cell>
          <table:table-cell office:value-type="float" office:value="0.745098039215686" calcext:value-type="float">
            <text:p>0.745098039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35294117646845" calcext:value-type="float">
            <text:p>0.0024</text:p>
          </table:table-cell>
          <table:table-cell office:value-type="float" office:value="0.00663324958070477" calcext:value-type="float">
            <text:p>0.0066</text:p>
          </table:table-cell>
          <table:table-cell office:value-type="float" office:value="0.843137254901961" calcext:value-type="float">
            <text:p>0.8431372549</text:p>
          </table:table-cell>
          <table:table-cell table:number-columns-repeated="5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20000000000164" calcext:value-type="float">
            <text:p>0.3200</text:p>
          </table:table-cell>
          <table:table-cell office:value-type="float" office:value="0" calcext:value-type="float">
            <text:p>0.0000</text:p>
          </table:table-cell>
          <table:table-cell office:value-type="float" office:value="0.019215686274528" calcext:value-type="float">
            <text:p>0.0192</text:p>
          </table:table-cell>
          <table:table-cell office:value-type="float" office:value="0.0768114574786932" calcext:value-type="float">
            <text:p>0.0768</text:p>
          </table:table-cell>
          <table:table-cell office:value-type="float" office:value="0.862745098039216" calcext:value-type="float">
            <text:p>0.86274509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309999999999945" calcext:value-type="float">
            <text:p>0.3100</text:p>
          </table:table-cell>
          <table:table-cell office:value-type="float" office:value="0" calcext:value-type="float">
            <text:p>0.0000</text:p>
          </table:table-cell>
          <table:table-cell office:value-type="float" office:value="0.0125490196078496" calcext:value-type="float">
            <text:p>0.0125</text:p>
          </table:table-cell>
          <table:table-cell office:value-type="float" office:value="0.0620322496770738" calcext:value-type="float">
            <text:p>0.0620</text:p>
          </table:table-cell>
          <table:table-cell office:value-type="float" office:value="0.92156862745098" calcext:value-type="float">
            <text:p>0.921568627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56862745101463" calcext:value-type="float">
            <text:p>0.0016</text:p>
          </table:table-cell>
          <table:table-cell office:value-type="float" office:value="0.00400000000008731" calcext:value-type="float">
            <text:p>0.0040</text:p>
          </table:table-cell>
          <table:table-cell office:value-type="float" office:value="0.843137254901961" calcext:value-type="float">
            <text:p>0.843137254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56862745100572" calcext:value-type="float">
            <text:p>0.0016</text:p>
          </table:table-cell>
          <table:table-cell office:value-type="float" office:value="0.00447213595505652" calcext:value-type="float">
            <text:p>0.0045</text:p>
          </table:table-cell>
          <table:table-cell office:value-type="float" office:value="0.862745098039216" calcext:value-type="float">
            <text:p>0.862745098</text:p>
          </table:table-cell>
          <table:table-cell table:number-columns-repeated="5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" calcext:value-type="float">
            <text:p>0.0000</text:p>
          </table:table-cell>
          <table:table-cell office:value-type="float" office:value="0.00705882352945884" calcext:value-type="float">
            <text:p>0.0071</text:p>
          </table:table-cell>
          <table:table-cell office:value-type="float" office:value="0.0353270434652406" calcext:value-type="float">
            <text:p>0.0353</text:p>
          </table:table-cell>
          <table:table-cell office:value-type="float" office:value="0.647058823529412" calcext:value-type="float">
            <text:p>0.647058823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09803921573514" calcext:value-type="float">
            <text:p>0.0051</text:p>
          </table:table-cell>
          <table:table-cell office:value-type="float" office:value="0.0169705627484349" calcext:value-type="float">
            <text:p>0.0170</text:p>
          </table:table-cell>
          <table:table-cell office:value-type="float" office:value="0.647058823529412" calcext:value-type="float">
            <text:p>0.647058823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135294117647783" calcext:value-type="float">
            <text:p>0.0135</text:p>
          </table:table-cell>
          <table:table-cell office:value-type="float" office:value="0.0195959179422615" calcext:value-type="float">
            <text:p>0.0196</text:p>
          </table:table-cell>
          <table:table-cell office:value-type="float" office:value="0.490196078431373" calcext:value-type="float">
            <text:p>0.490196078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0.0115686274510367" calcext:value-type="float">
            <text:p>0.0116</text:p>
          </table:table-cell>
          <table:table-cell office:value-type="float" office:value="0.018920887928376" calcext:value-type="float">
            <text:p>0.0189</text:p>
          </table:table-cell>
          <table:table-cell office:value-type="float" office:value="0.490196078431373" calcext:value-type="float">
            <text:p>0.4901960784</text:p>
          </table:table-cell>
          <table:table-cell table:number-columns-repeated="5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88.2492156862746" calcext:value-type="float">
            <text:p>88.2492</text:p>
          </table:table-cell>
          <table:table-cell office:value-type="float" office:value="34.6398671764197" calcext:value-type="float">
            <text:p>34.6399</text:p>
          </table:table-cell>
          <table:table-cell office:value-type="float" office:value="0.0980392156862745" calcext:value-type="float">
            <text:p>0.098039215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100" calcext:value-type="float">
            <text:p>100.0000</text:p>
          </table:table-cell>
          <table:table-cell office:value-type="float" office:value="78.4313725490196" calcext:value-type="float">
            <text:p>78.4314</text:p>
          </table:table-cell>
          <table:table-cell office:value-type="float" office:value="89.4427190999916" calcext:value-type="float">
            <text:p>89.4427</text:p>
          </table:table-cell>
          <table:table-cell office:value-type="float" office:value="0.215686274509804" calcext:value-type="float">
            <text:p>0.215686274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49.0196078431373" calcext:value-type="float">
            <text:p>49.0196</text:p>
          </table:table-cell>
          <table:table-cell office:value-type="float" office:value="70.7106781186548" calcext:value-type="float">
            <text:p>70.7107</text:p>
          </table:table-cell>
          <table:table-cell office:value-type="float" office:value="0.509803921568627" calcext:value-type="float">
            <text:p>0.509803921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37.2549019607843" calcext:value-type="float">
            <text:p>37.2549</text:p>
          </table:table-cell>
          <table:table-cell office:value-type="float" office:value="80" calcext:value-type="float">
            <text:p>80.0000</text:p>
          </table:table-cell>
          <table:table-cell office:value-type="float" office:value="0.627450980392157" calcext:value-type="float">
            <text:p>0.6274509804</text:p>
          </table:table-cell>
          <table:table-cell table:number-columns-repeated="5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679999999999836" calcext:value-type="float">
            <text:p>0.6800</text:p>
          </table:table-cell>
          <table:table-cell office:value-type="float" office:value="0.730000000000018" calcext:value-type="float">
            <text:p>0.7300</text:p>
          </table:table-cell>
          <table:table-cell office:value-type="float" office:value="0.7199999999998" calcext:value-type="float">
            <text:p>0.7200</text:p>
          </table:table-cell>
          <table:table-cell office:value-type="float" office:value="0.720588235293966" calcext:value-type="float">
            <text:p>0.7206</text:p>
          </table:table-cell>
          <table:table-cell office:value-type="float" office:value="0.00927361849554121" calcext:value-type="float">
            <text:p>0.009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0.690000000000055" calcext:value-type="float">
            <text:p>0.6900</text:p>
          </table:table-cell>
          <table:table-cell office:value-type="float" office:value="0" calcext:value-type="float">
            <text:p>0.0000</text:p>
          </table:table-cell>
          <table:table-cell office:value-type="float" office:value="0.0405882352941209" calcext:value-type="float">
            <text:p>0.0406</text:p>
          </table:table-cell>
          <table:table-cell office:value-type="float" office:value="0.169014792252053" calcext:value-type="float">
            <text:p>0.1690</text:p>
          </table:table-cell>
          <table:table-cell office:value-type="float" office:value="0.941176470588235" calcext:value-type="float">
            <text:p>0.9411764706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0.789999999999964" calcext:value-type="float">
            <text:p>0.7900</text:p>
          </table:table-cell>
          <table:table-cell office:value-type="float" office:value="0" calcext:value-type="float">
            <text:p>0.0000</text:p>
          </table:table-cell>
          <table:table-cell office:value-type="float" office:value="0.140392156862733" calcext:value-type="float">
            <text:p>0.1404</text:p>
          </table:table-cell>
          <table:table-cell office:value-type="float" office:value="0.320668052665029" calcext:value-type="float">
            <text:p>0.3207</text:p>
          </table:table-cell>
          <table:table-cell office:value-type="float" office:value="0.803921568627451" calcext:value-type="float">
            <text:p>0.8039215686</text:p>
          </table:table-cell>
          <table:table-cell table:number-columns-repeated="5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.0000</text:p>
          </table:table-cell>
          <table:table-cell office:value-type="float" office:value="108.44" calcext:value-type="float">
            <text:p>108.44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475294117647" calcext:value-type="float">
            <text:p>100.4753</text:p>
          </table:table-cell>
          <table:table-cell office:value-type="float" office:value="1.98311270481536" calcext:value-type="float">
            <text:p>1.9831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2.1399999999999" calcext:value-type="float">
            <text:p>32.1400</text:p>
          </table:table-cell>
          <table:table-cell office:value-type="float" office:value="100.09" calcext:value-type="float">
            <text:p>100.0900</text:p>
          </table:table-cell>
          <table:table-cell office:value-type="float" office:value="100.04" calcext:value-type="float">
            <text:p>100.0400</text:p>
          </table:table-cell>
          <table:table-cell office:value-type="float" office:value="82.2219607843138" calcext:value-type="float">
            <text:p>82.2220</text:p>
          </table:table-cell>
          <table:table-cell office:value-type="float" office:value="30.3412570603131" calcext:value-type="float">
            <text:p>30.341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0.5300000000002" calcext:value-type="float">
            <text:p>30.5300</text:p>
          </table:table-cell>
          <table:table-cell office:value-type="float" office:value="100.11" calcext:value-type="float">
            <text:p>100.1100</text:p>
          </table:table-cell>
          <table:table-cell office:value-type="float" office:value="87.6300000000001" calcext:value-type="float">
            <text:p>87.6300</text:p>
          </table:table-cell>
          <table:table-cell office:value-type="float" office:value="78.5903921568628" calcext:value-type="float">
            <text:p>78.5904</text:p>
          </table:table-cell>
          <table:table-cell office:value-type="float" office:value="33.3622628728929" calcext:value-type="float">
            <text:p>33.362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3.25" calcext:value-type="float">
            <text:p>13.2500</text:p>
          </table:table-cell>
          <table:table-cell office:value-type="float" office:value="100.09" calcext:value-type="float">
            <text:p>100.0900</text:p>
          </table:table-cell>
          <table:table-cell office:value-type="float" office:value="89.02" calcext:value-type="float">
            <text:p>89.0200</text:p>
          </table:table-cell>
          <table:table-cell office:value-type="float" office:value="79.1272549019608" calcext:value-type="float">
            <text:p>79.1273</text:p>
          </table:table-cell>
          <table:table-cell office:value-type="float" office:value="31.5456573556487" calcext:value-type="float">
            <text:p>31.545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.7199999999998" calcext:value-type="float">
            <text:p>1.7200</text:p>
          </table:table-cell>
          <table:table-cell office:value-type="float" office:value="100.09" calcext:value-type="float">
            <text:p>100.0900</text:p>
          </table:table-cell>
          <table:table-cell office:value-type="float" office:value="96.8200000000002" calcext:value-type="float">
            <text:p>96.8200</text:p>
          </table:table-cell>
          <table:table-cell office:value-type="float" office:value="79.7192156862746" calcext:value-type="float">
            <text:p>79.7192</text:p>
          </table:table-cell>
          <table:table-cell office:value-type="float" office:value="34.3682847695373" calcext:value-type="float">
            <text:p>34.3683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1.32000000000016" calcext:value-type="float">
            <text:p>1.3200</text:p>
          </table:table-cell>
          <table:table-cell office:value-type="float" office:value="0.75" calcext:value-type="float">
            <text:p>0.7500</text:p>
          </table:table-cell>
          <table:table-cell office:value-type="float" office:value="0.794313725490227" calcext:value-type="float">
            <text:p>0.7943</text:p>
          </table:table-cell>
          <table:table-cell office:value-type="float" office:value="0.33323565235433" calcext:value-type="float">
            <text:p>0.333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" calcext:value-type="float">
            <text:p>0.5000</text:p>
          </table:table-cell>
          <table:table-cell office:value-type="float" office:value="1.63000000000011" calcext:value-type="float">
            <text:p>1.6300</text:p>
          </table:table-cell>
          <table:table-cell office:value-type="float" office:value="1.11000000000013" calcext:value-type="float">
            <text:p>1.1100</text:p>
          </table:table-cell>
          <table:table-cell office:value-type="float" office:value="1.05098039215684" calcext:value-type="float">
            <text:p>1.0510</text:p>
          </table:table-cell>
          <table:table-cell office:value-type="float" office:value="0.264786706614951" calcext:value-type="float">
            <text:p>0.264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59999999999945" calcext:value-type="float">
            <text:p>0.5600</text:p>
          </table:table-cell>
          <table:table-cell office:value-type="float" office:value="1.69000000000005" calcext:value-type="float">
            <text:p>1.6900</text:p>
          </table:table-cell>
          <table:table-cell office:value-type="float" office:value="1.07999999999993" calcext:value-type="float">
            <text:p>1.0800</text:p>
          </table:table-cell>
          <table:table-cell office:value-type="float" office:value="1.08098039215687" calcext:value-type="float">
            <text:p>1.0810</text:p>
          </table:table-cell>
          <table:table-cell office:value-type="float" office:value="0.251308575261595" calcext:value-type="float">
            <text:p>0.251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570000000000164" calcext:value-type="float">
            <text:p>0.5700</text:p>
          </table:table-cell>
          <table:table-cell office:value-type="float" office:value="1.76999999999998" calcext:value-type="float">
            <text:p>1.7700</text:p>
          </table:table-cell>
          <table:table-cell office:value-type="float" office:value="1.17000000000007" calcext:value-type="float">
            <text:p>1.1700</text:p>
          </table:table-cell>
          <table:table-cell office:value-type="float" office:value="1.14901960784314" calcext:value-type="float">
            <text:p>1.1490</text:p>
          </table:table-cell>
          <table:table-cell office:value-type="float" office:value="0.355071823720256" calcext:value-type="float">
            <text:p>0.3551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15.9" calcext:value-type="float">
            <text:p>315.9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354.434509803922" calcext:value-type="float">
            <text:p>354.4345</text:p>
          </table:table-cell>
          <table:table-cell office:value-type="float" office:value="8.82596408331689" calcext:value-type="float">
            <text:p>8.826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334.601176470588" calcext:value-type="float">
            <text:p>334.6012</text:p>
          </table:table-cell>
          <table:table-cell office:value-type="float" office:value="87.4965714642579" calcext:value-type="float">
            <text:p>87.4966</text:p>
          </table:table-cell>
          <table:table-cell office:value-type="float" office:value="0.0588235294117647" calcext:value-type="float">
            <text:p>0.058823529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356.83" calcext:value-type="float">
            <text:p>356.8300</text:p>
          </table:table-cell>
          <table:table-cell office:value-type="float" office:value="286.367058823529" calcext:value-type="float">
            <text:p>286.3671</text:p>
          </table:table-cell>
          <table:table-cell office:value-type="float" office:value="159.598215798298" calcext:value-type="float">
            <text:p>159.5982</text:p>
          </table:table-cell>
          <table:table-cell office:value-type="float" office:value="0.196078431372549" calcext:value-type="float">
            <text:p>0.196078431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0" calcext:value-type="float">
            <text:p>0.0000</text:p>
          </table:table-cell>
          <table:table-cell office:value-type="float" office:value="160.774901960784" calcext:value-type="float">
            <text:p>160.7749</text:p>
          </table:table-cell>
          <table:table-cell office:value-type="float" office:value="267.029267088834" calcext:value-type="float">
            <text:p>267.0293</text:p>
          </table:table-cell>
          <table:table-cell office:value-type="float" office:value="0.549019607843137" calcext:value-type="float">
            <text:p>0.5490196078</text:p>
          </table:table-cell>
          <table:table-cell table:number-columns-repeated="5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4" calcext:value-type="float">
            <text:p>100.0400</text:p>
          </table:table-cell>
          <table:table-cell office:value-type="float" office:value="100.02" calcext:value-type="float">
            <text:p>100.0200</text:p>
          </table:table-cell>
          <table:table-cell office:value-type="float" office:value="100.019803921569" calcext:value-type="float">
            <text:p>100.0198</text:p>
          </table:table-cell>
          <table:table-cell office:value-type="float" office:value="0.00836660026530597" calcext:value-type="float">
            <text:p>0.008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" calcext:value-type="float">
            <text:p>100.0000</text:p>
          </table:table-cell>
          <table:table-cell office:value-type="float" office:value="100.001176470588" calcext:value-type="float">
            <text:p>100.0012</text:p>
          </table:table-cell>
          <table:table-cell office:value-type="float" office:value="0.00346410161521337" calcext:value-type="float">
            <text:p>0.003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52" calcext:value-type="float">
            <text:p>184.52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89215686275" calcext:value-type="float">
            <text:p>184.3892</text:p>
          </table:table-cell>
          <table:table-cell office:value-type="float" office:value="0.0364417343165565" calcext:value-type="float">
            <text:p>0.036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71" calcext:value-type="float">
            <text:p>184.7100</text:p>
          </table:table-cell>
          <table:table-cell office:value-type="float" office:value="184.43" calcext:value-type="float">
            <text:p>184.4300</text:p>
          </table:table-cell>
          <table:table-cell office:value-type="float" office:value="184.44" calcext:value-type="float">
            <text:p>184.4400</text:p>
          </table:table-cell>
          <table:table-cell office:value-type="float" office:value="0.0866371744691823" calcext:value-type="float">
            <text:p>0.086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75" calcext:value-type="float">
            <text:p>184.7500</text:p>
          </table:table-cell>
          <table:table-cell office:value-type="float" office:value="184.43" calcext:value-type="float">
            <text:p>184.4300</text:p>
          </table:table-cell>
          <table:table-cell office:value-type="float" office:value="184.462941176471" calcext:value-type="float">
            <text:p>184.4629</text:p>
          </table:table-cell>
          <table:table-cell office:value-type="float" office:value="0.0959479025304978" calcext:value-type="float">
            <text:p>0.095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98.41" calcext:value-type="float">
            <text:p>198.4100</text:p>
          </table:table-cell>
          <table:table-cell office:value-type="float" office:value="184.49" calcext:value-type="float">
            <text:p>184.4900</text:p>
          </table:table-cell>
          <table:table-cell office:value-type="float" office:value="188.994117647059" calcext:value-type="float">
            <text:p>188.9941</text:p>
          </table:table-cell>
          <table:table-cell office:value-type="float" office:value="7.43344765233467" calcext:value-type="float">
            <text:p>7.4334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/>
          <table:table-cell table:style-name="Default" table:formula="of:=AVERAGE([.B107:.B136])" office:value-type="float" office:value="24.4446666666667" calcext:value-type="float">
            <text:p>24.4446666667</text:p>
          </table:table-cell>
          <table:table-cell table:style-name="Default" table:formula="of:=AVERAGE([.C107:.C136])" office:value-type="float" office:value="32.4328" calcext:value-type="float">
            <text:p>32.4328</text:p>
          </table:table-cell>
          <table:table-cell table:style-name="Default" table:formula="of:=AVERAGE([.D107:.D136])" office:value-type="float" office:value="31.4588333333333" calcext:value-type="float">
            <text:p>31.4588333333</text:p>
          </table:table-cell>
          <table:table-cell table:style-name="Default" table:formula="of:=AVERAGE([.E107:.E136])" office:value-type="float" office:value="30.5335934640523" calcext:value-type="float">
            <text:p>30.5335934641</text:p>
          </table:table-cell>
          <table:table-cell table:style-name="Default" table:formula="of:=AVERAGE([.F107:.F136])" office:value-type="float" office:value="2.82274055149601" calcext:value-type="float">
            <text:p>2.8227405515</text:p>
          </table:table-cell>
          <table:table-cell table:style-name="Default" table:formula="of:=AVERAGE([.G107:.G136])" office:value-type="float" office:value="0.411111111111111" calcext:value-type="float">
            <text:p>0.4111111111</text:p>
          </table:table-cell>
          <table:table-cell table:style-name="Default"/>
          <table:table-cell table:style-name="Default" table:formula="of:=AVERAGE([.I107:.I136])" office:value-type="float" office:value="13.8567333333333" calcext:value-type="float">
            <text:p>13.8567333333</text:p>
          </table:table-cell>
          <table:table-cell table:style-name="Default" table:formula="of:=AVERAGE([.J107:.J136])" office:value-type="float" office:value="32.5955666666667" calcext:value-type="float">
            <text:p>32.5955666667</text:p>
          </table:table-cell>
          <table:table-cell table:style-name="Default" table:formula="of:=AVERAGE([.K107:.K136])" office:value-type="float" office:value="31.1387" calcext:value-type="float">
            <text:p>31.1387</text:p>
          </table:table-cell>
          <table:table-cell table:style-name="Default" table:formula="of:=AVERAGE([.L107:.L136])" office:value-type="float" office:value="29.6282529411765" calcext:value-type="float">
            <text:p>29.6282529412</text:p>
          </table:table-cell>
          <table:table-cell table:style-name="Default" table:formula="of:=AVERAGE([.M107:.M136])" office:value-type="float" office:value="7.60317606993912" calcext:value-type="float">
            <text:p>7.6031760699</text:p>
          </table:table-cell>
          <table:table-cell table:style-name="Default" table:formula="of:=AVERAGE([.N107:.N136])" office:value-type="float" office:value="0.47516339869281" calcext:value-type="float">
            <text:p>0.4751633987</text:p>
          </table:table-cell>
          <table:table-cell table:style-name="Default"/>
          <table:table-cell table:style-name="Default" table:formula="of:=AVERAGE([.P107:.P136])" office:value-type="float" office:value="13.2803333333333" calcext:value-type="float">
            <text:p>13.2803333333</text:p>
          </table:table-cell>
          <table:table-cell table:style-name="Default" table:formula="of:=AVERAGE([.Q107:.Q136])" office:value-type="float" office:value="32.8063333333333" calcext:value-type="float">
            <text:p>32.8063333333</text:p>
          </table:table-cell>
          <table:table-cell table:style-name="Default" table:formula="of:=AVERAGE([.R107:.R136])" office:value-type="float" office:value="28.6405" calcext:value-type="float">
            <text:p>28.6405</text:p>
          </table:table-cell>
          <table:table-cell table:style-name="Default" table:formula="of:=AVERAGE([.S107:.S136])" office:value-type="float" office:value="27.4917941176471" calcext:value-type="float">
            <text:p>27.4917941176</text:p>
          </table:table-cell>
          <table:table-cell table:style-name="Default" table:formula="of:=AVERAGE([.T107:.T136])" office:value-type="float" office:value="9.22294384202118" calcext:value-type="float">
            <text:p>9.222943842</text:p>
          </table:table-cell>
          <table:table-cell table:style-name="Default" table:formula="of:=AVERAGE([.U107:.U136])" office:value-type="float" office:value="0.460130718954248" calcext:value-type="float">
            <text:p>0.460130719</text:p>
          </table:table-cell>
          <table:table-cell table:style-name="Default"/>
          <table:table-cell table:style-name="Default" table:formula="of:=AVERAGE([.W107:.W136])" office:value-type="float" office:value="12.897" calcext:value-type="float">
            <text:p>12.897</text:p>
          </table:table-cell>
          <table:table-cell table:style-name="Default" table:formula="of:=AVERAGE([.X107:.X136])" office:value-type="float" office:value="33.8055333333333" calcext:value-type="float">
            <text:p>33.8055333333</text:p>
          </table:table-cell>
          <table:table-cell table:style-name="Default" table:formula="of:=AVERAGE([.Y107:.Y136])" office:value-type="float" office:value="17.0446333333333" calcext:value-type="float">
            <text:p>17.0446333333</text:p>
          </table:table-cell>
          <table:table-cell table:style-name="Default" table:formula="of:=AVERAGE([.Z107:.Z136])" office:value-type="float" office:value="23.0827470588235" calcext:value-type="float">
            <text:p>23.0827470588</text:p>
          </table:table-cell>
          <table:table-cell table:style-name="Default" table:formula="of:=AVERAGE([.AA107:.AA136])" office:value-type="float" office:value="13.9091065916159" calcext:value-type="float">
            <text:p>13.9091065916</text:p>
          </table:table-cell>
          <table:table-cell table:style-name="Default" table:formula="of:=AVERAGE([.AB107:.AB136])" office:value-type="float" office:value="0.456862745098039" calcext:value-type="float">
            <text:p>0.4568627451</text:p>
          </table:table-cell>
          <table:table-cell table:number-columns-repeated="56"/>
        </table:table-row>
        <table:table-row table:style-name="ro1">
          <table:table-cell table:style-name="ce3"/>
          <table:table-cell table:style-name="ce9" table:number-columns-repeated="5"/>
          <table:table-cell table:style-name="ce13"/>
          <table:table-cell table:style-name="ce3"/>
          <table:table-cell table:style-name="ce9" table:number-columns-repeated="5"/>
          <table:table-cell table:style-name="ce13"/>
          <table:table-cell table:style-name="ce3"/>
          <table:table-cell table:style-name="ce9" table:number-columns-repeated="5"/>
          <table:table-cell table:style-name="ce13"/>
          <table:table-cell table:style-name="ce3"/>
          <table:table-cell table:style-name="ce9" table:number-columns-repeated="5"/>
          <table:table-cell table:style-name="ce13"/>
          <table:table-cell table:number-columns-repeated="56"/>
        </table:table-row>
        <table:table-row table:style-name="ro1" table:number-rows-repeated="7">
          <table:table-cell table:style-name="Default" table:number-columns-repeated="28"/>
          <table:table-cell table:number-columns-repeated="56"/>
        </table:table-row>
        <table:table-row table:style-name="ro1">
          <table:table-cell table:style-name="ce1" office:value-type="string" calcext:value-type="string" table:number-columns-spanned="6" table:number-rows-spanned="1">
            <text:p>Distance factor = 0.0, population=250</text:p>
          </table:table-cell>
          <table:covered-table-cell table:number-columns-repeated="5" table:style-name="ce6"/>
          <table:table-cell table:style-name="ce11"/>
          <table:table-cell table:style-name="ce1" office:value-type="string" calcext:value-type="string" table:number-columns-spanned="6" table:number-rows-spanned="1">
            <text:p>Distance factor = 0.1, population=250</text:p>
          </table:table-cell>
          <table:covered-table-cell table:number-columns-repeated="5" table:style-name="ce6"/>
          <table:table-cell table:style-name="ce11"/>
          <table:table-cell table:style-name="ce5" office:value-type="string" calcext:value-type="string" table:number-columns-spanned="6" table:number-rows-spanned="1">
            <text:p>Distance factor = 0.2, population=2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Distance factor = 0.3, population=250</text:p>
          </table:table-cell>
          <table:covered-table-cell table:number-columns-repeated="5" table:style-name="Default"/>
          <table:table-cell/>
          <table:table-cell table:style-name="ce5" office:value-type="string" calcext:value-type="string" table:number-columns-spanned="6" table:number-rows-spanned="1">
            <text:p>Distance factor = 0.4, population=250</text:p>
          </table:table-cell>
          <table:covered-table-cell table:number-columns-repeated="5"/>
          <table:table-cell table:style-name="ce12"/>
          <table:table-cell table:style-name="ce5" office:value-type="string" calcext:value-type="string" table:number-columns-spanned="6" table:number-rows-spanned="1">
            <text:p>Distance factor = 0.5, population=250</text:p>
          </table:table-cell>
          <table:covered-table-cell table:number-columns-repeated="5"/>
          <table:table-cell table:style-name="ce12"/>
          <table:table-cell table:style-name="ce5" office:value-type="string" calcext:value-type="string" table:number-columns-spanned="6" table:number-rows-spanned="1">
            <text:p>Distance factor = 0.6, population=250</text:p>
          </table:table-cell>
          <table:covered-table-cell table:number-columns-repeated="5"/>
          <table:table-cell table:style-name="ce12"/>
          <table:table-cell table:style-name="ce5" office:value-type="string" calcext:value-type="string" table:number-columns-spanned="6" table:number-rows-spanned="1">
            <text:p>Distance factor = 0.7, population=250</text:p>
          </table:table-cell>
          <table:covered-table-cell table:number-columns-repeated="5"/>
          <table:table-cell table:style-name="ce12"/>
          <table:table-cell table:style-name="ce1" office:value-type="string" calcext:value-type="string" table:number-columns-spanned="6" table:number-rows-spanned="1">
            <text:p>Distance factor = 0.8, population=250</text:p>
          </table:table-cell>
          <table:covered-table-cell table:number-columns-repeated="5" table:style-name="ce6"/>
          <table:table-cell table:style-name="ce11"/>
          <table:table-cell table:style-name="ce1" office:value-type="string" calcext:value-type="string" table:number-columns-spanned="6" table:number-rows-spanned="1">
            <text:p>Distance factor = 0.9, population=250</text:p>
          </table:table-cell>
          <table:covered-table-cell table:number-columns-repeated="5" table:style-name="ce6"/>
          <table:table-cell table:style-name="ce11"/>
          <table:table-cell table:style-name="ce1" office:value-type="string" calcext:value-type="string" table:number-columns-spanned="6" table:number-rows-spanned="1">
            <text:p>Distance factor = 1.0, population=250</text:p>
          </table:table-cell>
          <table:covered-table-cell table:number-columns-repeated="5" table:style-name="ce6"/>
          <table:table-cell table:style-name="ce11"/>
          <table:table-cell table:style-name="ce1" office:value-type="string" calcext:value-type="string" table:number-columns-spanned="6" table:number-rows-spanned="1">
            <text:p>Distance factor = 1.1, population=250</text:p>
          </table:table-cell>
          <table:covered-table-cell table:number-columns-repeated="5" table:style-name="ce6"/>
          <table:table-cell table:style-name="ce11"/>
        </table:table-row>
        <table:table-row table:style-name="ro1"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office:value-type="string" calcext:value-type="string">
            <text:p>Succ. Ratio</text:p>
          </table:table-cell>
          <table:table-cell table:style-name="ce2"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table:style-name="ce2"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table:style-name="ce2"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table:style-name="ce2"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table:style-name="ce2"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table:style-name="ce2"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table:style-name="ce2"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  <table:table-cell table:style-name="ce2" office:value-type="string" calcext:value-type="string">
            <text:p>Función</text:p>
          </table:table-cell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Max</text:p>
          </table:table-cell>
          <table:table-cell table:style-name="ce7" office:value-type="string" calcext:value-type="string">
            <text:p>Mediana</text:p>
          </table:table-cell>
          <table:table-cell table:style-name="ce7" office:value-type="string" calcext:value-type="string">
            <text:p>Media</text:p>
          </table:table-cell>
          <table:table-cell table:style-name="ce7" office:value-type="string" calcext:value-type="string">
            <text:p>Std</text:p>
          </table:table-cell>
          <table:table-cell table:style-name="ce12" office:value-type="string" calcext:value-type="string">
            <text:p>Succ. Rati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</text:p>
          </table:table-cell>
          <table:table-cell office:value-type="float" office:value="6706.38" calcext:value-type="float">
            <text:p>6706.3800</text:p>
          </table:table-cell>
          <table:table-cell office:value-type="float" office:value="22.838" calcext:value-type="float">
            <text:p>22.8380</text:p>
          </table:table-cell>
          <table:table-cell office:value-type="float" office:value="642.387509803922" calcext:value-type="float">
            <text:p>642.3875</text:p>
          </table:table-cell>
          <table:table-cell office:value-type="float" office:value="1598.28267934128" calcext:value-type="float">
            <text:p>1598.2827</text:p>
          </table:table-cell>
          <table:table-cell office:value-type="float" office:value="0.274509803921569" calcext:value-type="float">
            <text:p>0.2745098039</text:p>
          </table:table-cell>
          <table:table-cell office:value-type="string" calcext:value-type="string">
            <text:p>Función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199999999999534" calcext:value-type="float">
            <text:p>0.002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0392156862744184" calcext:value-type="float">
            <text:p>0.0000</text:p>
          </table:table-cell>
          <table:table-cell table:style-name="ce10" office:value-type="float" office:value="0.00028284271247396" calcext:value-type="float">
            <text:p>0.0003</text:p>
          </table:table-cell>
          <table:table-cell table:style-name="ce12" office:value-type="float" office:value="0.980392156862745" calcext:value-type="float">
            <text:p>0.980392156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199999999999534" calcext:value-type="float">
            <text:p>0.002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0392156862744184" calcext:value-type="float">
            <text:p>0.0000</text:p>
          </table:table-cell>
          <table:table-cell table:style-name="ce10" office:value-type="float" office:value="0.00028284271247396" calcext:value-type="float">
            <text:p>0.0003</text:p>
          </table:table-cell>
          <table:table-cell table:style-name="ce12" office:value-type="float" office:value="0.980392156862745" calcext:value-type="float">
            <text:p>0.98039215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.0000</text:p>
          </table:table-cell>
          <table:table-cell office:value-type="float" office:value="7277.68" calcext:value-type="float">
            <text:p>7277.6800</text:p>
          </table:table-cell>
          <table:table-cell office:value-type="float" office:value="94.488" calcext:value-type="float">
            <text:p>94.4880</text:p>
          </table:table-cell>
          <table:table-cell office:value-type="float" office:value="844.375470588235" calcext:value-type="float">
            <text:p>844.3755</text:p>
          </table:table-cell>
          <table:table-cell office:value-type="float" office:value="1629.42050919001" calcext:value-type="float">
            <text:p>1629.4205</text:p>
          </table:table-cell>
          <table:table-cell office:value-type="float" office:value="0.176470588235294" calcext:value-type="float">
            <text:p>0.1764705882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.0000</text:p>
          </table:table-cell>
          <table:table-cell office:value-type="float" office:value="31.546" calcext:value-type="float">
            <text:p>31.5460</text:p>
          </table:table-cell>
          <table:table-cell office:value-type="float" office:value="0.0369999999999777" calcext:value-type="float">
            <text:p>0.0370</text:p>
          </table:table-cell>
          <table:table-cell office:value-type="float" office:value="1.98690196078431" calcext:value-type="float">
            <text:p>1.9869</text:p>
          </table:table-cell>
          <table:table-cell office:value-type="float" office:value="5.61685634140664" calcext:value-type="float">
            <text:p>5.6169</text:p>
          </table:table-cell>
          <table:table-cell office:value-type="float" office:value="0.274509803921569" calcext:value-type="float">
            <text:p>0.2745098039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.0000</text:p>
          </table:table-cell>
          <table:table-cell office:value-type="float" office:value="35.523" calcext:value-type="float">
            <text:p>35.5230</text:p>
          </table:table-cell>
          <table:table-cell office:value-type="float" office:value="4.33499999999998" calcext:value-type="float">
            <text:p>4.3350</text:p>
          </table:table-cell>
          <table:table-cell office:value-type="float" office:value="17.1790980392157" calcext:value-type="float">
            <text:p>17.1791</text:p>
          </table:table-cell>
          <table:table-cell office:value-type="float" office:value="24.2133431553761" calcext:value-type="float">
            <text:p>24.2133</text:p>
          </table:table-cell>
          <table:table-cell office:value-type="float" office:value="0.313725490196078" calcext:value-type="float">
            <text:p>0.3137254902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.04" calcext:value-type="float">
            <text:p>20.0400</text:p>
          </table:table-cell>
          <table:table-cell office:value-type="float" office:value="20.494" calcext:value-type="float">
            <text:p>20.4940</text:p>
          </table:table-cell>
          <table:table-cell office:value-type="float" office:value="20.207" calcext:value-type="float">
            <text:p>20.2070</text:p>
          </table:table-cell>
          <table:table-cell office:value-type="float" office:value="20.2125294117647" calcext:value-type="float">
            <text:p>20.2125</text:p>
          </table:table-cell>
          <table:table-cell office:value-type="float" office:value="0.132398867064602" calcext:value-type="float">
            <text:p>0.132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9.8819999999999" calcext:value-type="float">
            <text:p>19.882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77356862745098" calcext:value-type="float">
            <text:p>0.7736</text:p>
          </table:table-cell>
          <table:table-cell table:style-name="ce10" office:value-type="float" office:value="3.94532336824246" calcext:value-type="float">
            <text:p>3.9453</text:p>
          </table:table-cell>
          <table:table-cell table:style-name="ce12" office:value-type="float" office:value="0.96078431372549" calcext:value-type="float">
            <text:p>0.9607843137</text:p>
          </table:table-cell>
          <table:table-cell table:style-name="ce2" office:value-type="float" office:value="5" calcext:value-type="float">
            <text:p>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9.971" calcext:value-type="float">
            <text:p>19.971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4.27419607843137" calcext:value-type="float">
            <text:p>4.2742</text:p>
          </table:table-cell>
          <table:table-cell table:style-name="ce10" office:value-type="float" office:value="9.29587605769354" calcext:value-type="float">
            <text:p>9.2959</text:p>
          </table:table-cell>
          <table:table-cell table:style-name="ce12" office:value-type="float" office:value="0.784313725490196" calcext:value-type="float">
            <text:p>0.7843137255</text:p>
          </table:table-cell>
          <table:table-cell table:style-name="ce2" office:value-type="float" office:value="5" calcext:value-type="float">
            <text:p>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9.986" calcext:value-type="float">
            <text:p>19.986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8.20627450980392" calcext:value-type="float">
            <text:p>8.2063</text:p>
          </table:table-cell>
          <table:table-cell table:style-name="ce10" office:value-type="float" office:value="12.915871746034" calcext:value-type="float">
            <text:p>12.9159</text:p>
          </table:table-cell>
          <table:table-cell table:style-name="ce12" office:value-type="float" office:value="0.588235294117647" calcext:value-type="float">
            <text:p>0.5882352941</text:p>
          </table:table-cell>
          <table:table-cell table:style-name="ce2" office:value-type="float" office:value="5" calcext:value-type="float">
            <text:p>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19.997" calcext:value-type="float">
            <text:p>19.9970</text:p>
          </table:table-cell>
          <table:table-cell table:style-name="ce10" office:value-type="float" office:value="19.764" calcext:value-type="float">
            <text:p>19.7640</text:p>
          </table:table-cell>
          <table:table-cell table:style-name="ce10" office:value-type="float" office:value="11.659431372549" calcext:value-type="float">
            <text:p>11.6594</text:p>
          </table:table-cell>
          <table:table-cell table:style-name="ce10" office:value-type="float" office:value="12.9563936556435" calcext:value-type="float">
            <text:p>12.9564</text:p>
          </table:table-cell>
          <table:table-cell table:style-name="ce12" office:value-type="float" office:value="0.411764705882353" calcext:value-type="float">
            <text:p>0.41176470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4.13400000000001" calcext:value-type="float">
            <text:p>4.1340</text:p>
          </table:table-cell>
          <table:table-cell office:value-type="float" office:value="0.984000000000037" calcext:value-type="float">
            <text:p>0.9840</text:p>
          </table:table-cell>
          <table:table-cell office:value-type="float" office:value="1.00521568627451" calcext:value-type="float">
            <text:p>1.0052</text:p>
          </table:table-cell>
          <table:table-cell office:value-type="float" office:value="1.40292508709483" calcext:value-type="float">
            <text:p>1.4029</text:p>
          </table:table-cell>
          <table:table-cell office:value-type="float" office:value="0.0980392156862745" calcext:value-type="float">
            <text:p>0.098039215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2800000000002" calcext:value-type="float">
            <text:p>0.0280</text:p>
          </table:table-cell>
          <table:table-cell office:value-type="float" office:value="0.0040000000000191" calcext:value-type="float">
            <text:p>0.0040</text:p>
          </table:table-cell>
          <table:table-cell office:value-type="float" office:value="0.00523529411763918" calcext:value-type="float">
            <text:p>0.0052</text:p>
          </table:table-cell>
          <table:table-cell office:value-type="float" office:value="0.00927254010502975" calcext:value-type="float">
            <text:p>0.0093</text:p>
          </table:table-cell>
          <table:table-cell office:value-type="float" office:value="0.254901960784314" calcext:value-type="float">
            <text:p>0.254901960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359999999999445" calcext:value-type="float">
            <text:p>0.0360</text:p>
          </table:table-cell>
          <table:table-cell office:value-type="float" office:value="0.0040000000000191" calcext:value-type="float">
            <text:p>0.0040</text:p>
          </table:table-cell>
          <table:table-cell office:value-type="float" office:value="0.00705882352939866" calcext:value-type="float">
            <text:p>0.0071</text:p>
          </table:table-cell>
          <table:table-cell office:value-type="float" office:value="0.00937229961107791" calcext:value-type="float">
            <text:p>0.0094</text:p>
          </table:table-cell>
          <table:table-cell office:value-type="float" office:value="0.274509803921569" calcext:value-type="float">
            <text:p>0.274509803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000</text:p>
          </table:table-cell>
          <table:table-cell office:value-type="float" office:value="0.0359999999999445" calcext:value-type="float">
            <text:p>0.0360</text:p>
          </table:table-cell>
          <table:table-cell office:value-type="float" office:value="0.0040000000000191" calcext:value-type="float">
            <text:p>0.0040</text:p>
          </table:table-cell>
          <table:table-cell office:value-type="float" office:value="0.00739215686274194" calcext:value-type="float">
            <text:p>0.0074</text:p>
          </table:table-cell>
          <table:table-cell office:value-type="float" office:value="0.0115256236273881" calcext:value-type="float">
            <text:p>0.0115</text:p>
          </table:table-cell>
          <table:table-cell office:value-type="float" office:value="0.392156862745098" calcext:value-type="float">
            <text:p>0.3921568627</text:p>
          </table:table-cell>
          <table:table-cell table:style-name="ce2" office:value-type="float" office:value="6" calcext:value-type="float">
            <text:p>6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529999999999973" calcext:value-type="float">
            <text:p>0.0530</text:p>
          </table:table-cell>
          <table:table-cell table:style-name="ce10" office:value-type="float" office:value="0.00199999999995271" calcext:value-type="float">
            <text:p>0.0020</text:p>
          </table:table-cell>
          <table:table-cell table:style-name="ce10" office:value-type="float" office:value="0.0104509803921549" calcext:value-type="float">
            <text:p>0.0105</text:p>
          </table:table-cell>
          <table:table-cell table:style-name="ce10" office:value-type="float" office:value="0.014703741020577" calcext:value-type="float">
            <text:p>0.0147</text:p>
          </table:table-cell>
          <table:table-cell table:style-name="ce12" office:value-type="float" office:value="0.470588235294118" calcext:value-type="float">
            <text:p>0.4705882353</text:p>
          </table:table-cell>
          <table:table-cell table:style-name="ce2" office:value-type="float" office:value="6" calcext:value-type="float">
            <text:p>6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539999999999736" calcext:value-type="float">
            <text:p>0.0540</text:p>
          </table:table-cell>
          <table:table-cell table:style-name="ce10" office:value-type="float" office:value="0.00199999999995271" calcext:value-type="float">
            <text:p>0.0020</text:p>
          </table:table-cell>
          <table:table-cell table:style-name="ce10" office:value-type="float" office:value="0.00988235294117462" calcext:value-type="float">
            <text:p>0.0099</text:p>
          </table:table-cell>
          <table:table-cell table:style-name="ce10" office:value-type="float" office:value="0.0161307160411332" calcext:value-type="float">
            <text:p>0.0161</text:p>
          </table:table-cell>
          <table:table-cell table:style-name="ce12" office:value-type="float" office:value="0.450980392156863" calcext:value-type="float">
            <text:p>0.4509803922</text:p>
          </table:table-cell>
          <table:table-cell table:style-name="ce2" office:value-type="float" office:value="6" calcext:value-type="float">
            <text:p>6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670000000000073" calcext:value-type="float">
            <text:p>0.067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619607843137093" calcext:value-type="float">
            <text:p>0.0062</text:p>
          </table:table-cell>
          <table:table-cell table:style-name="ce10" office:value-type="float" office:value="0.0318342582762384" calcext:value-type="float">
            <text:p>0.0318</text:p>
          </table:table-cell>
          <table:table-cell table:style-name="ce12" office:value-type="float" office:value="0.647058823529412" calcext:value-type="float">
            <text:p>0.6470588235</text:p>
          </table:table-cell>
          <table:table-cell table:style-name="ce2" office:value-type="float" office:value="6" calcext:value-type="float">
            <text:p>6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8299999999997" calcext:value-type="float">
            <text:p>0.083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886274509803918" calcext:value-type="float">
            <text:p>0.0089</text:p>
          </table:table-cell>
          <table:table-cell table:style-name="ce10" office:value-type="float" office:value="0.0179320941331436" calcext:value-type="float">
            <text:p>0.0179</text:p>
          </table:table-cell>
          <table:table-cell table:style-name="ce12" office:value-type="float" office:value="0.529411764705882" calcext:value-type="float">
            <text:p>0.5294117647</text:p>
          </table:table-cell>
          <table:table-cell table:style-name="ce2" office:value-type="float" office:value="6" calcext:value-type="float">
            <text:p>6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520000000000209" calcext:value-type="float">
            <text:p>0.052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588235294117335" calcext:value-type="float">
            <text:p>0.0059</text:p>
          </table:table-cell>
          <table:table-cell table:style-name="ce10" office:value-type="float" office:value="0.0130782261794145" calcext:value-type="float">
            <text:p>0.0131</text:p>
          </table:table-cell>
          <table:table-cell table:style-name="ce12" office:value-type="float" office:value="0.588235294117647" calcext:value-type="float">
            <text:p>0.5882352941</text:p>
          </table:table-cell>
          <table:table-cell table:style-name="ce2" office:value-type="float" office:value="6" calcext:value-type="float">
            <text:p>6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480000000000018" calcext:value-type="float">
            <text:p>0.0480</text:p>
          </table:table-cell>
          <table:table-cell table:style-name="ce10" office:value-type="float" office:value="0.000999999999976353" calcext:value-type="float">
            <text:p>0.0010</text:p>
          </table:table-cell>
          <table:table-cell table:style-name="ce10" office:value-type="float" office:value="0.00703921568627301" calcext:value-type="float">
            <text:p>0.0070</text:p>
          </table:table-cell>
          <table:table-cell table:style-name="ce10" office:value-type="float" office:value="0.0135329228180767" calcext:value-type="float">
            <text:p>0.0135</text:p>
          </table:table-cell>
          <table:table-cell table:style-name="ce12" office:value-type="float" office:value="0.490196078431373" calcext:value-type="float">
            <text:p>0.4901960784</text:p>
          </table:table-cell>
          <table:table-cell table:style-name="ce2" office:value-type="float" office:value="6" calcext:value-type="float">
            <text:p>6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810000000000173" calcext:value-type="float">
            <text:p>0.081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796078431372003" calcext:value-type="float">
            <text:p>0.0080</text:p>
          </table:table-cell>
          <table:table-cell table:style-name="ce10" office:value-type="float" office:value="0.0312854598815249" calcext:value-type="float">
            <text:p>0.0313</text:p>
          </table:table-cell>
          <table:table-cell table:style-name="ce12" office:value-type="float" office:value="0.568627450980392" calcext:value-type="float">
            <text:p>0.568627451</text:p>
          </table:table-cell>
          <table:table-cell table:style-name="ce2" office:value-type="float" office:value="6" calcext:value-type="float">
            <text:p>6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579999999999927" calcext:value-type="float">
            <text:p>0.058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896078431373205" calcext:value-type="float">
            <text:p>0.0090</text:p>
          </table:table-cell>
          <table:table-cell table:style-name="ce10" office:value-type="float" office:value="0.0168279529355268" calcext:value-type="float">
            <text:p>0.0168</text:p>
          </table:table-cell>
          <table:table-cell table:style-name="ce12" office:value-type="float" office:value="0.588235294117647" calcext:value-type="float">
            <text:p>0.58823529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407000000000039" calcext:value-type="float">
            <text:p>0.4070</text:p>
          </table:table-cell>
          <table:table-cell office:value-type="float" office:value="0.143000000000029" calcext:value-type="float">
            <text:p>0.1430</text:p>
          </table:table-cell>
          <table:table-cell office:value-type="float" office:value="0.15509803921569" calcext:value-type="float">
            <text:p>0.1551</text:p>
          </table:table-cell>
          <table:table-cell office:value-type="float" office:value="0.0757416662082417" calcext:value-type="float">
            <text:p>0.075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.0000</text:p>
          </table:table-cell>
          <table:table-cell office:value-type="float" office:value="0.0119999999999436" calcext:value-type="float">
            <text:p>0.0120</text:p>
          </table:table-cell>
          <table:table-cell office:value-type="float" office:value="0" calcext:value-type="float">
            <text:p>0.0000</text:p>
          </table:table-cell>
          <table:table-cell office:value-type="float" office:value="0.00239215686273311" calcext:value-type="float">
            <text:p>0.0024</text:p>
          </table:table-cell>
          <table:table-cell office:value-type="float" office:value="0.00454752680034029" calcext:value-type="float">
            <text:p>0.0045</text:p>
          </table:table-cell>
          <table:table-cell office:value-type="float" office:value="0.705882352941177" calcext:value-type="float">
            <text:p>0.7058823529</text:p>
          </table:table-cell>
          <table:table-cell office:value-type="float" office:value="7" calcext:value-type="float">
            <text:p>7</text:p>
          </table:table-cell>
          <table:table-cell office:value-type="float" office:value="0.0119999999999436" calcext:value-type="float">
            <text:p>0.0120</text:p>
          </table:table-cell>
          <table:table-cell office:value-type="float" office:value="0.0660000000000309" calcext:value-type="float">
            <text:p>0.0660</text:p>
          </table:table-cell>
          <table:table-cell office:value-type="float" office:value="0.0389999999999873" calcext:value-type="float">
            <text:p>0.0390</text:p>
          </table:table-cell>
          <table:table-cell office:value-type="float" office:value="0.0385490196078478" calcext:value-type="float">
            <text:p>0.0385</text:p>
          </table:table-cell>
          <table:table-cell office:value-type="float" office:value="0.0165051507111938" calcext:value-type="float">
            <text:p>0.016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101999999999975" calcext:value-type="float">
            <text:p>0.1020</text:p>
          </table:table-cell>
          <table:table-cell office:value-type="float" office:value="0.0589999999999691" calcext:value-type="float">
            <text:p>0.0590</text:p>
          </table:table-cell>
          <table:table-cell office:value-type="float" office:value="0.0577254901960821" calcext:value-type="float">
            <text:p>0.0577</text:p>
          </table:table-cell>
          <table:table-cell office:value-type="float" office:value="0.0492877266669603" calcext:value-type="float">
            <text:p>0.049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float" office:value="0.0119999999999436" calcext:value-type="float">
            <text:p>0.0120</text:p>
          </table:table-cell>
          <table:table-cell table:style-name="ce10" office:value-type="float" office:value="0.145999999999958" calcext:value-type="float">
            <text:p>0.1460</text:p>
          </table:table-cell>
          <table:table-cell table:style-name="ce10" office:value-type="float" office:value="0.0739999999999554" calcext:value-type="float">
            <text:p>0.0740</text:p>
          </table:table-cell>
          <table:table-cell table:style-name="ce10" office:value-type="float" office:value="0.0686078431372509" calcext:value-type="float">
            <text:p>0.0686</text:p>
          </table:table-cell>
          <table:table-cell table:style-name="ce10" office:value-type="float" office:value="0.0608374884425167" calcext:value-type="float">
            <text:p>0.0608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float" office:value="0.0170000000000528" calcext:value-type="float">
            <text:p>0.0170</text:p>
          </table:table-cell>
          <table:table-cell table:style-name="ce10" office:value-type="float" office:value="0.129999999999995" calcext:value-type="float">
            <text:p>0.1300</text:p>
          </table:table-cell>
          <table:table-cell table:style-name="ce10" office:value-type="float" office:value="0.0739999999999554" calcext:value-type="float">
            <text:p>0.0740</text:p>
          </table:table-cell>
          <table:table-cell table:style-name="ce10" office:value-type="float" office:value="0.0742549019607716" calcext:value-type="float">
            <text:p>0.0743</text:p>
          </table:table-cell>
          <table:table-cell table:style-name="ce10" office:value-type="float" office:value="0.0389037273278573" calcext:value-type="float">
            <text:p>0.0389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float" office:value="0.0270000000000437" calcext:value-type="float">
            <text:p>0.0270</text:p>
          </table:table-cell>
          <table:table-cell table:style-name="ce10" office:value-type="float" office:value="0.138000000000034" calcext:value-type="float">
            <text:p>0.1380</text:p>
          </table:table-cell>
          <table:table-cell table:style-name="ce10" office:value-type="float" office:value="0.0739999999999554" calcext:value-type="float">
            <text:p>0.0740</text:p>
          </table:table-cell>
          <table:table-cell table:style-name="ce10" office:value-type="float" office:value="0.0742745098039173" calcext:value-type="float">
            <text:p>0.0743</text:p>
          </table:table-cell>
          <table:table-cell table:style-name="ce10" office:value-type="float" office:value="0.0582650838839211" calcext:value-type="float">
            <text:p>0.0583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float" office:value="0.0270000000000437" calcext:value-type="float">
            <text:p>0.0270</text:p>
          </table:table-cell>
          <table:table-cell table:style-name="ce10" office:value-type="float" office:value="0.152000000000044" calcext:value-type="float">
            <text:p>0.1520</text:p>
          </table:table-cell>
          <table:table-cell table:style-name="ce10" office:value-type="float" office:value="0.06899999999996" calcext:value-type="float">
            <text:p>0.0690</text:p>
          </table:table-cell>
          <table:table-cell table:style-name="ce10" office:value-type="float" office:value="0.0761568627450983" calcext:value-type="float">
            <text:p>0.0762</text:p>
          </table:table-cell>
          <table:table-cell table:style-name="ce10" office:value-type="float" office:value="0.0638444985883612" calcext:value-type="float">
            <text:p>0.0638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148000000000025" calcext:value-type="float">
            <text:p>0.1480</text:p>
          </table:table-cell>
          <table:table-cell table:style-name="ce10" office:value-type="float" office:value="0.06899999999996" calcext:value-type="float">
            <text:p>0.0690</text:p>
          </table:table-cell>
          <table:table-cell table:style-name="ce10" office:value-type="float" office:value="0.0752745098039204" calcext:value-type="float">
            <text:p>0.0753</text:p>
          </table:table-cell>
          <table:table-cell table:style-name="ce10" office:value-type="float" office:value="0.0389520217703831" calcext:value-type="float">
            <text:p>0.039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float" office:value="0.0220000000000482" calcext:value-type="float">
            <text:p>0.0220</text:p>
          </table:table-cell>
          <table:table-cell table:style-name="ce10" office:value-type="float" office:value="0.159999999999968" calcext:value-type="float">
            <text:p>0.1600</text:p>
          </table:table-cell>
          <table:table-cell table:style-name="ce10" office:value-type="float" office:value="0.0710000000000264" calcext:value-type="float">
            <text:p>0.0710</text:p>
          </table:table-cell>
          <table:table-cell table:style-name="ce10" office:value-type="float" office:value="0.0733529411764681" calcext:value-type="float">
            <text:p>0.0734</text:p>
          </table:table-cell>
          <table:table-cell table:style-name="ce10" office:value-type="float" office:value="0.0329302292734244" calcext:value-type="float">
            <text:p>0.0329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float" office:value="0.0220000000000482" calcext:value-type="float">
            <text:p>0.0220</text:p>
          </table:table-cell>
          <table:table-cell table:style-name="ce10" office:value-type="float" office:value="0.159999999999968" calcext:value-type="float">
            <text:p>0.1600</text:p>
          </table:table-cell>
          <table:table-cell table:style-name="ce10" office:value-type="float" office:value="0.0710000000000264" calcext:value-type="float">
            <text:p>0.0710</text:p>
          </table:table-cell>
          <table:table-cell table:style-name="ce10" office:value-type="float" office:value="0.0757058823529477" calcext:value-type="float">
            <text:p>0.0757</text:p>
          </table:table-cell>
          <table:table-cell table:style-name="ce10" office:value-type="float" office:value="0.0348574238864489" calcext:value-type="float">
            <text:p>0.0349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float" office:value="0.0220000000000482" calcext:value-type="float">
            <text:p>0.0220</text:p>
          </table:table-cell>
          <table:table-cell table:style-name="ce10" office:value-type="float" office:value="0.159999999999968" calcext:value-type="float">
            <text:p>0.1600</text:p>
          </table:table-cell>
          <table:table-cell table:style-name="ce10" office:value-type="float" office:value="0.0710000000000264" calcext:value-type="float">
            <text:p>0.0710</text:p>
          </table:table-cell>
          <table:table-cell table:style-name="ce10" office:value-type="float" office:value="0.0771960784313728" calcext:value-type="float">
            <text:p>0.0772</text:p>
          </table:table-cell>
          <table:table-cell table:style-name="ce10" office:value-type="float" office:value="0.0383562250488574" calcext:value-type="float">
            <text:p>0.0384</text:p>
          </table:table-cell>
          <table:table-cell table:style-name="ce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87300000000005" calcext:value-type="float">
            <text:p>1.8730</text:p>
          </table:table-cell>
          <table:table-cell office:value-type="float" office:value="16.33" calcext:value-type="float">
            <text:p>16.3300</text:p>
          </table:table-cell>
          <table:table-cell office:value-type="float" office:value="7.27499999999998" calcext:value-type="float">
            <text:p>7.2750</text:p>
          </table:table-cell>
          <table:table-cell office:value-type="float" office:value="7.80511764705883" calcext:value-type="float">
            <text:p>7.8051</text:p>
          </table:table-cell>
          <table:table-cell office:value-type="float" office:value="4.26373807591412" calcext:value-type="float">
            <text:p>4.263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98000000000002" calcext:value-type="float">
            <text:p>3.9800</text:p>
          </table:table-cell>
          <table:table-cell office:value-type="float" office:value="28.323" calcext:value-type="float">
            <text:p>28.3230</text:p>
          </table:table-cell>
          <table:table-cell office:value-type="float" office:value="11.573" calcext:value-type="float">
            <text:p>11.5730</text:p>
          </table:table-cell>
          <table:table-cell office:value-type="float" office:value="12.4248431372549" calcext:value-type="float">
            <text:p>12.4248</text:p>
          </table:table-cell>
          <table:table-cell office:value-type="float" office:value="8.46540343043374" calcext:value-type="float">
            <text:p>8.465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05999999999995" calcext:value-type="float">
            <text:p>7.0600</text:p>
          </table:table-cell>
          <table:table-cell office:value-type="float" office:value="642.65" calcext:value-type="float">
            <text:p>642.6500</text:p>
          </table:table-cell>
          <table:table-cell office:value-type="float" office:value="146.29" calcext:value-type="float">
            <text:p>146.2900</text:p>
          </table:table-cell>
          <table:table-cell office:value-type="float" office:value="170.208431372549" calcext:value-type="float">
            <text:p>170.2084</text:p>
          </table:table-cell>
          <table:table-cell office:value-type="float" office:value="148.364431566329" calcext:value-type="float">
            <text:p>148.36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2.17" calcext:value-type="float">
            <text:p>122.1700</text:p>
          </table:table-cell>
          <table:table-cell office:value-type="float" office:value="945.96" calcext:value-type="float">
            <text:p>945.9600</text:p>
          </table:table-cell>
          <table:table-cell office:value-type="float" office:value="433.78" calcext:value-type="float">
            <text:p>433.7800</text:p>
          </table:table-cell>
          <table:table-cell office:value-type="float" office:value="471.675294117647" calcext:value-type="float">
            <text:p>471.6753</text:p>
          </table:table-cell>
          <table:table-cell office:value-type="float" office:value="200.7757707394" calcext:value-type="float">
            <text:p>200.775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.00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" calcext:value-type="float">
            <text:p>0.0000</text:p>
          </table:table-cell>
          <table:table-cell office:value-type="float" office:value="0.00588235294117112" calcext:value-type="float">
            <text:p>0.0059</text:p>
          </table:table-cell>
          <table:table-cell office:value-type="float" office:value="0.018973665960993" calcext:value-type="float">
            <text:p>0.0190</text:p>
          </table:table-cell>
          <table:table-cell office:value-type="float" office:value="0.901960784313726" calcext:value-type="float">
            <text:p>0.9019607843</text:p>
          </table:table-cell>
          <table:table-cell table:style-name="ce2" office:value-type="float" office:value="11" calcext:value-type="float">
            <text:p>1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599999999999454" calcext:value-type="float">
            <text:p>0.06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29411764705765" calcext:value-type="float">
            <text:p>0.0129</text:p>
          </table:table-cell>
          <table:table-cell table:style-name="ce10" office:value-type="float" office:value="0.028142494558915" calcext:value-type="float">
            <text:p>0.0281</text:p>
          </table:table-cell>
          <table:table-cell table:style-name="ce12" office:value-type="float" office:value="0.784313725490196" calcext:value-type="float">
            <text:p>0.7843137255</text:p>
          </table:table-cell>
          <table:table-cell table:style-name="ce2" office:value-type="float" office:value="11" calcext:value-type="float">
            <text:p>1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25" calcext:value-type="float">
            <text:p>0.2500</text:p>
          </table:table-cell>
          <table:table-cell table:style-name="ce10" office:value-type="float" office:value="0.0599999999999454" calcext:value-type="float">
            <text:p>0.0600</text:p>
          </table:table-cell>
          <table:table-cell table:style-name="ce10" office:value-type="float" office:value="0.0680392156862305" calcext:value-type="float">
            <text:p>0.0680</text:p>
          </table:table-cell>
          <table:table-cell table:style-name="ce10" office:value-type="float" office:value="0.0545160526817365" calcext:value-type="float">
            <text:p>0.0545</text:p>
          </table:table-cell>
          <table:table-cell table:style-name="ce12" office:value-type="float" office:value="0.274509803921569" calcext:value-type="float">
            <text:p>0.2745098039</text:p>
          </table:table-cell>
          <table:table-cell table:style-name="ce2" office:value-type="float" office:value="11" calcext:value-type="float">
            <text:p>11</text:p>
          </table:table-cell>
          <table:table-cell table:style-name="ce10" office:value-type="float" office:value="0.0599999999999454" calcext:value-type="float">
            <text:p>0.0600</text:p>
          </table:table-cell>
          <table:table-cell table:style-name="ce10" office:value-type="float" office:value="3.59999999999991" calcext:value-type="float">
            <text:p>3.6000</text:p>
          </table:table-cell>
          <table:table-cell table:style-name="ce10" office:value-type="float" office:value="0.190000000000055" calcext:value-type="float">
            <text:p>0.1900</text:p>
          </table:table-cell>
          <table:table-cell table:style-name="ce10" office:value-type="float" office:value="0.260196078431345" calcext:value-type="float">
            <text:p>0.2602</text:p>
          </table:table-cell>
          <table:table-cell table:style-name="ce10" office:value-type="float" office:value="0.491597396250205" calcext:value-type="float">
            <text:p>0.4916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style-name="ce10" office:value-type="float" office:value="0.0599999999999454" calcext:value-type="float">
            <text:p>0.0600</text:p>
          </table:table-cell>
          <table:table-cell table:style-name="ce10" office:value-type="float" office:value="3.73000000000002" calcext:value-type="float">
            <text:p>3.7300</text:p>
          </table:table-cell>
          <table:table-cell table:style-name="ce10" office:value-type="float" office:value="0.25" calcext:value-type="float">
            <text:p>0.2500</text:p>
          </table:table-cell>
          <table:table-cell table:style-name="ce10" office:value-type="float" office:value="0.513725490196066" calcext:value-type="float">
            <text:p>0.5137</text:p>
          </table:table-cell>
          <table:table-cell table:style-name="ce10" office:value-type="float" office:value="0.964191889615318" calcext:value-type="float">
            <text:p>0.9642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style-name="ce10" office:value-type="float" office:value="0.119999999999891" calcext:value-type="float">
            <text:p>0.1200</text:p>
          </table:table-cell>
          <table:table-cell table:style-name="ce10" office:value-type="float" office:value="6.82999999999993" calcext:value-type="float">
            <text:p>6.8300</text:p>
          </table:table-cell>
          <table:table-cell table:style-name="ce10" office:value-type="float" office:value="0.309999999999945" calcext:value-type="float">
            <text:p>0.3100</text:p>
          </table:table-cell>
          <table:table-cell table:style-name="ce10" office:value-type="float" office:value="0.998235294117635" calcext:value-type="float">
            <text:p>0.9982</text:p>
          </table:table-cell>
          <table:table-cell table:style-name="ce10" office:value-type="float" office:value="1.83793906319005" calcext:value-type="float">
            <text:p>1.8379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style-name="ce10" office:value-type="float" office:value="0.119999999999891" calcext:value-type="float">
            <text:p>0.1200</text:p>
          </table:table-cell>
          <table:table-cell table:style-name="ce10" office:value-type="float" office:value="11.8299999999999" calcext:value-type="float">
            <text:p>11.8300</text:p>
          </table:table-cell>
          <table:table-cell table:style-name="ce10" office:value-type="float" office:value="0.440000000000055" calcext:value-type="float">
            <text:p>0.4400</text:p>
          </table:table-cell>
          <table:table-cell table:style-name="ce10" office:value-type="float" office:value="2.22078431372548" calcext:value-type="float">
            <text:p>2.2208</text:p>
          </table:table-cell>
          <table:table-cell table:style-name="ce10" office:value-type="float" office:value="3.3264278137365" calcext:value-type="float">
            <text:p>3.3264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style-name="ce10" office:value-type="float" office:value="0.190000000000055" calcext:value-type="float">
            <text:p>0.1900</text:p>
          </table:table-cell>
          <table:table-cell table:style-name="ce10" office:value-type="float" office:value="12.0799999999999" calcext:value-type="float">
            <text:p>12.0800</text:p>
          </table:table-cell>
          <table:table-cell table:style-name="ce10" office:value-type="float" office:value="3.48000000000002" calcext:value-type="float">
            <text:p>3.4800</text:p>
          </table:table-cell>
          <table:table-cell table:style-name="ce10" office:value-type="float" office:value="2.80294117647057" calcext:value-type="float">
            <text:p>2.8029</text:p>
          </table:table-cell>
          <table:table-cell table:style-name="ce10" office:value-type="float" office:value="3.8532300735876" calcext:value-type="float">
            <text:p>3.8532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1" calcext:value-type="float">
            <text:p>11</text:p>
          </table:table-cell>
          <table:table-cell table:style-name="ce10" office:value-type="float" office:value="0.190000000000055" calcext:value-type="float">
            <text:p>0.1900</text:p>
          </table:table-cell>
          <table:table-cell table:style-name="ce10" office:value-type="float" office:value="15.6500000000001" calcext:value-type="float">
            <text:p>15.6500</text:p>
          </table:table-cell>
          <table:table-cell table:style-name="ce10" office:value-type="float" office:value="3.59999999999991" calcext:value-type="float">
            <text:p>3.6000</text:p>
          </table:table-cell>
          <table:table-cell table:style-name="ce10" office:value-type="float" office:value="4.25882352941175" calcext:value-type="float">
            <text:p>4.2588</text:p>
          </table:table-cell>
          <table:table-cell table:style-name="ce10" office:value-type="float" office:value="5.69281213461322" calcext:value-type="float">
            <text:p>5.6928</text:p>
          </table:table-cell>
          <table:table-cell table:style-name="ce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19999999999891" calcext:value-type="float">
            <text:p>0.1200</text:p>
          </table:table-cell>
          <table:table-cell office:value-type="float" office:value="0.690000000000055" calcext:value-type="float">
            <text:p>0.6900</text:p>
          </table:table-cell>
          <table:table-cell office:value-type="float" office:value="0.329999999999927" calcext:value-type="float">
            <text:p>0.3300</text:p>
          </table:table-cell>
          <table:table-cell office:value-type="float" office:value="0.359019607843136" calcext:value-type="float">
            <text:p>0.3590</text:p>
          </table:table-cell>
          <table:table-cell office:value-type="float" office:value="0.150113290550839" calcext:value-type="float">
            <text:p>0.150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0980392156861853" calcext:value-type="float">
            <text:p>0.0010</text:p>
          </table:table-cell>
          <table:table-cell office:value-type="float" office:value="0.00509901951358815" calcext:value-type="float">
            <text:p>0.0051</text:p>
          </table:table-cell>
          <table:table-cell office:value-type="float" office:value="0.96078431372549" calcext:value-type="float">
            <text:p>0.9607843137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392156862744741" calcext:value-type="float">
            <text:p>0.0004</text:p>
          </table:table-cell>
          <table:table-cell table:style-name="ce10" office:value-type="float" office:value="0.00199999999999818" calcext:value-type="float">
            <text:p>0.0020</text:p>
          </table:table-cell>
          <table:table-cell table:style-name="ce12" office:value-type="float" office:value="0.96078431372549" calcext:value-type="float">
            <text:p>0.9607843137</text:p>
          </table:table-cell>
          <table:table-cell table:style-name="ce2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117647058823422" calcext:value-type="float">
            <text:p>0.0012</text:p>
          </table:table-cell>
          <table:table-cell table:style-name="ce10" office:value-type="float" office:value="0.0034641016151346" calcext:value-type="float">
            <text:p>0.0035</text:p>
          </table:table-cell>
          <table:table-cell table:style-name="ce12" office:value-type="float" office:value="0.882352941176471" calcext:value-type="float">
            <text:p>0.88235294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380000000000109" calcext:value-type="float">
            <text:p>0.38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15823529411765" calcext:value-type="float">
            <text:p>0.1582</text:p>
          </table:table-cell>
          <table:table-cell office:value-type="float" office:value="0.0794355084329676" calcext:value-type="float">
            <text:p>0.079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599999999999454" calcext:value-type="float">
            <text:p>0.06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329411764705583" calcext:value-type="float">
            <text:p>0.0329</text:p>
          </table:table-cell>
          <table:table-cell office:value-type="float" office:value="0.0164924225024556" calcext:value-type="float">
            <text:p>0.016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398039215685912" calcext:value-type="float">
            <text:p>0.0398</text:p>
          </table:table-cell>
          <table:table-cell office:value-type="float" office:value="0.0190787840283216" calcext:value-type="float">
            <text:p>0.019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499999999999545" calcext:value-type="float">
            <text:p>0.0500</text:p>
          </table:table-cell>
          <table:table-cell office:value-type="float" office:value="0.0466666666666242" calcext:value-type="float">
            <text:p>0.0467</text:p>
          </table:table-cell>
          <table:table-cell office:value-type="float" office:value="0.0260384331325594" calcext:value-type="float">
            <text:p>0.026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799999999999272" calcext:value-type="float">
            <text:p>0.08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0.0409803921568255" calcext:value-type="float">
            <text:p>0.0410</text:p>
          </table:table-cell>
          <table:table-cell table:style-name="ce10" office:value-type="float" office:value="0.01643167672514" calcext:value-type="float">
            <text:p>0.0164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899999999999181" calcext:value-type="float">
            <text:p>0.09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0.0458823529411347" calcext:value-type="float">
            <text:p>0.0459</text:p>
          </table:table-cell>
          <table:table-cell table:style-name="ce10" office:value-type="float" office:value="0.0210237960416095" calcext:value-type="float">
            <text:p>0.021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1099999999999" calcext:value-type="float">
            <text:p>0.11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0.0458823529411347" calcext:value-type="float">
            <text:p>0.0459</text:p>
          </table:table-cell>
          <table:table-cell table:style-name="ce10" office:value-type="float" office:value="0.0258069758011044" calcext:value-type="float">
            <text:p>0.0258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899999999999181" calcext:value-type="float">
            <text:p>0.09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0.0484313725489756" calcext:value-type="float">
            <text:p>0.0484</text:p>
          </table:table-cell>
          <table:table-cell table:style-name="ce10" office:value-type="float" office:value="0.0472016948847809" calcext:value-type="float">
            <text:p>0.0472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.1099999999999" calcext:value-type="float">
            <text:p>0.1100</text:p>
          </table:table-cell>
          <table:table-cell table:style-name="ce10" office:value-type="float" office:value="0.0599999999999454" calcext:value-type="float">
            <text:p>0.0600</text:p>
          </table:table-cell>
          <table:table-cell table:style-name="ce10" office:value-type="float" office:value="0.0592156862744559" calcext:value-type="float">
            <text:p>0.0592</text:p>
          </table:table-cell>
          <table:table-cell table:style-name="ce10" office:value-type="float" office:value="0.0275317997958474" calcext:value-type="float">
            <text:p>0.0275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130000000000109" calcext:value-type="float">
            <text:p>0.13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0.0558823529411301" calcext:value-type="float">
            <text:p>0.0559</text:p>
          </table:table-cell>
          <table:table-cell table:style-name="ce10" office:value-type="float" office:value="0.0401248052954469" calcext:value-type="float">
            <text:p>0.0401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999999999999091" calcext:value-type="float">
            <text:p>0.10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0.0468627450979966" calcext:value-type="float">
            <text:p>0.0469</text:p>
          </table:table-cell>
          <table:table-cell table:style-name="ce10" office:value-type="float" office:value="0.0237486841740542" calcext:value-type="float">
            <text:p>0.0237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3" calcext:value-type="float">
            <text:p>13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130000000000109" calcext:value-type="float">
            <text:p>0.1300</text:p>
          </table:table-cell>
          <table:table-cell table:style-name="ce10" office:value-type="float" office:value="0.0499999999999545" calcext:value-type="float">
            <text:p>0.0500</text:p>
          </table:table-cell>
          <table:table-cell table:style-name="ce10" office:value-type="float" office:value="0.0507843137254485" calcext:value-type="float">
            <text:p>0.0508</text:p>
          </table:table-cell>
          <table:table-cell table:style-name="ce10" office:value-type="float" office:value="0.0424028300942016" calcext:value-type="float">
            <text:p>0.0424</text:p>
          </table:table-cell>
          <table:table-cell table:style-name="ce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430000000000064" calcext:value-type="float">
            <text:p>0.4300</text:p>
          </table:table-cell>
          <table:table-cell office:value-type="float" office:value="0.180000000000064" calcext:value-type="float">
            <text:p>0.1800</text:p>
          </table:table-cell>
          <table:table-cell office:value-type="float" office:value="0.188823529411794" calcext:value-type="float">
            <text:p>0.1888</text:p>
          </table:table-cell>
          <table:table-cell office:value-type="float" office:value="0.0647919748116947" calcext:value-type="float">
            <text:p>0.064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.00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152941176470449" calcext:value-type="float">
            <text:p>0.0153</text:p>
          </table:table-cell>
          <table:table-cell office:value-type="float" office:value="0.00883176086631981" calcext:value-type="float">
            <text:p>0.0088</text:p>
          </table:table-cell>
          <table:table-cell office:value-type="float" office:value="0.0196078431372549" calcext:value-type="float">
            <text:p>0.0196078431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221568627450779" calcext:value-type="float">
            <text:p>0.0222</text:p>
          </table:table-cell>
          <table:table-cell office:value-type="float" office:value="0.0111355287256499" calcext:value-type="float">
            <text:p>0.011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499999999999545" calcext:value-type="float">
            <text:p>0.0500</text:p>
          </table:table-cell>
          <table:table-cell office:value-type="float" office:value="0.0299999999999727" calcext:value-type="float">
            <text:p>0.0300</text:p>
          </table:table-cell>
          <table:table-cell office:value-type="float" office:value="0.0282352941176214" calcext:value-type="float">
            <text:p>0.0282</text:p>
          </table:table-cell>
          <table:table-cell office:value-type="float" office:value="0.0213072757526431" calcext:value-type="float">
            <text:p>0.021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499999999999545" calcext:value-type="float">
            <text:p>0.0500</text:p>
          </table:table-cell>
          <table:table-cell table:style-name="ce10" office:value-type="float" office:value="0.0299999999999727" calcext:value-type="float">
            <text:p>0.0300</text:p>
          </table:table-cell>
          <table:table-cell table:style-name="ce10" office:value-type="float" office:value="0.0317647058823241" calcext:value-type="float">
            <text:p>0.0318</text:p>
          </table:table-cell>
          <table:table-cell table:style-name="ce10" office:value-type="float" office:value="0.015231546211714" calcext:value-type="float">
            <text:p>0.0152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599999999999454" calcext:value-type="float">
            <text:p>0.0600</text:p>
          </table:table-cell>
          <table:table-cell table:style-name="ce10" office:value-type="float" office:value="0.0299999999999727" calcext:value-type="float">
            <text:p>0.0300</text:p>
          </table:table-cell>
          <table:table-cell table:style-name="ce10" office:value-type="float" office:value="0.0337254901960478" calcext:value-type="float">
            <text:p>0.0337</text:p>
          </table:table-cell>
          <table:table-cell table:style-name="ce10" office:value-type="float" office:value="0.0134164078649865" calcext:value-type="float">
            <text:p>0.0134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699999999999363" calcext:value-type="float">
            <text:p>0.0700</text:p>
          </table:table-cell>
          <table:table-cell table:style-name="ce10" office:value-type="float" office:value="0.0299999999999727" calcext:value-type="float">
            <text:p>0.0300</text:p>
          </table:table-cell>
          <table:table-cell table:style-name="ce10" office:value-type="float" office:value="0.0350980392156544" calcext:value-type="float">
            <text:p>0.0351</text:p>
          </table:table-cell>
          <table:table-cell table:style-name="ce10" office:value-type="float" office:value="0.0209284495364373" calcext:value-type="float">
            <text:p>0.0209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599999999999454" calcext:value-type="float">
            <text:p>0.0600</text:p>
          </table:table-cell>
          <table:table-cell table:style-name="ce10" office:value-type="float" office:value="0.0299999999999727" calcext:value-type="float">
            <text:p>0.0300</text:p>
          </table:table-cell>
          <table:table-cell table:style-name="ce10" office:value-type="float" office:value="0.034901960784282" calcext:value-type="float">
            <text:p>0.0349</text:p>
          </table:table-cell>
          <table:table-cell table:style-name="ce10" office:value-type="float" office:value="0.028390139133131" calcext:value-type="float">
            <text:p>0.0284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.0799999999999272" calcext:value-type="float">
            <text:p>0.08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0.0433333333332939" calcext:value-type="float">
            <text:p>0.0433</text:p>
          </table:table-cell>
          <table:table-cell table:style-name="ce10" office:value-type="float" office:value="0.0162480768092571" calcext:value-type="float">
            <text:p>0.0162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799999999999272" calcext:value-type="float">
            <text:p>0.0800</text:p>
          </table:table-cell>
          <table:table-cell table:style-name="ce10" office:value-type="float" office:value="0.0299999999999727" calcext:value-type="float">
            <text:p>0.0300</text:p>
          </table:table-cell>
          <table:table-cell table:style-name="ce10" office:value-type="float" office:value="0.0378431372548675" calcext:value-type="float">
            <text:p>0.0378</text:p>
          </table:table-cell>
          <table:table-cell table:style-name="ce10" office:value-type="float" office:value="0.0137840487520777" calcext:value-type="float">
            <text:p>0.0138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699999999999363" calcext:value-type="float">
            <text:p>0.0700</text:p>
          </table:table-cell>
          <table:table-cell table:number-columns-repeated="2" table:style-name="ce10" office:value-type="float" office:value="0.0399999999999636" calcext:value-type="float">
            <text:p>0.0400</text:p>
          </table:table-cell>
          <table:table-cell table:style-name="ce10" office:value-type="float" office:value="0.0134164078649865" calcext:value-type="float">
            <text:p>0.0134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.0799999999999272" calcext:value-type="float">
            <text:p>0.08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0.0429411764705492" calcext:value-type="float">
            <text:p>0.0429</text:p>
          </table:table-cell>
          <table:table-cell table:style-name="ce10" office:value-type="float" office:value="0.0186547581061607" calcext:value-type="float">
            <text:p>0.0187</text:p>
          </table:table-cell>
          <table:table-cell table:style-name="ce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10000000000082" calcext:value-type="float">
            <text:p>0.4100</text:p>
          </table:table-cell>
          <table:table-cell office:value-type="float" office:value="2.74000000000001" calcext:value-type="float">
            <text:p>2.7400</text:p>
          </table:table-cell>
          <table:table-cell office:value-type="float" office:value="1.08999999999992" calcext:value-type="float">
            <text:p>1.0900</text:p>
          </table:table-cell>
          <table:table-cell office:value-type="float" office:value="1.17196078431373" calcext:value-type="float">
            <text:p>1.1720</text:p>
          </table:table-cell>
          <table:table-cell office:value-type="float" office:value="0.80056979708202" calcext:value-type="float">
            <text:p>0.800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369999999999891" calcext:value-type="float">
            <text:p>0.3700</text:p>
          </table:table-cell>
          <table:table-cell office:value-type="float" office:value="0.1400000000001" calcext:value-type="float">
            <text:p>0.1400</text:p>
          </table:table-cell>
          <table:table-cell office:value-type="float" office:value="0.147647058823529" calcext:value-type="float">
            <text:p>0.1476</text:p>
          </table:table-cell>
          <table:table-cell office:value-type="float" office:value="0.168522995463508" calcext:value-type="float">
            <text:p>0.1685</text:p>
          </table:table-cell>
          <table:table-cell office:value-type="float" office:value="0.176470588235294" calcext:value-type="float">
            <text:p>0.176470588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420000000000073" calcext:value-type="float">
            <text:p>0.4200</text:p>
          </table:table-cell>
          <table:table-cell office:value-type="float" office:value="0.200000000000045" calcext:value-type="float">
            <text:p>0.2000</text:p>
          </table:table-cell>
          <table:table-cell office:value-type="float" office:value="0.198823529411762" calcext:value-type="float">
            <text:p>0.1988</text:p>
          </table:table-cell>
          <table:table-cell office:value-type="float" office:value="0.152990195764364" calcext:value-type="float">
            <text:p>0.1530</text:p>
          </table:table-cell>
          <table:table-cell office:value-type="float" office:value="0.0392156862745098" calcext:value-type="float">
            <text:p>0.039215686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000</text:p>
          </table:table-cell>
          <table:table-cell office:value-type="float" office:value="0.470000000000027" calcext:value-type="float">
            <text:p>0.4700</text:p>
          </table:table-cell>
          <table:table-cell office:value-type="float" office:value="0.220000000000027" calcext:value-type="float">
            <text:p>0.2200</text:p>
          </table:table-cell>
          <table:table-cell office:value-type="float" office:value="0.198823529411744" calcext:value-type="float">
            <text:p>0.1988</text:p>
          </table:table-cell>
          <table:table-cell office:value-type="float" office:value="0.155003225772935" calcext:value-type="float">
            <text:p>0.1550</text:p>
          </table:table-cell>
          <table:table-cell office:value-type="float" office:value="0.0196078431372549" calcext:value-type="float">
            <text:p>0.0196078431</text:p>
          </table:table-cell>
          <table:table-cell table:style-name="ce2" office:value-type="float" office:value="15" calcext:value-type="float">
            <text:p>15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5" calcext:value-type="float">
            <text:p>0.5000</text:p>
          </table:table-cell>
          <table:table-cell table:style-name="ce10" office:value-type="float" office:value="0.269999999999982" calcext:value-type="float">
            <text:p>0.2700</text:p>
          </table:table-cell>
          <table:table-cell table:style-name="ce10" office:value-type="float" office:value="0.256078431372548" calcext:value-type="float">
            <text:p>0.2561</text:p>
          </table:table-cell>
          <table:table-cell table:style-name="ce10" office:value-type="float" office:value="0.181256724013287" calcext:value-type="float">
            <text:p>0.1813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519999999999982" calcext:value-type="float">
            <text:p>0.5200</text:p>
          </table:table-cell>
          <table:table-cell table:style-name="ce10" office:value-type="float" office:value="0.309999999999945" calcext:value-type="float">
            <text:p>0.3100</text:p>
          </table:table-cell>
          <table:table-cell table:style-name="ce10" office:value-type="float" office:value="0.263333333333344" calcext:value-type="float">
            <text:p>0.2633</text:p>
          </table:table-cell>
          <table:table-cell table:style-name="ce10" office:value-type="float" office:value="0.196733322037793" calcext:value-type="float">
            <text:p>0.1967</text:p>
          </table:table-cell>
          <table:table-cell table:style-name="ce12" office:value-type="float" office:value="0.0784313725490196" calcext:value-type="float">
            <text:p>0.0784313725</text:p>
          </table:table-cell>
          <table:table-cell table:style-name="ce2" office:value-type="float" office:value="15" calcext:value-type="float">
            <text:p>1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6099999999999" calcext:value-type="float">
            <text:p>0.6100</text:p>
          </table:table-cell>
          <table:table-cell table:style-name="ce10" office:value-type="float" office:value="0.369999999999891" calcext:value-type="float">
            <text:p>0.3700</text:p>
          </table:table-cell>
          <table:table-cell table:style-name="ce10" office:value-type="float" office:value="0.336078431372555" calcext:value-type="float">
            <text:p>0.3361</text:p>
          </table:table-cell>
          <table:table-cell table:style-name="ce10" office:value-type="float" office:value="0.226764194704538" calcext:value-type="float">
            <text:p>0.2268</text:p>
          </table:table-cell>
          <table:table-cell table:style-name="ce12" office:value-type="float" office:value="0.0196078431372549" calcext:value-type="float">
            <text:p>0.0196078431</text:p>
          </table:table-cell>
          <table:table-cell table:style-name="ce2" office:value-type="float" office:value="15" calcext:value-type="float">
            <text:p>1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549999999999955" calcext:value-type="float">
            <text:p>0.5500</text:p>
          </table:table-cell>
          <table:table-cell table:style-name="ce10" office:value-type="float" office:value="0.279999999999973" calcext:value-type="float">
            <text:p>0.2800</text:p>
          </table:table-cell>
          <table:table-cell table:style-name="ce10" office:value-type="float" office:value="0.259803921568619" calcext:value-type="float">
            <text:p>0.2598</text:p>
          </table:table-cell>
          <table:table-cell table:style-name="ce10" office:value-type="float" office:value="0.30562395194094" calcext:value-type="float">
            <text:p>0.3056</text:p>
          </table:table-cell>
          <table:table-cell table:style-name="ce12" office:value-type="float" office:value="0.0196078431372549" calcext:value-type="float">
            <text:p>0.0196078431</text:p>
          </table:table-cell>
          <table:table-cell table:style-name="ce2" office:value-type="float" office:value="15" calcext:value-type="float">
            <text:p>1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599999999999909" calcext:value-type="float">
            <text:p>0.6000</text:p>
          </table:table-cell>
          <table:table-cell table:style-name="ce10" office:value-type="float" office:value="0.329999999999927" calcext:value-type="float">
            <text:p>0.3300</text:p>
          </table:table-cell>
          <table:table-cell table:style-name="ce10" office:value-type="float" office:value="0.302549019607813" calcext:value-type="float">
            <text:p>0.3025</text:p>
          </table:table-cell>
          <table:table-cell table:style-name="ce10" office:value-type="float" office:value="0.150539031483524" calcext:value-type="float">
            <text:p>0.1505</text:p>
          </table:table-cell>
          <table:table-cell table:style-name="ce12" office:value-type="float" office:value="0.0196078431372549" calcext:value-type="float">
            <text:p>0.0196078431</text:p>
          </table:table-cell>
          <table:table-cell table:style-name="ce2" office:value-type="float" office:value="15" calcext:value-type="float">
            <text:p>15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6099999999999" calcext:value-type="float">
            <text:p>0.6100</text:p>
          </table:table-cell>
          <table:table-cell table:style-name="ce10" office:value-type="float" office:value="0.339999999999918" calcext:value-type="float">
            <text:p>0.3400</text:p>
          </table:table-cell>
          <table:table-cell table:style-name="ce10" office:value-type="float" office:value="0.307450980392158" calcext:value-type="float">
            <text:p>0.3075</text:p>
          </table:table-cell>
          <table:table-cell table:style-name="ce10" office:value-type="float" office:value="0.214895323355388" calcext:value-type="float">
            <text:p>0.2149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529999999999973" calcext:value-type="float">
            <text:p>0.5300</text:p>
          </table:table-cell>
          <table:table-cell table:style-name="ce10" office:value-type="float" office:value="0.349999999999909" calcext:value-type="float">
            <text:p>0.3500</text:p>
          </table:table-cell>
          <table:table-cell table:style-name="ce10" office:value-type="float" office:value="0.319411764705891" calcext:value-type="float">
            <text:p>0.3194</text:p>
          </table:table-cell>
          <table:table-cell table:style-name="ce10" office:value-type="float" office:value="0.182148291235454" calcext:value-type="float">
            <text:p>0.1821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660000000000082" calcext:value-type="float">
            <text:p>0.6600</text:p>
          </table:table-cell>
          <table:table-cell table:style-name="ce10" office:value-type="float" office:value="0.380000000000109" calcext:value-type="float">
            <text:p>0.3800</text:p>
          </table:table-cell>
          <table:table-cell table:style-name="ce10" office:value-type="float" office:value="0.35470588235294" calcext:value-type="float">
            <text:p>0.3547</text:p>
          </table:table-cell>
          <table:table-cell table:style-name="ce10" office:value-type="float" office:value="0.292820764290998" calcext:value-type="float">
            <text:p>0.2928</text:p>
          </table:table-cell>
          <table:table-cell table:style-name="ce12" office:value-type="float" office:value="0.0392156862745098" calcext:value-type="float">
            <text:p>0.03921568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69000000000005" calcext:value-type="float">
            <text:p>1.6900</text:p>
          </table:table-cell>
          <table:table-cell office:value-type="float" office:value="3.61999999999989" calcext:value-type="float">
            <text:p>3.6200</text:p>
          </table:table-cell>
          <table:table-cell office:value-type="float" office:value="2.70000000000005" calcext:value-type="float">
            <text:p>2.7000</text:p>
          </table:table-cell>
          <table:table-cell office:value-type="float" office:value="2.72568627450981" calcext:value-type="float">
            <text:p>2.7257</text:p>
          </table:table-cell>
          <table:table-cell office:value-type="float" office:value="0.497157922596012" calcext:value-type="float">
            <text:p>0.497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.0000</text:p>
          </table:table-cell>
          <table:table-cell office:value-type="float" office:value="0.1099999999999" calcext:value-type="float">
            <text:p>0.1100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0421568627450597" calcext:value-type="float">
            <text:p>0.0422</text:p>
          </table:table-cell>
          <table:table-cell office:value-type="float" office:value="0.0259615099714707" calcext:value-type="float">
            <text:p>0.0260</text:p>
          </table:table-cell>
          <table:table-cell office:value-type="float" office:value="0.117647058823529" calcext:value-type="float">
            <text:p>0.1176470588</text:p>
          </table:table-cell>
          <table:table-cell office:value-type="float" office:value="16" calcext:value-type="float">
            <text:p>16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130000000000109" calcext:value-type="float">
            <text:p>0.13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786274509803296" calcext:value-type="float">
            <text:p>0.0786</text:p>
          </table:table-cell>
          <table:table-cell office:value-type="float" office:value="0.0282488937836479" calcext:value-type="float">
            <text:p>0.028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399999999999636" calcext:value-type="float">
            <text:p>0.040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0.0847058823528731" calcext:value-type="float">
            <text:p>0.0847</text:p>
          </table:table-cell>
          <table:table-cell office:value-type="float" office:value="0.0495782210251308" calcext:value-type="float">
            <text:p>0.049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0.150000000000091" calcext:value-type="float">
            <text:p>0.1500</text:p>
          </table:table-cell>
          <table:table-cell table:style-name="ce10" office:value-type="float" office:value="0.0999999999999091" calcext:value-type="float">
            <text:p>0.1000</text:p>
          </table:table-cell>
          <table:table-cell table:style-name="ce10" office:value-type="float" office:value="0.0919607843136508" calcext:value-type="float">
            <text:p>0.0920</text:p>
          </table:table-cell>
          <table:table-cell table:style-name="ce10" office:value-type="float" office:value="0.0203469899493752" calcext:value-type="float">
            <text:p>0.0203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10" office:value-type="float" office:value="0.0599999999999454" calcext:value-type="float">
            <text:p>0.0600</text:p>
          </table:table-cell>
          <table:table-cell table:style-name="ce10" office:value-type="float" office:value="0.150000000000091" calcext:value-type="float">
            <text:p>0.1500</text:p>
          </table:table-cell>
          <table:table-cell table:style-name="ce10" office:value-type="float" office:value="0.0999999999999091" calcext:value-type="float">
            <text:p>0.1000</text:p>
          </table:table-cell>
          <table:table-cell table:style-name="ce10" office:value-type="float" office:value="0.108627450980356" calcext:value-type="float">
            <text:p>0.1086</text:p>
          </table:table-cell>
          <table:table-cell table:style-name="ce10" office:value-type="float" office:value="0.0246576560119604" calcext:value-type="float">
            <text:p>0.0247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10" office:value-type="float" office:value="0.0599999999999454" calcext:value-type="float">
            <text:p>0.0600</text:p>
          </table:table-cell>
          <table:table-cell table:style-name="ce10" office:value-type="float" office:value="0.210000000000036" calcext:value-type="float">
            <text:p>0.2100</text:p>
          </table:table-cell>
          <table:table-cell table:style-name="ce10" office:value-type="float" office:value="0.0999999999999091" calcext:value-type="float">
            <text:p>0.1000</text:p>
          </table:table-cell>
          <table:table-cell table:style-name="ce10" office:value-type="float" office:value="0.111764705882323" calcext:value-type="float">
            <text:p>0.1118</text:p>
          </table:table-cell>
          <table:table-cell table:style-name="ce10" office:value-type="float" office:value="0.0437264222182276" calcext:value-type="float">
            <text:p>0.0437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10" office:value-type="float" office:value="0.0599999999999454" calcext:value-type="float">
            <text:p>0.0600</text:p>
          </table:table-cell>
          <table:table-cell table:style-name="ce10" office:value-type="float" office:value="0.210000000000036" calcext:value-type="float">
            <text:p>0.2100</text:p>
          </table:table-cell>
          <table:table-cell table:style-name="ce10" office:value-type="float" office:value="0.0999999999999091" calcext:value-type="float">
            <text:p>0.1000</text:p>
          </table:table-cell>
          <table:table-cell table:style-name="ce10" office:value-type="float" office:value="0.112745098039189" calcext:value-type="float">
            <text:p>0.1127</text:p>
          </table:table-cell>
          <table:table-cell table:style-name="ce10" office:value-type="float" office:value="0.0356089876296557" calcext:value-type="float">
            <text:p>0.0356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10" office:value-type="float" office:value="0.0599999999999454" calcext:value-type="float">
            <text:p>0.0600</text:p>
          </table:table-cell>
          <table:table-cell table:style-name="ce10" office:value-type="float" office:value="0.259999999999991" calcext:value-type="float">
            <text:p>0.2600</text:p>
          </table:table-cell>
          <table:table-cell table:style-name="ce10" office:value-type="float" office:value="0.0999999999999091" calcext:value-type="float">
            <text:p>0.1000</text:p>
          </table:table-cell>
          <table:table-cell table:style-name="ce10" office:value-type="float" office:value="0.120784313725452" calcext:value-type="float">
            <text:p>0.1208</text:p>
          </table:table-cell>
          <table:table-cell table:style-name="ce10" office:value-type="float" office:value="0.0471593044902763" calcext:value-type="float">
            <text:p>0.0472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10" office:value-type="float" office:value="0.0599999999999454" calcext:value-type="float">
            <text:p>0.0600</text:p>
          </table:table-cell>
          <table:table-cell table:style-name="ce10" office:value-type="float" office:value="0.230000000000018" calcext:value-type="float">
            <text:p>0.2300</text:p>
          </table:table-cell>
          <table:table-cell table:style-name="ce10" office:value-type="float" office:value="0.0999999999999091" calcext:value-type="float">
            <text:p>0.1000</text:p>
          </table:table-cell>
          <table:table-cell table:style-name="ce10" office:value-type="float" office:value="0.125294117647043" calcext:value-type="float">
            <text:p>0.1253</text:p>
          </table:table-cell>
          <table:table-cell table:style-name="ce10" office:value-type="float" office:value="0.0459565011724168" calcext:value-type="float">
            <text:p>0.046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10" office:value-type="float" office:value="0.0799999999999272" calcext:value-type="float">
            <text:p>0.0800</text:p>
          </table:table-cell>
          <table:table-cell table:style-name="ce10" office:value-type="float" office:value="0.210000000000036" calcext:value-type="float">
            <text:p>0.2100</text:p>
          </table:table-cell>
          <table:table-cell table:style-name="ce10" office:value-type="float" office:value="0.150000000000091" calcext:value-type="float">
            <text:p>0.1500</text:p>
          </table:table-cell>
          <table:table-cell table:style-name="ce10" office:value-type="float" office:value="0.131176470588241" calcext:value-type="float">
            <text:p>0.1312</text:p>
          </table:table-cell>
          <table:table-cell table:style-name="ce10" office:value-type="float" office:value="0.0389871773793392" calcext:value-type="float">
            <text:p>0.039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16" calcext:value-type="float">
            <text:p>16</text:p>
          </table:table-cell>
          <table:table-cell table:style-name="ce10" office:value-type="float" office:value="0.0599999999999454" calcext:value-type="float">
            <text:p>0.0600</text:p>
          </table:table-cell>
          <table:table-cell table:style-name="ce10" office:value-type="float" office:value="0.480000000000018" calcext:value-type="float">
            <text:p>0.4800</text:p>
          </table:table-cell>
          <table:table-cell table:style-name="ce10" office:value-type="float" office:value="0.150000000000091" calcext:value-type="float">
            <text:p>0.1500</text:p>
          </table:table-cell>
          <table:table-cell table:style-name="ce10" office:value-type="float" office:value="0.14568627450981" calcext:value-type="float">
            <text:p>0.1457</text:p>
          </table:table-cell>
          <table:table-cell table:style-name="ce10" office:value-type="float" office:value="0.0677347768875395" calcext:value-type="float">
            <text:p>0.0677</text:p>
          </table:table-cell>
          <table:table-cell table:style-name="ce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.27999999999997" calcext:value-type="float">
            <text:p>8.2800</text:p>
          </table:table-cell>
          <table:table-cell office:value-type="float" office:value="522.74" calcext:value-type="float">
            <text:p>522.7400</text:p>
          </table:table-cell>
          <table:table-cell office:value-type="float" office:value="93.52" calcext:value-type="float">
            <text:p>93.5200</text:p>
          </table:table-cell>
          <table:table-cell office:value-type="float" office:value="119.318823529412" calcext:value-type="float">
            <text:p>119.3188</text:p>
          </table:table-cell>
          <table:table-cell office:value-type="float" office:value="113.885899864733" calcext:value-type="float">
            <text:p>113.885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210000000000036" calcext:value-type="float">
            <text:p>0.2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23529411764727" calcext:value-type="float">
            <text:p>0.0124</text:p>
          </table:table-cell>
          <table:table-cell table:style-name="ce10" office:value-type="float" office:value="0.0514392845984556" calcext:value-type="float">
            <text:p>0.0514</text:p>
          </table:table-cell>
          <table:table-cell table:style-name="ce12" office:value-type="float" office:value="0.941176470588235" calcext:value-type="float">
            <text:p>0.9411764706</text:p>
          </table:table-cell>
          <table:table-cell table:style-name="ce2" office:value-type="float" office:value="17" calcext:value-type="float">
            <text:p>17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210000000000036" calcext:value-type="float">
            <text:p>0.2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247058823529455" calcext:value-type="float">
            <text:p>0.0247</text:p>
          </table:table-cell>
          <table:table-cell table:style-name="ce10" office:value-type="float" office:value="0.0727461339179055" calcext:value-type="float">
            <text:p>0.0727</text:p>
          </table:table-cell>
          <table:table-cell table:style-name="ce12" office:value-type="float" office:value="0.882352941176471" calcext:value-type="float">
            <text:p>0.88235294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10000000000036" calcext:value-type="float">
            <text:p>0.2100</text:p>
          </table:table-cell>
          <table:table-cell office:value-type="float" office:value="42.54" calcext:value-type="float">
            <text:p>42.5400</text:p>
          </table:table-cell>
          <table:table-cell office:value-type="float" office:value="5.18000000000006" calcext:value-type="float">
            <text:p>5.1800</text:p>
          </table:table-cell>
          <table:table-cell office:value-type="float" office:value="7.39098039215686" calcext:value-type="float">
            <text:p>7.3910</text:p>
          </table:table-cell>
          <table:table-cell office:value-type="float" office:value="8.8928797360585" calcext:value-type="float">
            <text:p>8.892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" calcext:value-type="float">
            <text:p>0.0000</text:p>
          </table:table-cell>
          <table:table-cell office:value-type="float" office:value="0.00254901960784082" calcext:value-type="float">
            <text:p>0.0025</text:p>
          </table:table-cell>
          <table:table-cell office:value-type="float" office:value="0.00509901951358815" calcext:value-type="float">
            <text:p>0.0051</text:p>
          </table:table-cell>
          <table:table-cell office:value-type="float" office:value="0.745098039215686" calcext:value-type="float">
            <text:p>0.745098039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table:number-columns-repeated="2" office:value-type="float" office:value="0.00999999999999091" calcext:value-type="float">
            <text:p>0.0100</text:p>
          </table:table-cell>
          <table:table-cell office:value-type="float" office:value="0.00529411764705401" calcext:value-type="float">
            <text:p>0.0053</text:p>
          </table:table-cell>
          <table:table-cell office:value-type="float" office:value="0.00734846922834285" calcext:value-type="float">
            <text:p>0.0073</text:p>
          </table:table-cell>
          <table:table-cell office:value-type="float" office:value="0.470588235294118" calcext:value-type="float">
            <text:p>0.470588235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.00999999999999091" calcext:value-type="float">
            <text:p>0.0100</text:p>
          </table:table-cell>
          <table:table-cell office:value-type="float" office:value="0.00764705882352246" calcext:value-type="float">
            <text:p>0.0076</text:p>
          </table:table-cell>
          <table:table-cell office:value-type="float" office:value="0.00632455532033101" calcext:value-type="float">
            <text:p>0.0063</text:p>
          </table:table-cell>
          <table:table-cell office:value-type="float" office:value="0.313725490196078" calcext:value-type="float">
            <text:p>0.3137254902</text:p>
          </table:table-cell>
          <table:table-cell table:style-name="ce2" office:value-type="float" office:value="18" calcext:value-type="float">
            <text:p>1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0823529411763957" calcext:value-type="float">
            <text:p>0.0082</text:p>
          </table:table-cell>
          <table:table-cell table:style-name="ce10" office:value-type="float" office:value="0.00734846922834285" calcext:value-type="float">
            <text:p>0.0073</text:p>
          </table:table-cell>
          <table:table-cell table:style-name="ce12" office:value-type="float" office:value="0.352941176470588" calcext:value-type="float">
            <text:p>0.3529411765</text:p>
          </table:table-cell>
          <table:table-cell table:style-name="ce2" office:value-type="float" office:value="18" calcext:value-type="float">
            <text:p>1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299999999999727" calcext:value-type="float">
            <text:p>0.03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0901960784312905" calcext:value-type="float">
            <text:p>0.0090</text:p>
          </table:table-cell>
          <table:table-cell table:style-name="ce10" office:value-type="float" office:value="0.00707106781185904" calcext:value-type="float">
            <text:p>0.0071</text:p>
          </table:table-cell>
          <table:table-cell table:style-name="ce12" office:value-type="float" office:value="0.274509803921569" calcext:value-type="float">
            <text:p>0.2745098039</text:p>
          </table:table-cell>
          <table:table-cell table:style-name="ce2" office:value-type="float" office:value="18" calcext:value-type="float">
            <text:p>1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0745098039215009" calcext:value-type="float">
            <text:p>0.0075</text:p>
          </table:table-cell>
          <table:table-cell table:style-name="ce10" office:value-type="float" office:value="0.0103923048454038" calcext:value-type="float">
            <text:p>0.0104</text:p>
          </table:table-cell>
          <table:table-cell table:style-name="ce12" office:value-type="float" office:value="0.411764705882353" calcext:value-type="float">
            <text:p>0.4117647059</text:p>
          </table:table-cell>
          <table:table-cell table:style-name="ce2" office:value-type="float" office:value="18" calcext:value-type="float">
            <text:p>1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299999999999727" calcext:value-type="float">
            <text:p>0.03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113725490195975" calcext:value-type="float">
            <text:p>0.0114</text:p>
          </table:table-cell>
          <table:table-cell table:style-name="ce10" office:value-type="float" office:value="0.00989949493660266" calcext:value-type="float">
            <text:p>0.0099</text:p>
          </table:table-cell>
          <table:table-cell table:style-name="ce12" office:value-type="float" office:value="0.333333333333333" calcext:value-type="float">
            <text:p>0.3333333333</text:p>
          </table:table-cell>
          <table:table-cell table:style-name="ce2" office:value-type="float" office:value="18" calcext:value-type="float">
            <text:p>1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117647058823422" calcext:value-type="float">
            <text:p>0.0118</text:p>
          </table:table-cell>
          <table:table-cell table:style-name="ce10" office:value-type="float" office:value="0.0154919333848156" calcext:value-type="float">
            <text:p>0.0155</text:p>
          </table:table-cell>
          <table:table-cell table:style-name="ce12" office:value-type="float" office:value="0.274509803921569" calcext:value-type="float">
            <text:p>0.2745098039</text:p>
          </table:table-cell>
          <table:table-cell table:style-name="ce2" office:value-type="float" office:value="18" calcext:value-type="float">
            <text:p>1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119607843137146" calcext:value-type="float">
            <text:p>0.0120</text:p>
          </table:table-cell>
          <table:table-cell table:style-name="ce10" office:value-type="float" office:value="0.0171464281994666" calcext:value-type="float">
            <text:p>0.0171</text:p>
          </table:table-cell>
          <table:table-cell table:style-name="ce12" office:value-type="float" office:value="0.352941176470588" calcext:value-type="float">
            <text:p>0.3529411765</text:p>
          </table:table-cell>
          <table:table-cell table:style-name="ce2" office:value-type="float" office:value="18" calcext:value-type="float">
            <text:p>1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12156862745087" calcext:value-type="float">
            <text:p>0.0122</text:p>
          </table:table-cell>
          <table:table-cell table:style-name="ce10" office:value-type="float" office:value="0.0169705627484617" calcext:value-type="float">
            <text:p>0.0170</text:p>
          </table:table-cell>
          <table:table-cell table:style-name="ce12" office:value-type="float" office:value="0.352941176470588" calcext:value-type="float">
            <text:p>0.3529411765</text:p>
          </table:table-cell>
          <table:table-cell table:style-name="ce2" office:value-type="float" office:value="18" calcext:value-type="float">
            <text:p>1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.0135294117646936" calcext:value-type="float">
            <text:p>0.0135</text:p>
          </table:table-cell>
          <table:table-cell table:style-name="ce10" office:value-type="float" office:value="0.0127279220613463" calcext:value-type="float">
            <text:p>0.0127</text:p>
          </table:table-cell>
          <table:table-cell table:style-name="ce12" office:value-type="float" office:value="0.254901960784314" calcext:value-type="float">
            <text:p>0.254901960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3.79999999999995" calcext:value-type="float">
            <text:p>3.8000</text:p>
          </table:table-cell>
          <table:table-cell office:value-type="float" office:value="1.26999999999998" calcext:value-type="float">
            <text:p>1.2700</text:p>
          </table:table-cell>
          <table:table-cell office:value-type="float" office:value="1.40764705882352" calcext:value-type="float">
            <text:p>1.4076</text:p>
          </table:table-cell>
          <table:table-cell office:value-type="float" office:value="2.52528810237564" calcext:value-type="float">
            <text:p>2.525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19" calcext:value-type="float">
            <text:p>19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392156862744741" calcext:value-type="float">
            <text:p>0.0004</text:p>
          </table:table-cell>
          <table:table-cell table:style-name="ce10" office:value-type="float" office:value="0.00282842712474362" calcext:value-type="float">
            <text:p>0.0028</text:p>
          </table:table-cell>
          <table:table-cell table:style-name="ce12" office:value-type="float" office:value="0.980392156862745" calcext:value-type="float">
            <text:p>0.9803921569</text:p>
          </table:table-cell>
          <table:table-cell table:style-name="ce2" office:value-type="float" office:value="19" calcext:value-type="float">
            <text:p>19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529411764705401" calcext:value-type="float">
            <text:p>0.0053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2" office:value-type="float" office:value="0.725490196078431" calcext:value-type="float">
            <text:p>0.7254901961</text:p>
          </table:table-cell>
          <table:table-cell table:style-name="ce2" office:value-type="float" office:value="19" calcext:value-type="float">
            <text:p>19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299999999999727" calcext:value-type="float">
            <text:p>0.03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588235294117112" calcext:value-type="float">
            <text:p>0.0059</text:p>
          </table:table-cell>
          <table:table-cell table:style-name="ce10" office:value-type="float" office:value="0.0174355957741468" calcext:value-type="float">
            <text:p>0.0174</text:p>
          </table:table-cell>
          <table:table-cell table:style-name="ce12" office:value-type="float" office:value="0.725490196078431" calcext:value-type="float">
            <text:p>0.7254901961</text:p>
          </table:table-cell>
          <table:table-cell table:style-name="ce2" office:value-type="float" office:value="19" calcext:value-type="float">
            <text:p>19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299999999999727" calcext:value-type="float">
            <text:p>0.03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882352941175668" calcext:value-type="float">
            <text:p>0.0088</text:p>
          </table:table-cell>
          <table:table-cell table:style-name="ce10" office:value-type="float" office:value="0.0140712472794575" calcext:value-type="float">
            <text:p>0.0141</text:p>
          </table:table-cell>
          <table:table-cell table:style-name="ce12" office:value-type="float" office:value="0.568627450980392" calcext:value-type="float">
            <text:p>0.568627451</text:p>
          </table:table-cell>
          <table:table-cell table:style-name="ce2" office:value-type="float" office:value="19" calcext:value-type="float">
            <text:p>19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299999999999727" calcext:value-type="float">
            <text:p>0.03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.0154901960784173" calcext:value-type="float">
            <text:p>0.0155</text:p>
          </table:table-cell>
          <table:table-cell table:style-name="ce10" office:value-type="float" office:value="0.018867962264096" calcext:value-type="float">
            <text:p>0.0189</text:p>
          </table:table-cell>
          <table:table-cell table:style-name="ce12" office:value-type="float" office:value="0.333333333333333" calcext:value-type="float">
            <text:p>0.3333333333</text:p>
          </table:table-cell>
          <table:table-cell table:style-name="ce2" office:value-type="float" office:value="19" calcext:value-type="float">
            <text:p>19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299999999999727" calcext:value-type="float">
            <text:p>0.03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.0135294117646936" calcext:value-type="float">
            <text:p>0.0135</text:p>
          </table:table-cell>
          <table:table-cell table:style-name="ce10" office:value-type="float" office:value="0.0134907375632198" calcext:value-type="float">
            <text:p>0.0135</text:p>
          </table:table-cell>
          <table:table-cell table:style-name="ce12" office:value-type="float" office:value="0.392156862745098" calcext:value-type="float">
            <text:p>0.39215686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50000000000091" calcext:value-type="float">
            <text:p>0.1500</text:p>
          </table:table-cell>
          <table:table-cell office:value-type="float" office:value="26.28" calcext:value-type="float">
            <text:p>26.2800</text:p>
          </table:table-cell>
          <table:table-cell office:value-type="float" office:value="2.3599999999999" calcext:value-type="float">
            <text:p>2.3600</text:p>
          </table:table-cell>
          <table:table-cell office:value-type="float" office:value="3.40529411764708" calcext:value-type="float">
            <text:p>3.4053</text:p>
          </table:table-cell>
          <table:table-cell office:value-type="float" office:value="4.41686653635809" calcext:value-type="float">
            <text:p>4.416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392156862744741" calcext:value-type="float">
            <text:p>0.0004</text:p>
          </table:table-cell>
          <table:table-cell table:style-name="ce10" office:value-type="float" office:value="0.00199999999999818" calcext:value-type="float">
            <text:p>0.0020</text:p>
          </table:table-cell>
          <table:table-cell table:style-name="ce12" office:value-type="float" office:value="0.96078431372549" calcext:value-type="float">
            <text:p>0.9607843137</text:p>
          </table:table-cell>
          <table:table-cell table:style-name="ce2" office:value-type="float" office:value="20" calcext:value-type="float">
            <text:p>2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215686274509608" calcext:value-type="float">
            <text:p>0.0022</text:p>
          </table:table-cell>
          <table:table-cell table:style-name="ce10" office:value-type="float" office:value="0.00469041575981916" calcext:value-type="float">
            <text:p>0.0047</text:p>
          </table:table-cell>
          <table:table-cell table:style-name="ce12" office:value-type="float" office:value="0.784313725490196" calcext:value-type="float">
            <text:p>0.7843137255</text:p>
          </table:table-cell>
          <table:table-cell table:style-name="ce2" office:value-type="float" office:value="20" calcext:value-type="float">
            <text:p>2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274509803921319" calcext:value-type="float">
            <text:p>0.0027</text:p>
          </table:table-cell>
          <table:table-cell table:style-name="ce10" office:value-type="float" office:value="0.00565685424948723" calcext:value-type="float">
            <text:p>0.0057</text:p>
          </table:table-cell>
          <table:table-cell table:style-name="ce12" office:value-type="float" office:value="0.745098039215686" calcext:value-type="float">
            <text:p>0.7450980392</text:p>
          </table:table-cell>
          <table:table-cell table:style-name="ce2" office:value-type="float" office:value="20" calcext:value-type="float">
            <text:p>2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999999999999091" calcext:value-type="float">
            <text:p>0.0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176470588235134" calcext:value-type="float">
            <text:p>0.0018</text:p>
          </table:table-cell>
          <table:table-cell table:style-name="ce10" office:value-type="float" office:value="0.00424264068711543" calcext:value-type="float">
            <text:p>0.0042</text:p>
          </table:table-cell>
          <table:table-cell table:style-name="ce12" office:value-type="float" office:value="0.823529411764706" calcext:value-type="float">
            <text:p>0.8235294118</text:p>
          </table:table-cell>
          <table:table-cell table:style-name="ce2" office:value-type="float" office:value="20" calcext:value-type="float">
            <text:p>2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294117647058556" calcext:value-type="float">
            <text:p>0.0029</text:p>
          </table:table-cell>
          <table:table-cell table:style-name="ce10" office:value-type="float" office:value="0.00648074069840197" calcext:value-type="float">
            <text:p>0.0065</text:p>
          </table:table-cell>
          <table:table-cell table:style-name="ce12" office:value-type="float" office:value="0.764705882352941" calcext:value-type="float">
            <text:p>0.7647058824</text:p>
          </table:table-cell>
          <table:table-cell table:style-name="ce2" office:value-type="float" office:value="20" calcext:value-type="float">
            <text:p>2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352941176470267" calcext:value-type="float">
            <text:p>0.0035</text:p>
          </table:table-cell>
          <table:table-cell table:style-name="ce10" office:value-type="float" office:value="0.00799999999999272" calcext:value-type="float">
            <text:p>0.0080</text:p>
          </table:table-cell>
          <table:table-cell table:style-name="ce12" office:value-type="float" office:value="0.725490196078431" calcext:value-type="float">
            <text:p>0.7254901961</text:p>
          </table:table-cell>
          <table:table-cell table:style-name="ce2" office:value-type="float" office:value="20" calcext:value-type="float">
            <text:p>2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99999999999818" calcext:value-type="float">
            <text:p>0.0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372549019607504" calcext:value-type="float">
            <text:p>0.0037</text:p>
          </table:table-cell>
          <table:table-cell table:style-name="ce10" office:value-type="float" office:value="0.00707106781185904" calcext:value-type="float">
            <text:p>0.0071</text:p>
          </table:table-cell>
          <table:table-cell table:style-name="ce12" office:value-type="float" office:value="0.686274509803922" calcext:value-type="float">
            <text:p>0.686274509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100000000002183" calcext:value-type="float">
            <text:p>0.0100</text:p>
          </table:table-cell>
          <table:table-cell office:value-type="float" office:value="236.89" calcext:value-type="float">
            <text:p>236.8900</text:p>
          </table:table-cell>
          <table:table-cell office:value-type="float" office:value="16.7600000000002" calcext:value-type="float">
            <text:p>16.7600</text:p>
          </table:table-cell>
          <table:table-cell office:value-type="float" office:value="34.3764705882353" calcext:value-type="float">
            <text:p>34.3765</text:p>
          </table:table-cell>
          <table:table-cell office:value-type="float" office:value="56.2315887557874" calcext:value-type="float">
            <text:p>56.2316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.000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21" calcext:value-type="float">
            <text:p>2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309999999999945" calcext:value-type="float">
            <text:p>0.3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647058823530161" calcext:value-type="float">
            <text:p>0.0065</text:p>
          </table:table-cell>
          <table:table-cell table:style-name="ce10" office:value-type="float" office:value="0.0438862165149777" calcext:value-type="float">
            <text:p>0.0439</text:p>
          </table:table-cell>
          <table:table-cell table:style-name="ce12" office:value-type="float" office:value="0.941176470588235" calcext:value-type="float">
            <text:p>0.9411764706</text:p>
          </table:table-cell>
          <table:table-cell table:style-name="ce2" office:value-type="float" office:value="21" calcext:value-type="float">
            <text:p>2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00000000002183" calcext:value-type="float">
            <text:p>0.0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196078431376829" calcext:value-type="float">
            <text:p>0.0002</text:p>
          </table:table-cell>
          <table:table-cell table:style-name="ce10" office:value-type="float" office:value="0.00141421356240396" calcext:value-type="float">
            <text:p>0.0014</text:p>
          </table:table-cell>
          <table:table-cell table:style-name="ce12" office:value-type="float" office:value="0.980392156862745" calcext:value-type="float">
            <text:p>0.9803921569</text:p>
          </table:table-cell>
          <table:table-cell table:style-name="ce2" office:value-type="float" office:value="21" calcext:value-type="float">
            <text:p>2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00000000002183" calcext:value-type="float">
            <text:p>0.0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392156862753658" calcext:value-type="float">
            <text:p>0.0004</text:p>
          </table:table-cell>
          <table:table-cell table:style-name="ce10" office:value-type="float" office:value="0.00200000000004366" calcext:value-type="float">
            <text:p>0.0020</text:p>
          </table:table-cell>
          <table:table-cell table:style-name="ce12" office:value-type="float" office:value="0.96078431372549" calcext:value-type="float">
            <text:p>0.9607843137</text:p>
          </table:table-cell>
          <table:table-cell table:style-name="ce2" office:value-type="float" office:value="21" calcext:value-type="float">
            <text:p>2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309999999999945" calcext:value-type="float">
            <text:p>0.3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666666666667844" calcext:value-type="float">
            <text:p>0.0067</text:p>
          </table:table-cell>
          <table:table-cell table:style-name="ce10" office:value-type="float" office:value="0.0439089968001956" calcext:value-type="float">
            <text:p>0.0439</text:p>
          </table:table-cell>
          <table:table-cell table:style-name="ce12" office:value-type="float" office:value="0.92156862745098" calcext:value-type="float">
            <text:p>0.9215686275</text:p>
          </table:table-cell>
          <table:table-cell table:style-name="ce2" office:value-type="float" office:value="21" calcext:value-type="float">
            <text:p>2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00000000002183" calcext:value-type="float">
            <text:p>0.0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0196078431376829" calcext:value-type="float">
            <text:p>0.0002</text:p>
          </table:table-cell>
          <table:table-cell table:style-name="ce10" office:value-type="float" office:value="0.00141421356240396" calcext:value-type="float">
            <text:p>0.0014</text:p>
          </table:table-cell>
          <table:table-cell table:style-name="ce12" office:value-type="float" office:value="0.980392156862745" calcext:value-type="float">
            <text:p>0.9803921569</text:p>
          </table:table-cell>
          <table:table-cell table:style-name="ce2" office:value-type="float" office:value="21" calcext:value-type="float">
            <text:p>2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309999999999945" calcext:value-type="float">
            <text:p>0.3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686274509805527" calcext:value-type="float">
            <text:p>0.0069</text:p>
          </table:table-cell>
          <table:table-cell table:style-name="ce10" office:value-type="float" office:value="0.0434971263418716" calcext:value-type="float">
            <text:p>0.0435</text:p>
          </table:table-cell>
          <table:table-cell table:style-name="ce12" office:value-type="float" office:value="0.901960784313726" calcext:value-type="float">
            <text:p>0.9019607843</text:p>
          </table:table-cell>
          <table:table-cell table:style-name="ce2" office:value-type="float" office:value="21" calcext:value-type="float">
            <text:p>2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309999999999945" calcext:value-type="float">
            <text:p>0.31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25490196078496" calcext:value-type="float">
            <text:p>0.0125</text:p>
          </table:table-cell>
          <table:table-cell table:style-name="ce10" office:value-type="float" office:value="0.0620322496770738" calcext:value-type="float">
            <text:p>0.0620</text:p>
          </table:table-cell>
          <table:table-cell table:style-name="ce12" office:value-type="float" office:value="0.92156862745098" calcext:value-type="float">
            <text:p>0.9215686275</text:p>
          </table:table-cell>
          <table:table-cell table:style-name="ce2" office:value-type="float" office:value="21" calcext:value-type="float">
            <text:p>21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320000000000164" calcext:value-type="float">
            <text:p>0.32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35294117647337" calcext:value-type="float">
            <text:p>0.0135</text:p>
          </table:table-cell>
          <table:table-cell table:style-name="ce10" office:value-type="float" office:value="0.0631030902571494" calcext:value-type="float">
            <text:p>0.0631</text:p>
          </table:table-cell>
          <table:table-cell table:style-name="ce12" office:value-type="float" office:value="0.843137254901961" calcext:value-type="float">
            <text:p>0.843137254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89999999999964" calcext:value-type="float">
            <text:p>0.2900</text:p>
          </table:table-cell>
          <table:table-cell office:value-type="float" office:value="59.23" calcext:value-type="float">
            <text:p>59.2300</text:p>
          </table:table-cell>
          <table:table-cell office:value-type="float" office:value="20.4499999999998" calcext:value-type="float">
            <text:p>20.4500</text:p>
          </table:table-cell>
          <table:table-cell office:value-type="float" office:value="17.4133333333333" calcext:value-type="float">
            <text:p>17.4133</text:p>
          </table:table-cell>
          <table:table-cell office:value-type="float" office:value="20.0765538377482" calcext:value-type="float">
            <text:p>20.076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76470588238254" calcext:value-type="float">
            <text:p>0.0018</text:p>
          </table:table-cell>
          <table:table-cell office:value-type="float" office:value="0.00469041575988703" calcext:value-type="float">
            <text:p>0.0047</text:p>
          </table:table-cell>
          <table:table-cell office:value-type="float" office:value="0.843137254901961" calcext:value-type="float">
            <text:p>0.843137254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199999999999818" calcext:value-type="float">
            <text:p>0.0200</text:p>
          </table:table-cell>
          <table:table-cell office:value-type="float" office:value="0" calcext:value-type="float">
            <text:p>0.0000</text:p>
          </table:table-cell>
          <table:table-cell office:value-type="float" office:value="0.00137254901962889" calcext:value-type="float">
            <text:p>0.0014</text:p>
          </table:table-cell>
          <table:table-cell office:value-type="float" office:value="0.00424264068716902" calcext:value-type="float">
            <text:p>0.0042</text:p>
          </table:table-cell>
          <table:table-cell office:value-type="float" office:value="0.882352941176471" calcext:value-type="float">
            <text:p>0.88235294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.0000</text:p>
          </table:table-cell>
          <table:table-cell office:value-type="float" office:value="0.0300000000002001" calcext:value-type="float">
            <text:p>0.0300</text:p>
          </table:table-cell>
          <table:table-cell office:value-type="float" office:value="0" calcext:value-type="float">
            <text:p>0.0000</text:p>
          </table:table-cell>
          <table:table-cell office:value-type="float" office:value="0.00372549019611517" calcext:value-type="float">
            <text:p>0.0037</text:p>
          </table:table-cell>
          <table:table-cell office:value-type="float" office:value="0.0276405499223428" calcext:value-type="float">
            <text:p>0.0276</text:p>
          </table:table-cell>
          <table:table-cell office:value-type="float" office:value="0.764705882352941" calcext:value-type="float">
            <text:p>0.7647058824</text:p>
          </table:table-cell>
          <table:table-cell table:style-name="ce2" office:value-type="float" office:value="22" calcext:value-type="float">
            <text:p>2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300000000002001" calcext:value-type="float">
            <text:p>0.03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450980392161357" calcext:value-type="float">
            <text:p>0.0045</text:p>
          </table:table-cell>
          <table:table-cell table:style-name="ce10" office:value-type="float" office:value="0.00883176086638675" calcext:value-type="float">
            <text:p>0.0088</text:p>
          </table:table-cell>
          <table:table-cell table:style-name="ce12" office:value-type="float" office:value="0.686274509803922" calcext:value-type="float">
            <text:p>0.6862745098</text:p>
          </table:table-cell>
          <table:table-cell table:style-name="ce2" office:value-type="float" office:value="22" calcext:value-type="float">
            <text:p>2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529411764712088" calcext:value-type="float">
            <text:p>0.0053</text:p>
          </table:table-cell>
          <table:table-cell table:style-name="ce10" office:value-type="float" office:value="0.0104880884817744" calcext:value-type="float">
            <text:p>0.0105</text:p>
          </table:table-cell>
          <table:table-cell table:style-name="ce12" office:value-type="float" office:value="0.647058823529412" calcext:value-type="float">
            <text:p>0.6470588235</text:p>
          </table:table-cell>
          <table:table-cell table:style-name="ce2" office:value-type="float" office:value="22" calcext:value-type="float">
            <text:p>2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300000000002001" calcext:value-type="float">
            <text:p>0.03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490196078439397" calcext:value-type="float">
            <text:p>0.0049</text:p>
          </table:table-cell>
          <table:table-cell table:style-name="ce10" office:value-type="float" office:value="0.00836660026544729" calcext:value-type="float">
            <text:p>0.0084</text:p>
          </table:table-cell>
          <table:table-cell table:style-name="ce12" office:value-type="float" office:value="0.588235294117647" calcext:value-type="float">
            <text:p>0.5882352941</text:p>
          </table:table-cell>
          <table:table-cell table:style-name="ce2" office:value-type="float" office:value="22" calcext:value-type="float">
            <text:p>2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399999999999636" calcext:value-type="float">
            <text:p>0.04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431372549023674" calcext:value-type="float">
            <text:p>0.0043</text:p>
          </table:table-cell>
          <table:table-cell table:style-name="ce10" office:value-type="float" office:value="0.0100000000000546" calcext:value-type="float">
            <text:p>0.0100</text:p>
          </table:table-cell>
          <table:table-cell table:style-name="ce12" office:value-type="float" office:value="0.745098039215686" calcext:value-type="float">
            <text:p>0.7450980392</text:p>
          </table:table-cell>
          <table:table-cell table:style-name="ce2" office:value-type="float" office:value="22" calcext:value-type="float">
            <text:p>2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300000000002001" calcext:value-type="float">
            <text:p>0.03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588235294126029" calcext:value-type="float">
            <text:p>0.0059</text:p>
          </table:table-cell>
          <table:table-cell table:style-name="ce10" office:value-type="float" office:value="0.00927361849561967" calcext:value-type="float">
            <text:p>0.0093</text:p>
          </table:table-cell>
          <table:table-cell table:style-name="ce12" office:value-type="float" office:value="0.568627450980392" calcext:value-type="float">
            <text:p>0.568627451</text:p>
          </table:table-cell>
          <table:table-cell table:style-name="ce2" office:value-type="float" office:value="22" calcext:value-type="float">
            <text:p>2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2.13000000000011" calcext:value-type="float">
            <text:p>2.13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130392156862827" calcext:value-type="float">
            <text:p>0.1304</text:p>
          </table:table-cell>
          <table:table-cell table:style-name="ce10" office:value-type="float" office:value="0.52019419450816" calcext:value-type="float">
            <text:p>0.5202</text:p>
          </table:table-cell>
          <table:table-cell table:style-name="ce12" office:value-type="float" office:value="0.509803921568627" calcext:value-type="float">
            <text:p>0.5098039216</text:p>
          </table:table-cell>
          <table:table-cell table:style-name="ce2" office:value-type="float" office:value="22" calcext:value-type="float">
            <text:p>2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300000000002001" calcext:value-type="float">
            <text:p>0.03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0509803921573514" calcext:value-type="float">
            <text:p>0.0051</text:p>
          </table:table-cell>
          <table:table-cell table:style-name="ce10" office:value-type="float" office:value="0.0169705627484349" calcext:value-type="float">
            <text:p>0.0170</text:p>
          </table:table-cell>
          <table:table-cell table:style-name="ce12" office:value-type="float" office:value="0.647058823529412" calcext:value-type="float">
            <text:p>0.6470588235</text:p>
          </table:table-cell>
          <table:table-cell table:style-name="ce2" office:value-type="float" office:value="22" calcext:value-type="float">
            <text:p>22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2.13000000000011" calcext:value-type="float">
            <text:p>2.13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470588235294938" calcext:value-type="float">
            <text:p>0.0471</text:p>
          </table:table-cell>
          <table:table-cell table:style-name="ce10" office:value-type="float" office:value="0.299929991831415" calcext:value-type="float">
            <text:p>0.2999</text:p>
          </table:table-cell>
          <table:table-cell table:style-name="ce12" office:value-type="float" office:value="0.549019607843137" calcext:value-type="float">
            <text:p>0.549019607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29.46" calcext:value-type="float">
            <text:p>329.4600</text:p>
          </table:table-cell>
          <table:table-cell office:value-type="float" office:value="329.49" calcext:value-type="float">
            <text:p>329.4900</text:p>
          </table:table-cell>
          <table:table-cell office:value-type="float" office:value="329.46" calcext:value-type="float">
            <text:p>329.4600</text:p>
          </table:table-cell>
          <table:table-cell office:value-type="float" office:value="329.461568627451" calcext:value-type="float">
            <text:p>329.4616</text:p>
          </table:table-cell>
          <table:table-cell office:value-type="float" office:value="0.00599999999996423" calcext:value-type="float">
            <text:p>0.006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329.46" calcext:value-type="float">
            <text:p>329.46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29.4117647058824" calcext:value-type="float">
            <text:p>29.4118</text:p>
          </table:table-cell>
          <table:table-cell office:value-type="float" office:value="54.7722557505166" calcext:value-type="float">
            <text:p>54.7723</text:p>
          </table:table-cell>
          <table:table-cell office:value-type="float" office:value="0.705882352941177" calcext:value-type="float">
            <text:p>0.705882352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25.4901960784314" calcext:value-type="float">
            <text:p>25.4902</text:p>
          </table:table-cell>
          <table:table-cell office:value-type="float" office:value="50.9901951359278" calcext:value-type="float">
            <text:p>50.9902</text:p>
          </table:table-cell>
          <table:table-cell office:value-type="float" office:value="0.745098039215686" calcext:value-type="float">
            <text:p>0.7450980392</text:p>
          </table:table-cell>
          <table:table-cell table:style-name="ce2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100" calcext:value-type="float">
            <text:p>100.0000</text:p>
          </table:table-cell>
          <table:table-cell table:style-name="ce10" office:value-type="float" office:value="50.9803921568627" calcext:value-type="float">
            <text:p>50.9804</text:p>
          </table:table-cell>
          <table:table-cell table:style-name="ce10" office:value-type="float" office:value="72.1110255092798" calcext:value-type="float">
            <text:p>72.1110</text:p>
          </table:table-cell>
          <table:table-cell table:style-name="ce12" office:value-type="float" office:value="0.490196078431373" calcext:value-type="float">
            <text:p>0.4901960784</text:p>
          </table:table-cell>
          <table:table-cell table:style-name="ce2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100" calcext:value-type="float">
            <text:p>100.0000</text:p>
          </table:table-cell>
          <table:table-cell table:style-name="ce10" office:value-type="float" office:value="54.9019607843137" calcext:value-type="float">
            <text:p>54.9020</text:p>
          </table:table-cell>
          <table:table-cell table:style-name="ce10" office:value-type="float" office:value="74.8331477354788" calcext:value-type="float">
            <text:p>74.8331</text:p>
          </table:table-cell>
          <table:table-cell table:style-name="ce12" office:value-type="float" office:value="0.450980392156863" calcext:value-type="float">
            <text:p>0.4509803922</text:p>
          </table:table-cell>
          <table:table-cell table:style-name="ce2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100" calcext:value-type="float">
            <text:p>100.0000</text:p>
          </table:table-cell>
          <table:table-cell table:style-name="ce10" office:value-type="float" office:value="62.7450980392157" calcext:value-type="float">
            <text:p>62.7451</text:p>
          </table:table-cell>
          <table:table-cell table:style-name="ce10" office:value-type="float" office:value="61.6441400296898" calcext:value-type="float">
            <text:p>61.6441</text:p>
          </table:table-cell>
          <table:table-cell table:style-name="ce12" office:value-type="float" office:value="0.372549019607843" calcext:value-type="float">
            <text:p>0.3725490196</text:p>
          </table:table-cell>
          <table:table-cell table:style-name="ce2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100" calcext:value-type="float">
            <text:p>100.0000</text:p>
          </table:table-cell>
          <table:table-cell table:style-name="ce10" office:value-type="float" office:value="72.5490196078431" calcext:value-type="float">
            <text:p>72.5490</text:p>
          </table:table-cell>
          <table:table-cell table:style-name="ce10" office:value-type="float" office:value="52.9150262212918" calcext:value-type="float">
            <text:p>52.9150</text:p>
          </table:table-cell>
          <table:table-cell table:style-name="ce12" office:value-type="float" office:value="0.274509803921569" calcext:value-type="float">
            <text:p>0.2745098039</text:p>
          </table:table-cell>
          <table:table-cell table:style-name="ce2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100" calcext:value-type="float">
            <text:p>100.0000</text:p>
          </table:table-cell>
          <table:table-cell table:style-name="ce10" office:value-type="float" office:value="74.5098039215686" calcext:value-type="float">
            <text:p>74.5098</text:p>
          </table:table-cell>
          <table:table-cell table:style-name="ce10" office:value-type="float" office:value="50.9901951359278" calcext:value-type="float">
            <text:p>50.9902</text:p>
          </table:table-cell>
          <table:table-cell table:style-name="ce12" office:value-type="float" office:value="0.254901960784314" calcext:value-type="float">
            <text:p>0.2549019608</text:p>
          </table:table-cell>
          <table:table-cell table:style-name="ce2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100" calcext:value-type="float">
            <text:p>100.0000</text:p>
          </table:table-cell>
          <table:table-cell table:style-name="ce10" office:value-type="float" office:value="62.7450980392157" calcext:value-type="float">
            <text:p>62.7451</text:p>
          </table:table-cell>
          <table:table-cell table:style-name="ce10" office:value-type="float" office:value="80" calcext:value-type="float">
            <text:p>80.0000</text:p>
          </table:table-cell>
          <table:table-cell table:style-name="ce12" office:value-type="float" office:value="0.372549019607843" calcext:value-type="float">
            <text:p>0.3725490196</text:p>
          </table:table-cell>
          <table:table-cell table:style-name="ce2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100" calcext:value-type="float">
            <text:p>100.0000</text:p>
          </table:table-cell>
          <table:table-cell table:style-name="ce10" office:value-type="float" office:value="78.4313725490196" calcext:value-type="float">
            <text:p>78.4314</text:p>
          </table:table-cell>
          <table:table-cell table:style-name="ce10" office:value-type="float" office:value="89.4427190999916" calcext:value-type="float">
            <text:p>89.4427</text:p>
          </table:table-cell>
          <table:table-cell table:style-name="ce12" office:value-type="float" office:value="0.215686274509804" calcext:value-type="float">
            <text:p>0.2156862745</text:p>
          </table:table-cell>
          <table:table-cell table:style-name="ce2" office:value-type="float" office:value="23" calcext:value-type="float">
            <text:p>23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100" calcext:value-type="float">
            <text:p>100.0000</text:p>
          </table:table-cell>
          <table:table-cell table:style-name="ce10" office:value-type="float" office:value="82.3529411764706" calcext:value-type="float">
            <text:p>82.3529</text:p>
          </table:table-cell>
          <table:table-cell table:style-name="ce10" office:value-type="float" office:value="42.4264068711929" calcext:value-type="float">
            <text:p>42.4264</text:p>
          </table:table-cell>
          <table:table-cell table:style-name="ce12" office:value-type="float" office:value="0.176470588235294" calcext:value-type="float">
            <text:p>0.176470588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6.07" calcext:value-type="float">
            <text:p>106.0700</text:p>
          </table:table-cell>
          <table:table-cell office:value-type="float" office:value="135.26" calcext:value-type="float">
            <text:p>135.2600</text:p>
          </table:table-cell>
          <table:table-cell office:value-type="float" office:value="118.94" calcext:value-type="float">
            <text:p>118.9400</text:p>
          </table:table-cell>
          <table:table-cell office:value-type="float" office:value="118.80862745098" calcext:value-type="float">
            <text:p>118.8086</text:p>
          </table:table-cell>
          <table:table-cell office:value-type="float" office:value="7.30854212548584" calcext:value-type="float">
            <text:p>7.308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000</text:p>
          </table:table-cell>
          <table:table-cell office:value-type="float" office:value="0.690000000000055" calcext:value-type="float">
            <text:p>0.6900</text:p>
          </table:table-cell>
          <table:table-cell office:value-type="float" office:value="0" calcext:value-type="float">
            <text:p>0.0000</text:p>
          </table:table-cell>
          <table:table-cell office:value-type="float" office:value="0.0260784313725476" calcext:value-type="float">
            <text:p>0.0261</text:p>
          </table:table-cell>
          <table:table-cell office:value-type="float" office:value="0.133093951778427" calcext:value-type="float">
            <text:p>0.1331</text:p>
          </table:table-cell>
          <table:table-cell office:value-type="float" office:value="0.96078431372549" calcext:value-type="float">
            <text:p>0.9607843137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4" calcext:value-type="float">
            <text:p>24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690000000000055" calcext:value-type="float">
            <text:p>0.69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3529411764707" calcext:value-type="float">
            <text:p>0.0135</text:p>
          </table:table-cell>
          <table:table-cell table:style-name="ce10" office:value-type="float" office:value="0.0975807358037513" calcext:value-type="float">
            <text:p>0.0976</text:p>
          </table:table-cell>
          <table:table-cell table:style-name="ce12" office:value-type="float" office:value="0.980392156862745" calcext:value-type="float">
            <text:p>0.9803921569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5" table:style-name="ce10" office:value-type="float" office:value="0" calcext:value-type="float">
            <text:p>0.0000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24" calcext:value-type="float">
            <text:p>24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690000000000055" calcext:value-type="float">
            <text:p>0.69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262745098039244" calcext:value-type="float">
            <text:p>0.0263</text:p>
          </table:table-cell>
          <table:table-cell table:style-name="ce10" office:value-type="float" office:value="0.134059688198966" calcext:value-type="float">
            <text:p>0.1341</text:p>
          </table:table-cell>
          <table:table-cell table:style-name="ce12" office:value-type="float" office:value="0.96078431372549" calcext:value-type="float">
            <text:p>0.9607843137</text:p>
          </table:table-cell>
          <table:table-cell table:style-name="ce2" office:value-type="float" office:value="24" calcext:value-type="float">
            <text:p>24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690000000000055" calcext:value-type="float">
            <text:p>0.69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13529411764707" calcext:value-type="float">
            <text:p>0.0135</text:p>
          </table:table-cell>
          <table:table-cell table:style-name="ce10" office:value-type="float" office:value="0.0975807358037513" calcext:value-type="float">
            <text:p>0.0976</text:p>
          </table:table-cell>
          <table:table-cell table:style-name="ce12" office:value-type="float" office:value="0.980392156862745" calcext:value-type="float">
            <text:p>0.9803921569</text:p>
          </table:table-cell>
          <table:table-cell table:style-name="ce2" office:value-type="float" office:value="24" calcext:value-type="float">
            <text:p>24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690000000000055" calcext:value-type="float">
            <text:p>0.69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674509803921579" calcext:value-type="float">
            <text:p>0.0675</text:p>
          </table:table-cell>
          <table:table-cell table:style-name="ce10" office:value-type="float" office:value="0.217568380055562" calcext:value-type="float">
            <text:p>0.2176</text:p>
          </table:table-cell>
          <table:table-cell table:style-name="ce12" office:value-type="float" office:value="0.901960784313726" calcext:value-type="float">
            <text:p>0.9019607843</text:p>
          </table:table-cell>
          <table:table-cell table:style-name="ce2" office:value-type="float" office:value="24" calcext:value-type="float">
            <text:p>24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690000000000055" calcext:value-type="float">
            <text:p>0.69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405882352941209" calcext:value-type="float">
            <text:p>0.0406</text:p>
          </table:table-cell>
          <table:table-cell table:style-name="ce10" office:value-type="float" office:value="0.169014792252053" calcext:value-type="float">
            <text:p>0.1690</text:p>
          </table:table-cell>
          <table:table-cell table:style-name="ce12" office:value-type="float" office:value="0.941176470588235" calcext:value-type="float">
            <text:p>0.9411764706</text:p>
          </table:table-cell>
          <table:table-cell table:style-name="ce2" office:value-type="float" office:value="24" calcext:value-type="float">
            <text:p>24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690000000000055" calcext:value-type="float">
            <text:p>0.69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0.0398039215686314" calcext:value-type="float">
            <text:p>0.0398</text:p>
          </table:table-cell>
          <table:table-cell table:style-name="ce10" office:value-type="float" office:value="0.165813147850239" calcext:value-type="float">
            <text:p>0.1658</text:p>
          </table:table-cell>
          <table:table-cell table:style-name="ce12" office:value-type="float" office:value="0.941176470588235" calcext:value-type="float">
            <text:p>0.941176470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4.41" calcext:value-type="float">
            <text:p>114.4100</text:p>
          </table:table-cell>
          <table:table-cell office:value-type="float" office:value="201.56" calcext:value-type="float">
            <text:p>201.5600</text:p>
          </table:table-cell>
          <table:table-cell office:value-type="float" office:value="171.07" calcext:value-type="float">
            <text:p>171.0700</text:p>
          </table:table-cell>
          <table:table-cell office:value-type="float" office:value="166.084705882353" calcext:value-type="float">
            <text:p>166.0847</text:p>
          </table:table-cell>
          <table:table-cell office:value-type="float" office:value="32.6361922104893" calcext:value-type="float">
            <text:p>32.636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 table:style-name="ce10" office:value-type="float" office:value="100" calcext:value-type="float">
            <text:p>1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 table:style-name="ce10" office:value-type="float" office:value="100" calcext:value-type="float">
            <text:p>1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 table:style-name="ce10" office:value-type="float" office:value="100" calcext:value-type="float">
            <text:p>1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 table:style-name="ce10" office:value-type="float" office:value="100" calcext:value-type="float">
            <text:p>1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 table:style-name="ce10" office:value-type="float" office:value="100" calcext:value-type="float">
            <text:p>1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 table:style-name="ce10" office:value-type="float" office:value="100" calcext:value-type="float">
            <text:p>1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 table:style-name="ce10" office:value-type="float" office:value="100" calcext:value-type="float">
            <text:p>1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 table:style-name="ce10" office:value-type="float" office:value="100" calcext:value-type="float">
            <text:p>100.0000</text:p>
          </table:table-cell>
          <table:table-cell table:style-name="ce10" office:value-type="float" office:value="0" calcext:value-type="float">
            <text:p>0.0000</text:p>
          </table:table-cell>
          <table:table-cell table:style-name="ce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.03" calcext:value-type="float">
            <text:p>100.0300</text:p>
          </table:table-cell>
          <table:table-cell office:value-type="float" office:value="100.31" calcext:value-type="float">
            <text:p>100.3100</text:p>
          </table:table-cell>
          <table:table-cell office:value-type="float" office:value="100.12" calcext:value-type="float">
            <text:p>100.1200</text:p>
          </table:table-cell>
          <table:table-cell office:value-type="float" office:value="100.130392156863" calcext:value-type="float">
            <text:p>100.1304</text:p>
          </table:table-cell>
          <table:table-cell office:value-type="float" office:value="0.116593310271248" calcext:value-type="float">
            <text:p>0.116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6" calcext:value-type="float">
            <text:p>100.0600</text:p>
          </table:table-cell>
          <table:table-cell office:value-type="float" office:value="100.04" calcext:value-type="float">
            <text:p>100.0400</text:p>
          </table:table-cell>
          <table:table-cell office:value-type="float" office:value="100.038039215686" calcext:value-type="float">
            <text:p>100.0380</text:p>
          </table:table-cell>
          <table:table-cell office:value-type="float" office:value="0.0181659021246761" calcext:value-type="float">
            <text:p>0.018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00.01" calcext:value-type="float">
            <text:p>100.0100</text:p>
          </table:table-cell>
          <table:table-cell office:value-type="float" office:value="100.08" calcext:value-type="float">
            <text:p>100.0800</text:p>
          </table:table-cell>
          <table:table-cell office:value-type="float" office:value="100.05" calcext:value-type="float">
            <text:p>100.0500</text:p>
          </table:table-cell>
          <table:table-cell office:value-type="float" office:value="100.044901960784" calcext:value-type="float">
            <text:p>100.0449</text:p>
          </table:table-cell>
          <table:table-cell office:value-type="float" office:value="0.0221359436210907" calcext:value-type="float">
            <text:p>0.022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0799999999999272" calcext:value-type="float">
            <text:p>0.0800</text:p>
          </table:table-cell>
          <table:table-cell office:value-type="float" office:value="100.08" calcext:value-type="float">
            <text:p>100.0800</text:p>
          </table:table-cell>
          <table:table-cell office:value-type="float" office:value="52.8600000000001" calcext:value-type="float">
            <text:p>52.8600</text:p>
          </table:table-cell>
          <table:table-cell office:value-type="float" office:value="51.9945098039215" calcext:value-type="float">
            <text:p>51.9945</text:p>
          </table:table-cell>
          <table:table-cell office:value-type="float" office:value="31.8935821757293" calcext:value-type="float">
            <text:p>31.893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style-name="ce10" office:value-type="float" office:value="0.0900000000001455" calcext:value-type="float">
            <text:p>0.0900</text:p>
          </table:table-cell>
          <table:table-cell table:style-name="ce10" office:value-type="float" office:value="100.06" calcext:value-type="float">
            <text:p>100.0600</text:p>
          </table:table-cell>
          <table:table-cell table:style-name="ce10" office:value-type="float" office:value="48.3000000000002" calcext:value-type="float">
            <text:p>48.3000</text:p>
          </table:table-cell>
          <table:table-cell table:style-name="ce10" office:value-type="float" office:value="53.9958823529412" calcext:value-type="float">
            <text:p>53.9959</text:p>
          </table:table-cell>
          <table:table-cell table:style-name="ce10" office:value-type="float" office:value="62.056778743341" calcext:value-type="float">
            <text:p>62.0568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style-name="ce10" office:value-type="float" office:value="2.9699999999998" calcext:value-type="float">
            <text:p>2.9700</text:p>
          </table:table-cell>
          <table:table-cell table:style-name="ce10" office:value-type="float" office:value="100.09" calcext:value-type="float">
            <text:p>100.0900</text:p>
          </table:table-cell>
          <table:table-cell table:style-name="ce10" office:value-type="float" office:value="65.9899999999998" calcext:value-type="float">
            <text:p>65.9900</text:p>
          </table:table-cell>
          <table:table-cell table:style-name="ce10" office:value-type="float" office:value="66.2345098039216" calcext:value-type="float">
            <text:p>66.2345</text:p>
          </table:table-cell>
          <table:table-cell table:style-name="ce10" office:value-type="float" office:value="42.4449323712501" calcext:value-type="float">
            <text:p>42.4449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style-name="ce10" office:value-type="float" office:value="0.920000000000073" calcext:value-type="float">
            <text:p>0.9200</text:p>
          </table:table-cell>
          <table:table-cell table:style-name="ce10" office:value-type="float" office:value="100.07" calcext:value-type="float">
            <text:p>100.0700</text:p>
          </table:table-cell>
          <table:table-cell table:style-name="ce10" office:value-type="float" office:value="65.23" calcext:value-type="float">
            <text:p>65.2300</text:p>
          </table:table-cell>
          <table:table-cell table:style-name="ce10" office:value-type="float" office:value="65.6603921568627" calcext:value-type="float">
            <text:p>65.6604</text:p>
          </table:table-cell>
          <table:table-cell table:style-name="ce10" office:value-type="float" office:value="30.0397461041202" calcext:value-type="float">
            <text:p>30.0397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style-name="ce10" office:value-type="float" office:value="29.79" calcext:value-type="float">
            <text:p>29.7900</text:p>
          </table:table-cell>
          <table:table-cell table:style-name="ce10" office:value-type="float" office:value="100.1" calcext:value-type="float">
            <text:p>100.1000</text:p>
          </table:table-cell>
          <table:table-cell table:style-name="ce10" office:value-type="float" office:value="65.6700000000001" calcext:value-type="float">
            <text:p>65.6700</text:p>
          </table:table-cell>
          <table:table-cell table:style-name="ce10" office:value-type="float" office:value="69.7533333333333" calcext:value-type="float">
            <text:p>69.7533</text:p>
          </table:table-cell>
          <table:table-cell table:style-name="ce10" office:value-type="float" office:value="28.5809896259734" calcext:value-type="float">
            <text:p>28.581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style-name="ce10" office:value-type="float" office:value="22.0799999999999" calcext:value-type="float">
            <text:p>22.0800</text:p>
          </table:table-cell>
          <table:table-cell table:style-name="ce10" office:value-type="float" office:value="100.11" calcext:value-type="float">
            <text:p>100.1100</text:p>
          </table:table-cell>
          <table:table-cell table:style-name="ce10" office:value-type="float" office:value="85.9899999999998" calcext:value-type="float">
            <text:p>85.9900</text:p>
          </table:table-cell>
          <table:table-cell table:style-name="ce10" office:value-type="float" office:value="76.5374509803922" calcext:value-type="float">
            <text:p>76.5375</text:p>
          </table:table-cell>
          <table:table-cell table:style-name="ce10" office:value-type="float" office:value="29.06941058914" calcext:value-type="float">
            <text:p>29.0694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style-name="ce10" office:value-type="float" office:value="3.38000000000011" calcext:value-type="float">
            <text:p>3.3800</text:p>
          </table:table-cell>
          <table:table-cell table:style-name="ce10" office:value-type="float" office:value="100.09" calcext:value-type="float">
            <text:p>100.0900</text:p>
          </table:table-cell>
          <table:table-cell table:style-name="ce10" office:value-type="float" office:value="66.3699999999999" calcext:value-type="float">
            <text:p>66.3700</text:p>
          </table:table-cell>
          <table:table-cell table:style-name="ce10" office:value-type="float" office:value="66.1301960784314" calcext:value-type="float">
            <text:p>66.1302</text:p>
          </table:table-cell>
          <table:table-cell table:style-name="ce10" office:value-type="float" office:value="43.1498927229258" calcext:value-type="float">
            <text:p>43.1499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style-name="ce10" office:value-type="float" office:value="30.5300000000002" calcext:value-type="float">
            <text:p>30.5300</text:p>
          </table:table-cell>
          <table:table-cell table:style-name="ce10" office:value-type="float" office:value="100.11" calcext:value-type="float">
            <text:p>100.1100</text:p>
          </table:table-cell>
          <table:table-cell table:style-name="ce10" office:value-type="float" office:value="87.6300000000001" calcext:value-type="float">
            <text:p>87.6300</text:p>
          </table:table-cell>
          <table:table-cell table:style-name="ce10" office:value-type="float" office:value="78.5903921568628" calcext:value-type="float">
            <text:p>78.5904</text:p>
          </table:table-cell>
          <table:table-cell table:style-name="ce10" office:value-type="float" office:value="33.3622628728929" calcext:value-type="float">
            <text:p>33.3623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style-name="ce10" office:value-type="float" office:value="30.8699999999999" calcext:value-type="float">
            <text:p>30.8700</text:p>
          </table:table-cell>
          <table:table-cell table:style-name="ce10" office:value-type="float" office:value="100.1" calcext:value-type="float">
            <text:p>100.1000</text:p>
          </table:table-cell>
          <table:table-cell table:style-name="ce10" office:value-type="float" office:value="85.25" calcext:value-type="float">
            <text:p>85.2500</text:p>
          </table:table-cell>
          <table:table-cell table:style-name="ce10" office:value-type="float" office:value="79.0743137254902" calcext:value-type="float">
            <text:p>79.0743</text:p>
          </table:table-cell>
          <table:table-cell table:style-name="ce10" office:value-type="float" office:value="26.3191735812507" calcext:value-type="float">
            <text:p>26.3192</text:p>
          </table:table-cell>
          <table:table-cell table:style-name="ce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57999999999993" calcext:value-type="float">
            <text:p>1.5800</text:p>
          </table:table-cell>
          <table:table-cell office:value-type="float" office:value="400.22" calcext:value-type="float">
            <text:p>400.2200</text:p>
          </table:table-cell>
          <table:table-cell office:value-type="float" office:value="5" calcext:value-type="float">
            <text:p>5.0000</text:p>
          </table:table-cell>
          <table:table-cell office:value-type="float" office:value="136.23568627451" calcext:value-type="float">
            <text:p>136.2357</text:p>
          </table:table-cell>
          <table:table-cell office:value-type="float" office:value="230.892189846257" calcext:value-type="float">
            <text:p>230.892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139999999999873" calcext:value-type="float">
            <text:p>0.1400</text:p>
          </table:table-cell>
          <table:table-cell office:value-type="float" office:value="0.5" calcext:value-type="float">
            <text:p>0.5000</text:p>
          </table:table-cell>
          <table:table-cell office:value-type="float" office:value="0.340000000000146" calcext:value-type="float">
            <text:p>0.3400</text:p>
          </table:table-cell>
          <table:table-cell office:value-type="float" office:value="0.336274509803932" calcext:value-type="float">
            <text:p>0.3363</text:p>
          </table:table-cell>
          <table:table-cell office:value-type="float" office:value="0.119582607431009" calcext:value-type="float">
            <text:p>0.1196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2199999999998" calcext:value-type="float">
            <text:p>0.2200</text:p>
          </table:table-cell>
          <table:table-cell office:value-type="float" office:value="0.739999999999782" calcext:value-type="float">
            <text:p>0.7400</text:p>
          </table:table-cell>
          <table:table-cell office:value-type="float" office:value="0.449999999999818" calcext:value-type="float">
            <text:p>0.4500</text:p>
          </table:table-cell>
          <table:table-cell office:value-type="float" office:value="0.461372549019585" calcext:value-type="float">
            <text:p>0.4614</text:p>
          </table:table-cell>
          <table:table-cell office:value-type="float" office:value="0.234959570990297" calcext:value-type="float">
            <text:p>0.235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25" calcext:value-type="float">
            <text:p>0.2500</text:p>
          </table:table-cell>
          <table:table-cell office:value-type="float" office:value="0.909999999999854" calcext:value-type="float">
            <text:p>0.9100</text:p>
          </table:table-cell>
          <table:table-cell office:value-type="float" office:value="0.539999999999964" calcext:value-type="float">
            <text:p>0.5400</text:p>
          </table:table-cell>
          <table:table-cell office:value-type="float" office:value="0.560392156862753" calcext:value-type="float">
            <text:p>0.5604</text:p>
          </table:table-cell>
          <table:table-cell office:value-type="float" office:value="0.291592180965185" calcext:value-type="float">
            <text:p>0.2916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10" office:value-type="float" office:value="0.199999999999818" calcext:value-type="float">
            <text:p>0.2000</text:p>
          </table:table-cell>
          <table:table-cell table:style-name="ce10" office:value-type="float" office:value="1.25" calcext:value-type="float">
            <text:p>1.2500</text:p>
          </table:table-cell>
          <table:table-cell table:style-name="ce10" office:value-type="float" office:value="0.639999999999873" calcext:value-type="float">
            <text:p>0.6400</text:p>
          </table:table-cell>
          <table:table-cell table:style-name="ce10" office:value-type="float" office:value="0.655098039215683" calcext:value-type="float">
            <text:p>0.6551</text:p>
          </table:table-cell>
          <table:table-cell table:style-name="ce10" office:value-type="float" office:value="0.207894203863394" calcext:value-type="float">
            <text:p>0.2079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10" office:value-type="float" office:value="0.429999999999836" calcext:value-type="float">
            <text:p>0.4300</text:p>
          </table:table-cell>
          <table:table-cell table:style-name="ce10" office:value-type="float" office:value="1.30999999999995" calcext:value-type="float">
            <text:p>1.3100</text:p>
          </table:table-cell>
          <table:table-cell table:style-name="ce10" office:value-type="float" office:value="0.710000000000036" calcext:value-type="float">
            <text:p>0.7100</text:p>
          </table:table-cell>
          <table:table-cell table:style-name="ce10" office:value-type="float" office:value="0.737058823529441" calcext:value-type="float">
            <text:p>0.7371</text:p>
          </table:table-cell>
          <table:table-cell table:style-name="ce10" office:value-type="float" office:value="0.22379454863778" calcext:value-type="float">
            <text:p>0.2238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10" office:value-type="float" office:value="0.429999999999836" calcext:value-type="float">
            <text:p>0.4300</text:p>
          </table:table-cell>
          <table:table-cell table:style-name="ce10" office:value-type="float" office:value="1.5" calcext:value-type="float">
            <text:p>1.5000</text:p>
          </table:table-cell>
          <table:table-cell table:style-name="ce10" office:value-type="float" office:value="0.889999999999873" calcext:value-type="float">
            <text:p>0.8900</text:p>
          </table:table-cell>
          <table:table-cell table:style-name="ce10" office:value-type="float" office:value="0.897254901960771" calcext:value-type="float">
            <text:p>0.8973</text:p>
          </table:table-cell>
          <table:table-cell table:style-name="ce10" office:value-type="float" office:value="0.660950830243835" calcext:value-type="float">
            <text:p>0.661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10" office:value-type="float" office:value="0.429999999999836" calcext:value-type="float">
            <text:p>0.4300</text:p>
          </table:table-cell>
          <table:table-cell table:style-name="ce10" office:value-type="float" office:value="1.55000000000018" calcext:value-type="float">
            <text:p>1.5500</text:p>
          </table:table-cell>
          <table:table-cell table:style-name="ce10" office:value-type="float" office:value="0.940000000000055" calcext:value-type="float">
            <text:p>0.9400</text:p>
          </table:table-cell>
          <table:table-cell table:style-name="ce10" office:value-type="float" office:value="0.928039215686282" calcext:value-type="float">
            <text:p>0.9280</text:p>
          </table:table-cell>
          <table:table-cell table:style-name="ce10" office:value-type="float" office:value="0.571930065655038" calcext:value-type="float">
            <text:p>0.5719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10" office:value-type="float" office:value="0.320000000000164" calcext:value-type="float">
            <text:p>0.3200</text:p>
          </table:table-cell>
          <table:table-cell table:style-name="ce10" office:value-type="float" office:value="1.42000000000007" calcext:value-type="float">
            <text:p>1.4200</text:p>
          </table:table-cell>
          <table:table-cell table:style-name="ce10" office:value-type="float" office:value="0.9699999999998" calcext:value-type="float">
            <text:p>0.9700</text:p>
          </table:table-cell>
          <table:table-cell table:style-name="ce10" office:value-type="float" office:value="0.97568627450979" calcext:value-type="float">
            <text:p>0.9757</text:p>
          </table:table-cell>
          <table:table-cell table:style-name="ce10" office:value-type="float" office:value="0.256694370799191" calcext:value-type="float">
            <text:p>0.2567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10" office:value-type="float" office:value="0.5300000000002" calcext:value-type="float">
            <text:p>0.5300</text:p>
          </table:table-cell>
          <table:table-cell table:style-name="ce10" office:value-type="float" office:value="1.73000000000002" calcext:value-type="float">
            <text:p>1.7300</text:p>
          </table:table-cell>
          <table:table-cell table:style-name="ce10" office:value-type="float" office:value="1.03999999999996" calcext:value-type="float">
            <text:p>1.0400</text:p>
          </table:table-cell>
          <table:table-cell table:style-name="ce10" office:value-type="float" office:value="1.03450980392157" calcext:value-type="float">
            <text:p>1.0345</text:p>
          </table:table-cell>
          <table:table-cell table:style-name="ce10" office:value-type="float" office:value="0.334245418816674" calcext:value-type="float">
            <text:p>0.3342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10" office:value-type="float" office:value="0.5" calcext:value-type="float">
            <text:p>0.5000</text:p>
          </table:table-cell>
          <table:table-cell table:style-name="ce10" office:value-type="float" office:value="1.63000000000011" calcext:value-type="float">
            <text:p>1.6300</text:p>
          </table:table-cell>
          <table:table-cell table:style-name="ce10" office:value-type="float" office:value="1.11000000000013" calcext:value-type="float">
            <text:p>1.1100</text:p>
          </table:table-cell>
          <table:table-cell table:style-name="ce10" office:value-type="float" office:value="1.05098039215684" calcext:value-type="float">
            <text:p>1.0510</text:p>
          </table:table-cell>
          <table:table-cell table:style-name="ce10" office:value-type="float" office:value="0.264786706614951" calcext:value-type="float">
            <text:p>0.2648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7" calcext:value-type="float">
            <text:p>27</text:p>
          </table:table-cell>
          <table:table-cell table:style-name="ce10" office:value-type="float" office:value="0.440000000000055" calcext:value-type="float">
            <text:p>0.4400</text:p>
          </table:table-cell>
          <table:table-cell table:style-name="ce10" office:value-type="float" office:value="1.59999999999991" calcext:value-type="float">
            <text:p>1.6000</text:p>
          </table:table-cell>
          <table:table-cell table:style-name="ce10" office:value-type="float" office:value="1.0300000000002" calcext:value-type="float">
            <text:p>1.0300</text:p>
          </table:table-cell>
          <table:table-cell table:style-name="ce10" office:value-type="float" office:value="1.04156862745095" calcext:value-type="float">
            <text:p>1.0416</text:p>
          </table:table-cell>
          <table:table-cell table:style-name="ce10" office:value-type="float" office:value="0.27262061550803" calcext:value-type="float">
            <text:p>0.2726</text:p>
          </table:table-cell>
          <table:table-cell table:style-name="ce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478.4" calcext:value-type="float">
            <text:p>478.4000</text:p>
          </table:table-cell>
          <table:table-cell office:value-type="float" office:value="372.23" calcext:value-type="float">
            <text:p>372.2300</text:p>
          </table:table-cell>
          <table:table-cell office:value-type="float" office:value="381.448235294118" calcext:value-type="float">
            <text:p>381.4482</text:p>
          </table:table-cell>
          <table:table-cell office:value-type="float" office:value="37.0394702985882" calcext:value-type="float">
            <text:p>37.039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15.9" calcext:value-type="float">
            <text:p>315.9000</text:p>
          </table:table-cell>
          <table:table-cell table:number-columns-repeated="2" office:value-type="float" office:value="342.72" calcext:value-type="float">
            <text:p>342.7200</text:p>
          </table:table-cell>
          <table:table-cell office:value-type="float" office:value="342.194117647058" calcext:value-type="float">
            <text:p>342.1941</text:p>
          </table:table-cell>
          <table:table-cell office:value-type="float" office:value="3.7929207742846" calcext:value-type="float">
            <text:p>3.792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00.78" calcext:value-type="float">
            <text:p>300.78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334.626470588235" calcext:value-type="float">
            <text:p>334.6265</text:p>
          </table:table-cell>
          <table:table-cell office:value-type="float" office:value="16.3879167071351" calcext:value-type="float">
            <text:p>16.387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.0000</text:p>
          </table:table-cell>
          <table:table-cell office:value-type="float" office:value="356.83" calcext:value-type="float">
            <text:p>356.8300</text:p>
          </table:table-cell>
          <table:table-cell office:value-type="float" office:value="342.72" calcext:value-type="float">
            <text:p>342.7200</text:p>
          </table:table-cell>
          <table:table-cell office:value-type="float" office:value="275.992156862745" calcext:value-type="float">
            <text:p>275.9922</text:p>
          </table:table-cell>
          <table:table-cell office:value-type="float" office:value="160.352964768351" calcext:value-type="float">
            <text:p>160.3530</text:p>
          </table:table-cell>
          <table:table-cell office:value-type="float" office:value="0.196078431372549" calcext:value-type="float">
            <text:p>0.1960784314</text:p>
          </table:table-cell>
          <table:table-cell table:style-name="ce2" office:value-type="float" office:value="28" calcext:value-type="float">
            <text:p>28</text:p>
          </table:table-cell>
          <table:table-cell table:style-name="ce10" office:value-type="float" office:value="0" calcext:value-type="float">
            <text:p>0.0000</text:p>
          </table:table-cell>
          <table:table-cell table:style-name="ce10" office:value-type="float" office:value="356.83" calcext:value-type="float">
            <text:p>356.8300</text:p>
          </table:table-cell>
          <table:table-cell table:style-name="ce10" office:value-type="float" office:value="342.72" calcext:value-type="float">
            <text:p>342.7200</text:p>
          </table:table-cell>
          <table:table-cell table:style-name="ce10" office:value-type="float" office:value="321.315294117647" calcext:value-type="float">
            <text:p>321.3153</text:p>
          </table:table-cell>
          <table:table-cell table:style-name="ce10" office:value-type="float" office:value="84.9842712976936" calcext:value-type="float">
            <text:p>84.9843</text:p>
          </table:table-cell>
          <table:table-cell table:style-name="ce12" office:value-type="float" office:value="0.0392156862745098" calcext:value-type="float">
            <text:p>0.0392156863</text:p>
          </table:table-cell>
          <table:table-cell table:style-name="ce2" office:value-type="float" office:value="28" calcext:value-type="float">
            <text:p>28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356.83" calcext:value-type="float">
            <text:p>356.8300</text:p>
          </table:table-cell>
          <table:table-cell table:style-name="ce10" office:value-type="float" office:value="331.317843137255" calcext:value-type="float">
            <text:p>331.3178</text:p>
          </table:table-cell>
          <table:table-cell table:style-name="ce10" office:value-type="float" office:value="87.8915652835925" calcext:value-type="float">
            <text:p>87.8916</text:p>
          </table:table-cell>
          <table:table-cell table:style-name="ce12" office:value-type="float" office:value="0.0588235294117647" calcext:value-type="float">
            <text:p>0.0588235294</text:p>
          </table:table-cell>
          <table:table-cell table:style-name="ce2" office:value-type="float" office:value="28" calcext:value-type="float">
            <text:p>28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356.83" calcext:value-type="float">
            <text:p>356.8300</text:p>
          </table:table-cell>
          <table:table-cell table:style-name="ce10" office:value-type="float" office:value="333.063529411765" calcext:value-type="float">
            <text:p>333.0635</text:p>
          </table:table-cell>
          <table:table-cell table:style-name="ce10" office:value-type="float" office:value="84.8697774947007" calcext:value-type="float">
            <text:p>84.8698</text:p>
          </table:table-cell>
          <table:table-cell table:style-name="ce12" office:value-type="float" office:value="0.0588235294117647" calcext:value-type="float">
            <text:p>0.0588235294</text:p>
          </table:table-cell>
          <table:table-cell table:style-name="ce2" office:value-type="float" office:value="28" calcext:value-type="float">
            <text:p>28</text:p>
          </table:table-cell>
          <table:table-cell table:style-name="ce10" office:value-type="float" office:value="315.9" calcext:value-type="float">
            <text:p>315.9000</text:p>
          </table:table-cell>
          <table:table-cell table:number-columns-repeated="2" table:style-name="ce10" office:value-type="float" office:value="356.83" calcext:value-type="float">
            <text:p>356.8300</text:p>
          </table:table-cell>
          <table:table-cell table:style-name="ce10" office:value-type="float" office:value="355.023529411765" calcext:value-type="float">
            <text:p>355.0235</text:p>
          </table:table-cell>
          <table:table-cell table:style-name="ce10" office:value-type="float" office:value="7.20959568907991" calcext:value-type="float">
            <text:p>7.2096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8" calcext:value-type="float">
            <text:p>28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356.83" calcext:value-type="float">
            <text:p>356.8300</text:p>
          </table:table-cell>
          <table:table-cell table:style-name="ce10" office:value-type="float" office:value="341.286862745098" calcext:value-type="float">
            <text:p>341.2869</text:p>
          </table:table-cell>
          <table:table-cell table:style-name="ce10" office:value-type="float" office:value="71.7197636080878" calcext:value-type="float">
            <text:p>71.7198</text:p>
          </table:table-cell>
          <table:table-cell table:style-name="ce12" office:value-type="float" office:value="0.0392156862745098" calcext:value-type="float">
            <text:p>0.0392156863</text:p>
          </table:table-cell>
          <table:table-cell table:style-name="ce2" office:value-type="float" office:value="28" calcext:value-type="float">
            <text:p>28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356.83" calcext:value-type="float">
            <text:p>356.8300</text:p>
          </table:table-cell>
          <table:table-cell table:style-name="ce10" office:value-type="float" office:value="330.523921568627" calcext:value-type="float">
            <text:p>330.5239</text:p>
          </table:table-cell>
          <table:table-cell table:style-name="ce10" office:value-type="float" office:value="94.6648021283518" calcext:value-type="float">
            <text:p>94.6648</text:p>
          </table:table-cell>
          <table:table-cell table:style-name="ce12" office:value-type="float" office:value="0.0588235294117647" calcext:value-type="float">
            <text:p>0.0588235294</text:p>
          </table:table-cell>
          <table:table-cell table:style-name="ce2" office:value-type="float" office:value="28" calcext:value-type="float">
            <text:p>28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356.83" calcext:value-type="float">
            <text:p>356.8300</text:p>
          </table:table-cell>
          <table:table-cell table:style-name="ce10" office:value-type="float" office:value="334.601176470588" calcext:value-type="float">
            <text:p>334.6012</text:p>
          </table:table-cell>
          <table:table-cell table:style-name="ce10" office:value-type="float" office:value="87.4965714642579" calcext:value-type="float">
            <text:p>87.4966</text:p>
          </table:table-cell>
          <table:table-cell table:style-name="ce12" office:value-type="float" office:value="0.0588235294117647" calcext:value-type="float">
            <text:p>0.0588235294</text:p>
          </table:table-cell>
          <table:table-cell table:style-name="ce2" office:value-type="float" office:value="28" calcext:value-type="float">
            <text:p>28</text:p>
          </table:table-cell>
          <table:table-cell table:style-name="ce10" office:value-type="float" office:value="0" calcext:value-type="float">
            <text:p>0.0000</text:p>
          </table:table-cell>
          <table:table-cell table:number-columns-repeated="2" table:style-name="ce10" office:value-type="float" office:value="356.83" calcext:value-type="float">
            <text:p>356.8300</text:p>
          </table:table-cell>
          <table:table-cell table:style-name="ce10" office:value-type="float" office:value="330.327450980392" calcext:value-type="float">
            <text:p>330.3275</text:p>
          </table:table-cell>
          <table:table-cell table:style-name="ce10" office:value-type="float" office:value="94.6735528540046" calcext:value-type="float">
            <text:p>94.6736</text:p>
          </table:table-cell>
          <table:table-cell table:style-name="ce12" office:value-type="float" office:value="0.0588235294117647" calcext:value-type="float">
            <text:p>0.058823529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3.42" calcext:value-type="float">
            <text:p>203.4200</text:p>
          </table:table-cell>
          <table:table-cell office:value-type="float" office:value="217.03" calcext:value-type="float">
            <text:p>217.0300</text:p>
          </table:table-cell>
          <table:table-cell office:value-type="float" office:value="207.18" calcext:value-type="float">
            <text:p>207.1800</text:p>
          </table:table-cell>
          <table:table-cell office:value-type="float" office:value="207.598039215686" calcext:value-type="float">
            <text:p>207.5980</text:p>
          </table:table-cell>
          <table:table-cell office:value-type="float" office:value="4.31293960078265" calcext:value-type="float">
            <text:p>4.31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100.01" calcext:value-type="float">
            <text:p>100.0100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100.000588235294" calcext:value-type="float">
            <text:p>100.0006</text:p>
          </table:table-cell>
          <table:table-cell table:style-name="ce10" office:value-type="float" office:value="0.00244948974283665" calcext:value-type="float">
            <text:p>0.0024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100.02" calcext:value-type="float">
            <text:p>100.0200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100.001960784314" calcext:value-type="float">
            <text:p>100.0020</text:p>
          </table:table-cell>
          <table:table-cell table:style-name="ce10" office:value-type="float" office:value="0.00529150262217593" calcext:value-type="float">
            <text:p>0.0053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100.01" calcext:value-type="float">
            <text:p>100.0100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100.000784313726" calcext:value-type="float">
            <text:p>100.0008</text:p>
          </table:table-cell>
          <table:table-cell table:style-name="ce10" office:value-type="float" office:value="0.00282842712480793" calcext:value-type="float">
            <text:p>0.0028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100.01" calcext:value-type="float">
            <text:p>100.0100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100.000588235294" calcext:value-type="float">
            <text:p>100.0006</text:p>
          </table:table-cell>
          <table:table-cell table:style-name="ce10" office:value-type="float" office:value="0.00244948974283665" calcext:value-type="float">
            <text:p>0.0024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100.01" calcext:value-type="float">
            <text:p>100.0100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100.000588235294" calcext:value-type="float">
            <text:p>100.0006</text:p>
          </table:table-cell>
          <table:table-cell table:style-name="ce10" office:value-type="float" office:value="0.00244948974283665" calcext:value-type="float">
            <text:p>0.0024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100.01" calcext:value-type="float">
            <text:p>100.0100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100.001960784314" calcext:value-type="float">
            <text:p>100.0020</text:p>
          </table:table-cell>
          <table:table-cell table:style-name="ce10" office:value-type="float" office:value="0.0044721359550972" calcext:value-type="float">
            <text:p>0.0045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100.01" calcext:value-type="float">
            <text:p>100.0100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100.001176470588" calcext:value-type="float">
            <text:p>100.0012</text:p>
          </table:table-cell>
          <table:table-cell table:style-name="ce10" office:value-type="float" office:value="0.00346410161521337" calcext:value-type="float">
            <text:p>0.0035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100.02" calcext:value-type="float">
            <text:p>100.0200</text:p>
          </table:table-cell>
          <table:table-cell table:style-name="ce10" office:value-type="float" office:value="100" calcext:value-type="float">
            <text:p>100.0000</text:p>
          </table:table-cell>
          <table:table-cell table:style-name="ce10" office:value-type="float" office:value="100.001960784314" calcext:value-type="float">
            <text:p>100.0020</text:p>
          </table:table-cell>
          <table:table-cell table:style-name="ce10" office:value-type="float" office:value="0.00489897948563616" calcext:value-type="float">
            <text:p>0.0049</text:p>
          </table:table-cell>
          <table:table-cell table:style-name="ce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73.1" calcext:value-type="float">
            <text:p>273.1000</text:p>
          </table:table-cell>
          <table:table-cell office:value-type="float" office:value="932.62" calcext:value-type="float">
            <text:p>932.6200</text:p>
          </table:table-cell>
          <table:table-cell office:value-type="float" office:value="687.33" calcext:value-type="float">
            <text:p>687.3300</text:p>
          </table:table-cell>
          <table:table-cell office:value-type="float" office:value="696.045294117647" calcext:value-type="float">
            <text:p>696.0453</text:p>
          </table:table-cell>
          <table:table-cell office:value-type="float" office:value="245.138545602278" calcext:value-type="float">
            <text:p>245.138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8" calcext:value-type="float">
            <text:p>184.38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50784313726" calcext:value-type="float">
            <text:p>184.3508</text:p>
          </table:table-cell>
          <table:table-cell office:value-type="float" office:value="0.00447213595503619" calcext:value-type="float">
            <text:p>0.004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44" calcext:value-type="float">
            <text:p>184.44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66078431373" calcext:value-type="float">
            <text:p>184.3661</text:p>
          </table:table-cell>
          <table:table-cell office:value-type="float" office:value="0.068731361109631" calcext:value-type="float">
            <text:p>0.068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48" calcext:value-type="float">
            <text:p>184.4800</text:p>
          </table:table-cell>
          <table:table-cell office:value-type="float" office:value="184.35" calcext:value-type="float">
            <text:p>184.3500</text:p>
          </table:table-cell>
          <table:table-cell office:value-type="float" office:value="184.373921568628" calcext:value-type="float">
            <text:p>184.3739</text:p>
          </table:table-cell>
          <table:table-cell office:value-type="float" office:value="0.0325269119346145" calcext:value-type="float">
            <text:p>0.032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10" office:value-type="float" office:value="184.35" calcext:value-type="float">
            <text:p>184.3500</text:p>
          </table:table-cell>
          <table:table-cell table:style-name="ce10" office:value-type="float" office:value="184.51" calcext:value-type="float">
            <text:p>184.5100</text:p>
          </table:table-cell>
          <table:table-cell table:style-name="ce10" office:value-type="float" office:value="184.38" calcext:value-type="float">
            <text:p>184.3800</text:p>
          </table:table-cell>
          <table:table-cell table:style-name="ce10" office:value-type="float" office:value="184.379607843137" calcext:value-type="float">
            <text:p>184.3796</text:p>
          </table:table-cell>
          <table:table-cell table:style-name="ce10" office:value-type="float" office:value="0.0484767985742177" calcext:value-type="float">
            <text:p>0.0485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10" office:value-type="float" office:value="184.35" calcext:value-type="float">
            <text:p>184.3500</text:p>
          </table:table-cell>
          <table:table-cell table:style-name="ce10" office:value-type="float" office:value="184.55" calcext:value-type="float">
            <text:p>184.5500</text:p>
          </table:table-cell>
          <table:table-cell table:style-name="ce10" office:value-type="float" office:value="184.38" calcext:value-type="float">
            <text:p>184.3800</text:p>
          </table:table-cell>
          <table:table-cell table:style-name="ce10" office:value-type="float" office:value="184.389215686275" calcext:value-type="float">
            <text:p>184.3892</text:p>
          </table:table-cell>
          <table:table-cell table:style-name="ce10" office:value-type="float" office:value="0.082716382899719" calcext:value-type="float">
            <text:p>0.0827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10" office:value-type="float" office:value="184.35" calcext:value-type="float">
            <text:p>184.3500</text:p>
          </table:table-cell>
          <table:table-cell table:style-name="ce10" office:value-type="float" office:value="184.53" calcext:value-type="float">
            <text:p>184.5300</text:p>
          </table:table-cell>
          <table:table-cell table:style-name="ce10" office:value-type="float" office:value="184.39" calcext:value-type="float">
            <text:p>184.3900</text:p>
          </table:table-cell>
          <table:table-cell table:style-name="ce10" office:value-type="float" office:value="184.393137254902" calcext:value-type="float">
            <text:p>184.3931</text:p>
          </table:table-cell>
          <table:table-cell table:style-name="ce10" office:value-type="float" office:value="0.0439772668545283" calcext:value-type="float">
            <text:p>0.0440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10" office:value-type="float" office:value="184.35" calcext:value-type="float">
            <text:p>184.3500</text:p>
          </table:table-cell>
          <table:table-cell table:style-name="ce10" office:value-type="float" office:value="184.69" calcext:value-type="float">
            <text:p>184.6900</text:p>
          </table:table-cell>
          <table:table-cell table:style-name="ce10" office:value-type="float" office:value="184.38" calcext:value-type="float">
            <text:p>184.3800</text:p>
          </table:table-cell>
          <table:table-cell table:style-name="ce10" office:value-type="float" office:value="184.406274509804" calcext:value-type="float">
            <text:p>184.4063</text:p>
          </table:table-cell>
          <table:table-cell table:style-name="ce10" office:value-type="float" office:value="0.0694550214167698" calcext:value-type="float">
            <text:p>0.0695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10" office:value-type="float" office:value="184.35" calcext:value-type="float">
            <text:p>184.3500</text:p>
          </table:table-cell>
          <table:table-cell table:style-name="ce10" office:value-type="float" office:value="184.61" calcext:value-type="float">
            <text:p>184.6100</text:p>
          </table:table-cell>
          <table:table-cell table:style-name="ce10" office:value-type="float" office:value="184.38" calcext:value-type="float">
            <text:p>184.3800</text:p>
          </table:table-cell>
          <table:table-cell table:style-name="ce10" office:value-type="float" office:value="184.396470588235" calcext:value-type="float">
            <text:p>184.3965</text:p>
          </table:table-cell>
          <table:table-cell table:style-name="ce10" office:value-type="float" office:value="0.0469041575981781" calcext:value-type="float">
            <text:p>0.0469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10" office:value-type="float" office:value="184.35" calcext:value-type="float">
            <text:p>184.3500</text:p>
          </table:table-cell>
          <table:table-cell table:style-name="ce10" office:value-type="float" office:value="184.61" calcext:value-type="float">
            <text:p>184.6100</text:p>
          </table:table-cell>
          <table:table-cell table:style-name="ce10" office:value-type="float" office:value="184.38" calcext:value-type="float">
            <text:p>184.3800</text:p>
          </table:table-cell>
          <table:table-cell table:style-name="ce10" office:value-type="float" office:value="184.401568627451" calcext:value-type="float">
            <text:p>184.4016</text:p>
          </table:table-cell>
          <table:table-cell table:style-name="ce10" office:value-type="float" office:value="0.0575152153781429" calcext:value-type="float">
            <text:p>0.0575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10" office:value-type="float" office:value="184.35" calcext:value-type="float">
            <text:p>184.3500</text:p>
          </table:table-cell>
          <table:table-cell table:style-name="ce10" office:value-type="float" office:value="184.71" calcext:value-type="float">
            <text:p>184.7100</text:p>
          </table:table-cell>
          <table:table-cell table:style-name="ce10" office:value-type="float" office:value="184.43" calcext:value-type="float">
            <text:p>184.4300</text:p>
          </table:table-cell>
          <table:table-cell table:style-name="ce10" office:value-type="float" office:value="184.44" calcext:value-type="float">
            <text:p>184.4400</text:p>
          </table:table-cell>
          <table:table-cell table:style-name="ce10" office:value-type="float" office:value="0.0866371744691823" calcext:value-type="float">
            <text:p>0.0866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  <table:table-cell table:style-name="ce10" office:value-type="float" office:value="184.35" calcext:value-type="float">
            <text:p>184.3500</text:p>
          </table:table-cell>
          <table:table-cell table:style-name="ce10" office:value-type="float" office:value="184.6" calcext:value-type="float">
            <text:p>184.6000</text:p>
          </table:table-cell>
          <table:table-cell table:number-columns-repeated="2" table:style-name="ce10" office:value-type="float" office:value="184.43" calcext:value-type="float">
            <text:p>184.4300</text:p>
          </table:table-cell>
          <table:table-cell table:style-name="ce10" office:value-type="float" office:value="0.0822921624458195" calcext:value-type="float">
            <text:p>0.0823</text:p>
          </table:table-cell>
          <table:table-cell table:style-name="ce12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 table:formula="of:=AVERAGE([.B148:.B177])" office:value-type="float" office:value="55.0484333333334" calcext:value-type="float">
            <text:p>55.0484333333</text:p>
          </table:table-cell>
          <table:table-cell table:style-name="Default" table:formula="of:=AVERAGE([.C148:.C177])" office:value-type="float" office:value="646.788566666667" calcext:value-type="float">
            <text:p>646.7885666667</text:p>
          </table:table-cell>
          <table:table-cell table:style-name="Default" table:formula="of:=AVERAGE([.D148:.D177])" office:value-type="float" office:value="95.909" calcext:value-type="float">
            <text:p>95.909</text:p>
          </table:table-cell>
          <table:table-cell table:style-name="Default" table:formula="of:=AVERAGE([.E148:.E177])" office:value-type="float" office:value="150.438144444444" calcext:value-type="float">
            <text:p>150.4381444444</text:p>
          </table:table-cell>
          <table:table-cell table:style-name="Default" table:formula="of:=AVERAGE([.F148:.F177])" office:value-type="float" office:value="146.202847192707" calcext:value-type="float">
            <text:p>146.2028471927</text:p>
          </table:table-cell>
          <table:table-cell table:style-name="Default" table:formula="of:=AVERAGE([.G148:.G177])" office:value-type="float" office:value="0.0379084967320262" calcext:value-type="float">
            <text:p>0.0379084967</text:p>
          </table:table-cell>
          <table:table-cell/>
          <table:table-cell table:style-name="Default" table:formula="of:=AVERAGE([.I148:.I177])" office:value-type="float" office:value="40.9956666666667" calcext:value-type="float">
            <text:p>40.9956666667</text:p>
          </table:table-cell>
          <table:table-cell table:style-name="Default" table:formula="of:=AVERAGE([.J148:.J177])" office:value-type="float" office:value="41.9263333333333" calcext:value-type="float">
            <text:p>41.9263333333</text:p>
          </table:table-cell>
          <table:table-cell table:style-name="Default" table:formula="of:=AVERAGE([.K148:.K177])" office:value-type="float" office:value="41.9044666666667" calcext:value-type="float">
            <text:p>41.9044666667</text:p>
          </table:table-cell>
          <table:table-cell table:style-name="Default" table:formula="of:=AVERAGE([.L148:.L177])" office:value-type="float" office:value="41.8876725490196" calcext:value-type="float">
            <text:p>41.887672549</text:p>
          </table:table-cell>
          <table:table-cell table:style-name="Default" table:formula="of:=AVERAGE([.M148:.M177])" office:value-type="float" office:value="0.139455287676384" calcext:value-type="float">
            <text:p>0.1394552877</text:p>
          </table:table-cell>
          <table:table-cell table:style-name="Default" table:formula="of:=AVERAGE([.N148:.N177])" office:value-type="float" office:value="0.56078431372549" calcext:value-type="float">
            <text:p>0.5607843137</text:p>
          </table:table-cell>
          <table:table-cell table:style-name="Default" table:formula="of:=AVERAGE([.O148:.O177])" office:value-type="float" office:value="15.5" calcext:value-type="float">
            <text:p>15.5</text:p>
          </table:table-cell>
          <table:table-cell table:style-name="Default" table:formula="of:=AVERAGE([.P148:.P177])" office:value-type="float" office:value="29.5140666666667" calcext:value-type="float">
            <text:p>29.5140666667</text:p>
          </table:table-cell>
          <table:table-cell table:style-name="Default" table:formula="of:=AVERAGE([.Q148:.Q177])" office:value-type="float" office:value="34.7630666666666" calcext:value-type="float">
            <text:p>34.7630666667</text:p>
          </table:table-cell>
          <table:table-cell table:style-name="Default" table:formula="of:=AVERAGE([.R148:.R177])" office:value-type="float" office:value="30.9321" calcext:value-type="float">
            <text:p>30.9321</text:p>
          </table:table-cell>
          <table:table-cell table:style-name="Default" table:formula="of:=AVERAGE([.S148:.S177])" office:value-type="float" office:value="31.6434091503268" calcext:value-type="float">
            <text:p>31.6434091503</text:p>
          </table:table-cell>
          <table:table-cell table:style-name="Default" table:formula="of:=AVERAGE([.T148:.T177])" office:value-type="float" office:value="2.39116404319708" calcext:value-type="float">
            <text:p>2.3911640432</text:p>
          </table:table-cell>
          <table:table-cell table:style-name="Default" table:formula="of:=AVERAGE([.U148:.U177])" office:value-type="float" office:value="0.545751633986928" calcext:value-type="float">
            <text:p>0.545751634</text:p>
          </table:table-cell>
          <table:table-cell table:style-name="Default" table:formula="of:=AVERAGE([.V148:.V177])" office:value-type="float" office:value="15.5" calcext:value-type="float">
            <text:p>15.5</text:p>
          </table:table-cell>
          <table:table-cell table:style-name="Default" table:formula="of:=AVERAGE([.W148:.W177])" office:value-type="float" office:value="12.8253333333333" calcext:value-type="float">
            <text:p>12.8253333333</text:p>
          </table:table-cell>
          <table:table-cell table:style-name="Default" table:formula="of:=AVERAGE([.X148:.X177])" office:value-type="float" office:value="31.4662666666667" calcext:value-type="float">
            <text:p>31.4662666667</text:p>
          </table:table-cell>
          <table:table-cell table:style-name="Default" table:formula="of:=AVERAGE([.Y148:.Y177])" office:value-type="float" office:value="26.0307666666667" calcext:value-type="float">
            <text:p>26.0307666667</text:p>
          </table:table-cell>
          <table:table-cell table:style-name="Default" table:formula="of:=AVERAGE([.Z148:.Z177])" office:value-type="float" office:value="24.629268627451" calcext:value-type="float">
            <text:p>24.6292686275</text:p>
          </table:table-cell>
          <table:table-cell table:style-name="Default" table:formula="of:=AVERAGE([.AA148:.AA177])" office:value-type="float" office:value="8.13532114672892" calcext:value-type="float">
            <text:p>8.1353211467</text:p>
          </table:table-cell>
          <table:table-cell table:style-name="Default" table:formula="of:=AVERAGE([.AB148:.AB177])" office:value-type="float" office:value="0.576470588235294" calcext:value-type="float">
            <text:p>0.5764705882</text:p>
          </table:table-cell>
          <table:table-cell/>
          <table:table-cell table:formula="of:=AVERAGE([.AD148:.AD177])" office:value-type="float" office:value="12.8240666666667" calcext:value-type="float">
            <text:p>12.8240666667</text:p>
          </table:table-cell>
          <table:table-cell table:formula="of:=AVERAGE([.AE148:.AE177])" office:value-type="float" office:value="31.4686333333333" calcext:value-type="float">
            <text:p>31.4686333333</text:p>
          </table:table-cell>
          <table:table-cell table:formula="of:=AVERAGE([.AF148:.AF177])" office:value-type="float" office:value="29.2188666666667" calcext:value-type="float">
            <text:p>29.2188666667</text:p>
          </table:table-cell>
          <table:table-cell table:formula="of:=AVERAGE([.AG148:.AG177])" office:value-type="float" office:value="27.0619620915032" calcext:value-type="float">
            <text:p>27.0619620915</text:p>
          </table:table-cell>
          <table:table-cell table:formula="of:=AVERAGE([.AH148:.AH177])" office:value-type="float" office:value="7.3269304383342" calcext:value-type="float">
            <text:p>7.3269304383</text:p>
          </table:table-cell>
          <table:table-cell table:formula="of:=AVERAGE([.AI148:.AI177])" office:value-type="float" office:value="0.558823529411765" calcext:value-type="float">
            <text:p>0.5588235294</text:p>
          </table:table-cell>
          <table:table-cell table:formula="of:=AVERAGE([.AJ148:.AJ177])" office:value-type="float" office:value="15.5" calcext:value-type="float">
            <text:p>15.5</text:p>
          </table:table-cell>
          <table:table-cell table:formula="of:=AVERAGE([.AK148:.AK177])" office:value-type="float" office:value="12.9282333333333" calcext:value-type="float">
            <text:p>12.9282333333</text:p>
          </table:table-cell>
          <table:table-cell table:formula="of:=AVERAGE([.AL148:.AL177])" office:value-type="float" office:value="31.4944666666667" calcext:value-type="float">
            <text:p>31.4944666667</text:p>
          </table:table-cell>
          <table:table-cell table:formula="of:=AVERAGE([.AM148:.AM177])" office:value-type="float" office:value="30.2845333333333" calcext:value-type="float">
            <text:p>30.2845333333</text:p>
          </table:table-cell>
          <table:table-cell table:formula="of:=AVERAGE([.AN148:.AN177])" office:value-type="float" office:value="27.9404908496732" calcext:value-type="float">
            <text:p>27.9404908497</text:p>
          </table:table-cell>
          <table:table-cell table:formula="of:=AVERAGE([.AO148:.AO177])" office:value-type="float" office:value="6.86551278693827" calcext:value-type="float">
            <text:p>6.8655127869</text:p>
          </table:table-cell>
          <table:table-cell table:formula="of:=AVERAGE([.AP148:.AP177])" office:value-type="float" office:value="0.538562091503268" calcext:value-type="float">
            <text:p>0.5385620915</text:p>
          </table:table-cell>
          <table:table-cell table:formula="of:=AVERAGE([.AQ148:.AQ177])" office:value-type="float" office:value="15.5" calcext:value-type="float">
            <text:p>15.5</text:p>
          </table:table-cell>
          <table:table-cell table:formula="of:=AVERAGE([.AR148:.AR177])" office:value-type="float" office:value="12.8622333333333" calcext:value-type="float">
            <text:p>12.8622333333</text:p>
          </table:table-cell>
          <table:table-cell table:formula="of:=AVERAGE([.AS148:.AS177])" office:value-type="float" office:value="31.5945666666667" calcext:value-type="float">
            <text:p>31.5945666667</text:p>
          </table:table-cell>
          <table:table-cell table:formula="of:=AVERAGE([.AT148:.AT177])" office:value-type="float" office:value="30.2718" calcext:value-type="float">
            <text:p>30.2718</text:p>
          </table:table-cell>
          <table:table-cell table:formula="of:=AVERAGE([.AU148:.AU177])" office:value-type="float" office:value="28.2548339869281" calcext:value-type="float">
            <text:p>28.2548339869</text:p>
          </table:table-cell>
          <table:table-cell table:formula="of:=AVERAGE([.AV148:.AV177])" office:value-type="float" office:value="5.93963011747042" calcext:value-type="float">
            <text:p>5.9396301175</text:p>
          </table:table-cell>
          <table:table-cell table:formula="of:=AVERAGE([.AW148:.AW177])" office:value-type="float" office:value="0.526797385620915" calcext:value-type="float">
            <text:p>0.5267973856</text:p>
          </table:table-cell>
          <table:table-cell table:formula="of:=AVERAGE([.AX148:.AX177])" office:value-type="float" office:value="15.5" calcext:value-type="float">
            <text:p>15.5</text:p>
          </table:table-cell>
          <table:table-cell table:formula="of:=AVERAGE([.AY148:.AY177])" office:value-type="float" office:value="24.3545666666667" calcext:value-type="float">
            <text:p>24.3545666667</text:p>
          </table:table-cell>
          <table:table-cell table:formula="of:=AVERAGE([.AZ148:.AZ177])" office:value-type="float" office:value="31.6388333333333" calcext:value-type="float">
            <text:p>31.6388333333</text:p>
          </table:table-cell>
          <table:table-cell table:formula="of:=AVERAGE([.BA148:.BA177])" office:value-type="float" office:value="30.2866333333333" calcext:value-type="float">
            <text:p>30.2866333333</text:p>
          </table:table-cell>
          <table:table-cell table:formula="of:=AVERAGE([.BB148:.BB177])" office:value-type="float" office:value="29.4590692810458" calcext:value-type="float">
            <text:p>29.459069281</text:p>
          </table:table-cell>
          <table:table-cell table:formula="of:=AVERAGE([.BC148:.BC177])" office:value-type="float" office:value="3.03419214677568" calcext:value-type="float">
            <text:p>3.0341921468</text:p>
          </table:table-cell>
          <table:table-cell table:formula="of:=AVERAGE([.BD148:.BD177])" office:value-type="float" office:value="0.508496732026144" calcext:value-type="float">
            <text:p>0.508496732</text:p>
          </table:table-cell>
          <table:table-cell table:formula="of:=AVERAGE([.BE148:.BE177])" office:value-type="float" office:value="15.5" calcext:value-type="float">
            <text:p>15.5</text:p>
          </table:table-cell>
          <table:table-cell table:formula="of:=AVERAGE([.BF148:.BF177])" office:value-type="float" office:value="13.566" calcext:value-type="float">
            <text:p>13.566</text:p>
          </table:table-cell>
          <table:table-cell table:formula="of:=AVERAGE([.BG148:.BG177])" office:value-type="float" office:value="32.3917333333333" calcext:value-type="float">
            <text:p>32.3917333333</text:p>
          </table:table-cell>
          <table:table-cell table:formula="of:=AVERAGE([.BH148:.BH177])" office:value-type="float" office:value="30.9696333333333" calcext:value-type="float">
            <text:p>30.9696333333</text:p>
          </table:table-cell>
          <table:table-cell table:formula="of:=AVERAGE([.BI148:.BI177])" office:value-type="float" office:value="29.3374908496732" calcext:value-type="float">
            <text:p>29.3374908497</text:p>
          </table:table-cell>
          <table:table-cell table:formula="of:=AVERAGE([.BJ148:.BJ177])" office:value-type="float" office:value="5.2769208993655" calcext:value-type="float">
            <text:p>5.2769208994</text:p>
          </table:table-cell>
          <table:table-cell table:formula="of:=AVERAGE([.BK148:.BK177])" office:value-type="float" office:value="0.50718954248366" calcext:value-type="float">
            <text:p>0.5071895425</text:p>
          </table:table-cell>
          <table:table-cell table:formula="of:=AVERAGE([.BL148:.BL177])" office:value-type="float" office:value="15.5" calcext:value-type="float">
            <text:p>15.5</text:p>
          </table:table-cell>
          <table:table-cell table:formula="of:=AVERAGE([.BM148:.BM177])" office:value-type="float" office:value="12.9497333333333" calcext:value-type="float">
            <text:p>12.9497333333</text:p>
          </table:table-cell>
          <table:table-cell table:formula="of:=AVERAGE([.BN148:.BN177])" office:value-type="float" office:value="32.6516333333333" calcext:value-type="float">
            <text:p>32.6516333333</text:p>
          </table:table-cell>
          <table:table-cell table:formula="of:=AVERAGE([.BO148:.BO177])" office:value-type="float" office:value="30.3217333333333" calcext:value-type="float">
            <text:p>30.3217333333</text:p>
          </table:table-cell>
          <table:table-cell table:formula="of:=AVERAGE([.BP148:.BP177])" office:value-type="float" office:value="28.4055843137255" calcext:value-type="float">
            <text:p>28.4055843137</text:p>
          </table:table-cell>
          <table:table-cell table:formula="of:=AVERAGE([.BQ148:.BQ177])" office:value-type="float" office:value="7.73378044802024" calcext:value-type="float">
            <text:p>7.733780448</text:p>
          </table:table-cell>
          <table:table-cell table:formula="of:=AVERAGE([.BR148:.BR177])" office:value-type="float" office:value="0.490196078431373" calcext:value-type="float">
            <text:p>0.4901960784</text:p>
          </table:table-cell>
          <table:table-cell table:formula="of:=AVERAGE([.BS148:.BS177])" office:value-type="float" office:value="15.5" calcext:value-type="float">
            <text:p>15.5</text:p>
          </table:table-cell>
          <table:table-cell table:formula="of:=AVERAGE([.BT148:.BT177])" office:value-type="float" office:value="13.8567333333333" calcext:value-type="float">
            <text:p>13.8567333333</text:p>
          </table:table-cell>
          <table:table-cell table:formula="of:=AVERAGE([.BU148:.BU177])" office:value-type="float" office:value="32.5955666666667" calcext:value-type="float">
            <text:p>32.5955666667</text:p>
          </table:table-cell>
          <table:table-cell table:formula="of:=AVERAGE([.BV148:.BV177])" office:value-type="float" office:value="31.1387" calcext:value-type="float">
            <text:p>31.1387</text:p>
          </table:table-cell>
          <table:table-cell table:formula="of:=AVERAGE([.BW148:.BW177])" office:value-type="float" office:value="29.6282529411765" calcext:value-type="float">
            <text:p>29.6282529412</text:p>
          </table:table-cell>
          <table:table-cell table:formula="of:=AVERAGE([.BX148:.BX177])" office:value-type="float" office:value="7.60317606993912" calcext:value-type="float">
            <text:p>7.6031760699</text:p>
          </table:table-cell>
          <table:table-cell table:formula="of:=AVERAGE([.BY148:.BY177])" office:value-type="float" office:value="0.47516339869281" calcext:value-type="float">
            <text:p>0.4751633987</text:p>
          </table:table-cell>
          <table:table-cell table:formula="of:=AVERAGE([.BZ148:.BZ177])" office:value-type="float" office:value="15.5" calcext:value-type="float">
            <text:p>15.5</text:p>
          </table:table-cell>
          <table:table-cell table:formula="of:=AVERAGE([.CA148:.CA177])" office:value-type="float" office:value="13.8654" calcext:value-type="float">
            <text:p>13.8654</text:p>
          </table:table-cell>
          <table:table-cell table:formula="of:=AVERAGE([.CB148:.CB177])" office:value-type="float" office:value="32.7939" calcext:value-type="float">
            <text:p>32.7939</text:p>
          </table:table-cell>
          <table:table-cell table:formula="of:=AVERAGE([.CC148:.CC177])" office:value-type="float" office:value="31.7208333333333" calcext:value-type="float">
            <text:p>31.7208333333</text:p>
          </table:table-cell>
          <table:table-cell table:formula="of:=AVERAGE([.CD148:.CD177])" office:value-type="float" office:value="29.7994620915033" calcext:value-type="float">
            <text:p>29.7994620915</text:p>
          </table:table-cell>
          <table:table-cell table:formula="of:=AVERAGE([.CE148:.CE177])" office:value-type="float" office:value="6.11811923990428" calcext:value-type="float">
            <text:p>6.1181192399</text:p>
          </table:table-cell>
          <table:table-cell table:formula="of:=AVERAGE([.CF148:.CF177])" office:value-type="float" office:value="0.456209150326797" calcext:value-type="float">
            <text:p>0.4562091503</text:p>
          </table:table-cell>
        </table:table-row>
        <table:table-row table:style-name="ro1"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E148:.E178];&quot;0&quot;)" office:value-type="float" office:value="0" calcext:value-type="float">
            <text:p>0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L148:.L178];&quot;0&quot;)" office:value-type="float" office:value="13" calcext:value-type="float">
            <text:p>13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S148:.S178];&quot;0&quot;)" office:value-type="float" office:value="14" calcext:value-type="float">
            <text:p>14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Z148:.Z178];&quot;0&quot;)" office:value-type="float" office:value="13" calcext:value-type="float">
            <text:p>13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AG148:.AG178];&quot;0&quot;)" office:value-type="float" office:value="13" calcext:value-type="float">
            <text:p>13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AN148:.AN178];&quot;0&quot;)" office:value-type="float" office:value="11" calcext:value-type="float">
            <text:p>11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AU148:.AU178];&quot;0&quot;)" office:value-type="float" office:value="10" calcext:value-type="float">
            <text:p>10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BB148:.BB178];&quot;0&quot;)" office:value-type="float" office:value="10" calcext:value-type="float">
            <text:p>10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BI148:.BI178];&quot;0&quot;)" office:value-type="float" office:value="9" calcext:value-type="float">
            <text:p>9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BP148:.BP178];&quot;0&quot;)" office:value-type="float" office:value="9" calcext:value-type="float">
            <text:p>9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BW148:.BW178];&quot;0&quot;)" office:value-type="float" office:value="7" calcext:value-type="float">
            <text:p>7</text:p>
          </table:table-cell>
          <table:table-cell table:style-name="ce9" table:number-columns-repeated="2"/>
          <table:table-cell table:style-name="ce13"/>
          <table:table-cell table:style-name="ce3"/>
          <table:table-cell table:style-name="ce9"/>
          <table:table-cell table:style-name="ce9" office:value-type="string" calcext:value-type="string">
            <text:p>Solved</text:p>
          </table:table-cell>
          <table:table-cell table:style-name="ce9" table:formula="of:=COUNTIF([.CD148:.CD178];&quot;0&quot;)" office:value-type="float" office:value="6" calcext:value-type="float">
            <text:p>6</text:p>
          </table:table-cell>
          <table:table-cell table:style-name="ce9" table:number-columns-repeated="2"/>
          <table:table-cell table:style-name="ce13"/>
        </table:table-row>
        <table:table-row table:style-name="ro1">
          <table:table-cell table:style-name="ce4"/>
          <table:table-cell table:style-name="ce6"/>
          <table:table-cell table:style-name="ce6" office:value-type="string" calcext:value-type="string">
            <text:p>Solved</text:p>
          </table:table-cell>
          <table:table-cell table:style-name="ce6" table:formula="of:=COUNTIF([.B148:.B177];&quot;0&quot;)" office:value-type="float" office:value="5" calcext:value-type="float">
            <text:p>5</text:p>
          </table:table-cell>
          <table:table-cell table:style-name="ce6" table:number-columns-repeated="2"/>
          <table:table-cell table:style-name="ce11"/>
          <table:table-cell table:style-name="ce4"/>
          <table:table-cell table:style-name="ce6"/>
          <table:table-cell table:style-name="ce6" office:value-type="string" calcext:value-type="string">
            <text:p>Solved</text:p>
          </table:table-cell>
          <table:table-cell table:style-name="ce6" table:formula="of:=COUNTIF([.I148:.I177];&quot;0&quot;)" office:value-type="float" office:value="21" calcext:value-type="float">
            <text:p>21</text:p>
          </table:table-cell>
          <table:table-cell table:style-name="ce6" table:number-columns-repeated="2"/>
          <table:table-cell table:style-name="ce11"/>
          <table:table-cell table:style-name="Default" table:number-columns-repeated="2"/>
          <table:table-cell table:style-name="ce6" office:value-type="string" calcext:value-type="string">
            <text:p>Solved</text:p>
          </table:table-cell>
          <table:table-cell table:style-name="ce6" table:formula="of:=COUNTIF([.P148:.P177];&quot;0&quot;)" office:value-type="float" office:value="19" calcext:value-type="float">
            <text:p>19</text:p>
          </table:table-cell>
          <table:table-cell table:style-name="Default" table:number-columns-repeated="5"/>
          <table:table-cell table:style-name="ce6" office:value-type="string" calcext:value-type="string">
            <text:p>Solved</text:p>
          </table:table-cell>
          <table:table-cell table:style-name="ce6" table:formula="of:=COUNTIF([.W148:.W177];&quot;0&quot;)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"/>
          <table:table-cell table:style-name="ce6" office:value-type="string" calcext:value-type="string">
            <text:p>Solved</text:p>
          </table:table-cell>
          <table:table-cell table:style-name="ce6" table:formula="of:=COUNTIF([.AD148:.AD177];&quot;0&quot;)" office:value-type="float" office:value="20" calcext:value-type="float">
            <text:p>20</text:p>
          </table:table-cell>
          <table:table-cell table:number-columns-repeated="5"/>
          <table:table-cell table:style-name="ce6" office:value-type="string" calcext:value-type="string">
            <text:p>Solved</text:p>
          </table:table-cell>
          <table:table-cell table:style-name="ce6" table:formula="of:=COUNTIF([.AK148:.AK177];&quot;0&quot;)" office:value-type="float" office:value="21" calcext:value-type="float">
            <text:p>21</text:p>
          </table:table-cell>
          <table:table-cell table:number-columns-repeated="5"/>
          <table:table-cell table:style-name="ce6" office:value-type="string" calcext:value-type="string">
            <text:p>Solved</text:p>
          </table:table-cell>
          <table:table-cell table:style-name="ce6" table:formula="of:=COUNTIF([.AR148:.AR177];&quot;0&quot;)" office:value-type="float" office:value="20" calcext:value-type="float">
            <text:p>20</text:p>
          </table:table-cell>
          <table:table-cell table:number-columns-repeated="5"/>
          <table:table-cell table:style-name="ce6" office:value-type="string" calcext:value-type="string">
            <text:p>Solved</text:p>
          </table:table-cell>
          <table:table-cell table:style-name="ce6" table:formula="of:=COUNTIF([.AY148:.AY177];&quot;0&quot;)" office:value-type="float" office:value="19" calcext:value-type="float">
            <text:p>19</text:p>
          </table:table-cell>
          <table:table-cell table:number-columns-repeated="5"/>
          <table:table-cell table:style-name="ce6" office:value-type="string" calcext:value-type="string">
            <text:p>Solved</text:p>
          </table:table-cell>
          <table:table-cell table:style-name="ce6" table:formula="of:=COUNTIF([.BF148:.BF177];&quot;0&quot;)" office:value-type="float" office:value="20" calcext:value-type="float">
            <text:p>20</text:p>
          </table:table-cell>
          <table:table-cell table:number-columns-repeated="5"/>
          <table:table-cell table:style-name="ce6" office:value-type="string" calcext:value-type="string">
            <text:p>Solved</text:p>
          </table:table-cell>
          <table:table-cell table:style-name="ce6" table:formula="of:=COUNTIF([.BM148:.BM177];&quot;0&quot;)" office:value-type="float" office:value="19" calcext:value-type="float">
            <text:p>19</text:p>
          </table:table-cell>
          <table:table-cell table:number-columns-repeated="5"/>
          <table:table-cell table:style-name="ce6" office:value-type="string" calcext:value-type="string">
            <text:p>Solved</text:p>
          </table:table-cell>
          <table:table-cell table:style-name="ce6" table:formula="of:=COUNTIF([.BT148:.BT177];&quot;0&quot;)" office:value-type="float" office:value="19" calcext:value-type="float">
            <text:p>19</text:p>
          </table:table-cell>
          <table:table-cell table:number-columns-repeated="5"/>
          <table:table-cell table:style-name="ce6" office:value-type="string" calcext:value-type="string">
            <text:p>Solved</text:p>
          </table:table-cell>
          <table:table-cell table:style-name="ce6" table:formula="of:=COUNTIF([.CA148:.CA177];&quot;0&quot;)" office:value-type="float" office:value="20" calcext:value-type="float">
            <text:p>20</text:p>
          </table:table-cell>
          <table:table-cell table:number-columns-repeated="3"/>
        </table:table-row>
        <table:table-row table:style-name="ro1" table:number-rows-repeated="6">
          <table:table-cell table:style-name="Default" table:number-columns-repeated="28"/>
          <table:table-cell table:number-columns-repeated="56"/>
        </table:table-row>
        <table:table-row table:style-name="ro1">
          <table:table-cell table:style-name="Default" office:value-type="string" calcext:value-type="string">
            <text:p>Distance facto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float" office:value="0.9" calcext:value-type="float">
            <text:p>0.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table:number-columns-repeated="2"/>
          <table:table-cell table:style-name="ce15"/>
          <table:table-cell table:style-name="ce16" office:value-type="string" calcext:value-type="string" table:number-columns-spanned="3" table:number-rows-spanned="1">
            <text:p>Diversity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EBOwithCMAR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JSO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UMOEAs-II</text:p>
          </table:table-cell>
          <table:covered-table-cell table:number-columns-repeated="2" table:style-name="ce16"/>
          <table:table-cell table:style-name="ce16" office:value-type="string" calcext:value-type="string" table:number-columns-spanned="3" table:number-rows-spanned="1">
            <text:p>L-SHADE-Epsilon</text:p>
          </table:table-cell>
          <table:covered-table-cell table:number-columns-repeated="2" table:style-name="ce16"/>
          <table:table-cell table:number-columns-repeated="53"/>
        </table:table-row>
        <table:table-row table:style-name="ro1">
          <table:table-cell table:style-name="Default" office:value-type="string" calcext:value-type="string">
            <text:p>Average S.R.</text:p>
          </table:table-cell>
          <table:table-cell table:style-name="Default" office:value-type="float" office:value="0.0379084967320262" calcext:value-type="float">
            <text:p>0.0379084967</text:p>
          </table:table-cell>
          <table:table-cell table:style-name="Default" office:value-type="float" office:value="0.56078431372549" calcext:value-type="float">
            <text:p>0.5607843137</text:p>
          </table:table-cell>
          <table:table-cell table:style-name="Default" office:value-type="float" office:value="0.545751633986928" calcext:value-type="float">
            <text:p>0.545751634</text:p>
          </table:table-cell>
          <table:table-cell table:style-name="Default" office:value-type="float" office:value="0.576470588235294" calcext:value-type="float">
            <text:p>0.5764705882</text:p>
          </table:table-cell>
          <table:table-cell table:style-name="Default" office:value-type="float" office:value="0.558823529411765" calcext:value-type="float">
            <text:p>0.5588235294</text:p>
          </table:table-cell>
          <table:table-cell table:style-name="Default" office:value-type="float" office:value="0.538562091503268" calcext:value-type="float">
            <text:p>0.5385620915</text:p>
          </table:table-cell>
          <table:table-cell table:style-name="Default" office:value-type="float" office:value="0.526797385620915" calcext:value-type="float">
            <text:p>0.5267973856</text:p>
          </table:table-cell>
          <table:table-cell table:style-name="Default" office:value-type="float" office:value="0.508496732026144" calcext:value-type="float">
            <text:p>0.508496732</text:p>
          </table:table-cell>
          <table:table-cell table:style-name="Default" office:value-type="float" office:value="0.50718954248366" calcext:value-type="float">
            <text:p>0.5071895425</text:p>
          </table:table-cell>
          <table:table-cell table:style-name="Default" office:value-type="float" office:value="0.490196078431373" calcext:value-type="float">
            <text:p>0.4901960784</text:p>
          </table:table-cell>
          <table:table-cell table:style-name="Default" office:value-type="float" office:value="0.47516339869281" calcext:value-type="float">
            <text:p>0.4751633987</text:p>
          </table:table-cell>
          <table:table-cell table:style-name="Default" office:value-type="float" office:value="0.456209150326797" calcext:value-type="float">
            <text:p>0.4562091503</text:p>
          </table:table-cell>
          <table:table-cell table:style-name="Default" table:number-columns-repeated="2"/>
          <table:table-cell table:style-name="ce15" office:value-type="string" calcext:value-type="string">
            <text:p>Función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style-name="ce15" office:value-type="string" calcext:value-type="string">
            <text:p>win</text:p>
          </table:table-cell>
          <table:table-cell table:style-name="ce15" office:value-type="string" calcext:value-type="string">
            <text:p>Lost</text:p>
          </table:table-cell>
          <table:table-cell table:style-name="ce15" office:value-type="string" calcext:value-type="string">
            <text:p>Tie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5" calcext:value-type="float">
            <text:p>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7" calcext:value-type="float">
            <text:p>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8" calcext:value-type="float">
            <text:p>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10" calcext:value-type="float">
            <text:p>1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11" calcext:value-type="float">
            <text:p>11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12" calcext:value-type="float">
            <text:p>12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13" calcext:value-type="float">
            <text:p>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14" calcext:value-type="float">
            <text:p>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15" calcext:value-type="float">
            <text:p>1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16" calcext:value-type="float">
            <text:p>1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17" calcext:value-type="float">
            <text:p>1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18" calcext:value-type="float">
            <text:p>1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19" calcext:value-type="float">
            <text:p>1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20" calcext:value-type="float">
            <text:p>2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21" calcext:value-type="float">
            <text:p>21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22" calcext:value-type="float">
            <text:p>22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23" calcext:value-type="float">
            <text:p>23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24" calcext:value-type="float">
            <text:p>24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25" calcext:value-type="float">
            <text:p>25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26" calcext:value-type="float">
            <text:p>26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27" calcext:value-type="float">
            <text:p>2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28" calcext:value-type="float">
            <text:p>28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29" calcext:value-type="float">
            <text:p>29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 office:value-type="float" office:value="30" calcext:value-type="float">
            <text:p>3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table:style-name="Default" table:number-columns-repeated="15"/>
          <table:table-cell table:style-name="ce15"/>
          <table:table-cell table:style-name="ce15" table:formula="of:=SUM([.Q189:.Q218])" office:value-type="float" office:value="64" calcext:value-type="float">
            <text:p>64</text:p>
          </table:table-cell>
          <table:table-cell table:style-name="ce15" table:formula="of:=SUM([.R189:.R218])" office:value-type="float" office:value="19" calcext:value-type="float">
            <text:p>19</text:p>
          </table:table-cell>
          <table:table-cell table:style-name="ce15" table:formula="of:=SUM([.S189:.S218])" office:value-type="float" office:value="37" calcext:value-type="float">
            <text:p>37</text:p>
          </table:table-cell>
          <table:table-cell table:style-name="ce15" table:formula="of:=SUM([.T189:.T218])" office:value-type="float" office:value="26" calcext:value-type="float">
            <text:p>26</text:p>
          </table:table-cell>
          <table:table-cell table:style-name="ce15" table:formula="of:=SUM([.U189:.U218])" office:value-type="float" office:value="45" calcext:value-type="float">
            <text:p>45</text:p>
          </table:table-cell>
          <table:table-cell table:style-name="ce15" table:formula="of:=SUM([.V189:.V218])" office:value-type="float" office:value="49" calcext:value-type="float">
            <text:p>49</text:p>
          </table:table-cell>
          <table:table-cell table:style-name="ce15" table:formula="of:=SUM([.W189:.W218])" office:value-type="float" office:value="38" calcext:value-type="float">
            <text:p>38</text:p>
          </table:table-cell>
          <table:table-cell table:style-name="ce15" table:formula="of:=SUM([.X189:.X218])" office:value-type="float" office:value="41" calcext:value-type="float">
            <text:p>41</text:p>
          </table:table-cell>
          <table:table-cell table:style-name="ce15" table:formula="of:=SUM([.Y189:.Y218])" office:value-type="float" office:value="41" calcext:value-type="float">
            <text:p>41</text:p>
          </table:table-cell>
          <table:table-cell table:style-name="ce15" table:formula="of:=SUM([.Z189:.Z218])" office:value-type="float" office:value="14" calcext:value-type="float">
            <text:p>14</text:p>
          </table:table-cell>
          <table:table-cell table:style-name="ce15" table:formula="of:=SUM([.AA189:.AA218])" office:value-type="float" office:value="57" calcext:value-type="float">
            <text:p>57</text:p>
          </table:table-cell>
          <table:table-cell table:style-name="ce15" table:formula="of:=SUM([.AB189:.AB218])" office:value-type="float" office:value="49" calcext:value-type="float">
            <text:p>49</text:p>
          </table:table-cell>
          <table:table-cell table:style-name="ce15" table:formula="of:=SUM([.AC189:.AC218])" office:value-type="float" office:value="42" calcext:value-type="float">
            <text:p>42</text:p>
          </table:table-cell>
          <table:table-cell table:style-name="ce15" table:formula="of:=SUM([.AD189:.AD218])" office:value-type="float" office:value="22" calcext:value-type="float">
            <text:p>22</text:p>
          </table:table-cell>
          <table:table-cell table:style-name="ce15" table:formula="of:=SUM([.AE189:.AE218])" office:value-type="float" office:value="56" calcext:value-type="float">
            <text:p>56</text:p>
          </table:table-cell>
          <table:table-cell table:number-columns-repeated="53"/>
        </table:table-row>
      </table:table>
      <table:table table:name="Sheet4" table:style-name="ta1">
        <table:table-column table:style-name="co1" table:number-columns-repeated="43" table:default-cell-style-name="Default"/>
        <table:table-row table:style-name="ro1">
          <table:table-cell table:style-name="ce17" office:value-type="string" calcext:value-type="string" table:number-columns-spanned="6" table:number-rows-spanned="1">
            <text:p>CEC17</text:p>
          </table:table-cell>
          <table:covered-table-cell table:number-columns-repeated="5"/>
          <table:table-cell table:style-name="ce17" table:number-columns-spanned="6" table:number-rows-spanned="1"/>
          <table:covered-table-cell table:number-columns-repeated="5"/>
          <table:table-cell table:number-columns-repeated="10"/>
          <table:table-cell table:style-name="ce17" office:value-type="string" calcext:value-type="string" table:number-columns-spanned="6" table:number-rows-spanned="1">
            <text:p>CEC16</text:p>
          </table:table-cell>
          <table:covered-table-cell table:number-columns-repeated="5"/>
          <table:table-cell table:style-name="ce17" table:number-columns-spanned="6" table:number-rows-spanned="1"/>
          <table:covered-table-cell table:number-columns-repeated="5"/>
          <table:table-cell table:number-columns-repeated="9"/>
        </table:table-row>
        <table:table-row table:style-name="ro1">
          <table:table-cell table:style-name="ce40" office:value-type="string" calcext:value-type="string" table:number-columns-spanned="3" table:number-rows-spanned="1">
            <text:p>Diversity</text:p>
          </table:table-cell>
          <table:covered-table-cell table:number-columns-repeated="2"/>
          <table:table-cell table:style-name="ce40" office:value-type="string" calcext:value-type="string" table:number-columns-spanned="3" table:number-rows-spanned="1">
            <text:p>EBO</text:p>
          </table:table-cell>
          <table:covered-table-cell table:number-columns-repeated="2"/>
          <table:table-cell table:style-name="ce40" office:value-type="string" calcext:value-type="string" table:number-columns-spanned="3" table:number-rows-spanned="1">
            <text:p>JSO</text:p>
          </table:table-cell>
          <table:covered-table-cell table:number-columns-repeated="2"/>
          <table:table-cell table:style-name="ce40" office:value-type="string" calcext:value-type="string" table:number-columns-spanned="3" table:number-rows-spanned="1">
            <text:p>SHADE</text:p>
          </table:table-cell>
          <table:covered-table-cell table:number-columns-repeated="2"/>
          <table:table-cell table:style-name="ce40" office:value-type="string" calcext:value-type="string" table:number-columns-spanned="3" table:number-rows-spanned="1">
            <text:p>UMOEA</text:p>
          </table:table-cell>
          <table:covered-table-cell table:number-columns-repeated="2"/>
          <table:table-cell table:number-columns-repeated="7"/>
          <table:table-cell table:style-name="ce40" office:value-type="string" calcext:value-type="string" table:number-columns-spanned="3" table:number-rows-spanned="1">
            <text:p>Diversity</text:p>
          </table:table-cell>
          <table:covered-table-cell table:number-columns-repeated="2"/>
          <table:table-cell table:style-name="ce40" office:value-type="string" calcext:value-type="string" table:number-columns-spanned="3" table:number-rows-spanned="1">
            <text:p>EBO</text:p>
          </table:table-cell>
          <table:covered-table-cell table:number-columns-repeated="2"/>
          <table:table-cell table:style-name="ce40" office:value-type="string" calcext:value-type="string" table:number-columns-spanned="3" table:number-rows-spanned="1">
            <text:p>JSO</text:p>
          </table:table-cell>
          <table:covered-table-cell table:number-columns-repeated="2"/>
          <table:table-cell table:style-name="ce40" office:value-type="string" calcext:value-type="string" table:number-columns-spanned="3" table:number-rows-spanned="1">
            <text:p>SHADE</text:p>
          </table:table-cell>
          <table:covered-table-cell table:number-columns-repeated="2"/>
          <table:table-cell table:style-name="ce40" office:value-type="string" calcext:value-type="string" table:number-columns-spanned="3" table:number-rows-spanned="1">
            <text:p>UMOEA</text:p>
          </table:table-cell>
          <table:covered-table-cell table:number-columns-repeated="2"/>
          <table:table-cell table:number-columns-repeated="6"/>
        </table:table-row>
        <table:table-row table:style-name="ro4">
          <table:table-cell table:style-name="ce41" office:value-type="string" calcext:value-type="string">
            <text:p>$\uparrow$</text:p>
          </table:table-cell>
          <table:table-cell table:style-name="ce41" office:value-type="string" calcext:value-type="string">
            <text:p>$\downarrow$</text:p>
          </table:table-cell>
          <table:table-cell table:style-name="ce41" office:value-type="string" calcext:value-type="string">
            <text:p>$\longleftrightarrow $</text:p>
          </table:table-cell>
          <table:table-cell table:style-name="ce41" office:value-type="string" calcext:value-type="string">
            <text:p>$\uparrow$</text:p>
          </table:table-cell>
          <table:table-cell table:style-name="ce41" office:value-type="string" calcext:value-type="string">
            <text:p>$\downarrow$</text:p>
          </table:table-cell>
          <table:table-cell table:style-name="ce41" office:value-type="string" calcext:value-type="string">
            <text:p>$\longleftrightarrow $</text:p>
          </table:table-cell>
          <table:table-cell table:style-name="ce41" office:value-type="string" calcext:value-type="string">
            <text:p>$\uparrow$</text:p>
          </table:table-cell>
          <table:table-cell table:style-name="ce41" office:value-type="string" calcext:value-type="string">
            <text:p>$\downarrow$</text:p>
          </table:table-cell>
          <table:table-cell table:style-name="ce41" office:value-type="string" calcext:value-type="string">
            <text:p>$\longleftrightarrow $</text:p>
          </table:table-cell>
          <table:table-cell table:style-name="ce41" office:value-type="string" calcext:value-type="string">
            <text:p>$\uparrow$</text:p>
          </table:table-cell>
          <table:table-cell table:style-name="ce41" office:value-type="string" calcext:value-type="string">
            <text:p>$\downarrow$</text:p>
          </table:table-cell>
          <table:table-cell table:style-name="ce41" office:value-type="string" calcext:value-type="string">
            <text:p>$\longleftrightarrow $</text:p>
          </table:table-cell>
          <table:table-cell table:style-name="ce41" office:value-type="string" calcext:value-type="string">
            <text:p>$\uparrow$</text:p>
          </table:table-cell>
          <table:table-cell table:style-name="ce41" office:value-type="string" calcext:value-type="string">
            <text:p>$\downarrow$</text:p>
          </table:table-cell>
          <table:table-cell table:style-name="ce41" office:value-type="string" calcext:value-type="string">
            <text:p>$\longleftrightarrow $</text:p>
          </table:table-cell>
          <table:table-cell table:number-columns-repeated="7"/>
          <table:table-cell table:style-name="ce41" office:value-type="string" calcext:value-type="string">
            <text:p>$\uparrow$</text:p>
          </table:table-cell>
          <table:table-cell table:style-name="ce41" office:value-type="string" calcext:value-type="string">
            <text:p>$\downarrow$</text:p>
          </table:table-cell>
          <table:table-cell table:style-name="ce41" office:value-type="string" calcext:value-type="string">
            <text:p>$\longleftrightarrow $</text:p>
          </table:table-cell>
          <table:table-cell table:style-name="ce41" office:value-type="string" calcext:value-type="string">
            <text:p>$\uparrow$</text:p>
          </table:table-cell>
          <table:table-cell table:style-name="ce41" office:value-type="string" calcext:value-type="string">
            <text:p>$\downarrow$</text:p>
          </table:table-cell>
          <table:table-cell table:style-name="ce41" office:value-type="string" calcext:value-type="string">
            <text:p>$\longleftrightarrow $</text:p>
          </table:table-cell>
          <table:table-cell table:style-name="ce41" office:value-type="string" calcext:value-type="string">
            <text:p>$\uparrow$</text:p>
          </table:table-cell>
          <table:table-cell table:style-name="ce41" office:value-type="string" calcext:value-type="string">
            <text:p>$\downarrow$</text:p>
          </table:table-cell>
          <table:table-cell table:style-name="ce41" office:value-type="string" calcext:value-type="string">
            <text:p>$\longleftrightarrow $</text:p>
          </table:table-cell>
          <table:table-cell table:style-name="ce41" office:value-type="string" calcext:value-type="string">
            <text:p>$\uparrow$</text:p>
          </table:table-cell>
          <table:table-cell table:style-name="ce41" office:value-type="string" calcext:value-type="string">
            <text:p>$\downarrow$</text:p>
          </table:table-cell>
          <table:table-cell table:style-name="ce41" office:value-type="string" calcext:value-type="string">
            <text:p>$\longleftrightarrow $</text:p>
          </table:table-cell>
          <table:table-cell table:style-name="ce41" office:value-type="string" calcext:value-type="string">
            <text:p>$\uparrow$</text:p>
          </table:table-cell>
          <table:table-cell table:style-name="ce41" office:value-type="string" calcext:value-type="string">
            <text:p>$\downarrow$</text:p>
          </table:table-cell>
          <table:table-cell table:style-name="ce41" office:value-type="string" calcext:value-type="string">
            <text:p>$\longleftrightarrow $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SUM([.A4:.A33])" office:value-type="float" office:value="73" calcext:value-type="float">
            <text:p>73</text:p>
          </table:table-cell>
          <table:table-cell table:formula="of:=SUM([.B4:.B33])" office:value-type="float" office:value="5" calcext:value-type="float">
            <text:p>5</text:p>
          </table:table-cell>
          <table:table-cell table:formula="of:=SUM([.C4:.C33])" office:value-type="float" office:value="42" calcext:value-type="float">
            <text:p>42</text:p>
          </table:table-cell>
          <table:table-cell table:formula="of:=SUM([.D4:.D33])" office:value-type="float" office:value="28" calcext:value-type="float">
            <text:p>28</text:p>
          </table:table-cell>
          <table:table-cell table:formula="of:=SUM([.E4:.E33])" office:value-type="float" office:value="36" calcext:value-type="float">
            <text:p>36</text:p>
          </table:table-cell>
          <table:table-cell table:formula="of:=SUM([.F4:.F33])" office:value-type="float" office:value="56" calcext:value-type="float">
            <text:p>56</text:p>
          </table:table-cell>
          <table:table-cell table:formula="of:=SUM([.G4:.G33])" office:value-type="float" office:value="27" calcext:value-type="float">
            <text:p>27</text:p>
          </table:table-cell>
          <table:table-cell table:formula="of:=SUM([.H4:.H33])" office:value-type="float" office:value="39" calcext:value-type="float">
            <text:p>39</text:p>
          </table:table-cell>
          <table:table-cell table:formula="of:=SUM([.I4:.I33])" office:value-type="float" office:value="54" calcext:value-type="float">
            <text:p>54</text:p>
          </table:table-cell>
          <table:table-cell table:formula="of:=SUM([.J4:.J33])" office:value-type="float" office:value="7" calcext:value-type="float">
            <text:p>7</text:p>
          </table:table-cell>
          <table:table-cell table:formula="of:=SUM([.K4:.K33])" office:value-type="float" office:value="62" calcext:value-type="float">
            <text:p>62</text:p>
          </table:table-cell>
          <table:table-cell table:formula="of:=SUM([.L4:.L33])" office:value-type="float" office:value="51" calcext:value-type="float">
            <text:p>51</text:p>
          </table:table-cell>
          <table:table-cell table:formula="of:=SUM([.M4:.M33])" office:value-type="float" office:value="37" calcext:value-type="float">
            <text:p>37</text:p>
          </table:table-cell>
          <table:table-cell table:formula="of:=SUM([.N4:.N33])" office:value-type="float" office:value="30" calcext:value-type="float">
            <text:p>30</text:p>
          </table:table-cell>
          <table:table-cell table:formula="of:=SUM([.O4:.O33])" office:value-type="float" office:value="53" calcext:value-type="float">
            <text:p>53</text:p>
          </table:table-cell>
          <table:table-cell table:number-columns-repeated="7"/>
          <table:table-cell table:formula="of:=SUM([.W4:.W33])" office:value-type="float" office:value="64" calcext:value-type="float">
            <text:p>64</text:p>
          </table:table-cell>
          <table:table-cell table:formula="of:=SUM([.X4:.X33])" office:value-type="float" office:value="19" calcext:value-type="float">
            <text:p>19</text:p>
          </table:table-cell>
          <table:table-cell table:formula="of:=SUM([.Y4:.Y33])" office:value-type="float" office:value="37" calcext:value-type="float">
            <text:p>37</text:p>
          </table:table-cell>
          <table:table-cell table:formula="of:=SUM([.Z4:.Z33])" office:value-type="float" office:value="26" calcext:value-type="float">
            <text:p>26</text:p>
          </table:table-cell>
          <table:table-cell table:formula="of:=SUM([.AA4:.AA33])" office:value-type="float" office:value="45" calcext:value-type="float">
            <text:p>45</text:p>
          </table:table-cell>
          <table:table-cell table:formula="of:=SUM([.AB4:.AB33])" office:value-type="float" office:value="49" calcext:value-type="float">
            <text:p>49</text:p>
          </table:table-cell>
          <table:table-cell table:formula="of:=SUM([.AC4:.AC33])" office:value-type="float" office:value="38" calcext:value-type="float">
            <text:p>38</text:p>
          </table:table-cell>
          <table:table-cell table:formula="of:=SUM([.AD4:.AD33])" office:value-type="float" office:value="41" calcext:value-type="float">
            <text:p>41</text:p>
          </table:table-cell>
          <table:table-cell table:formula="of:=SUM([.AE4:.AE33])" office:value-type="float" office:value="41" calcext:value-type="float">
            <text:p>41</text:p>
          </table:table-cell>
          <table:table-cell table:formula="of:=SUM([.AF4:.AF33])" office:value-type="float" office:value="14" calcext:value-type="float">
            <text:p>14</text:p>
          </table:table-cell>
          <table:table-cell table:formula="of:=SUM([.AG4:.AG33])" office:value-type="float" office:value="57" calcext:value-type="float">
            <text:p>57</text:p>
          </table:table-cell>
          <table:table-cell table:formula="of:=SUM([.AH4:.AH33])" office:value-type="float" office:value="49" calcext:value-type="float">
            <text:p>49</text:p>
          </table:table-cell>
          <table:table-cell table:formula="of:=SUM([.AI4:.AI33])" office:value-type="float" office:value="42" calcext:value-type="float">
            <text:p>42</text:p>
          </table:table-cell>
          <table:table-cell table:formula="of:=SUM([.AJ4:.AJ33])" office:value-type="float" office:value="22" calcext:value-type="float">
            <text:p>22</text:p>
          </table:table-cell>
          <table:table-cell table:formula="of:=SUM([.AK4:.AK33])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number-columns-repeated="43"/>
        </table:table-row>
        <table:table-row table:style-name="ro1">
          <table:table-cell table:style-name="ce40" office:value-type="string" calcext:value-type="string" table:number-columns-spanned="4" table:number-rows-spanned="1">
            <text:p>Diversity</text:p>
          </table:table-cell>
          <table:covered-table-cell table:number-columns-repeated="3"/>
          <table:table-cell table:style-name="ce40" office:value-type="string" calcext:value-type="string" table:number-columns-spanned="4" table:number-rows-spanned="1">
            <text:p>EBO</text:p>
          </table:table-cell>
          <table:covered-table-cell table:number-columns-repeated="3"/>
          <table:table-cell table:style-name="ce40" office:value-type="string" calcext:value-type="string" table:number-columns-spanned="4" table:number-rows-spanned="1">
            <text:p>JSO</text:p>
          </table:table-cell>
          <table:covered-table-cell table:number-columns-repeated="3"/>
          <table:table-cell table:style-name="ce40" office:value-type="string" calcext:value-type="string" table:number-columns-spanned="4" table:number-rows-spanned="1">
            <text:p>SHADE</text:p>
          </table:table-cell>
          <table:covered-table-cell table:number-columns-repeated="3"/>
          <table:table-cell table:style-name="ce40" office:value-type="string" calcext:value-type="string" table:number-columns-spanned="4" table:number-rows-spanned="1">
            <text:p>UMOEA</text:p>
          </table:table-cell>
          <table:covered-table-cell table:number-columns-repeated="3"/>
          <table:table-cell table:number-columns-repeated="2"/>
          <table:table-cell table:style-name="ce40" office:value-type="string" calcext:value-type="string" table:number-columns-spanned="4" table:number-rows-spanned="1">
            <text:p>Diversity</text:p>
          </table:table-cell>
          <table:covered-table-cell table:number-columns-repeated="3"/>
          <table:table-cell table:style-name="ce40" office:value-type="string" calcext:value-type="string" table:number-columns-spanned="4" table:number-rows-spanned="1">
            <text:p>EBO</text:p>
          </table:table-cell>
          <table:covered-table-cell table:number-columns-repeated="3"/>
          <table:table-cell table:style-name="ce40" office:value-type="string" calcext:value-type="string" table:number-columns-spanned="4" table:number-rows-spanned="1">
            <text:p>JSO</text:p>
          </table:table-cell>
          <table:covered-table-cell table:number-columns-repeated="3"/>
          <table:table-cell table:style-name="ce40" office:value-type="string" calcext:value-type="string" table:number-columns-spanned="4" table:number-rows-spanned="1">
            <text:p>SHADE</text:p>
          </table:table-cell>
          <table:covered-table-cell table:number-columns-repeated="3"/>
          <table:table-cell table:style-name="ce40" office:value-type="string" calcext:value-type="string" table:number-columns-spanned="4" table:number-rows-spanned="1">
            <text:p>UMOEA</text:p>
          </table:table-cell>
          <table:covered-table-cell table:number-columns-repeated="3"/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4.3354073" calcext:value-type="float">
            <text:p>4.3354073</text:p>
          </table:table-cell>
          <table:table-cell office:value-type="float" office:value="0.425039931372549" calcext:value-type="float">
            <text:p>0.425039931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34.7803" calcext:value-type="float">
            <text:p>34.7803</text:p>
          </table:table-cell>
          <table:table-cell office:value-type="float" office:value="27.2786666666666" calcext:value-type="float">
            <text:p>27.2786666667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34.780275" calcext:value-type="float">
            <text:p>34.780275</text:p>
          </table:table-cell>
          <table:table-cell office:value-type="float" office:value="32.1374182803922" calcext:value-type="float">
            <text:p>32.1374182804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.98992" calcext:value-type="float">
            <text:p>1.98992</text:p>
          </table:table-cell>
          <table:table-cell office:value-type="float" office:value="0.975450470588236" calcext:value-type="float">
            <text:p>0.975450470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.9899181" calcext:value-type="float">
            <text:p>1.9899181</text:p>
          </table:table-cell>
          <table:table-cell office:value-type="float" office:value="1.30710307098039" calcext:value-type="float">
            <text:p>1.307103071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.6462236" calcext:value-type="float">
            <text:p>1.6462236</text:p>
          </table:table-cell>
          <table:table-cell office:value-type="float" office:value="0.0322788941176471" calcext:value-type="float">
            <text:p>0.0322788941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.316862" calcext:value-type="float">
            <text:p>2.316862</text:p>
          </table:table-cell>
          <table:table-cell office:value-type="float" office:value="0.0680789091764706" calcext:value-type="float">
            <text:p>0.068078909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9.847268" calcext:value-type="float">
            <text:p>19.847268</text:p>
          </table:table-cell>
          <table:table-cell office:value-type="float" office:value="0.774347411764706" calcext:value-type="float">
            <text:p>0.7743474118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36" calcext:value-type="float">
            <text:p>0.036</text:p>
          </table:table-cell>
          <table:table-cell office:value-type="float" office:value="0.0073921568627451" calcext:value-type="float">
            <text:p>0.0073921569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10.366921" calcext:value-type="float">
            <text:p>10.366921</text:p>
          </table:table-cell>
          <table:table-cell office:value-type="string" calcext:value-type="string">
            <text:p>N</text:p>
          </table:table-cell>
          <table:table-cell office:value-type="float" office:value="10.7274" calcext:value-type="float">
            <text:p>10.7274</text:p>
          </table:table-cell>
          <table:table-cell office:value-type="float" office:value="12.4819" calcext:value-type="float">
            <text:p>12.4819</text:p>
          </table:table-cell>
          <table:table-cell office:value-type="float" office:value="11.6172862745098" calcext:value-type="float">
            <text:p>11.6172862745</text:p>
          </table:table-cell>
          <table:table-cell office:value-type="string" calcext:value-type="string">
            <text:p>N</text:p>
          </table:table-cell>
          <table:table-cell office:value-type="float" office:value="10.503304" calcext:value-type="float">
            <text:p>10.503304</text:p>
          </table:table-cell>
          <table:table-cell office:value-type="float" office:value="12.623244" calcext:value-type="float">
            <text:p>12.623244</text:p>
          </table:table-cell>
          <table:table-cell office:value-type="float" office:value="11.5850246862745" calcext:value-type="float">
            <text:p>11.5850246863</text:p>
          </table:table-cell>
          <table:table-cell office:value-type="string" calcext:value-type="string">
            <text:p>N</text:p>
          </table:table-cell>
          <table:table-cell office:value-type="float" office:value="10.366921" calcext:value-type="float">
            <text:p>10.366921</text:p>
          </table:table-cell>
          <table:table-cell office:value-type="float" office:value="11.682939" calcext:value-type="float">
            <text:p>11.682939</text:p>
          </table:table-cell>
          <table:table-cell office:value-type="float" office:value="10.3972812156863" calcext:value-type="float">
            <text:p>10.3972812157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0.102" calcext:value-type="float">
            <text:p>0.102</text:p>
          </table:table-cell>
          <table:table-cell office:value-type="float" office:value="0.0577254901960784" calcext:value-type="float">
            <text:p>0.0577254902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.98992" calcext:value-type="float">
            <text:p>1.98992</text:p>
          </table:table-cell>
          <table:table-cell office:value-type="float" office:value="1.13152254901961" calcext:value-type="float">
            <text:p>1.131522549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.9848772" calcext:value-type="float">
            <text:p>2.9848772</text:p>
          </table:table-cell>
          <table:table-cell office:value-type="float" office:value="1.58022908745098" calcext:value-type="float">
            <text:p>1.580229087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99495906" calcext:value-type="float">
            <text:p>0.99495906</text:p>
          </table:table-cell>
          <table:table-cell office:value-type="float" office:value="0.0585270035294118" calcext:value-type="float">
            <text:p>0.0585270035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.98992" calcext:value-type="float">
            <text:p>1.98992</text:p>
          </table:table-cell>
          <table:table-cell office:value-type="float" office:value="0.975450392156863" calcext:value-type="float">
            <text:p>0.975450392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.9848772" calcext:value-type="float">
            <text:p>2.9848772</text:p>
          </table:table-cell>
          <table:table-cell office:value-type="float" office:value="1.32661207294118" calcext:value-type="float">
            <text:p>1.3266120729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.0164705882352941" calcext:value-type="float">
            <text:p>0.0164705882</text:p>
          </table:table-cell>
          <table:table-cell office:value-type="string" calcext:value-type="string">
            <text:p>N</text:p>
          </table:table-cell>
          <table:table-cell office:value-type="float" office:value="0.18736332" calcext:value-type="float">
            <text:p>0.18736332</text:p>
          </table:table-cell>
          <table:table-cell office:value-type="float" office:value="122.10311" calcext:value-type="float">
            <text:p>122.10311</text:p>
          </table:table-cell>
          <table:table-cell office:value-type="float" office:value="9.64394709784314" calcext:value-type="float">
            <text:p>9.643947097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22.103" calcext:value-type="float">
            <text:p>122.103</text:p>
          </table:table-cell>
          <table:table-cell office:value-type="float" office:value="5.47935031372549" calcext:value-type="float">
            <text:p>5.4793503137</text:p>
          </table:table-cell>
          <table:table-cell office:value-type="string" calcext:value-type="string">
            <text:p>N</text:p>
          </table:table-cell>
          <table:table-cell office:value-type="float" office:value="0.18736337" calcext:value-type="float">
            <text:p>0.18736337</text:p>
          </table:table-cell>
          <table:table-cell office:value-type="float" office:value="128.74569" calcext:value-type="float">
            <text:p>128.74569</text:p>
          </table:table-cell>
          <table:table-cell office:value-type="float" office:value="7.80136890960785" calcext:value-type="float">
            <text:p>7.8013689096</text:p>
          </table:table-cell>
          <table:table-cell office:value-type="string" calcext:value-type="string">
            <text:p>N</text:p>
          </table:table-cell>
          <table:table-cell office:value-type="float" office:value="0.12490888" calcext:value-type="float">
            <text:p>0.12490888</text:p>
          </table:table-cell>
          <table:table-cell office:value-type="float" office:value="15.369395" calcext:value-type="float">
            <text:p>15.369395</text:p>
          </table:table-cell>
          <table:table-cell office:value-type="float" office:value="2.95607246352941" calcext:value-type="float">
            <text:p>2.9560724635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00588235294117647" calcext:value-type="float">
            <text:p>0.0058823529</text:p>
          </table:table-cell>
          <table:table-cell office:value-type="string" calcext:value-type="string">
            <text:p>N</text:p>
          </table:table-cell>
          <table:table-cell office:value-type="float" office:value="0.18736332" calcext:value-type="float">
            <text:p>0.18736332</text:p>
          </table:table-cell>
          <table:table-cell office:value-type="float" office:value="133.62037" calcext:value-type="float">
            <text:p>133.62037</text:p>
          </table:table-cell>
          <table:table-cell office:value-type="float" office:value="16.5928395821569" calcext:value-type="float">
            <text:p>16.5928395822</text:p>
          </table:table-cell>
          <table:table-cell office:value-type="string" calcext:value-type="string">
            <text:p>N</text:p>
          </table:table-cell>
          <table:table-cell office:value-type="float" office:value="0.249818" calcext:value-type="float">
            <text:p>0.249818</text:p>
          </table:table-cell>
          <table:table-cell office:value-type="float" office:value="25.0563" calcext:value-type="float">
            <text:p>25.0563</text:p>
          </table:table-cell>
          <table:table-cell office:value-type="float" office:value="6.01779437254902" calcext:value-type="float">
            <text:p>6.0177943725</text:p>
          </table:table-cell>
          <table:table-cell office:value-type="string" calcext:value-type="string">
            <text:p>N</text:p>
          </table:table-cell>
          <table:table-cell office:value-type="float" office:value="0.37475361" calcext:value-type="float">
            <text:p>0.37475361</text:p>
          </table:table-cell>
          <table:table-cell office:value-type="float" office:value="30.176703" calcext:value-type="float">
            <text:p>30.176703</text:p>
          </table:table-cell>
          <table:table-cell office:value-type="float" office:value="10.4567005656863" calcext:value-type="float">
            <text:p>10.4567005657</text:p>
          </table:table-cell>
          <table:table-cell office:value-type="string" calcext:value-type="string">
            <text:p>N</text:p>
          </table:table-cell>
          <table:table-cell office:value-type="float" office:value="0.12490888" calcext:value-type="float">
            <text:p>0.12490888</text:p>
          </table:table-cell>
          <table:table-cell office:value-type="float" office:value="18.596992" calcext:value-type="float">
            <text:p>18.596992</text:p>
          </table:table-cell>
          <table:table-cell office:value-type="float" office:value="7.80383641392157" calcext:value-type="float">
            <text:p>7.8038364139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0.0637254901960784" calcext:value-type="float">
            <text:p>0.063725490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49.34916" calcext:value-type="float">
            <text:p>249.34916</text:p>
          </table:table-cell>
          <table:table-cell office:value-type="float" office:value="54.6669249935294" calcext:value-type="float">
            <text:p>54.666924993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208143" calcext:value-type="float">
            <text:p>0.208143</text:p>
          </table:table-cell>
          <table:table-cell office:value-type="float" office:value="0.0204061764705882" calcext:value-type="float">
            <text:p>0.020406176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38.38435" calcext:value-type="float">
            <text:p>238.38435</text:p>
          </table:table-cell>
          <table:table-cell office:value-type="float" office:value="85.2919363666667" calcext:value-type="float">
            <text:p>85.2919363667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19.73787" calcext:value-type="float">
            <text:p>119.73787</text:p>
          </table:table-cell>
          <table:table-cell office:value-type="float" office:value="2.49880706568628" calcext:value-type="float">
            <text:p>2.4988070657</text:p>
          </table:table-cell>
          <table:table-cell office:value-type="string" calcext:value-type="string">
            <text:p>N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.000000181" calcext:value-type="float">
            <text:p>0.000000181</text:p>
          </table:table-cell>
          <table:table-cell office:value-type="float" office:value="0.012980885" calcext:value-type="float">
            <text:p>0.012980885</text:p>
          </table:table-cell>
          <table:table-cell office:value-type="float" office:value="0.00245798547058824" calcext:value-type="float">
            <text:p>0.002457985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00866428" calcext:value-type="float">
            <text:p>0.00866428</text:p>
          </table:table-cell>
          <table:table-cell office:value-type="float" office:value="0.000828294490196079" calcext:value-type="float">
            <text:p>0.0008282945</text:p>
          </table:table-cell>
          <table:table-cell office:value-type="string" calcext:value-type="string">
            <text:p>N</text:p>
          </table:table-cell>
          <table:table-cell office:value-type="float" office:value="0.001161994" calcext:value-type="float">
            <text:p>0.001161994</text:p>
          </table:table-cell>
          <table:table-cell office:value-type="float" office:value="0.019633033" calcext:value-type="float">
            <text:p>0.019633033</text:p>
          </table:table-cell>
          <table:table-cell office:value-type="float" office:value="0.00785933545098039" calcext:value-type="float">
            <text:p>0.007859335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018145223" calcext:value-type="float">
            <text:p>0.018145223</text:p>
          </table:table-cell>
          <table:table-cell office:value-type="float" office:value="0.00138081360784314" calcext:value-type="float">
            <text:p>0.0013808136</text:p>
          </table:table-cell>
          <table:table-cell office:value-type="string" calcext:value-type="string">
            <text:p>N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4.8371369" calcext:value-type="float">
            <text:p>4.8371369</text:p>
          </table:table-cell>
          <table:table-cell office:value-type="float" office:value="1.8034768274902" calcext:value-type="float">
            <text:p>1.803476827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4.83714" calcext:value-type="float">
            <text:p>4.83714</text:p>
          </table:table-cell>
          <table:table-cell office:value-type="float" office:value="1.15765958823529" calcext:value-type="float">
            <text:p>1.157659588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7.9509562" calcext:value-type="float">
            <text:p>7.9509562</text:p>
          </table:table-cell>
          <table:table-cell office:value-type="float" office:value="3.37413323333333" calcext:value-type="float">
            <text:p>3.374133233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5.2041263" calcext:value-type="float">
            <text:p>5.2041263</text:p>
          </table:table-cell>
          <table:table-cell office:value-type="float" office:value="2.38553761568628" calcext:value-type="float">
            <text:p>2.3855376157</text:p>
          </table:table-cell>
          <table:table-cell office:value-type="string" calcext:value-type="string">
            <text:p>N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8" calcext:value-type="float">
            <text:p>0.08</text:p>
          </table:table-cell>
          <table:table-cell office:value-type="float" office:value="0.0466666666666667" calcext:value-type="float">
            <text:p>0.0466666667</text:p>
          </table:table-cell>
          <table:table-cell office:value-type="string" calcext:value-type="string">
            <text:p>N</text:p>
          </table:table-cell>
          <table:table-cell office:value-type="float" office:value="0.002826327" calcext:value-type="float">
            <text:p>0.002826327</text:p>
          </table:table-cell>
          <table:table-cell office:value-type="float" office:value="0.02214346" calcext:value-type="float">
            <text:p>0.02214346</text:p>
          </table:table-cell>
          <table:table-cell office:value-type="float" office:value="0.0134592747058824" calcext:value-type="float">
            <text:p>0.0134592747</text:p>
          </table:table-cell>
          <table:table-cell office:value-type="string" calcext:value-type="string">
            <text:p>N</text:p>
          </table:table-cell>
          <table:table-cell office:value-type="float" office:value="0.00374799" calcext:value-type="float">
            <text:p>0.00374799</text:p>
          </table:table-cell>
          <table:table-cell office:value-type="float" office:value="0.0221593" calcext:value-type="float">
            <text:p>0.0221593</text:p>
          </table:table-cell>
          <table:table-cell office:value-type="float" office:value="0.0107057558823529" calcext:value-type="float">
            <text:p>0.0107057559</text:p>
          </table:table-cell>
          <table:table-cell office:value-type="string" calcext:value-type="string">
            <text:p>N</text:p>
          </table:table-cell>
          <table:table-cell office:value-type="float" office:value="0.003963134" calcext:value-type="float">
            <text:p>0.003963134</text:p>
          </table:table-cell>
          <table:table-cell office:value-type="float" office:value="0.027816352" calcext:value-type="float">
            <text:p>0.027816352</text:p>
          </table:table-cell>
          <table:table-cell office:value-type="float" office:value="0.011945065745098" calcext:value-type="float">
            <text:p>0.0119450657</text:p>
          </table:table-cell>
          <table:table-cell office:value-type="string" calcext:value-type="string">
            <text:p>N</text:p>
          </table:table-cell>
          <table:table-cell office:value-type="float" office:value="0.004310778" calcext:value-type="float">
            <text:p>0.004310778</text:p>
          </table:table-cell>
          <table:table-cell office:value-type="float" office:value="0.023665434" calcext:value-type="float">
            <text:p>0.023665434</text:p>
          </table:table-cell>
          <table:table-cell office:value-type="float" office:value="0.0122452541960784" calcext:value-type="float">
            <text:p>0.0122452542</text:p>
          </table:table-cell>
          <table:table-cell office:value-type="string" calcext:value-type="string">
            <text:p>N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10709961" calcext:value-type="float">
            <text:p>0.10709961</text:p>
          </table:table-cell>
          <table:table-cell office:value-type="float" office:value="0.00216000401960784" calcext:value-type="float">
            <text:p>0.002160004</text:p>
          </table:table-cell>
          <table:table-cell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0.0282352941176471" calcext:value-type="float">
            <text:p>0.0282352941</text:p>
          </table:table-cell>
          <table:table-cell office:value-type="string" calcext:value-type="string">
            <text:p>N</text:p>
          </table:table-cell>
          <table:table-cell office:value-type="float" office:value="0.00197122" calcext:value-type="float">
            <text:p>0.00197122</text:p>
          </table:table-cell>
          <table:table-cell office:value-type="float" office:value="0.031700177" calcext:value-type="float">
            <text:p>0.031700177</text:p>
          </table:table-cell>
          <table:table-cell office:value-type="float" office:value="0.00846021864705882" calcext:value-type="float">
            <text:p>0.0084602186</text:p>
          </table:table-cell>
          <table:table-cell office:value-type="string" calcext:value-type="string">
            <text:p>N</text:p>
          </table:table-cell>
          <table:table-cell office:value-type="float" office:value="0.000659456" calcext:value-type="float">
            <text:p>0.000659456</text:p>
          </table:table-cell>
          <table:table-cell office:value-type="float" office:value="0.00539453" calcext:value-type="float">
            <text:p>0.00539453</text:p>
          </table:table-cell>
          <table:table-cell office:value-type="float" office:value="0.00225159543137255" calcext:value-type="float">
            <text:p>0.0022515954</text:p>
          </table:table-cell>
          <table:table-cell office:value-type="string" calcext:value-type="string">
            <text:p>N</text:p>
          </table:table-cell>
          <table:table-cell office:value-type="float" office:value="0.010190366" calcext:value-type="float">
            <text:p>0.010190366</text:p>
          </table:table-cell>
          <table:table-cell office:value-type="float" office:value="0.05877183" calcext:value-type="float">
            <text:p>0.05877183</text:p>
          </table:table-cell>
          <table:table-cell office:value-type="float" office:value="0.0276832570196078" calcext:value-type="float">
            <text:p>0.027683257</text:p>
          </table:table-cell>
          <table:table-cell office:value-type="string" calcext:value-type="string">
            <text:p>N</text:p>
          </table:table-cell>
          <table:table-cell office:value-type="float" office:value="0.001506234" calcext:value-type="float">
            <text:p>0.001506234</text:p>
          </table:table-cell>
          <table:table-cell office:value-type="float" office:value="0.018952475" calcext:value-type="float">
            <text:p>0.018952475</text:p>
          </table:table-cell>
          <table:table-cell office:value-type="float" office:value="0.00672852539215686" calcext:value-type="float">
            <text:p>0.0067285254</text:p>
          </table:table-cell>
          <table:table-cell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.000005057" calcext:value-type="float">
            <text:p>0.000005057</text:p>
          </table:table-cell>
          <table:table-cell office:value-type="float" office:value="0.24218567" calcext:value-type="float">
            <text:p>0.24218567</text:p>
          </table:table-cell>
          <table:table-cell office:value-type="float" office:value="0.0428600025882353" calcext:value-type="float">
            <text:p>0.042860002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381756" calcext:value-type="float">
            <text:p>0.381756</text:p>
          </table:table-cell>
          <table:table-cell office:value-type="float" office:value="0.0271439571176471" calcext:value-type="float">
            <text:p>0.0271439571</text:p>
          </table:table-cell>
          <table:table-cell office:value-type="string" calcext:value-type="string">
            <text:p>N</text:p>
          </table:table-cell>
          <table:table-cell office:value-type="float" office:value="0.000022738" calcext:value-type="float">
            <text:p>0.000022738</text:p>
          </table:table-cell>
          <table:table-cell office:value-type="float" office:value="0.49996542" calcext:value-type="float">
            <text:p>0.49996542</text:p>
          </table:table-cell>
          <table:table-cell office:value-type="float" office:value="0.196998185568628" calcext:value-type="float">
            <text:p>0.196998185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042810598" calcext:value-type="float">
            <text:p>0.042810598</text:p>
          </table:table-cell>
          <table:table-cell office:value-type="float" office:value="0.00143550939215686" calcext:value-type="float">
            <text:p>0.0014355094</text:p>
          </table:table-cell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7" calcext:value-type="float">
            <text:p>0.47</text:p>
          </table:table-cell>
          <table:table-cell office:value-type="float" office:value="0.198823529411765" calcext:value-type="float">
            <text:p>0.1988235294</text:p>
          </table:table-cell>
          <table:table-cell office:value-type="string" calcext:value-type="string">
            <text:p>N</text:p>
          </table:table-cell>
          <table:table-cell office:value-type="float" office:value="0.14798744" calcext:value-type="float">
            <text:p>0.14798744</text:p>
          </table:table-cell>
          <table:table-cell office:value-type="float" office:value="0.27615259" calcext:value-type="float">
            <text:p>0.27615259</text:p>
          </table:table-cell>
          <table:table-cell office:value-type="float" office:value="0.176051885098039" calcext:value-type="float">
            <text:p>0.1760518851</text:p>
          </table:table-cell>
          <table:table-cell office:value-type="string" calcext:value-type="string">
            <text:p>N</text:p>
          </table:table-cell>
          <table:table-cell office:value-type="float" office:value="0.157835" calcext:value-type="float">
            <text:p>0.157835</text:p>
          </table:table-cell>
          <table:table-cell office:value-type="float" office:value="0.380349" calcext:value-type="float">
            <text:p>0.380349</text:p>
          </table:table-cell>
          <table:table-cell office:value-type="float" office:value="0.27063937254902" calcext:value-type="float">
            <text:p>0.2706393725</text:p>
          </table:table-cell>
          <table:table-cell office:value-type="string" calcext:value-type="string">
            <text:p>N</text:p>
          </table:table-cell>
          <table:table-cell office:value-type="float" office:value="0.15783476" calcext:value-type="float">
            <text:p>0.15783476</text:p>
          </table:table-cell>
          <table:table-cell office:value-type="float" office:value="0.38423978" calcext:value-type="float">
            <text:p>0.38423978</text:p>
          </table:table-cell>
          <table:table-cell office:value-type="float" office:value="0.27561214" calcext:value-type="float">
            <text:p>0.27561214</text:p>
          </table:table-cell>
          <table:table-cell office:value-type="string" calcext:value-type="string">
            <text:p>N</text:p>
          </table:table-cell>
          <table:table-cell office:value-type="float" office:value="0.098646721" calcext:value-type="float">
            <text:p>0.098646721</text:p>
          </table:table-cell>
          <table:table-cell office:value-type="float" office:value="0.26828475" calcext:value-type="float">
            <text:p>0.26828475</text:p>
          </table:table-cell>
          <table:table-cell office:value-type="float" office:value="0.157524589098039" calcext:value-type="float">
            <text:p>0.1575245891</text:p>
          </table:table-cell>
          <table:table-cell office:value-type="string" calcext:value-type="string">
            <text:p>N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office:value-type="float" office:value="0.0247058823529412" calcext:value-type="float">
            <text:p>0.0247058824</text:p>
          </table:table-cell>
          <table:table-cell office:value-type="string" calcext:value-type="string">
            <text:p>N</text:p>
          </table:table-cell>
          <table:table-cell office:value-type="float" office:value="0.001109658" calcext:value-type="float">
            <text:p>0.001109658</text:p>
          </table:table-cell>
          <table:table-cell office:value-type="float" office:value="0.22457627" calcext:value-type="float">
            <text:p>0.22457627</text:p>
          </table:table-cell>
          <table:table-cell office:value-type="float" office:value="0.0155119171176471" calcext:value-type="float">
            <text:p>0.0155119171</text:p>
          </table:table-cell>
          <table:table-cell office:value-type="string" calcext:value-type="string">
            <text:p>N</text:p>
          </table:table-cell>
          <table:table-cell office:value-type="float" office:value="0.000000967" calcext:value-type="float">
            <text:p>0.000000967</text:p>
          </table:table-cell>
          <table:table-cell office:value-type="float" office:value="0.499986" calcext:value-type="float">
            <text:p>0.499986</text:p>
          </table:table-cell>
          <table:table-cell office:value-type="float" office:value="0.171269600411765" calcext:value-type="float">
            <text:p>0.1712696004</text:p>
          </table:table-cell>
          <table:table-cell office:value-type="string" calcext:value-type="string">
            <text:p>N</text:p>
          </table:table-cell>
          <table:table-cell office:value-type="float" office:value="0.00008518" calcext:value-type="float">
            <text:p>0.00008518</text:p>
          </table:table-cell>
          <table:table-cell office:value-type="float" office:value="0.70814032" calcext:value-type="float">
            <text:p>0.70814032</text:p>
          </table:table-cell>
          <table:table-cell office:value-type="float" office:value="0.15826377254902" calcext:value-type="float">
            <text:p>0.1582637725</text:p>
          </table:table-cell>
          <table:table-cell office:value-type="string" calcext:value-type="string">
            <text:p>N</text:p>
          </table:table-cell>
          <table:table-cell office:value-type="float" office:value="0.000001296" calcext:value-type="float">
            <text:p>0.000001296</text:p>
          </table:table-cell>
          <table:table-cell office:value-type="float" office:value="0.20860547" calcext:value-type="float">
            <text:p>0.20860547</text:p>
          </table:table-cell>
          <table:table-cell office:value-type="float" office:value="0.00567813656862745" calcext:value-type="float">
            <text:p>0.0056781366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15" calcext:value-type="float">
            <text:p>0.15</text:p>
          </table:table-cell>
          <table:table-cell office:value-type="float" office:value="0.0847058823529412" calcext:value-type="float">
            <text:p>0.084705882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30692265" calcext:value-type="float">
            <text:p>0.30692265</text:p>
          </table:table-cell>
          <table:table-cell office:value-type="float" office:value="0.0868616194313726" calcext:value-type="float">
            <text:p>0.0868616194</text:p>
          </table:table-cell>
          <table:table-cell office:value-type="string" calcext:value-type="string">
            <text:p>N</text:p>
          </table:table-cell>
          <table:table-cell office:value-type="float" office:value="0.0971591" calcext:value-type="float">
            <text:p>0.0971591</text:p>
          </table:table-cell>
          <table:table-cell office:value-type="float" office:value="0.371052" calcext:value-type="float">
            <text:p>0.371052</text:p>
          </table:table-cell>
          <table:table-cell office:value-type="float" office:value="0.18495474117647" calcext:value-type="float">
            <text:p>0.1849547412</text:p>
          </table:table-cell>
          <table:table-cell office:value-type="string" calcext:value-type="string">
            <text:p>N</text:p>
          </table:table-cell>
          <table:table-cell office:value-type="float" office:value="0.097162174" calcext:value-type="float">
            <text:p>0.097162174</text:p>
          </table:table-cell>
          <table:table-cell office:value-type="float" office:value="0.9955345" calcext:value-type="float">
            <text:p>0.9955345</text:p>
          </table:table-cell>
          <table:table-cell office:value-type="float" office:value="0.415016513803922" calcext:value-type="float">
            <text:p>0.4150165138</text:p>
          </table:table-cell>
          <table:table-cell office:value-type="string" calcext:value-type="string">
            <text:p>N</text:p>
          </table:table-cell>
          <table:table-cell office:value-type="float" office:value="0.01943182" calcext:value-type="float">
            <text:p>0.01943182</text:p>
          </table:table-cell>
          <table:table-cell office:value-type="float" office:value="0.57868752" calcext:value-type="float">
            <text:p>0.57868752</text:p>
          </table:table-cell>
          <table:table-cell office:value-type="float" office:value="0.103542614333333" calcext:value-type="float">
            <text:p>0.1035426143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33190378" calcext:value-type="float">
            <text:p>0.33190378</text:p>
          </table:table-cell>
          <table:table-cell office:value-type="float" office:value="0.0349426849803921" calcext:value-type="float">
            <text:p>0.03494268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0197293" calcext:value-type="float">
            <text:p>0.0197293</text:p>
          </table:table-cell>
          <table:table-cell office:value-type="float" office:value="0.01083396" calcext:value-type="float">
            <text:p>0.0108339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020923872" calcext:value-type="float">
            <text:p>0.020923872</text:p>
          </table:table-cell>
          <table:table-cell office:value-type="float" office:value="0.0133964241568627" calcext:value-type="float">
            <text:p>0.013396424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32278536" calcext:value-type="float">
            <text:p>0.32278536</text:p>
          </table:table-cell>
          <table:table-cell office:value-type="float" office:value="0.0182784073137255" calcext:value-type="float">
            <text:p>0.0182784073</text:p>
          </table:table-cell>
          <table:table-cell office:value-type="string" calcext:value-type="string">
            <text:p>N</text:p>
          </table:table-cell>
          <table:table-cell office:value-type="float" office:value="17" calcext:value-type="float">
            <text:p>1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29.61129" calcext:value-type="float">
            <text:p>129.61129</text:p>
          </table:table-cell>
          <table:table-cell office:value-type="float" office:value="8.53840877058823" calcext:value-type="float">
            <text:p>8.538408770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208143" calcext:value-type="float">
            <text:p>0.208143</text:p>
          </table:table-cell>
          <table:table-cell office:value-type="float" office:value="0.0122437058823529" calcext:value-type="float">
            <text:p>0.0122437059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68.41132" calcext:value-type="float">
            <text:p>168.41132</text:p>
          </table:table-cell>
          <table:table-cell office:value-type="float" office:value="18.1785358998039" calcext:value-type="float">
            <text:p>18.178535899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.1980611" calcext:value-type="float">
            <text:p>2.1980611</text:p>
          </table:table-cell>
          <table:table-cell office:value-type="float" office:value="0.462657168039216" calcext:value-type="float">
            <text:p>0.462657168</text:p>
          </table:table-cell>
          <table:table-cell office:value-type="string" calcext:value-type="string">
            <text:p>N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0196078431372549" calcext:value-type="float">
            <text:p>0.0019607843</text:p>
          </table:table-cell>
          <table:table-cell office:value-type="string" calcext:value-type="string">
            <text:p>N</text:p>
          </table:table-cell>
          <table:table-cell office:value-type="float" office:value="0.000010041" calcext:value-type="float">
            <text:p>0.000010041</text:p>
          </table:table-cell>
          <table:table-cell office:value-type="float" office:value="0.31835015" calcext:value-type="float">
            <text:p>0.31835015</text:p>
          </table:table-cell>
          <table:table-cell office:value-type="float" office:value="0.0375467616470588" calcext:value-type="float">
            <text:p>0.037546761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333868" calcext:value-type="float">
            <text:p>0.333868</text:p>
          </table:table-cell>
          <table:table-cell office:value-type="float" office:value="0.0383209377647059" calcext:value-type="float">
            <text:p>0.0383209378</text:p>
          </table:table-cell>
          <table:table-cell office:value-type="string" calcext:value-type="string">
            <text:p>N</text:p>
          </table:table-cell>
          <table:table-cell office:value-type="float" office:value="0.000021278" calcext:value-type="float">
            <text:p>0.000021278</text:p>
          </table:table-cell>
          <table:table-cell office:value-type="float" office:value="20.431038" calcext:value-type="float">
            <text:p>20.431038</text:p>
          </table:table-cell>
          <table:table-cell office:value-type="float" office:value="1.07987449398039" calcext:value-type="float">
            <text:p>1.07987449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25444305" calcext:value-type="float">
            <text:p>0.25444305</text:p>
          </table:table-cell>
          <table:table-cell office:value-type="float" office:value="0.0109854097647059" calcext:value-type="float">
            <text:p>0.0109854098</text:p>
          </table:table-cell>
          <table:table-cell office:value-type="string" calcext:value-type="string">
            <text:p>N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0764705882352942" calcext:value-type="float">
            <text:p>0.0076470588</text:p>
          </table:table-cell>
          <table:table-cell office:value-type="string" calcext:value-type="string">
            <text:p>N</text:p>
          </table:table-cell>
          <table:table-cell office:value-type="float" office:value="0.000108438" calcext:value-type="float">
            <text:p>0.000108438</text:p>
          </table:table-cell>
          <table:table-cell office:value-type="float" office:value="0.15214363" calcext:value-type="float">
            <text:p>0.15214363</text:p>
          </table:table-cell>
          <table:table-cell office:value-type="float" office:value="0.00571716707843137" calcext:value-type="float">
            <text:p>0.005717167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00130324" calcext:value-type="float">
            <text:p>0.00130324</text:p>
          </table:table-cell>
          <table:table-cell table:style-name="ce31" office:value-type="float" office:value="0.0000466033529411765" calcext:value-type="float">
            <text:p>4.66E-005</text:p>
          </table:table-cell>
          <table:table-cell office:value-type="string" calcext:value-type="string">
            <text:p>N</text:p>
          </table:table-cell>
          <table:table-cell office:value-type="float" office:value="0.000149409" calcext:value-type="float">
            <text:p>0.000149409</text:p>
          </table:table-cell>
          <table:table-cell office:value-type="float" office:value="0.49780986" calcext:value-type="float">
            <text:p>0.49780986</text:p>
          </table:table-cell>
          <table:table-cell office:value-type="float" office:value="0.158606567137255" calcext:value-type="float">
            <text:p>0.1586065671</text:p>
          </table:table-cell>
          <table:table-cell office:value-type="string" calcext:value-type="string">
            <text:p>N</text:p>
          </table:table-cell>
          <table:table-cell office:value-type="float" office:value="0.000014041" calcext:value-type="float">
            <text:p>0.000014041</text:p>
          </table:table-cell>
          <table:table-cell office:value-type="float" office:value="0.99538819" calcext:value-type="float">
            <text:p>0.99538819</text:p>
          </table:table-cell>
          <table:table-cell office:value-type="float" office:value="0.0316603259411765" calcext:value-type="float">
            <text:p>0.0316603259</text:p>
          </table:table-cell>
          <table:table-cell office:value-type="string" calcext:value-type="string">
            <text:p>N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019729344" calcext:value-type="float">
            <text:p>0.019729344</text:p>
          </table:table-cell>
          <table:table-cell office:value-type="float" office:value="0.00155184145098039" calcext:value-type="float">
            <text:p>0.001551841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0197293" calcext:value-type="float">
            <text:p>0.0197293</text:p>
          </table:table-cell>
          <table:table-cell office:value-type="float" office:value="0.000386849019607843" calcext:value-type="float">
            <text:p>0.000386849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0.0360048809019608" calcext:value-type="float">
            <text:p>0.0360048809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012560662" calcext:value-type="float">
            <text:p>0.012560662</text:p>
          </table:table-cell>
          <table:table-cell office:value-type="float" office:value="0.00139378203921569" calcext:value-type="float">
            <text:p>0.001393782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9976486" calcext:value-type="float">
            <text:p>0.9976486</text:p>
          </table:table-cell>
          <table:table-cell office:value-type="float" office:value="0.0207395021568627" calcext:value-type="float">
            <text:p>0.0207395022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9986869" calcext:value-type="float">
            <text:p>0.9986869</text:p>
          </table:table-cell>
          <table:table-cell office:value-type="float" office:value="0.0734486712549019" calcext:value-type="float">
            <text:p>0.073448671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26169293" calcext:value-type="float">
            <text:p>0.26169293</text:p>
          </table:table-cell>
          <table:table-cell office:value-type="float" office:value="0.013013716745098" calcext:value-type="float">
            <text:p>0.0130137167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312173" calcext:value-type="float">
            <text:p>0.312173</text:p>
          </table:table-cell>
          <table:table-cell office:value-type="float" office:value="0.0306051960784314" calcext:value-type="float">
            <text:p>0.030605196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31217326" calcext:value-type="float">
            <text:p>0.31217326</text:p>
          </table:table-cell>
          <table:table-cell office:value-type="float" office:value="0.00612104431372549" calcext:value-type="float">
            <text:p>0.0061210443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.000236299" calcext:value-type="float">
            <text:p>0.000236299</text:p>
          </table:table-cell>
          <table:table-cell office:value-type="float" office:value="0.042483386" calcext:value-type="float">
            <text:p>0.042483386</text:p>
          </table:table-cell>
          <table:table-cell office:value-type="float" office:value="0.0139115682352941" calcext:value-type="float">
            <text:p>0.013911568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0810854" calcext:value-type="float">
            <text:p>0.0810854</text:p>
          </table:table-cell>
          <table:table-cell office:value-type="float" office:value="0.00882620805882353" calcext:value-type="float">
            <text:p>0.0088262081</text:p>
          </table:table-cell>
          <table:table-cell office:value-type="string" calcext:value-type="string">
            <text:p>N</text:p>
          </table:table-cell>
          <table:table-cell office:value-type="float" office:value="0.000000818" calcext:value-type="float">
            <text:p>0.000000818</text:p>
          </table:table-cell>
          <table:table-cell office:value-type="float" office:value="0.62170849" calcext:value-type="float">
            <text:p>0.62170849</text:p>
          </table:table-cell>
          <table:table-cell office:value-type="float" office:value="0.0825134662352941" calcext:value-type="float">
            <text:p>0.082513466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077642156" calcext:value-type="float">
            <text:p>0.077642156</text:p>
          </table:table-cell>
          <table:table-cell office:value-type="float" office:value="0.0108908030784314" calcext:value-type="float">
            <text:p>0.0108908031</text:p>
          </table:table-cell>
          <table:table-cell office:value-type="string" calcext:value-type="string">
            <text:p>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11.764705882353" calcext:value-type="float">
            <text:p>111.7647058824</text:p>
          </table:table-cell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float" office:value="204.833" calcext:value-type="float">
            <text:p>204.833</text:p>
          </table:table-cell>
          <table:table-cell office:value-type="float" office:value="132.329921568627" calcext:value-type="float">
            <text:p>132.3299215686</text:p>
          </table:table-cell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float" office:value="203.88917" calcext:value-type="float">
            <text:p>203.88917</text:p>
          </table:table-cell>
          <table:table-cell office:value-type="float" office:value="122.882298627451" calcext:value-type="float">
            <text:p>122.8822986275</text:p>
          </table:table-cell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float" office:value="201.95692" calcext:value-type="float">
            <text:p>201.95692</text:p>
          </table:table-cell>
          <table:table-cell office:value-type="float" office:value="115.724645490196" calcext:value-type="float">
            <text:p>115.7246454902</text:p>
          </table:table-cell>
          <table:table-cell office:value-type="string" calcext:value-type="string">
            <text:p>N</text:p>
          </table:table-cell>
          <table:table-cell office:value-type="float" office:value="21" calcext:value-type="float">
            <text:p>2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.000003164" calcext:value-type="float">
            <text:p>0.000003164</text:p>
          </table:table-cell>
          <table:table-cell office:value-type="float" office:value="0.31927332" calcext:value-type="float">
            <text:p>0.31927332</text:p>
          </table:table-cell>
          <table:table-cell office:value-type="float" office:value="0.052630380627451" calcext:value-type="float">
            <text:p>0.052630380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48523" calcext:value-type="float">
            <text:p>0.48523</text:p>
          </table:table-cell>
          <table:table-cell office:value-type="float" office:value="0.0270304026078431" calcext:value-type="float">
            <text:p>0.0270304026</text:p>
          </table:table-cell>
          <table:table-cell office:value-type="string" calcext:value-type="string">
            <text:p>N</text:p>
          </table:table-cell>
          <table:table-cell office:value-type="float" office:value="0.000001316" calcext:value-type="float">
            <text:p>0.000001316</text:p>
          </table:table-cell>
          <table:table-cell office:value-type="float" office:value="0.9874107" calcext:value-type="float">
            <text:p>0.9874107</text:p>
          </table:table-cell>
          <table:table-cell office:value-type="float" office:value="0.346151219215686" calcext:value-type="float">
            <text:p>0.3461512192</text:p>
          </table:table-cell>
          <table:table-cell office:value-type="string" calcext:value-type="string">
            <text:p>N</text:p>
          </table:table-cell>
          <table:table-cell office:value-type="float" office:value="0.000000025" calcext:value-type="float">
            <text:p>0.000000025</text:p>
          </table:table-cell>
          <table:table-cell office:value-type="float" office:value="0.32781562" calcext:value-type="float">
            <text:p>0.32781562</text:p>
          </table:table-cell>
          <table:table-cell office:value-type="float" office:value="0.0385433608627451" calcext:value-type="float">
            <text:p>0.0385433609</text:p>
          </table:table-cell>
          <table:table-cell office:value-type="string" calcext:value-type="string">
            <text:p>N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string" calcext:value-type="string">
            <text:p>N</text:p>
          </table:table-cell>
          <table:table-cell office:value-type="float" office:value="25.162" calcext:value-type="float">
            <text:p>25.162</text:p>
          </table:table-cell>
          <table:table-cell office:value-type="float" office:value="100" calcext:value-type="float">
            <text:p>100</text:p>
          </table:table-cell>
          <table:table-cell office:value-type="float" office:value="96.7141980392157" calcext:value-type="float">
            <text:p>96.7141980392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string" calcext:value-type="string">
            <text:p>N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0372549019607843" calcext:value-type="float">
            <text:p>0.0037254902</text:p>
          </table:table-cell>
          <table:table-cell office:value-type="string" calcext:value-type="string">
            <text:p>N</text:p>
          </table:table-cell>
          <table:table-cell office:value-type="float" office:value="0.001785351" calcext:value-type="float">
            <text:p>0.001785351</text:p>
          </table:table-cell>
          <table:table-cell office:value-type="float" office:value="0.021351629" calcext:value-type="float">
            <text:p>0.021351629</text:p>
          </table:table-cell>
          <table:table-cell office:value-type="float" office:value="0.00571506066666667" calcext:value-type="float">
            <text:p>0.0057150607</text:p>
          </table:table-cell>
          <table:table-cell office:value-type="string" calcext:value-type="string">
            <text:p>N</text:p>
          </table:table-cell>
          <table:table-cell office:value-type="float" office:value="0.000000063" calcext:value-type="float">
            <text:p>0.000000063</text:p>
          </table:table-cell>
          <table:table-cell office:value-type="float" office:value="0.0220986" calcext:value-type="float">
            <text:p>0.0220986</text:p>
          </table:table-cell>
          <table:table-cell office:value-type="float" office:value="0.0148155229019608" calcext:value-type="float">
            <text:p>0.0148155229</text:p>
          </table:table-cell>
          <table:table-cell office:value-type="string" calcext:value-type="string">
            <text:p>N</text:p>
          </table:table-cell>
          <table:table-cell office:value-type="float" office:value="0.000000156" calcext:value-type="float">
            <text:p>0.000000156</text:p>
          </table:table-cell>
          <table:table-cell office:value-type="float" office:value="0.33226127" calcext:value-type="float">
            <text:p>0.33226127</text:p>
          </table:table-cell>
          <table:table-cell office:value-type="float" office:value="0.0255842406666667" calcext:value-type="float">
            <text:p>0.0255842407</text:p>
          </table:table-cell>
          <table:table-cell office:value-type="string" calcext:value-type="string">
            <text:p>N</text:p>
          </table:table-cell>
          <table:table-cell office:value-type="float" office:value="0.000000979" calcext:value-type="float">
            <text:p>0.000000979</text:p>
          </table:table-cell>
          <table:table-cell office:value-type="float" office:value="0.031530729" calcext:value-type="float">
            <text:p>0.031530729</text:p>
          </table:table-cell>
          <table:table-cell office:value-type="float" office:value="0.0042011437254902" calcext:value-type="float">
            <text:p>0.0042011437</text:p>
          </table:table-cell>
          <table:table-cell office:value-type="string" calcext:value-type="string">
            <text:p>N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34.9007843137255" calcext:value-type="float">
            <text:p>34.9007843137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float" office:value="300" calcext:value-type="float">
            <text:p>300</text:p>
          </table:table-cell>
          <table:table-cell office:value-type="float" office:value="303.7983" calcext:value-type="float">
            <text:p>303.7983</text:p>
          </table:table-cell>
          <table:table-cell office:value-type="float" office:value="301.079291764706" calcext:value-type="float">
            <text:p>301.0792917647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5.4901960784314" calcext:value-type="float">
            <text:p>25.4901960784</text:p>
          </table:table-cell>
          <table:table-cell office:value-type="string" calcext:value-type="string">
            <text:p>N</text:p>
          </table:table-cell>
          <table:table-cell office:value-type="float" office:value="200" calcext:value-type="float">
            <text:p>200</text:p>
          </table:table-cell>
          <table:table-cell office:value-type="float" office:value="329.45747" calcext:value-type="float">
            <text:p>329.45747</text:p>
          </table:table-cell>
          <table:table-cell office:value-type="float" office:value="291.381743529412" calcext:value-type="float">
            <text:p>291.3817435294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329.457" calcext:value-type="float">
            <text:p>329.457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string" calcext:value-type="string">
            <text:p>N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0.000011657" calcext:value-type="float">
            <text:p>0.000011657</text:p>
          </table:table-cell>
          <table:table-cell office:value-type="float" office:value="329.54432" calcext:value-type="float">
            <text:p>329.54432</text:p>
          </table:table-cell>
          <table:table-cell office:value-type="float" office:value="128.899273365824" calcext:value-type="float">
            <text:p>128.899273365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330.941" calcext:value-type="float">
            <text:p>330.941</text:p>
          </table:table-cell>
          <table:table-cell office:value-type="float" office:value="250.888058823529" calcext:value-type="float">
            <text:p>250.8880588235</text:p>
          </table:table-cell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float" office:value="331.13796" calcext:value-type="float">
            <text:p>331.13796</text:p>
          </table:table-cell>
          <table:table-cell office:value-type="float" office:value="235.923699019608" calcext:value-type="float">
            <text:p>235.9236990196</text:p>
          </table:table-cell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float" office:value="329.54432" calcext:value-type="float">
            <text:p>329.54432</text:p>
          </table:table-cell>
          <table:table-cell office:value-type="float" office:value="147.516031176471" calcext:value-type="float">
            <text:p>147.5160311765</text:p>
          </table:table-cell>
          <table:table-cell office:value-type="string" calcext:value-type="string">
            <text:p>N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  <table:table-cell office:value-type="float" office:value="0.026078431372549" calcext:value-type="float">
            <text:p>0.0260784314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float" office:value="108.494" calcext:value-type="float">
            <text:p>108.494</text:p>
          </table:table-cell>
          <table:table-cell office:value-type="float" office:value="103.015764705882" calcext:value-type="float">
            <text:p>103.0157647059</text:p>
          </table:table-cell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float" office:value="108.62461" calcext:value-type="float">
            <text:p>108.62461</text:p>
          </table:table-cell>
          <table:table-cell office:value-type="float" office:value="105.624503921569" calcext:value-type="float">
            <text:p>105.6245039216</text:p>
          </table:table-cell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float" office:value="107.43279" calcext:value-type="float">
            <text:p>107.43279</text:p>
          </table:table-cell>
          <table:table-cell office:value-type="float" office:value="100.401759411765" calcext:value-type="float">
            <text:p>100.4017594118</text:p>
          </table:table-cell>
          <table:table-cell office:value-type="string" calcext:value-type="string">
            <text:p>N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.04" calcext:value-type="float">
            <text:p>100.04</text:p>
          </table:table-cell>
          <table:table-cell office:value-type="float" office:value="3.92254901960784" calcext:value-type="float">
            <text:p>3.9225490196</text:p>
          </table:table-cell>
          <table:table-cell office:value-type="string" calcext:value-type="string">
            <text:p>N</text:p>
          </table:table-cell>
          <table:table-cell office:value-type="float" office:value="397.74287" calcext:value-type="float">
            <text:p>397.74287</text:p>
          </table:table-cell>
          <table:table-cell office:value-type="float" office:value="443.36511" calcext:value-type="float">
            <text:p>443.36511</text:p>
          </table:table-cell>
          <table:table-cell office:value-type="float" office:value="419.498358431372" calcext:value-type="float">
            <text:p>419.4983584314</text:p>
          </table:table-cell>
          <table:table-cell office:value-type="string" calcext:value-type="string">
            <text:p>N</text:p>
          </table:table-cell>
          <table:table-cell office:value-type="float" office:value="397.743" calcext:value-type="float">
            <text:p>397.743</text:p>
          </table:table-cell>
          <table:table-cell office:value-type="float" office:value="443.33" calcext:value-type="float">
            <text:p>443.33</text:p>
          </table:table-cell>
          <table:table-cell office:value-type="float" office:value="404.166941176471" calcext:value-type="float">
            <text:p>404.1669411765</text:p>
          </table:table-cell>
          <table:table-cell office:value-type="string" calcext:value-type="string">
            <text:p>N</text:p>
          </table:table-cell>
          <table:table-cell office:value-type="float" office:value="397.74287" calcext:value-type="float">
            <text:p>397.74287</text:p>
          </table:table-cell>
          <table:table-cell office:value-type="float" office:value="445.77756" calcext:value-type="float">
            <text:p>445.77756</text:p>
          </table:table-cell>
          <table:table-cell office:value-type="float" office:value="424.720330784314" calcext:value-type="float">
            <text:p>424.7203307843</text:p>
          </table:table-cell>
          <table:table-cell office:value-type="string" calcext:value-type="string">
            <text:p>N</text:p>
          </table:table-cell>
          <table:table-cell office:value-type="float" office:value="397.74287" calcext:value-type="float">
            <text:p>397.74287</text:p>
          </table:table-cell>
          <table:table-cell office:value-type="float" office:value="443.33391" calcext:value-type="float">
            <text:p>443.33391</text:p>
          </table:table-cell>
          <table:table-cell office:value-type="float" office:value="406.910310980392" calcext:value-type="float">
            <text:p>406.9103109804</text:p>
          </table:table-cell>
          <table:table-cell office:value-type="string" calcext:value-type="string">
            <text:p>N</text:p>
          </table:table-cell>
          <table:table-cell office:value-type="float" office:value="25" calcext:value-type="float">
            <text:p>25</text:p>
          </table:table-cell>
          <table:table-cell/>
          <table:table-cell table:number-columns-repeated="3" office:value-type="float" office:value="100" calcext:value-type="float">
            <text:p>100</text:p>
          </table:table-cell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float" office:value="121.99544" calcext:value-type="float">
            <text:p>121.99544</text:p>
          </table:table-cell>
          <table:table-cell office:value-type="float" office:value="106.544800196078" calcext:value-type="float">
            <text:p>106.5448001961</text:p>
          </table:table-cell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float" office:value="201.32" calcext:value-type="float">
            <text:p>201.32</text:p>
          </table:table-cell>
          <table:table-cell office:value-type="float" office:value="109.858921568627" calcext:value-type="float">
            <text:p>109.8589215686</text:p>
          </table:table-cell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26.836102352941" calcext:value-type="float">
            <text:p>126.8361023529</text:p>
          </table:table-cell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float" office:value="111.41813" calcext:value-type="float">
            <text:p>111.41813</text:p>
          </table:table-cell>
          <table:table-cell office:value-type="float" office:value="100.753904901961" calcext:value-type="float">
            <text:p>100.753904902</text:p>
          </table:table-cell>
          <table:table-cell office:value-type="string" calcext:value-type="string">
            <text:p>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286.274510392157" calcext:value-type="float">
            <text:p>286.2745103922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61.091527254902" calcext:value-type="float">
            <text:p>261.0915272549</text:p>
          </table:table-cell>
          <table:table-cell office:value-type="string" calcext:value-type="string">
            <text:p>N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100.08" calcext:value-type="float">
            <text:p>100.08</text:p>
          </table:table-cell>
          <table:table-cell office:value-type="float" office:value="51.9945098039216" calcext:value-type="float">
            <text:p>51.9945098039</text:p>
          </table:table-cell>
          <table:table-cell office:value-type="string" calcext:value-type="string">
            <text:p>N</text:p>
          </table:table-cell>
          <table:table-cell office:value-type="float" office:value="100.00235" calcext:value-type="float">
            <text:p>100.00235</text:p>
          </table:table-cell>
          <table:table-cell office:value-type="float" office:value="100.02314" calcext:value-type="float">
            <text:p>100.02314</text:p>
          </table:table-cell>
          <table:table-cell office:value-type="float" office:value="100.014637647059" calcext:value-type="float">
            <text:p>100.0146376471</text:p>
          </table:table-cell>
          <table:table-cell office:value-type="string" calcext:value-type="string">
            <text:p>N</text:p>
          </table:table-cell>
          <table:table-cell office:value-type="float" office:value="100.005" calcext:value-type="float">
            <text:p>100.005</text:p>
          </table:table-cell>
          <table:table-cell office:value-type="float" office:value="100.021" calcext:value-type="float">
            <text:p>100.021</text:p>
          </table:table-cell>
          <table:table-cell office:value-type="float" office:value="100.011470588235" calcext:value-type="float">
            <text:p>100.0114705882</text:p>
          </table:table-cell>
          <table:table-cell office:value-type="string" calcext:value-type="string">
            <text:p>N</text:p>
          </table:table-cell>
          <table:table-cell office:value-type="float" office:value="100.00318" calcext:value-type="float">
            <text:p>100.00318</text:p>
          </table:table-cell>
          <table:table-cell office:value-type="float" office:value="100.02642" calcext:value-type="float">
            <text:p>100.02642</text:p>
          </table:table-cell>
          <table:table-cell office:value-type="float" office:value="100.012037254902" calcext:value-type="float">
            <text:p>100.0120372549</text:p>
          </table:table-cell>
          <table:table-cell office:value-type="string" calcext:value-type="string">
            <text:p>N</text:p>
          </table:table-cell>
          <table:table-cell office:value-type="float" office:value="100.00567" calcext:value-type="float">
            <text:p>100.00567</text:p>
          </table:table-cell>
          <table:table-cell office:value-type="float" office:value="100.02406" calcext:value-type="float">
            <text:p>100.02406</text:p>
          </table:table-cell>
          <table:table-cell office:value-type="float" office:value="100.012669607843" calcext:value-type="float">
            <text:p>100.0126696078</text:p>
          </table:table-cell>
          <table:table-cell office:value-type="string" calcext:value-type="string">
            <text:p>N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6.89" calcext:value-type="float">
            <text:p>386.89</text:p>
          </table:table-cell>
          <table:table-cell office:value-type="float" office:value="204.657450980392" calcext:value-type="float">
            <text:p>204.6574509804</text:p>
          </table:table-cell>
          <table:table-cell office:value-type="string" calcext:value-type="string">
            <text:p>N</text:p>
          </table:table-cell>
          <table:table-cell office:value-type="float" office:value="389.00553" calcext:value-type="float">
            <text:p>389.00553</text:p>
          </table:table-cell>
          <table:table-cell office:value-type="float" office:value="395.98477" calcext:value-type="float">
            <text:p>395.98477</text:p>
          </table:table-cell>
          <table:table-cell office:value-type="float" office:value="391.526004901961" calcext:value-type="float">
            <text:p>391.526004902</text:p>
          </table:table-cell>
          <table:table-cell office:value-type="string" calcext:value-type="string">
            <text:p>N</text:p>
          </table:table-cell>
          <table:table-cell office:value-type="float" office:value="389.006" calcext:value-type="float">
            <text:p>389.006</text:p>
          </table:table-cell>
          <table:table-cell office:value-type="float" office:value="389.518" calcext:value-type="float">
            <text:p>389.518</text:p>
          </table:table-cell>
          <table:table-cell office:value-type="float" office:value="389.347333333333" calcext:value-type="float">
            <text:p>389.3473333333</text:p>
          </table:table-cell>
          <table:table-cell office:value-type="string" calcext:value-type="string">
            <text:p>N</text:p>
          </table:table-cell>
          <table:table-cell office:value-type="float" office:value="389.00553" calcext:value-type="float">
            <text:p>389.00553</text:p>
          </table:table-cell>
          <table:table-cell office:value-type="float" office:value="395.07456" calcext:value-type="float">
            <text:p>395.07456</text:p>
          </table:table-cell>
          <table:table-cell office:value-type="float" office:value="389.378716470588" calcext:value-type="float">
            <text:p>389.3787164706</text:p>
          </table:table-cell>
          <table:table-cell office:value-type="string" calcext:value-type="string">
            <text:p>N</text:p>
          </table:table-cell>
          <table:table-cell office:value-type="float" office:value="388.28342" calcext:value-type="float">
            <text:p>388.28342</text:p>
          </table:table-cell>
          <table:table-cell office:value-type="float" office:value="389.51799" calcext:value-type="float">
            <text:p>389.51799</text:p>
          </table:table-cell>
          <table:table-cell office:value-type="float" office:value="389.383252156863" calcext:value-type="float">
            <text:p>389.3832521569</text:p>
          </table:table-cell>
          <table:table-cell office:value-type="string" calcext:value-type="string">
            <text:p>N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0.91" calcext:value-type="float">
            <text:p>0.91</text:p>
          </table:table-cell>
          <table:table-cell office:value-type="float" office:value="0.560392156862745" calcext:value-type="float">
            <text:p>0.5603921569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312.30164" calcext:value-type="float">
            <text:p>312.30164</text:p>
          </table:table-cell>
          <table:table-cell office:value-type="float" office:value="47.8795823243137" calcext:value-type="float">
            <text:p>47.879582324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350.279" calcext:value-type="float">
            <text:p>350.279</text:p>
          </table:table-cell>
          <table:table-cell office:value-type="float" office:value="48.6558823529412" calcext:value-type="float">
            <text:p>48.6558823529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00.00099" calcext:value-type="float">
            <text:p>200.00099</text:p>
          </table:table-cell>
          <table:table-cell office:value-type="float" office:value="49.0077089541765" calcext:value-type="float">
            <text:p>49.0077089542</text:p>
          </table:table-cell>
          <table:table-cell office:value-type="string" calcext:value-type="string">
            <text:p>N</text:p>
          </table:table-cell>
          <table:table-cell office:value-type="float" office:value="0.012213847" calcext:value-type="float">
            <text:p>0.012213847</text:p>
          </table:table-cell>
          <table:table-cell office:value-type="float" office:value="200" calcext:value-type="float">
            <text:p>200</text:p>
          </table:table-cell>
          <table:table-cell office:value-type="float" office:value="12.266764194451" calcext:value-type="float">
            <text:p>12.2667641945</text:p>
          </table:table-cell>
          <table:table-cell office:value-type="string" calcext:value-type="string">
            <text:p>N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string" calcext:value-type="string">
            <text:p>N</text:p>
          </table:table-cell>
          <table:table-cell office:value-type="float" office:value="300" calcext:value-type="float">
            <text:p>300</text:p>
          </table:table-cell>
          <table:table-cell office:value-type="float" office:value="583.745" calcext:value-type="float">
            <text:p>583.745</text:p>
          </table:table-cell>
          <table:table-cell office:value-type="float" office:value="315.720705882353" calcext:value-type="float">
            <text:p>315.7207058824</text:p>
          </table:table-cell>
          <table:table-cell office:value-type="string" calcext:value-type="string">
            <text:p>N</text:p>
          </table:table-cell>
          <table:table-cell office:value-type="float" office:value="300" calcext:value-type="float">
            <text:p>300</text:p>
          </table:table-cell>
          <table:table-cell office:value-type="float" office:value="611.82181" calcext:value-type="float">
            <text:p>611.82181</text:p>
          </table:table-cell>
          <table:table-cell office:value-type="float" office:value="369.337800392157" calcext:value-type="float">
            <text:p>369.3378003922</text:p>
          </table:table-cell>
          <table:table-cell office:value-type="string" calcext:value-type="string">
            <text:p>N</text:p>
          </table:table-cell>
          <table:table-cell office:value-type="float" office:value="300" calcext:value-type="float">
            <text:p>300</text:p>
          </table:table-cell>
          <table:table-cell office:value-type="float" office:value="418.54923" calcext:value-type="float">
            <text:p>418.54923</text:p>
          </table:table-cell>
          <table:table-cell office:value-type="float" office:value="302.324494705882" calcext:value-type="float">
            <text:p>302.3244947059</text:p>
          </table:table-cell>
          <table:table-cell office:value-type="string" calcext:value-type="string">
            <text:p>N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6.83" calcext:value-type="float">
            <text:p>356.83</text:p>
          </table:table-cell>
          <table:table-cell office:value-type="float" office:value="275.992156862745" calcext:value-type="float">
            <text:p>275.9921568627</text:p>
          </table:table-cell>
          <table:table-cell office:value-type="string" calcext:value-type="string">
            <text:p>N</text:p>
          </table:table-cell>
          <table:table-cell office:value-type="float" office:value="360.06118" calcext:value-type="float">
            <text:p>360.06118</text:p>
          </table:table-cell>
          <table:table-cell office:value-type="float" office:value="480.84133" calcext:value-type="float">
            <text:p>480.84133</text:p>
          </table:table-cell>
          <table:table-cell office:value-type="float" office:value="380.538044313725" calcext:value-type="float">
            <text:p>380.5380443137</text:p>
          </table:table-cell>
          <table:table-cell office:value-type="string" calcext:value-type="string">
            <text:p>N</text:p>
          </table:table-cell>
          <table:table-cell office:value-type="float" office:value="356.827" calcext:value-type="float">
            <text:p>356.827</text:p>
          </table:table-cell>
          <table:table-cell office:value-type="float" office:value="469.482" calcext:value-type="float">
            <text:p>469.482</text:p>
          </table:table-cell>
          <table:table-cell office:value-type="float" office:value="376.424843137255" calcext:value-type="float">
            <text:p>376.4248431373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string" calcext:value-type="string">
            <text:p>N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5.49" calcext:value-type="float">
            <text:p>145.49</text:p>
          </table:table-cell>
          <table:table-cell office:value-type="float" office:value="226.44" calcext:value-type="float">
            <text:p>226.44</text:p>
          </table:table-cell>
          <table:table-cell office:value-type="float" office:value="199.180392156863" calcext:value-type="float">
            <text:p>199.1803921569</text:p>
          </table:table-cell>
          <table:table-cell office:value-type="string" calcext:value-type="string">
            <text:p>N</text:p>
          </table:table-cell>
          <table:table-cell office:value-type="float" office:value="225.42502" calcext:value-type="float">
            <text:p>225.42502</text:p>
          </table:table-cell>
          <table:table-cell office:value-type="float" office:value="238.92174" calcext:value-type="float">
            <text:p>238.92174</text:p>
          </table:table-cell>
          <table:table-cell office:value-type="float" office:value="227.322821568627" calcext:value-type="float">
            <text:p>227.3228215686</text:p>
          </table:table-cell>
          <table:table-cell office:value-type="string" calcext:value-type="string">
            <text:p>N</text:p>
          </table:table-cell>
          <table:table-cell office:value-type="float" office:value="223.562" calcext:value-type="float">
            <text:p>223.562</text:p>
          </table:table-cell>
          <table:table-cell office:value-type="float" office:value="231.58" calcext:value-type="float">
            <text:p>231.58</text:p>
          </table:table-cell>
          <table:table-cell office:value-type="float" office:value="228.109588235294" calcext:value-type="float">
            <text:p>228.1095882353</text:p>
          </table:table-cell>
          <table:table-cell office:value-type="string" calcext:value-type="string">
            <text:p>N</text:p>
          </table:table-cell>
          <table:table-cell office:value-type="float" office:value="225.42502" calcext:value-type="float">
            <text:p>225.42502</text:p>
          </table:table-cell>
          <table:table-cell office:value-type="float" office:value="229.00537" calcext:value-type="float">
            <text:p>229.00537</text:p>
          </table:table-cell>
          <table:table-cell office:value-type="float" office:value="227.151554117647" calcext:value-type="float">
            <text:p>227.1515541176</text:p>
          </table:table-cell>
          <table:table-cell office:value-type="string" calcext:value-type="string">
            <text:p>N</text:p>
          </table:table-cell>
          <table:table-cell office:value-type="float" office:value="226.11474" calcext:value-type="float">
            <text:p>226.11474</text:p>
          </table:table-cell>
          <table:table-cell office:value-type="float" office:value="233.46528" calcext:value-type="float">
            <text:p>233.46528</text:p>
          </table:table-cell>
          <table:table-cell office:value-type="float" office:value="228.993464313726" calcext:value-type="float">
            <text:p>228.9934643137</text:p>
          </table:table-cell>
          <table:table-cell office:value-type="string" calcext:value-type="string">
            <text:p>N</text:p>
          </table:table-cell>
          <table:table-cell office:value-type="float" office:value="29" calcext:value-type="float">
            <text:p>29</text:p>
          </table:table-cell>
          <table:table-cell/>
          <table:table-cell table:number-columns-repeated="3" office:value-type="float" office:value="100" calcext:value-type="float">
            <text:p>100</text:p>
          </table:table-cell>
          <table:table-cell office:value-type="string" calcext:value-type="string">
            <text:p>N</text:p>
          </table:table-cell>
          <table:table-cell office:value-type="float" office:value="193.32016" calcext:value-type="float">
            <text:p>193.32016</text:p>
          </table:table-cell>
          <table:table-cell office:value-type="float" office:value="223.31302" calcext:value-type="float">
            <text:p>223.31302</text:p>
          </table:table-cell>
          <table:table-cell office:value-type="float" office:value="218.669993333333" calcext:value-type="float">
            <text:p>218.6699933333</text:p>
          </table:table-cell>
          <table:table-cell office:value-type="string" calcext:value-type="string">
            <text:p>N</text:p>
          </table:table-cell>
          <table:table-cell office:value-type="float" office:value="203.381" calcext:value-type="float">
            <text:p>203.381</text:p>
          </table:table-cell>
          <table:table-cell office:value-type="float" office:value="204.934" calcext:value-type="float">
            <text:p>204.934</text:p>
          </table:table-cell>
          <table:table-cell office:value-type="float" office:value="203.837803921569" calcext:value-type="float">
            <text:p>203.8378039216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string" calcext:value-type="string">
            <text:p>N</text:p>
          </table:table-cell>
          <table:table-cell office:value-type="float" office:value="178.17392" calcext:value-type="float">
            <text:p>178.17392</text:p>
          </table:table-cell>
          <table:table-cell office:value-type="float" office:value="223.23904" calcext:value-type="float">
            <text:p>223.23904</text:p>
          </table:table-cell>
          <table:table-cell office:value-type="float" office:value="216.277620196079" calcext:value-type="float">
            <text:p>216.2776201961</text:p>
          </table:table-cell>
          <table:table-cell office:value-type="string" calcext:value-type="string">
            <text:p>N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94.5" calcext:value-type="float">
            <text:p>394.5</text:p>
          </table:table-cell>
          <table:table-cell office:value-type="float" office:value="395.04" calcext:value-type="float">
            <text:p>395.04</text:p>
          </table:table-cell>
          <table:table-cell office:value-type="float" office:value="394.673529411765" calcext:value-type="float">
            <text:p>394.6735294118</text:p>
          </table:table-cell>
          <table:table-cell office:value-type="string" calcext:value-type="string">
            <text:p>N</text:p>
          </table:table-cell>
          <table:table-cell office:value-type="float" office:value="394.50077" calcext:value-type="float">
            <text:p>394.50077</text:p>
          </table:table-cell>
          <table:table-cell office:value-type="float" office:value="817578.06" calcext:value-type="float">
            <text:p>817578.06</text:p>
          </table:table-cell>
          <table:table-cell office:value-type="float" office:value="16426.9199101961" calcext:value-type="float">
            <text:p>16426.9199101961</text:p>
          </table:table-cell>
          <table:table-cell office:value-type="string" calcext:value-type="string">
            <text:p>N</text:p>
          </table:table-cell>
          <table:table-cell office:value-type="float" office:value="394.501" calcext:value-type="float">
            <text:p>394.501</text:p>
          </table:table-cell>
          <table:table-cell office:value-type="float" office:value="394.665" calcext:value-type="float">
            <text:p>394.665</text:p>
          </table:table-cell>
          <table:table-cell office:value-type="float" office:value="394.50831372549" calcext:value-type="float">
            <text:p>394.5083137255</text:p>
          </table:table-cell>
          <table:table-cell office:value-type="string" calcext:value-type="string">
            <text:p>N</text:p>
          </table:table-cell>
          <table:table-cell office:value-type="float" office:value="394.50077" calcext:value-type="float">
            <text:p>394.50077</text:p>
          </table:table-cell>
          <table:table-cell office:value-type="float" office:value="817578.06" calcext:value-type="float">
            <text:p>817578.06</text:p>
          </table:table-cell>
          <table:table-cell office:value-type="float" office:value="16925.4491082353" calcext:value-type="float">
            <text:p>16925.4491082353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394.50077" calcext:value-type="float">
            <text:p>394.50077</text:p>
          </table:table-cell>
          <table:table-cell office:value-type="string" calcext:value-type="string">
            <text:p>N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84.35" calcext:value-type="float">
            <text:p>184.35</text:p>
          </table:table-cell>
          <table:table-cell office:value-type="float" office:value="184.48" calcext:value-type="float">
            <text:p>184.48</text:p>
          </table:table-cell>
          <table:table-cell office:value-type="float" office:value="184.373921568628" calcext:value-type="float">
            <text:p>184.3739215686</text:p>
          </table:table-cell>
          <table:table-cell office:value-type="string" calcext:value-type="string">
            <text:p>N</text:p>
          </table:table-cell>
          <table:table-cell office:value-type="float" office:value="454.55206" calcext:value-type="float">
            <text:p>454.55206</text:p>
          </table:table-cell>
          <table:table-cell office:value-type="float" office:value="501.33891" calcext:value-type="float">
            <text:p>501.33891</text:p>
          </table:table-cell>
          <table:table-cell office:value-type="float" office:value="464.692699215686" calcext:value-type="float">
            <text:p>464.6926992157</text:p>
          </table:table-cell>
          <table:table-cell office:value-type="string" calcext:value-type="string">
            <text:p>N</text:p>
          </table:table-cell>
          <table:table-cell office:value-type="float" office:value="357.927" calcext:value-type="float">
            <text:p>357.927</text:p>
          </table:table-cell>
          <table:table-cell office:value-type="float" office:value="750.537" calcext:value-type="float">
            <text:p>750.537</text:p>
          </table:table-cell>
          <table:table-cell office:value-type="float" office:value="497.238764705882" calcext:value-type="float">
            <text:p>497.2387647059</text:p>
          </table:table-cell>
          <table:table-cell office:value-type="string" calcext:value-type="string">
            <text:p>N</text:p>
          </table:table-cell>
          <table:table-cell office:value-type="float" office:value="200" calcext:value-type="float">
            <text:p>200</text:p>
          </table:table-cell>
          <table:table-cell office:value-type="float" office:value="550.72761" calcext:value-type="float">
            <text:p>550.72761</text:p>
          </table:table-cell>
          <table:table-cell office:value-type="float" office:value="401.073916078432" calcext:value-type="float">
            <text:p>401.0739160784</text:p>
          </table:table-cell>
          <table:table-cell office:value-type="string" calcext:value-type="string">
            <text:p>N</text:p>
          </table:table-cell>
          <table:table-cell office:value-type="float" office:value="200" calcext:value-type="float">
            <text:p>200</text:p>
          </table:table-cell>
          <table:table-cell office:value-type="float" office:value="501.29427" calcext:value-type="float">
            <text:p>501.29427</text:p>
          </table:table-cell>
          <table:table-cell office:value-type="float" office:value="447.222139019608" calcext:value-type="float">
            <text:p>447.2221390196</text:p>
          </table:table-cell>
          <table:table-cell office:value-type="string" calcext:value-type="string">
            <text:p>N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4" number:min-integer-digits="1"/>
    </number:number-style>
    <number:number-style style:name="N108">
      <number:number number: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6">00/00/0000</text:date>, <text:time style:data-style-name="N2" text:time-value="21:25:59.3296189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15:03:09.175778140</meta:creation-date>
    <dc:date>2018-06-16T00:26:45.652434775</dc:date>
    <meta:editing-duration>P4DT22M52S</meta:editing-duration>
    <meta:editing-cycles>338</meta:editing-cycles>
    <meta:generator>LibreOffice/4.2.8.2$Linux_X86_64 LibreOffice_project/420m0$Build-2</meta:generator>
    <dc:creator>joel </dc:creator>
    <meta:document-statistic meta:table-count="4" meta:cell-count="2058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869cm" svg:y="0.316cm" chart:style-name="ch2">
          <text:p>Analyzes of Distance Factor (CEC-2017)</text:p>
        </chart:title>
        <chart:legend chart:legend-position="end" svg:x="12.619cm" svg:y="4.201cm" style:legend-expansion="high" chart:style-name="ch3"/>
        <chart:plot-area chart:style-name="ch4" table:cell-range-address="CEC17.A197:CEC17.M198" chart:data-source-has-labels="both" svg:x="1.331cm" svg:y="1.301cm" svg:width="10.968cm" svg:height="6.538cm">
          <chartooo:coordinate-region svg:x="2.058cm" svg:y="1.5cm" svg:width="10.001cm" svg:height="5.692cm"/>
          <chart:axis chart:dimension="x" chart:name="primary-x" chart:style-name="ch5" chartooo:axis-type="auto">
            <chartooo:date-scale/>
            <chart:title svg:x="5.686cm" svg:y="8.019cm" chart:style-name="ch6">
              <text:p>Distance factor</text:p>
            </chart:title>
            <chart:categories table:cell-range-address="CEC17.B197:CEC17.M197"/>
          </chart:axis>
          <chart:axis chart:dimension="y" chart:name="primary-y" chart:style-name="ch5">
            <chart:title svg:x="0.451cm" svg:y="6.162cm" chart:style-name="ch7">
              <text:p>Average success rate</text:p>
            </chart:title>
            <chart:grid chart:style-name="ch8" chart:class="major"/>
          </chart:axis>
          <chart:series chart:style-name="ch9" chart:values-cell-range-address="CEC17.B198:CEC17.M198" chart:label-cell-address="CEC17.A198:CEC17.A198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CEC17.B197:CEC17.M197</svg:desc>
                </draw:g>
              </table:table-cell>
              <table:table-cell office:value-type="float" office:value="0.1">
                <text:p>0</text:p>
              </table:table-cell>
              <table:table-cell office:value-type="float" office:value="0.2">
                <text:p>0</text:p>
              </table:table-cell>
              <table:table-cell office:value-type="float" office:value="0.3">
                <text:p>0</text:p>
              </table:table-cell>
              <table:table-cell office:value-type="float" office:value="0.4">
                <text:p>0</text:p>
              </table:table-cell>
              <table:table-cell office:value-type="float" office:value="0.5">
                <text:p>0</text:p>
              </table:table-cell>
              <table:table-cell office:value-type="float" office:value="0.6">
                <text:p>0</text:p>
              </table:table-cell>
              <table:table-cell office:value-type="float" office:value="0.7">
                <text:p>0</text:p>
              </table:table-cell>
              <table:table-cell office:value-type="float" office:value="0.8">
                <text:p>0</text:p>
              </table:table-cell>
              <table:table-cell office:value-type="float" office:value="0.9">
                <text:p>0</text:p>
              </table:table-cell>
              <table:table-cell office:value-type="float" office:value="1">
                <text:p/>
              </table:table-cell>
              <table:table-cell office:value-type="float" office:value="1.1">
                <text:p/>
              </table:table-cell>
            </table:table-row>
          </table:table-header-rows>
          <table:table-rows>
            <table:table-row>
              <table:table-cell office:value-type="string">
                <text:p>Average S.R.</text:p>
                <draw:g>
                  <svg:desc>CEC17.A198:CEC17.A198</svg:desc>
                </draw:g>
              </table:table-cell>
              <table:table-cell office:value-type="float" office:value="0.105228758169935">
                <text:p>0.105228758169935</text:p>
                <draw:g>
                  <svg:desc>CEC17.B198:CEC17.M198</svg:desc>
                </draw:g>
              </table:table-cell>
              <table:table-cell office:value-type="float" office:value="0.702614379084967">
                <text:p>0.702614379084967</text:p>
              </table:table-cell>
              <table:table-cell office:value-type="float" office:value="0.828104575163399">
                <text:p>0.828104575163399</text:p>
              </table:table-cell>
              <table:table-cell office:value-type="float" office:value="0.865359477124183">
                <text:p>0.865359477124183</text:p>
              </table:table-cell>
              <table:table-cell office:value-type="float" office:value="0.852941176470588">
                <text:p>0.852941176470588</text:p>
              </table:table-cell>
              <table:table-cell office:value-type="float" office:value="0.837254901960784">
                <text:p>0.837254901960784</text:p>
              </table:table-cell>
              <table:table-cell office:value-type="float" office:value="0.8">
                <text:p>0.8</text:p>
              </table:table-cell>
              <table:table-cell office:value-type="float" office:value="0.769934640522876">
                <text:p>0.769934640522876</text:p>
              </table:table-cell>
              <table:table-cell office:value-type="float" office:value="0.769934640522876">
                <text:p>0.769934640522876</text:p>
              </table:table-cell>
              <table:table-cell office:value-type="float" office:value="0.758823529411765">
                <text:p>0.758823529411765</text:p>
              </table:table-cell>
              <table:table-cell office:value-type="float" office:value="0.741176470588235">
                <text:p>0.741176470588235</text:p>
              </table:table-cell>
              <table:table-cell office:value-type="float" office:value="0.734640522875817">
                <text:p>0.7346405228758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math xmlns="http://www.w3.org/1998/Math/MathML" display="block"/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869cm" svg:y="0.316cm" chart:style-name="ch2">
          <text:p>Analyzes of Distance Factor (CEC-2016)</text:p>
        </chart:title>
        <chart:legend chart:legend-position="end" svg:x="12.619cm" svg:y="4.201cm" style:legend-expansion="high" chart:style-name="ch3"/>
        <chart:plot-area chart:style-name="ch4" table:cell-range-address="CEC16.A187:CEC16.M188" chart:data-source-has-labels="both" svg:x="1.331cm" svg:y="1.301cm" svg:width="10.968cm" svg:height="6.538cm">
          <chartooo:coordinate-region svg:x="2.058cm" svg:y="1.501cm" svg:width="10.001cm" svg:height="5.691cm"/>
          <chart:axis chart:dimension="x" chart:name="primary-x" chart:style-name="ch5" chartooo:axis-type="auto">
            <chartooo:date-scale/>
            <chart:title svg:x="5.686cm" svg:y="8.019cm" chart:style-name="ch6">
              <text:p>Distance factor</text:p>
            </chart:title>
            <chart:categories table:cell-range-address="CEC16.B187:CEC16.M187"/>
          </chart:axis>
          <chart:axis chart:dimension="y" chart:name="primary-y" chart:style-name="ch5">
            <chart:title svg:x="0.451cm" svg:y="6.162cm" chart:style-name="ch7">
              <text:p>Average success rate</text:p>
            </chart:title>
            <chart:grid chart:style-name="ch8" chart:class="major"/>
          </chart:axis>
          <chart:series chart:style-name="ch9" chart:values-cell-range-address="CEC16.B188:CEC16.M188" chart:label-cell-address="CEC16.A188:CEC16.A188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CEC16.B187:CEC16.M187</svg:desc>
                </draw:g>
              </table:table-cell>
              <table:table-cell office:value-type="float" office:value="0.1">
                <text:p>0</text:p>
              </table:table-cell>
              <table:table-cell office:value-type="float" office:value="0.2">
                <text:p>0</text:p>
              </table:table-cell>
              <table:table-cell office:value-type="float" office:value="0.3">
                <text:p>0</text:p>
              </table:table-cell>
              <table:table-cell office:value-type="float" office:value="0.4">
                <text:p>0</text:p>
              </table:table-cell>
              <table:table-cell office:value-type="float" office:value="0.5">
                <text:p>0</text:p>
              </table:table-cell>
              <table:table-cell office:value-type="float" office:value="0.6">
                <text:p>0</text:p>
              </table:table-cell>
              <table:table-cell office:value-type="float" office:value="0.7">
                <text:p>0</text:p>
              </table:table-cell>
              <table:table-cell office:value-type="float" office:value="0.8">
                <text:p>0</text:p>
              </table:table-cell>
              <table:table-cell office:value-type="float" office:value="0.9">
                <text:p>0</text:p>
              </table:table-cell>
              <table:table-cell office:value-type="float" office:value="1">
                <text:p/>
              </table:table-cell>
              <table:table-cell office:value-type="float" office:value="1.1">
                <text:p/>
              </table:table-cell>
            </table:table-row>
          </table:table-header-rows>
          <table:table-rows>
            <table:table-row>
              <table:table-cell office:value-type="string">
                <text:p>Average S.R.</text:p>
                <draw:g>
                  <svg:desc>CEC16.A188:CEC16.A188</svg:desc>
                </draw:g>
              </table:table-cell>
              <table:table-cell office:value-type="float" office:value="0.0379084967320262">
                <text:p>0.0379084967320262</text:p>
                <draw:g>
                  <svg:desc>CEC16.B188:CEC16.M188</svg:desc>
                </draw:g>
              </table:table-cell>
              <table:table-cell office:value-type="float" office:value="0.56078431372549">
                <text:p>0.56078431372549</text:p>
              </table:table-cell>
              <table:table-cell office:value-type="float" office:value="0.545751633986928">
                <text:p>0.545751633986928</text:p>
              </table:table-cell>
              <table:table-cell office:value-type="float" office:value="0.576470588235294">
                <text:p>0.576470588235294</text:p>
              </table:table-cell>
              <table:table-cell office:value-type="float" office:value="0.558823529411765">
                <text:p>0.558823529411765</text:p>
              </table:table-cell>
              <table:table-cell office:value-type="float" office:value="0.538562091503268">
                <text:p>0.538562091503268</text:p>
              </table:table-cell>
              <table:table-cell office:value-type="float" office:value="0.526797385620915">
                <text:p>0.526797385620915</text:p>
              </table:table-cell>
              <table:table-cell office:value-type="float" office:value="0.508496732026144">
                <text:p>0.508496732026144</text:p>
              </table:table-cell>
              <table:table-cell office:value-type="float" office:value="0.50718954248366">
                <text:p>0.50718954248366</text:p>
              </table:table-cell>
              <table:table-cell office:value-type="float" office:value="0.490196078431373">
                <text:p>0.490196078431373</text:p>
              </table:table-cell>
              <table:table-cell office:value-type="float" office:value="0.47516339869281">
                <text:p>0.47516339869281</text:p>
              </table:table-cell>
              <table:table-cell office:value-type="float" office:value="0.456209150326797">
                <text:p>0.4562091503267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